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44.45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64.26pt"/>
    </style:style>
    <style:style style:name="co5" style:family="table-column">
      <style:table-column-properties fo:break-before="auto" style:column-width="69.14pt"/>
    </style:style>
    <style:style style:name="co6" style:family="table-column">
      <style:table-column-properties fo:break-before="auto" style:column-width="69.9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58.45pt"/>
    </style:style>
    <style:style style:name="co9" style:family="table-column">
      <style:table-column-properties fo:break-before="auto" style:column-width="53.8pt"/>
    </style:style>
    <style:style style:name="co10" style:family="table-column">
      <style:table-column-properties fo:break-before="auto" style:column-width="66.81pt"/>
    </style:style>
    <style:style style:name="co11" style:family="table-column">
      <style:table-column-properties fo:break-before="auto" style:column-width="69.9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49.4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53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ft_back_wheel_stats" table:style-name="ta1">
        <office:forms form:automatic-focus="false" form:apply-design-mode="false"/>
        <table:shapes>
          <draw:frame draw:z-index="0" draw:style-name="gr1" draw:text-style-name="P1" svg:width="1034.73pt" svg:height="193.66pt" svg:x="773.91pt" svg:y="60.58pt">
            <draw:object draw:notify-on-update-of-ranges="left_back_wheel_stats.A2:left_back_wheel_stats.A153 left_back_wheel_stats.D1:left_back_wheel_stats.D1 left_back_wheel_stats.D2:left_back_wheel_stats.D153 left_back_wheel_stats.E1:left_back_wheel_stats.E1 left_back_wheel_stats.E2:left_back_wheel_stats.E1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left_back_wheel_stats.A2:left_back_wheel_stats.A153 left_back_wheel_stats.G1:left_back_wheel_stats.G1 left_back_wheel_stats.G2:left_back_wheel_stats.G1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722" calcext:value-type="float">
            <text:p>0.09972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253" calcext:value-type="float">
            <text:p>0.10025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5.439028" calcext:value-type="float">
            <text:p>5.439028</text:p>
          </table:table-cell>
          <table:table-cell office:value-type="float" office:value="0.839949" calcext:value-type="float">
            <text:p>0.839949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75151" calcext:value-type="float">
            <text:p>0.175151</text:p>
          </table:table-cell>
          <table:table-cell office:value-type="float" office:value="1.756184" calcext:value-type="float">
            <text:p>1.756184</text:p>
          </table:table-cell>
          <table:table-cell office:value-type="float" office:value="3.685181" calcext:value-type="float">
            <text:p>3.685181</text:p>
          </table:table-cell>
          <table:table-cell office:value-type="float" office:value="0.175151" calcext:value-type="float">
            <text:p>0.175151</text:p>
          </table:table-cell>
          <table:table-cell office:value-type="float" office:value="0.099867" calcext:value-type="float">
            <text:p>0.09986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05635" calcext:value-type="float">
            <text:p>0.05635</text:p>
          </table:table-cell>
          <table:table-cell office:value-type="float" office:value="3.738241" calcext:value-type="float">
            <text:p>3.738241</text:p>
          </table:table-cell>
          <table:table-cell office:value-type="float" office:value="0.593223" calcext:value-type="float">
            <text:p>0.593223</text:p>
          </table:table-cell>
          <table:table-cell office:value-type="float" office:value="1.697496" calcext:value-type="float">
            <text:p>1.697496</text:p>
          </table:table-cell>
          <table:table-cell office:value-type="float" office:value="0.343663" calcext:value-type="float">
            <text:p>0.343663</text:p>
          </table:table-cell>
          <table:table-cell office:value-type="float" office:value="-0.056764" calcext:value-type="float">
            <text:p>-0.056764</text:p>
          </table:table-cell>
          <table:table-cell office:value-type="float" office:value="1.984395" calcext:value-type="float">
            <text:p>1.984395</text:p>
          </table:table-cell>
          <table:table-cell office:value-type="float" office:value="0.168512" calcext:value-type="float">
            <text:p>0.168512</text:p>
          </table:table-cell>
          <table:table-cell office:value-type="float" office:value="0.099271" calcext:value-type="float">
            <text:p>0.09927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933614" calcext:value-type="float">
            <text:p>2.933614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1.179768" calcext:value-type="float">
            <text:p>-1.179768</text:p>
          </table:table-cell>
          <table:table-cell office:value-type="float" office:value="0.226497" calcext:value-type="float">
            <text:p>0.226497</text:p>
          </table:table-cell>
          <table:table-cell office:value-type="float" office:value="-2.897166" calcext:value-type="float">
            <text:p>-2.897166</text:p>
          </table:table-cell>
          <table:table-cell office:value-type="float" office:value="-3.850437" calcext:value-type="float">
            <text:p>-3.850437</text:p>
          </table:table-cell>
          <table:table-cell office:value-type="float" office:value="-0.117166" calcext:value-type="float">
            <text:p>-0.117166</text:p>
          </table:table-cell>
          <table:table-cell office:value-type="float" office:value="0.099313" calcext:value-type="float">
            <text:p>0.09931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3.263819" calcext:value-type="float">
            <text:p>3.263819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1.509973" calcext:value-type="float">
            <text:p>-1.509973</text:p>
          </table:table-cell>
          <table:table-cell office:value-type="float" office:value="0.073428" calcext:value-type="float">
            <text:p>0.073428</text:p>
          </table:table-cell>
          <table:table-cell office:value-type="float" office:value="-0.325736" calcext:value-type="float">
            <text:p>-0.325736</text:p>
          </table:table-cell>
          <table:table-cell office:value-type="float" office:value="-1.76228" calcext:value-type="float">
            <text:p>-1.76228</text:p>
          </table:table-cell>
          <table:table-cell office:value-type="float" office:value="-0.153069" calcext:value-type="float">
            <text:p>-0.153069</text:p>
          </table:table-cell>
          <table:table-cell office:value-type="float" office:value="0.101372" calcext:value-type="float">
            <text:p>0.10137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61657" calcext:value-type="float">
            <text:p>1.461657</text:p>
          </table:table-cell>
          <table:table-cell office:value-type="float" office:value="3.953419" calcext:value-type="float">
            <text:p>3.953419</text:p>
          </table:table-cell>
          <table:table-cell office:value-type="float" office:value="0.624438" calcext:value-type="float">
            <text:p>0.624438</text:p>
          </table:table-cell>
          <table:table-cell office:value-type="float" office:value="0.292189" calcext:value-type="float">
            <text:p>0.292189</text:p>
          </table:table-cell>
          <table:table-cell office:value-type="float" office:value="0.102605" calcext:value-type="float">
            <text:p>0.102605</text:p>
          </table:table-cell>
          <table:table-cell office:value-type="float" office:value="1.804779" calcext:value-type="float">
            <text:p>1.804779</text:p>
          </table:table-cell>
          <table:table-cell office:value-type="float" office:value="2.199573" calcext:value-type="float">
            <text:p>2.199573</text:p>
          </table:table-cell>
          <table:table-cell office:value-type="float" office:value="0.029176" calcext:value-type="float">
            <text:p>0.029176</text:p>
          </table:table-cell>
          <table:table-cell office:value-type="float" office:value="0.099855" calcext:value-type="float">
            <text:p>0.09985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056494" calcext:value-type="float">
            <text:p>0.056494</text:p>
          </table:table-cell>
          <table:table-cell office:value-type="float" office:value="5.119879" calcext:value-type="float">
            <text:p>5.119879</text:p>
          </table:table-cell>
          <table:table-cell office:value-type="float" office:value="0.793651" calcext:value-type="float">
            <text:p>0.793651</text:p>
          </table:table-cell>
          <table:table-cell office:value-type="float" office:value="1.697352" calcext:value-type="float">
            <text:p>1.697352</text:p>
          </table:table-cell>
          <table:table-cell office:value-type="float" office:value="0.273562" calcext:value-type="float">
            <text:p>0.273562</text:p>
          </table:table-cell>
          <table:table-cell office:value-type="float" office:value="1.395119" calcext:value-type="float">
            <text:p>1.395119</text:p>
          </table:table-cell>
          <table:table-cell office:value-type="float" office:value="3.366033" calcext:value-type="float">
            <text:p>3.366033</text:p>
          </table:table-cell>
          <table:table-cell office:value-type="float" office:value="0.170957" calcext:value-type="float">
            <text:p>0.170957</text:p>
          </table:table-cell>
          <table:table-cell office:value-type="float" office:value="0.10072" calcext:value-type="float">
            <text:p>0.1007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88211" calcext:value-type="float">
            <text:p>0.788211</text:p>
          </table:table-cell>
          <table:table-cell office:value-type="float" office:value="2.352426" calcext:value-type="float">
            <text:p>2.352426</text:p>
          </table:table-cell>
          <table:table-cell office:value-type="float" office:value="0.392188" calcext:value-type="float">
            <text:p>0.392188</text:p>
          </table:table-cell>
          <table:table-cell office:value-type="float" office:value="0.965636" calcext:value-type="float">
            <text:p>0.965636</text:p>
          </table:table-cell>
          <table:table-cell office:value-type="float" office:value="0.369492" calcext:value-type="float">
            <text:p>0.369492</text:p>
          </table:table-cell>
          <table:table-cell office:value-type="float" office:value="-0.736548" calcext:value-type="float">
            <text:p>-0.736548</text:p>
          </table:table-cell>
          <table:table-cell office:value-type="float" office:value="0.59858" calcext:value-type="float">
            <text:p>0.59858</text:p>
          </table:table-cell>
          <table:table-cell office:value-type="float" office:value="0.09593" calcext:value-type="float">
            <text:p>0.09593</text:p>
          </table:table-cell>
          <table:table-cell office:value-type="float" office:value="0.099344" calcext:value-type="float">
            <text:p>0.09934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423646" calcext:value-type="float">
            <text:p>2.42364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6698" calcext:value-type="float">
            <text:p>-0.6698</text:p>
          </table:table-cell>
          <table:table-cell office:value-type="float" office:value="0.302169" calcext:value-type="float">
            <text:p>0.302169</text:p>
          </table:table-cell>
          <table:table-cell office:value-type="float" office:value="-1.627104" calcext:value-type="float">
            <text:p>-1.627104</text:p>
          </table:table-cell>
          <table:table-cell office:value-type="float" office:value="-1.994735" calcext:value-type="float">
            <text:p>-1.994735</text:p>
          </table:table-cell>
          <table:table-cell office:value-type="float" office:value="-0.067323" calcext:value-type="float">
            <text:p>-0.067323</text:p>
          </table:table-cell>
          <table:table-cell office:value-type="float" office:value="0.100512" calcext:value-type="float">
            <text:p>0.100512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60846" calcext:value-type="float">
            <text:p>1.860846</text:p>
          </table:table-cell>
          <table:table-cell office:value-type="float" office:value="2.500978" calcext:value-type="float">
            <text:p>2.500978</text:p>
          </table:table-cell>
          <table:table-cell office:value-type="float" office:value="0.413738" calcext:value-type="float">
            <text:p>0.413738</text:p>
          </table:table-cell>
          <table:table-cell office:value-type="float" office:value="-0.107" calcext:value-type="float">
            <text:p>-0.107</text:p>
          </table:table-cell>
          <table:table-cell office:value-type="float" office:value="0.291466" calcext:value-type="float">
            <text:p>0.291466</text:p>
          </table:table-cell>
          <table:table-cell office:value-type="float" office:value="0.562665" calcext:value-type="float">
            <text:p>0.562665</text:p>
          </table:table-cell>
          <table:table-cell office:value-type="float" office:value="0.747131" calcext:value-type="float">
            <text:p>0.747131</text:p>
          </table:table-cell>
          <table:table-cell office:value-type="float" office:value="-0.010703" calcext:value-type="float">
            <text:p>-0.010703</text:p>
          </table:table-cell>
          <table:table-cell office:value-type="float" office:value="0.100024" calcext:value-type="float">
            <text:p>0.100024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25349" calcext:value-type="float">
            <text:p>0.225349</text:p>
          </table:table-cell>
          <table:table-cell office:value-type="float" office:value="5.361769" calcext:value-type="float">
            <text:p>5.361769</text:p>
          </table:table-cell>
          <table:table-cell office:value-type="float" office:value="0.828741" calcext:value-type="float">
            <text:p>0.828741</text:p>
          </table:table-cell>
          <table:table-cell office:value-type="float" office:value="1.528497" calcext:value-type="float">
            <text:p>1.528497</text:p>
          </table:table-cell>
          <table:table-cell office:value-type="float" office:value="0.444356" calcext:value-type="float">
            <text:p>0.444356</text:p>
          </table:table-cell>
          <table:table-cell office:value-type="float" office:value="1.63507" calcext:value-type="float">
            <text:p>1.63507</text:p>
          </table:table-cell>
          <table:table-cell office:value-type="float" office:value="3.607923" calcext:value-type="float">
            <text:p>3.607923</text:p>
          </table:table-cell>
          <table:table-cell office:value-type="float" office:value="0.15289" calcext:value-type="float">
            <text:p>0.15289</text:p>
          </table:table-cell>
          <table:table-cell office:value-type="float" office:value="0.100026" calcext:value-type="float">
            <text:p>0.100026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69083" calcext:value-type="float">
            <text:p>0.169083</text:p>
          </table:table-cell>
          <table:table-cell office:value-type="float" office:value="3.822651" calcext:value-type="float">
            <text:p>3.822651</text:p>
          </table:table-cell>
          <table:table-cell office:value-type="float" office:value="0.605468" calcext:value-type="float">
            <text:p>0.605468</text:p>
          </table:table-cell>
          <table:table-cell office:value-type="float" office:value="1.584763" calcext:value-type="float">
            <text:p>1.584763</text:p>
          </table:table-cell>
          <table:table-cell office:value-type="float" office:value="0.427828" calcext:value-type="float">
            <text:p>0.427828</text:p>
          </table:table-cell>
          <table:table-cell office:value-type="float" office:value="0.056214" calcext:value-type="float">
            <text:p>0.056214</text:p>
          </table:table-cell>
          <table:table-cell office:value-type="float" office:value="2.068805" calcext:value-type="float">
            <text:p>2.068805</text:p>
          </table:table-cell>
          <table:table-cell office:value-type="float" office:value="0.158624" calcext:value-type="float">
            <text:p>0.158624</text:p>
          </table:table-cell>
          <table:table-cell office:value-type="float" office:value="0.100093" calcext:value-type="float">
            <text:p>0.100093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24616" calcext:value-type="float">
            <text:p>1.524616</text:p>
          </table:table-cell>
          <table:table-cell office:value-type="float" office:value="0.883638" calcext:value-type="float">
            <text:p>0.883638</text:p>
          </table:table-cell>
          <table:table-cell office:value-type="float" office:value="0.179117" calcext:value-type="float">
            <text:p>0.179117</text:p>
          </table:table-cell>
          <table:table-cell office:value-type="float" office:value="0.22923" calcext:value-type="float">
            <text:p>0.22923</text:p>
          </table:table-cell>
          <table:table-cell office:value-type="float" office:value="0.281812" calcext:value-type="float">
            <text:p>0.281812</text:p>
          </table:table-cell>
          <table:table-cell office:value-type="float" office:value="-1.381251" calcext:value-type="float">
            <text:p>-1.381251</text:p>
          </table:table-cell>
          <table:table-cell office:value-type="float" office:value="-0.870209" calcext:value-type="float">
            <text:p>-0.870209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98138" calcext:value-type="float">
            <text:p>0.098138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417575" calcext:value-type="float">
            <text:p>2.417575</text:p>
          </table:table-cell>
          <table:table-cell office:value-type="float" office:value="0.541916" calcext:value-type="float">
            <text:p>0.541916</text:p>
          </table:table-cell>
          <table:table-cell office:value-type="float" office:value="0.129545" calcext:value-type="float">
            <text:p>0.129545</text:p>
          </table:table-cell>
          <table:table-cell office:value-type="float" office:value="-0.663729" calcext:value-type="float">
            <text:p>-0.663729</text:p>
          </table:table-cell>
          <table:table-cell office:value-type="float" office:value="0.331614" calcext:value-type="float">
            <text:p>0.331614</text:p>
          </table:table-cell>
          <table:table-cell office:value-type="float" office:value="-0.879816" calcext:value-type="float">
            <text:p>-0.879816</text:p>
          </table:table-cell>
          <table:table-cell office:value-type="float" office:value="-1.21193" calcext:value-type="float">
            <text:p>-1.21193</text:p>
          </table:table-cell>
          <table:table-cell office:value-type="float" office:value="-0.067364" calcext:value-type="float">
            <text:p>-0.067364</text:p>
          </table:table-cell>
          <table:table-cell office:value-type="float" office:value="0.101494" calcext:value-type="float">
            <text:p>0.101494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78544" calcext:value-type="float">
            <text:p>0.678544</text:p>
          </table:table-cell>
          <table:table-cell office:value-type="float" office:value="5.15889" calcext:value-type="float">
            <text:p>5.15889</text:p>
          </table:table-cell>
          <table:table-cell office:value-type="float" office:value="0.799311" calcext:value-type="float">
            <text:p>0.799311</text:p>
          </table:table-cell>
          <table:table-cell office:value-type="float" office:value="1.075302" calcext:value-type="float">
            <text:p>1.075302</text:p>
          </table:table-cell>
          <table:table-cell office:value-type="float" office:value="0.592313" calcext:value-type="float">
            <text:p>0.592313</text:p>
          </table:table-cell>
          <table:table-cell office:value-type="float" office:value="1.737429" calcext:value-type="float">
            <text:p>1.737429</text:p>
          </table:table-cell>
          <table:table-cell office:value-type="float" office:value="3.405044" calcext:value-type="float">
            <text:p>3.405044</text:p>
          </table:table-cell>
          <table:table-cell office:value-type="float" office:value="0.107629" calcext:value-type="float">
            <text:p>0.107629</text:p>
          </table:table-cell>
          <table:table-cell office:value-type="float" office:value="0.100092" calcext:value-type="float">
            <text:p>0.10009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4.920391" calcext:value-type="float">
            <text:p>4.920391</text:p>
          </table:table-cell>
          <table:table-cell office:value-type="float" office:value="0.764713" calcext:value-type="float">
            <text:p>0.764713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40061" calcext:value-type="float">
            <text:p>0.740061</text:p>
          </table:table-cell>
          <table:table-cell office:value-type="float" office:value="0.672639" calcext:value-type="float">
            <text:p>0.672639</text:p>
          </table:table-cell>
          <table:table-cell office:value-type="float" office:value="3.166545" calcext:value-type="float">
            <text:p>3.166545</text:p>
          </table:table-cell>
          <table:table-cell office:value-type="float" office:value="0.176924" calcext:value-type="float">
            <text:p>0.176924</text:p>
          </table:table-cell>
          <table:table-cell office:value-type="float" office:value="0.100878" calcext:value-type="float">
            <text:p>0.100878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76761" calcext:value-type="float">
            <text:p>1.676761</text:p>
          </table:table-cell>
          <table:table-cell office:value-type="float" office:value="0.694995" calcext:value-type="float">
            <text:p>0.694995</text:p>
          </table:table-cell>
          <table:table-cell office:value-type="float" office:value="0.151751" calcext:value-type="float">
            <text:p>0.151751</text:p>
          </table:table-cell>
          <table:table-cell office:value-type="float" office:value="0.077085" calcext:value-type="float">
            <text:p>0.077085</text:p>
          </table:table-cell>
          <table:table-cell office:value-type="float" office:value="0.576651" calcext:value-type="float">
            <text:p>0.576651</text:p>
          </table:table-cell>
          <table:table-cell office:value-type="float" office:value="-1.712588" calcext:value-type="float">
            <text:p>-1.712588</text:p>
          </table:table-cell>
          <table:table-cell office:value-type="float" office:value="-1.058851" calcext:value-type="float">
            <text:p>-1.058851</text:p>
          </table:table-cell>
          <table:table-cell office:value-type="float" office:value="0.007547" calcext:value-type="float">
            <text:p>0.007547</text:p>
          </table:table-cell>
          <table:table-cell office:value-type="float" office:value="0.097908" calcext:value-type="float">
            <text:p>0.097908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3.132628" calcext:value-type="float">
            <text:p>3.132628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1.378782" calcext:value-type="float">
            <text:p>-1.378782</text:p>
          </table:table-cell>
          <table:table-cell office:value-type="float" office:value="0.341063" calcext:value-type="float">
            <text:p>0.341063</text:p>
          </table:table-cell>
          <table:table-cell office:value-type="float" office:value="-1.437312" calcext:value-type="float">
            <text:p>-1.437312</text:p>
          </table:table-cell>
          <table:table-cell office:value-type="float" office:value="-2.475031" calcext:value-type="float">
            <text:p>-2.475031</text:p>
          </table:table-cell>
          <table:table-cell office:value-type="float" office:value="-0.139658" calcext:value-type="float">
            <text:p>-0.139658</text:p>
          </table:table-cell>
          <table:table-cell office:value-type="float" office:value="0.101291" calcext:value-type="float">
            <text:p>0.101291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8109" calcext:value-type="float">
            <text:p>1.578109</text:p>
          </table:table-cell>
          <table:table-cell office:value-type="float" office:value="3.908481" calcext:value-type="float">
            <text:p>3.908481</text:p>
          </table:table-cell>
          <table:table-cell office:value-type="float" office:value="0.617919" calcext:value-type="float">
            <text:p>0.617919</text:p>
          </table:table-cell>
          <table:table-cell office:value-type="float" office:value="0.175737" calcext:value-type="float">
            <text:p>0.175737</text:p>
          </table:table-cell>
          <table:table-cell office:value-type="float" office:value="0.425977" calcext:value-type="float">
            <text:p>0.425977</text:p>
          </table:table-cell>
          <table:table-cell office:value-type="float" office:value="1.552921" calcext:value-type="float">
            <text:p>1.552921</text:p>
          </table:table-cell>
          <table:table-cell office:value-type="float" office:value="2.154635" calcext:value-type="float">
            <text:p>2.154635</text:p>
          </table:table-cell>
          <table:table-cell office:value-type="float" office:value="0.017592" calcext:value-type="float">
            <text:p>0.017592</text:p>
          </table:table-cell>
          <table:table-cell office:value-type="float" office:value="0.100103" calcext:value-type="float">
            <text:p>0.100103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68752" calcext:value-type="float">
            <text:p>0.168752</text:p>
          </table:table-cell>
          <table:table-cell office:value-type="float" office:value="5.344299" calcext:value-type="float">
            <text:p>5.344299</text:p>
          </table:table-cell>
          <table:table-cell office:value-type="float" office:value="0.826207" calcext:value-type="float">
            <text:p>0.826207</text:p>
          </table:table-cell>
          <table:table-cell office:value-type="float" office:value="1.585094" calcext:value-type="float">
            <text:p>1.585094</text:p>
          </table:table-cell>
          <table:table-cell office:value-type="float" office:value="0.595086" calcext:value-type="float">
            <text:p>0.595086</text:p>
          </table:table-cell>
          <table:table-cell office:value-type="float" office:value="1.410272" calcext:value-type="float">
            <text:p>1.410272</text:p>
          </table:table-cell>
          <table:table-cell office:value-type="float" office:value="3.590453" calcext:value-type="float">
            <text:p>3.590453</text:p>
          </table:table-cell>
          <table:table-cell office:value-type="float" office:value="0.158406" calcext:value-type="float">
            <text:p>0.158406</text:p>
          </table:table-cell>
          <table:table-cell office:value-type="float" office:value="0.099935" calcext:value-type="float">
            <text:p>0.099935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9976" calcext:value-type="float">
            <text:p>0.89976</text:p>
          </table:table-cell>
          <table:table-cell office:value-type="float" office:value="2.40874" calcext:value-type="float">
            <text:p>2.40874</text:p>
          </table:table-cell>
          <table:table-cell office:value-type="float" office:value="0.400357" calcext:value-type="float">
            <text:p>0.400357</text:p>
          </table:table-cell>
          <table:table-cell office:value-type="float" office:value="0.854086" calcext:value-type="float">
            <text:p>0.854086</text:p>
          </table:table-cell>
          <table:table-cell office:value-type="float" office:value="0.528048" calcext:value-type="float">
            <text:p>0.528048</text:p>
          </table:table-cell>
          <table:table-cell office:value-type="float" office:value="-0.72724" calcext:value-type="float">
            <text:p>-0.72724</text:p>
          </table:table-cell>
          <table:table-cell office:value-type="float" office:value="0.654894" calcext:value-type="float">
            <text:p>0.654894</text:p>
          </table:table-cell>
          <table:table-cell office:value-type="float" office:value="0.085851" calcext:value-type="float">
            <text:p>0.085851</text:p>
          </table:table-cell>
          <table:table-cell office:value-type="float" office:value="0.100518" calcext:value-type="float">
            <text:p>0.100518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366621" calcext:value-type="float">
            <text:p>2.366621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612775" calcext:value-type="float">
            <text:p>-0.612775</text:p>
          </table:table-cell>
          <table:table-cell office:value-type="float" office:value="0.30811" calcext:value-type="float">
            <text:p>0.30811</text:p>
          </table:table-cell>
          <table:table-cell office:value-type="float" office:value="-1.465982" calcext:value-type="float">
            <text:p>-1.465982</text:p>
          </table:table-cell>
          <table:table-cell office:value-type="float" office:value="-1.770648" calcext:value-type="float">
            <text:p>-1.770648</text:p>
          </table:table-cell>
          <table:table-cell office:value-type="float" office:value="-0.061314" calcext:value-type="float">
            <text:p>-0.061314</text:p>
          </table:table-cell>
          <table:table-cell office:value-type="float" office:value="0.10006" calcext:value-type="float">
            <text:p>0.10006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66483" calcext:value-type="float">
            <text:p>1.866483</text:p>
          </table:table-cell>
          <table:table-cell office:value-type="float" office:value="2.419021" calcext:value-type="float">
            <text:p>2.419021</text:p>
          </table:table-cell>
          <table:table-cell office:value-type="float" office:value="0.401849" calcext:value-type="float">
            <text:p>0.401849</text:p>
          </table:table-cell>
          <table:table-cell office:value-type="float" office:value="-0.112637" calcext:value-type="float">
            <text:p>-0.112637</text:p>
          </table:table-cell>
          <table:table-cell office:value-type="float" office:value="0.274423" calcext:value-type="float">
            <text:p>0.274423</text:p>
          </table:table-cell>
          <table:table-cell office:value-type="float" office:value="0.50339" calcext:value-type="float">
            <text:p>0.50339</text:p>
          </table:table-cell>
          <table:table-cell office:value-type="float" office:value="0.665175" calcext:value-type="float">
            <text:p>0.665175</text:p>
          </table:table-cell>
          <table:table-cell office:value-type="float" office:value="-0.011191" calcext:value-type="float">
            <text:p>-0.011191</text:p>
          </table:table-cell>
          <table:table-cell office:value-type="float" office:value="0.099354" calcext:value-type="float">
            <text:p>0.099354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25023" calcext:value-type="float">
            <text:p>0.225023</text:p>
          </table:table-cell>
          <table:table-cell office:value-type="float" office:value="5.42418" calcext:value-type="float">
            <text:p>5.42418</text:p>
          </table:table-cell>
          <table:table-cell office:value-type="float" office:value="0.837795" calcext:value-type="float">
            <text:p>0.837795</text:p>
          </table:table-cell>
          <table:table-cell office:value-type="float" office:value="1.528823" calcext:value-type="float">
            <text:p>1.528823</text:p>
          </table:table-cell>
          <table:table-cell office:value-type="float" office:value="0.494119" calcext:value-type="float">
            <text:p>0.494119</text:p>
          </table:table-cell>
          <table:table-cell office:value-type="float" office:value="1.647392" calcext:value-type="float">
            <text:p>1.647392</text:p>
          </table:table-cell>
          <table:table-cell office:value-type="float" office:value="3.670334" calcext:value-type="float">
            <text:p>3.670334</text:p>
          </table:table-cell>
          <table:table-cell office:value-type="float" office:value="0.152332" calcext:value-type="float">
            <text:p>0.152332</text:p>
          </table:table-cell>
          <table:table-cell office:value-type="float" office:value="0.09964" calcext:value-type="float">
            <text:p>0.09964</text:p>
          </table:table-cell>
          <table:table-cell>
            <draw:frame table:end-cell-address="left_back_wheel_stats.AB32" table:end-x="25.85pt" table:end-y="12.25pt" draw:z-index="2" draw:style-name="gr1" draw:text-style-name="P1" svg:width="918.2pt" svg:height="88.81pt" svg:x="3.66pt" svg:y="0.28pt">
              <draw:object draw:notify-on-update-of-ranges="left_back_wheel_stats.A2:left_back_wheel_stats.A153 left_back_wheel_stats.H1:left_back_wheel_stats.H1 left_back_wheel_stats.H2:left_back_wheel_stats.H153 left_back_wheel_stats.I1:left_back_wheel_stats.I1 left_back_wheel_stats.I2:left_back_wheel_stats.I153 left_back_wheel_stats.J1:left_back_wheel_stats.J1 left_back_wheel_stats.J2:left_back_wheel_stats.J15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056385" calcext:value-type="float">
            <text:p>0.056385</text:p>
          </table:table-cell>
          <table:table-cell office:value-type="float" office:value="4.176186" calcext:value-type="float">
            <text:p>4.176186</text:p>
          </table:table-cell>
          <table:table-cell office:value-type="float" office:value="0.656754" calcext:value-type="float">
            <text:p>0.656754</text:p>
          </table:table-cell>
          <table:table-cell office:value-type="float" office:value="1.697461" calcext:value-type="float">
            <text:p>1.697461</text:p>
          </table:table-cell>
          <table:table-cell office:value-type="float" office:value="0.556801" calcext:value-type="float">
            <text:p>0.556801</text:p>
          </table:table-cell>
          <table:table-cell office:value-type="float" office:value="0.168078" calcext:value-type="float">
            <text:p>0.168078</text:p>
          </table:table-cell>
          <table:table-cell office:value-type="float" office:value="2.42234" calcext:value-type="float">
            <text:p>2.42234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00333" calcext:value-type="float">
            <text:p>0.100333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08264" calcext:value-type="float">
            <text:p>1.408264</text:p>
          </table:table-cell>
          <table:table-cell office:value-type="float" office:value="1.164129" calcext:value-type="float">
            <text:p>1.164129</text:p>
          </table:table-cell>
          <table:table-cell office:value-type="float" office:value="0.219807" calcext:value-type="float">
            <text:p>0.219807</text:p>
          </table:table-cell>
          <table:table-cell office:value-type="float" office:value="0.345583" calcext:value-type="float">
            <text:p>0.345583</text:p>
          </table:table-cell>
          <table:table-cell office:value-type="float" office:value="0.414488" calcext:value-type="float">
            <text:p>0.414488</text:p>
          </table:table-cell>
          <table:table-cell office:value-type="float" office:value="-1.349788" calcext:value-type="float">
            <text:p>-1.349788</text:p>
          </table:table-cell>
          <table:table-cell office:value-type="float" office:value="-0.589717" calcext:value-type="float">
            <text:p>-0.589717</text:p>
          </table:table-cell>
          <table:table-cell office:value-type="float" office:value="0.034612" calcext:value-type="float">
            <text:p>0.034612</text:p>
          </table:table-cell>
          <table:table-cell office:value-type="float" office:value="0.100155" calcext:value-type="float">
            <text:p>0.100155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141311" calcext:value-type="float">
            <text:p>2.141311</text:p>
          </table:table-cell>
          <table:table-cell office:value-type="float" office:value="0.999481" calcext:value-type="float">
            <text:p>0.999481</text:p>
          </table:table-cell>
          <table:table-cell office:value-type="float" office:value="0.195922" calcext:value-type="float">
            <text:p>0.195922</text:p>
          </table:table-cell>
          <table:table-cell office:value-type="float" office:value="-0.387465" calcext:value-type="float">
            <text:p>-0.387465</text:p>
          </table:table-cell>
          <table:table-cell office:value-type="float" office:value="0.368309" calcext:value-type="float">
            <text:p>0.368309</text:p>
          </table:table-cell>
          <table:table-cell office:value-type="float" office:value="-0.735209" calcext:value-type="float">
            <text:p>-0.735209</text:p>
          </table:table-cell>
          <table:table-cell office:value-type="float" office:value="-0.754365" calcext:value-type="float">
            <text:p>-0.754365</text:p>
          </table:table-cell>
          <table:table-cell office:value-type="float" office:value="-0.038633" calcext:value-type="float">
            <text:p>-0.038633</text:p>
          </table:table-cell>
          <table:table-cell office:value-type="float" office:value="0.099706" calcext:value-type="float">
            <text:p>0.099706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2643" calcext:value-type="float">
            <text:p>0.562643</text:p>
          </table:table-cell>
          <table:table-cell office:value-type="float" office:value="5.149373" calcext:value-type="float">
            <text:p>5.149373</text:p>
          </table:table-cell>
          <table:table-cell office:value-type="float" office:value="0.79793" calcext:value-type="float">
            <text:p>0.79793</text:p>
          </table:table-cell>
          <table:table-cell office:value-type="float" office:value="1.191203" calcext:value-type="float">
            <text:p>1.191203</text:p>
          </table:table-cell>
          <table:table-cell office:value-type="float" office:value="0.627204" calcext:value-type="float">
            <text:p>0.627204</text:p>
          </table:table-cell>
          <table:table-cell office:value-type="float" office:value="1.57712" calcext:value-type="float">
            <text:p>1.57712</text:p>
          </table:table-cell>
          <table:table-cell office:value-type="float" office:value="3.395527" calcext:value-type="float">
            <text:p>3.395527</text:p>
          </table:table-cell>
          <table:table-cell office:value-type="float" office:value="0.119237" calcext:value-type="float">
            <text:p>0.119237</text:p>
          </table:table-cell>
          <table:table-cell office:value-type="float" office:value="0.100098" calcext:value-type="float">
            <text:p>0.100098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4.86116" calcext:value-type="float">
            <text:p>4.86116</text:p>
          </table:table-cell>
          <table:table-cell office:value-type="float" office:value="0.75612" calcext:value-type="float">
            <text:p>0.75612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82413" calcext:value-type="float">
            <text:p>0.782413</text:p>
          </table:table-cell>
          <table:table-cell office:value-type="float" office:value="0.571055" calcext:value-type="float">
            <text:p>0.571055</text:p>
          </table:table-cell>
          <table:table-cell office:value-type="float" office:value="3.107314" calcext:value-type="float">
            <text:p>3.107314</text:p>
          </table:table-cell>
          <table:table-cell office:value-type="float" office:value="0.172801" calcext:value-type="float">
            <text:p>0.172801</text:p>
          </table:table-cell>
          <table:table-cell office:value-type="float" office:value="0.098527" calcext:value-type="float">
            <text:p>0.098527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2584" calcext:value-type="float">
            <text:p>1.352584</text:p>
          </table:table-cell>
          <table:table-cell office:value-type="float" office:value="1.460389" calcext:value-type="float">
            <text:p>1.460389</text:p>
          </table:table-cell>
          <table:table-cell office:value-type="float" office:value="0.262784" calcext:value-type="float">
            <text:p>0.262784</text:p>
          </table:table-cell>
          <table:table-cell office:value-type="float" office:value="0.401262" calcext:value-type="float">
            <text:p>0.401262</text:p>
          </table:table-cell>
          <table:table-cell office:value-type="float" office:value="0.663953" calcext:value-type="float">
            <text:p>0.663953</text:p>
          </table:table-cell>
          <table:table-cell office:value-type="float" office:value="-1.358672" calcext:value-type="float">
            <text:p>-1.358672</text:p>
          </table:table-cell>
          <table:table-cell office:value-type="float" office:value="-0.293457" calcext:value-type="float">
            <text:p>-0.293457</text:p>
          </table:table-cell>
          <table:table-cell office:value-type="float" office:value="0.039946" calcext:value-type="float">
            <text:p>0.039946</text:p>
          </table:table-cell>
          <table:table-cell office:value-type="float" office:value="0.099552" calcext:value-type="float">
            <text:p>0.09955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488895" calcext:value-type="float">
            <text:p>2.488895</text:p>
          </table:table-cell>
          <table:table-cell office:value-type="float" office:value="0.404901" calcext:value-type="float">
            <text:p>0.404901</text:p>
          </table:table-cell>
          <table:table-cell office:value-type="float" office:value="0.109669" calcext:value-type="float">
            <text:p>0.109669</text:p>
          </table:table-cell>
          <table:table-cell office:value-type="float" office:value="-0.735049" calcext:value-type="float">
            <text:p>-0.735049</text:p>
          </table:table-cell>
          <table:table-cell office:value-type="float" office:value="0.503343" calcext:value-type="float">
            <text:p>0.503343</text:p>
          </table:table-cell>
          <table:table-cell office:value-type="float" office:value="-1.11724" calcext:value-type="float">
            <text:p>-1.11724</text:p>
          </table:table-cell>
          <table:table-cell office:value-type="float" office:value="-1.348945" calcext:value-type="float">
            <text:p>-1.348945</text:p>
          </table:table-cell>
          <table:table-cell office:value-type="float" office:value="-0.07476" calcext:value-type="float">
            <text:p>-0.07476</text:p>
          </table:table-cell>
          <table:table-cell office:value-type="float" office:value="0.101707" calcext:value-type="float">
            <text:p>0.101707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6568" calcext:value-type="float">
            <text:p>0.956568</text:p>
          </table:table-cell>
          <table:table-cell office:value-type="float" office:value="4.732702" calcext:value-type="float">
            <text:p>4.732702</text:p>
          </table:table-cell>
          <table:table-cell office:value-type="float" office:value="0.737485" calcext:value-type="float">
            <text:p>0.737485</text:p>
          </table:table-cell>
          <table:table-cell office:value-type="float" office:value="0.797278" calcext:value-type="float">
            <text:p>0.797278</text:p>
          </table:table-cell>
          <table:table-cell office:value-type="float" office:value="0.644119" calcext:value-type="float">
            <text:p>0.644119</text:p>
          </table:table-cell>
          <table:table-cell office:value-type="float" office:value="1.53746" calcext:value-type="float">
            <text:p>1.53746</text:p>
          </table:table-cell>
          <table:table-cell office:value-type="float" office:value="2.978856" calcext:value-type="float">
            <text:p>2.978856</text:p>
          </table:table-cell>
          <table:table-cell office:value-type="float" office:value="0.079462" calcext:value-type="float">
            <text:p>0.079462</text:p>
          </table:table-cell>
          <table:table-cell office:value-type="float" office:value="0.099666" calcext:value-type="float">
            <text:p>0.099666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5.292085" calcext:value-type="float">
            <text:p>5.292085</text:p>
          </table:table-cell>
          <table:table-cell office:value-type="float" office:value="0.818633" calcext:value-type="float">
            <text:p>0.818633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31341" calcext:value-type="float">
            <text:p>0.831341</text:p>
          </table:table-cell>
          <table:table-cell office:value-type="float" office:value="0.953052" calcext:value-type="float">
            <text:p>0.953052</text:p>
          </table:table-cell>
          <table:table-cell office:value-type="float" office:value="3.538239" calcext:value-type="float">
            <text:p>3.538239</text:p>
          </table:table-cell>
          <table:table-cell office:value-type="float" office:value="0.176032" calcext:value-type="float">
            <text:p>0.176032</text:p>
          </table:table-cell>
          <table:table-cell office:value-type="float" office:value="0.100369" calcext:value-type="float">
            <text:p>0.100369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8327" calcext:value-type="float">
            <text:p>1.128327</text:p>
          </table:table-cell>
          <table:table-cell office:value-type="float" office:value="1.976988" calcext:value-type="float">
            <text:p>1.976988</text:p>
          </table:table-cell>
          <table:table-cell office:value-type="float" office:value="0.337725" calcext:value-type="float">
            <text:p>0.337725</text:p>
          </table:table-cell>
          <table:table-cell office:value-type="float" office:value="0.62552" calcext:value-type="float">
            <text:p>0.62552</text:p>
          </table:table-cell>
          <table:table-cell office:value-type="float" office:value="0.740751" calcext:value-type="float">
            <text:p>0.740751</text:p>
          </table:table-cell>
          <table:table-cell office:value-type="float" office:value="-1.143129" calcext:value-type="float">
            <text:p>-1.143129</text:p>
          </table:table-cell>
          <table:table-cell office:value-type="float" office:value="0.223142" calcext:value-type="float">
            <text:p>0.223142</text:p>
          </table:table-cell>
          <table:table-cell office:value-type="float" office:value="0.061742" calcext:value-type="float">
            <text:p>0.061742</text:p>
          </table:table-cell>
          <table:table-cell office:value-type="float" office:value="0.098705" calcext:value-type="float">
            <text:p>0.098705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588571" calcext:value-type="float">
            <text:p>2.588571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834724" calcext:value-type="float">
            <text:p>-0.834724</text:p>
          </table:table-cell>
          <table:table-cell office:value-type="float" office:value="0.48596" calcext:value-type="float">
            <text:p>0.48596</text:p>
          </table:table-cell>
          <table:table-cell office:value-type="float" office:value="-1.442829" calcext:value-type="float">
            <text:p>-1.442829</text:p>
          </table:table-cell>
          <table:table-cell office:value-type="float" office:value="-1.791594" calcext:value-type="float">
            <text:p>-1.791594</text:p>
          </table:table-cell>
          <table:table-cell office:value-type="float" office:value="-0.08448" calcext:value-type="float">
            <text:p>-0.08448</text:p>
          </table:table-cell>
          <table:table-cell office:value-type="float" office:value="0.101207" calcext:value-type="float">
            <text:p>0.101207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06659" calcext:value-type="float">
            <text:p>1.806659</text:p>
          </table:table-cell>
          <table:table-cell office:value-type="float" office:value="2.927119" calcext:value-type="float">
            <text:p>2.927119</text:p>
          </table:table-cell>
          <table:table-cell office:value-type="float" office:value="0.475557" calcext:value-type="float">
            <text:p>0.475557</text:p>
          </table:table-cell>
          <table:table-cell office:value-type="float" office:value="-0.052813" calcext:value-type="float">
            <text:p>-0.052813</text:p>
          </table:table-cell>
          <table:table-cell office:value-type="float" office:value="0.446054" calcext:value-type="float">
            <text:p>0.446054</text:p>
          </table:table-cell>
          <table:table-cell office:value-type="float" office:value="0.780032" calcext:value-type="float">
            <text:p>0.780032</text:p>
          </table:table-cell>
          <table:table-cell office:value-type="float" office:value="1.173273" calcext:value-type="float">
            <text:p>1.173273</text:p>
          </table:table-cell>
          <table:table-cell office:value-type="float" office:value="-0.005294" calcext:value-type="float">
            <text:p>-0.005294</text:p>
          </table:table-cell>
          <table:table-cell office:value-type="float" office:value="0.100241" calcext:value-type="float">
            <text:p>0.100241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69021" calcext:value-type="float">
            <text:p>0.169021</text:p>
          </table:table-cell>
          <table:table-cell office:value-type="float" office:value="5.617692" calcext:value-type="float">
            <text:p>5.617692</text:p>
          </table:table-cell>
          <table:table-cell office:value-type="float" office:value="0.865867" calcext:value-type="float">
            <text:p>0.865867</text:p>
          </table:table-cell>
          <table:table-cell office:value-type="float" office:value="1.584826" calcext:value-type="float">
            <text:p>1.584826</text:p>
          </table:table-cell>
          <table:table-cell office:value-type="float" office:value="0.643361" calcext:value-type="float">
            <text:p>0.643361</text:p>
          </table:table-cell>
          <table:table-cell office:value-type="float" office:value="1.635659" calcext:value-type="float">
            <text:p>1.635659</text:p>
          </table:table-cell>
          <table:table-cell office:value-type="float" office:value="3.863845" calcext:value-type="float">
            <text:p>3.863845</text:p>
          </table:table-cell>
          <table:table-cell office:value-type="float" office:value="0.158674" calcext:value-type="float">
            <text:p>0.158674</text:p>
          </table:table-cell>
          <table:table-cell office:value-type="float" office:value="0.100121" calcext:value-type="float">
            <text:p>0.100121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68863" calcext:value-type="float">
            <text:p>0.168863</text:p>
          </table:table-cell>
          <table:table-cell office:value-type="float" office:value="4.021703" calcext:value-type="float">
            <text:p>4.021703</text:p>
          </table:table-cell>
          <table:table-cell office:value-type="float" office:value="0.634344" calcext:value-type="float">
            <text:p>0.634344</text:p>
          </table:table-cell>
          <table:table-cell office:value-type="float" office:value="1.584983" calcext:value-type="float">
            <text:p>1.584983</text:p>
          </table:table-cell>
          <table:table-cell office:value-type="float" office:value="0.682717" calcext:value-type="float">
            <text:p>0.682717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2.267857" calcext:value-type="float">
            <text:p>2.267857</text:p>
          </table:table-cell>
          <table:table-cell office:value-type="float" office:value="0.158593" calcext:value-type="float">
            <text:p>0.158593</text:p>
          </table:table-cell>
          <table:table-cell office:value-type="float" office:value="0.10006" calcext:value-type="float">
            <text:p>0.10006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80385" calcext:value-type="float">
            <text:p>1.580385</text:p>
          </table:table-cell>
          <table:table-cell office:value-type="float" office:value="1.050016" calcext:value-type="float">
            <text:p>1.050016</text:p>
          </table:table-cell>
          <table:table-cell office:value-type="float" office:value="0.203253" calcext:value-type="float">
            <text:p>0.203253</text:p>
          </table:table-cell>
          <table:table-cell office:value-type="float" office:value="0.173461" calcext:value-type="float">
            <text:p>0.173461</text:p>
          </table:table-cell>
          <table:table-cell office:value-type="float" office:value="0.527347" calcext:value-type="float">
            <text:p>0.527347</text:p>
          </table:table-cell>
          <table:table-cell office:value-type="float" office:value="-1.404638" calcext:value-type="float">
            <text:p>-1.404638</text:p>
          </table:table-cell>
          <table:table-cell office:value-type="float" office:value="-0.70383" calcext:value-type="float">
            <text:p>-0.70383</text:p>
          </table:table-cell>
          <table:table-cell office:value-type="float" office:value="0.017431" calcext:value-type="float">
            <text:p>0.017431</text:p>
          </table:table-cell>
          <table:table-cell office:value-type="float" office:value="0.10049" calcext:value-type="float">
            <text:p>0.10049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141183" calcext:value-type="float">
            <text:p>2.141183</text:p>
          </table:table-cell>
          <table:table-cell office:value-type="float" office:value="1.252622" calcext:value-type="float">
            <text:p>1.252622</text:p>
          </table:table-cell>
          <table:table-cell office:value-type="float" office:value="0.232644" calcext:value-type="float">
            <text:p>0.232644</text:p>
          </table:table-cell>
          <table:table-cell office:value-type="float" office:value="-0.387337" calcext:value-type="float">
            <text:p>-0.387337</text:p>
          </table:table-cell>
          <table:table-cell office:value-type="float" office:value="0.448797" calcext:value-type="float">
            <text:p>0.448797</text:p>
          </table:table-cell>
          <table:table-cell office:value-type="float" office:value="-0.562683" calcext:value-type="float">
            <text:p>-0.562683</text:p>
          </table:table-cell>
          <table:table-cell office:value-type="float" office:value="-0.501224" calcext:value-type="float">
            <text:p>-0.501224</text:p>
          </table:table-cell>
          <table:table-cell office:value-type="float" office:value="-0.038604" calcext:value-type="float">
            <text:p>-0.038604</text:p>
          </table:table-cell>
          <table:table-cell office:value-type="float" office:value="0.099665" calcext:value-type="float">
            <text:p>0.099665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37316" calcext:value-type="float">
            <text:p>0.337316</text:p>
          </table:table-cell>
          <table:table-cell office:value-type="float" office:value="5.638524" calcext:value-type="float">
            <text:p>5.638524</text:p>
          </table:table-cell>
          <table:table-cell office:value-type="float" office:value="0.868889" calcext:value-type="float">
            <text:p>0.868889</text:p>
          </table:table-cell>
          <table:table-cell office:value-type="float" office:value="1.41653" calcext:value-type="float">
            <text:p>1.41653</text:p>
          </table:table-cell>
          <table:table-cell office:value-type="float" office:value="0.665288" calcext:value-type="float">
            <text:p>0.665288</text:p>
          </table:table-cell>
          <table:table-cell office:value-type="float" office:value="1.802859" calcext:value-type="float">
            <text:p>1.802859</text:p>
          </table:table-cell>
          <table:table-cell office:value-type="float" office:value="3.884677" calcext:value-type="float">
            <text:p>3.884677</text:p>
          </table:table-cell>
          <table:table-cell office:value-type="float" office:value="0.141732" calcext:value-type="float">
            <text:p>0.141732</text:p>
          </table:table-cell>
          <table:table-cell office:value-type="float" office:value="0.100056" calcext:value-type="float">
            <text:p>0.100056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4.609131" calcext:value-type="float">
            <text:p>4.609131</text:p>
          </table:table-cell>
          <table:table-cell office:value-type="float" office:value="0.719559" calcext:value-type="float">
            <text:p>0.719559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58171" calcext:value-type="float">
            <text:p>0.758171</text:p>
          </table:table-cell>
          <table:table-cell office:value-type="float" office:value="0.343268" calcext:value-type="float">
            <text:p>0.343268</text:p>
          </table:table-cell>
          <table:table-cell office:value-type="float" office:value="2.855284" calcext:value-type="float">
            <text:p>2.855284</text:p>
          </table:table-cell>
          <table:table-cell office:value-type="float" office:value="0.172344" calcext:value-type="float">
            <text:p>0.172344</text:p>
          </table:table-cell>
          <table:table-cell office:value-type="float" office:value="0.098266" calcext:value-type="float">
            <text:p>0.098266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7018" calcext:value-type="float">
            <text:p>1.577018</text:p>
          </table:table-cell>
          <table:table-cell office:value-type="float" office:value="0.985195" calcext:value-type="float">
            <text:p>0.985195</text:p>
          </table:table-cell>
          <table:table-cell office:value-type="float" office:value="0.19385" calcext:value-type="float">
            <text:p>0.19385</text:p>
          </table:table-cell>
          <table:table-cell office:value-type="float" office:value="0.176828" calcext:value-type="float">
            <text:p>0.176828</text:p>
          </table:table-cell>
          <table:table-cell office:value-type="float" office:value="0.60018" calcext:value-type="float">
            <text:p>0.60018</text:p>
          </table:table-cell>
          <table:table-cell office:value-type="float" office:value="-1.545659" calcext:value-type="float">
            <text:p>-1.545659</text:p>
          </table:table-cell>
          <table:table-cell office:value-type="float" office:value="-0.768651" calcext:value-type="float">
            <text:p>-0.768651</text:p>
          </table:table-cell>
          <table:table-cell office:value-type="float" office:value="0.018042" calcext:value-type="float">
            <text:p>0.018042</text:p>
          </table:table-cell>
          <table:table-cell office:value-type="float" office:value="0.102029" calcext:value-type="float">
            <text:p>0.102029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472762" calcext:value-type="float">
            <text:p>2.472762</text:p>
          </table:table-cell>
          <table:table-cell office:value-type="float" office:value="0.60254" calcext:value-type="float">
            <text:p>0.60254</text:p>
          </table:table-cell>
          <table:table-cell office:value-type="float" office:value="0.138339" calcext:value-type="float">
            <text:p>0.138339</text:p>
          </table:table-cell>
          <table:table-cell office:value-type="float" office:value="-0.718916" calcext:value-type="float">
            <text:p>-0.718916</text:p>
          </table:table-cell>
          <table:table-cell office:value-type="float" office:value="0.466824" calcext:value-type="float">
            <text:p>0.466824</text:p>
          </table:table-cell>
          <table:table-cell office:value-type="float" office:value="-0.899214" calcext:value-type="float">
            <text:p>-0.899214</text:p>
          </table:table-cell>
          <table:table-cell office:value-type="float" office:value="-1.151306" calcext:value-type="float">
            <text:p>-1.151306</text:p>
          </table:table-cell>
          <table:table-cell office:value-type="float" office:value="-0.071614" calcext:value-type="float">
            <text:p>-0.071614</text:p>
          </table:table-cell>
          <table:table-cell office:value-type="float" office:value="0.099614" calcext:value-type="float">
            <text:p>0.099614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31692" calcext:value-type="float">
            <text:p>1.131692</text:p>
          </table:table-cell>
          <table:table-cell office:value-type="float" office:value="4.335778" calcext:value-type="float">
            <text:p>4.335778</text:p>
          </table:table-cell>
          <table:table-cell office:value-type="float" office:value="0.679905" calcext:value-type="float">
            <text:p>0.679905</text:p>
          </table:table-cell>
          <table:table-cell office:value-type="float" office:value="0.622154" calcext:value-type="float">
            <text:p>0.622154</text:p>
          </table:table-cell>
          <table:table-cell office:value-type="float" office:value="0.613268" calcext:value-type="float">
            <text:p>0.613268</text:p>
          </table:table-cell>
          <table:table-cell office:value-type="float" office:value="1.34651" calcext:value-type="float">
            <text:p>1.34651</text:p>
          </table:table-cell>
          <table:table-cell office:value-type="float" office:value="2.581932" calcext:value-type="float">
            <text:p>2.581932</text:p>
          </table:table-cell>
          <table:table-cell office:value-type="float" office:value="0.061964" calcext:value-type="float">
            <text:p>0.061964</text:p>
          </table:table-cell>
          <table:table-cell office:value-type="float" office:value="0.099596" calcext:value-type="float">
            <text:p>0.099596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5.425397" calcext:value-type="float">
            <text:p>5.425397</text:p>
          </table:table-cell>
          <table:table-cell office:value-type="float" office:value="0.837972" calcext:value-type="float">
            <text:p>0.837972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95416" calcext:value-type="float">
            <text:p>0.795416</text:p>
          </table:table-cell>
          <table:table-cell office:value-type="float" office:value="1.122288" calcext:value-type="float">
            <text:p>1.122288</text:p>
          </table:table-cell>
          <table:table-cell office:value-type="float" office:value="3.671551" calcext:value-type="float">
            <text:p>3.671551</text:p>
          </table:table-cell>
          <table:table-cell office:value-type="float" office:value="0.176854" calcext:value-type="float">
            <text:p>0.176854</text:p>
          </table:table-cell>
          <table:table-cell office:value-type="float" office:value="0.100838" calcext:value-type="float">
            <text:p>0.100838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72092" calcext:value-type="float">
            <text:p>1.072092</text:p>
          </table:table-cell>
          <table:table-cell office:value-type="float" office:value="2.047253" calcext:value-type="float">
            <text:p>2.047253</text:p>
          </table:table-cell>
          <table:table-cell office:value-type="float" office:value="0.347918" calcext:value-type="float">
            <text:p>0.347918</text:p>
          </table:table-cell>
          <table:table-cell office:value-type="float" office:value="0.681754" calcext:value-type="float">
            <text:p>0.681754</text:p>
          </table:table-cell>
          <table:table-cell office:value-type="float" office:value="0.703673" calcext:value-type="float">
            <text:p>0.703673</text:p>
          </table:table-cell>
          <table:table-cell office:value-type="float" office:value="-1.092021" calcext:value-type="float">
            <text:p>-1.092021</text:p>
          </table:table-cell>
          <table:table-cell office:value-type="float" office:value="0.293407" calcext:value-type="float">
            <text:p>0.293407</text:p>
          </table:table-cell>
          <table:table-cell office:value-type="float" office:value="0.066931" calcext:value-type="float">
            <text:p>0.066931</text:p>
          </table:table-cell>
          <table:table-cell office:value-type="float" office:value="0.098175" calcext:value-type="float">
            <text:p>0.098175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539959" calcext:value-type="float">
            <text:p>2.539959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786113" calcext:value-type="float">
            <text:p>-0.786113</text:p>
          </table:table-cell>
          <table:table-cell office:value-type="float" office:value="0.465692" calcext:value-type="float">
            <text:p>0.465692</text:p>
          </table:table-cell>
          <table:table-cell office:value-type="float" office:value="-1.453508" calcext:value-type="float">
            <text:p>-1.453508</text:p>
          </table:table-cell>
          <table:table-cell office:value-type="float" office:value="-1.773929" calcext:value-type="float">
            <text:p>-1.773929</text:p>
          </table:table-cell>
          <table:table-cell office:value-type="float" office:value="-0.079388" calcext:value-type="float">
            <text:p>-0.079388</text:p>
          </table:table-cell>
          <table:table-cell office:value-type="float" office:value="0.100988" calcext:value-type="float">
            <text:p>0.100988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916005" calcext:value-type="float">
            <text:p>1.916005</text:p>
          </table:table-cell>
          <table:table-cell office:value-type="float" office:value="2.648724" calcext:value-type="float">
            <text:p>2.648724</text:p>
          </table:table-cell>
          <table:table-cell office:value-type="float" office:value="0.435171" calcext:value-type="float">
            <text:p>0.435171</text:p>
          </table:table-cell>
          <table:table-cell office:value-type="float" office:value="-0.162159" calcext:value-type="float">
            <text:p>-0.162159</text:p>
          </table:table-cell>
          <table:table-cell office:value-type="float" office:value="0.432071" calcext:value-type="float">
            <text:p>0.432071</text:p>
          </table:table-cell>
          <table:table-cell office:value-type="float" office:value="0.624966" calcext:value-type="float">
            <text:p>0.624966</text:p>
          </table:table-cell>
          <table:table-cell office:value-type="float" office:value="0.894878" calcext:value-type="float">
            <text:p>0.894878</text:p>
          </table:table-cell>
          <table:table-cell office:value-type="float" office:value="-0.01619" calcext:value-type="float">
            <text:p>-0.01619</text:p>
          </table:table-cell>
          <table:table-cell office:value-type="float" office:value="0.099838" calcext:value-type="float">
            <text:p>0.099838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37575" calcext:value-type="float">
            <text:p>0.337575</text:p>
          </table:table-cell>
          <table:table-cell office:value-type="float" office:value="5.350755" calcext:value-type="float">
            <text:p>5.350755</text:p>
          </table:table-cell>
          <table:table-cell office:value-type="float" office:value="0.827144" calcext:value-type="float">
            <text:p>0.827144</text:p>
          </table:table-cell>
          <table:table-cell office:value-type="float" office:value="1.416271" calcext:value-type="float">
            <text:p>1.416271</text:p>
          </table:table-cell>
          <table:table-cell office:value-type="float" office:value="0.613305" calcext:value-type="float">
            <text:p>0.613305</text:p>
          </table:table-cell>
          <table:table-cell office:value-type="float" office:value="1.567333" calcext:value-type="float">
            <text:p>1.567333</text:p>
          </table:table-cell>
          <table:table-cell office:value-type="float" office:value="3.596909" calcext:value-type="float">
            <text:p>3.596909</text:p>
          </table:table-cell>
          <table:table-cell office:value-type="float" office:value="0.14263" calcext:value-type="float">
            <text:p>0.14263</text:p>
          </table:table-cell>
          <table:table-cell office:value-type="float" office:value="0.100708" calcext:value-type="float">
            <text:p>0.100708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37067" calcext:value-type="float">
            <text:p>0.337067</text:p>
          </table:table-cell>
          <table:table-cell office:value-type="float" office:value="3.782107" calcext:value-type="float">
            <text:p>3.782107</text:p>
          </table:table-cell>
          <table:table-cell office:value-type="float" office:value="0.599586" calcext:value-type="float">
            <text:p>0.599586</text:p>
          </table:table-cell>
          <table:table-cell office:value-type="float" office:value="1.41678" calcext:value-type="float">
            <text:p>1.41678</text:p>
          </table:table-cell>
          <table:table-cell office:value-type="float" office:value="0.610964" calcext:value-type="float">
            <text:p>0.610964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2.028261" calcext:value-type="float">
            <text:p>2.028261</text:p>
          </table:table-cell>
          <table:table-cell office:value-type="float" office:value="0.139391" calcext:value-type="float">
            <text:p>0.139391</text:p>
          </table:table-cell>
          <table:table-cell office:value-type="float" office:value="0.098386" calcext:value-type="float">
            <text:p>0.098386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082072" calcext:value-type="float">
            <text:p>2.082072</text:p>
          </table:table-cell>
          <table:table-cell office:value-type="float" office:value="0.112573" calcext:value-type="float">
            <text:p>0.112573</text:p>
          </table:table-cell>
          <table:table-cell office:value-type="float" office:value="0.1" calcext:value-type="float">
            <text:p>0.1</text:p>
          </table:table-cell>
          <table:table-cell office:value-type="float" office:value="-0.328225" calcext:value-type="float">
            <text:p>-0.328225</text:p>
          </table:table-cell>
          <table:table-cell office:value-type="float" office:value="0.405288" calcext:value-type="float">
            <text:p>0.405288</text:p>
          </table:table-cell>
          <table:table-cell office:value-type="float" office:value="-1.718336" calcext:value-type="float">
            <text:p>-1.718336</text:p>
          </table:table-cell>
          <table:table-cell office:value-type="float" office:value="-1.641273" calcext:value-type="float">
            <text:p>-1.641273</text:p>
          </table:table-cell>
          <table:table-cell office:value-type="float" office:value="-0.033332" calcext:value-type="float">
            <text:p>-0.033332</text:p>
          </table:table-cell>
          <table:table-cell office:value-type="float" office:value="0.101552" calcext:value-type="float">
            <text:p>0.101552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034285" calcext:value-type="float">
            <text:p>2.034285</text:p>
          </table:table-cell>
          <table:table-cell office:value-type="float" office:value="1.880343" calcext:value-type="float">
            <text:p>1.880343</text:p>
          </table:table-cell>
          <table:table-cell office:value-type="float" office:value="0.323705" calcext:value-type="float">
            <text:p>0.323705</text:p>
          </table:table-cell>
          <table:table-cell office:value-type="float" office:value="-0.280438" calcext:value-type="float">
            <text:p>-0.280438</text:p>
          </table:table-cell>
          <table:table-cell office:value-type="float" office:value="0.359183" calcext:value-type="float">
            <text:p>0.359183</text:p>
          </table:table-cell>
          <table:table-cell office:value-type="float" office:value="0.047753" calcext:value-type="float">
            <text:p>0.047753</text:p>
          </table:table-cell>
          <table:table-cell office:value-type="float" office:value="0.126497" calcext:value-type="float">
            <text:p>0.126497</text:p>
          </table:table-cell>
          <table:table-cell office:value-type="float" office:value="-0.028064" calcext:value-type="float">
            <text:p>-0.028064</text:p>
          </table:table-cell>
          <table:table-cell office:value-type="float" office:value="0.100072" calcext:value-type="float">
            <text:p>0.100072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12723" calcext:value-type="float">
            <text:p>0.112723</text:p>
          </table:table-cell>
          <table:table-cell office:value-type="float" office:value="5.915651" calcext:value-type="float">
            <text:p>5.91565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1.641123" calcext:value-type="float">
            <text:p>1.641123</text:p>
          </table:table-cell>
          <table:table-cell office:value-type="float" office:value="0.594517" calcext:value-type="float">
            <text:p>0.594517</text:p>
          </table:table-cell>
          <table:table-cell office:value-type="float" office:value="1.926165" calcext:value-type="float">
            <text:p>1.926165</text:p>
          </table:table-cell>
          <table:table-cell office:value-type="float" office:value="4.161805" calcext:value-type="float">
            <text:p>4.161805</text:p>
          </table:table-cell>
          <table:table-cell office:value-type="float" office:value="0.16372" calcext:value-type="float">
            <text:p>0.16372</text:p>
          </table:table-cell>
          <table:table-cell office:value-type="float" office:value="0.099761" calcext:value-type="float">
            <text:p>0.099761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056274" calcext:value-type="float">
            <text:p>0.056274</text:p>
          </table:table-cell>
          <table:table-cell office:value-type="float" office:value="4.21002" calcext:value-type="float">
            <text:p>4.21002</text:p>
          </table:table-cell>
          <table:table-cell office:value-type="float" office:value="0.661662" calcext:value-type="float">
            <text:p>0.661662</text:p>
          </table:table-cell>
          <table:table-cell office:value-type="float" office:value="1.697572" calcext:value-type="float">
            <text:p>1.697572</text:p>
          </table:table-cell>
          <table:table-cell office:value-type="float" office:value="0.702074" calcext:value-type="float">
            <text:p>0.702074</text:p>
          </table:table-cell>
          <table:table-cell office:value-type="float" office:value="0.056527" calcext:value-type="float">
            <text:p>0.056527</text:p>
          </table:table-cell>
          <table:table-cell office:value-type="float" office:value="2.456174" calcext:value-type="float">
            <text:p>2.456174</text:p>
          </table:table-cell>
          <table:table-cell office:value-type="float" office:value="0.169521" calcext:value-type="float">
            <text:p>0.169521</text:p>
          </table:table-cell>
          <table:table-cell office:value-type="float" office:value="0.099861" calcext:value-type="float">
            <text:p>0.099861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63304" calcext:value-type="float">
            <text:p>1.863304</text:p>
          </table:table-cell>
          <table:table-cell office:value-type="float" office:value="0.348701" calcext:value-type="float">
            <text:p>0.348701</text:p>
          </table:table-cell>
          <table:table-cell office:value-type="float" office:value="0.101516" calcext:value-type="float">
            <text:p>0.101516</text:p>
          </table:table-cell>
          <table:table-cell office:value-type="float" office:value="-0.109458" calcext:value-type="float">
            <text:p>-0.109458</text:p>
          </table:table-cell>
          <table:table-cell office:value-type="float" office:value="0.514292" calcext:value-type="float">
            <text:p>0.514292</text:p>
          </table:table-cell>
          <table:table-cell office:value-type="float" office:value="-1.809979" calcext:value-type="float">
            <text:p>-1.809979</text:p>
          </table:table-cell>
          <table:table-cell office:value-type="float" office:value="-1.405145" calcext:value-type="float">
            <text:p>-1.405145</text:p>
          </table:table-cell>
          <table:table-cell office:value-type="float" office:value="-0.010928" calcext:value-type="float">
            <text:p>-0.010928</text:p>
          </table:table-cell>
          <table:table-cell office:value-type="float" office:value="0.099837" calcext:value-type="float">
            <text:p>0.099837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257062" calcext:value-type="float">
            <text:p>2.257062</text:p>
          </table:table-cell>
          <table:table-cell office:value-type="float" office:value="1.253619" calcext:value-type="float">
            <text:p>1.253619</text:p>
          </table:table-cell>
          <table:table-cell office:value-type="float" office:value="0.232789" calcext:value-type="float">
            <text:p>0.232789</text:p>
          </table:table-cell>
          <table:table-cell office:value-type="float" office:value="-0.503216" calcext:value-type="float">
            <text:p>-0.503216</text:p>
          </table:table-cell>
          <table:table-cell office:value-type="float" office:value="0.397082" calcext:value-type="float">
            <text:p>0.397082</text:p>
          </table:table-cell>
          <table:table-cell office:value-type="float" office:value="-0.394093" calcext:value-type="float">
            <text:p>-0.394093</text:p>
          </table:table-cell>
          <table:table-cell office:value-type="float" office:value="-0.500227" calcext:value-type="float">
            <text:p>-0.500227</text:p>
          </table:table-cell>
          <table:table-cell office:value-type="float" office:value="-0.050279" calcext:value-type="float">
            <text:p>-0.050279</text:p>
          </table:table-cell>
          <table:table-cell office:value-type="float" office:value="0.099915" calcext:value-type="float">
            <text:p>0.099915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18332" calcext:value-type="float">
            <text:p>0.618332</text:p>
          </table:table-cell>
          <table:table-cell office:value-type="float" office:value="5.123102" calcext:value-type="float">
            <text:p>5.123102</text:p>
          </table:table-cell>
          <table:table-cell office:value-type="float" office:value="0.794119" calcext:value-type="float">
            <text:p>0.794119</text:p>
          </table:table-cell>
          <table:table-cell office:value-type="float" office:value="1.135514" calcext:value-type="float">
            <text:p>1.135514</text:p>
          </table:table-cell>
          <table:table-cell office:value-type="float" office:value="0.589651" calcext:value-type="float">
            <text:p>0.589651</text:p>
          </table:table-cell>
          <table:table-cell office:value-type="float" office:value="1.644091" calcext:value-type="float">
            <text:p>1.644091</text:p>
          </table:table-cell>
          <table:table-cell office:value-type="float" office:value="3.369256" calcext:value-type="float">
            <text:p>3.369256</text:p>
          </table:table-cell>
          <table:table-cell office:value-type="float" office:value="0.113181" calcext:value-type="float">
            <text:p>0.113181</text:p>
          </table:table-cell>
          <table:table-cell office:value-type="float" office:value="0.099674" calcext:value-type="float">
            <text:p>0.099674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12693" calcext:value-type="float">
            <text:p>0.112693</text:p>
          </table:table-cell>
          <table:table-cell office:value-type="float" office:value="4.674047" calcext:value-type="float">
            <text:p>4.674047</text:p>
          </table:table-cell>
          <table:table-cell office:value-type="float" office:value="0.728976" calcext:value-type="float">
            <text:p>0.728976</text:p>
          </table:table-cell>
          <table:table-cell office:value-type="float" office:value="1.641153" calcext:value-type="float">
            <text:p>1.641153</text:p>
          </table:table-cell>
          <table:table-cell office:value-type="float" office:value="0.768322" calcext:value-type="float">
            <text:p>0.768322</text:p>
          </table:table-cell>
          <table:table-cell office:value-type="float" office:value="0.510726" calcext:value-type="float">
            <text:p>0.510726</text:p>
          </table:table-cell>
          <table:table-cell office:value-type="float" office:value="2.920201" calcext:value-type="float">
            <text:p>2.920201</text:p>
          </table:table-cell>
          <table:table-cell office:value-type="float" office:value="0.162481" calcext:value-type="float">
            <text:p>0.162481</text:p>
          </table:table-cell>
          <table:table-cell office:value-type="float" office:value="0.099004" calcext:value-type="float">
            <text:p>0.099004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34388" calcext:value-type="float">
            <text:p>1.634388</text:p>
          </table:table-cell>
          <table:table-cell office:value-type="float" office:value="0.991972" calcext:value-type="float">
            <text:p>0.991972</text:p>
          </table:table-cell>
          <table:table-cell office:value-type="float" office:value="0.194833" calcext:value-type="float">
            <text:p>0.194833</text:p>
          </table:table-cell>
          <table:table-cell office:value-type="float" office:value="0.119458" calcext:value-type="float">
            <text:p>0.119458</text:p>
          </table:table-cell>
          <table:table-cell office:value-type="float" office:value="0.637659" calcext:value-type="float">
            <text:p>0.637659</text:p>
          </table:table-cell>
          <table:table-cell office:value-type="float" office:value="-1.518991" calcext:value-type="float">
            <text:p>-1.518991</text:p>
          </table:table-cell>
          <table:table-cell office:value-type="float" office:value="-0.761875" calcext:value-type="float">
            <text:p>-0.761875</text:p>
          </table:table-cell>
          <table:table-cell office:value-type="float" office:value="0.011967" calcext:value-type="float">
            <text:p>0.011967</text:p>
          </table:table-cell>
          <table:table-cell office:value-type="float" office:value="0.100178" calcext:value-type="float">
            <text:p>0.100178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823728" calcext:value-type="float">
            <text:p>2.823728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1.069882" calcext:value-type="float">
            <text:p>-1.069882</text:p>
          </table:table-cell>
          <table:table-cell office:value-type="float" office:value="0.390367" calcext:value-type="float">
            <text:p>0.390367</text:p>
          </table:table-cell>
          <table:table-cell office:value-type="float" office:value="-1.179281" calcext:value-type="float">
            <text:p>-1.179281</text:p>
          </table:table-cell>
          <table:table-cell office:value-type="float" office:value="-1.858796" calcext:value-type="float">
            <text:p>-1.858796</text:p>
          </table:table-cell>
          <table:table-cell office:value-type="float" office:value="-0.107901" calcext:value-type="float">
            <text:p>-0.107901</text:p>
          </table:table-cell>
          <table:table-cell office:value-type="float" office:value="0.100853" calcext:value-type="float">
            <text:p>0.100853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4221" calcext:value-type="float">
            <text:p>1.354221</text:p>
          </table:table-cell>
          <table:table-cell office:value-type="float" office:value="4.081087" calcext:value-type="float">
            <text:p>4.081087</text:p>
          </table:table-cell>
          <table:table-cell office:value-type="float" office:value="0.642958" calcext:value-type="float">
            <text:p>0.642958</text:p>
          </table:table-cell>
          <table:table-cell office:value-type="float" office:value="0.399625" calcext:value-type="float">
            <text:p>0.399625</text:p>
          </table:table-cell>
          <table:table-cell office:value-type="float" office:value="0.463817" calcext:value-type="float">
            <text:p>0.463817</text:p>
          </table:table-cell>
          <table:table-cell office:value-type="float" office:value="1.463798" calcext:value-type="float">
            <text:p>1.463798</text:p>
          </table:table-cell>
          <table:table-cell office:value-type="float" office:value="2.32724" calcext:value-type="float">
            <text:p>2.32724</text:p>
          </table:table-cell>
          <table:table-cell office:value-type="float" office:value="0.040118" calcext:value-type="float">
            <text:p>0.040118</text:p>
          </table:table-cell>
          <table:table-cell office:value-type="float" office:value="0.10039" calcext:value-type="float">
            <text:p>0.10039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68751" calcext:value-type="float">
            <text:p>0.168751</text:p>
          </table:table-cell>
          <table:table-cell office:value-type="float" office:value="5.175296" calcext:value-type="float">
            <text:p>5.175296</text:p>
          </table:table-cell>
          <table:table-cell office:value-type="float" office:value="0.801691" calcext:value-type="float">
            <text:p>0.801691</text:p>
          </table:table-cell>
          <table:table-cell office:value-type="float" office:value="1.585095" calcext:value-type="float">
            <text:p>1.585095</text:p>
          </table:table-cell>
          <table:table-cell office:value-type="float" office:value="0.650314" calcext:value-type="float">
            <text:p>0.650314</text:p>
          </table:table-cell>
          <table:table-cell office:value-type="float" office:value="1.18604" calcext:value-type="float">
            <text:p>1.18604</text:p>
          </table:table-cell>
          <table:table-cell office:value-type="float" office:value="3.42145" calcext:value-type="float">
            <text:p>3.42145</text:p>
          </table:table-cell>
          <table:table-cell office:value-type="float" office:value="0.158433" calcext:value-type="float">
            <text:p>0.158433</text:p>
          </table:table-cell>
          <table:table-cell office:value-type="float" office:value="0.099952" calcext:value-type="float">
            <text:p>0.099952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1884" calcext:value-type="float">
            <text:p>0.901884</text:p>
          </table:table-cell>
          <table:table-cell office:value-type="float" office:value="2.431771" calcext:value-type="float">
            <text:p>2.431771</text:p>
          </table:table-cell>
          <table:table-cell office:value-type="float" office:value="0.403698" calcext:value-type="float">
            <text:p>0.403698</text:p>
          </table:table-cell>
          <table:table-cell office:value-type="float" office:value="0.851962" calcext:value-type="float">
            <text:p>0.851962</text:p>
          </table:table-cell>
          <table:table-cell office:value-type="float" office:value="0.570487" calcext:value-type="float">
            <text:p>0.570487</text:p>
          </table:table-cell>
          <table:table-cell office:value-type="float" office:value="-0.744525" calcext:value-type="float">
            <text:p>-0.744525</text:p>
          </table:table-cell>
          <table:table-cell office:value-type="float" office:value="0.677924" calcext:value-type="float">
            <text:p>0.677924</text:p>
          </table:table-cell>
          <table:table-cell office:value-type="float" office:value="0.083893" calcext:value-type="float">
            <text:p>0.083893</text:p>
          </table:table-cell>
          <table:table-cell office:value-type="float" office:value="0.09847" calcext:value-type="float">
            <text:p>0.09847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252636" calcext:value-type="float">
            <text:p>2.252636</text:p>
          </table:table-cell>
          <table:table-cell office:value-type="float" office:value="0.27589" calcext:value-type="float">
            <text:p>0.27589</text:p>
          </table:table-cell>
          <table:table-cell office:value-type="float" office:value="0.1" calcext:value-type="float">
            <text:p>0.1</text:p>
          </table:table-cell>
          <table:table-cell office:value-type="float" office:value="-0.49879" calcext:value-type="float">
            <text:p>-0.49879</text:p>
          </table:table-cell>
          <table:table-cell office:value-type="float" office:value="0.350288" calcext:value-type="float">
            <text:p>0.350288</text:p>
          </table:table-cell>
          <table:table-cell office:value-type="float" office:value="-1.329454" calcext:value-type="float">
            <text:p>-1.329454</text:p>
          </table:table-cell>
          <table:table-cell office:value-type="float" office:value="-1.477956" calcext:value-type="float">
            <text:p>-1.477956</text:p>
          </table:table-cell>
          <table:table-cell office:value-type="float" office:value="-0.050678" calcext:value-type="float">
            <text:p>-0.050678</text:p>
          </table:table-cell>
          <table:table-cell office:value-type="float" office:value="0.101602" calcext:value-type="float">
            <text:p>0.101602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62113" calcext:value-type="float">
            <text:p>1.462113</text:p>
          </table:table-cell>
          <table:table-cell office:value-type="float" office:value="3.225997" calcext:value-type="float">
            <text:p>3.225997</text:p>
          </table:table-cell>
          <table:table-cell office:value-type="float" office:value="0.518914" calcext:value-type="float">
            <text:p>0.518914</text:p>
          </table:table-cell>
          <table:table-cell office:value-type="float" office:value="0.291733" calcext:value-type="float">
            <text:p>0.291733</text:p>
          </table:table-cell>
          <table:table-cell office:value-type="float" office:value="0.390408" calcext:value-type="float">
            <text:p>0.390408</text:p>
          </table:table-cell>
          <table:table-cell office:value-type="float" office:value="0.79001" calcext:value-type="float">
            <text:p>0.79001</text:p>
          </table:table-cell>
          <table:table-cell office:value-type="float" office:value="1.472151" calcext:value-type="float">
            <text:p>1.472151</text:p>
          </table:table-cell>
          <table:table-cell office:value-type="float" office:value="0.029192" calcext:value-type="float">
            <text:p>0.029192</text:p>
          </table:table-cell>
          <table:table-cell office:value-type="float" office:value="0.100065" calcext:value-type="float">
            <text:p>0.100065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69582" calcext:value-type="float">
            <text:p>0.169582</text:p>
          </table:table-cell>
          <table:table-cell office:value-type="float" office:value="5.225342" calcext:value-type="float">
            <text:p>5.225342</text:p>
          </table:table-cell>
          <table:table-cell office:value-type="float" office:value="0.80895" calcext:value-type="float">
            <text:p>0.80895</text:p>
          </table:table-cell>
          <table:table-cell office:value-type="float" office:value="1.584264" calcext:value-type="float">
            <text:p>1.584264</text:p>
          </table:table-cell>
          <table:table-cell office:value-type="float" office:value="0.599733" calcext:value-type="float">
            <text:p>0.599733</text:p>
          </table:table-cell>
          <table:table-cell office:value-type="float" office:value="1.287498" calcext:value-type="float">
            <text:p>1.287498</text:p>
          </table:table-cell>
          <table:table-cell office:value-type="float" office:value="3.471496" calcext:value-type="float">
            <text:p>3.471496</text:p>
          </table:table-cell>
          <table:table-cell office:value-type="float" office:value="0.159046" calcext:value-type="float">
            <text:p>0.159046</text:p>
          </table:table-cell>
          <table:table-cell office:value-type="float" office:value="0.100391" calcext:value-type="float">
            <text:p>0.100391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37801" calcext:value-type="float">
            <text:p>0.337801</text:p>
          </table:table-cell>
          <table:table-cell office:value-type="float" office:value="3.625378" calcext:value-type="float">
            <text:p>3.625378</text:p>
          </table:table-cell>
          <table:table-cell office:value-type="float" office:value="0.57685" calcext:value-type="float">
            <text:p>0.57685</text:p>
          </table:table-cell>
          <table:table-cell office:value-type="float" office:value="1.416045" calcext:value-type="float">
            <text:p>1.416045</text:p>
          </table:table-cell>
          <table:table-cell office:value-type="float" office:value="0.626138" calcext:value-type="float">
            <text:p>0.626138</text:p>
          </table:table-cell>
          <table:table-cell office:value-type="float" office:value="-0.170651" calcext:value-type="float">
            <text:p>-0.170651</text:p>
          </table:table-cell>
          <table:table-cell office:value-type="float" office:value="1.871532" calcext:value-type="float">
            <text:p>1.871532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98575" calcext:value-type="float">
            <text:p>0.098575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97924" calcext:value-type="float">
            <text:p>1.797924</text:p>
          </table:table-cell>
          <table:table-cell office:value-type="float" office:value="0.724519" calcext:value-type="float">
            <text:p>0.724519</text:p>
          </table:table-cell>
          <table:table-cell office:value-type="float" office:value="0.156034" calcext:value-type="float">
            <text:p>0.156034</text:p>
          </table:table-cell>
          <table:table-cell office:value-type="float" office:value="-0.044078" calcext:value-type="float">
            <text:p>-0.044078</text:p>
          </table:table-cell>
          <table:table-cell office:value-type="float" office:value="0.459202" calcext:value-type="float">
            <text:p>0.459202</text:p>
          </table:table-cell>
          <table:table-cell office:value-type="float" office:value="-1.444451" calcext:value-type="float">
            <text:p>-1.444451</text:p>
          </table:table-cell>
          <table:table-cell office:value-type="float" office:value="-1.029327" calcext:value-type="float">
            <text:p>-1.029327</text:p>
          </table:table-cell>
          <table:table-cell office:value-type="float" office:value="-0.004456" calcext:value-type="float">
            <text:p>-0.004456</text:p>
          </table:table-cell>
          <table:table-cell office:value-type="float" office:value="0.101085" calcext:value-type="float">
            <text:p>0.101085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06715" calcext:value-type="float">
            <text:p>1.806715</text:p>
          </table:table-cell>
          <table:table-cell office:value-type="float" office:value="2.13413" calcext:value-type="float">
            <text:p>2.13413</text:p>
          </table:table-cell>
          <table:table-cell office:value-type="float" office:value="0.360521" calcext:value-type="float">
            <text:p>0.360521</text:p>
          </table:table-cell>
          <table:table-cell office:value-type="float" office:value="-0.052869" calcext:value-type="float">
            <text:p>-0.052869</text:p>
          </table:table-cell>
          <table:table-cell office:value-type="float" office:value="0.441953" calcext:value-type="float">
            <text:p>0.441953</text:p>
          </table:table-cell>
          <table:table-cell office:value-type="float" office:value="-0.008799" calcext:value-type="float">
            <text:p>-0.008799</text:p>
          </table:table-cell>
          <table:table-cell office:value-type="float" office:value="0.380284" calcext:value-type="float">
            <text:p>0.380284</text:p>
          </table:table-cell>
          <table:table-cell office:value-type="float" office:value="-0.005282" calcext:value-type="float">
            <text:p>-0.005282</text:p>
          </table:table-cell>
          <table:table-cell office:value-type="float" office:value="0.099911" calcext:value-type="float">
            <text:p>0.099911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38654" calcext:value-type="float">
            <text:p>0.338654</text:p>
          </table:table-cell>
          <table:table-cell office:value-type="float" office:value="5.333147" calcext:value-type="float">
            <text:p>5.333147</text:p>
          </table:table-cell>
          <table:table-cell office:value-type="float" office:value="0.824589" calcext:value-type="float">
            <text:p>0.824589</text:p>
          </table:table-cell>
          <table:table-cell office:value-type="float" office:value="1.415192" calcext:value-type="float">
            <text:p>1.415192</text:p>
          </table:table-cell>
          <table:table-cell office:value-type="float" office:value="0.690876" calcext:value-type="float">
            <text:p>0.690876</text:p>
          </table:table-cell>
          <table:table-cell office:value-type="float" office:value="1.473233" calcext:value-type="float">
            <text:p>1.473233</text:p>
          </table:table-cell>
          <table:table-cell office:value-type="float" office:value="3.579301" calcext:value-type="float">
            <text:p>3.579301</text:p>
          </table:table-cell>
          <table:table-cell office:value-type="float" office:value="0.141022" calcext:value-type="float">
            <text:p>0.141022</text:p>
          </table:table-cell>
          <table:table-cell office:value-type="float" office:value="0.099649" calcext:value-type="float">
            <text:p>0.099649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69215" calcext:value-type="float">
            <text:p>0.169215</text:p>
          </table:table-cell>
          <table:table-cell office:value-type="float" office:value="4.317094" calcext:value-type="float">
            <text:p>4.317094</text:p>
          </table:table-cell>
          <table:table-cell office:value-type="float" office:value="0.677195" calcext:value-type="float">
            <text:p>0.677195</text:p>
          </table:table-cell>
          <table:table-cell office:value-type="float" office:value="1.584631" calcext:value-type="float">
            <text:p>1.584631</text:p>
          </table:table-cell>
          <table:table-cell office:value-type="float" office:value="0.809883" calcext:value-type="float">
            <text:p>0.809883</text:p>
          </table:table-cell>
          <table:table-cell office:value-type="float" office:value="0.168733" calcext:value-type="float">
            <text:p>0.168733</text:p>
          </table:table-cell>
          <table:table-cell office:value-type="float" office:value="2.563248" calcext:value-type="float">
            <text:p>2.563248</text:p>
          </table:table-cell>
          <table:table-cell office:value-type="float" office:value="0.159126" calcext:value-type="float">
            <text:p>0.159126</text:p>
          </table:table-cell>
          <table:table-cell office:value-type="float" office:value="0.100418" calcext:value-type="float">
            <text:p>0.100418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03785" calcext:value-type="float">
            <text:p>1.803785</text:p>
          </table:table-cell>
          <table:table-cell office:value-type="float" office:value="0.715223" calcext:value-type="float">
            <text:p>0.715223</text:p>
          </table:table-cell>
          <table:table-cell office:value-type="float" office:value="0.154686" calcext:value-type="float">
            <text:p>0.154686</text:p>
          </table:table-cell>
          <table:table-cell office:value-type="float" office:value="-0.049939" calcext:value-type="float">
            <text:p>-0.049939</text:p>
          </table:table-cell>
          <table:table-cell office:value-type="float" office:value="0.646457" calcext:value-type="float">
            <text:p>0.646457</text:p>
          </table:table-cell>
          <table:table-cell office:value-type="float" office:value="-1.635141" calcext:value-type="float">
            <text:p>-1.635141</text:p>
          </table:table-cell>
          <table:table-cell office:value-type="float" office:value="-1.038623" calcext:value-type="float">
            <text:p>-1.038623</text:p>
          </table:table-cell>
          <table:table-cell office:value-type="float" office:value="-0.004992" calcext:value-type="float">
            <text:p>-0.004992</text:p>
          </table:table-cell>
          <table:table-cell office:value-type="float" office:value="0.099965" calcext:value-type="float">
            <text:p>0.09996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865414" calcext:value-type="float">
            <text:p>2.865414</text:p>
          </table:table-cell>
          <table:table-cell office:value-type="float" office:value="0.029637" calcext:value-type="float">
            <text:p>0.029637</text:p>
          </table:table-cell>
          <table:table-cell office:value-type="float" office:value="0.1" calcext:value-type="float">
            <text:p>0.1</text:p>
          </table:table-cell>
          <table:table-cell office:value-type="float" office:value="-1.111568" calcext:value-type="float">
            <text:p>-1.111568</text:p>
          </table:table-cell>
          <table:table-cell office:value-type="float" office:value="0.45169" calcext:value-type="float">
            <text:p>0.45169</text:p>
          </table:table-cell>
          <table:table-cell office:value-type="float" office:value="-1.064332" calcext:value-type="float">
            <text:p>-1.064332</text:p>
          </table:table-cell>
          <table:table-cell office:value-type="float" office:value="-1.724209" calcext:value-type="float">
            <text:p>-1.724209</text:p>
          </table:table-cell>
          <table:table-cell office:value-type="float" office:value="-0.110874" calcext:value-type="float">
            <text:p>-0.110874</text:p>
          </table:table-cell>
          <table:table-cell office:value-type="float" office:value="0.099746" calcext:value-type="float">
            <text:p>0.099746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544" calcext:value-type="float">
            <text:p>0.84544</text:p>
          </table:table-cell>
          <table:table-cell office:value-type="float" office:value="5.268076" calcext:value-type="float">
            <text:p>5.268076</text:p>
          </table:table-cell>
          <table:table-cell office:value-type="float" office:value="0.81515" calcext:value-type="float">
            <text:p>0.81515</text:p>
          </table:table-cell>
          <table:table-cell office:value-type="float" office:value="0.908406" calcext:value-type="float">
            <text:p>0.908406</text:p>
          </table:table-cell>
          <table:table-cell office:value-type="float" office:value="0.593557" calcext:value-type="float">
            <text:p>0.593557</text:p>
          </table:table-cell>
          <table:table-cell office:value-type="float" office:value="2.012266" calcext:value-type="float">
            <text:p>2.012266</text:p>
          </table:table-cell>
          <table:table-cell office:value-type="float" office:value="3.51423" calcext:value-type="float">
            <text:p>3.51423</text:p>
          </table:table-cell>
          <table:table-cell office:value-type="float" office:value="0.091189" calcext:value-type="float">
            <text:p>0.091189</text:p>
          </table:table-cell>
          <table:table-cell office:value-type="float" office:value="0.100383" calcext:value-type="float">
            <text:p>0.100383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5.091139" calcext:value-type="float">
            <text:p>5.091139</text:p>
          </table:table-cell>
          <table:table-cell office:value-type="float" office:value="0.789482" calcext:value-type="float">
            <text:p>0.789482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40207" calcext:value-type="float">
            <text:p>0.740207</text:p>
          </table:table-cell>
          <table:table-cell office:value-type="float" office:value="0.843239" calcext:value-type="float">
            <text:p>0.843239</text:p>
          </table:table-cell>
          <table:table-cell office:value-type="float" office:value="3.337292" calcext:value-type="float">
            <text:p>3.337292</text:p>
          </table:table-cell>
          <table:table-cell office:value-type="float" office:value="0.175842" calcext:value-type="float">
            <text:p>0.175842</text:p>
          </table:table-cell>
          <table:table-cell office:value-type="float" office:value="0.100261" calcext:value-type="float">
            <text:p>0.100261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36073" calcext:value-type="float">
            <text:p>1.636073</text:p>
          </table:table-cell>
          <table:table-cell office:value-type="float" office:value="0.82665" calcext:value-type="float">
            <text:p>0.82665</text:p>
          </table:table-cell>
          <table:table-cell office:value-type="float" office:value="0.17085" calcext:value-type="float">
            <text:p>0.17085</text:p>
          </table:table-cell>
          <table:table-cell office:value-type="float" office:value="0.117773" calcext:value-type="float">
            <text:p>0.117773</text:p>
          </table:table-cell>
          <table:table-cell office:value-type="float" office:value="0.592926" calcext:value-type="float">
            <text:p>0.592926</text:p>
          </table:table-cell>
          <table:table-cell office:value-type="float" office:value="-1.637895" calcext:value-type="float">
            <text:p>-1.637895</text:p>
          </table:table-cell>
          <table:table-cell office:value-type="float" office:value="-0.927196" calcext:value-type="float">
            <text:p>-0.927196</text:p>
          </table:table-cell>
          <table:table-cell office:value-type="float" office:value="0.011764" calcext:value-type="float">
            <text:p>0.011764</text:p>
          </table:table-cell>
          <table:table-cell office:value-type="float" office:value="0.099889" calcext:value-type="float">
            <text:p>0.099889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478792" calcext:value-type="float">
            <text:p>2.478792</text:p>
          </table:table-cell>
          <table:table-cell office:value-type="float" office:value="0.566086" calcext:value-type="float">
            <text:p>0.566086</text:p>
          </table:table-cell>
          <table:table-cell office:value-type="float" office:value="0.133051" calcext:value-type="float">
            <text:p>0.133051</text:p>
          </table:table-cell>
          <table:table-cell office:value-type="float" office:value="-0.724946" calcext:value-type="float">
            <text:p>-0.724946</text:p>
          </table:table-cell>
          <table:table-cell office:value-type="float" office:value="0.380933" calcext:value-type="float">
            <text:p>0.380933</text:p>
          </table:table-cell>
          <table:table-cell office:value-type="float" office:value="-0.843747" calcext:value-type="float">
            <text:p>-0.843747</text:p>
          </table:table-cell>
          <table:table-cell office:value-type="float" office:value="-1.187761" calcext:value-type="float">
            <text:p>-1.187761</text:p>
          </table:table-cell>
          <table:table-cell office:value-type="float" office:value="-0.072406" calcext:value-type="float">
            <text:p>-0.072406</text:p>
          </table:table-cell>
          <table:table-cell office:value-type="float" office:value="0.099878" calcext:value-type="float">
            <text:p>0.099878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75292" calcext:value-type="float">
            <text:p>0.675292</text:p>
          </table:table-cell>
          <table:table-cell office:value-type="float" office:value="5.131911" calcext:value-type="float">
            <text:p>5.131911</text:p>
          </table:table-cell>
          <table:table-cell office:value-type="float" office:value="0.795397" calcext:value-type="float">
            <text:p>0.795397</text:p>
          </table:table-cell>
          <table:table-cell office:value-type="float" office:value="1.078554" calcext:value-type="float">
            <text:p>1.078554</text:p>
          </table:table-cell>
          <table:table-cell office:value-type="float" office:value="0.493068" calcext:value-type="float">
            <text:p>0.493068</text:p>
          </table:table-cell>
          <table:table-cell office:value-type="float" office:value="1.806443" calcext:value-type="float">
            <text:p>1.806443</text:p>
          </table:table-cell>
          <table:table-cell office:value-type="float" office:value="3.378065" calcext:value-type="float">
            <text:p>3.378065</text:p>
          </table:table-cell>
          <table:table-cell office:value-type="float" office:value="0.10768" calcext:value-type="float">
            <text:p>0.10768</text:p>
          </table:table-cell>
          <table:table-cell office:value-type="float" office:value="0.099837" calcext:value-type="float">
            <text:p>0.099837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056281" calcext:value-type="float">
            <text:p>0.056281</text:p>
          </table:table-cell>
          <table:table-cell office:value-type="float" office:value="4.744284" calcext:value-type="float">
            <text:p>4.744284</text:p>
          </table:table-cell>
          <table:table-cell office:value-type="float" office:value="0.739165" calcext:value-type="float">
            <text:p>0.739165</text:p>
          </table:table-cell>
          <table:table-cell office:value-type="float" office:value="1.697565" calcext:value-type="float">
            <text:p>1.697565</text:p>
          </table:table-cell>
          <table:table-cell office:value-type="float" office:value="0.665969" calcext:value-type="float">
            <text:p>0.665969</text:p>
          </table:table-cell>
          <table:table-cell office:value-type="float" office:value="0.626903" calcext:value-type="float">
            <text:p>0.626903</text:p>
          </table:table-cell>
          <table:table-cell office:value-type="float" office:value="2.990438" calcext:value-type="float">
            <text:p>2.990438</text:p>
          </table:table-cell>
          <table:table-cell office:value-type="float" office:value="0.167619" calcext:value-type="float">
            <text:p>0.167619</text:p>
          </table:table-cell>
          <table:table-cell office:value-type="float" office:value="0.098741" calcext:value-type="float">
            <text:p>0.098741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49302" calcext:value-type="float">
            <text:p>1.349302</text:p>
          </table:table-cell>
          <table:table-cell office:value-type="float" office:value="1.42882" calcext:value-type="float">
            <text:p>1.42882</text:p>
          </table:table-cell>
          <table:table-cell office:value-type="float" office:value="0.258204" calcext:value-type="float">
            <text:p>0.258204</text:p>
          </table:table-cell>
          <table:table-cell office:value-type="float" office:value="0.404544" calcext:value-type="float">
            <text:p>0.404544</text:p>
          </table:table-cell>
          <table:table-cell office:value-type="float" office:value="0.565342" calcext:value-type="float">
            <text:p>0.565342</text:p>
          </table:table-cell>
          <table:table-cell office:value-type="float" office:value="-1.294912" calcext:value-type="float">
            <text:p>-1.294912</text:p>
          </table:table-cell>
          <table:table-cell office:value-type="float" office:value="-0.325026" calcext:value-type="float">
            <text:p>-0.325026</text:p>
          </table:table-cell>
          <table:table-cell office:value-type="float" office:value="0.040395" calcext:value-type="float">
            <text:p>0.040395</text:p>
          </table:table-cell>
          <table:table-cell office:value-type="float" office:value="0.099854" calcext:value-type="float">
            <text:p>0.099854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317456" calcext:value-type="float">
            <text:p>2.317456</text:p>
          </table:table-cell>
          <table:table-cell office:value-type="float" office:value="0.584818" calcext:value-type="float">
            <text:p>0.584818</text:p>
          </table:table-cell>
          <table:table-cell office:value-type="float" office:value="0.135768" calcext:value-type="float">
            <text:p>0.135768</text:p>
          </table:table-cell>
          <table:table-cell office:value-type="float" office:value="-0.56361" calcext:value-type="float">
            <text:p>-0.56361</text:p>
          </table:table-cell>
          <table:table-cell office:value-type="float" office:value="0.349048" calcext:value-type="float">
            <text:p>0.349048</text:p>
          </table:table-cell>
          <table:table-cell office:value-type="float" office:value="-0.954466" calcext:value-type="float">
            <text:p>-0.954466</text:p>
          </table:table-cell>
          <table:table-cell office:value-type="float" office:value="-1.169028" calcext:value-type="float">
            <text:p>-1.169028</text:p>
          </table:table-cell>
          <table:table-cell office:value-type="float" office:value="-0.057169" calcext:value-type="float">
            <text:p>-0.057169</text:p>
          </table:table-cell>
          <table:table-cell office:value-type="float" office:value="0.101434" calcext:value-type="float">
            <text:p>0.101434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3199" calcext:value-type="float">
            <text:p>0.733199</text:p>
          </table:table-cell>
          <table:table-cell office:value-type="float" office:value="4.820288" calcext:value-type="float">
            <text:p>4.820288</text:p>
          </table:table-cell>
          <table:table-cell office:value-type="float" office:value="0.750191" calcext:value-type="float">
            <text:p>0.750191</text:p>
          </table:table-cell>
          <table:table-cell office:value-type="float" office:value="1.020647" calcext:value-type="float">
            <text:p>1.020647</text:p>
          </table:table-cell>
          <table:table-cell office:value-type="float" office:value="0.455732" calcext:value-type="float">
            <text:p>0.455732</text:p>
          </table:table-cell>
          <table:table-cell office:value-type="float" office:value="1.590063" calcext:value-type="float">
            <text:p>1.590063</text:p>
          </table:table-cell>
          <table:table-cell office:value-type="float" office:value="3.066442" calcext:value-type="float">
            <text:p>3.066442</text:p>
          </table:table-cell>
          <table:table-cell office:value-type="float" office:value="0.101692" calcext:value-type="float">
            <text:p>0.101692</text:p>
          </table:table-cell>
          <table:table-cell office:value-type="float" office:value="0.099635" calcext:value-type="float">
            <text:p>0.099635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05644" calcext:value-type="float">
            <text:p>0.05644</text:p>
          </table:table-cell>
          <table:table-cell office:value-type="float" office:value="4.862782" calcext:value-type="float">
            <text:p>4.862782</text:p>
          </table:table-cell>
          <table:table-cell office:value-type="float" office:value="0.756355" calcext:value-type="float">
            <text:p>0.756355</text:p>
          </table:table-cell>
          <table:table-cell office:value-type="float" office:value="1.697406" calcext:value-type="float">
            <text:p>1.697406</text:p>
          </table:table-cell>
          <table:table-cell office:value-type="float" office:value="0.736876" calcext:value-type="float">
            <text:p>0.736876</text:p>
          </table:table-cell>
          <table:table-cell office:value-type="float" office:value="0.674654" calcext:value-type="float">
            <text:p>0.674654</text:p>
          </table:table-cell>
          <table:table-cell office:value-type="float" office:value="3.108936" calcext:value-type="float">
            <text:p>3.108936</text:p>
          </table:table-cell>
          <table:table-cell office:value-type="float" office:value="0.17027" calcext:value-type="float">
            <text:p>0.17027</text:p>
          </table:table-cell>
          <table:table-cell office:value-type="float" office:value="0.100312" calcext:value-type="float">
            <text:p>0.100312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4104" calcext:value-type="float">
            <text:p>1.014104</text:p>
          </table:table-cell>
          <table:table-cell office:value-type="float" office:value="2.241239" calcext:value-type="float">
            <text:p>2.241239</text:p>
          </table:table-cell>
          <table:table-cell office:value-type="float" office:value="0.376059" calcext:value-type="float">
            <text:p>0.376059</text:p>
          </table:table-cell>
          <table:table-cell office:value-type="float" office:value="0.739742" calcext:value-type="float">
            <text:p>0.739742</text:p>
          </table:table-cell>
          <table:table-cell office:value-type="float" office:value="0.718646" calcext:value-type="float">
            <text:p>0.718646</text:p>
          </table:table-cell>
          <table:table-cell office:value-type="float" office:value="-0.970995" calcext:value-type="float">
            <text:p>-0.970995</text:p>
          </table:table-cell>
          <table:table-cell office:value-type="float" office:value="0.487393" calcext:value-type="float">
            <text:p>0.487393</text:p>
          </table:table-cell>
          <table:table-cell office:value-type="float" office:value="0.072959" calcext:value-type="float">
            <text:p>0.072959</text:p>
          </table:table-cell>
          <table:table-cell office:value-type="float" office:value="0.098627" calcext:value-type="float">
            <text:p>0.098627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418565" calcext:value-type="float">
            <text:p>2.418565</text:p>
          </table:table-cell>
          <table:table-cell office:value-type="float" office:value="0.180056" calcext:value-type="float">
            <text:p>0.180056</text:p>
          </table:table-cell>
          <table:table-cell office:value-type="float" office:value="0.1" calcext:value-type="float">
            <text:p>0.1</text:p>
          </table:table-cell>
          <table:table-cell office:value-type="float" office:value="-0.664718" calcext:value-type="float">
            <text:p>-0.664718</text:p>
          </table:table-cell>
          <table:table-cell office:value-type="float" office:value="0.475371" calcext:value-type="float">
            <text:p>0.475371</text:p>
          </table:table-cell>
          <table:table-cell office:value-type="float" office:value="-1.384442" calcext:value-type="float">
            <text:p>-1.384442</text:p>
          </table:table-cell>
          <table:table-cell office:value-type="float" office:value="-1.57379" calcext:value-type="float">
            <text:p>-1.57379</text:p>
          </table:table-cell>
          <table:table-cell office:value-type="float" office:value="-0.067433" calcext:value-type="float">
            <text:p>-0.067433</text:p>
          </table:table-cell>
          <table:table-cell office:value-type="float" office:value="0.101446" calcext:value-type="float">
            <text:p>0.101446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1743" calcext:value-type="float">
            <text:p>1.351743</text:p>
          </table:table-cell>
          <table:table-cell office:value-type="float" office:value="3.727729" calcext:value-type="float">
            <text:p>3.727729</text:p>
          </table:table-cell>
          <table:table-cell office:value-type="float" office:value="0.591698" calcext:value-type="float">
            <text:p>0.591698</text:p>
          </table:table-cell>
          <table:table-cell office:value-type="float" office:value="0.402103" calcext:value-type="float">
            <text:p>0.402103</text:p>
          </table:table-cell>
          <table:table-cell office:value-type="float" office:value="0.503773" calcext:value-type="float">
            <text:p>0.503773</text:p>
          </table:table-cell>
          <table:table-cell office:value-type="float" office:value="1.068007" calcext:value-type="float">
            <text:p>1.068007</text:p>
          </table:table-cell>
          <table:table-cell office:value-type="float" office:value="1.973883" calcext:value-type="float">
            <text:p>1.973883</text:p>
          </table:table-cell>
          <table:table-cell office:value-type="float" office:value="0.040166" calcext:value-type="float">
            <text:p>0.040166</text:p>
          </table:table-cell>
          <table:table-cell office:value-type="float" office:value="0.099889" calcext:value-type="float">
            <text:p>0.099889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5.607319" calcext:value-type="float">
            <text:p>5.607319</text:p>
          </table:table-cell>
          <table:table-cell office:value-type="float" office:value="0.864362" calcext:value-type="float">
            <text:p>0.864362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52114" calcext:value-type="float">
            <text:p>0.752114</text:p>
          </table:table-cell>
          <table:table-cell office:value-type="float" office:value="1.347513" calcext:value-type="float">
            <text:p>1.347513</text:p>
          </table:table-cell>
          <table:table-cell office:value-type="float" office:value="3.853473" calcext:value-type="float">
            <text:p>3.853473</text:p>
          </table:table-cell>
          <table:table-cell office:value-type="float" office:value="0.175935" calcext:value-type="float">
            <text:p>0.175935</text:p>
          </table:table-cell>
          <table:table-cell office:value-type="float" office:value="0.100314" calcext:value-type="float">
            <text:p>0.100314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4457" calcext:value-type="float">
            <text:p>0.564457</text:p>
          </table:table-cell>
          <table:table-cell office:value-type="float" office:value="3.140618" calcext:value-type="float">
            <text:p>3.140618</text:p>
          </table:table-cell>
          <table:table-cell office:value-type="float" office:value="0.506528" calcext:value-type="float">
            <text:p>0.506528</text:p>
          </table:table-cell>
          <table:table-cell office:value-type="float" office:value="1.189389" calcext:value-type="float">
            <text:p>1.189389</text:p>
          </table:table-cell>
          <table:table-cell office:value-type="float" office:value="0.763107" calcext:value-type="float">
            <text:p>0.763107</text:p>
          </table:table-cell>
          <table:table-cell office:value-type="float" office:value="-0.565724" calcext:value-type="float">
            <text:p>-0.565724</text:p>
          </table:table-cell>
          <table:table-cell office:value-type="float" office:value="1.386772" calcext:value-type="float">
            <text:p>1.386772</text:p>
          </table:table-cell>
          <table:table-cell office:value-type="float" office:value="0.118673" calcext:value-type="float">
            <text:p>0.118673</text:p>
          </table:table-cell>
          <table:table-cell office:value-type="float" office:value="0.099776" calcext:value-type="float">
            <text:p>0.099776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04603" calcext:value-type="float">
            <text:p>1.804603</text:p>
          </table:table-cell>
          <table:table-cell office:value-type="float" office:value="1.056412" calcext:value-type="float">
            <text:p>1.056412</text:p>
          </table:table-cell>
          <table:table-cell office:value-type="float" office:value="0.204181" calcext:value-type="float">
            <text:p>0.204181</text:p>
          </table:table-cell>
          <table:table-cell office:value-type="float" office:value="-0.050757" calcext:value-type="float">
            <text:p>-0.050757</text:p>
          </table:table-cell>
          <table:table-cell office:value-type="float" office:value="0.590399" calcext:value-type="float">
            <text:p>0.590399</text:p>
          </table:table-cell>
          <table:table-cell office:value-type="float" office:value="-1.237077" calcext:value-type="float">
            <text:p>-1.237077</text:p>
          </table:table-cell>
          <table:table-cell office:value-type="float" office:value="-0.697435" calcext:value-type="float">
            <text:p>-0.697435</text:p>
          </table:table-cell>
          <table:table-cell office:value-type="float" office:value="-0.005088" calcext:value-type="float">
            <text:p>-0.005088</text:p>
          </table:table-cell>
          <table:table-cell office:value-type="float" office:value="0.100248" calcext:value-type="float">
            <text:p>0.100248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3238" calcext:value-type="float">
            <text:p>1.63238</text:p>
          </table:table-cell>
          <table:table-cell office:value-type="float" office:value="2.610462" calcext:value-type="float">
            <text:p>2.610462</text:p>
          </table:table-cell>
          <table:table-cell office:value-type="float" office:value="0.42962" calcext:value-type="float">
            <text:p>0.42962</text:p>
          </table:table-cell>
          <table:table-cell office:value-type="float" office:value="0.121467" calcext:value-type="float">
            <text:p>0.121467</text:p>
          </table:table-cell>
          <table:table-cell office:value-type="float" office:value="0.562092" calcext:value-type="float">
            <text:p>0.562092</text:p>
          </table:table-cell>
          <table:table-cell office:value-type="float" office:value="0.173057" calcext:value-type="float">
            <text:p>0.173057</text:p>
          </table:table-cell>
          <table:table-cell office:value-type="float" office:value="0.856616" calcext:value-type="float">
            <text:p>0.856616</text:p>
          </table:table-cell>
          <table:table-cell office:value-type="float" office:value="0.012088" calcext:value-type="float">
            <text:p>0.012088</text:p>
          </table:table-cell>
          <table:table-cell office:value-type="float" office:value="0.099518" calcext:value-type="float">
            <text:p>0.099518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25169" calcext:value-type="float">
            <text:p>0.225169</text:p>
          </table:table-cell>
          <table:table-cell office:value-type="float" office:value="5.456743" calcext:value-type="float">
            <text:p>5.456743</text:p>
          </table:table-cell>
          <table:table-cell office:value-type="float" office:value="0.842519" calcext:value-type="float">
            <text:p>0.842519</text:p>
          </table:table-cell>
          <table:table-cell office:value-type="float" office:value="1.528677" calcext:value-type="float">
            <text:p>1.528677</text:p>
          </table:table-cell>
          <table:table-cell office:value-type="float" office:value="0.772756" calcext:value-type="float">
            <text:p>0.772756</text:p>
          </table:table-cell>
          <table:table-cell office:value-type="float" office:value="1.401465" calcext:value-type="float">
            <text:p>1.401465</text:p>
          </table:table-cell>
          <table:table-cell office:value-type="float" office:value="3.702897" calcext:value-type="float">
            <text:p>3.702897</text:p>
          </table:table-cell>
          <table:table-cell office:value-type="float" office:value="0.153494" calcext:value-type="float">
            <text:p>0.153494</text:p>
          </table:table-cell>
          <table:table-cell office:value-type="float" office:value="0.10041" calcext:value-type="float">
            <text:p>0.10041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69291" calcext:value-type="float">
            <text:p>0.169291</text:p>
          </table:table-cell>
          <table:table-cell office:value-type="float" office:value="4.223533" calcext:value-type="float">
            <text:p>4.223533</text:p>
          </table:table-cell>
          <table:table-cell office:value-type="float" office:value="0.663622" calcext:value-type="float">
            <text:p>0.663622</text:p>
          </table:table-cell>
          <table:table-cell office:value-type="float" office:value="1.584555" calcext:value-type="float">
            <text:p>1.584555</text:p>
          </table:table-cell>
          <table:table-cell office:value-type="float" office:value="0.82911" calcext:value-type="float">
            <text:p>0.82911</text:p>
          </table:table-cell>
          <table:table-cell office:value-type="float" office:value="0.056022" calcext:value-type="float">
            <text:p>0.056022</text:p>
          </table:table-cell>
          <table:table-cell office:value-type="float" office:value="2.469687" calcext:value-type="float">
            <text:p>2.469687</text:p>
          </table:table-cell>
          <table:table-cell office:value-type="float" office:value="0.158047" calcext:value-type="float">
            <text:p>0.158047</text:p>
          </table:table-cell>
          <table:table-cell office:value-type="float" office:value="0.099742" calcext:value-type="float">
            <text:p>0.099742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16454" calcext:value-type="float">
            <text:p>1.516454</text:p>
          </table:table-cell>
          <table:table-cell office:value-type="float" office:value="1.324883" calcext:value-type="float">
            <text:p>1.324883</text:p>
          </table:table-cell>
          <table:table-cell office:value-type="float" office:value="0.243127" calcext:value-type="float">
            <text:p>0.243127</text:p>
          </table:table-cell>
          <table:table-cell office:value-type="float" office:value="0.237392" calcext:value-type="float">
            <text:p>0.237392</text:p>
          </table:table-cell>
          <table:table-cell office:value-type="float" office:value="0.682548" calcext:value-type="float">
            <text:p>0.682548</text:p>
          </table:table-cell>
          <table:table-cell office:value-type="float" office:value="-1.348904" calcext:value-type="float">
            <text:p>-1.348904</text:p>
          </table:table-cell>
          <table:table-cell office:value-type="float" office:value="-0.428963" calcext:value-type="float">
            <text:p>-0.428963</text:p>
          </table:table-cell>
          <table:table-cell office:value-type="float" office:value="0.023709" calcext:value-type="float">
            <text:p>0.023709</text:p>
          </table:table-cell>
          <table:table-cell office:value-type="float" office:value="0.099871" calcext:value-type="float">
            <text:p>0.099871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089599" calcext:value-type="float">
            <text:p>2.089599</text:p>
          </table:table-cell>
          <table:table-cell office:value-type="float" office:value="1.423471" calcext:value-type="float">
            <text:p>1.423471</text:p>
          </table:table-cell>
          <table:table-cell office:value-type="float" office:value="0.257428" calcext:value-type="float">
            <text:p>0.257428</text:p>
          </table:table-cell>
          <table:table-cell office:value-type="float" office:value="-0.335753" calcext:value-type="float">
            <text:p>-0.335753</text:p>
          </table:table-cell>
          <table:table-cell office:value-type="float" office:value="0.575858" calcext:value-type="float">
            <text:p>0.575858</text:p>
          </table:table-cell>
          <table:table-cell office:value-type="float" office:value="-0.570481" calcext:value-type="float">
            <text:p>-0.570481</text:p>
          </table:table-cell>
          <table:table-cell office:value-type="float" office:value="-0.330376" calcext:value-type="float">
            <text:p>-0.330376</text:p>
          </table:table-cell>
          <table:table-cell office:value-type="float" office:value="-0.033732" calcext:value-type="float">
            <text:p>-0.033732</text:p>
          </table:table-cell>
          <table:table-cell office:value-type="float" office:value="0.100467" calcext:value-type="float">
            <text:p>0.100467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1145" calcext:value-type="float">
            <text:p>0.451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51145" calcext:value-type="float">
            <text:p>-0.451145</text:p>
          </table:table-cell>
          <table:table-cell office:value-type="float" office:value="0.598275" calcext:value-type="float">
            <text:p>0.598275</text:p>
          </table:table-cell>
          <table:table-cell office:value-type="float" office:value="-0.115646" calcext:value-type="float">
            <text:p>-0.115646</text:p>
          </table:table-cell>
          <table:table-cell office:value-type="float" office:value="0.031484" calcext:value-type="float">
            <text:p>0.031484</text:p>
          </table:table-cell>
          <table:table-cell office:value-type="float" office:value="-0.045016" calcext:value-type="float">
            <text:p>-0.045016</text:p>
          </table:table-cell>
          <table:table-cell office:value-type="float" office:value="0.099781" calcext:value-type="float">
            <text:p>0.099781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58109" calcext:value-type="float">
            <text:p>0.558109</text:p>
          </table:table-cell>
          <table:table-cell office:value-type="float" office:value="0.450442" calcext:value-type="float">
            <text:p>0.450442</text:p>
          </table:table-cell>
          <table:table-cell office:value-type="float" office:value="1.008552" calcext:value-type="float">
            <text:p>1.008552</text:p>
          </table:table-cell>
          <table:table-cell office:value-type="float" office:value="0" calcext:value-type="float">
            <text:p>0</text:p>
          </table:table-cell>
          <table:table-cell office:value-type="float" office:value="0.100156" calcext:value-type="float">
            <text:p>0.100156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5947" calcext:value-type="float">
            <text:p>0.67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5947" calcext:value-type="float">
            <text:p>-0.675947</text:p>
          </table:table-cell>
          <table:table-cell office:value-type="float" office:value="0.314984" calcext:value-type="float">
            <text:p>0.314984</text:p>
          </table:table-cell>
          <table:table-cell office:value-type="float" office:value="-0.68002" calcext:value-type="float">
            <text:p>-0.68002</text:p>
          </table:table-cell>
          <table:table-cell office:value-type="float" office:value="-1.040983" calcext:value-type="float">
            <text:p>-1.040983</text:p>
          </table:table-cell>
          <table:table-cell office:value-type="float" office:value="-0.06719" calcext:value-type="float">
            <text:p>-0.06719</text:p>
          </table:table-cell>
          <table:table-cell office:value-type="float" office:value="0.099401" calcext:value-type="float">
            <text:p>0.099401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273" calcext:value-type="float">
            <text:p>0.73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273" calcext:value-type="float">
            <text:p>-0.73273</text:p>
          </table:table-cell>
          <table:table-cell office:value-type="float" office:value="0.122978" calcext:value-type="float">
            <text:p>0.122978</text:p>
          </table:table-cell>
          <table:table-cell office:value-type="float" office:value="-0.056736" calcext:value-type="float">
            <text:p>-0.056736</text:p>
          </table:table-cell>
          <table:table-cell office:value-type="float" office:value="-0.666488" calcext:value-type="float">
            <text:p>-0.666488</text:p>
          </table:table-cell>
          <table:table-cell office:value-type="float" office:value="-0.073334" calcext:value-type="float">
            <text:p>-0.073334</text:p>
          </table:table-cell>
          <table:table-cell office:value-type="float" office:value="0.100083" calcext:value-type="float">
            <text:p>0.100083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6356" calcext:value-type="float">
            <text:p>0.05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6356" calcext:value-type="float">
            <text:p>-0.056356</text:p>
          </table:table-cell>
          <table:table-cell office:value-type="float" office:value="0.12243" calcext:value-type="float">
            <text:p>0.12243</text:p>
          </table:table-cell>
          <table:table-cell office:value-type="float" office:value="0.676246" calcext:value-type="float">
            <text:p>0.676246</text:p>
          </table:table-cell>
          <table:table-cell office:value-type="float" office:value="0.742319" calcext:value-type="float">
            <text:p>0.742319</text:p>
          </table:table-cell>
          <table:table-cell office:value-type="float" office:value="-0.005637" calcext:value-type="float">
            <text:p>-0.005637</text:p>
          </table:table-cell>
          <table:table-cell office:value-type="float" office:value="0.100019" calcext:value-type="float">
            <text:p>0.100019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10341" calcext:value-type="float">
            <text:p>0.110341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166841" calcext:value-type="float">
            <text:p>0.166841</text:p>
          </table:table-cell>
          <table:table-cell office:value-type="float" office:value="0" calcext:value-type="float">
            <text:p>0</text:p>
          </table:table-cell>
          <table:table-cell office:value-type="float" office:value="0.099745" calcext:value-type="float">
            <text:p>0.099745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9.496223" calcext:value-type="float">
            <text:p>9.496223</text:p>
          </table:table-cell>
          <table:table-cell office:value-type="float" office:value="1" calcext:value-type="float">
            <text:p>1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264438" calcext:value-type="float">
            <text:p>0.264438</text:p>
          </table:table-cell>
          <table:table-cell office:value-type="float" office:value="3.077939" calcext:value-type="float">
            <text:p>3.077939</text:p>
          </table:table-cell>
          <table:table-cell office:value-type="float" office:value="6.4193" calcext:value-type="float">
            <text:p>6.4193</text:p>
          </table:table-cell>
          <table:table-cell office:value-type="float" office:value="0.307591" calcext:value-type="float">
            <text:p>0.307591</text:p>
          </table:table-cell>
          <table:table-cell office:value-type="float" office:value="0.099967" calcext:value-type="float">
            <text:p>0.099967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6.56441" calcext:value-type="float">
            <text:p>6.56441</text:p>
          </table:table-cell>
          <table:table-cell office:value-type="float" office:value="1" calcext:value-type="float">
            <text:p>1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10563" calcext:value-type="float">
            <text:p>0.410563</text:p>
          </table:table-cell>
          <table:table-cell office:value-type="float" office:value="0" calcext:value-type="float">
            <text:p>0</text:p>
          </table:table-cell>
          <table:table-cell office:value-type="float" office:value="3.487486" calcext:value-type="float">
            <text:p>3.487486</text:p>
          </table:table-cell>
          <table:table-cell office:value-type="float" office:value="0.304172" calcext:value-type="float">
            <text:p>0.304172</text:p>
          </table:table-cell>
          <table:table-cell office:value-type="float" office:value="0.098856" calcext:value-type="float">
            <text:p>0.098856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57099" calcext:value-type="float">
            <text:p>3.157099</text:p>
          </table:table-cell>
          <table:table-cell office:value-type="float" office:value="0.228281" calcext:value-type="float">
            <text:p>0.228281</text:p>
          </table:table-cell>
          <table:table-cell office:value-type="float" office:value="0.1" calcext:value-type="float">
            <text:p>0.1</text:p>
          </table:table-cell>
          <table:table-cell office:value-type="float" office:value="-0.080175" calcext:value-type="float">
            <text:p>-0.080175</text:p>
          </table:table-cell>
          <table:table-cell office:value-type="float" office:value="0.378812" calcext:value-type="float">
            <text:p>0.378812</text:p>
          </table:table-cell>
          <table:table-cell office:value-type="float" office:value="-3.147279" calcext:value-type="float">
            <text:p>-3.147279</text:p>
          </table:table-cell>
          <table:table-cell office:value-type="float" office:value="-2.848642" calcext:value-type="float">
            <text:p>-2.848642</text:p>
          </table:table-cell>
          <table:table-cell office:value-type="float" office:value="-0.008043" calcext:value-type="float">
            <text:p>-0.008043</text:p>
          </table:table-cell>
          <table:table-cell office:value-type="float" office:value="0.100312" calcext:value-type="float">
            <text:p>0.100312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205544" calcext:value-type="float">
            <text:p>6.205544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128621" calcext:value-type="float">
            <text:p>-3.128621</text:p>
          </table:table-cell>
          <table:table-cell office:value-type="float" office:value="0.100581" calcext:value-type="float">
            <text:p>0.100581</text:p>
          </table:table-cell>
          <table:table-cell office:value-type="float" office:value="-3.057224" calcext:value-type="float">
            <text:p>-3.057224</text:p>
          </table:table-cell>
          <table:table-cell office:value-type="float" office:value="-6.085265" calcext:value-type="float">
            <text:p>-6.085265</text:p>
          </table:table-cell>
          <table:table-cell office:value-type="float" office:value="-0.311964" calcext:value-type="float">
            <text:p>-0.311964</text:p>
          </table:table-cell>
          <table:table-cell office:value-type="float" office:value="0.099713" calcext:value-type="float">
            <text:p>0.099713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242939" calcext:value-type="float">
            <text:p>5.242939</text:p>
          </table:table-cell>
          <table:table-cell office:value-type="float" office:value="1.801293" calcext:value-type="float">
            <text:p>1.801293</text:p>
          </table:table-cell>
          <table:table-cell office:value-type="float" office:value="0.312238" calcext:value-type="float">
            <text:p>0.312238</text:p>
          </table:table-cell>
          <table:table-cell office:value-type="float" office:value="-2.166015" calcext:value-type="float">
            <text:p>-2.166015</text:p>
          </table:table-cell>
          <table:table-cell office:value-type="float" office:value="-0.071229" calcext:value-type="float">
            <text:p>-0.071229</text:p>
          </table:table-cell>
          <table:table-cell office:value-type="float" office:value="0.961614" calcext:value-type="float">
            <text:p>0.961614</text:p>
          </table:table-cell>
          <table:table-cell office:value-type="float" office:value="-1.27563" calcext:value-type="float">
            <text:p>-1.27563</text:p>
          </table:table-cell>
          <table:table-cell office:value-type="float" office:value="-0.216825" calcext:value-type="float">
            <text:p>-0.216825</text:p>
          </table:table-cell>
          <table:table-cell office:value-type="float" office:value="0.100103" calcext:value-type="float">
            <text:p>0.100103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295185" calcext:value-type="float">
            <text:p>5.295185</text:p>
          </table:table-cell>
          <table:table-cell office:value-type="float" office:value="0.513281" calcext:value-type="float">
            <text:p>0.513281</text:p>
          </table:table-cell>
          <table:table-cell office:value-type="float" office:value="0.125391" calcext:value-type="float">
            <text:p>0.125391</text:p>
          </table:table-cell>
          <table:table-cell office:value-type="float" office:value="-2.218262" calcext:value-type="float">
            <text:p>-2.218262</text:p>
          </table:table-cell>
          <table:table-cell office:value-type="float" office:value="-0.293159" calcext:value-type="float">
            <text:p>-0.293159</text:p>
          </table:table-cell>
          <table:table-cell office:value-type="float" office:value="-0.052222" calcext:value-type="float">
            <text:p>-0.052222</text:p>
          </table:table-cell>
          <table:table-cell office:value-type="float" office:value="-2.563642" calcext:value-type="float">
            <text:p>-2.563642</text:p>
          </table:table-cell>
          <table:table-cell office:value-type="float" office:value="-0.22193" calcext:value-type="float">
            <text:p>-0.22193</text:p>
          </table:table-cell>
          <table:table-cell office:value-type="float" office:value="0.100047" calcext:value-type="float">
            <text:p>0.100047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84802" calcext:value-type="float">
            <text:p>4.84802</text:p>
          </table:table-cell>
          <table:table-cell office:value-type="float" office:value="1.350057" calcext:value-type="float">
            <text:p>1.350057</text:p>
          </table:table-cell>
          <table:table-cell office:value-type="float" office:value="0.246779" calcext:value-type="float">
            <text:p>0.246779</text:p>
          </table:table-cell>
          <table:table-cell office:value-type="float" office:value="-1.771097" calcext:value-type="float">
            <text:p>-1.771097</text:p>
          </table:table-cell>
          <table:table-cell office:value-type="float" office:value="-0.403038" calcext:value-type="float">
            <text:p>-0.403038</text:p>
          </table:table-cell>
          <table:table-cell office:value-type="float" office:value="0.447268" calcext:value-type="float">
            <text:p>0.447268</text:p>
          </table:table-cell>
          <table:table-cell office:value-type="float" office:value="-1.726867" calcext:value-type="float">
            <text:p>-1.726867</text:p>
          </table:table-cell>
          <table:table-cell office:value-type="float" office:value="-0.177069" calcext:value-type="float">
            <text:p>-0.177069</text:p>
          </table:table-cell>
          <table:table-cell office:value-type="float" office:value="0.099977" calcext:value-type="float">
            <text:p>0.099977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57143" calcext:value-type="float">
            <text:p>4.057143</text:p>
          </table:table-cell>
          <table:table-cell office:value-type="float" office:value="2.447841" calcext:value-type="float">
            <text:p>2.447841</text:p>
          </table:table-cell>
          <table:table-cell office:value-type="float" office:value="0.40603" calcext:value-type="float">
            <text:p>0.40603</text:p>
          </table:table-cell>
          <table:table-cell office:value-type="float" office:value="-0.98022" calcext:value-type="float">
            <text:p>-0.98022</text:p>
          </table:table-cell>
          <table:table-cell office:value-type="float" office:value="-0.429067" calcext:value-type="float">
            <text:p>-0.429067</text:p>
          </table:table-cell>
          <table:table-cell office:value-type="float" office:value="0.780204" calcext:value-type="float">
            <text:p>0.780204</text:p>
          </table:table-cell>
          <table:table-cell office:value-type="float" office:value="-0.629082" calcext:value-type="float">
            <text:p>-0.629082</text:p>
          </table:table-cell>
          <table:table-cell office:value-type="float" office:value="-0.099363" calcext:value-type="float">
            <text:p>-0.099363</text:p>
          </table:table-cell>
          <table:table-cell office:value-type="float" office:value="0.101368" calcext:value-type="float">
            <text:p>0.101368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8867" calcext:value-type="float">
            <text:p>3.88867</text:p>
          </table:table-cell>
          <table:table-cell office:value-type="float" office:value="1.932541" calcext:value-type="float">
            <text:p>1.932541</text:p>
          </table:table-cell>
          <table:table-cell office:value-type="float" office:value="0.331277" calcext:value-type="float">
            <text:p>0.331277</text:p>
          </table:table-cell>
          <table:table-cell office:value-type="float" office:value="-0.811747" calcext:value-type="float">
            <text:p>-0.811747</text:p>
          </table:table-cell>
          <table:table-cell office:value-type="float" office:value="-0.503478" calcext:value-type="float">
            <text:p>-0.503478</text:p>
          </table:table-cell>
          <table:table-cell office:value-type="float" office:value="0.170844" calcext:value-type="float">
            <text:p>0.170844</text:p>
          </table:table-cell>
          <table:table-cell office:value-type="float" office:value="-1.144382" calcext:value-type="float">
            <text:p>-1.144382</text:p>
          </table:table-cell>
          <table:table-cell office:value-type="float" office:value="-0.080048" calcext:value-type="float">
            <text:p>-0.080048</text:p>
          </table:table-cell>
          <table:table-cell office:value-type="float" office:value="0.098612" calcext:value-type="float">
            <text:p>0.098612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26967" calcext:value-type="float">
            <text:p>3.326967</text:p>
          </table:table-cell>
          <table:table-cell office:value-type="float" office:value="2.860042" calcext:value-type="float">
            <text:p>2.860042</text:p>
          </table:table-cell>
          <table:table-cell office:value-type="float" office:value="0.465826" calcext:value-type="float">
            <text:p>0.465826</text:p>
          </table:table-cell>
          <table:table-cell office:value-type="float" office:value="-0.250044" calcext:value-type="float">
            <text:p>-0.250044</text:p>
          </table:table-cell>
          <table:table-cell office:value-type="float" office:value="-0.528485" calcext:value-type="float">
            <text:p>-0.528485</text:p>
          </table:table-cell>
          <table:table-cell office:value-type="float" office:value="0.561647" calcext:value-type="float">
            <text:p>0.561647</text:p>
          </table:table-cell>
          <table:table-cell office:value-type="float" office:value="-0.216882" calcext:value-type="float">
            <text:p>-0.216882</text:p>
          </table:table-cell>
          <table:table-cell office:value-type="float" office:value="-0.025007" calcext:value-type="float">
            <text:p>-0.025007</text:p>
          </table:table-cell>
          <table:table-cell office:value-type="float" office:value="0.10001" calcext:value-type="float">
            <text:p>0.10001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138" calcext:value-type="float">
            <text:p>3.66138</text:p>
          </table:table-cell>
          <table:table-cell office:value-type="float" office:value="1.263462" calcext:value-type="float">
            <text:p>1.263462</text:p>
          </table:table-cell>
          <table:table-cell office:value-type="float" office:value="0.234217" calcext:value-type="float">
            <text:p>0.234217</text:p>
          </table:table-cell>
          <table:table-cell office:value-type="float" office:value="-0.584457" calcext:value-type="float">
            <text:p>-0.584457</text:p>
          </table:table-cell>
          <table:table-cell office:value-type="float" office:value="-0.894507" calcext:value-type="float">
            <text:p>-0.894507</text:p>
          </table:table-cell>
          <table:table-cell office:value-type="float" office:value="-0.334497" calcext:value-type="float">
            <text:p>-0.334497</text:p>
          </table:table-cell>
          <table:table-cell office:value-type="float" office:value="-1.813461" calcext:value-type="float">
            <text:p>-1.813461</text:p>
          </table:table-cell>
          <table:table-cell office:value-type="float" office:value="-0.058431" calcext:value-type="float">
            <text:p>-0.058431</text:p>
          </table:table-cell>
          <table:table-cell office:value-type="float" office:value="0.099975" calcext:value-type="float">
            <text:p>0.099975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184176" calcext:value-type="float">
            <text:p>5.184176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2.107253" calcext:value-type="float">
            <text:p>-2.107253</text:p>
          </table:table-cell>
          <table:table-cell office:value-type="float" office:value="-1.412776" calcext:value-type="float">
            <text:p>-1.412776</text:p>
          </table:table-cell>
          <table:table-cell office:value-type="float" office:value="-1.498816" calcext:value-type="float">
            <text:p>-1.498816</text:p>
          </table:table-cell>
          <table:table-cell office:value-type="float" office:value="-5.018846" calcext:value-type="float">
            <text:p>-5.018846</text:p>
          </table:table-cell>
          <table:table-cell office:value-type="float" office:value="-0.214097" calcext:value-type="float">
            <text:p>-0.214097</text:p>
          </table:table-cell>
          <table:table-cell office:value-type="float" office:value="0.1016" calcext:value-type="float">
            <text:p>0.1016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73732" calcext:value-type="float">
            <text:p>3.773732</text:p>
          </table:table-cell>
          <table:table-cell office:value-type="float" office:value="2.342315" calcext:value-type="float">
            <text:p>2.342315</text:p>
          </table:table-cell>
          <table:table-cell office:value-type="float" office:value="0.390721" calcext:value-type="float">
            <text:p>0.390721</text:p>
          </table:table-cell>
          <table:table-cell office:value-type="float" office:value="-0.696809" calcext:value-type="float">
            <text:p>-0.696809</text:p>
          </table:table-cell>
          <table:table-cell office:value-type="float" office:value="-1.473203" calcext:value-type="float">
            <text:p>-1.473203</text:p>
          </table:table-cell>
          <table:table-cell office:value-type="float" office:value="1.435404" calcext:value-type="float">
            <text:p>1.435404</text:p>
          </table:table-cell>
          <table:table-cell office:value-type="float" office:value="-0.734608" calcext:value-type="float">
            <text:p>-0.734608</text:p>
          </table:table-cell>
          <table:table-cell office:value-type="float" office:value="-0.068469" calcext:value-type="float">
            <text:p>-0.068469</text:p>
          </table:table-cell>
          <table:table-cell office:value-type="float" office:value="0.098261" calcext:value-type="float">
            <text:p>0.098261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34928" calcext:value-type="float">
            <text:p>3.834928</text:p>
          </table:table-cell>
          <table:table-cell office:value-type="float" office:value="1.020399" calcext:value-type="float">
            <text:p>1.020399</text:p>
          </table:table-cell>
          <table:table-cell office:value-type="float" office:value="0.198956" calcext:value-type="float">
            <text:p>0.198956</text:p>
          </table:table-cell>
          <table:table-cell office:value-type="float" office:value="-0.758005" calcext:value-type="float">
            <text:p>-0.758005</text:p>
          </table:table-cell>
          <table:table-cell office:value-type="float" office:value="-1.238414" calcext:value-type="float">
            <text:p>-1.238414</text:p>
          </table:table-cell>
          <table:table-cell office:value-type="float" office:value="-0.060106" calcext:value-type="float">
            <text:p>-0.060106</text:p>
          </table:table-cell>
          <table:table-cell office:value-type="float" office:value="-2.056524" calcext:value-type="float">
            <text:p>-2.056524</text:p>
          </table:table-cell>
          <table:table-cell office:value-type="float" office:value="-0.077175" calcext:value-type="float">
            <text:p>-0.077175</text:p>
          </table:table-cell>
          <table:table-cell office:value-type="float" office:value="0.101813" calcext:value-type="float">
            <text:p>0.101813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86451" calcext:value-type="float">
            <text:p>2.986451</text:p>
          </table:table-cell>
          <table:table-cell office:value-type="float" office:value="3.017902" calcext:value-type="float">
            <text:p>3.017902</text:p>
          </table:table-cell>
          <table:table-cell office:value-type="float" office:value="0.488726" calcext:value-type="float">
            <text:p>0.488726</text:p>
          </table:table-cell>
          <table:table-cell office:value-type="float" office:value="0.090472" calcext:value-type="float">
            <text:p>0.090472</text:p>
          </table:table-cell>
          <table:table-cell office:value-type="float" office:value="-1.012696" calcext:value-type="float">
            <text:p>-1.012696</text:p>
          </table:table-cell>
          <table:table-cell office:value-type="float" office:value="0.863203" calcext:value-type="float">
            <text:p>0.863203</text:p>
          </table:table-cell>
          <table:table-cell office:value-type="float" office:value="-0.059021" calcext:value-type="float">
            <text:p>-0.059021</text:p>
          </table:table-cell>
          <table:table-cell office:value-type="float" office:value="0.008893" calcext:value-type="float">
            <text:p>0.008893</text:p>
          </table:table-cell>
          <table:table-cell office:value-type="float" office:value="0.098294" calcext:value-type="float">
            <text:p>0.098294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97434" calcext:value-type="float">
            <text:p>3.097434</text:p>
          </table:table-cell>
          <table:table-cell office:value-type="float" office:value="2.152461" calcext:value-type="float">
            <text:p>2.152461</text:p>
          </table:table-cell>
          <table:table-cell office:value-type="float" office:value="0.36318" calcext:value-type="float">
            <text:p>0.36318</text:p>
          </table:table-cell>
          <table:table-cell office:value-type="float" office:value="-0.020511" calcext:value-type="float">
            <text:p>-0.020511</text:p>
          </table:table-cell>
          <table:table-cell office:value-type="float" office:value="-0.792814" calcext:value-type="float">
            <text:p>-0.792814</text:p>
          </table:table-cell>
          <table:table-cell office:value-type="float" office:value="-0.111137" calcext:value-type="float">
            <text:p>-0.111137</text:p>
          </table:table-cell>
          <table:table-cell office:value-type="float" office:value="-0.924462" calcext:value-type="float">
            <text:p>-0.924462</text:p>
          </table:table-cell>
          <table:table-cell office:value-type="float" office:value="-0.002048" calcext:value-type="float">
            <text:p>-0.002048</text:p>
          </table:table-cell>
          <table:table-cell office:value-type="float" office:value="0.099861" calcext:value-type="float">
            <text:p>0.099861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902241" calcext:value-type="float">
            <text:p>4.902241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1.825318" calcext:value-type="float">
            <text:p>-1.825318</text:p>
          </table:table-cell>
          <table:table-cell office:value-type="float" office:value="-0.798466" calcext:value-type="float">
            <text:p>-0.798466</text:p>
          </table:table-cell>
          <table:table-cell office:value-type="float" office:value="-1.802934" calcext:value-type="float">
            <text:p>-1.802934</text:p>
          </table:table-cell>
          <table:table-cell office:value-type="float" office:value="-4.426718" calcext:value-type="float">
            <text:p>-4.426718</text:p>
          </table:table-cell>
          <table:table-cell office:value-type="float" office:value="-0.182721" calcext:value-type="float">
            <text:p>-0.182721</text:p>
          </table:table-cell>
          <table:table-cell office:value-type="float" office:value="0.100104" calcext:value-type="float">
            <text:p>0.100104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00947" calcext:value-type="float">
            <text:p>4.000947</text:p>
          </table:table-cell>
          <table:table-cell office:value-type="float" office:value="2.261993" calcext:value-type="float">
            <text:p>2.261993</text:p>
          </table:table-cell>
          <table:table-cell office:value-type="float" office:value="0.379069" calcext:value-type="float">
            <text:p>0.379069</text:p>
          </table:table-cell>
          <table:table-cell office:value-type="float" office:value="-0.924023" calcext:value-type="float">
            <text:p>-0.924023</text:p>
          </table:table-cell>
          <table:table-cell office:value-type="float" office:value="-0.791571" calcext:value-type="float">
            <text:p>-0.791571</text:p>
          </table:table-cell>
          <table:table-cell office:value-type="float" office:value="0.900664" calcext:value-type="float">
            <text:p>0.900664</text:p>
          </table:table-cell>
          <table:table-cell office:value-type="float" office:value="-0.81493" calcext:value-type="float">
            <text:p>-0.81493</text:p>
          </table:table-cell>
          <table:table-cell office:value-type="float" office:value="-0.092467" calcext:value-type="float">
            <text:p>-0.092467</text:p>
          </table:table-cell>
          <table:table-cell office:value-type="float" office:value="0.10007" calcext:value-type="float">
            <text:p>0.10007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455954" calcext:value-type="float">
            <text:p>4.455954</text:p>
          </table:table-cell>
          <table:table-cell office:value-type="float" office:value="0.393508" calcext:value-type="float">
            <text:p>0.393508</text:p>
          </table:table-cell>
          <table:table-cell office:value-type="float" office:value="0.108016" calcext:value-type="float">
            <text:p>0.108016</text:p>
          </table:table-cell>
          <table:table-cell office:value-type="float" office:value="-1.379031" calcext:value-type="float">
            <text:p>-1.379031</text:p>
          </table:table-cell>
          <table:table-cell office:value-type="float" office:value="-0.849446" calcext:value-type="float">
            <text:p>-0.849446</text:p>
          </table:table-cell>
          <table:table-cell office:value-type="float" office:value="-0.454938" calcext:value-type="float">
            <text:p>-0.454938</text:p>
          </table:table-cell>
          <table:table-cell office:value-type="float" office:value="-2.683415" calcext:value-type="float">
            <text:p>-2.683415</text:p>
          </table:table-cell>
          <table:table-cell office:value-type="float" office:value="-0.137924" calcext:value-type="float">
            <text:p>-0.137924</text:p>
          </table:table-cell>
          <table:table-cell office:value-type="float" office:value="0.100015" calcext:value-type="float">
            <text:p>0.100015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56369" calcext:value-type="float">
            <text:p>4.056369</text:p>
          </table:table-cell>
          <table:table-cell office:value-type="float" office:value="1.574995" calcext:value-type="float">
            <text:p>1.574995</text:p>
          </table:table-cell>
          <table:table-cell office:value-type="float" office:value="0.27941" calcext:value-type="float">
            <text:p>0.27941</text:p>
          </table:table-cell>
          <table:table-cell office:value-type="float" office:value="-0.979446" calcext:value-type="float">
            <text:p>-0.979446</text:p>
          </table:table-cell>
          <table:table-cell office:value-type="float" office:value="-0.922322" calcext:value-type="float">
            <text:p>-0.922322</text:p>
          </table:table-cell>
          <table:table-cell office:value-type="float" office:value="0.39984" calcext:value-type="float">
            <text:p>0.39984</text:p>
          </table:table-cell>
          <table:table-cell office:value-type="float" office:value="-1.501928" calcext:value-type="float">
            <text:p>-1.501928</text:p>
          </table:table-cell>
          <table:table-cell office:value-type="float" office:value="-0.097882" calcext:value-type="float">
            <text:p>-0.097882</text:p>
          </table:table-cell>
          <table:table-cell office:value-type="float" office:value="0.099936" calcext:value-type="float">
            <text:p>0.099936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00961" calcext:value-type="float">
            <text:p>3.200961</text:p>
          </table:table-cell>
          <table:table-cell office:value-type="float" office:value="2.91843" calcext:value-type="float">
            <text:p>2.91843</text:p>
          </table:table-cell>
          <table:table-cell office:value-type="float" office:value="0.474296" calcext:value-type="float">
            <text:p>0.474296</text:p>
          </table:table-cell>
          <table:table-cell office:value-type="float" office:value="-0.124038" calcext:value-type="float">
            <text:p>-0.124038</text:p>
          </table:table-cell>
          <table:table-cell office:value-type="float" office:value="-0.876491" calcext:value-type="float">
            <text:p>-0.876491</text:p>
          </table:table-cell>
          <table:table-cell office:value-type="float" office:value="0.842036" calcext:value-type="float">
            <text:p>0.842036</text:p>
          </table:table-cell>
          <table:table-cell office:value-type="float" office:value="-0.158493" calcext:value-type="float">
            <text:p>-0.158493</text:p>
          </table:table-cell>
          <table:table-cell office:value-type="float" office:value="-0.012601" calcext:value-type="float">
            <text:p>-0.012601</text:p>
          </table:table-cell>
          <table:table-cell office:value-type="float" office:value="0.101588" calcext:value-type="float">
            <text:p>0.101588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43911" calcext:value-type="float">
            <text:p>3.443911</text:p>
          </table:table-cell>
          <table:table-cell office:value-type="float" office:value="1.764533" calcext:value-type="float">
            <text:p>1.764533</text:p>
          </table:table-cell>
          <table:table-cell office:value-type="float" office:value="0.306905" calcext:value-type="float">
            <text:p>0.306905</text:p>
          </table:table-cell>
          <table:table-cell office:value-type="float" office:value="-0.366988" calcext:value-type="float">
            <text:p>-0.366988</text:p>
          </table:table-cell>
          <table:table-cell office:value-type="float" office:value="-0.698507" calcext:value-type="float">
            <text:p>-0.698507</text:p>
          </table:table-cell>
          <table:table-cell office:value-type="float" office:value="-0.246896" calcext:value-type="float">
            <text:p>-0.246896</text:p>
          </table:table-cell>
          <table:table-cell office:value-type="float" office:value="-1.31239" calcext:value-type="float">
            <text:p>-1.31239</text:p>
          </table:table-cell>
          <table:table-cell office:value-type="float" office:value="-0.036112" calcext:value-type="float">
            <text:p>-0.036112</text:p>
          </table:table-cell>
          <table:table-cell office:value-type="float" office:value="0.098402" calcext:value-type="float">
            <text:p>0.098402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92215" calcext:value-type="float">
            <text:p>3.892215</text:p>
          </table:table-cell>
          <table:table-cell office:value-type="float" office:value="1.102474" calcext:value-type="float">
            <text:p>1.102474</text:p>
          </table:table-cell>
          <table:table-cell office:value-type="float" office:value="0.210863" calcext:value-type="float">
            <text:p>0.210863</text:p>
          </table:table-cell>
          <table:table-cell office:value-type="float" office:value="-0.815292" calcext:value-type="float">
            <text:p>-0.815292</text:p>
          </table:table-cell>
          <table:table-cell office:value-type="float" office:value="-0.711726" calcext:value-type="float">
            <text:p>-0.711726</text:p>
          </table:table-cell>
          <table:table-cell office:value-type="float" office:value="-0.447431" calcext:value-type="float">
            <text:p>-0.447431</text:p>
          </table:table-cell>
          <table:table-cell office:value-type="float" office:value="-1.974449" calcext:value-type="float">
            <text:p>-1.974449</text:p>
          </table:table-cell>
          <table:table-cell office:value-type="float" office:value="-0.081688" calcext:value-type="float">
            <text:p>-0.081688</text:p>
          </table:table-cell>
          <table:table-cell office:value-type="float" office:value="0.100195" calcext:value-type="float">
            <text:p>0.100195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08225" calcext:value-type="float">
            <text:p>3.608225</text:p>
          </table:table-cell>
          <table:table-cell office:value-type="float" office:value="2.142124" calcext:value-type="float">
            <text:p>2.142124</text:p>
          </table:table-cell>
          <table:table-cell office:value-type="float" office:value="0.361681" calcext:value-type="float">
            <text:p>0.361681</text:p>
          </table:table-cell>
          <table:table-cell office:value-type="float" office:value="-0.531302" calcext:value-type="float">
            <text:p>-0.531302</text:p>
          </table:table-cell>
          <table:table-cell office:value-type="float" office:value="-0.687651" calcext:value-type="float">
            <text:p>-0.687651</text:p>
          </table:table-cell>
          <table:table-cell office:value-type="float" office:value="0.284153" calcext:value-type="float">
            <text:p>0.284153</text:p>
          </table:table-cell>
          <table:table-cell office:value-type="float" office:value="-0.934799" calcext:value-type="float">
            <text:p>-0.934799</text:p>
          </table:table-cell>
          <table:table-cell office:value-type="float" office:value="-0.0531" calcext:value-type="float">
            <text:p>-0.0531</text:p>
          </table:table-cell>
          <table:table-cell office:value-type="float" office:value="0.099943" calcext:value-type="float">
            <text:p>0.099943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05808" calcext:value-type="float">
            <text:p>3.605808</text:p>
          </table:table-cell>
          <table:table-cell office:value-type="float" office:value="1.801109" calcext:value-type="float">
            <text:p>1.801109</text:p>
          </table:table-cell>
          <table:table-cell office:value-type="float" office:value="0.312211" calcext:value-type="float">
            <text:p>0.312211</text:p>
          </table:table-cell>
          <table:table-cell office:value-type="float" office:value="-0.528885" calcext:value-type="float">
            <text:p>-0.528885</text:p>
          </table:table-cell>
          <table:table-cell office:value-type="float" office:value="-0.74935" calcext:value-type="float">
            <text:p>-0.74935</text:p>
          </table:table-cell>
          <table:table-cell office:value-type="float" office:value="0.002421" calcext:value-type="float">
            <text:p>0.002421</text:p>
          </table:table-cell>
          <table:table-cell office:value-type="float" office:value="-1.275814" calcext:value-type="float">
            <text:p>-1.275814</text:p>
          </table:table-cell>
          <table:table-cell office:value-type="float" office:value="-0.052806" calcext:value-type="float">
            <text:p>-0.052806</text:p>
          </table:table-cell>
          <table:table-cell office:value-type="float" office:value="0.099844" calcext:value-type="float">
            <text:p>0.099844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68497" calcext:value-type="float">
            <text:p>3.768497</text:p>
          </table:table-cell>
          <table:table-cell office:value-type="float" office:value="1.406086" calcext:value-type="float">
            <text:p>1.406086</text:p>
          </table:table-cell>
          <table:table-cell office:value-type="float" office:value="0.254907" calcext:value-type="float">
            <text:p>0.254907</text:p>
          </table:table-cell>
          <table:table-cell office:value-type="float" office:value="-0.691574" calcext:value-type="float">
            <text:p>-0.691574</text:p>
          </table:table-cell>
          <table:table-cell office:value-type="float" office:value="-0.816374" calcext:value-type="float">
            <text:p>-0.816374</text:p>
          </table:table-cell>
          <table:table-cell office:value-type="float" office:value="-0.162889" calcext:value-type="float">
            <text:p>-0.162889</text:p>
          </table:table-cell>
          <table:table-cell office:value-type="float" office:value="-1.670837" calcext:value-type="float">
            <text:p>-1.670837</text:p>
          </table:table-cell>
          <table:table-cell office:value-type="float" office:value="-0.069072" calcext:value-type="float">
            <text:p>-0.069072</text:p>
          </table:table-cell>
          <table:table-cell office:value-type="float" office:value="0.099877" calcext:value-type="float">
            <text:p>0.099877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83827" calcext:value-type="float">
            <text:p>3.883827</text:p>
          </table:table-cell>
          <table:table-cell office:value-type="float" office:value="1.440403" calcext:value-type="float">
            <text:p>1.440403</text:p>
          </table:table-cell>
          <table:table-cell office:value-type="float" office:value="0.259885" calcext:value-type="float">
            <text:p>0.259885</text:p>
          </table:table-cell>
          <table:table-cell office:value-type="float" office:value="-0.806904" calcext:value-type="float">
            <text:p>-0.806904</text:p>
          </table:table-cell>
          <table:table-cell office:value-type="float" office:value="-0.714474" calcext:value-type="float">
            <text:p>-0.714474</text:p>
          </table:table-cell>
          <table:table-cell office:value-type="float" office:value="-0.115142" calcext:value-type="float">
            <text:p>-0.115142</text:p>
          </table:table-cell>
          <table:table-cell office:value-type="float" office:value="-1.63652" calcext:value-type="float">
            <text:p>-1.63652</text:p>
          </table:table-cell>
          <table:table-cell office:value-type="float" office:value="-0.080822" calcext:value-type="float">
            <text:p>-0.080822</text:p>
          </table:table-cell>
          <table:table-cell office:value-type="float" office:value="0.100163" calcext:value-type="float">
            <text:p>0.100163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48355" calcext:value-type="float">
            <text:p>3.648355</text:p>
          </table:table-cell>
          <table:table-cell office:value-type="float" office:value="2.062222" calcext:value-type="float">
            <text:p>2.062222</text:p>
          </table:table-cell>
          <table:table-cell office:value-type="float" office:value="0.350089" calcext:value-type="float">
            <text:p>0.350089</text:p>
          </table:table-cell>
          <table:table-cell office:value-type="float" office:value="-0.571432" calcext:value-type="float">
            <text:p>-0.571432</text:p>
          </table:table-cell>
          <table:table-cell office:value-type="float" office:value="-0.679071" calcext:value-type="float">
            <text:p>-0.679071</text:p>
          </table:table-cell>
          <table:table-cell office:value-type="float" office:value="0.235801" calcext:value-type="float">
            <text:p>0.235801</text:p>
          </table:table-cell>
          <table:table-cell office:value-type="float" office:value="-1.014702" calcext:value-type="float">
            <text:p>-1.014702</text:p>
          </table:table-cell>
          <table:table-cell office:value-type="float" office:value="-0.057063" calcext:value-type="float">
            <text:p>-0.057063</text:p>
          </table:table-cell>
          <table:table-cell office:value-type="float" office:value="0.09986" calcext:value-type="float">
            <text:p>0.09986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57945" calcext:value-type="float">
            <text:p>3.457945</text:p>
          </table:table-cell>
          <table:table-cell office:value-type="float" office:value="2.303497" calcext:value-type="float">
            <text:p>2.303497</text:p>
          </table:table-cell>
          <table:table-cell office:value-type="float" office:value="0.38509" calcext:value-type="float">
            <text:p>0.38509</text:p>
          </table:table-cell>
          <table:table-cell office:value-type="float" office:value="-0.381022" calcext:value-type="float">
            <text:p>-0.381022</text:p>
          </table:table-cell>
          <table:table-cell office:value-type="float" office:value="-0.579851" calcext:value-type="float">
            <text:p>-0.579851</text:p>
          </table:table-cell>
          <table:table-cell office:value-type="float" office:value="0.187447" calcext:value-type="float">
            <text:p>0.187447</text:p>
          </table:table-cell>
          <table:table-cell office:value-type="float" office:value="-0.773426" calcext:value-type="float">
            <text:p>-0.773426</text:p>
          </table:table-cell>
          <table:table-cell office:value-type="float" office:value="-0.038705" calcext:value-type="float">
            <text:p>-0.038705</text:p>
          </table:table-cell>
          <table:table-cell office:value-type="float" office:value="0.101581" calcext:value-type="float">
            <text:p>0.101581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31819" calcext:value-type="float">
            <text:p>3.831819</text:p>
          </table:table-cell>
          <table:table-cell office:value-type="float" office:value="1.387708" calcext:value-type="float">
            <text:p>1.387708</text:p>
          </table:table-cell>
          <table:table-cell office:value-type="float" office:value="0.252241" calcext:value-type="float">
            <text:p>0.252241</text:p>
          </table:table-cell>
          <table:table-cell office:value-type="float" office:value="-0.754896" calcext:value-type="float">
            <text:p>-0.754896</text:p>
          </table:table-cell>
          <table:table-cell office:value-type="float" office:value="-0.556713" calcext:value-type="float">
            <text:p>-0.556713</text:p>
          </table:table-cell>
          <table:table-cell office:value-type="float" office:value="-0.377606" calcext:value-type="float">
            <text:p>-0.377606</text:p>
          </table:table-cell>
          <table:table-cell office:value-type="float" office:value="-1.689215" calcext:value-type="float">
            <text:p>-1.689215</text:p>
          </table:table-cell>
          <table:table-cell office:value-type="float" office:value="-0.074744" calcext:value-type="float">
            <text:p>-0.074744</text:p>
          </table:table-cell>
          <table:table-cell office:value-type="float" office:value="0.099012" calcext:value-type="float">
            <text:p>0.099012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03152" calcext:value-type="float">
            <text:p>4.103152</text:p>
          </table:table-cell>
          <table:table-cell office:value-type="float" office:value="1.132022" calcext:value-type="float">
            <text:p>1.132022</text:p>
          </table:table-cell>
          <table:table-cell office:value-type="float" office:value="0.215149" calcext:value-type="float">
            <text:p>0.215149</text:p>
          </table:table-cell>
          <table:table-cell office:value-type="float" office:value="-1.026229" calcext:value-type="float">
            <text:p>-1.026229</text:p>
          </table:table-cell>
          <table:table-cell office:value-type="float" office:value="-0.64637" calcext:value-type="float">
            <text:p>-0.64637</text:p>
          </table:table-cell>
          <table:table-cell office:value-type="float" office:value="-0.272303" calcext:value-type="float">
            <text:p>-0.272303</text:p>
          </table:table-cell>
          <table:table-cell office:value-type="float" office:value="-1.944901" calcext:value-type="float">
            <text:p>-1.944901</text:p>
          </table:table-cell>
          <table:table-cell office:value-type="float" office:value="-0.102258" calcext:value-type="float">
            <text:p>-0.102258</text:p>
          </table:table-cell>
          <table:table-cell office:value-type="float" office:value="0.099644" calcext:value-type="float">
            <text:p>0.099644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04755" calcext:value-type="float">
            <text:p>3.504755</text:p>
          </table:table-cell>
          <table:table-cell office:value-type="float" office:value="2.5953" calcext:value-type="float">
            <text:p>2.5953</text:p>
          </table:table-cell>
          <table:table-cell office:value-type="float" office:value="0.427421" calcext:value-type="float">
            <text:p>0.427421</text:p>
          </table:table-cell>
          <table:table-cell office:value-type="float" office:value="-0.427832" calcext:value-type="float">
            <text:p>-0.427832</text:p>
          </table:table-cell>
          <table:table-cell office:value-type="float" office:value="-0.652984" calcext:value-type="float">
            <text:p>-0.652984</text:p>
          </table:table-cell>
          <table:table-cell office:value-type="float" office:value="0.599193" calcext:value-type="float">
            <text:p>0.599193</text:p>
          </table:table-cell>
          <table:table-cell office:value-type="float" office:value="-0.481623" calcext:value-type="float">
            <text:p>-0.481623</text:p>
          </table:table-cell>
          <table:table-cell office:value-type="float" office:value="-0.042726" calcext:value-type="float">
            <text:p>-0.042726</text:p>
          </table:table-cell>
          <table:table-cell office:value-type="float" office:value="0.099867" calcext:value-type="float">
            <text:p>0.099867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47089" calcext:value-type="float">
            <text:p>3.947089</text:p>
          </table:table-cell>
          <table:table-cell office:value-type="float" office:value="1.106257" calcext:value-type="float">
            <text:p>1.106257</text:p>
          </table:table-cell>
          <table:table-cell office:value-type="float" office:value="0.211412" calcext:value-type="float">
            <text:p>0.211412</text:p>
          </table:table-cell>
          <table:table-cell office:value-type="float" office:value="-0.870166" calcext:value-type="float">
            <text:p>-0.870166</text:p>
          </table:table-cell>
          <table:table-cell office:value-type="float" office:value="-0.658348" calcext:value-type="float">
            <text:p>-0.658348</text:p>
          </table:table-cell>
          <table:table-cell office:value-type="float" office:value="-0.442152" calcext:value-type="float">
            <text:p>-0.442152</text:p>
          </table:table-cell>
          <table:table-cell office:value-type="float" office:value="-1.970666" calcext:value-type="float">
            <text:p>-1.970666</text:p>
          </table:table-cell>
          <table:table-cell office:value-type="float" office:value="-0.087052" calcext:value-type="float">
            <text:p>-0.087052</text:p>
          </table:table-cell>
          <table:table-cell office:value-type="float" office:value="0.100041" calcext:value-type="float">
            <text:p>0.100041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336067" calcext:value-type="float">
            <text:p>4.336067</text:p>
          </table:table-cell>
          <table:table-cell office:value-type="float" office:value="0.702273" calcext:value-type="float">
            <text:p>0.702273</text:p>
          </table:table-cell>
          <table:table-cell office:value-type="float" office:value="0.152807" calcext:value-type="float">
            <text:p>0.152807</text:p>
          </table:table-cell>
          <table:table-cell office:value-type="float" office:value="-1.259144" calcext:value-type="float">
            <text:p>-1.259144</text:p>
          </table:table-cell>
          <table:table-cell office:value-type="float" office:value="-0.73344" calcext:value-type="float">
            <text:p>-0.73344</text:p>
          </table:table-cell>
          <table:table-cell office:value-type="float" office:value="-0.382066" calcext:value-type="float">
            <text:p>-0.382066</text:p>
          </table:table-cell>
          <table:table-cell office:value-type="float" office:value="-2.37465" calcext:value-type="float">
            <text:p>-2.37465</text:p>
          </table:table-cell>
          <table:table-cell office:value-type="float" office:value="-0.128192" calcext:value-type="float">
            <text:p>-0.128192</text:p>
          </table:table-cell>
          <table:table-cell office:value-type="float" office:value="0.101809" calcext:value-type="float">
            <text:p>0.101809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70679" calcext:value-type="float">
            <text:p>3.270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70679" calcext:value-type="float">
            <text:p>-3.270679</text:p>
          </table:table-cell>
          <table:table-cell office:value-type="float" office:value="-1.00747" calcext:value-type="float">
            <text:p>-1.00747</text:p>
          </table:table-cell>
          <table:table-cell office:value-type="float" office:value="-2.012963" calcext:value-type="float">
            <text:p>-2.012963</text:p>
          </table:table-cell>
          <table:table-cell office:value-type="float" office:value="-6.291112" calcext:value-type="float">
            <text:p>-6.291112</text:p>
          </table:table-cell>
          <table:table-cell office:value-type="float" office:value="-0.326836" calcext:value-type="float">
            <text:p>-0.326836</text:p>
          </table:table-cell>
          <table:table-cell office:value-type="float" office:value="0.099929" calcext:value-type="float">
            <text:p>0.099929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86537" calcext:value-type="float">
            <text:p>2.986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86537" calcext:value-type="float">
            <text:p>-2.986537</text:p>
          </table:table-cell>
          <table:table-cell office:value-type="float" office:value="-1.2316" calcext:value-type="float">
            <text:p>-1.2316</text:p>
          </table:table-cell>
          <table:table-cell office:value-type="float" office:value="0.289425" calcext:value-type="float">
            <text:p>0.289425</text:p>
          </table:table-cell>
          <table:table-cell office:value-type="float" office:value="-3.928712" calcext:value-type="float">
            <text:p>-3.928712</text:p>
          </table:table-cell>
          <table:table-cell office:value-type="float" office:value="-0.293203" calcext:value-type="float">
            <text:p>-0.293203</text:p>
          </table:table-cell>
          <table:table-cell office:value-type="float" office:value="0.098175" calcext:value-type="float">
            <text:p>0.098175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95514" calcext:value-type="float">
            <text:p>2.695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5514" calcext:value-type="float">
            <text:p>-2.695514</text:p>
          </table:table-cell>
          <table:table-cell office:value-type="float" office:value="-1.424198" calcext:value-type="float">
            <text:p>-1.424198</text:p>
          </table:table-cell>
          <table:table-cell office:value-type="float" office:value="0.286904" calcext:value-type="float">
            <text:p>0.286904</text:p>
          </table:table-cell>
          <table:table-cell office:value-type="float" office:value="-3.832808" calcext:value-type="float">
            <text:p>-3.832808</text:p>
          </table:table-cell>
          <table:table-cell office:value-type="float" office:value="-0.27342" calcext:value-type="float">
            <text:p>-0.27342</text:p>
          </table:table-cell>
          <table:table-cell office:value-type="float" office:value="0.101435" calcext:value-type="float">
            <text:p>0.101435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47559" calcext:value-type="float">
            <text:p>1.747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47559" calcext:value-type="float">
            <text:p>-1.747559</text:p>
          </table:table-cell>
          <table:table-cell office:value-type="float" office:value="-1.542251" calcext:value-type="float">
            <text:p>-1.542251</text:p>
          </table:table-cell>
          <table:table-cell office:value-type="float" office:value="0.946008" calcext:value-type="float">
            <text:p>0.946008</text:p>
          </table:table-cell>
          <table:table-cell office:value-type="float" office:value="-2.343802" calcext:value-type="float">
            <text:p>-2.343802</text:p>
          </table:table-cell>
          <table:table-cell office:value-type="float" office:value="-0.175116" calcext:value-type="float">
            <text:p>-0.175116</text:p>
          </table:table-cell>
          <table:table-cell office:value-type="float" office:value="0.100206" calcext:value-type="float">
            <text:p>0.100206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3842" calcext:value-type="float">
            <text:p>0.563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3842" calcext:value-type="float">
            <text:p>-0.563842</text:p>
          </table:table-cell>
          <table:table-cell office:value-type="float" office:value="-1.560031" calcext:value-type="float">
            <text:p>-1.560031</text:p>
          </table:table-cell>
          <table:table-cell office:value-type="float" office:value="1.181614" calcext:value-type="float">
            <text:p>1.181614</text:p>
          </table:table-cell>
          <table:table-cell office:value-type="float" office:value="-0.942259" calcext:value-type="float">
            <text:p>-0.942259</text:p>
          </table:table-cell>
          <table:table-cell office:value-type="float" office:value="-0.056485" calcext:value-type="float">
            <text:p>-0.056485</text:p>
          </table:table-cell>
          <table:table-cell office:value-type="float" office:value="0.100178" calcext:value-type="float">
            <text:p>0.100178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485287" calcext:value-type="float">
            <text:p>-1.485287</text:p>
          </table:table-cell>
          <table:table-cell office:value-type="float" office:value="0.565498" calcext:value-type="float">
            <text:p>0.565498</text:p>
          </table:table-cell>
          <table:table-cell office:value-type="float" office:value="-0.919789" calcext:value-type="float">
            <text:p>-0.919789</text:p>
          </table:table-cell>
          <table:table-cell office:value-type="float" office:value="0" calcext:value-type="float">
            <text:p>0</text:p>
          </table:table-cell>
          <table:table-cell office:value-type="float" office:value="0.099707" calcext:value-type="float">
            <text:p>0.099707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38303" calcext:value-type="float">
            <text:p>-1.38303</text:p>
          </table:table-cell>
          <table:table-cell office:value-type="float" office:value="0" calcext:value-type="float">
            <text:p>0</text:p>
          </table:table-cell>
          <table:table-cell office:value-type="float" office:value="-1.38303" calcext:value-type="float">
            <text:p>-1.38303</text:p>
          </table:table-cell>
          <table:table-cell office:value-type="float" office:value="0" calcext:value-type="float">
            <text:p>0</text:p>
          </table:table-cell>
          <table:table-cell office:value-type="float" office:value="0.099957" calcext:value-type="float">
            <text:p>0.099957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340303" calcext:value-type="float">
            <text:p>-1.340303</text:p>
          </table:table-cell>
          <table:table-cell office:value-type="float" office:value="0" calcext:value-type="float">
            <text:p>0</text:p>
          </table:table-cell>
          <table:table-cell office:value-type="float" office:value="-1.340303" calcext:value-type="float">
            <text:p>-1.340303</text:p>
          </table:table-cell>
          <table:table-cell office:value-type="float" office:value="0" calcext:value-type="float">
            <text:p>0</text:p>
          </table:table-cell>
          <table:table-cell office:value-type="float" office:value="0.100096" calcext:value-type="float">
            <text:p>0.100096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253251" calcext:value-type="float">
            <text:p>-1.253251</text:p>
          </table:table-cell>
          <table:table-cell office:value-type="float" office:value="0" calcext:value-type="float">
            <text:p>0</text:p>
          </table:table-cell>
          <table:table-cell office:value-type="float" office:value="-1.253251" calcext:value-type="float">
            <text:p>-1.253251</text:p>
          </table:table-cell>
          <table:table-cell office:value-type="float" office:value="0" calcext:value-type="float">
            <text:p>0</text:p>
          </table:table-cell>
          <table:table-cell office:value-type="float" office:value="0.099721" calcext:value-type="float">
            <text:p>0.099721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125059" calcext:value-type="float">
            <text:p>-1.125059</text:p>
          </table:table-cell>
          <table:table-cell office:value-type="float" office:value="0" calcext:value-type="float">
            <text:p>0</text:p>
          </table:table-cell>
          <table:table-cell office:value-type="float" office:value="-1.125059" calcext:value-type="float">
            <text:p>-1.125059</text:p>
          </table:table-cell>
          <table:table-cell office:value-type="float" office:value="0" calcext:value-type="float">
            <text:p>0</text:p>
          </table:table-cell>
          <table:table-cell office:value-type="float" office:value="0.100452" calcext:value-type="float">
            <text:p>0.100452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798223" calcext:value-type="float">
            <text:p>-0.798223</text:p>
          </table:table-cell>
          <table:table-cell office:value-type="float" office:value="0" calcext:value-type="float">
            <text:p>0</text:p>
          </table:table-cell>
          <table:table-cell office:value-type="float" office:value="-0.798223" calcext:value-type="float">
            <text:p>-0.798223</text:p>
          </table:table-cell>
          <table:table-cell office:value-type="float" office:value="0" calcext:value-type="float">
            <text:p>0</text:p>
          </table:table-cell>
          <table:table-cell office:value-type="float" office:value="0.099803" calcext:value-type="float">
            <text:p>0.099803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50502" calcext:value-type="float">
            <text:p>-0.50502</text:p>
          </table:table-cell>
          <table:table-cell office:value-type="float" office:value="0" calcext:value-type="float">
            <text:p>0</text:p>
          </table:table-cell>
          <table:table-cell office:value-type="float" office:value="-0.50502" calcext:value-type="float">
            <text:p>-0.50502</text:p>
          </table:table-cell>
          <table:table-cell office:value-type="float" office:value="0" calcext:value-type="float">
            <text:p>0</text:p>
          </table:table-cell>
          <table:table-cell office:value-type="float" office:value="0.099687" calcext:value-type="float">
            <text:p>0.099687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316" calcext:value-type="float">
            <text:p>-0.2316</text:p>
          </table:table-cell>
          <table:table-cell office:value-type="float" office:value="0" calcext:value-type="float">
            <text:p>0</text:p>
          </table:table-cell>
          <table:table-cell office:value-type="float" office:value="-0.2316" calcext:value-type="float">
            <text:p>-0.2316</text:p>
          </table:table-cell>
          <table:table-cell office:value-type="float" office:value="0" calcext:value-type="float">
            <text:p>0</text:p>
          </table:table-cell>
          <table:table-cell office:value-type="float" office:value="0.100156" calcext:value-type="float">
            <text:p>0.100156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56485" calcext:value-type="float">
            <text:p>-0.056485</text:p>
          </table:table-cell>
          <table:table-cell office:value-type="float" office:value="0" calcext:value-type="float">
            <text:p>0</text:p>
          </table:table-cell>
          <table:table-cell office:value-type="float" office:value="-0.056485" calcext:value-type="float">
            <text:p>-0.056485</text:p>
          </table:table-cell>
          <table:table-cell office:value-type="float" office:value="0" calcext:value-type="float">
            <text:p>0</text:p>
          </table:table-cell>
          <table:table-cell office:value-type="float" office:value="0.099946" calcext:value-type="float">
            <text:p>0.099946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401" calcext:value-type="float">
            <text:p>0.100401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822" calcext:value-type="float">
            <text:p>0.099822</text:p>
          </table:table-cell>
          <table:table-cell/>
        </table:table-row>
      </table:table>
      <table:table table:name="left_front_wheel_stats" table:style-name="ta1">
        <office:forms form:automatic-focus="false" form:apply-design-mode="false"/>
        <table:shapes>
          <draw:frame draw:z-index="0" draw:style-name="gr1" draw:text-style-name="P1" svg:width="1034.73pt" svg:height="193.66pt" svg:x="773.91pt" svg:y="60.58pt">
            <draw:object draw:notify-on-update-of-ranges="left_front_wheel_stats.A2:left_front_wheel_stats.A153 left_front_wheel_stats.D1:left_front_wheel_stats.D1 left_front_wheel_stats.D2:left_front_wheel_stats.D153 left_front_wheel_stats.E1:left_front_wheel_stats.E1 left_front_wheel_stats.E2:left_front_wheel_stats.E153 left_front_wheel_stats.F1:left_front_wheel_stats.F1 left_front_wheel_stats.F2:left_front_wheel_stats.F15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left_front_wheel_stats.A2:left_front_wheel_stats.A153 left_front_wheel_stats.G1:left_front_wheel_stats.G1 left_front_wheel_stats.G2:left_front_wheel_stats.G1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773" calcext:value-type="float">
            <text:p>0.09977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223" calcext:value-type="float">
            <text:p>0.10022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5.438548" calcext:value-type="float">
            <text:p>5.438548</text:p>
          </table:table-cell>
          <table:table-cell office:value-type="float" office:value="0.839879" calcext:value-type="float">
            <text:p>0.839879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75204" calcext:value-type="float">
            <text:p>0.175204</text:p>
          </table:table-cell>
          <table:table-cell office:value-type="float" office:value="1.755652" calcext:value-type="float">
            <text:p>1.755652</text:p>
          </table:table-cell>
          <table:table-cell office:value-type="float" office:value="3.684702" calcext:value-type="float">
            <text:p>3.684702</text:p>
          </table:table-cell>
          <table:table-cell office:value-type="float" office:value="0.175204" calcext:value-type="float">
            <text:p>0.175204</text:p>
          </table:table-cell>
          <table:table-cell office:value-type="float" office:value="0.099897" calcext:value-type="float">
            <text:p>0.09989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3.85709" calcext:value-type="float">
            <text:p>3.85709</text:p>
          </table:table-cell>
          <table:table-cell office:value-type="float" office:value="0.610464" calcext:value-type="float">
            <text:p>0.610464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49398" calcext:value-type="float">
            <text:p>0.349398</text:p>
          </table:table-cell>
          <table:table-cell office:value-type="float" office:value="0" calcext:value-type="float">
            <text:p>0</text:p>
          </table:table-cell>
          <table:table-cell office:value-type="float" office:value="2.103244" calcext:value-type="float">
            <text:p>2.103244</text:p>
          </table:table-cell>
          <table:table-cell office:value-type="float" office:value="0.174194" calcext:value-type="float">
            <text:p>0.174194</text:p>
          </table:table-cell>
          <table:table-cell office:value-type="float" office:value="0.099321" calcext:value-type="float">
            <text:p>0.09932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369457" calcext:value-type="float">
            <text:p>2.369457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615611" calcext:value-type="float">
            <text:p>-0.615611</text:p>
          </table:table-cell>
          <table:table-cell office:value-type="float" office:value="0.288245" calcext:value-type="float">
            <text:p>0.288245</text:p>
          </table:table-cell>
          <table:table-cell office:value-type="float" office:value="-2.385298" calcext:value-type="float">
            <text:p>-2.385298</text:p>
          </table:table-cell>
          <table:table-cell office:value-type="float" office:value="-2.712663" calcext:value-type="float">
            <text:p>-2.712663</text:p>
          </table:table-cell>
          <table:table-cell office:value-type="float" office:value="-0.061152" calcext:value-type="float">
            <text:p>-0.061152</text:p>
          </table:table-cell>
          <table:table-cell office:value-type="float" office:value="0.099336" calcext:value-type="float">
            <text:p>0.09933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532273" calcext:value-type="float">
            <text:p>2.532273</text:p>
          </table:table-cell>
          <table:table-cell office:value-type="float" office:value="1.024097" calcext:value-type="float">
            <text:p>1.024097</text:p>
          </table:table-cell>
          <table:table-cell office:value-type="float" office:value="0.199493" calcext:value-type="float">
            <text:p>0.199493</text:p>
          </table:table-cell>
          <table:table-cell office:value-type="float" office:value="-0.778427" calcext:value-type="float">
            <text:p>-0.778427</text:p>
          </table:table-cell>
          <table:table-cell office:value-type="float" office:value="0.209378" calcext:value-type="float">
            <text:p>0.209378</text:p>
          </table:table-cell>
          <table:table-cell office:value-type="float" office:value="-0.160701" calcext:value-type="float">
            <text:p>-0.160701</text:p>
          </table:table-cell>
          <table:table-cell office:value-type="float" office:value="-0.729749" calcext:value-type="float">
            <text:p>-0.729749</text:p>
          </table:table-cell>
          <table:table-cell office:value-type="float" office:value="-0.078867" calcext:value-type="float">
            <text:p>-0.078867</text:p>
          </table:table-cell>
          <table:table-cell office:value-type="float" office:value="0.101316" calcext:value-type="float">
            <text:p>0.10131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68134" calcext:value-type="float">
            <text:p>1.068134</text:p>
          </table:table-cell>
          <table:table-cell office:value-type="float" office:value="4.183577" calcext:value-type="float">
            <text:p>4.183577</text:p>
          </table:table-cell>
          <table:table-cell office:value-type="float" office:value="0.657826" calcext:value-type="float">
            <text:p>0.657826</text:p>
          </table:table-cell>
          <table:table-cell office:value-type="float" office:value="0.685712" calcext:value-type="float">
            <text:p>0.685712</text:p>
          </table:table-cell>
          <table:table-cell office:value-type="float" office:value="0.277855" calcext:value-type="float">
            <text:p>0.277855</text:p>
          </table:table-cell>
          <table:table-cell office:value-type="float" office:value="1.466164" calcext:value-type="float">
            <text:p>1.466164</text:p>
          </table:table-cell>
          <table:table-cell office:value-type="float" office:value="2.429731" calcext:value-type="float">
            <text:p>2.429731</text:p>
          </table:table-cell>
          <table:table-cell office:value-type="float" office:value="0.068476" calcext:value-type="float">
            <text:p>0.068476</text:p>
          </table:table-cell>
          <table:table-cell office:value-type="float" office:value="0.099862" calcext:value-type="float">
            <text:p>0.09986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5.023043" calcext:value-type="float">
            <text:p>5.023043</text:p>
          </table:table-cell>
          <table:table-cell office:value-type="float" office:value="0.779604" calcext:value-type="float">
            <text:p>0.779604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454432" calcext:value-type="float">
            <text:p>0.454432</text:p>
          </table:table-cell>
          <table:table-cell office:value-type="float" office:value="1.060919" calcext:value-type="float">
            <text:p>1.060919</text:p>
          </table:table-cell>
          <table:table-cell office:value-type="float" office:value="3.269197" calcext:value-type="float">
            <text:p>3.269197</text:p>
          </table:table-cell>
          <table:table-cell office:value-type="float" office:value="0.176577" calcext:value-type="float">
            <text:p>0.176577</text:p>
          </table:table-cell>
          <table:table-cell office:value-type="float" office:value="0.10068" calcext:value-type="float">
            <text:p>0.1006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4511" calcext:value-type="float">
            <text:p>0.844511</text:p>
          </table:table-cell>
          <table:table-cell office:value-type="float" office:value="2.358363" calcext:value-type="float">
            <text:p>2.358363</text:p>
          </table:table-cell>
          <table:table-cell office:value-type="float" office:value="0.39305" calcext:value-type="float">
            <text:p>0.39305</text:p>
          </table:table-cell>
          <table:table-cell office:value-type="float" office:value="0.909335" calcext:value-type="float">
            <text:p>0.909335</text:p>
          </table:table-cell>
          <table:table-cell office:value-type="float" office:value="0.544817" calcext:value-type="float">
            <text:p>0.544817</text:p>
          </table:table-cell>
          <table:table-cell office:value-type="float" office:value="-0.849635" calcext:value-type="float">
            <text:p>-0.849635</text:p>
          </table:table-cell>
          <table:table-cell office:value-type="float" office:value="0.604517" calcext:value-type="float">
            <text:p>0.604517</text:p>
          </table:table-cell>
          <table:table-cell office:value-type="float" office:value="0.090385" calcext:value-type="float">
            <text:p>0.090385</text:p>
          </table:table-cell>
          <table:table-cell office:value-type="float" office:value="0.099397" calcext:value-type="float">
            <text:p>0.09939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34552" calcext:value-type="float">
            <text:p>1.634552</text:p>
          </table:table-cell>
          <table:table-cell office:value-type="float" office:value="1.643512" calcext:value-type="float">
            <text:p>1.643512</text:p>
          </table:table-cell>
          <table:table-cell office:value-type="float" office:value="0.289349" calcext:value-type="float">
            <text:p>0.289349</text:p>
          </table:table-cell>
          <table:table-cell office:value-type="float" office:value="0.119294" calcext:value-type="float">
            <text:p>0.119294</text:p>
          </table:table-cell>
          <table:table-cell office:value-type="float" office:value="0.556801" calcext:value-type="float">
            <text:p>0.556801</text:p>
          </table:table-cell>
          <table:table-cell office:value-type="float" office:value="-0.78643" calcext:value-type="float">
            <text:p>-0.78643</text:p>
          </table:table-cell>
          <table:table-cell office:value-type="float" office:value="-0.110334" calcext:value-type="float">
            <text:p>-0.110334</text:p>
          </table:table-cell>
          <table:table-cell office:value-type="float" office:value="0.011984" calcext:value-type="float">
            <text:p>0.011984</text:p>
          </table:table-cell>
          <table:table-cell office:value-type="float" office:value="0.100459" calcext:value-type="float">
            <text:p>0.100459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3343" calcext:value-type="float">
            <text:p>1.353343</text:p>
          </table:table-cell>
          <table:table-cell office:value-type="float" office:value="3.032336" calcext:value-type="float">
            <text:p>3.032336</text:p>
          </table:table-cell>
          <table:table-cell office:value-type="float" office:value="0.49082" calcext:value-type="float">
            <text:p>0.49082</text:p>
          </table:table-cell>
          <table:table-cell office:value-type="float" office:value="0.400504" calcext:value-type="float">
            <text:p>0.400504</text:p>
          </table:table-cell>
          <table:table-cell office:value-type="float" office:value="0.596864" calcext:value-type="float">
            <text:p>0.596864</text:p>
          </table:table-cell>
          <table:table-cell office:value-type="float" office:value="0.281122" calcext:value-type="float">
            <text:p>0.281122</text:p>
          </table:table-cell>
          <table:table-cell office:value-type="float" office:value="1.27849" calcext:value-type="float">
            <text:p>1.27849</text:p>
          </table:table-cell>
          <table:table-cell office:value-type="float" office:value="0.040063" calcext:value-type="float">
            <text:p>0.040063</text:p>
          </table:table-cell>
          <table:table-cell office:value-type="float" office:value="0.100031" calcext:value-type="float">
            <text:p>0.100031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69012" calcext:value-type="float">
            <text:p>0.169012</text:p>
          </table:table-cell>
          <table:table-cell office:value-type="float" office:value="5.278196" calcext:value-type="float">
            <text:p>5.278196</text:p>
          </table:table-cell>
          <table:table-cell office:value-type="float" office:value="0.816618" calcext:value-type="float">
            <text:p>0.816618</text:p>
          </table:table-cell>
          <table:table-cell office:value-type="float" office:value="1.584834" calcext:value-type="float">
            <text:p>1.584834</text:p>
          </table:table-cell>
          <table:table-cell office:value-type="float" office:value="0.755373" calcext:value-type="float">
            <text:p>0.755373</text:p>
          </table:table-cell>
          <table:table-cell office:value-type="float" office:value="1.184143" calcext:value-type="float">
            <text:p>1.184143</text:p>
          </table:table-cell>
          <table:table-cell office:value-type="float" office:value="3.52435" calcext:value-type="float">
            <text:p>3.52435</text:p>
          </table:table-cell>
          <table:table-cell office:value-type="float" office:value="0.158509" calcext:value-type="float">
            <text:p>0.158509</text:p>
          </table:table-cell>
          <table:table-cell office:value-type="float" office:value="0.100016" calcext:value-type="float">
            <text:p>0.100016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69083" calcext:value-type="float">
            <text:p>0.169083</text:p>
          </table:table-cell>
          <table:table-cell office:value-type="float" office:value="4.077446" calcext:value-type="float">
            <text:p>4.077446</text:p>
          </table:table-cell>
          <table:table-cell office:value-type="float" office:value="0.64243" calcext:value-type="float">
            <text:p>0.64243</text:p>
          </table:table-cell>
          <table:table-cell office:value-type="float" office:value="1.584763" calcext:value-type="float">
            <text:p>1.584763</text:p>
          </table:table-cell>
          <table:table-cell office:value-type="float" office:value="0.738908" calcext:value-type="float">
            <text:p>0.738908</text:p>
          </table:table-cell>
          <table:table-cell office:value-type="float" office:value="-0.000071" calcext:value-type="float">
            <text:p>-7.1E-05</text:p>
          </table:table-cell>
          <table:table-cell office:value-type="float" office:value="2.3236" calcext:value-type="float">
            <text:p>2.3236</text:p>
          </table:table-cell>
          <table:table-cell office:value-type="float" office:value="0.15874" calcext:value-type="float">
            <text:p>0.15874</text:p>
          </table:table-cell>
          <table:table-cell office:value-type="float" office:value="0.100166" calcext:value-type="float">
            <text:p>0.10016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8747" calcext:value-type="float">
            <text:p>1.298747</text:p>
          </table:table-cell>
          <table:table-cell office:value-type="float" office:value="1.666944" calcext:value-type="float">
            <text:p>1.666944</text:p>
          </table:table-cell>
          <table:table-cell office:value-type="float" office:value="0.292748" calcext:value-type="float">
            <text:p>0.292748</text:p>
          </table:table-cell>
          <table:table-cell office:value-type="float" office:value="0.455099" calcext:value-type="float">
            <text:p>0.455099</text:p>
          </table:table-cell>
          <table:table-cell office:value-type="float" office:value="0.609367" calcext:value-type="float">
            <text:p>0.609367</text:p>
          </table:table-cell>
          <table:table-cell office:value-type="float" office:value="-1.151368" calcext:value-type="float">
            <text:p>-1.151368</text:p>
          </table:table-cell>
          <table:table-cell office:value-type="float" office:value="-0.086903" calcext:value-type="float">
            <text:p>-0.086903</text:p>
          </table:table-cell>
          <table:table-cell office:value-type="float" office:value="0.044652" calcext:value-type="float">
            <text:p>0.044652</text:p>
          </table:table-cell>
          <table:table-cell office:value-type="float" office:value="0.098115" calcext:value-type="float">
            <text:p>0.09811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55348" calcext:value-type="float">
            <text:p>1.855348</text:p>
          </table:table-cell>
          <table:table-cell office:value-type="float" office:value="1.763989" calcext:value-type="float">
            <text:p>1.763989</text:p>
          </table:table-cell>
          <table:table-cell office:value-type="float" office:value="0.306826" calcext:value-type="float">
            <text:p>0.306826</text:p>
          </table:table-cell>
          <table:table-cell office:value-type="float" office:value="-0.101502" calcext:value-type="float">
            <text:p>-0.101502</text:p>
          </table:table-cell>
          <table:table-cell office:value-type="float" office:value="0.66022" calcext:value-type="float">
            <text:p>0.66022</text:p>
          </table:table-cell>
          <table:table-cell office:value-type="float" office:value="-0.548575" calcext:value-type="float">
            <text:p>-0.548575</text:p>
          </table:table-cell>
          <table:table-cell office:value-type="float" office:value="0.010143" calcext:value-type="float">
            <text:p>0.010143</text:p>
          </table:table-cell>
          <table:table-cell office:value-type="float" office:value="-0.010299" calcext:value-type="float">
            <text:p>-0.010299</text:p>
          </table:table-cell>
          <table:table-cell office:value-type="float" office:value="0.101463" calcext:value-type="float">
            <text:p>0.101463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21999" calcext:value-type="float">
            <text:p>0.621999</text:p>
          </table:table-cell>
          <table:table-cell office:value-type="float" office:value="4.970443" calcext:value-type="float">
            <text:p>4.970443</text:p>
          </table:table-cell>
          <table:table-cell office:value-type="float" office:value="0.771973" calcext:value-type="float">
            <text:p>0.771973</text:p>
          </table:table-cell>
          <table:table-cell office:value-type="float" office:value="1.131847" calcext:value-type="float">
            <text:p>1.131847</text:p>
          </table:table-cell>
          <table:table-cell office:value-type="float" office:value="0.85236" calcext:value-type="float">
            <text:p>0.85236</text:p>
          </table:table-cell>
          <table:table-cell office:value-type="float" office:value="1.23239" calcext:value-type="float">
            <text:p>1.23239</text:p>
          </table:table-cell>
          <table:table-cell office:value-type="float" office:value="3.216597" calcext:value-type="float">
            <text:p>3.216597</text:p>
          </table:table-cell>
          <table:table-cell office:value-type="float" office:value="0.113273" calcext:value-type="float">
            <text:p>0.113273</text:p>
          </table:table-cell>
          <table:table-cell office:value-type="float" office:value="0.100078" calcext:value-type="float">
            <text:p>0.100078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5.085605" calcext:value-type="float">
            <text:p>5.085605</text:p>
          </table:table-cell>
          <table:table-cell office:value-type="float" office:value="0.788679" calcext:value-type="float">
            <text:p>0.788679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617313" calcext:value-type="float">
            <text:p>0.617313</text:p>
          </table:table-cell>
          <table:table-cell office:value-type="float" office:value="3.331759" calcext:value-type="float">
            <text:p>3.331759</text:p>
          </table:table-cell>
          <table:table-cell office:value-type="float" office:value="0.176716" calcext:value-type="float">
            <text:p>0.176716</text:p>
          </table:table-cell>
          <table:table-cell office:value-type="float" office:value="0.100759" calcext:value-type="float">
            <text:p>0.100759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29625" calcext:value-type="float">
            <text:p>1.229625</text:p>
          </table:table-cell>
          <table:table-cell office:value-type="float" office:value="1.859317" calcext:value-type="float">
            <text:p>1.859317</text:p>
          </table:table-cell>
          <table:table-cell office:value-type="float" office:value="0.320655" calcext:value-type="float">
            <text:p>0.320655</text:p>
          </table:table-cell>
          <table:table-cell office:value-type="float" office:value="0.524222" calcext:value-type="float">
            <text:p>0.524222</text:p>
          </table:table-cell>
          <table:table-cell office:value-type="float" office:value="0.835418" calcext:value-type="float">
            <text:p>0.835418</text:p>
          </table:table-cell>
          <table:table-cell office:value-type="float" office:value="-1.254169" calcext:value-type="float">
            <text:p>-1.254169</text:p>
          </table:table-cell>
          <table:table-cell office:value-type="float" office:value="0.105471" calcext:value-type="float">
            <text:p>0.105471</text:p>
          </table:table-cell>
          <table:table-cell office:value-type="float" office:value="0.051396" calcext:value-type="float">
            <text:p>0.051396</text:p>
          </table:table-cell>
          <table:table-cell office:value-type="float" office:value="0.098043" calcext:value-type="float">
            <text:p>0.098043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449145" calcext:value-type="float">
            <text:p>2.449145</text:p>
          </table:table-cell>
          <table:table-cell office:value-type="float" office:value="0.529009" calcext:value-type="float">
            <text:p>0.529009</text:p>
          </table:table-cell>
          <table:table-cell office:value-type="float" office:value="0.127673" calcext:value-type="float">
            <text:p>0.127673</text:p>
          </table:table-cell>
          <table:table-cell office:value-type="float" office:value="-0.695299" calcext:value-type="float">
            <text:p>-0.695299</text:p>
          </table:table-cell>
          <table:table-cell office:value-type="float" office:value="0.674616" calcext:value-type="float">
            <text:p>0.674616</text:p>
          </table:table-cell>
          <table:table-cell office:value-type="float" office:value="-1.204154" calcext:value-type="float">
            <text:p>-1.204154</text:p>
          </table:table-cell>
          <table:table-cell office:value-type="float" office:value="-1.224837" calcext:value-type="float">
            <text:p>-1.224837</text:p>
          </table:table-cell>
          <table:table-cell office:value-type="float" office:value="-0.070417" calcext:value-type="float">
            <text:p>-0.070417</text:p>
          </table:table-cell>
          <table:table-cell office:value-type="float" office:value="0.101276" calcext:value-type="float">
            <text:p>0.101276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8109" calcext:value-type="float">
            <text:p>1.578109</text:p>
          </table:table-cell>
          <table:table-cell office:value-type="float" office:value="3.479786" calcext:value-type="float">
            <text:p>3.479786</text:p>
          </table:table-cell>
          <table:table-cell office:value-type="float" office:value="0.55573" calcext:value-type="float">
            <text:p>0.55573</text:p>
          </table:table-cell>
          <table:table-cell office:value-type="float" office:value="0.175737" calcext:value-type="float">
            <text:p>0.175737</text:p>
          </table:table-cell>
          <table:table-cell office:value-type="float" office:value="0.680227" calcext:value-type="float">
            <text:p>0.680227</text:p>
          </table:table-cell>
          <table:table-cell office:value-type="float" office:value="0.869975" calcext:value-type="float">
            <text:p>0.869975</text:p>
          </table:table-cell>
          <table:table-cell office:value-type="float" office:value="1.72594" calcext:value-type="float">
            <text:p>1.72594</text:p>
          </table:table-cell>
          <table:table-cell office:value-type="float" office:value="0.017595" calcext:value-type="float">
            <text:p>0.017595</text:p>
          </table:table-cell>
          <table:table-cell office:value-type="float" office:value="0.100122" calcext:value-type="float">
            <text:p>0.100122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056251" calcext:value-type="float">
            <text:p>0.056251</text:p>
          </table:table-cell>
          <table:table-cell office:value-type="float" office:value="5.784619" calcext:value-type="float">
            <text:p>5.784619</text:p>
          </table:table-cell>
          <table:table-cell office:value-type="float" office:value="0.890083" calcext:value-type="float">
            <text:p>0.890083</text:p>
          </table:table-cell>
          <table:table-cell office:value-type="float" office:value="1.697595" calcext:value-type="float">
            <text:p>1.697595</text:p>
          </table:table-cell>
          <table:table-cell office:value-type="float" office:value="0.809749" calcext:value-type="float">
            <text:p>0.809749</text:p>
          </table:table-cell>
          <table:table-cell office:value-type="float" office:value="1.523429" calcext:value-type="float">
            <text:p>1.523429</text:p>
          </table:table-cell>
          <table:table-cell office:value-type="float" office:value="4.030773" calcext:value-type="float">
            <text:p>4.030773</text:p>
          </table:table-cell>
          <table:table-cell office:value-type="float" office:value="0.169585" calcext:value-type="float">
            <text:p>0.169585</text:p>
          </table:table-cell>
          <table:table-cell office:value-type="float" office:value="0.099897" calcext:value-type="float">
            <text:p>0.099897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18585" calcext:value-type="float">
            <text:p>0.618585</text:p>
          </table:table-cell>
          <table:table-cell office:value-type="float" office:value="3.09504" calcext:value-type="float">
            <text:p>3.09504</text:p>
          </table:table-cell>
          <table:table-cell office:value-type="float" office:value="0.499916" calcext:value-type="float">
            <text:p>0.499916</text:p>
          </table:table-cell>
          <table:table-cell office:value-type="float" office:value="1.135261" calcext:value-type="float">
            <text:p>1.135261</text:p>
          </table:table-cell>
          <table:table-cell office:value-type="float" office:value="0.765357" calcext:value-type="float">
            <text:p>0.765357</text:p>
          </table:table-cell>
          <table:table-cell office:value-type="float" office:value="-0.559424" calcext:value-type="float">
            <text:p>-0.559424</text:p>
          </table:table-cell>
          <table:table-cell office:value-type="float" office:value="1.341194" calcext:value-type="float">
            <text:p>1.341194</text:p>
          </table:table-cell>
          <table:table-cell office:value-type="float" office:value="0.114117" calcext:value-type="float">
            <text:p>0.114117</text:p>
          </table:table-cell>
          <table:table-cell office:value-type="float" office:value="0.10052" calcext:value-type="float">
            <text:p>0.10052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028533" calcext:value-type="float">
            <text:p>2.028533</text:p>
          </table:table-cell>
          <table:table-cell office:value-type="float" office:value="0.649298" calcext:value-type="float">
            <text:p>0.649298</text:p>
          </table:table-cell>
          <table:table-cell office:value-type="float" office:value="0.145122" calcext:value-type="float">
            <text:p>0.145122</text:p>
          </table:table-cell>
          <table:table-cell office:value-type="float" office:value="-0.274687" calcext:value-type="float">
            <text:p>-0.274687</text:p>
          </table:table-cell>
          <table:table-cell office:value-type="float" office:value="0.57913" calcext:value-type="float">
            <text:p>0.57913</text:p>
          </table:table-cell>
          <table:table-cell office:value-type="float" office:value="-1.408992" calcext:value-type="float">
            <text:p>-1.408992</text:p>
          </table:table-cell>
          <table:table-cell office:value-type="float" office:value="-1.104548" calcext:value-type="float">
            <text:p>-1.104548</text:p>
          </table:table-cell>
          <table:table-cell office:value-type="float" office:value="-0.027487" calcext:value-type="float">
            <text:p>-0.027487</text:p>
          </table:table-cell>
          <table:table-cell office:value-type="float" office:value="0.100068" calcext:value-type="float">
            <text:p>0.100068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83683" calcext:value-type="float">
            <text:p>1.583683</text:p>
          </table:table-cell>
          <table:table-cell office:value-type="float" office:value="2.923148" calcext:value-type="float">
            <text:p>2.923148</text:p>
          </table:table-cell>
          <table:table-cell office:value-type="float" office:value="0.474981" calcext:value-type="float">
            <text:p>0.474981</text:p>
          </table:table-cell>
          <table:table-cell office:value-type="float" office:value="0.170163" calcext:value-type="float">
            <text:p>0.170163</text:p>
          </table:table-cell>
          <table:table-cell office:value-type="float" office:value="0.551384" calcext:value-type="float">
            <text:p>0.551384</text:p>
          </table:table-cell>
          <table:table-cell office:value-type="float" office:value="0.447755" calcext:value-type="float">
            <text:p>0.447755</text:p>
          </table:table-cell>
          <table:table-cell office:value-type="float" office:value="1.169302" calcext:value-type="float">
            <text:p>1.169302</text:p>
          </table:table-cell>
          <table:table-cell office:value-type="float" office:value="0.016906" calcext:value-type="float">
            <text:p>0.016906</text:p>
          </table:table-cell>
          <table:table-cell office:value-type="float" office:value="0.099351" calcext:value-type="float">
            <text:p>0.099351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12512" calcext:value-type="float">
            <text:p>0.112512</text:p>
          </table:table-cell>
          <table:table-cell office:value-type="float" office:value="5.596605" calcext:value-type="float">
            <text:p>5.596605</text:p>
          </table:table-cell>
          <table:table-cell office:value-type="float" office:value="0.862808" calcext:value-type="float">
            <text:p>0.862808</text:p>
          </table:table-cell>
          <table:table-cell office:value-type="float" office:value="1.641334" calcext:value-type="float">
            <text:p>1.641334</text:p>
          </table:table-cell>
          <table:table-cell office:value-type="float" office:value="0.725261" calcext:value-type="float">
            <text:p>0.725261</text:p>
          </table:table-cell>
          <table:table-cell office:value-type="float" office:value="1.476163" calcext:value-type="float">
            <text:p>1.476163</text:p>
          </table:table-cell>
          <table:table-cell office:value-type="float" office:value="3.842759" calcext:value-type="float">
            <text:p>3.842759</text:p>
          </table:table-cell>
          <table:table-cell office:value-type="float" office:value="0.163578" calcext:value-type="float">
            <text:p>0.163578</text:p>
          </table:table-cell>
          <table:table-cell office:value-type="float" office:value="0.099662" calcext:value-type="float">
            <text:p>0.099662</text:p>
          </table:table-cell>
          <table:table-cell>
            <draw:frame table:end-cell-address="left_front_wheel_stats.AB32" table:end-x="25.85pt" table:end-y="12.25pt" draw:z-index="2" draw:style-name="gr1" draw:text-style-name="P1" svg:width="918.2pt" svg:height="88.81pt" svg:x="3.66pt" svg:y="0.28pt">
              <draw:object draw:notify-on-update-of-ranges="left_front_wheel_stats.A2:left_front_wheel_stats.A153 left_front_wheel_stats.H1:left_front_wheel_stats.H1 left_front_wheel_stats.H2:left_front_wheel_stats.H153 left_front_wheel_stats.I1:left_front_wheel_stats.I1 left_front_wheel_stats.I2:left_front_wheel_stats.I15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1277" calcext:value-type="float">
            <text:p>0.11277</text:p>
          </table:table-cell>
          <table:table-cell office:value-type="float" office:value="4.171412" calcext:value-type="float">
            <text:p>4.171412</text:p>
          </table:table-cell>
          <table:table-cell office:value-type="float" office:value="0.656061" calcext:value-type="float">
            <text:p>0.656061</text:p>
          </table:table-cell>
          <table:table-cell office:value-type="float" office:value="1.641076" calcext:value-type="float">
            <text:p>1.641076</text:p>
          </table:table-cell>
          <table:table-cell office:value-type="float" office:value="0.776747" calcext:value-type="float">
            <text:p>0.776747</text:p>
          </table:table-cell>
          <table:table-cell office:value-type="float" office:value="-0.000258" calcext:value-type="float">
            <text:p>-0.000258</text:p>
          </table:table-cell>
          <table:table-cell office:value-type="float" office:value="2.417565" calcext:value-type="float">
            <text:p>2.417565</text:p>
          </table:table-cell>
          <table:table-cell office:value-type="float" office:value="0.164759" calcext:value-type="float">
            <text:p>0.164759</text:p>
          </table:table-cell>
          <table:table-cell office:value-type="float" office:value="0.100397" calcext:value-type="float">
            <text:p>0.100397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5602" calcext:value-type="float">
            <text:p>1.295602</text:p>
          </table:table-cell>
          <table:table-cell office:value-type="float" office:value="1.676561" calcext:value-type="float">
            <text:p>1.676561</text:p>
          </table:table-cell>
          <table:table-cell office:value-type="float" office:value="0.294143" calcext:value-type="float">
            <text:p>0.294143</text:p>
          </table:table-cell>
          <table:table-cell office:value-type="float" office:value="0.458244" calcext:value-type="float">
            <text:p>0.458244</text:p>
          </table:table-cell>
          <table:table-cell office:value-type="float" office:value="0.64591" calcext:value-type="float">
            <text:p>0.64591</text:p>
          </table:table-cell>
          <table:table-cell office:value-type="float" office:value="-1.181439" calcext:value-type="float">
            <text:p>-1.181439</text:p>
          </table:table-cell>
          <table:table-cell office:value-type="float" office:value="-0.077285" calcext:value-type="float">
            <text:p>-0.077285</text:p>
          </table:table-cell>
          <table:table-cell office:value-type="float" office:value="0.045878" calcext:value-type="float">
            <text:p>0.045878</text:p>
          </table:table-cell>
          <table:table-cell office:value-type="float" office:value="0.100118" calcext:value-type="float">
            <text:p>0.100118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90508" calcext:value-type="float">
            <text:p>1.690508</text:p>
          </table:table-cell>
          <table:table-cell office:value-type="float" office:value="2.021809" calcext:value-type="float">
            <text:p>2.021809</text:p>
          </table:table-cell>
          <table:table-cell office:value-type="float" office:value="0.344227" calcext:value-type="float">
            <text:p>0.344227</text:p>
          </table:table-cell>
          <table:table-cell office:value-type="float" office:value="0.063338" calcext:value-type="float">
            <text:p>0.063338</text:p>
          </table:table-cell>
          <table:table-cell office:value-type="float" office:value="0.600827" calcext:value-type="float">
            <text:p>0.600827</text:p>
          </table:table-cell>
          <table:table-cell office:value-type="float" office:value="-0.396201" calcext:value-type="float">
            <text:p>-0.396201</text:p>
          </table:table-cell>
          <table:table-cell office:value-type="float" office:value="0.267963" calcext:value-type="float">
            <text:p>0.267963</text:p>
          </table:table-cell>
          <table:table-cell office:value-type="float" office:value="0.006313" calcext:value-type="float">
            <text:p>0.006313</text:p>
          </table:table-cell>
          <table:table-cell office:value-type="float" office:value="0.099673" calcext:value-type="float">
            <text:p>0.099673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2643" calcext:value-type="float">
            <text:p>0.562643</text:p>
          </table:table-cell>
          <table:table-cell office:value-type="float" office:value="4.862372" calcext:value-type="float">
            <text:p>4.862372</text:p>
          </table:table-cell>
          <table:table-cell office:value-type="float" office:value="0.756296" calcext:value-type="float">
            <text:p>0.756296</text:p>
          </table:table-cell>
          <table:table-cell office:value-type="float" office:value="1.191203" calcext:value-type="float">
            <text:p>1.191203</text:p>
          </table:table-cell>
          <table:table-cell office:value-type="float" office:value="0.790472" calcext:value-type="float">
            <text:p>0.790472</text:p>
          </table:table-cell>
          <table:table-cell office:value-type="float" office:value="1.126851" calcext:value-type="float">
            <text:p>1.126851</text:p>
          </table:table-cell>
          <table:table-cell office:value-type="float" office:value="3.108526" calcext:value-type="float">
            <text:p>3.108526</text:p>
          </table:table-cell>
          <table:table-cell office:value-type="float" office:value="0.119228" calcext:value-type="float">
            <text:p>0.119228</text:p>
          </table:table-cell>
          <table:table-cell office:value-type="float" office:value="0.10009" calcext:value-type="float">
            <text:p>0.10009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5.024066" calcext:value-type="float">
            <text:p>5.024066</text:p>
          </table:table-cell>
          <table:table-cell office:value-type="float" office:value="0.779752" calcext:value-type="float">
            <text:p>0.779752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45834" calcext:value-type="float">
            <text:p>0.945834</text:p>
          </table:table-cell>
          <table:table-cell office:value-type="float" office:value="0.57054" calcext:value-type="float">
            <text:p>0.57054</text:p>
          </table:table-cell>
          <table:table-cell office:value-type="float" office:value="3.27022" calcext:value-type="float">
            <text:p>3.27022</text:p>
          </table:table-cell>
          <table:table-cell office:value-type="float" office:value="0.172957" calcext:value-type="float">
            <text:p>0.172957</text:p>
          </table:table-cell>
          <table:table-cell office:value-type="float" office:value="0.098616" calcext:value-type="float">
            <text:p>0.098616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4438" calcext:value-type="float">
            <text:p>1.014438</text:p>
          </table:table-cell>
          <table:table-cell office:value-type="float" office:value="2.324067" calcext:value-type="float">
            <text:p>2.324067</text:p>
          </table:table-cell>
          <table:table-cell office:value-type="float" office:value="0.388074" calcext:value-type="float">
            <text:p>0.388074</text:p>
          </table:table-cell>
          <table:table-cell office:value-type="float" office:value="0.739408" calcext:value-type="float">
            <text:p>0.739408</text:p>
          </table:table-cell>
          <table:table-cell office:value-type="float" office:value="0.849856" calcext:value-type="float">
            <text:p>0.849856</text:p>
          </table:table-cell>
          <table:table-cell office:value-type="float" office:value="-1.019043" calcext:value-type="float">
            <text:p>-1.019043</text:p>
          </table:table-cell>
          <table:table-cell office:value-type="float" office:value="0.57022" calcext:value-type="float">
            <text:p>0.57022</text:p>
          </table:table-cell>
          <table:table-cell office:value-type="float" office:value="0.073607" calcext:value-type="float">
            <text:p>0.073607</text:p>
          </table:table-cell>
          <table:table-cell office:value-type="float" office:value="0.099548" calcext:value-type="float">
            <text:p>0.099548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262632" calcext:value-type="float">
            <text:p>2.262632</text:p>
          </table:table-cell>
          <table:table-cell office:value-type="float" office:value="0.701044" calcext:value-type="float">
            <text:p>0.701044</text:p>
          </table:table-cell>
          <table:table-cell office:value-type="float" office:value="0.152629" calcext:value-type="float">
            <text:p>0.152629</text:p>
          </table:table-cell>
          <table:table-cell office:value-type="float" office:value="-0.508786" calcext:value-type="float">
            <text:p>-0.508786</text:p>
          </table:table-cell>
          <table:table-cell office:value-type="float" office:value="0.684026" calcext:value-type="float">
            <text:p>0.684026</text:p>
          </table:table-cell>
          <table:table-cell office:value-type="float" office:value="-1.228042" calcext:value-type="float">
            <text:p>-1.228042</text:p>
          </table:table-cell>
          <table:table-cell office:value-type="float" office:value="-1.052802" calcext:value-type="float">
            <text:p>-1.052802</text:p>
          </table:table-cell>
          <table:table-cell office:value-type="float" office:value="-0.051713" calcext:value-type="float">
            <text:p>-0.051713</text:p>
          </table:table-cell>
          <table:table-cell office:value-type="float" office:value="0.101641" calcext:value-type="float">
            <text:p>0.101641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5374" calcext:value-type="float">
            <text:p>1.125374</text:p>
          </table:table-cell>
          <table:table-cell office:value-type="float" office:value="4.297234" calcext:value-type="float">
            <text:p>4.297234</text:p>
          </table:table-cell>
          <table:table-cell office:value-type="float" office:value="0.674314" calcext:value-type="float">
            <text:p>0.674314</text:p>
          </table:table-cell>
          <table:table-cell office:value-type="float" office:value="0.628472" calcext:value-type="float">
            <text:p>0.628472</text:p>
          </table:table-cell>
          <table:table-cell office:value-type="float" office:value="0.774168" calcext:value-type="float">
            <text:p>0.774168</text:p>
          </table:table-cell>
          <table:table-cell office:value-type="float" office:value="1.140748" calcext:value-type="float">
            <text:p>1.140748</text:p>
          </table:table-cell>
          <table:table-cell office:value-type="float" office:value="2.543387" calcext:value-type="float">
            <text:p>2.543387</text:p>
          </table:table-cell>
          <table:table-cell office:value-type="float" office:value="0.062655" calcext:value-type="float">
            <text:p>0.062655</text:p>
          </table:table-cell>
          <table:table-cell office:value-type="float" office:value="0.099694" calcext:value-type="float">
            <text:p>0.099694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056256" calcext:value-type="float">
            <text:p>0.056256</text:p>
          </table:table-cell>
          <table:table-cell office:value-type="float" office:value="5.44445" calcext:value-type="float">
            <text:p>5.44445</text:p>
          </table:table-cell>
          <table:table-cell office:value-type="float" office:value="0.840736" calcext:value-type="float">
            <text:p>0.840736</text:p>
          </table:table-cell>
          <table:table-cell office:value-type="float" office:value="1.69759" calcext:value-type="float">
            <text:p>1.69759</text:p>
          </table:table-cell>
          <table:table-cell office:value-type="float" office:value="0.927613" calcext:value-type="float">
            <text:p>0.927613</text:p>
          </table:table-cell>
          <table:table-cell office:value-type="float" office:value="1.065401" calcext:value-type="float">
            <text:p>1.065401</text:p>
          </table:table-cell>
          <table:table-cell office:value-type="float" office:value="3.690604" calcext:value-type="float">
            <text:p>3.690604</text:p>
          </table:table-cell>
          <table:table-cell office:value-type="float" office:value="0.170351" calcext:value-type="float">
            <text:p>0.170351</text:p>
          </table:table-cell>
          <table:table-cell office:value-type="float" office:value="0.100349" calcext:value-type="float">
            <text:p>0.100349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6245" calcext:value-type="float">
            <text:p>0.846245</text:p>
          </table:table-cell>
          <table:table-cell office:value-type="float" office:value="2.7153" calcext:value-type="float">
            <text:p>2.7153</text:p>
          </table:table-cell>
          <table:table-cell office:value-type="float" office:value="0.444829" calcext:value-type="float">
            <text:p>0.444829</text:p>
          </table:table-cell>
          <table:table-cell office:value-type="float" office:value="0.907601" calcext:value-type="float">
            <text:p>0.907601</text:p>
          </table:table-cell>
          <table:table-cell office:value-type="float" office:value="0.853679" calcext:value-type="float">
            <text:p>0.853679</text:p>
          </table:table-cell>
          <table:table-cell office:value-type="float" office:value="-0.799826" calcext:value-type="float">
            <text:p>-0.799826</text:p>
          </table:table-cell>
          <table:table-cell office:value-type="float" office:value="0.961454" calcext:value-type="float">
            <text:p>0.961454</text:p>
          </table:table-cell>
          <table:table-cell office:value-type="float" office:value="0.089644" calcext:value-type="float">
            <text:p>0.089644</text:p>
          </table:table-cell>
          <table:table-cell office:value-type="float" office:value="0.09877" calcext:value-type="float">
            <text:p>0.09877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363477" calcext:value-type="float">
            <text:p>2.363477</text:p>
          </table:table-cell>
          <table:table-cell office:value-type="float" office:value="0.271016" calcext:value-type="float">
            <text:p>0.271016</text:p>
          </table:table-cell>
          <table:table-cell office:value-type="float" office:value="0.1" calcext:value-type="float">
            <text:p>0.1</text:p>
          </table:table-cell>
          <table:table-cell office:value-type="float" office:value="-0.609631" calcext:value-type="float">
            <text:p>-0.609631</text:p>
          </table:table-cell>
          <table:table-cell office:value-type="float" office:value="0.627276" calcext:value-type="float">
            <text:p>0.627276</text:p>
          </table:table-cell>
          <table:table-cell office:value-type="float" office:value="-1.500474" calcext:value-type="float">
            <text:p>-1.500474</text:p>
          </table:table-cell>
          <table:table-cell office:value-type="float" office:value="-1.48283" calcext:value-type="float">
            <text:p>-1.48283</text:p>
          </table:table-cell>
          <table:table-cell office:value-type="float" office:value="-0.061644" calcext:value-type="float">
            <text:p>-0.061644</text:p>
          </table:table-cell>
          <table:table-cell office:value-type="float" office:value="0.101117" calcext:value-type="float">
            <text:p>0.101117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06659" calcext:value-type="float">
            <text:p>1.806659</text:p>
          </table:table-cell>
          <table:table-cell office:value-type="float" office:value="2.832593" calcext:value-type="float">
            <text:p>2.832593</text:p>
          </table:table-cell>
          <table:table-cell office:value-type="float" office:value="0.461844" calcext:value-type="float">
            <text:p>0.461844</text:p>
          </table:table-cell>
          <table:table-cell office:value-type="float" office:value="-0.052813" calcext:value-type="float">
            <text:p>-0.052813</text:p>
          </table:table-cell>
          <table:table-cell office:value-type="float" office:value="0.576103" calcext:value-type="float">
            <text:p>0.576103</text:p>
          </table:table-cell>
          <table:table-cell office:value-type="float" office:value="0.555457" calcext:value-type="float">
            <text:p>0.555457</text:p>
          </table:table-cell>
          <table:table-cell office:value-type="float" office:value="1.078747" calcext:value-type="float">
            <text:p>1.078747</text:p>
          </table:table-cell>
          <table:table-cell office:value-type="float" office:value="-0.005294" calcext:value-type="float">
            <text:p>-0.005294</text:p>
          </table:table-cell>
          <table:table-cell office:value-type="float" office:value="0.100245" calcext:value-type="float">
            <text:p>0.100245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1268" calcext:value-type="float">
            <text:p>0.11268</text:p>
          </table:table-cell>
          <table:table-cell office:value-type="float" office:value="5.820972" calcext:value-type="float">
            <text:p>5.820972</text:p>
          </table:table-cell>
          <table:table-cell office:value-type="float" office:value="0.895356" calcext:value-type="float">
            <text:p>0.895356</text:p>
          </table:table-cell>
          <table:table-cell office:value-type="float" office:value="1.641166" calcext:value-type="float">
            <text:p>1.641166</text:p>
          </table:table-cell>
          <table:table-cell office:value-type="float" office:value="0.734113" calcext:value-type="float">
            <text:p>0.734113</text:p>
          </table:table-cell>
          <table:table-cell office:value-type="float" office:value="1.691847" calcext:value-type="float">
            <text:p>1.691847</text:p>
          </table:table-cell>
          <table:table-cell office:value-type="float" office:value="4.067126" calcext:value-type="float">
            <text:p>4.067126</text:p>
          </table:table-cell>
          <table:table-cell office:value-type="float" office:value="0.164323" calcext:value-type="float">
            <text:p>0.164323</text:p>
          </table:table-cell>
          <table:table-cell office:value-type="float" office:value="0.100126" calcext:value-type="float">
            <text:p>0.100126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68863" calcext:value-type="float">
            <text:p>0.168863</text:p>
          </table:table-cell>
          <table:table-cell office:value-type="float" office:value="4.056137" calcext:value-type="float">
            <text:p>4.056137</text:p>
          </table:table-cell>
          <table:table-cell office:value-type="float" office:value="0.639339" calcext:value-type="float">
            <text:p>0.639339</text:p>
          </table:table-cell>
          <table:table-cell office:value-type="float" office:value="1.584983" calcext:value-type="float">
            <text:p>1.584983</text:p>
          </table:table-cell>
          <table:table-cell office:value-type="float" office:value="0.773463" calcext:value-type="float">
            <text:p>0.773463</text:p>
          </table:table-cell>
          <table:table-cell office:value-type="float" office:value="-0.056155" calcext:value-type="float">
            <text:p>-0.056155</text:p>
          </table:table-cell>
          <table:table-cell office:value-type="float" office:value="2.302291" calcext:value-type="float">
            <text:p>2.302291</text:p>
          </table:table-cell>
          <table:table-cell office:value-type="float" office:value="0.158577" calcext:value-type="float">
            <text:p>0.158577</text:p>
          </table:table-cell>
          <table:table-cell office:value-type="float" office:value="0.10005" calcext:value-type="float">
            <text:p>0.10005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11058" calcext:value-type="float">
            <text:p>1.411058</text:p>
          </table:table-cell>
          <table:table-cell office:value-type="float" office:value="1.493412" calcext:value-type="float">
            <text:p>1.493412</text:p>
          </table:table-cell>
          <table:table-cell office:value-type="float" office:value="0.267575" calcext:value-type="float">
            <text:p>0.267575</text:p>
          </table:table-cell>
          <table:table-cell office:value-type="float" office:value="0.342788" calcext:value-type="float">
            <text:p>0.342788</text:p>
          </table:table-cell>
          <table:table-cell office:value-type="float" office:value="0.634898" calcext:value-type="float">
            <text:p>0.634898</text:p>
          </table:table-cell>
          <table:table-cell office:value-type="float" office:value="-1.23812" calcext:value-type="float">
            <text:p>-1.23812</text:p>
          </table:table-cell>
          <table:table-cell office:value-type="float" office:value="-0.260434" calcext:value-type="float">
            <text:p>-0.260434</text:p>
          </table:table-cell>
          <table:table-cell office:value-type="float" office:value="0.034392" calcext:value-type="float">
            <text:p>0.034392</text:p>
          </table:table-cell>
          <table:table-cell office:value-type="float" office:value="0.100329" calcext:value-type="float">
            <text:p>0.100329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972142" calcext:value-type="float">
            <text:p>1.972142</text:p>
          </table:table-cell>
          <table:table-cell office:value-type="float" office:value="1.512937" calcext:value-type="float">
            <text:p>1.512937</text:p>
          </table:table-cell>
          <table:table-cell office:value-type="float" office:value="0.270407" calcext:value-type="float">
            <text:p>0.270407</text:p>
          </table:table-cell>
          <table:table-cell office:value-type="float" office:value="-0.218296" calcext:value-type="float">
            <text:p>-0.218296</text:p>
          </table:table-cell>
          <table:table-cell office:value-type="float" office:value="0.539501" calcext:value-type="float">
            <text:p>0.539501</text:p>
          </table:table-cell>
          <table:table-cell office:value-type="float" office:value="-0.562114" calcext:value-type="float">
            <text:p>-0.562114</text:p>
          </table:table-cell>
          <table:table-cell office:value-type="float" office:value="-0.240909" calcext:value-type="float">
            <text:p>-0.240909</text:p>
          </table:table-cell>
          <table:table-cell office:value-type="float" office:value="-0.02179" calcext:value-type="float">
            <text:p>-0.02179</text:p>
          </table:table-cell>
          <table:table-cell office:value-type="float" office:value="0.099817" calcext:value-type="float">
            <text:p>0.099817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449755" calcext:value-type="float">
            <text:p>0.449755</text:p>
          </table:table-cell>
          <table:table-cell office:value-type="float" office:value="5.301377" calcext:value-type="float">
            <text:p>5.301377</text:p>
          </table:table-cell>
          <table:table-cell office:value-type="float" office:value="0.819981" calcext:value-type="float">
            <text:p>0.819981</text:p>
          </table:table-cell>
          <table:table-cell office:value-type="float" office:value="1.304091" calcext:value-type="float">
            <text:p>1.304091</text:p>
          </table:table-cell>
          <table:table-cell office:value-type="float" office:value="0.721678" calcext:value-type="float">
            <text:p>0.721678</text:p>
          </table:table-cell>
          <table:table-cell office:value-type="float" office:value="1.521761" calcext:value-type="float">
            <text:p>1.521761</text:p>
          </table:table-cell>
          <table:table-cell office:value-type="float" office:value="3.547531" calcext:value-type="float">
            <text:p>3.547531</text:p>
          </table:table-cell>
          <table:table-cell office:value-type="float" office:value="0.130463" calcext:value-type="float">
            <text:p>0.130463</text:p>
          </table:table-cell>
          <table:table-cell office:value-type="float" office:value="0.100041" calcext:value-type="float">
            <text:p>0.100041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4.796451" calcext:value-type="float">
            <text:p>4.796451</text:p>
          </table:table-cell>
          <table:table-cell office:value-type="float" office:value="0.746733" calcext:value-type="float">
            <text:p>0.746733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31547" calcext:value-type="float">
            <text:p>0.831547</text:p>
          </table:table-cell>
          <table:table-cell office:value-type="float" office:value="0.457212" calcext:value-type="float">
            <text:p>0.457212</text:p>
          </table:table-cell>
          <table:table-cell office:value-type="float" office:value="3.042605" calcext:value-type="float">
            <text:p>3.042605</text:p>
          </table:table-cell>
          <table:table-cell office:value-type="float" office:value="0.172524" calcext:value-type="float">
            <text:p>0.172524</text:p>
          </table:table-cell>
          <table:table-cell office:value-type="float" office:value="0.098369" calcext:value-type="float">
            <text:p>0.098369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2764" calcext:value-type="float">
            <text:p>1.182764</text:p>
          </table:table-cell>
          <table:table-cell office:value-type="float" office:value="1.877225" calcext:value-type="float">
            <text:p>1.877225</text:p>
          </table:table-cell>
          <table:table-cell office:value-type="float" office:value="0.323253" calcext:value-type="float">
            <text:p>0.323253</text:p>
          </table:table-cell>
          <table:table-cell office:value-type="float" office:value="0.571082" calcext:value-type="float">
            <text:p>0.571082</text:p>
          </table:table-cell>
          <table:table-cell office:value-type="float" office:value="0.719085" calcext:value-type="float">
            <text:p>0.719085</text:p>
          </table:table-cell>
          <table:table-cell office:value-type="float" office:value="-1.166789" calcext:value-type="float">
            <text:p>-1.166789</text:p>
          </table:table-cell>
          <table:table-cell office:value-type="float" office:value="0.123379" calcext:value-type="float">
            <text:p>0.123379</text:p>
          </table:table-cell>
          <table:table-cell office:value-type="float" office:value="0.05789" calcext:value-type="float">
            <text:p>0.05789</text:p>
          </table:table-cell>
          <table:table-cell office:value-type="float" office:value="0.101369" calcext:value-type="float">
            <text:p>0.101369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247966" calcext:value-type="float">
            <text:p>2.247966</text:p>
          </table:table-cell>
          <table:table-cell office:value-type="float" office:value="0.776663" calcext:value-type="float">
            <text:p>0.776663</text:p>
          </table:table-cell>
          <table:table-cell office:value-type="float" office:value="0.163599" calcext:value-type="float">
            <text:p>0.163599</text:p>
          </table:table-cell>
          <table:table-cell office:value-type="float" office:value="-0.49412" calcext:value-type="float">
            <text:p>-0.49412</text:p>
          </table:table-cell>
          <table:table-cell office:value-type="float" office:value="0.579927" calcext:value-type="float">
            <text:p>0.579927</text:p>
          </table:table-cell>
          <table:table-cell office:value-type="float" office:value="-1.062991" calcext:value-type="float">
            <text:p>-1.062991</text:p>
          </table:table-cell>
          <table:table-cell office:value-type="float" office:value="-0.977183" calcext:value-type="float">
            <text:p>-0.977183</text:p>
          </table:table-cell>
          <table:table-cell office:value-type="float" office:value="-0.049515" calcext:value-type="float">
            <text:p>-0.049515</text:p>
          </table:table-cell>
          <table:table-cell office:value-type="float" office:value="0.100208" calcext:value-type="float">
            <text:p>0.100208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75108" calcext:value-type="float">
            <text:p>1.075108</text:p>
          </table:table-cell>
          <table:table-cell office:value-type="float" office:value="4.319049" calcext:value-type="float">
            <text:p>4.319049</text:p>
          </table:table-cell>
          <table:table-cell office:value-type="float" office:value="0.677478" calcext:value-type="float">
            <text:p>0.677478</text:p>
          </table:table-cell>
          <table:table-cell office:value-type="float" office:value="0.678738" calcext:value-type="float">
            <text:p>0.678738</text:p>
          </table:table-cell>
          <table:table-cell office:value-type="float" office:value="0.70919" calcext:value-type="float">
            <text:p>0.70919</text:p>
          </table:table-cell>
          <table:table-cell office:value-type="float" office:value="1.177274" calcext:value-type="float">
            <text:p>1.177274</text:p>
          </table:table-cell>
          <table:table-cell office:value-type="float" office:value="2.565203" calcext:value-type="float">
            <text:p>2.565203</text:p>
          </table:table-cell>
          <table:table-cell office:value-type="float" office:value="0.067619" calcext:value-type="float">
            <text:p>0.067619</text:p>
          </table:table-cell>
          <table:table-cell office:value-type="float" office:value="0.099625" calcext:value-type="float">
            <text:p>0.099625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5.465699" calcext:value-type="float">
            <text:p>5.465699</text:p>
          </table:table-cell>
          <table:table-cell office:value-type="float" office:value="0.843818" calcext:value-type="float">
            <text:p>0.843818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9124" calcext:value-type="float">
            <text:p>0.89124</text:p>
          </table:table-cell>
          <table:table-cell office:value-type="float" office:value="1.066766" calcext:value-type="float">
            <text:p>1.066766</text:p>
          </table:table-cell>
          <table:table-cell office:value-type="float" office:value="3.711853" calcext:value-type="float">
            <text:p>3.711853</text:p>
          </table:table-cell>
          <table:table-cell office:value-type="float" office:value="0.176756" calcext:value-type="float">
            <text:p>0.176756</text:p>
          </table:table-cell>
          <table:table-cell office:value-type="float" office:value="0.100782" calcext:value-type="float">
            <text:p>0.100782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89962" calcext:value-type="float">
            <text:p>0.789962</text:p>
          </table:table-cell>
          <table:table-cell office:value-type="float" office:value="2.735334" calcext:value-type="float">
            <text:p>2.735334</text:p>
          </table:table-cell>
          <table:table-cell office:value-type="float" office:value="0.447735" calcext:value-type="float">
            <text:p>0.447735</text:p>
          </table:table-cell>
          <table:table-cell office:value-type="float" office:value="0.963884" calcext:value-type="float">
            <text:p>0.963884</text:p>
          </table:table-cell>
          <table:table-cell office:value-type="float" office:value="0.82162" calcext:value-type="float">
            <text:p>0.82162</text:p>
          </table:table-cell>
          <table:table-cell office:value-type="float" office:value="-0.804016" calcext:value-type="float">
            <text:p>-0.804016</text:p>
          </table:table-cell>
          <table:table-cell office:value-type="float" office:value="0.981488" calcext:value-type="float">
            <text:p>0.981488</text:p>
          </table:table-cell>
          <table:table-cell office:value-type="float" office:value="0.094704" calcext:value-type="float">
            <text:p>0.094704</text:p>
          </table:table-cell>
          <table:table-cell office:value-type="float" office:value="0.098252" calcext:value-type="float">
            <text:p>0.098252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257741" calcext:value-type="float">
            <text:p>2.257741</text:p>
          </table:table-cell>
          <table:table-cell office:value-type="float" office:value="0.408007" calcext:value-type="float">
            <text:p>0.408007</text:p>
          </table:table-cell>
          <table:table-cell office:value-type="float" office:value="0.110119" calcext:value-type="float">
            <text:p>0.110119</text:p>
          </table:table-cell>
          <table:table-cell office:value-type="float" office:value="-0.503895" calcext:value-type="float">
            <text:p>-0.503895</text:p>
          </table:table-cell>
          <table:table-cell office:value-type="float" office:value="0.61218" calcext:value-type="float">
            <text:p>0.61218</text:p>
          </table:table-cell>
          <table:table-cell office:value-type="float" office:value="-1.454124" calcext:value-type="float">
            <text:p>-1.454124</text:p>
          </table:table-cell>
          <table:table-cell office:value-type="float" office:value="-1.345839" calcext:value-type="float">
            <text:p>-1.345839</text:p>
          </table:table-cell>
          <table:table-cell office:value-type="float" office:value="-0.050863" calcext:value-type="float">
            <text:p>-0.050863</text:p>
          </table:table-cell>
          <table:table-cell office:value-type="float" office:value="0.100939" calcext:value-type="float">
            <text:p>0.100939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7887" calcext:value-type="float">
            <text:p>1.577887</text:p>
          </table:table-cell>
          <table:table-cell office:value-type="float" office:value="3.205934" calcext:value-type="float">
            <text:p>3.205934</text:p>
          </table:table-cell>
          <table:table-cell office:value-type="float" office:value="0.516003" calcext:value-type="float">
            <text:p>0.516003</text:p>
          </table:table-cell>
          <table:table-cell office:value-type="float" office:value="0.175959" calcext:value-type="float">
            <text:p>0.175959</text:p>
          </table:table-cell>
          <table:table-cell office:value-type="float" office:value="0.595361" calcext:value-type="float">
            <text:p>0.595361</text:p>
          </table:table-cell>
          <table:table-cell office:value-type="float" office:value="0.680767" calcext:value-type="float">
            <text:p>0.680767</text:p>
          </table:table-cell>
          <table:table-cell office:value-type="float" office:value="1.452087" calcext:value-type="float">
            <text:p>1.452087</text:p>
          </table:table-cell>
          <table:table-cell office:value-type="float" office:value="0.017572" calcext:value-type="float">
            <text:p>0.017572</text:p>
          </table:table-cell>
          <table:table-cell office:value-type="float" office:value="0.099866" calcext:value-type="float">
            <text:p>0.099866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056263" calcext:value-type="float">
            <text:p>0.056263</text:p>
          </table:table-cell>
          <table:table-cell office:value-type="float" office:value="5.750931" calcext:value-type="float">
            <text:p>5.750931</text:p>
          </table:table-cell>
          <table:table-cell office:value-type="float" office:value="0.885195" calcext:value-type="float">
            <text:p>0.885195</text:p>
          </table:table-cell>
          <table:table-cell office:value-type="float" office:value="1.697584" calcext:value-type="float">
            <text:p>1.697584</text:p>
          </table:table-cell>
          <table:table-cell office:value-type="float" office:value="0.788052" calcext:value-type="float">
            <text:p>0.788052</text:p>
          </table:table-cell>
          <table:table-cell office:value-type="float" office:value="1.511449" calcext:value-type="float">
            <text:p>1.511449</text:p>
          </table:table-cell>
          <table:table-cell office:value-type="float" office:value="3.997085" calcext:value-type="float">
            <text:p>3.997085</text:p>
          </table:table-cell>
          <table:table-cell office:value-type="float" office:value="0.170901" calcext:value-type="float">
            <text:p>0.170901</text:p>
          </table:table-cell>
          <table:table-cell office:value-type="float" office:value="0.100673" calcext:value-type="float">
            <text:p>0.100673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93244" calcext:value-type="float">
            <text:p>0.393244</text:p>
          </table:table-cell>
          <table:table-cell office:value-type="float" office:value="3.563672" calcext:value-type="float">
            <text:p>3.563672</text:p>
          </table:table-cell>
          <table:table-cell office:value-type="float" office:value="0.567899" calcext:value-type="float">
            <text:p>0.567899</text:p>
          </table:table-cell>
          <table:table-cell office:value-type="float" office:value="1.360602" calcext:value-type="float">
            <text:p>1.360602</text:p>
          </table:table-cell>
          <table:table-cell office:value-type="float" office:value="0.791532" calcext:value-type="float">
            <text:p>0.791532</text:p>
          </table:table-cell>
          <table:table-cell office:value-type="float" office:value="-0.342308" calcext:value-type="float">
            <text:p>-0.342308</text:p>
          </table:table-cell>
          <table:table-cell office:value-type="float" office:value="1.809825" calcext:value-type="float">
            <text:p>1.809825</text:p>
          </table:table-cell>
          <table:table-cell office:value-type="float" office:value="0.133943" calcext:value-type="float">
            <text:p>0.133943</text:p>
          </table:table-cell>
          <table:table-cell office:value-type="float" office:value="0.098444" calcext:value-type="float">
            <text:p>0.098444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31894" calcext:value-type="float">
            <text:p>1.631894</text:p>
          </table:table-cell>
          <table:table-cell office:value-type="float" office:value="1.286731" calcext:value-type="float">
            <text:p>1.286731</text:p>
          </table:table-cell>
          <table:table-cell office:value-type="float" office:value="0.237592" calcext:value-type="float">
            <text:p>0.237592</text:p>
          </table:table-cell>
          <table:table-cell office:value-type="float" office:value="0.121952" calcext:value-type="float">
            <text:p>0.121952</text:p>
          </table:table-cell>
          <table:table-cell office:value-type="float" office:value="0.631385" calcext:value-type="float">
            <text:p>0.631385</text:p>
          </table:table-cell>
          <table:table-cell office:value-type="float" office:value="-1.220453" calcext:value-type="float">
            <text:p>-1.220453</text:p>
          </table:table-cell>
          <table:table-cell office:value-type="float" office:value="-0.467115" calcext:value-type="float">
            <text:p>-0.467115</text:p>
          </table:table-cell>
          <table:table-cell office:value-type="float" office:value="0.012377" calcext:value-type="float">
            <text:p>0.012377</text:p>
          </table:table-cell>
          <table:table-cell office:value-type="float" office:value="0.101491" calcext:value-type="float">
            <text:p>0.101491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64761" calcext:value-type="float">
            <text:p>1.864761</text:p>
          </table:table-cell>
          <table:table-cell office:value-type="float" office:value="1.972678" calcext:value-type="float">
            <text:p>1.972678</text:p>
          </table:table-cell>
          <table:table-cell office:value-type="float" office:value="0.3371" calcext:value-type="float">
            <text:p>0.3371</text:p>
          </table:table-cell>
          <table:table-cell office:value-type="float" office:value="-0.110915" calcext:value-type="float">
            <text:p>-0.110915</text:p>
          </table:table-cell>
          <table:table-cell office:value-type="float" office:value="0.562393" calcext:value-type="float">
            <text:p>0.562393</text:p>
          </table:table-cell>
          <table:table-cell office:value-type="float" office:value="-0.232646" calcext:value-type="float">
            <text:p>-0.232646</text:p>
          </table:table-cell>
          <table:table-cell office:value-type="float" office:value="0.218832" calcext:value-type="float">
            <text:p>0.218832</text:p>
          </table:table-cell>
          <table:table-cell office:value-type="float" office:value="-0.011102" calcext:value-type="float">
            <text:p>-0.011102</text:p>
          </table:table-cell>
          <table:table-cell office:value-type="float" office:value="0.100095" calcext:value-type="float">
            <text:p>0.100095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81808" calcext:value-type="float">
            <text:p>0.281808</text:p>
          </table:table-cell>
          <table:table-cell office:value-type="float" office:value="5.57204" calcext:value-type="float">
            <text:p>5.57204</text:p>
          </table:table-cell>
          <table:table-cell office:value-type="float" office:value="0.859245" calcext:value-type="float">
            <text:p>0.859245</text:p>
          </table:table-cell>
          <table:table-cell office:value-type="float" office:value="1.472038" calcext:value-type="float">
            <text:p>1.472038</text:p>
          </table:table-cell>
          <table:table-cell office:value-type="float" office:value="0.758693" calcext:value-type="float">
            <text:p>0.758693</text:p>
          </table:table-cell>
          <table:table-cell office:value-type="float" office:value="1.587462" calcext:value-type="float">
            <text:p>1.587462</text:p>
          </table:table-cell>
          <table:table-cell office:value-type="float" office:value="3.818194" calcext:value-type="float">
            <text:p>3.818194</text:p>
          </table:table-cell>
          <table:table-cell office:value-type="float" office:value="0.146786" calcext:value-type="float">
            <text:p>0.146786</text:p>
          </table:table-cell>
          <table:table-cell office:value-type="float" office:value="0.099716" calcext:value-type="float">
            <text:p>0.099716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4.656092" calcext:value-type="float">
            <text:p>4.656092</text:p>
          </table:table-cell>
          <table:table-cell office:value-type="float" office:value="0.726372" calcext:value-type="float">
            <text:p>0.726372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66239" calcext:value-type="float">
            <text:p>0.866239</text:p>
          </table:table-cell>
          <table:table-cell office:value-type="float" office:value="0.282161" calcext:value-type="float">
            <text:p>0.282161</text:p>
          </table:table-cell>
          <table:table-cell office:value-type="float" office:value="2.902246" calcext:value-type="float">
            <text:p>2.902246</text:p>
          </table:table-cell>
          <table:table-cell office:value-type="float" office:value="0.175165" calcext:value-type="float">
            <text:p>0.175165</text:p>
          </table:table-cell>
          <table:table-cell office:value-type="float" office:value="0.099875" calcext:value-type="float">
            <text:p>0.099875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72811" calcext:value-type="float">
            <text:p>1.072811</text:p>
          </table:table-cell>
          <table:table-cell office:value-type="float" office:value="2.117838" calcext:value-type="float">
            <text:p>2.117838</text:p>
          </table:table-cell>
          <table:table-cell office:value-type="float" office:value="0.358158" calcext:value-type="float">
            <text:p>0.358158</text:p>
          </table:table-cell>
          <table:table-cell office:value-type="float" office:value="0.681035" calcext:value-type="float">
            <text:p>0.681035</text:p>
          </table:table-cell>
          <table:table-cell office:value-type="float" office:value="0.757479" calcext:value-type="float">
            <text:p>0.757479</text:p>
          </table:table-cell>
          <table:table-cell office:value-type="float" office:value="-1.074521" calcext:value-type="float">
            <text:p>-1.074521</text:p>
          </table:table-cell>
          <table:table-cell office:value-type="float" office:value="0.363992" calcext:value-type="float">
            <text:p>0.363992</text:p>
          </table:table-cell>
          <table:table-cell office:value-type="float" office:value="0.067995" calcext:value-type="float">
            <text:p>0.067995</text:p>
          </table:table-cell>
          <table:table-cell office:value-type="float" office:value="0.099841" calcext:value-type="float">
            <text:p>0.099841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200636" calcext:value-type="float">
            <text:p>2.200636</text:p>
          </table:table-cell>
          <table:table-cell office:value-type="float" office:value="0.796766" calcext:value-type="float">
            <text:p>0.796766</text:p>
          </table:table-cell>
          <table:table-cell office:value-type="float" office:value="0.166515" calcext:value-type="float">
            <text:p>0.166515</text:p>
          </table:table-cell>
          <table:table-cell office:value-type="float" office:value="-0.44679" calcext:value-type="float">
            <text:p>-0.44679</text:p>
          </table:table-cell>
          <table:table-cell office:value-type="float" office:value="0.618119" calcext:value-type="float">
            <text:p>0.618119</text:p>
          </table:table-cell>
          <table:table-cell office:value-type="float" office:value="-1.128409" calcext:value-type="float">
            <text:p>-1.128409</text:p>
          </table:table-cell>
          <table:table-cell office:value-type="float" office:value="-0.95708" calcext:value-type="float">
            <text:p>-0.95708</text:p>
          </table:table-cell>
          <table:table-cell office:value-type="float" office:value="-0.044656" calcext:value-type="float">
            <text:p>-0.044656</text:p>
          </table:table-cell>
          <table:table-cell office:value-type="float" office:value="0.099948" calcext:value-type="float">
            <text:p>0.099948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0756" calcext:value-type="float">
            <text:p>0.730756</text:p>
          </table:table-cell>
          <table:table-cell office:value-type="float" office:value="5.022375" calcext:value-type="float">
            <text:p>5.022375</text:p>
          </table:table-cell>
          <table:table-cell office:value-type="float" office:value="0.779507" calcext:value-type="float">
            <text:p>0.779507</text:p>
          </table:table-cell>
          <table:table-cell office:value-type="float" office:value="1.02309" calcext:value-type="float">
            <text:p>1.02309</text:p>
          </table:table-cell>
          <table:table-cell office:value-type="float" office:value="0.770973" calcext:value-type="float">
            <text:p>0.770973</text:p>
          </table:table-cell>
          <table:table-cell office:value-type="float" office:value="1.474466" calcext:value-type="float">
            <text:p>1.474466</text:p>
          </table:table-cell>
          <table:table-cell office:value-type="float" office:value="3.268529" calcext:value-type="float">
            <text:p>3.268529</text:p>
          </table:table-cell>
          <table:table-cell office:value-type="float" office:value="0.101991" calcext:value-type="float">
            <text:p>0.101991</text:p>
          </table:table-cell>
          <table:table-cell office:value-type="float" office:value="0.099689" calcext:value-type="float">
            <text:p>0.099689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056346" calcext:value-type="float">
            <text:p>0.056346</text:p>
          </table:table-cell>
          <table:table-cell office:value-type="float" office:value="5.053772" calcext:value-type="float">
            <text:p>5.053772</text:p>
          </table:table-cell>
          <table:table-cell office:value-type="float" office:value="0.784062" calcext:value-type="float">
            <text:p>0.784062</text:p>
          </table:table-cell>
          <table:table-cell office:value-type="float" office:value="1.6975" calcext:value-type="float">
            <text:p>1.6975</text:p>
          </table:table-cell>
          <table:table-cell office:value-type="float" office:value="0.921534" calcext:value-type="float">
            <text:p>0.921534</text:p>
          </table:table-cell>
          <table:table-cell office:value-type="float" office:value="0.680892" calcext:value-type="float">
            <text:p>0.680892</text:p>
          </table:table-cell>
          <table:table-cell office:value-type="float" office:value="3.299926" calcext:value-type="float">
            <text:p>3.299926</text:p>
          </table:table-cell>
          <table:table-cell office:value-type="float" office:value="0.168134" calcext:value-type="float">
            <text:p>0.168134</text:p>
          </table:table-cell>
          <table:table-cell office:value-type="float" office:value="0.099048" calcext:value-type="float">
            <text:p>0.099048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39881" calcext:value-type="float">
            <text:p>1.239881</text:p>
          </table:table-cell>
          <table:table-cell office:value-type="float" office:value="1.888405" calcext:value-type="float">
            <text:p>1.888405</text:p>
          </table:table-cell>
          <table:table-cell office:value-type="float" office:value="0.324875" calcext:value-type="float">
            <text:p>0.324875</text:p>
          </table:table-cell>
          <table:table-cell office:value-type="float" office:value="0.513966" calcext:value-type="float">
            <text:p>0.513966</text:p>
          </table:table-cell>
          <table:table-cell office:value-type="float" office:value="0.802117" calcext:value-type="float">
            <text:p>0.802117</text:p>
          </table:table-cell>
          <table:table-cell office:value-type="float" office:value="-1.181524" calcext:value-type="float">
            <text:p>-1.181524</text:p>
          </table:table-cell>
          <table:table-cell office:value-type="float" office:value="0.134559" calcext:value-type="float">
            <text:p>0.134559</text:p>
          </table:table-cell>
          <table:table-cell office:value-type="float" office:value="0.051484" calcext:value-type="float">
            <text:p>0.051484</text:p>
          </table:table-cell>
          <table:table-cell office:value-type="float" office:value="0.10017" calcext:value-type="float">
            <text:p>0.10017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541355" calcext:value-type="float">
            <text:p>2.541355</text:p>
          </table:table-cell>
          <table:table-cell office:value-type="float" office:value="0.263839" calcext:value-type="float">
            <text:p>0.263839</text:p>
          </table:table-cell>
          <table:table-cell office:value-type="float" office:value="0.1" calcext:value-type="float">
            <text:p>0.1</text:p>
          </table:table-cell>
          <table:table-cell office:value-type="float" office:value="-0.787509" calcext:value-type="float">
            <text:p>-0.787509</text:p>
          </table:table-cell>
          <table:table-cell office:value-type="float" office:value="0.588803" calcext:value-type="float">
            <text:p>0.588803</text:p>
          </table:table-cell>
          <table:table-cell office:value-type="float" office:value="-1.291301" calcext:value-type="float">
            <text:p>-1.291301</text:p>
          </table:table-cell>
          <table:table-cell office:value-type="float" office:value="-1.490007" calcext:value-type="float">
            <text:p>-1.490007</text:p>
          </table:table-cell>
          <table:table-cell office:value-type="float" office:value="-0.079371" calcext:value-type="float">
            <text:p>-0.079371</text:p>
          </table:table-cell>
          <table:table-cell office:value-type="float" office:value="0.100788" calcext:value-type="float">
            <text:p>0.100788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4944" calcext:value-type="float">
            <text:p>1.184944</text:p>
          </table:table-cell>
          <table:table-cell office:value-type="float" office:value="4.307607" calcext:value-type="float">
            <text:p>4.307607</text:p>
          </table:table-cell>
          <table:table-cell office:value-type="float" office:value="0.675818" calcext:value-type="float">
            <text:p>0.675818</text:p>
          </table:table-cell>
          <table:table-cell office:value-type="float" office:value="0.568902" calcext:value-type="float">
            <text:p>0.568902</text:p>
          </table:table-cell>
          <table:table-cell office:value-type="float" office:value="0.63353" calcext:value-type="float">
            <text:p>0.63353</text:p>
          </table:table-cell>
          <table:table-cell office:value-type="float" office:value="1.351329" calcext:value-type="float">
            <text:p>1.351329</text:p>
          </table:table-cell>
          <table:table-cell office:value-type="float" office:value="2.553761" calcext:value-type="float">
            <text:p>2.553761</text:p>
          </table:table-cell>
          <table:table-cell office:value-type="float" office:value="0.057104" calcext:value-type="float">
            <text:p>0.057104</text:p>
          </table:table-cell>
          <table:table-cell office:value-type="float" office:value="0.100376" calcext:value-type="float">
            <text:p>0.100376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5.51328" calcext:value-type="float">
            <text:p>5.51328</text:p>
          </table:table-cell>
          <table:table-cell office:value-type="float" office:value="0.85072" calcext:value-type="float">
            <text:p>0.85072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19908" calcext:value-type="float">
            <text:p>0.819908</text:p>
          </table:table-cell>
          <table:table-cell office:value-type="float" office:value="1.18568" calcext:value-type="float">
            <text:p>1.18568</text:p>
          </table:table-cell>
          <table:table-cell office:value-type="float" office:value="3.759434" calcext:value-type="float">
            <text:p>3.759434</text:p>
          </table:table-cell>
          <table:table-cell office:value-type="float" office:value="0.175276" calcext:value-type="float">
            <text:p>0.175276</text:p>
          </table:table-cell>
          <table:table-cell office:value-type="float" office:value="0.099938" calcext:value-type="float">
            <text:p>0.099938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1884" calcext:value-type="float">
            <text:p>0.901884</text:p>
          </table:table-cell>
          <table:table-cell office:value-type="float" office:value="2.447951" calcext:value-type="float">
            <text:p>2.447951</text:p>
          </table:table-cell>
          <table:table-cell office:value-type="float" office:value="0.406046" calcext:value-type="float">
            <text:p>0.406046</text:p>
          </table:table-cell>
          <table:table-cell office:value-type="float" office:value="0.851962" calcext:value-type="float">
            <text:p>0.851962</text:p>
          </table:table-cell>
          <table:table-cell office:value-type="float" office:value="0.757101" calcext:value-type="float">
            <text:p>0.757101</text:p>
          </table:table-cell>
          <table:table-cell office:value-type="float" office:value="-0.914958" calcext:value-type="float">
            <text:p>-0.914958</text:p>
          </table:table-cell>
          <table:table-cell office:value-type="float" office:value="0.694105" calcext:value-type="float">
            <text:p>0.694105</text:p>
          </table:table-cell>
          <table:table-cell office:value-type="float" office:value="0.083979" calcext:value-type="float">
            <text:p>0.083979</text:p>
          </table:table-cell>
          <table:table-cell office:value-type="float" office:value="0.098571" calcext:value-type="float">
            <text:p>0.098571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252636" calcext:value-type="float">
            <text:p>2.252636</text:p>
          </table:table-cell>
          <table:table-cell office:value-type="float" office:value="0.455673" calcext:value-type="float">
            <text:p>0.455673</text:p>
          </table:table-cell>
          <table:table-cell office:value-type="float" office:value="0.117034" calcext:value-type="float">
            <text:p>0.117034</text:p>
          </table:table-cell>
          <table:table-cell office:value-type="float" office:value="-0.49879" calcext:value-type="float">
            <text:p>-0.49879</text:p>
          </table:table-cell>
          <table:table-cell office:value-type="float" office:value="0.531304" calcext:value-type="float">
            <text:p>0.531304</text:p>
          </table:table-cell>
          <table:table-cell office:value-type="float" office:value="-1.330687" calcext:value-type="float">
            <text:p>-1.330687</text:p>
          </table:table-cell>
          <table:table-cell office:value-type="float" office:value="-1.298173" calcext:value-type="float">
            <text:p>-1.298173</text:p>
          </table:table-cell>
          <table:table-cell office:value-type="float" office:value="-0.050631" calcext:value-type="float">
            <text:p>-0.050631</text:p>
          </table:table-cell>
          <table:table-cell office:value-type="float" office:value="0.101508" calcext:value-type="float">
            <text:p>0.101508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05878" calcext:value-type="float">
            <text:p>1.405878</text:p>
          </table:table-cell>
          <table:table-cell office:value-type="float" office:value="3.447125" calcext:value-type="float">
            <text:p>3.447125</text:p>
          </table:table-cell>
          <table:table-cell office:value-type="float" office:value="0.550992" calcext:value-type="float">
            <text:p>0.550992</text:p>
          </table:table-cell>
          <table:table-cell office:value-type="float" office:value="0.347968" calcext:value-type="float">
            <text:p>0.347968</text:p>
          </table:table-cell>
          <table:table-cell office:value-type="float" office:value="0.498087" calcext:value-type="float">
            <text:p>0.498087</text:p>
          </table:table-cell>
          <table:table-cell office:value-type="float" office:value="0.847224" calcext:value-type="float">
            <text:p>0.847224</text:p>
          </table:table-cell>
          <table:table-cell office:value-type="float" office:value="1.693279" calcext:value-type="float">
            <text:p>1.693279</text:p>
          </table:table-cell>
          <table:table-cell office:value-type="float" office:value="0.034778" calcext:value-type="float">
            <text:p>0.034778</text:p>
          </table:table-cell>
          <table:table-cell office:value-type="float" office:value="0.099945" calcext:value-type="float">
            <text:p>0.099945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056527" calcext:value-type="float">
            <text:p>0.056527</text:p>
          </table:table-cell>
          <table:table-cell office:value-type="float" office:value="5.507361" calcext:value-type="float">
            <text:p>5.507361</text:p>
          </table:table-cell>
          <table:table-cell office:value-type="float" office:value="0.849862" calcext:value-type="float">
            <text:p>0.849862</text:p>
          </table:table-cell>
          <table:table-cell office:value-type="float" office:value="1.697319" calcext:value-type="float">
            <text:p>1.697319</text:p>
          </table:table-cell>
          <table:table-cell office:value-type="float" office:value="0.713289" calcext:value-type="float">
            <text:p>0.713289</text:p>
          </table:table-cell>
          <table:table-cell office:value-type="float" office:value="1.342907" calcext:value-type="float">
            <text:p>1.342907</text:p>
          </table:table-cell>
          <table:table-cell office:value-type="float" office:value="3.753515" calcext:value-type="float">
            <text:p>3.753515</text:p>
          </table:table-cell>
          <table:table-cell office:value-type="float" office:value="0.170546" calcext:value-type="float">
            <text:p>0.170546</text:p>
          </table:table-cell>
          <table:table-cell office:value-type="float" office:value="0.10048" calcext:value-type="float">
            <text:p>0.10048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25201" calcext:value-type="float">
            <text:p>0.225201</text:p>
          </table:table-cell>
          <table:table-cell office:value-type="float" office:value="3.873528" calcext:value-type="float">
            <text:p>3.873528</text:p>
          </table:table-cell>
          <table:table-cell office:value-type="float" office:value="0.612848" calcext:value-type="float">
            <text:p>0.612848</text:p>
          </table:table-cell>
          <table:table-cell office:value-type="float" office:value="1.528645" calcext:value-type="float">
            <text:p>1.528645</text:p>
          </table:table-cell>
          <table:table-cell office:value-type="float" office:value="0.762061" calcext:value-type="float">
            <text:p>0.762061</text:p>
          </table:table-cell>
          <table:table-cell office:value-type="float" office:value="-0.171025" calcext:value-type="float">
            <text:p>-0.171025</text:p>
          </table:table-cell>
          <table:table-cell office:value-type="float" office:value="2.119681" calcext:value-type="float">
            <text:p>2.119681</text:p>
          </table:table-cell>
          <table:table-cell office:value-type="float" office:value="0.150763" calcext:value-type="float">
            <text:p>0.150763</text:p>
          </table:table-cell>
          <table:table-cell office:value-type="float" office:value="0.098625" calcext:value-type="float">
            <text:p>0.098625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3183" calcext:value-type="float">
            <text:p>1.573183</text:p>
          </table:table-cell>
          <table:table-cell office:value-type="float" office:value="1.212476" calcext:value-type="float">
            <text:p>1.212476</text:p>
          </table:table-cell>
          <table:table-cell office:value-type="float" office:value="0.22682" calcext:value-type="float">
            <text:p>0.22682</text:p>
          </table:table-cell>
          <table:table-cell office:value-type="float" office:value="0.180663" calcext:value-type="float">
            <text:p>0.180663</text:p>
          </table:table-cell>
          <table:table-cell office:value-type="float" office:value="0.61218" calcext:value-type="float">
            <text:p>0.61218</text:p>
          </table:table-cell>
          <table:table-cell office:value-type="float" office:value="-1.334213" calcext:value-type="float">
            <text:p>-1.334213</text:p>
          </table:table-cell>
          <table:table-cell office:value-type="float" office:value="-0.54137" calcext:value-type="float">
            <text:p>-0.54137</text:p>
          </table:table-cell>
          <table:table-cell office:value-type="float" office:value="0.018253" calcext:value-type="float">
            <text:p>0.018253</text:p>
          </table:table-cell>
          <table:table-cell office:value-type="float" office:value="0.101032" calcext:value-type="float">
            <text:p>0.101032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919635" calcext:value-type="float">
            <text:p>1.919635</text:p>
          </table:table-cell>
          <table:table-cell office:value-type="float" office:value="1.785554" calcext:value-type="float">
            <text:p>1.785554</text:p>
          </table:table-cell>
          <table:table-cell office:value-type="float" office:value="0.309954" calcext:value-type="float">
            <text:p>0.309954</text:p>
          </table:table-cell>
          <table:table-cell office:value-type="float" office:value="-0.165789" calcext:value-type="float">
            <text:p>-0.165789</text:p>
          </table:table-cell>
          <table:table-cell office:value-type="float" office:value="0.544126" calcext:value-type="float">
            <text:p>0.544126</text:p>
          </table:table-cell>
          <table:table-cell office:value-type="float" office:value="-0.346629" calcext:value-type="float">
            <text:p>-0.346629</text:p>
          </table:table-cell>
          <table:table-cell office:value-type="float" office:value="0.031708" calcext:value-type="float">
            <text:p>0.031708</text:p>
          </table:table-cell>
          <table:table-cell office:value-type="float" office:value="-0.01657" calcext:value-type="float">
            <text:p>-0.01657</text:p>
          </table:table-cell>
          <table:table-cell office:value-type="float" office:value="0.099949" calcext:value-type="float">
            <text:p>0.099949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95096" calcext:value-type="float">
            <text:p>0.395096</text:p>
          </table:table-cell>
          <table:table-cell office:value-type="float" office:value="5.400954" calcext:value-type="float">
            <text:p>5.400954</text:p>
          </table:table-cell>
          <table:table-cell office:value-type="float" office:value="0.834426" calcext:value-type="float">
            <text:p>0.834426</text:p>
          </table:table-cell>
          <table:table-cell office:value-type="float" office:value="1.35875" calcext:value-type="float">
            <text:p>1.35875</text:p>
          </table:table-cell>
          <table:table-cell office:value-type="float" office:value="0.758938" calcext:value-type="float">
            <text:p>0.758938</text:p>
          </table:table-cell>
          <table:table-cell office:value-type="float" office:value="1.529419" calcext:value-type="float">
            <text:p>1.529419</text:p>
          </table:table-cell>
          <table:table-cell office:value-type="float" office:value="3.647107" calcext:value-type="float">
            <text:p>3.647107</text:p>
          </table:table-cell>
          <table:table-cell office:value-type="float" office:value="0.135441" calcext:value-type="float">
            <text:p>0.135441</text:p>
          </table:table-cell>
          <table:table-cell office:value-type="float" office:value="0.099681" calcext:value-type="float">
            <text:p>0.099681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4.778998" calcext:value-type="float">
            <text:p>4.778998</text:p>
          </table:table-cell>
          <table:table-cell office:value-type="float" office:value="0.744201" calcext:value-type="float">
            <text:p>0.744201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78031" calcext:value-type="float">
            <text:p>0.878031</text:p>
          </table:table-cell>
          <table:table-cell office:value-type="float" office:value="0.393275" calcext:value-type="float">
            <text:p>0.393275</text:p>
          </table:table-cell>
          <table:table-cell office:value-type="float" office:value="3.025152" calcext:value-type="float">
            <text:p>3.025152</text:p>
          </table:table-cell>
          <table:table-cell office:value-type="float" office:value="0.176197" calcext:value-type="float">
            <text:p>0.176197</text:p>
          </table:table-cell>
          <table:table-cell office:value-type="float" office:value="0.100463" calcext:value-type="float">
            <text:p>0.100463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8312" calcext:value-type="float">
            <text:p>1.578312</text:p>
          </table:table-cell>
          <table:table-cell office:value-type="float" office:value="1.069585" calcext:value-type="float">
            <text:p>1.069585</text:p>
          </table:table-cell>
          <table:table-cell office:value-type="float" office:value="0.206092" calcext:value-type="float">
            <text:p>0.206092</text:p>
          </table:table-cell>
          <table:table-cell office:value-type="float" office:value="0.175534" calcext:value-type="float">
            <text:p>0.175534</text:p>
          </table:table-cell>
          <table:table-cell office:value-type="float" office:value="0.720289" calcext:value-type="float">
            <text:p>0.720289</text:p>
          </table:table-cell>
          <table:table-cell office:value-type="float" office:value="-1.580084" calcext:value-type="float">
            <text:p>-1.580084</text:p>
          </table:table-cell>
          <table:table-cell office:value-type="float" office:value="-0.684261" calcext:value-type="float">
            <text:p>-0.684261</text:p>
          </table:table-cell>
          <table:table-cell office:value-type="float" office:value="0.017534" calcext:value-type="float">
            <text:p>0.017534</text:p>
          </table:table-cell>
          <table:table-cell office:value-type="float" office:value="0.099888" calcext:value-type="float">
            <text:p>0.099888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528306" calcext:value-type="float">
            <text:p>2.528306</text:p>
          </table:table-cell>
          <table:table-cell office:value-type="float" office:value="0.586316" calcext:value-type="float">
            <text:p>0.586316</text:p>
          </table:table-cell>
          <table:table-cell office:value-type="float" office:value="0.135986" calcext:value-type="float">
            <text:p>0.135986</text:p>
          </table:table-cell>
          <table:table-cell office:value-type="float" office:value="-0.77446" calcext:value-type="float">
            <text:p>-0.77446</text:p>
          </table:table-cell>
          <table:table-cell office:value-type="float" office:value="0.559036" calcext:value-type="float">
            <text:p>0.559036</text:p>
          </table:table-cell>
          <table:table-cell office:value-type="float" office:value="-0.952106" calcext:value-type="float">
            <text:p>-0.952106</text:p>
          </table:table-cell>
          <table:table-cell office:value-type="float" office:value="-1.16753" calcext:value-type="float">
            <text:p>-1.16753</text:p>
          </table:table-cell>
          <table:table-cell office:value-type="float" office:value="-0.077274" calcext:value-type="float">
            <text:p>-0.077274</text:p>
          </table:table-cell>
          <table:table-cell office:value-type="float" office:value="0.099778" calcext:value-type="float">
            <text:p>0.099778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3626" calcext:value-type="float">
            <text:p>0.563626</text:p>
          </table:table-cell>
          <table:table-cell office:value-type="float" office:value="5.631276" calcext:value-type="float">
            <text:p>5.631276</text:p>
          </table:table-cell>
          <table:table-cell office:value-type="float" office:value="0.867838" calcext:value-type="float">
            <text:p>0.867838</text:p>
          </table:table-cell>
          <table:table-cell office:value-type="float" office:value="1.19022" calcext:value-type="float">
            <text:p>1.19022</text:p>
          </table:table-cell>
          <table:table-cell office:value-type="float" office:value="0.729088" calcext:value-type="float">
            <text:p>0.729088</text:p>
          </table:table-cell>
          <table:table-cell office:value-type="float" office:value="1.958122" calcext:value-type="float">
            <text:p>1.958122</text:p>
          </table:table-cell>
          <table:table-cell office:value-type="float" office:value="3.87743" calcext:value-type="float">
            <text:p>3.87743</text:p>
          </table:table-cell>
          <table:table-cell office:value-type="float" office:value="0.119421" calcext:value-type="float">
            <text:p>0.119421</text:p>
          </table:table-cell>
          <table:table-cell office:value-type="float" office:value="0.100335" calcext:value-type="float">
            <text:p>0.100335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056453" calcext:value-type="float">
            <text:p>0.056453</text:p>
          </table:table-cell>
          <table:table-cell office:value-type="float" office:value="4.821534" calcext:value-type="float">
            <text:p>4.821534</text:p>
          </table:table-cell>
          <table:table-cell office:value-type="float" office:value="0.750372" calcext:value-type="float">
            <text:p>0.750372</text:p>
          </table:table-cell>
          <table:table-cell office:value-type="float" office:value="1.697393" calcext:value-type="float">
            <text:p>1.697393</text:p>
          </table:table-cell>
          <table:table-cell office:value-type="float" office:value="0.864518" calcext:value-type="float">
            <text:p>0.864518</text:p>
          </table:table-cell>
          <table:table-cell office:value-type="float" office:value="0.505777" calcext:value-type="float">
            <text:p>0.505777</text:p>
          </table:table-cell>
          <table:table-cell office:value-type="float" office:value="3.067688" calcext:value-type="float">
            <text:p>3.067688</text:p>
          </table:table-cell>
          <table:table-cell office:value-type="float" office:value="0.170208" calcext:value-type="float">
            <text:p>0.170208</text:p>
          </table:table-cell>
          <table:table-cell office:value-type="float" office:value="0.100276" calcext:value-type="float">
            <text:p>0.100276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3992" calcext:value-type="float">
            <text:p>1.353992</text:p>
          </table:table-cell>
          <table:table-cell office:value-type="float" office:value="1.588365" calcext:value-type="float">
            <text:p>1.588365</text:p>
          </table:table-cell>
          <table:table-cell office:value-type="float" office:value="0.281349" calcext:value-type="float">
            <text:p>0.281349</text:p>
          </table:table-cell>
          <table:table-cell office:value-type="float" office:value="0.399854" calcext:value-type="float">
            <text:p>0.399854</text:p>
          </table:table-cell>
          <table:table-cell office:value-type="float" office:value="0.733904" calcext:value-type="float">
            <text:p>0.733904</text:p>
          </table:table-cell>
          <table:table-cell office:value-type="float" office:value="-1.29924" calcext:value-type="float">
            <text:p>-1.29924</text:p>
          </table:table-cell>
          <table:table-cell office:value-type="float" office:value="-0.165482" calcext:value-type="float">
            <text:p>-0.165482</text:p>
          </table:table-cell>
          <table:table-cell office:value-type="float" office:value="0.039933" calcext:value-type="float">
            <text:p>0.039933</text:p>
          </table:table-cell>
          <table:table-cell office:value-type="float" office:value="0.099869" calcext:value-type="float">
            <text:p>0.099869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309783" calcext:value-type="float">
            <text:p>2.309783</text:p>
          </table:table-cell>
          <table:table-cell office:value-type="float" office:value="0.766683" calcext:value-type="float">
            <text:p>0.766683</text:p>
          </table:table-cell>
          <table:table-cell office:value-type="float" office:value="0.162151" calcext:value-type="float">
            <text:p>0.162151</text:p>
          </table:table-cell>
          <table:table-cell office:value-type="float" office:value="-0.555937" calcext:value-type="float">
            <text:p>-0.555937</text:p>
          </table:table-cell>
          <table:table-cell office:value-type="float" office:value="0.527731" calcext:value-type="float">
            <text:p>0.527731</text:p>
          </table:table-cell>
          <table:table-cell office:value-type="float" office:value="-0.958957" calcext:value-type="float">
            <text:p>-0.958957</text:p>
          </table:table-cell>
          <table:table-cell office:value-type="float" office:value="-0.987163" calcext:value-type="float">
            <text:p>-0.987163</text:p>
          </table:table-cell>
          <table:table-cell office:value-type="float" office:value="-0.05541" calcext:value-type="float">
            <text:p>-0.05541</text:p>
          </table:table-cell>
          <table:table-cell office:value-type="float" office:value="0.09967" calcext:value-type="float">
            <text:p>0.09967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1566" calcext:value-type="float">
            <text:p>0.731566</text:p>
          </table:table-cell>
          <table:table-cell office:value-type="float" office:value="4.965087" calcext:value-type="float">
            <text:p>4.965087</text:p>
          </table:table-cell>
          <table:table-cell office:value-type="float" office:value="0.771196" calcext:value-type="float">
            <text:p>0.771196</text:p>
          </table:table-cell>
          <table:table-cell office:value-type="float" office:value="1.02228" calcext:value-type="float">
            <text:p>1.02228</text:p>
          </table:table-cell>
          <table:table-cell office:value-type="float" office:value="0.611773" calcext:value-type="float">
            <text:p>0.611773</text:p>
          </table:table-cell>
          <table:table-cell office:value-type="float" office:value="1.577188" calcext:value-type="float">
            <text:p>1.577188</text:p>
          </table:table-cell>
          <table:table-cell office:value-type="float" office:value="3.211241" calcext:value-type="float">
            <text:p>3.211241</text:p>
          </table:table-cell>
          <table:table-cell office:value-type="float" office:value="0.102295" calcext:value-type="float">
            <text:p>0.102295</text:p>
          </table:table-cell>
          <table:table-cell office:value-type="float" office:value="0.100065" calcext:value-type="float">
            <text:p>0.100065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5.050643" calcext:value-type="float">
            <text:p>5.050643</text:p>
          </table:table-cell>
          <table:table-cell office:value-type="float" office:value="0.783608" calcext:value-type="float">
            <text:p>0.783608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01357" calcext:value-type="float">
            <text:p>0.801357</text:p>
          </table:table-cell>
          <table:table-cell office:value-type="float" office:value="0.741594" calcext:value-type="float">
            <text:p>0.741594</text:p>
          </table:table-cell>
          <table:table-cell office:value-type="float" office:value="3.296797" calcext:value-type="float">
            <text:p>3.296797</text:p>
          </table:table-cell>
          <table:table-cell office:value-type="float" office:value="0.173013" calcext:value-type="float">
            <text:p>0.173013</text:p>
          </table:table-cell>
          <table:table-cell office:value-type="float" office:value="0.098648" calcext:value-type="float">
            <text:p>0.098648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68198" calcext:value-type="float">
            <text:p>1.068198</text:p>
          </table:table-cell>
          <table:table-cell office:value-type="float" office:value="2.106266" calcext:value-type="float">
            <text:p>2.106266</text:p>
          </table:table-cell>
          <table:table-cell office:value-type="float" office:value="0.356479" calcext:value-type="float">
            <text:p>0.356479</text:p>
          </table:table-cell>
          <table:table-cell office:value-type="float" office:value="0.685648" calcext:value-type="float">
            <text:p>0.685648</text:p>
          </table:table-cell>
          <table:table-cell office:value-type="float" office:value="0.73451" calcext:value-type="float">
            <text:p>0.73451</text:p>
          </table:table-cell>
          <table:table-cell office:value-type="float" office:value="-1.067738" calcext:value-type="float">
            <text:p>-1.067738</text:p>
          </table:table-cell>
          <table:table-cell office:value-type="float" office:value="0.35242" calcext:value-type="float">
            <text:p>0.35242</text:p>
          </table:table-cell>
          <table:table-cell office:value-type="float" office:value="0.068594" calcext:value-type="float">
            <text:p>0.068594</text:p>
          </table:table-cell>
          <table:table-cell office:value-type="float" office:value="0.100043" calcext:value-type="float">
            <text:p>0.100043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034839" calcext:value-type="float">
            <text:p>2.034839</text:p>
          </table:table-cell>
          <table:table-cell office:value-type="float" office:value="1.048957" calcext:value-type="float">
            <text:p>1.048957</text:p>
          </table:table-cell>
          <table:table-cell office:value-type="float" office:value="0.203099" calcext:value-type="float">
            <text:p>0.203099</text:p>
          </table:table-cell>
          <table:table-cell office:value-type="float" office:value="-0.280993" calcext:value-type="float">
            <text:p>-0.280993</text:p>
          </table:table-cell>
          <table:table-cell office:value-type="float" office:value="0.529833" calcext:value-type="float">
            <text:p>0.529833</text:p>
          </table:table-cell>
          <table:table-cell office:value-type="float" office:value="-0.953729" calcext:value-type="float">
            <text:p>-0.953729</text:p>
          </table:table-cell>
          <table:table-cell office:value-type="float" office:value="-0.704889" calcext:value-type="float">
            <text:p>-0.704889</text:p>
          </table:table-cell>
          <table:table-cell office:value-type="float" office:value="-0.02848" calcext:value-type="float">
            <text:p>-0.02848</text:p>
          </table:table-cell>
          <table:table-cell office:value-type="float" office:value="0.101354" calcext:value-type="float">
            <text:p>0.101354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3199" calcext:value-type="float">
            <text:p>0.733199</text:p>
          </table:table-cell>
          <table:table-cell office:value-type="float" office:value="4.6947" calcext:value-type="float">
            <text:p>4.6947</text:p>
          </table:table-cell>
          <table:table-cell office:value-type="float" office:value="0.731972" calcext:value-type="float">
            <text:p>0.731972</text:p>
          </table:table-cell>
          <table:table-cell office:value-type="float" office:value="1.020647" calcext:value-type="float">
            <text:p>1.020647</text:p>
          </table:table-cell>
          <table:table-cell office:value-type="float" office:value="0.614008" calcext:value-type="float">
            <text:p>0.614008</text:p>
          </table:table-cell>
          <table:table-cell office:value-type="float" office:value="1.306198" calcext:value-type="float">
            <text:p>1.306198</text:p>
          </table:table-cell>
          <table:table-cell office:value-type="float" office:value="2.940853" calcext:value-type="float">
            <text:p>2.940853</text:p>
          </table:table-cell>
          <table:table-cell office:value-type="float" office:value="0.101709" calcext:value-type="float">
            <text:p>0.101709</text:p>
          </table:table-cell>
          <table:table-cell office:value-type="float" office:value="0.099651" calcext:value-type="float">
            <text:p>0.099651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1288" calcext:value-type="float">
            <text:p>0.11288</text:p>
          </table:table-cell>
          <table:table-cell office:value-type="float" office:value="4.869228" calcext:value-type="float">
            <text:p>4.869228</text:p>
          </table:table-cell>
          <table:table-cell office:value-type="float" office:value="0.757291" calcext:value-type="float">
            <text:p>0.757291</text:p>
          </table:table-cell>
          <table:table-cell office:value-type="float" office:value="1.640966" calcext:value-type="float">
            <text:p>1.640966</text:p>
          </table:table-cell>
          <table:table-cell office:value-type="float" office:value="0.855841" calcext:value-type="float">
            <text:p>0.855841</text:p>
          </table:table-cell>
          <table:table-cell office:value-type="float" office:value="0.618575" calcext:value-type="float">
            <text:p>0.618575</text:p>
          </table:table-cell>
          <table:table-cell office:value-type="float" office:value="3.115382" calcext:value-type="float">
            <text:p>3.115382</text:p>
          </table:table-cell>
          <table:table-cell office:value-type="float" office:value="0.164559" calcext:value-type="float">
            <text:p>0.164559</text:p>
          </table:table-cell>
          <table:table-cell office:value-type="float" office:value="0.100282" calcext:value-type="float">
            <text:p>0.100282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1426" calcext:value-type="float">
            <text:p>0.901426</text:p>
          </table:table-cell>
          <table:table-cell office:value-type="float" office:value="2.62755" calcext:value-type="float">
            <text:p>2.62755</text:p>
          </table:table-cell>
          <table:table-cell office:value-type="float" office:value="0.432099" calcext:value-type="float">
            <text:p>0.432099</text:p>
          </table:table-cell>
          <table:table-cell office:value-type="float" office:value="0.85242" calcext:value-type="float">
            <text:p>0.85242</text:p>
          </table:table-cell>
          <table:table-cell office:value-type="float" office:value="0.820522" calcext:value-type="float">
            <text:p>0.820522</text:p>
          </table:table-cell>
          <table:table-cell office:value-type="float" office:value="-0.799239" calcext:value-type="float">
            <text:p>-0.799239</text:p>
          </table:table-cell>
          <table:table-cell office:value-type="float" office:value="0.873704" calcext:value-type="float">
            <text:p>0.873704</text:p>
          </table:table-cell>
          <table:table-cell office:value-type="float" office:value="0.084102" calcext:value-type="float">
            <text:p>0.084102</text:p>
          </table:table-cell>
          <table:table-cell office:value-type="float" office:value="0.098662" calcext:value-type="float">
            <text:p>0.098662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31125" calcext:value-type="float">
            <text:p>1.631125</text:p>
          </table:table-cell>
          <table:table-cell office:value-type="float" office:value="1.819961" calcext:value-type="float">
            <text:p>1.819961</text:p>
          </table:table-cell>
          <table:table-cell office:value-type="float" office:value="0.314946" calcext:value-type="float">
            <text:p>0.314946</text:p>
          </table:table-cell>
          <table:table-cell office:value-type="float" office:value="0.122721" calcext:value-type="float">
            <text:p>0.122721</text:p>
          </table:table-cell>
          <table:table-cell office:value-type="float" office:value="0.662763" calcext:value-type="float">
            <text:p>0.662763</text:p>
          </table:table-cell>
          <table:table-cell office:value-type="float" office:value="-0.719369" calcext:value-type="float">
            <text:p>-0.719369</text:p>
          </table:table-cell>
          <table:table-cell office:value-type="float" office:value="0.066115" calcext:value-type="float">
            <text:p>0.066115</text:p>
          </table:table-cell>
          <table:table-cell office:value-type="float" office:value="0.012448" calcext:value-type="float">
            <text:p>0.012448</text:p>
          </table:table-cell>
          <table:table-cell office:value-type="float" office:value="0.101436" calcext:value-type="float">
            <text:p>0.101436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2775" calcext:value-type="float">
            <text:p>1.182775</text:p>
          </table:table-cell>
          <table:table-cell office:value-type="float" office:value="3.453725" calcext:value-type="float">
            <text:p>3.453725</text:p>
          </table:table-cell>
          <table:table-cell office:value-type="float" office:value="0.551949" calcext:value-type="float">
            <text:p>0.551949</text:p>
          </table:table-cell>
          <table:table-cell office:value-type="float" office:value="0.571071" calcext:value-type="float">
            <text:p>0.571071</text:p>
          </table:table-cell>
          <table:table-cell office:value-type="float" office:value="0.679861" calcext:value-type="float">
            <text:p>0.679861</text:p>
          </table:table-cell>
          <table:table-cell office:value-type="float" office:value="0.448946" calcext:value-type="float">
            <text:p>0.448946</text:p>
          </table:table-cell>
          <table:table-cell office:value-type="float" office:value="1.699879" calcext:value-type="float">
            <text:p>1.699879</text:p>
          </table:table-cell>
          <table:table-cell office:value-type="float" office:value="0.057031" calcext:value-type="float">
            <text:p>0.057031</text:p>
          </table:table-cell>
          <table:table-cell office:value-type="float" office:value="0.099867" calcext:value-type="float">
            <text:p>0.099867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056315" calcext:value-type="float">
            <text:p>0.056315</text:p>
          </table:table-cell>
          <table:table-cell office:value-type="float" office:value="5.480021" calcext:value-type="float">
            <text:p>5.480021</text:p>
          </table:table-cell>
          <table:table-cell office:value-type="float" office:value="0.845896" calcext:value-type="float">
            <text:p>0.845896</text:p>
          </table:table-cell>
          <table:table-cell office:value-type="float" office:value="1.697531" calcext:value-type="float">
            <text:p>1.697531</text:p>
          </table:table-cell>
          <table:table-cell office:value-type="float" office:value="0.90553" calcext:value-type="float">
            <text:p>0.90553</text:p>
          </table:table-cell>
          <table:table-cell office:value-type="float" office:value="1.123114" calcext:value-type="float">
            <text:p>1.123114</text:p>
          </table:table-cell>
          <table:table-cell office:value-type="float" office:value="3.726175" calcext:value-type="float">
            <text:p>3.726175</text:p>
          </table:table-cell>
          <table:table-cell office:value-type="float" office:value="0.170259" calcext:value-type="float">
            <text:p>0.170259</text:p>
          </table:table-cell>
          <table:table-cell office:value-type="float" office:value="0.100298" calcext:value-type="float">
            <text:p>0.100298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12891" calcext:value-type="float">
            <text:p>0.112891</text:p>
          </table:table-cell>
          <table:table-cell office:value-type="float" office:value="4.304688" calcext:value-type="float">
            <text:p>4.304688</text:p>
          </table:table-cell>
          <table:table-cell office:value-type="float" office:value="0.675395" calcext:value-type="float">
            <text:p>0.675395</text:p>
          </table:table-cell>
          <table:table-cell office:value-type="float" office:value="1.640955" calcext:value-type="float">
            <text:p>1.640955</text:p>
          </table:table-cell>
          <table:table-cell office:value-type="float" office:value="0.966686" calcext:value-type="float">
            <text:p>0.966686</text:p>
          </table:table-cell>
          <table:table-cell office:value-type="float" office:value="-0.056799" calcext:value-type="float">
            <text:p>-0.056799</text:p>
          </table:table-cell>
          <table:table-cell office:value-type="float" office:value="2.550842" calcext:value-type="float">
            <text:p>2.550842</text:p>
          </table:table-cell>
          <table:table-cell office:value-type="float" office:value="0.163451" calcext:value-type="float">
            <text:p>0.163451</text:p>
          </table:table-cell>
          <table:table-cell office:value-type="float" office:value="0.099607" calcext:value-type="float">
            <text:p>0.099607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3452" calcext:value-type="float">
            <text:p>1.353452</text:p>
          </table:table-cell>
          <table:table-cell office:value-type="float" office:value="1.753039" calcext:value-type="float">
            <text:p>1.753039</text:p>
          </table:table-cell>
          <table:table-cell office:value-type="float" office:value="0.305238" calcext:value-type="float">
            <text:p>0.305238</text:p>
          </table:table-cell>
          <table:table-cell office:value-type="float" office:value="0.400394" calcext:value-type="float">
            <text:p>0.400394</text:p>
          </table:table-cell>
          <table:table-cell office:value-type="float" office:value="0.83389" calcext:value-type="float">
            <text:p>0.83389</text:p>
          </table:table-cell>
          <table:table-cell office:value-type="float" office:value="-1.235091" calcext:value-type="float">
            <text:p>-1.235091</text:p>
          </table:table-cell>
          <table:table-cell office:value-type="float" office:value="-0.000807" calcext:value-type="float">
            <text:p>-0.000807</text:p>
          </table:table-cell>
          <table:table-cell office:value-type="float" office:value="0.040217" calcext:value-type="float">
            <text:p>0.040217</text:p>
          </table:table-cell>
          <table:table-cell office:value-type="float" office:value="0.100443" calcext:value-type="float">
            <text:p>0.100443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6091" calcext:value-type="float">
            <text:p>1.576091</text:p>
          </table:table-cell>
          <table:table-cell office:value-type="float" office:value="2.49087" calcext:value-type="float">
            <text:p>2.49087</text:p>
          </table:table-cell>
          <table:table-cell office:value-type="float" office:value="0.412272" calcext:value-type="float">
            <text:p>0.412272</text:p>
          </table:table-cell>
          <table:table-cell office:value-type="float" office:value="0.177755" calcext:value-type="float">
            <text:p>0.177755</text:p>
          </table:table-cell>
          <table:table-cell office:value-type="float" office:value="0.782985" calcext:value-type="float">
            <text:p>0.782985</text:p>
          </table:table-cell>
          <table:table-cell office:value-type="float" office:value="-0.223717" calcext:value-type="float">
            <text:p>-0.223717</text:p>
          </table:table-cell>
          <table:table-cell office:value-type="float" office:value="0.737024" calcext:value-type="float">
            <text:p>0.737024</text:p>
          </table:table-cell>
          <table:table-cell office:value-type="float" office:value="0.01769" calcext:value-type="float">
            <text:p>0.01769</text:p>
          </table:table-cell>
          <table:table-cell office:value-type="float" office:value="0.099518" calcext:value-type="float">
            <text:p>0.099518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12585" calcext:value-type="float">
            <text:p>0.112585</text:p>
          </table:table-cell>
          <table:table-cell office:value-type="float" office:value="5.829249" calcext:value-type="float">
            <text:p>5.829249</text:p>
          </table:table-cell>
          <table:table-cell office:value-type="float" office:value="0.896557" calcext:value-type="float">
            <text:p>0.896557</text:p>
          </table:table-cell>
          <table:table-cell office:value-type="float" office:value="1.641262" calcext:value-type="float">
            <text:p>1.641262</text:p>
          </table:table-cell>
          <table:table-cell office:value-type="float" office:value="0.97622" calcext:value-type="float">
            <text:p>0.97622</text:p>
          </table:table-cell>
          <table:table-cell office:value-type="float" office:value="1.457922" calcext:value-type="float">
            <text:p>1.457922</text:p>
          </table:table-cell>
          <table:table-cell office:value-type="float" office:value="4.075403" calcext:value-type="float">
            <text:p>4.075403</text:p>
          </table:table-cell>
          <table:table-cell office:value-type="float" office:value="0.164755" calcext:value-type="float">
            <text:p>0.164755</text:p>
          </table:table-cell>
          <table:table-cell office:value-type="float" office:value="0.100383" calcext:value-type="float">
            <text:p>0.100383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12861" calcext:value-type="float">
            <text:p>0.112861</text:p>
          </table:table-cell>
          <table:table-cell office:value-type="float" office:value="4.432785" calcext:value-type="float">
            <text:p>4.432785</text:p>
          </table:table-cell>
          <table:table-cell office:value-type="float" office:value="0.693977" calcext:value-type="float">
            <text:p>0.693977</text:p>
          </table:table-cell>
          <table:table-cell office:value-type="float" office:value="1.640985" calcext:value-type="float">
            <text:p>1.640985</text:p>
          </table:table-cell>
          <table:table-cell office:value-type="float" office:value="1.038231" calcext:value-type="float">
            <text:p>1.038231</text:p>
          </table:table-cell>
          <table:table-cell office:value-type="float" office:value="-0.000277" calcext:value-type="float">
            <text:p>-0.000277</text:p>
          </table:table-cell>
          <table:table-cell office:value-type="float" office:value="2.678939" calcext:value-type="float">
            <text:p>2.678939</text:p>
          </table:table-cell>
          <table:table-cell office:value-type="float" office:value="0.16372" calcext:value-type="float">
            <text:p>0.16372</text:p>
          </table:table-cell>
          <table:table-cell office:value-type="float" office:value="0.099769" calcext:value-type="float">
            <text:p>0.099769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0969" calcext:value-type="float">
            <text:p>1.010969</text:p>
          </table:table-cell>
          <table:table-cell office:value-type="float" office:value="2.545443" calcext:value-type="float">
            <text:p>2.545443</text:p>
          </table:table-cell>
          <table:table-cell office:value-type="float" office:value="0.420188" calcext:value-type="float">
            <text:p>0.420188</text:p>
          </table:table-cell>
          <table:table-cell office:value-type="float" office:value="0.742877" calcext:value-type="float">
            <text:p>0.742877</text:p>
          </table:table-cell>
          <table:table-cell office:value-type="float" office:value="0.947873" calcext:value-type="float">
            <text:p>0.947873</text:p>
          </table:table-cell>
          <table:table-cell office:value-type="float" office:value="-0.899153" calcext:value-type="float">
            <text:p>-0.899153</text:p>
          </table:table-cell>
          <table:table-cell office:value-type="float" office:value="0.791597" calcext:value-type="float">
            <text:p>0.791597</text:p>
          </table:table-cell>
          <table:table-cell office:value-type="float" office:value="0.074201" calcext:value-type="float">
            <text:p>0.074201</text:p>
          </table:table-cell>
          <table:table-cell office:value-type="float" office:value="0.099884" calcext:value-type="float">
            <text:p>0.099884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37793" calcext:value-type="float">
            <text:p>1.637793</text:p>
          </table:table-cell>
          <table:table-cell office:value-type="float" office:value="2.11888" calcext:value-type="float">
            <text:p>2.11888</text:p>
          </table:table-cell>
          <table:table-cell office:value-type="float" office:value="0.358309" calcext:value-type="float">
            <text:p>0.358309</text:p>
          </table:table-cell>
          <table:table-cell office:value-type="float" office:value="0.116053" calcext:value-type="float">
            <text:p>0.116053</text:p>
          </table:table-cell>
          <table:table-cell office:value-type="float" office:value="0.875384" calcext:value-type="float">
            <text:p>0.875384</text:p>
          </table:table-cell>
          <table:table-cell office:value-type="float" office:value="-0.626404" calcext:value-type="float">
            <text:p>-0.626404</text:p>
          </table:table-cell>
          <table:table-cell office:value-type="float" office:value="0.365034" calcext:value-type="float">
            <text:p>0.365034</text:p>
          </table:table-cell>
          <table:table-cell office:value-type="float" office:value="0.011613" calcext:value-type="float">
            <text:p>0.011613</text:p>
          </table:table-cell>
          <table:table-cell office:value-type="float" office:value="0.100067" calcext:value-type="float">
            <text:p>0.100067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07539" calcext:value-type="float">
            <text:p>0.507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07539" calcext:value-type="float">
            <text:p>-0.507539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-0.622651" calcext:value-type="float">
            <text:p>-0.622651</text:p>
          </table:table-cell>
          <table:table-cell office:value-type="float" office:value="-0.318084" calcext:value-type="float">
            <text:p>-0.318084</text:p>
          </table:table-cell>
          <table:table-cell office:value-type="float" office:value="-0.050831" calcext:value-type="float">
            <text:p>-0.050831</text:p>
          </table:table-cell>
          <table:table-cell office:value-type="float" office:value="0.100151" calcext:value-type="float">
            <text:p>0.100151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6278" calcext:value-type="float">
            <text:p>0.056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6278" calcext:value-type="float">
            <text:p>-0.056278</text:p>
          </table:table-cell>
          <table:table-cell office:value-type="float" office:value="0.749438" calcext:value-type="float">
            <text:p>0.749438</text:p>
          </table:table-cell>
          <table:table-cell office:value-type="float" office:value="0.450567" calcext:value-type="float">
            <text:p>0.450567</text:p>
          </table:table-cell>
          <table:table-cell office:value-type="float" office:value="1.143726" calcext:value-type="float">
            <text:p>1.143726</text:p>
          </table:table-cell>
          <table:table-cell office:value-type="float" office:value="-0.005636" calcext:value-type="float">
            <text:p>-0.005636</text:p>
          </table:table-cell>
          <table:table-cell office:value-type="float" office:value="0.100154" calcext:value-type="float">
            <text:p>0.100154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2276" calcext:value-type="float">
            <text:p>0.732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2276" calcext:value-type="float">
            <text:p>-0.732276</text:p>
          </table:table-cell>
          <table:table-cell office:value-type="float" office:value="0.506373" calcext:value-type="float">
            <text:p>0.506373</text:p>
          </table:table-cell>
          <table:table-cell office:value-type="float" office:value="-0.679915" calcext:value-type="float">
            <text:p>-0.679915</text:p>
          </table:table-cell>
          <table:table-cell office:value-type="float" office:value="-0.905818" calcext:value-type="float">
            <text:p>-0.905818</text:p>
          </table:table-cell>
          <table:table-cell office:value-type="float" office:value="-0.072806" calcext:value-type="float">
            <text:p>-0.072806</text:p>
          </table:table-cell>
          <table:table-cell office:value-type="float" office:value="0.099424" calcext:value-type="float">
            <text:p>0.099424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273" calcext:value-type="float">
            <text:p>0.73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273" calcext:value-type="float">
            <text:p>-0.73273</text:p>
          </table:table-cell>
          <table:table-cell office:value-type="float" office:value="0.269664" calcext:value-type="float">
            <text:p>0.269664</text:p>
          </table:table-cell>
          <table:table-cell office:value-type="float" office:value="-0.000454" calcext:value-type="float">
            <text:p>-0.000454</text:p>
          </table:table-cell>
          <table:table-cell office:value-type="float" office:value="-0.46352" calcext:value-type="float">
            <text:p>-0.46352</text:p>
          </table:table-cell>
          <table:table-cell office:value-type="float" office:value="-0.073258" calcext:value-type="float">
            <text:p>-0.073258</text:p>
          </table:table-cell>
          <table:table-cell office:value-type="float" office:value="0.09998" calcext:value-type="float">
            <text:p>0.09998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9068" calcext:value-type="float">
            <text:p>0.169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9068" calcext:value-type="float">
            <text:p>-0.169068</text:p>
          </table:table-cell>
          <table:table-cell office:value-type="float" office:value="0.212519" calcext:value-type="float">
            <text:p>0.212519</text:p>
          </table:table-cell>
          <table:table-cell office:value-type="float" office:value="0.562947" calcext:value-type="float">
            <text:p>0.562947</text:p>
          </table:table-cell>
          <table:table-cell office:value-type="float" office:value="0.606399" calcext:value-type="float">
            <text:p>0.606399</text:p>
          </table:table-cell>
          <table:table-cell office:value-type="float" office:value="-0.016928" calcext:value-type="float">
            <text:p>-0.016928</text:p>
          </table:table-cell>
          <table:table-cell office:value-type="float" office:value="0.100127" calcext:value-type="float">
            <text:p>0.100127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94829" calcext:value-type="float">
            <text:p>0.194829</text:p>
          </table:table-cell>
          <table:table-cell office:value-type="float" office:value="0.169505" calcext:value-type="float">
            <text:p>0.169505</text:p>
          </table:table-cell>
          <table:table-cell office:value-type="float" office:value="0.364335" calcext:value-type="float">
            <text:p>0.364335</text:p>
          </table:table-cell>
          <table:table-cell office:value-type="float" office:value="0" calcext:value-type="float">
            <text:p>0</text:p>
          </table:table-cell>
          <table:table-cell office:value-type="float" office:value="0.099742" calcext:value-type="float">
            <text:p>0.099742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9.569338" calcext:value-type="float">
            <text:p>9.569338</text:p>
          </table:table-cell>
          <table:table-cell office:value-type="float" office:value="1" calcext:value-type="float">
            <text:p>1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337678" calcext:value-type="float">
            <text:p>0.337678</text:p>
          </table:table-cell>
          <table:table-cell office:value-type="float" office:value="3.077814" calcext:value-type="float">
            <text:p>3.077814</text:p>
          </table:table-cell>
          <table:table-cell office:value-type="float" office:value="6.492415" calcext:value-type="float">
            <text:p>6.492415</text:p>
          </table:table-cell>
          <table:table-cell office:value-type="float" office:value="0.307603" calcext:value-type="float">
            <text:p>0.307603</text:p>
          </table:table-cell>
          <table:table-cell office:value-type="float" office:value="0.099971" calcext:value-type="float">
            <text:p>0.099971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6.632223" calcext:value-type="float">
            <text:p>6.632223</text:p>
          </table:table-cell>
          <table:table-cell office:value-type="float" office:value="1" calcext:value-type="float">
            <text:p>1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78377" calcext:value-type="float">
            <text:p>0.478377</text:p>
          </table:table-cell>
          <table:table-cell office:value-type="float" office:value="0" calcext:value-type="float">
            <text:p>0</text:p>
          </table:table-cell>
          <table:table-cell office:value-type="float" office:value="3.5553" calcext:value-type="float">
            <text:p>3.5553</text:p>
          </table:table-cell>
          <table:table-cell office:value-type="float" office:value="0.304419" calcext:value-type="float">
            <text:p>0.304419</text:p>
          </table:table-cell>
          <table:table-cell office:value-type="float" office:value="0.098936" calcext:value-type="float">
            <text:p>0.098936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13475" calcext:value-type="float">
            <text:p>3.213475</text:p>
          </table:table-cell>
          <table:table-cell office:value-type="float" office:value="0.125775" calcext:value-type="float">
            <text:p>0.125775</text:p>
          </table:table-cell>
          <table:table-cell office:value-type="float" office:value="0.1" calcext:value-type="float">
            <text:p>0.1</text:p>
          </table:table-cell>
          <table:table-cell office:value-type="float" office:value="-0.136552" calcext:value-type="float">
            <text:p>-0.136552</text:p>
          </table:table-cell>
          <table:table-cell office:value-type="float" office:value="0.390485" calcext:value-type="float">
            <text:p>0.390485</text:p>
          </table:table-cell>
          <table:table-cell office:value-type="float" office:value="-3.20508" calcext:value-type="float">
            <text:p>-3.20508</text:p>
          </table:table-cell>
          <table:table-cell office:value-type="float" office:value="-2.951148" calcext:value-type="float">
            <text:p>-2.951148</text:p>
          </table:table-cell>
          <table:table-cell office:value-type="float" office:value="-0.013691" calcext:value-type="float">
            <text:p>-0.013691</text:p>
          </table:table-cell>
          <table:table-cell office:value-type="float" office:value="0.100262" calcext:value-type="float">
            <text:p>0.100262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092716" calcext:value-type="float">
            <text:p>6.092716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015793" calcext:value-type="float">
            <text:p>-3.015793</text:p>
          </table:table-cell>
          <table:table-cell office:value-type="float" office:value="0.078061" calcext:value-type="float">
            <text:p>0.078061</text:p>
          </table:table-cell>
          <table:table-cell office:value-type="float" office:value="-2.8866" calcext:value-type="float">
            <text:p>-2.8866</text:p>
          </table:table-cell>
          <table:table-cell office:value-type="float" office:value="-5.824332" calcext:value-type="float">
            <text:p>-5.824332</text:p>
          </table:table-cell>
          <table:table-cell office:value-type="float" office:value="-0.30081" calcext:value-type="float">
            <text:p>-0.30081</text:p>
          </table:table-cell>
          <table:table-cell office:value-type="float" office:value="0.099745" calcext:value-type="float">
            <text:p>0.099745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130188" calcext:value-type="float">
            <text:p>5.130188</text:p>
          </table:table-cell>
          <table:table-cell office:value-type="float" office:value="1.908727" calcext:value-type="float">
            <text:p>1.908727</text:p>
          </table:table-cell>
          <table:table-cell office:value-type="float" office:value="0.327823" calcext:value-type="float">
            <text:p>0.327823</text:p>
          </table:table-cell>
          <table:table-cell office:value-type="float" office:value="-2.053264" calcext:value-type="float">
            <text:p>-2.053264</text:p>
          </table:table-cell>
          <table:table-cell office:value-type="float" office:value="-0.076615" calcext:value-type="float">
            <text:p>-0.076615</text:p>
          </table:table-cell>
          <table:table-cell office:value-type="float" office:value="0.961683" calcext:value-type="float">
            <text:p>0.961683</text:p>
          </table:table-cell>
          <table:table-cell office:value-type="float" office:value="-1.168197" calcext:value-type="float">
            <text:p>-1.168197</text:p>
          </table:table-cell>
          <table:table-cell office:value-type="float" office:value="-0.205507" calcext:value-type="float">
            <text:p>-0.205507</text:p>
          </table:table-cell>
          <table:table-cell office:value-type="float" office:value="0.100088" calcext:value-type="float">
            <text:p>0.100088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576843" calcext:value-type="float">
            <text:p>5.576843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2.49992" calcext:value-type="float">
            <text:p>-2.49992</text:p>
          </table:table-cell>
          <table:table-cell office:value-type="float" office:value="-0.321128" calcext:value-type="float">
            <text:p>-0.321128</text:p>
          </table:table-cell>
          <table:table-cell office:value-type="float" office:value="-0.446374" calcext:value-type="float">
            <text:p>-0.446374</text:p>
          </table:table-cell>
          <table:table-cell office:value-type="float" office:value="-3.267423" calcext:value-type="float">
            <text:p>-3.267423</text:p>
          </table:table-cell>
          <table:table-cell office:value-type="float" office:value="-0.25015" calcext:value-type="float">
            <text:p>-0.25015</text:p>
          </table:table-cell>
          <table:table-cell office:value-type="float" office:value="0.100063" calcext:value-type="float">
            <text:p>0.100063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904392" calcext:value-type="float">
            <text:p>4.904392</text:p>
          </table:table-cell>
          <table:table-cell office:value-type="float" office:value="1.491075" calcext:value-type="float">
            <text:p>1.491075</text:p>
          </table:table-cell>
          <table:table-cell office:value-type="float" office:value="0.267235" calcext:value-type="float">
            <text:p>0.267235</text:p>
          </table:table-cell>
          <table:table-cell office:value-type="float" office:value="-1.827469" calcext:value-type="float">
            <text:p>-1.827469</text:p>
          </table:table-cell>
          <table:table-cell office:value-type="float" office:value="-0.431018" calcext:value-type="float">
            <text:p>-0.431018</text:p>
          </table:table-cell>
          <table:table-cell office:value-type="float" office:value="0.672639" calcext:value-type="float">
            <text:p>0.672639</text:p>
          </table:table-cell>
          <table:table-cell office:value-type="float" office:value="-1.585848" calcext:value-type="float">
            <text:p>-1.585848</text:p>
          </table:table-cell>
          <table:table-cell office:value-type="float" office:value="-0.182696" calcext:value-type="float">
            <text:p>-0.182696</text:p>
          </table:table-cell>
          <table:table-cell office:value-type="float" office:value="0.099972" calcext:value-type="float">
            <text:p>0.099972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071429" calcext:value-type="float">
            <text:p>5.071429</text:p>
          </table:table-cell>
          <table:table-cell office:value-type="float" office:value="0.357727" calcext:value-type="float">
            <text:p>0.357727</text:p>
          </table:table-cell>
          <table:table-cell office:value-type="float" office:value="0.102825" calcext:value-type="float">
            <text:p>0.102825</text:p>
          </table:table-cell>
          <table:table-cell office:value-type="float" office:value="-1.994506" calcext:value-type="float">
            <text:p>-1.994506</text:p>
          </table:table-cell>
          <table:table-cell office:value-type="float" office:value="-0.55977" calcext:value-type="float">
            <text:p>-0.55977</text:p>
          </table:table-cell>
          <table:table-cell office:value-type="float" office:value="-0.16492" calcext:value-type="float">
            <text:p>-0.16492</text:p>
          </table:table-cell>
          <table:table-cell office:value-type="float" office:value="-2.719196" calcext:value-type="float">
            <text:p>-2.719196</text:p>
          </table:table-cell>
          <table:table-cell office:value-type="float" office:value="-0.20201" calcext:value-type="float">
            <text:p>-0.20201</text:p>
          </table:table-cell>
          <table:table-cell office:value-type="float" office:value="0.101283" calcext:value-type="float">
            <text:p>0.101283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25095" calcext:value-type="float">
            <text:p>3.325095</text:p>
          </table:table-cell>
          <table:table-cell office:value-type="float" office:value="4.03059" calcext:value-type="float">
            <text:p>4.03059</text:p>
          </table:table-cell>
          <table:table-cell office:value-type="float" office:value="0.635633" calcext:value-type="float">
            <text:p>0.635633</text:p>
          </table:table-cell>
          <table:table-cell office:value-type="float" office:value="-0.248172" calcext:value-type="float">
            <text:p>-0.248172</text:p>
          </table:table-cell>
          <table:table-cell office:value-type="float" office:value="-0.567338" calcext:value-type="float">
            <text:p>-0.567338</text:p>
          </table:table-cell>
          <table:table-cell office:value-type="float" office:value="1.769176" calcext:value-type="float">
            <text:p>1.769176</text:p>
          </table:table-cell>
          <table:table-cell office:value-type="float" office:value="0.953667" calcext:value-type="float">
            <text:p>0.953667</text:p>
          </table:table-cell>
          <table:table-cell office:value-type="float" office:value="-0.024497" calcext:value-type="float">
            <text:p>-0.024497</text:p>
          </table:table-cell>
          <table:table-cell office:value-type="float" office:value="0.098709" calcext:value-type="float">
            <text:p>0.098709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32242" calcext:value-type="float">
            <text:p>2.932242</text:p>
          </table:table-cell>
          <table:table-cell office:value-type="float" office:value="3.061567" calcext:value-type="float">
            <text:p>3.061567</text:p>
          </table:table-cell>
          <table:table-cell office:value-type="float" office:value="0.49506" calcext:value-type="float">
            <text:p>0.49506</text:p>
          </table:table-cell>
          <table:table-cell office:value-type="float" office:value="0.144681" calcext:value-type="float">
            <text:p>0.144681</text:p>
          </table:table-cell>
          <table:table-cell office:value-type="float" office:value="-0.552869" calcext:value-type="float">
            <text:p>-0.552869</text:p>
          </table:table-cell>
          <table:table-cell office:value-type="float" office:value="0.392833" calcext:value-type="float">
            <text:p>0.392833</text:p>
          </table:table-cell>
          <table:table-cell office:value-type="float" office:value="-0.015356" calcext:value-type="float">
            <text:p>-0.015356</text:p>
          </table:table-cell>
          <table:table-cell office:value-type="float" office:value="0.014469" calcext:value-type="float">
            <text:p>0.014469</text:p>
          </table:table-cell>
          <table:table-cell office:value-type="float" office:value="0.100005" calcext:value-type="float">
            <text:p>0.100005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675301" calcext:value-type="float">
            <text:p>4.675301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1.598378" calcext:value-type="float">
            <text:p>-1.598378</text:p>
          </table:table-cell>
          <table:table-cell office:value-type="float" office:value="-1.020235" calcext:value-type="float">
            <text:p>-1.020235</text:p>
          </table:table-cell>
          <table:table-cell office:value-type="float" office:value="-1.74388" calcext:value-type="float">
            <text:p>-1.74388</text:p>
          </table:table-cell>
          <table:table-cell office:value-type="float" office:value="-4.362493" calcext:value-type="float">
            <text:p>-4.362493</text:p>
          </table:table-cell>
          <table:table-cell office:value-type="float" office:value="-0.159763" calcext:value-type="float">
            <text:p>-0.159763</text:p>
          </table:table-cell>
          <table:table-cell office:value-type="float" office:value="0.099953" calcext:value-type="float">
            <text:p>0.099953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39528" calcext:value-type="float">
            <text:p>4.39528</text:p>
          </table:table-cell>
          <table:table-cell office:value-type="float" office:value="0.575882" calcext:value-type="float">
            <text:p>0.575882</text:p>
          </table:table-cell>
          <table:table-cell office:value-type="float" office:value="0.134472" calcext:value-type="float">
            <text:p>0.134472</text:p>
          </table:table-cell>
          <table:table-cell office:value-type="float" office:value="-1.318357" calcext:value-type="float">
            <text:p>-1.318357</text:p>
          </table:table-cell>
          <table:table-cell office:value-type="float" office:value="-1.4585" calcext:value-type="float">
            <text:p>-1.4585</text:p>
          </table:table-cell>
          <table:table-cell office:value-type="float" office:value="0.275815" calcext:value-type="float">
            <text:p>0.275815</text:p>
          </table:table-cell>
          <table:table-cell office:value-type="float" office:value="-2.501041" calcext:value-type="float">
            <text:p>-2.501041</text:p>
          </table:table-cell>
          <table:table-cell office:value-type="float" office:value="-0.133846" calcext:value-type="float">
            <text:p>-0.133846</text:p>
          </table:table-cell>
          <table:table-cell office:value-type="float" office:value="0.101525" calcext:value-type="float">
            <text:p>0.101525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336976" calcext:value-type="float">
            <text:p>4.336976</text:p>
          </table:table-cell>
          <table:table-cell office:value-type="float" office:value="0.307415" calcext:value-type="float">
            <text:p>0.307415</text:p>
          </table:table-cell>
          <table:table-cell office:value-type="float" office:value="0.1" calcext:value-type="float">
            <text:p>0.1</text:p>
          </table:table-cell>
          <table:table-cell office:value-type="float" office:value="-1.260053" calcext:value-type="float">
            <text:p>-1.260053</text:p>
          </table:table-cell>
          <table:table-cell office:value-type="float" office:value="-1.568736" calcext:value-type="float">
            <text:p>-1.568736</text:p>
          </table:table-cell>
          <table:table-cell office:value-type="float" office:value="0.059281" calcext:value-type="float">
            <text:p>0.059281</text:p>
          </table:table-cell>
          <table:table-cell office:value-type="float" office:value="-2.769508" calcext:value-type="float">
            <text:p>-2.769508</text:p>
          </table:table-cell>
          <table:table-cell office:value-type="float" office:value="-0.123927" calcext:value-type="float">
            <text:p>-0.123927</text:p>
          </table:table-cell>
          <table:table-cell office:value-type="float" office:value="0.098351" calcext:value-type="float">
            <text:p>0.098351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198" calcext:value-type="float">
            <text:p>2.8198</text:p>
          </table:table-cell>
          <table:table-cell office:value-type="float" office:value="3.583607" calcext:value-type="float">
            <text:p>3.583607</text:p>
          </table:table-cell>
          <table:table-cell office:value-type="float" office:value="0.570791" calcext:value-type="float">
            <text:p>0.570791</text:p>
          </table:table-cell>
          <table:table-cell office:value-type="float" office:value="0.257123" calcext:value-type="float">
            <text:p>0.257123</text:p>
          </table:table-cell>
          <table:table-cell office:value-type="float" office:value="-1.241768" calcext:value-type="float">
            <text:p>-1.241768</text:p>
          </table:table-cell>
          <table:table-cell office:value-type="float" office:value="1.491328" calcext:value-type="float">
            <text:p>1.491328</text:p>
          </table:table-cell>
          <table:table-cell office:value-type="float" office:value="0.506684" calcext:value-type="float">
            <text:p>0.506684</text:p>
          </table:table-cell>
          <table:table-cell office:value-type="float" office:value="0.026158" calcext:value-type="float">
            <text:p>0.026158</text:p>
          </table:table-cell>
          <table:table-cell office:value-type="float" office:value="0.101733" calcext:value-type="float">
            <text:p>0.101733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42799" calcext:value-type="float">
            <text:p>3.042799</text:p>
          </table:table-cell>
          <table:table-cell office:value-type="float" office:value="1.851465" calcext:value-type="float">
            <text:p>1.851465</text:p>
          </table:table-cell>
          <table:table-cell office:value-type="float" office:value="0.319516" calcext:value-type="float">
            <text:p>0.319516</text:p>
          </table:table-cell>
          <table:table-cell office:value-type="float" office:value="0.034124" calcext:value-type="float">
            <text:p>0.034124</text:p>
          </table:table-cell>
          <table:table-cell office:value-type="float" office:value="-1.032904" calcext:value-type="float">
            <text:p>-1.032904</text:p>
          </table:table-cell>
          <table:table-cell office:value-type="float" office:value="-0.226678" calcext:value-type="float">
            <text:p>-0.226678</text:p>
          </table:table-cell>
          <table:table-cell office:value-type="float" office:value="-1.225459" calcext:value-type="float">
            <text:p>-1.225459</text:p>
          </table:table-cell>
          <table:table-cell office:value-type="float" office:value="0.003357" calcext:value-type="float">
            <text:p>0.003357</text:p>
          </table:table-cell>
          <table:table-cell office:value-type="float" office:value="0.098377" calcext:value-type="float">
            <text:p>0.098377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617993" calcext:value-type="float">
            <text:p>4.617993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1.54107" calcext:value-type="float">
            <text:p>-1.54107</text:p>
          </table:table-cell>
          <table:table-cell office:value-type="float" office:value="-0.936648" calcext:value-type="float">
            <text:p>-0.936648</text:p>
          </table:table-cell>
          <table:table-cell office:value-type="float" office:value="-1.577373" calcext:value-type="float">
            <text:p>-1.577373</text:p>
          </table:table-cell>
          <table:table-cell office:value-type="float" office:value="-4.055091" calcext:value-type="float">
            <text:p>-4.055091</text:p>
          </table:table-cell>
          <table:table-cell office:value-type="float" office:value="-0.153894" calcext:value-type="float">
            <text:p>-0.153894</text:p>
          </table:table-cell>
          <table:table-cell office:value-type="float" office:value="0.099862" calcext:value-type="float">
            <text:p>0.099862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2594" calcext:value-type="float">
            <text:p>3.662594</text:p>
          </table:table-cell>
          <table:table-cell office:value-type="float" office:value="2.633179" calcext:value-type="float">
            <text:p>2.633179</text:p>
          </table:table-cell>
          <table:table-cell office:value-type="float" office:value="0.432916" calcext:value-type="float">
            <text:p>0.432916</text:p>
          </table:table-cell>
          <table:table-cell office:value-type="float" office:value="-0.585671" calcext:value-type="float">
            <text:p>-0.585671</text:p>
          </table:table-cell>
          <table:table-cell office:value-type="float" office:value="-0.812575" calcext:value-type="float">
            <text:p>-0.812575</text:p>
          </table:table-cell>
          <table:table-cell office:value-type="float" office:value="0.954501" calcext:value-type="float">
            <text:p>0.954501</text:p>
          </table:table-cell>
          <table:table-cell office:value-type="float" office:value="-0.443744" calcext:value-type="float">
            <text:p>-0.443744</text:p>
          </table:table-cell>
          <table:table-cell office:value-type="float" office:value="-0.058622" calcext:value-type="float">
            <text:p>-0.058622</text:p>
          </table:table-cell>
          <table:table-cell office:value-type="float" office:value="0.100094" calcext:value-type="float">
            <text:p>0.100094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95892" calcext:value-type="float">
            <text:p>4.95892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1.881996" calcext:value-type="float">
            <text:p>-1.881996</text:p>
          </table:table-cell>
          <table:table-cell office:value-type="float" office:value="-0.798889" calcext:value-type="float">
            <text:p>-0.798889</text:p>
          </table:table-cell>
          <table:table-cell office:value-type="float" office:value="-1.295472" calcext:value-type="float">
            <text:p>-1.295472</text:p>
          </table:table-cell>
          <table:table-cell office:value-type="float" office:value="-3.976357" calcext:value-type="float">
            <text:p>-3.976357</text:p>
          </table:table-cell>
          <table:table-cell office:value-type="float" office:value="-0.188324" calcext:value-type="float">
            <text:p>-0.188324</text:p>
          </table:table-cell>
          <table:table-cell office:value-type="float" office:value="0.100066" calcext:value-type="float">
            <text:p>0.100066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04718" calcext:value-type="float">
            <text:p>4.004718</text:p>
          </table:table-cell>
          <table:table-cell office:value-type="float" office:value="2.235897" calcext:value-type="float">
            <text:p>2.235897</text:p>
          </table:table-cell>
          <table:table-cell office:value-type="float" office:value="0.375284" calcext:value-type="float">
            <text:p>0.375284</text:p>
          </table:table-cell>
          <table:table-cell office:value-type="float" office:value="-0.927795" calcext:value-type="float">
            <text:p>-0.927795</text:p>
          </table:table-cell>
          <table:table-cell office:value-type="float" office:value="-0.867195" calcext:value-type="float">
            <text:p>-0.867195</text:p>
          </table:table-cell>
          <table:table-cell office:value-type="float" office:value="0.953964" calcext:value-type="float">
            <text:p>0.953964</text:p>
          </table:table-cell>
          <table:table-cell office:value-type="float" office:value="-0.841026" calcext:value-type="float">
            <text:p>-0.841026</text:p>
          </table:table-cell>
          <table:table-cell office:value-type="float" office:value="-0.092803" calcext:value-type="float">
            <text:p>-0.092803</text:p>
          </table:table-cell>
          <table:table-cell office:value-type="float" office:value="0.100025" calcext:value-type="float">
            <text:p>0.100025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69046" calcext:value-type="float">
            <text:p>4.169046</text:p>
          </table:table-cell>
          <table:table-cell office:value-type="float" office:value="0.829562" calcext:value-type="float">
            <text:p>0.829562</text:p>
          </table:table-cell>
          <table:table-cell office:value-type="float" office:value="0.171272" calcext:value-type="float">
            <text:p>0.171272</text:p>
          </table:table-cell>
          <table:table-cell office:value-type="float" office:value="-1.092123" calcext:value-type="float">
            <text:p>-1.092123</text:p>
          </table:table-cell>
          <table:table-cell office:value-type="float" office:value="-0.990809" calcext:value-type="float">
            <text:p>-0.990809</text:p>
          </table:table-cell>
          <table:table-cell office:value-type="float" office:value="-0.164429" calcext:value-type="float">
            <text:p>-0.164429</text:p>
          </table:table-cell>
          <table:table-cell office:value-type="float" office:value="-2.247362" calcext:value-type="float">
            <text:p>-2.247362</text:p>
          </table:table-cell>
          <table:table-cell office:value-type="float" office:value="-0.109146" calcext:value-type="float">
            <text:p>-0.109146</text:p>
          </table:table-cell>
          <table:table-cell office:value-type="float" office:value="0.099939" calcext:value-type="float">
            <text:p>0.099939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74848" calcext:value-type="float">
            <text:p>3.874848</text:p>
          </table:table-cell>
          <table:table-cell office:value-type="float" office:value="1.65679" calcext:value-type="float">
            <text:p>1.65679</text:p>
          </table:table-cell>
          <table:table-cell office:value-type="float" office:value="0.291275" calcext:value-type="float">
            <text:p>0.291275</text:p>
          </table:table-cell>
          <table:table-cell office:value-type="float" office:value="-0.797925" calcext:value-type="float">
            <text:p>-0.797925</text:p>
          </table:table-cell>
          <table:table-cell office:value-type="float" office:value="-0.912041" calcext:value-type="float">
            <text:p>-0.912041</text:p>
          </table:table-cell>
          <table:table-cell office:value-type="float" office:value="0.289833" calcext:value-type="float">
            <text:p>0.289833</text:p>
          </table:table-cell>
          <table:table-cell office:value-type="float" office:value="-1.420133" calcext:value-type="float">
            <text:p>-1.420133</text:p>
          </table:table-cell>
          <table:table-cell office:value-type="float" office:value="-0.080994" calcext:value-type="float">
            <text:p>-0.080994</text:p>
          </table:table-cell>
          <table:table-cell office:value-type="float" office:value="0.101506" calcext:value-type="float">
            <text:p>0.101506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48708" calcext:value-type="float">
            <text:p>3.048708</text:p>
          </table:table-cell>
          <table:table-cell office:value-type="float" office:value="3.168663" calcext:value-type="float">
            <text:p>3.168663</text:p>
          </table:table-cell>
          <table:table-cell office:value-type="float" office:value="0.510596" calcext:value-type="float">
            <text:p>0.510596</text:p>
          </table:table-cell>
          <table:table-cell office:value-type="float" office:value="0.028215" calcext:value-type="float">
            <text:p>0.028215</text:p>
          </table:table-cell>
          <table:table-cell office:value-type="float" office:value="-0.775417" calcext:value-type="float">
            <text:p>-0.775417</text:p>
          </table:table-cell>
          <table:table-cell office:value-type="float" office:value="0.838942" calcext:value-type="float">
            <text:p>0.838942</text:p>
          </table:table-cell>
          <table:table-cell office:value-type="float" office:value="0.09174" calcext:value-type="float">
            <text:p>0.09174</text:p>
          </table:table-cell>
          <table:table-cell office:value-type="float" office:value="0.002778" calcext:value-type="float">
            <text:p>0.002778</text:p>
          </table:table-cell>
          <table:table-cell office:value-type="float" office:value="0.098474" calcext:value-type="float">
            <text:p>0.098474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53762" calcext:value-type="float">
            <text:p>3.553762</text:p>
          </table:table-cell>
          <table:table-cell office:value-type="float" office:value="1.396761" calcext:value-type="float">
            <text:p>1.396761</text:p>
          </table:table-cell>
          <table:table-cell office:value-type="float" office:value="0.253554" calcext:value-type="float">
            <text:p>0.253554</text:p>
          </table:table-cell>
          <table:table-cell office:value-type="float" office:value="-0.476839" calcext:value-type="float">
            <text:p>-0.476839</text:p>
          </table:table-cell>
          <table:table-cell office:value-type="float" office:value="-0.699268" calcext:value-type="float">
            <text:p>-0.699268</text:p>
          </table:table-cell>
          <table:table-cell office:value-type="float" office:value="-0.504056" calcext:value-type="float">
            <text:p>-0.504056</text:p>
          </table:table-cell>
          <table:table-cell office:value-type="float" office:value="-1.680162" calcext:value-type="float">
            <text:p>-1.680162</text:p>
          </table:table-cell>
          <table:table-cell office:value-type="float" office:value="-0.047778" calcext:value-type="float">
            <text:p>-0.047778</text:p>
          </table:table-cell>
          <table:table-cell office:value-type="float" office:value="0.100198" calcext:value-type="float">
            <text:p>0.100198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453902" calcext:value-type="float">
            <text:p>4.453902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1.376979" calcext:value-type="float">
            <text:p>-1.376979</text:p>
          </table:table-cell>
          <table:table-cell office:value-type="float" office:value="-0.863035" calcext:value-type="float">
            <text:p>-0.863035</text:p>
          </table:table-cell>
          <table:table-cell office:value-type="float" office:value="-0.900717" calcext:value-type="float">
            <text:p>-0.900717</text:p>
          </table:table-cell>
          <table:table-cell office:value-type="float" office:value="-3.140731" calcext:value-type="float">
            <text:p>-3.140731</text:p>
          </table:table-cell>
          <table:table-cell office:value-type="float" office:value="-0.13761" calcext:value-type="float">
            <text:p>-0.13761</text:p>
          </table:table-cell>
          <table:table-cell office:value-type="float" office:value="0.099936" calcext:value-type="float">
            <text:p>0.099936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93126" calcext:value-type="float">
            <text:p>3.493126</text:p>
          </table:table-cell>
          <table:table-cell office:value-type="float" office:value="2.714949" calcext:value-type="float">
            <text:p>2.714949</text:p>
          </table:table-cell>
          <table:table-cell office:value-type="float" office:value="0.444778" calcext:value-type="float">
            <text:p>0.444778</text:p>
          </table:table-cell>
          <table:table-cell office:value-type="float" office:value="-0.416203" calcext:value-type="float">
            <text:p>-0.416203</text:p>
          </table:table-cell>
          <table:table-cell office:value-type="float" office:value="-0.907952" calcext:value-type="float">
            <text:p>-0.907952</text:p>
          </table:table-cell>
          <table:table-cell office:value-type="float" office:value="0.962181" calcext:value-type="float">
            <text:p>0.962181</text:p>
          </table:table-cell>
          <table:table-cell office:value-type="float" office:value="-0.361974" calcext:value-type="float">
            <text:p>-0.361974</text:p>
          </table:table-cell>
          <table:table-cell office:value-type="float" office:value="-0.04156" calcext:value-type="float">
            <text:p>-0.04156</text:p>
          </table:table-cell>
          <table:table-cell office:value-type="float" office:value="0.099854" calcext:value-type="float">
            <text:p>0.099854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24743" calcext:value-type="float">
            <text:p>3.824743</text:p>
          </table:table-cell>
          <table:table-cell office:value-type="float" office:value="1.168358" calcext:value-type="float">
            <text:p>1.168358</text:p>
          </table:table-cell>
          <table:table-cell office:value-type="float" office:value="0.22042" calcext:value-type="float">
            <text:p>0.22042</text:p>
          </table:table-cell>
          <table:table-cell office:value-type="float" office:value="-0.74782" calcext:value-type="float">
            <text:p>-0.74782</text:p>
          </table:table-cell>
          <table:table-cell office:value-type="float" office:value="-0.828756" calcext:value-type="float">
            <text:p>-0.828756</text:p>
          </table:table-cell>
          <table:table-cell office:value-type="float" office:value="-0.331989" calcext:value-type="float">
            <text:p>-0.331989</text:p>
          </table:table-cell>
          <table:table-cell office:value-type="float" office:value="-1.908565" calcext:value-type="float">
            <text:p>-1.908565</text:p>
          </table:table-cell>
          <table:table-cell office:value-type="float" office:value="-0.074698" calcext:value-type="float">
            <text:p>-0.074698</text:p>
          </table:table-cell>
          <table:table-cell office:value-type="float" office:value="0.099888" calcext:value-type="float">
            <text:p>0.099888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08976" calcext:value-type="float">
            <text:p>4.108976</text:p>
          </table:table-cell>
          <table:table-cell office:value-type="float" office:value="0.887571" calcext:value-type="float">
            <text:p>0.887571</text:p>
          </table:table-cell>
          <table:table-cell office:value-type="float" office:value="0.179688" calcext:value-type="float">
            <text:p>0.179688</text:p>
          </table:table-cell>
          <table:table-cell office:value-type="float" office:value="-1.032053" calcext:value-type="float">
            <text:p>-1.032053</text:p>
          </table:table-cell>
          <table:table-cell office:value-type="float" office:value="-0.873495" calcext:value-type="float">
            <text:p>-0.873495</text:p>
          </table:table-cell>
          <table:table-cell office:value-type="float" office:value="-0.283804" calcext:value-type="float">
            <text:p>-0.283804</text:p>
          </table:table-cell>
          <table:table-cell office:value-type="float" office:value="-2.189352" calcext:value-type="float">
            <text:p>-2.189352</text:p>
          </table:table-cell>
          <table:table-cell office:value-type="float" office:value="-0.103361" calcext:value-type="float">
            <text:p>-0.103361</text:p>
          </table:table-cell>
          <table:table-cell office:value-type="float" office:value="0.100151" calcext:value-type="float">
            <text:p>0.100151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55456" calcext:value-type="float">
            <text:p>3.255456</text:p>
          </table:table-cell>
          <table:table-cell office:value-type="float" office:value="3.050212" calcext:value-type="float">
            <text:p>3.050212</text:p>
          </table:table-cell>
          <table:table-cell office:value-type="float" office:value="0.493413" calcext:value-type="float">
            <text:p>0.493413</text:p>
          </table:table-cell>
          <table:table-cell office:value-type="float" office:value="-0.178533" calcext:value-type="float">
            <text:p>-0.178533</text:p>
          </table:table-cell>
          <table:table-cell office:value-type="float" office:value="-0.702997" calcext:value-type="float">
            <text:p>-0.702997</text:p>
          </table:table-cell>
          <table:table-cell office:value-type="float" office:value="0.854819" calcext:value-type="float">
            <text:p>0.854819</text:p>
          </table:table-cell>
          <table:table-cell office:value-type="float" office:value="-0.026711" calcext:value-type="float">
            <text:p>-0.026711</text:p>
          </table:table-cell>
          <table:table-cell office:value-type="float" office:value="-0.017826" calcext:value-type="float">
            <text:p>-0.017826</text:p>
          </table:table-cell>
          <table:table-cell office:value-type="float" office:value="0.099848" calcext:value-type="float">
            <text:p>0.099848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31194" calcext:value-type="float">
            <text:p>3.231194</text:p>
          </table:table-cell>
          <table:table-cell office:value-type="float" office:value="2.320691" calcext:value-type="float">
            <text:p>2.320691</text:p>
          </table:table-cell>
          <table:table-cell office:value-type="float" office:value="0.387585" calcext:value-type="float">
            <text:p>0.387585</text:p>
          </table:table-cell>
          <table:table-cell office:value-type="float" office:value="-0.154271" calcext:value-type="float">
            <text:p>-0.154271</text:p>
          </table:table-cell>
          <table:table-cell office:value-type="float" office:value="-0.625858" calcext:value-type="float">
            <text:p>-0.625858</text:p>
          </table:table-cell>
          <table:table-cell office:value-type="float" office:value="0.023896" calcext:value-type="float">
            <text:p>0.023896</text:p>
          </table:table-cell>
          <table:table-cell office:value-type="float" office:value="-0.756232" calcext:value-type="float">
            <text:p>-0.756232</text:p>
          </table:table-cell>
          <table:table-cell office:value-type="float" office:value="-0.015663" calcext:value-type="float">
            <text:p>-0.015663</text:p>
          </table:table-cell>
          <table:table-cell office:value-type="float" office:value="0.101528" calcext:value-type="float">
            <text:p>0.101528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508023" calcext:value-type="float">
            <text:p>4.508023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1.4311" calcext:value-type="float">
            <text:p>-1.4311</text:p>
          </table:table-cell>
          <table:table-cell office:value-type="float" office:value="-0.658159" calcext:value-type="float">
            <text:p>-0.658159</text:p>
          </table:table-cell>
          <table:table-cell office:value-type="float" office:value="-1.291839" calcext:value-type="float">
            <text:p>-1.291839</text:p>
          </table:table-cell>
          <table:table-cell office:value-type="float" office:value="-3.381097" calcext:value-type="float">
            <text:p>-3.381097</text:p>
          </table:table-cell>
          <table:table-cell office:value-type="float" office:value="-0.141447" calcext:value-type="float">
            <text:p>-0.141447</text:p>
          </table:table-cell>
          <table:table-cell office:value-type="float" office:value="0.098838" calcext:value-type="float">
            <text:p>0.098838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78322" calcext:value-type="float">
            <text:p>3.878322</text:p>
          </table:table-cell>
          <table:table-cell office:value-type="float" office:value="2.248673" calcext:value-type="float">
            <text:p>2.248673</text:p>
          </table:table-cell>
          <table:table-cell office:value-type="float" office:value="0.377137" calcext:value-type="float">
            <text:p>0.377137</text:p>
          </table:table-cell>
          <table:table-cell office:value-type="float" office:value="-0.801399" calcext:value-type="float">
            <text:p>-0.801399</text:p>
          </table:table-cell>
          <table:table-cell office:value-type="float" office:value="-0.65722" calcext:value-type="float">
            <text:p>-0.65722</text:p>
          </table:table-cell>
          <table:table-cell office:value-type="float" office:value="0.630369" calcext:value-type="float">
            <text:p>0.630369</text:p>
          </table:table-cell>
          <table:table-cell office:value-type="float" office:value="-0.82825" calcext:value-type="float">
            <text:p>-0.82825</text:p>
          </table:table-cell>
          <table:table-cell office:value-type="float" office:value="-0.080055" calcext:value-type="float">
            <text:p>-0.080055</text:p>
          </table:table-cell>
          <table:table-cell office:value-type="float" office:value="0.099894" calcext:value-type="float">
            <text:p>0.099894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26567" calcext:value-type="float">
            <text:p>4.126567</text:p>
          </table:table-cell>
          <table:table-cell office:value-type="float" office:value="1.01387" calcext:value-type="float">
            <text:p>1.01387</text:p>
          </table:table-cell>
          <table:table-cell office:value-type="float" office:value="0.198009" calcext:value-type="float">
            <text:p>0.198009</text:p>
          </table:table-cell>
          <table:table-cell office:value-type="float" office:value="-1.049644" calcext:value-type="float">
            <text:p>-1.049644</text:p>
          </table:table-cell>
          <table:table-cell office:value-type="float" office:value="-0.764814" calcext:value-type="float">
            <text:p>-0.764814</text:p>
          </table:table-cell>
          <table:table-cell office:value-type="float" office:value="-0.248595" calcext:value-type="float">
            <text:p>-0.248595</text:p>
          </table:table-cell>
          <table:table-cell office:value-type="float" office:value="-2.063054" calcext:value-type="float">
            <text:p>-2.063054</text:p>
          </table:table-cell>
          <table:table-cell office:value-type="float" office:value="-0.104816" calcext:value-type="float">
            <text:p>-0.104816</text:p>
          </table:table-cell>
          <table:table-cell office:value-type="float" office:value="0.099859" calcext:value-type="float">
            <text:p>0.099859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1625" calcext:value-type="float">
            <text:p>4.11625</text:p>
          </table:table-cell>
          <table:table-cell office:value-type="float" office:value="1.226912" calcext:value-type="float">
            <text:p>1.226912</text:p>
          </table:table-cell>
          <table:table-cell office:value-type="float" office:value="0.228914" calcext:value-type="float">
            <text:p>0.228914</text:p>
          </table:table-cell>
          <table:table-cell office:value-type="float" office:value="-1.039326" calcext:value-type="float">
            <text:p>-1.039326</text:p>
          </table:table-cell>
          <table:table-cell office:value-type="float" office:value="-0.820999" calcext:value-type="float">
            <text:p>-0.820999</text:p>
          </table:table-cell>
          <table:table-cell office:value-type="float" office:value="0.010314" calcext:value-type="float">
            <text:p>0.010314</text:p>
          </table:table-cell>
          <table:table-cell office:value-type="float" office:value="-1.850011" calcext:value-type="float">
            <text:p>-1.850011</text:p>
          </table:table-cell>
          <table:table-cell office:value-type="float" office:value="-0.103963" calcext:value-type="float">
            <text:p>-0.103963</text:p>
          </table:table-cell>
          <table:table-cell office:value-type="float" office:value="0.100029" calcext:value-type="float">
            <text:p>0.100029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16629" calcext:value-type="float">
            <text:p>3.716629</text:p>
          </table:table-cell>
          <table:table-cell office:value-type="float" office:value="2.081589" calcext:value-type="float">
            <text:p>2.081589</text:p>
          </table:table-cell>
          <table:table-cell office:value-type="float" office:value="0.352899" calcext:value-type="float">
            <text:p>0.352899</text:p>
          </table:table-cell>
          <table:table-cell office:value-type="float" office:value="-0.639706" calcext:value-type="float">
            <text:p>-0.639706</text:p>
          </table:table-cell>
          <table:table-cell office:value-type="float" office:value="-0.748464" calcext:value-type="float">
            <text:p>-0.748464</text:p>
          </table:table-cell>
          <table:table-cell office:value-type="float" office:value="0.392836" calcext:value-type="float">
            <text:p>0.392836</text:p>
          </table:table-cell>
          <table:table-cell office:value-type="float" office:value="-0.995334" calcext:value-type="float">
            <text:p>-0.995334</text:p>
          </table:table-cell>
          <table:table-cell office:value-type="float" office:value="-0.065075" calcext:value-type="float">
            <text:p>-0.065075</text:p>
          </table:table-cell>
          <table:table-cell office:value-type="float" office:value="0.101727" calcext:value-type="float">
            <text:p>0.101727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09025" calcext:value-type="float">
            <text:p>3.609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09025" calcext:value-type="float">
            <text:p>-3.609025</text:p>
          </table:table-cell>
          <table:table-cell office:value-type="float" office:value="-1.067475" calcext:value-type="float">
            <text:p>-1.067475</text:p>
          </table:table-cell>
          <table:table-cell office:value-type="float" office:value="-2.972058" calcext:value-type="float">
            <text:p>-2.972058</text:p>
          </table:table-cell>
          <table:table-cell office:value-type="float" office:value="-7.648558" calcext:value-type="float">
            <text:p>-7.648558</text:p>
          </table:table-cell>
          <table:table-cell office:value-type="float" office:value="-0.36057" calcext:value-type="float">
            <text:p>-0.36057</text:p>
          </table:table-cell>
          <table:table-cell office:value-type="float" office:value="0.099908" calcext:value-type="float">
            <text:p>0.099908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37335" calcext:value-type="float">
            <text:p>3.437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37335" calcext:value-type="float">
            <text:p>-3.437335</text:p>
          </table:table-cell>
          <table:table-cell office:value-type="float" office:value="-1.330595" calcext:value-type="float">
            <text:p>-1.330595</text:p>
          </table:table-cell>
          <table:table-cell office:value-type="float" office:value="0.174697" calcext:value-type="float">
            <text:p>0.174697</text:p>
          </table:table-cell>
          <table:table-cell office:value-type="float" office:value="-4.593232" calcext:value-type="float">
            <text:p>-4.593232</text:p>
          </table:table-cell>
          <table:table-cell office:value-type="float" office:value="-0.337818" calcext:value-type="float">
            <text:p>-0.337818</text:p>
          </table:table-cell>
          <table:table-cell office:value-type="float" office:value="0.098279" calcext:value-type="float">
            <text:p>0.098279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6262" calcext:value-type="float">
            <text:p>2.246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46262" calcext:value-type="float">
            <text:p>-2.246262</text:p>
          </table:table-cell>
          <table:table-cell office:value-type="float" office:value="-1.454937" calcext:value-type="float">
            <text:p>-1.454937</text:p>
          </table:table-cell>
          <table:table-cell office:value-type="float" office:value="1.174974" calcext:value-type="float">
            <text:p>1.174974</text:p>
          </table:table-cell>
          <table:table-cell office:value-type="float" office:value="-2.526225" calcext:value-type="float">
            <text:p>-2.526225</text:p>
          </table:table-cell>
          <table:table-cell office:value-type="float" office:value="-0.227704" calcext:value-type="float">
            <text:p>-0.227704</text:p>
          </table:table-cell>
          <table:table-cell office:value-type="float" office:value="0.10137" calcext:value-type="float">
            <text:p>0.10137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7844" calcext:value-type="float">
            <text:p>1.57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7844" calcext:value-type="float">
            <text:p>-1.57844</text:p>
          </table:table-cell>
          <table:table-cell office:value-type="float" office:value="-1.595228" calcext:value-type="float">
            <text:p>-1.595228</text:p>
          </table:table-cell>
          <table:table-cell office:value-type="float" office:value="0.666669" calcext:value-type="float">
            <text:p>0.666669</text:p>
          </table:table-cell>
          <table:table-cell office:value-type="float" office:value="-2.507" calcext:value-type="float">
            <text:p>-2.507</text:p>
          </table:table-cell>
          <table:table-cell office:value-type="float" office:value="-0.158117" calcext:value-type="float">
            <text:p>-0.158117</text:p>
          </table:table-cell>
          <table:table-cell office:value-type="float" office:value="0.100173" calcext:value-type="float">
            <text:p>0.100173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2147" calcext:value-type="float">
            <text:p>0.902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02147" calcext:value-type="float">
            <text:p>-0.902147</text:p>
          </table:table-cell>
          <table:table-cell office:value-type="float" office:value="-1.669978" calcext:value-type="float">
            <text:p>-1.669978</text:p>
          </table:table-cell>
          <table:table-cell office:value-type="float" office:value="0.674816" calcext:value-type="float">
            <text:p>0.674816</text:p>
          </table:table-cell>
          <table:table-cell office:value-type="float" office:value="-1.897309" calcext:value-type="float">
            <text:p>-1.897309</text:p>
          </table:table-cell>
          <table:table-cell office:value-type="float" office:value="-0.090412" calcext:value-type="float">
            <text:p>-0.090412</text:p>
          </table:table-cell>
          <table:table-cell office:value-type="float" office:value="0.100219" calcext:value-type="float">
            <text:p>0.100219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2614" calcext:value-type="float">
            <text:p>0.112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2614" calcext:value-type="float">
            <text:p>-0.112614</text:p>
          </table:table-cell>
          <table:table-cell office:value-type="float" office:value="-1.539757" calcext:value-type="float">
            <text:p>-1.539757</text:p>
          </table:table-cell>
          <table:table-cell office:value-type="float" office:value="0.791981" calcext:value-type="float">
            <text:p>0.791981</text:p>
          </table:table-cell>
          <table:table-cell office:value-type="float" office:value="-0.86039" calcext:value-type="float">
            <text:p>-0.86039</text:p>
          </table:table-cell>
          <table:table-cell office:value-type="float" office:value="-0.011227" calcext:value-type="float">
            <text:p>-0.011227</text:p>
          </table:table-cell>
          <table:table-cell office:value-type="float" office:value="0.099691" calcext:value-type="float">
            <text:p>0.099691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459702" calcext:value-type="float">
            <text:p>-1.459702</text:p>
          </table:table-cell>
          <table:table-cell office:value-type="float" office:value="0.112646" calcext:value-type="float">
            <text:p>0.112646</text:p>
          </table:table-cell>
          <table:table-cell office:value-type="float" office:value="-1.347056" calcext:value-type="float">
            <text:p>-1.347056</text:p>
          </table:table-cell>
          <table:table-cell office:value-type="float" office:value="0" calcext:value-type="float">
            <text:p>0</text:p>
          </table:table-cell>
          <table:table-cell office:value-type="float" office:value="0.099971" calcext:value-type="float">
            <text:p>0.099971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354886" calcext:value-type="float">
            <text:p>-1.354886</text:p>
          </table:table-cell>
          <table:table-cell office:value-type="float" office:value="0" calcext:value-type="float">
            <text:p>0</text:p>
          </table:table-cell>
          <table:table-cell office:value-type="float" office:value="-1.354886" calcext:value-type="float">
            <text:p>-1.354886</text:p>
          </table:table-cell>
          <table:table-cell office:value-type="float" office:value="0" calcext:value-type="float">
            <text:p>0</text:p>
          </table:table-cell>
          <table:table-cell office:value-type="float" office:value="0.100104" calcext:value-type="float">
            <text:p>0.100104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250923" calcext:value-type="float">
            <text:p>-1.250923</text:p>
          </table:table-cell>
          <table:table-cell office:value-type="float" office:value="0" calcext:value-type="float">
            <text:p>0</text:p>
          </table:table-cell>
          <table:table-cell office:value-type="float" office:value="-1.250923" calcext:value-type="float">
            <text:p>-1.250923</text:p>
          </table:table-cell>
          <table:table-cell office:value-type="float" office:value="0" calcext:value-type="float">
            <text:p>0</text:p>
          </table:table-cell>
          <table:table-cell office:value-type="float" office:value="0.099734" calcext:value-type="float">
            <text:p>0.099734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185848" calcext:value-type="float">
            <text:p>-1.185848</text:p>
          </table:table-cell>
          <table:table-cell office:value-type="float" office:value="0" calcext:value-type="float">
            <text:p>0</text:p>
          </table:table-cell>
          <table:table-cell office:value-type="float" office:value="-1.185848" calcext:value-type="float">
            <text:p>-1.185848</text:p>
          </table:table-cell>
          <table:table-cell office:value-type="float" office:value="0" calcext:value-type="float">
            <text:p>0</text:p>
          </table:table-cell>
          <table:table-cell office:value-type="float" office:value="0.10043" calcext:value-type="float">
            <text:p>0.10043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825277" calcext:value-type="float">
            <text:p>-0.825277</text:p>
          </table:table-cell>
          <table:table-cell office:value-type="float" office:value="0" calcext:value-type="float">
            <text:p>0</text:p>
          </table:table-cell>
          <table:table-cell office:value-type="float" office:value="-0.825277" calcext:value-type="float">
            <text:p>-0.825277</text:p>
          </table:table-cell>
          <table:table-cell office:value-type="float" office:value="0" calcext:value-type="float">
            <text:p>0</text:p>
          </table:table-cell>
          <table:table-cell office:value-type="float" office:value="0.099807" calcext:value-type="float">
            <text:p>0.099807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8746" calcext:value-type="float">
            <text:p>-0.48746</text:p>
          </table:table-cell>
          <table:table-cell office:value-type="float" office:value="0" calcext:value-type="float">
            <text:p>0</text:p>
          </table:table-cell>
          <table:table-cell office:value-type="float" office:value="-0.48746" calcext:value-type="float">
            <text:p>-0.48746</text:p>
          </table:table-cell>
          <table:table-cell office:value-type="float" office:value="0" calcext:value-type="float">
            <text:p>0</text:p>
          </table:table-cell>
          <table:table-cell office:value-type="float" office:value="0.099701" calcext:value-type="float">
            <text:p>0.099701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59756" calcext:value-type="float">
            <text:p>-0.259756</text:p>
          </table:table-cell>
          <table:table-cell office:value-type="float" office:value="0" calcext:value-type="float">
            <text:p>0</text:p>
          </table:table-cell>
          <table:table-cell office:value-type="float" office:value="-0.259756" calcext:value-type="float">
            <text:p>-0.259756</text:p>
          </table:table-cell>
          <table:table-cell office:value-type="float" office:value="0" calcext:value-type="float">
            <text:p>0</text:p>
          </table:table-cell>
          <table:table-cell office:value-type="float" office:value="0.100113" calcext:value-type="float">
            <text:p>0.100113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1639" calcext:value-type="float">
            <text:p>-0.101639</text:p>
          </table:table-cell>
          <table:table-cell office:value-type="float" office:value="0" calcext:value-type="float">
            <text:p>0</text:p>
          </table:table-cell>
          <table:table-cell office:value-type="float" office:value="-0.101639" calcext:value-type="float">
            <text:p>-0.101639</text:p>
          </table:table-cell>
          <table:table-cell office:value-type="float" office:value="0" calcext:value-type="float">
            <text:p>0</text:p>
          </table:table-cell>
          <table:table-cell office:value-type="float" office:value="0.099979" calcext:value-type="float">
            <text:p>0.099979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11227" calcext:value-type="float">
            <text:p>-0.011227</text:p>
          </table:table-cell>
          <table:table-cell office:value-type="float" office:value="0" calcext:value-type="float">
            <text:p>0</text:p>
          </table:table-cell>
          <table:table-cell office:value-type="float" office:value="-0.011227" calcext:value-type="float">
            <text:p>-0.011227</text:p>
          </table:table-cell>
          <table:table-cell office:value-type="float" office:value="0" calcext:value-type="float">
            <text:p>0</text:p>
          </table:table-cell>
          <table:table-cell office:value-type="float" office:value="0.100265" calcext:value-type="float">
            <text:p>0.100265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47" calcext:value-type="float">
            <text:p>0.099947</text:p>
          </table:table-cell>
          <table:table-cell/>
        </table:table-row>
        <table:table-row table:style-name="ro2"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099895" calcext:value-type="float">
            <text:p>0.099895</text:p>
          </table:table-cell>
          <table:table-cell/>
        </table:table-row>
      </table:table>
      <table:table table:name="right_back_wheel_stats" table:style-name="ta1">
        <office:forms form:automatic-focus="false" form:apply-design-mode="false"/>
        <table:shapes>
          <draw:frame draw:z-index="0" draw:style-name="gr1" draw:text-style-name="P1" svg:width="1034.73pt" svg:height="193.66pt" svg:x="773.91pt" svg:y="60.58pt">
            <draw:object draw:notify-on-update-of-ranges="right_back_wheel_stats.A2:right_back_wheel_stats.A155 right_back_wheel_stats.D1:right_back_wheel_stats.D1 right_back_wheel_stats.D2:right_back_wheel_stats.D155 right_back_wheel_stats.E1:right_back_wheel_stats.E1 right_back_wheel_stats.E2:right_back_wheel_stats.E155 right_back_wheel_stats.F1:right_back_wheel_stats.F1 right_back_wheel_stats.F2:right_back_wheel_stats.F15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right_back_wheel_stats.A2:right_back_wheel_stats.A155 right_back_wheel_stats.G1:right_back_wheel_stats.G1 right_back_wheel_stats.G2:right_back_wheel_stats.G15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65" calcext:value-type="float">
            <text:p>0.10016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98" calcext:value-type="float">
            <text:p>0.09999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0" calcext:value-type="float">
            <text:p>0</text:p>
          </table:table-cell>
          <table:table-cell office:value-type="float" office:value="-5.437207" calcext:value-type="float">
            <text:p>-5.437207</text:p>
          </table:table-cell>
          <table:table-cell office:value-type="float" office:value="-0.839685" calcext:value-type="float">
            <text:p>-0.839685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75353" calcext:value-type="float">
            <text:p>-0.175353</text:p>
          </table:table-cell>
          <table:table-cell office:value-type="float" office:value="-1.754161" calcext:value-type="float">
            <text:p>-1.754161</text:p>
          </table:table-cell>
          <table:table-cell office:value-type="float" office:value="-3.683361" calcext:value-type="float">
            <text:p>-3.683361</text:p>
          </table:table-cell>
          <table:table-cell office:value-type="float" office:value="-0.175353" calcext:value-type="float">
            <text:p>-0.175353</text:p>
          </table:table-cell>
          <table:table-cell office:value-type="float" office:value="0.099982" calcext:value-type="float">
            <text:p>0.09998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35" calcext:value-type="float">
            <text:p>-0.05635</text:p>
          </table:table-cell>
          <table:table-cell office:value-type="float" office:value="-3.739816" calcext:value-type="float">
            <text:p>-3.739816</text:p>
          </table:table-cell>
          <table:table-cell office:value-type="float" office:value="-0.593451" calcext:value-type="float">
            <text:p>-0.593451</text:p>
          </table:table-cell>
          <table:table-cell office:value-type="float" office:value="-1.697496" calcext:value-type="float">
            <text:p>-1.697496</text:p>
          </table:table-cell>
          <table:table-cell office:value-type="float" office:value="-0.344894" calcext:value-type="float">
            <text:p>-0.344894</text:p>
          </table:table-cell>
          <table:table-cell office:value-type="float" office:value="0.05642" calcext:value-type="float">
            <text:p>0.05642</text:p>
          </table:table-cell>
          <table:table-cell office:value-type="float" office:value="-1.98597" calcext:value-type="float">
            <text:p>-1.98597</text:p>
          </table:table-cell>
          <table:table-cell office:value-type="float" office:value="-0.169541" calcext:value-type="float">
            <text:p>-0.169541</text:p>
          </table:table-cell>
          <table:table-cell office:value-type="float" office:value="0.099877" calcext:value-type="float">
            <text:p>0.09987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99003" calcext:value-type="float">
            <text:p>-2.99003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1.236183" calcext:value-type="float">
            <text:p>1.236183</text:p>
          </table:table-cell>
          <table:table-cell office:value-type="float" office:value="-0.222111" calcext:value-type="float">
            <text:p>-0.222111</text:p>
          </table:table-cell>
          <table:table-cell office:value-type="float" office:value="2.953646" calcext:value-type="float">
            <text:p>2.953646</text:p>
          </table:table-cell>
          <table:table-cell office:value-type="float" office:value="3.967718" calcext:value-type="float">
            <text:p>3.967718</text:p>
          </table:table-cell>
          <table:table-cell office:value-type="float" office:value="0.122783" calcext:value-type="float">
            <text:p>0.122783</text:p>
          </table:table-cell>
          <table:table-cell office:value-type="float" office:value="0.099324" calcext:value-type="float">
            <text:p>0.0993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3.151273" calcext:value-type="float">
            <text:p>-3.151273</text:p>
          </table:table-cell>
          <table:table-cell office:value-type="float" office:value="-0.277716" calcext:value-type="float">
            <text:p>-0.277716</text:p>
          </table:table-cell>
          <table:table-cell office:value-type="float" office:value="-0.1" calcext:value-type="float">
            <text:p>-0.1</text:p>
          </table:table-cell>
          <table:table-cell office:value-type="float" office:value="1.397427" calcext:value-type="float">
            <text:p>1.397427</text:p>
          </table:table-cell>
          <table:table-cell office:value-type="float" office:value="-0.081178" calcext:value-type="float">
            <text:p>-0.081178</text:p>
          </table:table-cell>
          <table:table-cell office:value-type="float" office:value="0.159881" calcext:value-type="float">
            <text:p>0.159881</text:p>
          </table:table-cell>
          <table:table-cell office:value-type="float" office:value="1.47613" calcext:value-type="float">
            <text:p>1.47613</text:p>
          </table:table-cell>
          <table:table-cell office:value-type="float" office:value="0.140933" calcext:value-type="float">
            <text:p>0.140933</text:p>
          </table:table-cell>
          <table:table-cell office:value-type="float" office:value="0.100852" calcext:value-type="float">
            <text:p>0.10085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49222" calcext:value-type="float">
            <text:p>-1.349222</text:p>
          </table:table-cell>
          <table:table-cell office:value-type="float" office:value="-4.082869" calcext:value-type="float">
            <text:p>-4.082869</text:p>
          </table:table-cell>
          <table:table-cell office:value-type="float" office:value="-0.643217" calcext:value-type="float">
            <text:p>-0.643217</text:p>
          </table:table-cell>
          <table:table-cell office:value-type="float" office:value="-0.404624" calcext:value-type="float">
            <text:p>-0.404624</text:p>
          </table:table-cell>
          <table:table-cell office:value-type="float" office:value="-0.121624" calcext:value-type="float">
            <text:p>-0.121624</text:p>
          </table:table-cell>
          <table:table-cell office:value-type="float" office:value="-1.802775" calcext:value-type="float">
            <text:p>-1.802775</text:p>
          </table:table-cell>
          <table:table-cell office:value-type="float" office:value="-2.329023" calcext:value-type="float">
            <text:p>-2.329023</text:p>
          </table:table-cell>
          <table:table-cell office:value-type="float" office:value="-0.040446" calcext:value-type="float">
            <text:p>-0.040446</text:p>
          </table:table-cell>
          <table:table-cell office:value-type="float" office:value="0.09996" calcext:value-type="float">
            <text:p>0.0999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989" calcext:value-type="float">
            <text:p>-0.112989</text:p>
          </table:table-cell>
          <table:table-cell office:value-type="float" office:value="-4.917344" calcext:value-type="float">
            <text:p>-4.917344</text:p>
          </table:table-cell>
          <table:table-cell office:value-type="float" office:value="-0.76427" calcext:value-type="float">
            <text:p>-0.76427</text:p>
          </table:table-cell>
          <table:table-cell office:value-type="float" office:value="-1.640857" calcext:value-type="float">
            <text:p>-1.640857</text:p>
          </table:table-cell>
          <table:table-cell office:value-type="float" office:value="-0.285603" calcext:value-type="float">
            <text:p>-0.285603</text:p>
          </table:table-cell>
          <table:table-cell office:value-type="float" office:value="-1.237037" calcext:value-type="float">
            <text:p>-1.237037</text:p>
          </table:table-cell>
          <table:table-cell office:value-type="float" office:value="-3.163498" calcext:value-type="float">
            <text:p>-3.163498</text:p>
          </table:table-cell>
          <table:table-cell office:value-type="float" office:value="-0.163979" calcext:value-type="float">
            <text:p>-0.163979</text:p>
          </table:table-cell>
          <table:table-cell office:value-type="float" office:value="0.099935" calcext:value-type="float">
            <text:p>0.09993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7113" calcext:value-type="float">
            <text:p>-0.957113</text:p>
          </table:table-cell>
          <table:table-cell office:value-type="float" office:value="-2.075442" calcext:value-type="float">
            <text:p>-2.075442</text:p>
          </table:table-cell>
          <table:table-cell office:value-type="float" office:value="-0.352007" calcext:value-type="float">
            <text:p>-0.352007</text:p>
          </table:table-cell>
          <table:table-cell office:value-type="float" office:value="-0.796733" calcext:value-type="float">
            <text:p>-0.796733</text:p>
          </table:table-cell>
          <table:table-cell office:value-type="float" office:value="-0.365598" calcext:value-type="float">
            <text:p>-0.365598</text:p>
          </table:table-cell>
          <table:table-cell office:value-type="float" office:value="0.840735" calcext:value-type="float">
            <text:p>0.840735</text:p>
          </table:table-cell>
          <table:table-cell office:value-type="float" office:value="-0.321596" calcext:value-type="float">
            <text:p>-0.321596</text:p>
          </table:table-cell>
          <table:table-cell office:value-type="float" office:value="-0.079994" calcext:value-type="float">
            <text:p>-0.079994</text:p>
          </table:table-cell>
          <table:table-cell office:value-type="float" office:value="0.100403" calcext:value-type="float">
            <text:p>0.10040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19819" calcext:value-type="float">
            <text:p>-2.19819</text:p>
          </table:table-cell>
          <table:table-cell office:value-type="float" office:value="-0.386058" calcext:value-type="float">
            <text:p>-0.386058</text:p>
          </table:table-cell>
          <table:table-cell office:value-type="float" office:value="-0.106935" calcext:value-type="float">
            <text:p>-0.106935</text:p>
          </table:table-cell>
          <table:table-cell office:value-type="float" office:value="0.444344" calcext:value-type="float">
            <text:p>0.444344</text:p>
          </table:table-cell>
          <table:table-cell office:value-type="float" office:value="-0.321294" calcext:value-type="float">
            <text:p>-0.321294</text:p>
          </table:table-cell>
          <table:table-cell office:value-type="float" office:value="1.244738" calcext:value-type="float">
            <text:p>1.244738</text:p>
          </table:table-cell>
          <table:table-cell office:value-type="float" office:value="1.367788" calcext:value-type="float">
            <text:p>1.367788</text:p>
          </table:table-cell>
          <table:table-cell office:value-type="float" office:value="0.044304" calcext:value-type="float">
            <text:p>0.044304</text:p>
          </table:table-cell>
          <table:table-cell office:value-type="float" office:value="0.099706" calcext:value-type="float">
            <text:p>0.09970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917235" calcext:value-type="float">
            <text:p>-1.917235</text:p>
          </table:table-cell>
          <table:table-cell office:value-type="float" office:value="-2.176056" calcext:value-type="float">
            <text:p>-2.176056</text:p>
          </table:table-cell>
          <table:table-cell office:value-type="float" office:value="-0.366603" calcext:value-type="float">
            <text:p>-0.366603</text:p>
          </table:table-cell>
          <table:table-cell office:value-type="float" office:value="0.163389" calcext:value-type="float">
            <text:p>0.163389</text:p>
          </table:table-cell>
          <table:table-cell office:value-type="float" office:value="-0.304938" calcext:value-type="float">
            <text:p>-0.304938</text:p>
          </table:table-cell>
          <table:table-cell office:value-type="float" office:value="-0.28066" calcext:value-type="float">
            <text:p>-0.28066</text:p>
          </table:table-cell>
          <table:table-cell office:value-type="float" office:value="-0.42221" calcext:value-type="float">
            <text:p>-0.42221</text:p>
          </table:table-cell>
          <table:table-cell office:value-type="float" office:value="0.016356" calcext:value-type="float">
            <text:p>0.016356</text:p>
          </table:table-cell>
          <table:table-cell office:value-type="float" office:value="0.100105" calcext:value-type="float">
            <text:p>0.10010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81686" calcext:value-type="float">
            <text:p>-0.281686</text:p>
          </table:table-cell>
          <table:table-cell office:value-type="float" office:value="-5.31596" calcext:value-type="float">
            <text:p>-5.31596</text:p>
          </table:table-cell>
          <table:table-cell office:value-type="float" office:value="-0.822096" calcext:value-type="float">
            <text:p>-0.822096</text:p>
          </table:table-cell>
          <table:table-cell office:value-type="float" office:value="-1.47216" calcext:value-type="float">
            <text:p>-1.47216</text:p>
          </table:table-cell>
          <table:table-cell office:value-type="float" office:value="-0.451932" calcext:value-type="float">
            <text:p>-0.451932</text:p>
          </table:table-cell>
          <table:table-cell office:value-type="float" office:value="-1.638023" calcext:value-type="float">
            <text:p>-1.638023</text:p>
          </table:table-cell>
          <table:table-cell office:value-type="float" office:value="-3.562114" calcext:value-type="float">
            <text:p>-3.562114</text:p>
          </table:table-cell>
          <table:table-cell office:value-type="float" office:value="-0.146994" calcext:value-type="float">
            <text:p>-0.146994</text:p>
          </table:table-cell>
          <table:table-cell office:value-type="float" office:value="0.099849" calcext:value-type="float">
            <text:p>0.099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9083" calcext:value-type="float">
            <text:p>-0.169083</text:p>
          </table:table-cell>
          <table:table-cell office:value-type="float" office:value="-3.886337" calcext:value-type="float">
            <text:p>-3.886337</text:p>
          </table:table-cell>
          <table:table-cell office:value-type="float" office:value="-0.614706" calcext:value-type="float">
            <text:p>-0.614706</text:p>
          </table:table-cell>
          <table:table-cell office:value-type="float" office:value="-1.584763" calcext:value-type="float">
            <text:p>-1.584763</text:p>
          </table:table-cell>
          <table:table-cell office:value-type="float" office:value="-0.435294" calcext:value-type="float">
            <text:p>-0.435294</text:p>
          </table:table-cell>
          <table:table-cell office:value-type="float" office:value="-0.112433" calcext:value-type="float">
            <text:p>-0.112433</text:p>
          </table:table-cell>
          <table:table-cell office:value-type="float" office:value="-2.132491" calcext:value-type="float">
            <text:p>-2.132491</text:p>
          </table:table-cell>
          <table:table-cell office:value-type="float" office:value="-0.158716" calcext:value-type="float">
            <text:p>-0.158716</text:p>
          </table:table-cell>
          <table:table-cell office:value-type="float" office:value="0.100151" calcext:value-type="float">
            <text:p>0.10015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919887" calcext:value-type="float">
            <text:p>-1.919887</text:p>
          </table:table-cell>
          <table:table-cell office:value-type="float" office:value="-0.070768" calcext:value-type="float">
            <text:p>-0.070768</text:p>
          </table:table-cell>
          <table:table-cell office:value-type="float" office:value="-0.1" calcext:value-type="float">
            <text:p>-0.1</text:p>
          </table:table-cell>
          <table:table-cell office:value-type="float" office:value="0.166041" calcext:value-type="float">
            <text:p>0.166041</text:p>
          </table:table-cell>
          <table:table-cell office:value-type="float" office:value="-0.249295" calcext:value-type="float">
            <text:p>-0.249295</text:p>
          </table:table-cell>
          <table:table-cell office:value-type="float" office:value="1.766333" calcext:value-type="float">
            <text:p>1.766333</text:p>
          </table:table-cell>
          <table:table-cell office:value-type="float" office:value="1.683079" calcext:value-type="float">
            <text:p>1.683079</text:p>
          </table:table-cell>
          <table:table-cell office:value-type="float" office:value="0.016458" calcext:value-type="float">
            <text:p>0.016458</text:p>
          </table:table-cell>
          <table:table-cell office:value-type="float" office:value="0.099121" calcext:value-type="float">
            <text:p>0.09912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979802" calcext:value-type="float">
            <text:p>-2.979802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1.225956" calcext:value-type="float">
            <text:p>1.225956</text:p>
          </table:table-cell>
          <table:table-cell office:value-type="float" office:value="-0.248639" calcext:value-type="float">
            <text:p>-0.248639</text:p>
          </table:table-cell>
          <table:table-cell office:value-type="float" office:value="1.052672" calcext:value-type="float">
            <text:p>1.052672</text:p>
          </table:table-cell>
          <table:table-cell office:value-type="float" office:value="2.029989" calcext:value-type="float">
            <text:p>2.029989</text:p>
          </table:table-cell>
          <table:table-cell office:value-type="float" office:value="0.123439" calcext:value-type="float">
            <text:p>0.123439</text:p>
          </table:table-cell>
          <table:table-cell office:value-type="float" office:value="0.100688" calcext:value-type="float">
            <text:p>0.10068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7816" calcext:value-type="float">
            <text:p>-1.017816</text:p>
          </table:table-cell>
          <table:table-cell office:value-type="float" office:value="-4.91511" calcext:value-type="float">
            <text:p>-4.91511</text:p>
          </table:table-cell>
          <table:table-cell office:value-type="float" office:value="-0.763946" calcext:value-type="float">
            <text:p>-0.763946</text:p>
          </table:table-cell>
          <table:table-cell office:value-type="float" office:value="-0.73603" calcext:value-type="float">
            <text:p>-0.73603</text:p>
          </table:table-cell>
          <table:table-cell office:value-type="float" office:value="-0.463172" calcext:value-type="float">
            <text:p>-0.463172</text:p>
          </table:table-cell>
          <table:table-cell office:value-type="float" office:value="-1.962062" calcext:value-type="float">
            <text:p>-1.962062</text:p>
          </table:table-cell>
          <table:table-cell office:value-type="float" office:value="-3.161264" calcext:value-type="float">
            <text:p>-3.161264</text:p>
          </table:table-cell>
          <table:table-cell office:value-type="float" office:value="-0.0736" calcext:value-type="float">
            <text:p>-0.0736</text:p>
          </table:table-cell>
          <table:table-cell office:value-type="float" office:value="0.099996" calcext:value-type="float">
            <text:p>0.09999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434" calcext:value-type="float">
            <text:p>-0.112434</text:p>
          </table:table-cell>
          <table:table-cell office:value-type="float" office:value="-4.884999" calcext:value-type="float">
            <text:p>-4.884999</text:p>
          </table:table-cell>
          <table:table-cell office:value-type="float" office:value="-0.759578" calcext:value-type="float">
            <text:p>-0.759578</text:p>
          </table:table-cell>
          <table:table-cell office:value-type="float" office:value="-1.641412" calcext:value-type="float">
            <text:p>-1.641412</text:p>
          </table:table-cell>
          <table:table-cell office:value-type="float" office:value="-0.587425" calcext:value-type="float">
            <text:p>-0.587425</text:p>
          </table:table-cell>
          <table:table-cell office:value-type="float" office:value="-0.902315" calcext:value-type="float">
            <text:p>-0.902315</text:p>
          </table:table-cell>
          <table:table-cell office:value-type="float" office:value="-3.131153" calcext:value-type="float">
            <text:p>-3.131153</text:p>
          </table:table-cell>
          <table:table-cell office:value-type="float" office:value="-0.164699" calcext:value-type="float">
            <text:p>-0.164699</text:p>
          </table:table-cell>
          <table:table-cell office:value-type="float" office:value="0.10034" calcext:value-type="float">
            <text:p>0.1003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76761" calcext:value-type="float">
            <text:p>-1.676761</text:p>
          </table:table-cell>
          <table:table-cell office:value-type="float" office:value="-0.683916" calcext:value-type="float">
            <text:p>-0.683916</text:p>
          </table:table-cell>
          <table:table-cell office:value-type="float" office:value="-0.150144" calcext:value-type="float">
            <text:p>-0.150144</text:p>
          </table:table-cell>
          <table:table-cell office:value-type="float" office:value="-0.077085" calcext:value-type="float">
            <text:p>-0.077085</text:p>
          </table:table-cell>
          <table:table-cell office:value-type="float" office:value="-0.431087" calcext:value-type="float">
            <text:p>-0.431087</text:p>
          </table:table-cell>
          <table:table-cell office:value-type="float" office:value="1.578103" calcext:value-type="float">
            <text:p>1.578103</text:p>
          </table:table-cell>
          <table:table-cell office:value-type="float" office:value="1.06993" calcext:value-type="float">
            <text:p>1.06993</text:p>
          </table:table-cell>
          <table:table-cell office:value-type="float" office:value="-0.007641" calcext:value-type="float">
            <text:p>-0.007641</text:p>
          </table:table-cell>
          <table:table-cell office:value-type="float" office:value="0.099127" calcext:value-type="float">
            <text:p>0.09912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3.474369" calcext:value-type="float">
            <text:p>-3.474369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1.720523" calcext:value-type="float">
            <text:p>1.720523</text:p>
          </table:table-cell>
          <table:table-cell office:value-type="float" office:value="-0.178074" calcext:value-type="float">
            <text:p>-0.178074</text:p>
          </table:table-cell>
          <table:table-cell office:value-type="float" office:value="1.787561" calcext:value-type="float">
            <text:p>1.787561</text:p>
          </table:table-cell>
          <table:table-cell office:value-type="float" office:value="3.33001" calcext:value-type="float">
            <text:p>3.33001</text:p>
          </table:table-cell>
          <table:table-cell office:value-type="float" office:value="0.173019" calcext:value-type="float">
            <text:p>0.173019</text:p>
          </table:table-cell>
          <table:table-cell office:value-type="float" office:value="0.100562" calcext:value-type="float">
            <text:p>0.10056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21748" calcext:value-type="float">
            <text:p>-1.521748</text:p>
          </table:table-cell>
          <table:table-cell office:value-type="float" office:value="-4.186144" calcext:value-type="float">
            <text:p>-4.186144</text:p>
          </table:table-cell>
          <table:table-cell office:value-type="float" office:value="-0.658198" calcext:value-type="float">
            <text:p>-0.658198</text:p>
          </table:table-cell>
          <table:table-cell office:value-type="float" office:value="-0.232098" calcext:value-type="float">
            <text:p>-0.232098</text:p>
          </table:table-cell>
          <table:table-cell office:value-type="float" office:value="-0.245563" calcext:value-type="float">
            <text:p>-0.245563</text:p>
          </table:table-cell>
          <table:table-cell office:value-type="float" office:value="-1.954636" calcext:value-type="float">
            <text:p>-1.954636</text:p>
          </table:table-cell>
          <table:table-cell office:value-type="float" office:value="-2.432298" calcext:value-type="float">
            <text:p>-2.432298</text:p>
          </table:table-cell>
          <table:table-cell office:value-type="float" office:value="-0.023186" calcext:value-type="float">
            <text:p>-0.023186</text:p>
          </table:table-cell>
          <table:table-cell office:value-type="float" office:value="0.099897" calcext:value-type="float">
            <text:p>0.09989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5003" calcext:value-type="float">
            <text:p>-0.225003</text:p>
          </table:table-cell>
          <table:table-cell office:value-type="float" office:value="-4.992227" calcext:value-type="float">
            <text:p>-4.992227</text:p>
          </table:table-cell>
          <table:table-cell office:value-type="float" office:value="-0.775133" calcext:value-type="float">
            <text:p>-0.775133</text:p>
          </table:table-cell>
          <table:table-cell office:value-type="float" office:value="-1.528843" calcext:value-type="float">
            <text:p>-1.528843</text:p>
          </table:table-cell>
          <table:table-cell office:value-type="float" office:value="-0.415073" calcext:value-type="float">
            <text:p>-0.415073</text:p>
          </table:table-cell>
          <table:table-cell office:value-type="float" office:value="-1.294465" calcext:value-type="float">
            <text:p>-1.294465</text:p>
          </table:table-cell>
          <table:table-cell office:value-type="float" office:value="-3.238381" calcext:value-type="float">
            <text:p>-3.238381</text:p>
          </table:table-cell>
          <table:table-cell office:value-type="float" office:value="-0.153154" calcext:value-type="float">
            <text:p>-0.153154</text:p>
          </table:table-cell>
          <table:table-cell office:value-type="float" office:value="0.100176" calcext:value-type="float">
            <text:p>0.10017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68465" calcext:value-type="float">
            <text:p>-1.068465</text:p>
          </table:table-cell>
          <table:table-cell office:value-type="float" office:value="-1.936587" calcext:value-type="float">
            <text:p>-1.936587</text:p>
          </table:table-cell>
          <table:table-cell office:value-type="float" office:value="-0.331864" calcext:value-type="float">
            <text:p>-0.331864</text:p>
          </table:table-cell>
          <table:table-cell office:value-type="float" office:value="-0.685382" calcext:value-type="float">
            <text:p>-0.685382</text:p>
          </table:table-cell>
          <table:table-cell office:value-type="float" office:value="-0.336935" calcext:value-type="float">
            <text:p>-0.336935</text:p>
          </table:table-cell>
          <table:table-cell office:value-type="float" office:value="0.839575" calcext:value-type="float">
            <text:p>0.839575</text:p>
          </table:table-cell>
          <table:table-cell office:value-type="float" office:value="-0.182741" calcext:value-type="float">
            <text:p>-0.182741</text:p>
          </table:table-cell>
          <table:table-cell office:value-type="float" office:value="-0.068855" calcext:value-type="float">
            <text:p>-0.068855</text:p>
          </table:table-cell>
          <table:table-cell office:value-type="float" office:value="0.100463" calcext:value-type="float">
            <text:p>0.10046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761059" calcext:value-type="float">
            <text:p>-2.761059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1.007212" calcext:value-type="float">
            <text:p>1.007212</text:p>
          </table:table-cell>
          <table:table-cell office:value-type="float" office:value="-0.077779" calcext:value-type="float">
            <text:p>-0.077779</text:p>
          </table:table-cell>
          <table:table-cell office:value-type="float" office:value="1.69733" calcext:value-type="float">
            <text:p>1.69733</text:p>
          </table:table-cell>
          <table:table-cell office:value-type="float" office:value="2.626764" calcext:value-type="float">
            <text:p>2.626764</text:p>
          </table:table-cell>
          <table:table-cell office:value-type="float" office:value="0.10044" calcext:value-type="float">
            <text:p>0.10044</text:p>
          </table:table-cell>
          <table:table-cell office:value-type="float" office:value="0.099721" calcext:value-type="float">
            <text:p>0.09972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923043" calcext:value-type="float">
            <text:p>-1.923043</text:p>
          </table:table-cell>
          <table:table-cell office:value-type="float" office:value="-2.502433" calcext:value-type="float">
            <text:p>-2.502433</text:p>
          </table:table-cell>
          <table:table-cell office:value-type="float" office:value="-0.413949" calcext:value-type="float">
            <text:p>-0.413949</text:p>
          </table:table-cell>
          <table:table-cell office:value-type="float" office:value="0.169197" calcext:value-type="float">
            <text:p>0.169197</text:p>
          </table:table-cell>
          <table:table-cell office:value-type="float" office:value="-0.077365" calcext:value-type="float">
            <text:p>-0.077365</text:p>
          </table:table-cell>
          <table:table-cell office:value-type="float" office:value="-0.840418" calcext:value-type="float">
            <text:p>-0.840418</text:p>
          </table:table-cell>
          <table:table-cell office:value-type="float" office:value="-0.748586" calcext:value-type="float">
            <text:p>-0.748586</text:p>
          </table:table-cell>
          <table:table-cell office:value-type="float" office:value="0.016871" calcext:value-type="float">
            <text:p>0.016871</text:p>
          </table:table-cell>
          <table:table-cell office:value-type="float" office:value="0.099714" calcext:value-type="float">
            <text:p>0.0997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5023" calcext:value-type="float">
            <text:p>-0.225023</text:p>
          </table:table-cell>
          <table:table-cell office:value-type="float" office:value="-5.335225" calcext:value-type="float">
            <text:p>-5.335225</text:p>
          </table:table-cell>
          <table:table-cell office:value-type="float" office:value="-0.824891" calcext:value-type="float">
            <text:p>-0.824891</text:p>
          </table:table-cell>
          <table:table-cell office:value-type="float" office:value="-1.528823" calcext:value-type="float">
            <text:p>-1.528823</text:p>
          </table:table-cell>
          <table:table-cell office:value-type="float" office:value="-0.353603" calcext:value-type="float">
            <text:p>-0.353603</text:p>
          </table:table-cell>
          <table:table-cell office:value-type="float" office:value="-1.698953" calcext:value-type="float">
            <text:p>-1.698953</text:p>
          </table:table-cell>
          <table:table-cell office:value-type="float" office:value="-3.581379" calcext:value-type="float">
            <text:p>-3.581379</text:p>
          </table:table-cell>
          <table:table-cell office:value-type="float" office:value="-0.152798" calcext:value-type="float">
            <text:p>-0.152798</text:p>
          </table:table-cell>
          <table:table-cell office:value-type="float" office:value="0.099945" calcext:value-type="float">
            <text:p>0.099945</text:p>
            <draw:frame table:end-cell-address="right_back_wheel_stats.AB32" table:end-x="29.37pt" table:end-y="12.22pt" draw:z-index="2" draw:style-name="gr1" draw:text-style-name="P1" svg:width="927.55pt" svg:height="88.81pt" svg:x="47.31pt" svg:y="0.26pt">
              <draw:object draw:notify-on-update-of-ranges="right_back_wheel_stats.A2:right_back_wheel_stats.A155 right_back_wheel_stats.H1:right_back_wheel_stats.H1 right_back_wheel_stats.H2:right_back_wheel_stats.H155 right_back_wheel_stats.I1:right_back_wheel_stats.I1 right_back_wheel_stats.I2:right_back_wheel_stats.I15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9156" calcext:value-type="float">
            <text:p>-0.169156</text:p>
          </table:table-cell>
          <table:table-cell office:value-type="float" office:value="-3.833181" calcext:value-type="float">
            <text:p>-3.833181</text:p>
          </table:table-cell>
          <table:table-cell office:value-type="float" office:value="-0.606995" calcext:value-type="float">
            <text:p>-0.606995</text:p>
          </table:table-cell>
          <table:table-cell office:value-type="float" office:value="-1.58469" calcext:value-type="float">
            <text:p>-1.58469</text:p>
          </table:table-cell>
          <table:table-cell office:value-type="float" office:value="-0.438942" calcext:value-type="float">
            <text:p>-0.438942</text:p>
          </table:table-cell>
          <table:table-cell office:value-type="float" office:value="-0.055702" calcext:value-type="float">
            <text:p>-0.055702</text:p>
          </table:table-cell>
          <table:table-cell office:value-type="float" office:value="-2.079335" calcext:value-type="float">
            <text:p>-2.079335</text:p>
          </table:table-cell>
          <table:table-cell office:value-type="float" office:value="-0.15894" calcext:value-type="float">
            <text:p>-0.15894</text:p>
          </table:table-cell>
          <table:table-cell office:value-type="float" office:value="0.100297" calcext:value-type="float">
            <text:p>0.10029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915238" calcext:value-type="float">
            <text:p>-1.915238</text:p>
          </table:table-cell>
          <table:table-cell office:value-type="float" office:value="-0.100886" calcext:value-type="float">
            <text:p>-0.100886</text:p>
          </table:table-cell>
          <table:table-cell office:value-type="float" office:value="-0.1" calcext:value-type="float">
            <text:p>-0.1</text:p>
          </table:table-cell>
          <table:table-cell office:value-type="float" office:value="0.161392" calcext:value-type="float">
            <text:p>0.161392</text:p>
          </table:table-cell>
          <table:table-cell office:value-type="float" office:value="-0.258137" calcext:value-type="float">
            <text:p>-0.258137</text:p>
          </table:table-cell>
          <table:table-cell office:value-type="float" office:value="1.749705" calcext:value-type="float">
            <text:p>1.749705</text:p>
          </table:table-cell>
          <table:table-cell office:value-type="float" office:value="1.65296" calcext:value-type="float">
            <text:p>1.65296</text:p>
          </table:table-cell>
          <table:table-cell office:value-type="float" office:value="0.016106" calcext:value-type="float">
            <text:p>0.016106</text:p>
          </table:table-cell>
          <table:table-cell office:value-type="float" office:value="0.099793" calcext:value-type="float">
            <text:p>0.09979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535763" calcext:value-type="float">
            <text:p>-2.535763</text:p>
          </table:table-cell>
          <table:table-cell office:value-type="float" office:value="-0.523297" calcext:value-type="float">
            <text:p>-0.523297</text:p>
          </table:table-cell>
          <table:table-cell office:value-type="float" office:value="-0.126844" calcext:value-type="float">
            <text:p>-0.126844</text:p>
          </table:table-cell>
          <table:table-cell office:value-type="float" office:value="0.781917" calcext:value-type="float">
            <text:p>0.781917</text:p>
          </table:table-cell>
          <table:table-cell office:value-type="float" office:value="-0.172364" calcext:value-type="float">
            <text:p>-0.172364</text:p>
          </table:table-cell>
          <table:table-cell office:value-type="float" office:value="0.620996" calcext:value-type="float">
            <text:p>0.620996</text:p>
          </table:table-cell>
          <table:table-cell office:value-type="float" office:value="1.230549" calcext:value-type="float">
            <text:p>1.230549</text:p>
          </table:table-cell>
          <table:table-cell office:value-type="float" office:value="0.078132" calcext:value-type="float">
            <text:p>0.078132</text:p>
          </table:table-cell>
          <table:table-cell office:value-type="float" office:value="0.099924" calcext:value-type="float">
            <text:p>0.09992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06379" calcext:value-type="float">
            <text:p>-0.506379</text:p>
          </table:table-cell>
          <table:table-cell office:value-type="float" office:value="-5.499895" calcext:value-type="float">
            <text:p>-5.499895</text:p>
          </table:table-cell>
          <table:table-cell office:value-type="float" office:value="-0.848779" calcext:value-type="float">
            <text:p>-0.848779</text:p>
          </table:table-cell>
          <table:table-cell office:value-type="float" office:value="-1.247468" calcext:value-type="float">
            <text:p>-1.247468</text:p>
          </table:table-cell>
          <table:table-cell office:value-type="float" office:value="-0.470191" calcext:value-type="float">
            <text:p>-0.470191</text:p>
          </table:table-cell>
          <table:table-cell office:value-type="float" office:value="-2.02839" calcext:value-type="float">
            <text:p>-2.02839</text:p>
          </table:table-cell>
          <table:table-cell office:value-type="float" office:value="-3.746048" calcext:value-type="float">
            <text:p>-3.746048</text:p>
          </table:table-cell>
          <table:table-cell office:value-type="float" office:value="-0.124808" calcext:value-type="float">
            <text:p>-0.124808</text:p>
          </table:table-cell>
          <table:table-cell office:value-type="float" office:value="0.100049" calcext:value-type="float">
            <text:p>0.10004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299" calcext:value-type="float">
            <text:p>-0.056299</text:p>
          </table:table-cell>
          <table:table-cell office:value-type="float" office:value="-4.520172" calcext:value-type="float">
            <text:p>-4.520172</text:p>
          </table:table-cell>
          <table:table-cell office:value-type="float" office:value="-0.706654" calcext:value-type="float">
            <text:p>-0.706654</text:p>
          </table:table-cell>
          <table:table-cell office:value-type="float" office:value="-1.697547" calcext:value-type="float">
            <text:p>-1.697547</text:p>
          </table:table-cell>
          <table:table-cell office:value-type="float" office:value="-0.615599" calcext:value-type="float">
            <text:p>-0.615599</text:p>
          </table:table-cell>
          <table:table-cell office:value-type="float" office:value="-0.45318" calcext:value-type="float">
            <text:p>-0.45318</text:p>
          </table:table-cell>
          <table:table-cell office:value-type="float" office:value="-2.766326" calcext:value-type="float">
            <text:p>-2.766326</text:p>
          </table:table-cell>
          <table:table-cell office:value-type="float" office:value="-0.168593" calcext:value-type="float">
            <text:p>-0.168593</text:p>
          </table:table-cell>
          <table:table-cell office:value-type="float" office:value="0.099316" calcext:value-type="float">
            <text:p>0.09931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972519" calcext:value-type="float">
            <text:p>-1.972519</text:p>
          </table:table-cell>
          <table:table-cell office:value-type="float" office:value="-0.054767" calcext:value-type="float">
            <text:p>-0.054767</text:p>
          </table:table-cell>
          <table:table-cell office:value-type="float" office:value="-0.1" calcext:value-type="float">
            <text:p>-0.1</text:p>
          </table:table-cell>
          <table:table-cell office:value-type="float" office:value="0.218672" calcext:value-type="float">
            <text:p>0.218672</text:p>
          </table:table-cell>
          <table:table-cell office:value-type="float" office:value="-0.440633" calcext:value-type="float">
            <text:p>-0.440633</text:p>
          </table:table-cell>
          <table:table-cell office:value-type="float" office:value="1.92104" calcext:value-type="float">
            <text:p>1.92104</text:p>
          </table:table-cell>
          <table:table-cell office:value-type="float" office:value="1.699079" calcext:value-type="float">
            <text:p>1.699079</text:p>
          </table:table-cell>
          <table:table-cell office:value-type="float" office:value="0.021812" calcext:value-type="float">
            <text:p>0.021812</text:p>
          </table:table-cell>
          <table:table-cell office:value-type="float" office:value="0.099749" calcext:value-type="float">
            <text:p>0.09974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3.280816" calcext:value-type="float">
            <text:p>-3.28081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1.52697" calcext:value-type="float">
            <text:p>1.52697</text:p>
          </table:table-cell>
          <table:table-cell office:value-type="float" office:value="-0.217765" calcext:value-type="float">
            <text:p>-0.217765</text:p>
          </table:table-cell>
          <table:table-cell office:value-type="float" office:value="1.297128" calcext:value-type="float">
            <text:p>1.297128</text:p>
          </table:table-cell>
          <table:table-cell office:value-type="float" office:value="2.606332" calcext:value-type="float">
            <text:p>2.606332</text:p>
          </table:table-cell>
          <table:table-cell office:value-type="float" office:value="0.154012" calcext:value-type="float">
            <text:p>0.154012</text:p>
          </table:table-cell>
          <table:table-cell office:value-type="float" office:value="0.100861" calcext:value-type="float">
            <text:p>0.10086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37912" calcext:value-type="float">
            <text:p>-1.237912</text:p>
          </table:table-cell>
          <table:table-cell office:value-type="float" office:value="-4.68193" calcext:value-type="float">
            <text:p>-4.68193</text:p>
          </table:table-cell>
          <table:table-cell office:value-type="float" office:value="-0.73012" calcext:value-type="float">
            <text:p>-0.73012</text:p>
          </table:table-cell>
          <table:table-cell office:value-type="float" office:value="-0.515934" calcext:value-type="float">
            <text:p>-0.515934</text:p>
          </table:table-cell>
          <table:table-cell office:value-type="float" office:value="-0.369813" calcext:value-type="float">
            <text:p>-0.369813</text:p>
          </table:table-cell>
          <table:table-cell office:value-type="float" office:value="-2.042336" calcext:value-type="float">
            <text:p>-2.042336</text:p>
          </table:table-cell>
          <table:table-cell office:value-type="float" office:value="-2.928084" calcext:value-type="float">
            <text:p>-2.928084</text:p>
          </table:table-cell>
          <table:table-cell office:value-type="float" office:value="-0.051608" calcext:value-type="float">
            <text:p>-0.051608</text:p>
          </table:table-cell>
          <table:table-cell office:value-type="float" office:value="0.100028" calcext:value-type="float">
            <text:p>0.10002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256" calcext:value-type="float">
            <text:p>-0.056256</text:p>
          </table:table-cell>
          <table:table-cell office:value-type="float" office:value="-5.188828" calcext:value-type="float">
            <text:p>-5.188828</text:p>
          </table:table-cell>
          <table:table-cell office:value-type="float" office:value="-0.803654" calcext:value-type="float">
            <text:p>-0.803654</text:p>
          </table:table-cell>
          <table:table-cell office:value-type="float" office:value="-1.69759" calcext:value-type="float">
            <text:p>-1.69759</text:p>
          </table:table-cell>
          <table:table-cell office:value-type="float" office:value="-0.556563" calcext:value-type="float">
            <text:p>-0.556563</text:p>
          </table:table-cell>
          <table:table-cell office:value-type="float" office:value="-1.180829" calcext:value-type="float">
            <text:p>-1.180829</text:p>
          </table:table-cell>
          <table:table-cell office:value-type="float" office:value="-3.434982" calcext:value-type="float">
            <text:p>-3.434982</text:p>
          </table:table-cell>
          <table:table-cell office:value-type="float" office:value="-0.169878" calcext:value-type="float">
            <text:p>-0.169878</text:p>
          </table:table-cell>
          <table:table-cell office:value-type="float" office:value="0.10007" calcext:value-type="float">
            <text:p>0.1000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23241" calcext:value-type="float">
            <text:p>-1.523241</text:p>
          </table:table-cell>
          <table:table-cell office:value-type="float" office:value="-0.935798" calcext:value-type="float">
            <text:p>-0.935798</text:p>
          </table:table-cell>
          <table:table-cell office:value-type="float" office:value="-0.186684" calcext:value-type="float">
            <text:p>-0.186684</text:p>
          </table:table-cell>
          <table:table-cell office:value-type="float" office:value="-0.230605" calcext:value-type="float">
            <text:p>-0.230605</text:p>
          </table:table-cell>
          <table:table-cell office:value-type="float" office:value="-0.426694" calcext:value-type="float">
            <text:p>-0.426694</text:p>
          </table:table-cell>
          <table:table-cell office:value-type="float" office:value="1.475347" calcext:value-type="float">
            <text:p>1.475347</text:p>
          </table:table-cell>
          <table:table-cell office:value-type="float" office:value="0.818048" calcext:value-type="float">
            <text:p>0.818048</text:p>
          </table:table-cell>
          <table:table-cell office:value-type="float" office:value="-0.02293" calcext:value-type="float">
            <text:p>-0.02293</text:p>
          </table:table-cell>
          <table:table-cell office:value-type="float" office:value="0.099433" calcext:value-type="float">
            <text:p>0.09943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3.43267" calcext:value-type="float">
            <text:p>-3.43267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1.678823" calcext:value-type="float">
            <text:p>1.678823</text:p>
          </table:table-cell>
          <table:table-cell office:value-type="float" office:value="-0.099217" calcext:value-type="float">
            <text:p>-0.099217</text:p>
          </table:table-cell>
          <table:table-cell office:value-type="float" office:value="1.902012" calcext:value-type="float">
            <text:p>1.902012</text:p>
          </table:table-cell>
          <table:table-cell office:value-type="float" office:value="3.481618" calcext:value-type="float">
            <text:p>3.481618</text:p>
          </table:table-cell>
          <table:table-cell office:value-type="float" office:value="0.168537" calcext:value-type="float">
            <text:p>0.168537</text:p>
          </table:table-cell>
          <table:table-cell office:value-type="float" office:value="0.10039" calcext:value-type="float">
            <text:p>0.1003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24369" calcext:value-type="float">
            <text:p>-1.524369</text:p>
          </table:table-cell>
          <table:table-cell office:value-type="float" office:value="-4.026076" calcext:value-type="float">
            <text:p>-4.026076</text:p>
          </table:table-cell>
          <table:table-cell office:value-type="float" office:value="-0.634978" calcext:value-type="float">
            <text:p>-0.634978</text:p>
          </table:table-cell>
          <table:table-cell office:value-type="float" office:value="-0.229478" calcext:value-type="float">
            <text:p>-0.229478</text:p>
          </table:table-cell>
          <table:table-cell office:value-type="float" office:value="-0.138318" calcext:value-type="float">
            <text:p>-0.138318</text:p>
          </table:table-cell>
          <table:table-cell office:value-type="float" office:value="-1.904434" calcext:value-type="float">
            <text:p>-1.904434</text:p>
          </table:table-cell>
          <table:table-cell office:value-type="float" office:value="-2.272229" calcext:value-type="float">
            <text:p>-2.272229</text:p>
          </table:table-cell>
          <table:table-cell office:value-type="float" office:value="-0.022994" calcext:value-type="float">
            <text:p>-0.022994</text:p>
          </table:table-cell>
          <table:table-cell office:value-type="float" office:value="0.100203" calcext:value-type="float">
            <text:p>0.10020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68" calcext:value-type="float">
            <text:p>-0.11268</text:p>
          </table:table-cell>
          <table:table-cell office:value-type="float" office:value="-5.187678" calcext:value-type="float">
            <text:p>-5.187678</text:p>
          </table:table-cell>
          <table:table-cell office:value-type="float" office:value="-0.803487" calcext:value-type="float">
            <text:p>-0.803487</text:p>
          </table:table-cell>
          <table:table-cell office:value-type="float" office:value="-1.641166" calcext:value-type="float">
            <text:p>-1.641166</text:p>
          </table:table-cell>
          <table:table-cell office:value-type="float" office:value="-0.380512" calcext:value-type="float">
            <text:p>-0.380512</text:p>
          </table:table-cell>
          <table:table-cell office:value-type="float" office:value="-1.412154" calcext:value-type="float">
            <text:p>-1.412154</text:p>
          </table:table-cell>
          <table:table-cell office:value-type="float" office:value="-3.433832" calcext:value-type="float">
            <text:p>-3.433832</text:p>
          </table:table-cell>
          <table:table-cell office:value-type="float" office:value="-0.164062" calcext:value-type="float">
            <text:p>-0.164062</text:p>
          </table:table-cell>
          <table:table-cell office:value-type="float" office:value="0.099967" calcext:value-type="float">
            <text:p>0.09996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0604" calcext:value-type="float">
            <text:p>-0.900604</text:p>
          </table:table-cell>
          <table:table-cell office:value-type="float" office:value="-2.164384" calcext:value-type="float">
            <text:p>-2.164384</text:p>
          </table:table-cell>
          <table:table-cell office:value-type="float" office:value="-0.36491" calcext:value-type="float">
            <text:p>-0.36491</text:p>
          </table:table-cell>
          <table:table-cell office:value-type="float" office:value="-0.853242" calcext:value-type="float">
            <text:p>-0.853242</text:p>
          </table:table-cell>
          <table:table-cell office:value-type="float" office:value="-0.34144" calcext:value-type="float">
            <text:p>-0.34144</text:p>
          </table:table-cell>
          <table:table-cell office:value-type="float" office:value="0.784144" calcext:value-type="float">
            <text:p>0.784144</text:p>
          </table:table-cell>
          <table:table-cell office:value-type="float" office:value="-0.410538" calcext:value-type="float">
            <text:p>-0.410538</text:p>
          </table:table-cell>
          <table:table-cell office:value-type="float" office:value="-0.085735" calcext:value-type="float">
            <text:p>-0.085735</text:p>
          </table:table-cell>
          <table:table-cell office:value-type="float" office:value="0.100482" calcext:value-type="float">
            <text:p>0.10048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314135" calcext:value-type="float">
            <text:p>-2.314135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560289" calcext:value-type="float">
            <text:p>0.560289</text:p>
          </table:table-cell>
          <table:table-cell office:value-type="float" office:value="-0.116924" calcext:value-type="float">
            <text:p>-0.116924</text:p>
          </table:table-cell>
          <table:table-cell office:value-type="float" office:value="1.416224" calcext:value-type="float">
            <text:p>1.416224</text:p>
          </table:table-cell>
          <table:table-cell office:value-type="float" office:value="1.859589" calcext:value-type="float">
            <text:p>1.859589</text:p>
          </table:table-cell>
          <table:table-cell office:value-type="float" office:value="0.055922" calcext:value-type="float">
            <text:p>0.055922</text:p>
          </table:table-cell>
          <table:table-cell office:value-type="float" office:value="0.09981" calcext:value-type="float">
            <text:p>0.0998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03102" calcext:value-type="float">
            <text:p>-1.803102</text:p>
          </table:table-cell>
          <table:table-cell office:value-type="float" office:value="-2.349683" calcext:value-type="float">
            <text:p>-2.349683</text:p>
          </table:table-cell>
          <table:table-cell office:value-type="float" office:value="-0.39179" calcext:value-type="float">
            <text:p>-0.39179</text:p>
          </table:table-cell>
          <table:table-cell office:value-type="float" office:value="0.049255" calcext:value-type="float">
            <text:p>0.049255</text:p>
          </table:table-cell>
          <table:table-cell office:value-type="float" office:value="-0.133813" calcext:value-type="float">
            <text:p>-0.133813</text:p>
          </table:table-cell>
          <table:table-cell office:value-type="float" office:value="-0.511279" calcext:value-type="float">
            <text:p>-0.511279</text:p>
          </table:table-cell>
          <table:table-cell office:value-type="float" office:value="-0.595837" calcext:value-type="float">
            <text:p>-0.595837</text:p>
          </table:table-cell>
          <table:table-cell office:value-type="float" office:value="0.004923" calcext:value-type="float">
            <text:p>0.004923</text:p>
          </table:table-cell>
          <table:table-cell office:value-type="float" office:value="0.099952" calcext:value-type="float">
            <text:p>0.09995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439" calcext:value-type="float">
            <text:p>-0.112439</text:p>
          </table:table-cell>
          <table:table-cell office:value-type="float" office:value="-5.540422" calcext:value-type="float">
            <text:p>-5.540422</text:p>
          </table:table-cell>
          <table:table-cell office:value-type="float" office:value="-0.854658" calcext:value-type="float">
            <text:p>-0.854658</text:p>
          </table:table-cell>
          <table:table-cell office:value-type="float" office:value="-1.641407" calcext:value-type="float">
            <text:p>-1.641407</text:p>
          </table:table-cell>
          <table:table-cell office:value-type="float" office:value="-0.451693" calcext:value-type="float">
            <text:p>-0.451693</text:p>
          </table:table-cell>
          <table:table-cell office:value-type="float" office:value="-1.693475" calcext:value-type="float">
            <text:p>-1.693475</text:p>
          </table:table-cell>
          <table:table-cell office:value-type="float" office:value="-3.786575" calcext:value-type="float">
            <text:p>-3.786575</text:p>
          </table:table-cell>
          <table:table-cell office:value-type="float" office:value="-0.163868" calcext:value-type="float">
            <text:p>-0.163868</text:p>
          </table:table-cell>
          <table:table-cell office:value-type="float" office:value="0.099834" calcext:value-type="float">
            <text:p>0.09983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5614" calcext:value-type="float">
            <text:p>-0.225614</text:p>
          </table:table-cell>
          <table:table-cell office:value-type="float" office:value="-3.720392" calcext:value-type="float">
            <text:p>-3.720392</text:p>
          </table:table-cell>
          <table:table-cell office:value-type="float" office:value="-0.590633" calcext:value-type="float">
            <text:p>-0.590633</text:p>
          </table:table-cell>
          <table:table-cell office:value-type="float" office:value="-1.528233" calcext:value-type="float">
            <text:p>-1.528233</text:p>
          </table:table-cell>
          <table:table-cell office:value-type="float" office:value="-0.552094" calcext:value-type="float">
            <text:p>-0.552094</text:p>
          </table:table-cell>
          <table:table-cell office:value-type="float" office:value="0.113781" calcext:value-type="float">
            <text:p>0.113781</text:p>
          </table:table-cell>
          <table:table-cell office:value-type="float" office:value="-1.966546" calcext:value-type="float">
            <text:p>-1.966546</text:p>
          </table:table-cell>
          <table:table-cell office:value-type="float" office:value="-0.152009" calcext:value-type="float">
            <text:p>-0.152009</text:p>
          </table:table-cell>
          <table:table-cell office:value-type="float" office:value="0.099467" calcext:value-type="float">
            <text:p>0.09946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027595" calcext:value-type="float">
            <text:p>-2.027595</text:p>
          </table:table-cell>
          <table:table-cell office:value-type="float" office:value="-0.042667" calcext:value-type="float">
            <text:p>-0.042667</text:p>
          </table:table-cell>
          <table:table-cell office:value-type="float" office:value="-0.1" calcext:value-type="float">
            <text:p>-0.1</text:p>
          </table:table-cell>
          <table:table-cell office:value-type="float" office:value="0.273749" calcext:value-type="float">
            <text:p>0.273749</text:p>
          </table:table-cell>
          <table:table-cell office:value-type="float" office:value="-0.354691" calcext:value-type="float">
            <text:p>-0.354691</text:p>
          </table:table-cell>
          <table:table-cell office:value-type="float" office:value="1.792122" calcext:value-type="float">
            <text:p>1.792122</text:p>
          </table:table-cell>
          <table:table-cell office:value-type="float" office:value="1.71118" calcext:value-type="float">
            <text:p>1.71118</text:p>
          </table:table-cell>
          <table:table-cell office:value-type="float" office:value="0.027525" calcext:value-type="float">
            <text:p>0.027525</text:p>
          </table:table-cell>
          <table:table-cell office:value-type="float" office:value="0.10055" calcext:value-type="float">
            <text:p>0.1005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697559" calcext:value-type="float">
            <text:p>-2.697559</text:p>
          </table:table-cell>
          <table:table-cell office:value-type="float" office:value="-0.37834" calcext:value-type="float">
            <text:p>-0.37834</text:p>
          </table:table-cell>
          <table:table-cell office:value-type="float" office:value="-0.105816" calcext:value-type="float">
            <text:p>-0.105816</text:p>
          </table:table-cell>
          <table:table-cell office:value-type="float" office:value="0.943713" calcext:value-type="float">
            <text:p>0.943713</text:p>
          </table:table-cell>
          <table:table-cell office:value-type="float" office:value="-0.237262" calcext:value-type="float">
            <text:p>-0.237262</text:p>
          </table:table-cell>
          <table:table-cell office:value-type="float" office:value="0.669055" calcext:value-type="float">
            <text:p>0.669055</text:p>
          </table:table-cell>
          <table:table-cell office:value-type="float" office:value="1.375506" calcext:value-type="float">
            <text:p>1.375506</text:p>
          </table:table-cell>
          <table:table-cell office:value-type="float" office:value="0.094499" calcext:value-type="float">
            <text:p>0.094499</text:p>
          </table:table-cell>
          <table:table-cell office:value-type="float" office:value="0.100136" calcext:value-type="float">
            <text:p>0.100136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92185" calcext:value-type="float">
            <text:p>-0.792185</text:p>
          </table:table-cell>
          <table:table-cell office:value-type="float" office:value="-5.122374" calcext:value-type="float">
            <text:p>-5.122374</text:p>
          </table:table-cell>
          <table:table-cell office:value-type="float" office:value="-0.794013" calcext:value-type="float">
            <text:p>-0.794013</text:p>
          </table:table-cell>
          <table:table-cell office:value-type="float" office:value="-0.961662" calcext:value-type="float">
            <text:p>-0.961662</text:p>
          </table:table-cell>
          <table:table-cell office:value-type="float" office:value="-0.50199" calcext:value-type="float">
            <text:p>-0.50199</text:p>
          </table:table-cell>
          <table:table-cell office:value-type="float" office:value="-1.904877" calcext:value-type="float">
            <text:p>-1.904877</text:p>
          </table:table-cell>
          <table:table-cell office:value-type="float" office:value="-3.368528" calcext:value-type="float">
            <text:p>-3.368528</text:p>
          </table:table-cell>
          <table:table-cell office:value-type="float" office:value="-0.096191" calcext:value-type="float">
            <text:p>-0.096191</text:p>
          </table:table-cell>
          <table:table-cell office:value-type="float" office:value="0.100026" calcext:value-type="float">
            <text:p>0.10002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302" calcext:value-type="float">
            <text:p>-0.056302</text:p>
          </table:table-cell>
          <table:table-cell office:value-type="float" office:value="-4.835673" calcext:value-type="float">
            <text:p>-4.835673</text:p>
          </table:table-cell>
          <table:table-cell office:value-type="float" office:value="-0.752423" calcext:value-type="float">
            <text:p>-0.752423</text:p>
          </table:table-cell>
          <table:table-cell office:value-type="float" office:value="-1.697544" calcext:value-type="float">
            <text:p>-1.697544</text:p>
          </table:table-cell>
          <table:table-cell office:value-type="float" office:value="-0.648855" calcext:value-type="float">
            <text:p>-0.648855</text:p>
          </table:table-cell>
          <table:table-cell office:value-type="float" office:value="-0.735428" calcext:value-type="float">
            <text:p>-0.735428</text:p>
          </table:table-cell>
          <table:table-cell office:value-type="float" office:value="-3.081827" calcext:value-type="float">
            <text:p>-3.081827</text:p>
          </table:table-cell>
          <table:table-cell office:value-type="float" office:value="-0.169859" calcext:value-type="float">
            <text:p>-0.169859</text:p>
          </table:table-cell>
          <table:table-cell office:value-type="float" office:value="0.100062" calcext:value-type="float">
            <text:p>0.10006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91848" calcext:value-type="float">
            <text:p>-1.91848</text:p>
          </table:table-cell>
          <table:table-cell office:value-type="float" office:value="-0.181287" calcext:value-type="float">
            <text:p>-0.181287</text:p>
          </table:table-cell>
          <table:table-cell office:value-type="float" office:value="-0.1" calcext:value-type="float">
            <text:p>-0.1</text:p>
          </table:table-cell>
          <table:table-cell office:value-type="float" office:value="0.164634" calcext:value-type="float">
            <text:p>0.164634</text:p>
          </table:table-cell>
          <table:table-cell office:value-type="float" office:value="-0.468454" calcext:value-type="float">
            <text:p>-0.468454</text:p>
          </table:table-cell>
          <table:table-cell office:value-type="float" office:value="1.876379" calcext:value-type="float">
            <text:p>1.876379</text:p>
          </table:table-cell>
          <table:table-cell office:value-type="float" office:value="1.57256" calcext:value-type="float">
            <text:p>1.57256</text:p>
          </table:table-cell>
          <table:table-cell office:value-type="float" office:value="0.016339" calcext:value-type="float">
            <text:p>0.016339</text:p>
          </table:table-cell>
          <table:table-cell office:value-type="float" office:value="0.099243" calcext:value-type="float">
            <text:p>0.09924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3.047951" calcext:value-type="float">
            <text:p>-3.047951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1.294105" calcext:value-type="float">
            <text:p>1.294105</text:p>
          </table:table-cell>
          <table:table-cell office:value-type="float" office:value="-0.252649" calcext:value-type="float">
            <text:p>-0.252649</text:p>
          </table:table-cell>
          <table:table-cell office:value-type="float" office:value="1.123752" calcext:value-type="float">
            <text:p>1.123752</text:p>
          </table:table-cell>
          <table:table-cell office:value-type="float" office:value="2.165207" calcext:value-type="float">
            <text:p>2.165207</text:p>
          </table:table-cell>
          <table:table-cell office:value-type="float" office:value="0.130069" calcext:value-type="float">
            <text:p>0.130069</text:p>
          </table:table-cell>
          <table:table-cell office:value-type="float" office:value="0.100509" calcext:value-type="float">
            <text:p>0.10050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8003" calcext:value-type="float">
            <text:p>-0.958003</text:p>
          </table:table-cell>
          <table:table-cell office:value-type="float" office:value="-5.027815" calcext:value-type="float">
            <text:p>-5.027815</text:p>
          </table:table-cell>
          <table:table-cell office:value-type="float" office:value="-0.780296" calcext:value-type="float">
            <text:p>-0.780296</text:p>
          </table:table-cell>
          <table:table-cell office:value-type="float" office:value="-0.795843" calcext:value-type="float">
            <text:p>-0.795843</text:p>
          </table:table-cell>
          <table:table-cell office:value-type="float" office:value="-0.388155" calcext:value-type="float">
            <text:p>-0.388155</text:p>
          </table:table-cell>
          <table:table-cell office:value-type="float" office:value="-2.08997" calcext:value-type="float">
            <text:p>-2.08997</text:p>
          </table:table-cell>
          <table:table-cell office:value-type="float" office:value="-3.273969" calcext:value-type="float">
            <text:p>-3.273969</text:p>
          </table:table-cell>
          <table:table-cell office:value-type="float" office:value="-0.079584" calcext:value-type="float">
            <text:p>-0.079584</text:p>
          </table:table-cell>
          <table:table-cell office:value-type="float" office:value="0.099999" calcext:value-type="float">
            <text:p>0.09999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263" calcext:value-type="float">
            <text:p>-0.056263</text:p>
          </table:table-cell>
          <table:table-cell office:value-type="float" office:value="-4.915289" calcext:value-type="float">
            <text:p>-4.915289</text:p>
          </table:table-cell>
          <table:table-cell office:value-type="float" office:value="-0.763972" calcext:value-type="float">
            <text:p>-0.763972</text:p>
          </table:table-cell>
          <table:table-cell office:value-type="float" office:value="-1.697584" calcext:value-type="float">
            <text:p>-1.697584</text:p>
          </table:table-cell>
          <table:table-cell office:value-type="float" office:value="-0.563003" calcext:value-type="float">
            <text:p>-0.563003</text:p>
          </table:table-cell>
          <table:table-cell office:value-type="float" office:value="-0.900856" calcext:value-type="float">
            <text:p>-0.900856</text:p>
          </table:table-cell>
          <table:table-cell office:value-type="float" office:value="-3.161443" calcext:value-type="float">
            <text:p>-3.161443</text:p>
          </table:table-cell>
          <table:table-cell office:value-type="float" office:value="-0.169925" calcext:value-type="float">
            <text:p>-0.169925</text:p>
          </table:table-cell>
          <table:table-cell office:value-type="float" office:value="0.100098" calcext:value-type="float">
            <text:p>0.10009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797689" calcext:value-type="float">
            <text:p>-1.797689</text:p>
          </table:table-cell>
          <table:table-cell office:value-type="float" office:value="-0.351308" calcext:value-type="float">
            <text:p>-0.351308</text:p>
          </table:table-cell>
          <table:table-cell office:value-type="float" office:value="-0.101894" calcext:value-type="float">
            <text:p>-0.101894</text:p>
          </table:table-cell>
          <table:table-cell office:value-type="float" office:value="0.043843" calcext:value-type="float">
            <text:p>0.043843</text:p>
          </table:table-cell>
          <table:table-cell office:value-type="float" office:value="-0.394781" calcext:value-type="float">
            <text:p>-0.394781</text:p>
          </table:table-cell>
          <table:table-cell office:value-type="float" office:value="1.753476" calcext:value-type="float">
            <text:p>1.753476</text:p>
          </table:table-cell>
          <table:table-cell office:value-type="float" office:value="1.402538" calcext:value-type="float">
            <text:p>1.402538</text:p>
          </table:table-cell>
          <table:table-cell office:value-type="float" office:value="0.004354" calcext:value-type="float">
            <text:p>0.004354</text:p>
          </table:table-cell>
          <table:table-cell office:value-type="float" office:value="0.099313" calcext:value-type="float">
            <text:p>0.09931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926154" calcext:value-type="float">
            <text:p>-2.926154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1.172308" calcext:value-type="float">
            <text:p>1.172308</text:p>
          </table:table-cell>
          <table:table-cell office:value-type="float" office:value="-0.124877" calcext:value-type="float">
            <text:p>-0.124877</text:p>
          </table:table-cell>
          <table:table-cell office:value-type="float" office:value="1.122102" calcext:value-type="float">
            <text:p>1.122102</text:p>
          </table:table-cell>
          <table:table-cell office:value-type="float" office:value="2.169534" calcext:value-type="float">
            <text:p>2.169534</text:p>
          </table:table-cell>
          <table:table-cell office:value-type="float" office:value="0.117896" calcext:value-type="float">
            <text:p>0.117896</text:p>
          </table:table-cell>
          <table:table-cell office:value-type="float" office:value="0.100567" calcext:value-type="float">
            <text:p>0.10056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4127" calcext:value-type="float">
            <text:p>-0.904127</text:p>
          </table:table-cell>
          <table:table-cell office:value-type="float" office:value="-4.852431" calcext:value-type="float">
            <text:p>-4.852431</text:p>
          </table:table-cell>
          <table:table-cell office:value-type="float" office:value="-0.754854" calcext:value-type="float">
            <text:p>-0.754854</text:p>
          </table:table-cell>
          <table:table-cell office:value-type="float" office:value="-0.84972" calcext:value-type="float">
            <text:p>-0.84972</text:p>
          </table:table-cell>
          <table:table-cell office:value-type="float" office:value="-0.237839" calcext:value-type="float">
            <text:p>-0.237839</text:p>
          </table:table-cell>
          <table:table-cell office:value-type="float" office:value="-2.011026" calcext:value-type="float">
            <text:p>-2.011026</text:p>
          </table:table-cell>
          <table:table-cell office:value-type="float" office:value="-3.098585" calcext:value-type="float">
            <text:p>-3.098585</text:p>
          </table:table-cell>
          <table:table-cell office:value-type="float" office:value="-0.085437" calcext:value-type="float">
            <text:p>-0.085437</text:p>
          </table:table-cell>
          <table:table-cell office:value-type="float" office:value="0.100547" calcext:value-type="float">
            <text:p>0.10054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362" calcext:value-type="float">
            <text:p>-0.056362</text:p>
          </table:table-cell>
          <table:table-cell office:value-type="float" office:value="-4.804848" calcext:value-type="float">
            <text:p>-4.804848</text:p>
          </table:table-cell>
          <table:table-cell office:value-type="float" office:value="-0.747951" calcext:value-type="float">
            <text:p>-0.747951</text:p>
          </table:table-cell>
          <table:table-cell office:value-type="float" office:value="-1.697485" calcext:value-type="float">
            <text:p>-1.697485</text:p>
          </table:table-cell>
          <table:table-cell office:value-type="float" office:value="-0.501175" calcext:value-type="float">
            <text:p>-0.501175</text:p>
          </table:table-cell>
          <table:table-cell office:value-type="float" office:value="-0.852342" calcext:value-type="float">
            <text:p>-0.852342</text:p>
          </table:table-cell>
          <table:table-cell office:value-type="float" office:value="-3.051002" calcext:value-type="float">
            <text:p>-3.051002</text:p>
          </table:table-cell>
          <table:table-cell office:value-type="float" office:value="-0.168837" calcext:value-type="float">
            <text:p>-0.168837</text:p>
          </table:table-cell>
          <table:table-cell office:value-type="float" office:value="0.099463" calcext:value-type="float">
            <text:p>0.09946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082151" calcext:value-type="float">
            <text:p>-2.082151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328305" calcext:value-type="float">
            <text:p>0.328305</text:p>
          </table:table-cell>
          <table:table-cell office:value-type="float" office:value="-0.372115" calcext:value-type="float">
            <text:p>-0.372115</text:p>
          </table:table-cell>
          <table:table-cell office:value-type="float" office:value="2.023442" calcext:value-type="float">
            <text:p>2.023442</text:p>
          </table:table-cell>
          <table:table-cell office:value-type="float" office:value="1.979631" calcext:value-type="float">
            <text:p>1.979631</text:p>
          </table:table-cell>
          <table:table-cell office:value-type="float" office:value="0.032869" calcext:value-type="float">
            <text:p>0.032869</text:p>
          </table:table-cell>
          <table:table-cell office:value-type="float" office:value="0.100116" calcext:value-type="float">
            <text:p>0.10011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3.218435" calcext:value-type="float">
            <text:p>-3.218435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1.464588" calcext:value-type="float">
            <text:p>1.464588</text:p>
          </table:table-cell>
          <table:table-cell office:value-type="float" office:value="-0.055972" calcext:value-type="float">
            <text:p>-0.055972</text:p>
          </table:table-cell>
          <table:table-cell office:value-type="float" office:value="1.137638" calcext:value-type="float">
            <text:p>1.137638</text:p>
          </table:table-cell>
          <table:table-cell office:value-type="float" office:value="2.546255" calcext:value-type="float">
            <text:p>2.546255</text:p>
          </table:table-cell>
          <table:table-cell office:value-type="float" office:value="0.146284" calcext:value-type="float">
            <text:p>0.146284</text:p>
          </table:table-cell>
          <table:table-cell office:value-type="float" office:value="0.099881" calcext:value-type="float">
            <text:p>0.09988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200636" calcext:value-type="float">
            <text:p>-2.200636</text:p>
          </table:table-cell>
          <table:table-cell office:value-type="float" office:value="-2.352454" calcext:value-type="float">
            <text:p>-2.352454</text:p>
          </table:table-cell>
          <table:table-cell office:value-type="float" office:value="-0.392192" calcext:value-type="float">
            <text:p>-0.392192</text:p>
          </table:table-cell>
          <table:table-cell office:value-type="float" office:value="0.44679" calcext:value-type="float">
            <text:p>0.44679</text:p>
          </table:table-cell>
          <table:table-cell office:value-type="float" office:value="-0.02763" calcext:value-type="float">
            <text:p>-0.02763</text:p>
          </table:table-cell>
          <table:table-cell office:value-type="float" office:value="-1.017768" calcext:value-type="float">
            <text:p>-1.017768</text:p>
          </table:table-cell>
          <table:table-cell office:value-type="float" office:value="-0.598608" calcext:value-type="float">
            <text:p>-0.598608</text:p>
          </table:table-cell>
          <table:table-cell office:value-type="float" office:value="0.04468" calcext:value-type="float">
            <text:p>0.04468</text:p>
          </table:table-cell>
          <table:table-cell office:value-type="float" office:value="0.100003" calcext:value-type="float">
            <text:p>0.100003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8636" calcext:value-type="float">
            <text:p>-0.168636</text:p>
          </table:table-cell>
          <table:table-cell office:value-type="float" office:value="-5.690469" calcext:value-type="float">
            <text:p>-5.690469</text:p>
          </table:table-cell>
          <table:table-cell office:value-type="float" office:value="-0.876425" calcext:value-type="float">
            <text:p>-0.876425</text:p>
          </table:table-cell>
          <table:table-cell office:value-type="float" office:value="-1.58521" calcext:value-type="float">
            <text:p>-1.58521</text:p>
          </table:table-cell>
          <table:table-cell office:value-type="float" office:value="-0.31595" calcext:value-type="float">
            <text:p>-0.31595</text:p>
          </table:table-cell>
          <table:table-cell office:value-type="float" office:value="-2.035462" calcext:value-type="float">
            <text:p>-2.035462</text:p>
          </table:table-cell>
          <table:table-cell office:value-type="float" office:value="-3.936623" calcext:value-type="float">
            <text:p>-3.936623</text:p>
          </table:table-cell>
          <table:table-cell office:value-type="float" office:value="-0.158251" calcext:value-type="float">
            <text:p>-0.158251</text:p>
          </table:table-cell>
          <table:table-cell office:value-type="float" office:value="0.09983" calcext:value-type="float">
            <text:p>0.0998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50771" calcext:value-type="float">
            <text:p>-0.450771</text:p>
          </table:table-cell>
          <table:table-cell office:value-type="float" office:value="-3.138784" calcext:value-type="float">
            <text:p>-3.138784</text:p>
          </table:table-cell>
          <table:table-cell office:value-type="float" office:value="-0.506262" calcext:value-type="float">
            <text:p>-0.506262</text:p>
          </table:table-cell>
          <table:table-cell office:value-type="float" office:value="-1.303075" calcext:value-type="float">
            <text:p>-1.303075</text:p>
          </table:table-cell>
          <table:table-cell office:value-type="float" office:value="-0.365833" calcext:value-type="float">
            <text:p>-0.365833</text:p>
          </table:table-cell>
          <table:table-cell office:value-type="float" office:value="0.28397" calcext:value-type="float">
            <text:p>0.28397</text:p>
          </table:table-cell>
          <table:table-cell office:value-type="float" office:value="-1.384938" calcext:value-type="float">
            <text:p>-1.384938</text:p>
          </table:table-cell>
          <table:table-cell office:value-type="float" office:value="-0.129466" calcext:value-type="float">
            <text:p>-0.129466</text:p>
          </table:table-cell>
          <table:table-cell office:value-type="float" office:value="0.099354" calcext:value-type="float">
            <text:p>0.09935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648836" calcext:value-type="float">
            <text:p>-2.64883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89499" calcext:value-type="float">
            <text:p>0.89499</text:p>
          </table:table-cell>
          <table:table-cell office:value-type="float" office:value="-0.106233" calcext:value-type="float">
            <text:p>-0.106233</text:p>
          </table:table-cell>
          <table:table-cell office:value-type="float" office:value="2.193762" calcext:value-type="float">
            <text:p>2.193762</text:p>
          </table:table-cell>
          <table:table-cell office:value-type="float" office:value="2.982519" calcext:value-type="float">
            <text:p>2.982519</text:p>
          </table:table-cell>
          <table:table-cell office:value-type="float" office:value="0.089675" calcext:value-type="float">
            <text:p>0.089675</text:p>
          </table:table-cell>
          <table:table-cell office:value-type="float" office:value="0.100196" calcext:value-type="float">
            <text:p>0.10019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59783" calcext:value-type="float">
            <text:p>-2.59783</text:p>
          </table:table-cell>
          <table:table-cell office:value-type="float" office:value="-0.986475" calcext:value-type="float">
            <text:p>-0.986475</text:p>
          </table:table-cell>
          <table:table-cell office:value-type="float" office:value="-0.194035" calcext:value-type="float">
            <text:p>-0.194035</text:p>
          </table:table-cell>
          <table:table-cell office:value-type="float" office:value="0.843983" calcext:value-type="float">
            <text:p>0.843983</text:p>
          </table:table-cell>
          <table:table-cell office:value-type="float" office:value="-0.025825" calcext:value-type="float">
            <text:p>-0.025825</text:p>
          </table:table-cell>
          <table:table-cell office:value-type="float" office:value="-0.050787" calcext:value-type="float">
            <text:p>-0.050787</text:p>
          </table:table-cell>
          <table:table-cell office:value-type="float" office:value="0.767371" calcext:value-type="float">
            <text:p>0.767371</text:p>
          </table:table-cell>
          <table:table-cell office:value-type="float" office:value="0.084762" calcext:value-type="float">
            <text:p>0.084762</text:p>
          </table:table-cell>
          <table:table-cell office:value-type="float" office:value="0.100431" calcext:value-type="float">
            <text:p>0.10043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924" calcext:value-type="float">
            <text:p>-0.95924</text:p>
          </table:table-cell>
          <table:table-cell office:value-type="float" office:value="-4.410459" calcext:value-type="float">
            <text:p>-4.410459</text:p>
          </table:table-cell>
          <table:table-cell office:value-type="float" office:value="-0.690739" calcext:value-type="float">
            <text:p>-0.690739</text:p>
          </table:table-cell>
          <table:table-cell office:value-type="float" office:value="-0.794606" calcext:value-type="float">
            <text:p>-0.794606</text:p>
          </table:table-cell>
          <table:table-cell office:value-type="float" office:value="-0.22317" calcext:value-type="float">
            <text:p>-0.22317</text:p>
          </table:table-cell>
          <table:table-cell office:value-type="float" office:value="-1.638837" calcext:value-type="float">
            <text:p>-1.638837</text:p>
          </table:table-cell>
          <table:table-cell office:value-type="float" office:value="-2.656613" calcext:value-type="float">
            <text:p>-2.656613</text:p>
          </table:table-cell>
          <table:table-cell office:value-type="float" office:value="-0.079449" calcext:value-type="float">
            <text:p>-0.079449</text:p>
          </table:table-cell>
          <table:table-cell office:value-type="float" office:value="0.099985" calcext:value-type="float">
            <text:p>0.09998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-4.660658" calcext:value-type="float">
            <text:p>-4.660658</text:p>
          </table:table-cell>
          <table:table-cell office:value-type="float" office:value="-0.727034" calcext:value-type="float">
            <text:p>-0.727034</text:p>
          </table:table-cell>
          <table:table-cell office:value-type="float" office:value="-1.697596" calcext:value-type="float">
            <text:p>-1.697596</text:p>
          </table:table-cell>
          <table:table-cell office:value-type="float" office:value="-0.307786" calcext:value-type="float">
            <text:p>-0.307786</text:p>
          </table:table-cell>
          <table:table-cell office:value-type="float" office:value="-0.90143" calcext:value-type="float">
            <text:p>-0.90143</text:p>
          </table:table-cell>
          <table:table-cell office:value-type="float" office:value="-2.906812" calcext:value-type="float">
            <text:p>-2.906812</text:p>
          </table:table-cell>
          <table:table-cell office:value-type="float" office:value="-0.170053" calcext:value-type="float">
            <text:p>-0.170053</text:p>
          </table:table-cell>
          <table:table-cell office:value-type="float" office:value="0.100173" calcext:value-type="float">
            <text:p>0.10017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91033" calcext:value-type="float">
            <text:p>-1.691033</text:p>
          </table:table-cell>
          <table:table-cell office:value-type="float" office:value="-0.315792" calcext:value-type="float">
            <text:p>-0.315792</text:p>
          </table:table-cell>
          <table:table-cell office:value-type="float" office:value="-0.1" calcext:value-type="float">
            <text:p>-0.1</text:p>
          </table:table-cell>
          <table:table-cell office:value-type="float" office:value="-0.062814" calcext:value-type="float">
            <text:p>-0.062814</text:p>
          </table:table-cell>
          <table:table-cell office:value-type="float" office:value="-0.145187" calcext:value-type="float">
            <text:p>-0.145187</text:p>
          </table:table-cell>
          <table:table-cell office:value-type="float" office:value="1.646055" calcext:value-type="float">
            <text:p>1.646055</text:p>
          </table:table-cell>
          <table:table-cell office:value-type="float" office:value="1.438054" calcext:value-type="float">
            <text:p>1.438054</text:p>
          </table:table-cell>
          <table:table-cell office:value-type="float" office:value="-0.006238" calcext:value-type="float">
            <text:p>-0.006238</text:p>
          </table:table-cell>
          <table:table-cell office:value-type="float" office:value="0.099315" calcext:value-type="float">
            <text:p>0.09931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3.041059" calcext:value-type="float">
            <text:p>-3.041059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1.287213" calcext:value-type="float">
            <text:p>1.287213</text:p>
          </table:table-cell>
          <table:table-cell office:value-type="float" office:value="-0.048129" calcext:value-type="float">
            <text:p>-0.048129</text:p>
          </table:table-cell>
          <table:table-cell office:value-type="float" office:value="1.337496" calcext:value-type="float">
            <text:p>1.337496</text:p>
          </table:table-cell>
          <table:table-cell office:value-type="float" office:value="2.57658" calcext:value-type="float">
            <text:p>2.57658</text:p>
          </table:table-cell>
          <table:table-cell office:value-type="float" office:value="0.129927" calcext:value-type="float">
            <text:p>0.129927</text:p>
          </table:table-cell>
          <table:table-cell office:value-type="float" office:value="0.100937" calcext:value-type="float">
            <text:p>0.100937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68467" calcext:value-type="float">
            <text:p>-1.068467</text:p>
          </table:table-cell>
          <table:table-cell office:value-type="float" office:value="-4.677917" calcext:value-type="float">
            <text:p>-4.677917</text:p>
          </table:table-cell>
          <table:table-cell office:value-type="float" office:value="-0.729538" calcext:value-type="float">
            <text:p>-0.729538</text:p>
          </table:table-cell>
          <table:table-cell office:value-type="float" office:value="-0.685379" calcext:value-type="float">
            <text:p>-0.685379</text:p>
          </table:table-cell>
          <table:table-cell office:value-type="float" office:value="-0.262838" calcext:value-type="float">
            <text:p>-0.262838</text:p>
          </table:table-cell>
          <table:table-cell office:value-type="float" office:value="-1.975854" calcext:value-type="float">
            <text:p>-1.975854</text:p>
          </table:table-cell>
          <table:table-cell office:value-type="float" office:value="-2.924071" calcext:value-type="float">
            <text:p>-2.924071</text:p>
          </table:table-cell>
          <table:table-cell office:value-type="float" office:value="-0.068425" calcext:value-type="float">
            <text:p>-0.068425</text:p>
          </table:table-cell>
          <table:table-cell office:value-type="float" office:value="0.099835" calcext:value-type="float">
            <text:p>0.09983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3054" calcext:value-type="float">
            <text:p>-0.113054</text:p>
          </table:table-cell>
          <table:table-cell office:value-type="float" office:value="-4.822217" calcext:value-type="float">
            <text:p>-4.822217</text:p>
          </table:table-cell>
          <table:table-cell office:value-type="float" office:value="-0.750471" calcext:value-type="float">
            <text:p>-0.750471</text:p>
          </table:table-cell>
          <table:table-cell office:value-type="float" office:value="-1.640792" calcext:value-type="float">
            <text:p>-1.640792</text:p>
          </table:table-cell>
          <table:table-cell office:value-type="float" office:value="-0.47148" calcext:value-type="float">
            <text:p>-0.47148</text:p>
          </table:table-cell>
          <table:table-cell office:value-type="float" office:value="-0.9561" calcext:value-type="float">
            <text:p>-0.9561</text:p>
          </table:table-cell>
          <table:table-cell office:value-type="float" office:value="-3.068371" calcext:value-type="float">
            <text:p>-3.068371</text:p>
          </table:table-cell>
          <table:table-cell office:value-type="float" office:value="-0.163961" calcext:value-type="float">
            <text:p>-0.163961</text:p>
          </table:table-cell>
          <table:table-cell office:value-type="float" office:value="0.099928" calcext:value-type="float">
            <text:p>0.09992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32706" calcext:value-type="float">
            <text:p>-1.632706</text:p>
          </table:table-cell>
          <table:table-cell office:value-type="float" office:value="-0.677806" calcext:value-type="float">
            <text:p>-0.677806</text:p>
          </table:table-cell>
          <table:table-cell office:value-type="float" office:value="-0.149258" calcext:value-type="float">
            <text:p>-0.149258</text:p>
          </table:table-cell>
          <table:table-cell office:value-type="float" office:value="-0.12114" calcext:value-type="float">
            <text:p>-0.12114</text:p>
          </table:table-cell>
          <table:table-cell office:value-type="float" office:value="-0.325319" calcext:value-type="float">
            <text:p>-0.325319</text:p>
          </table:table-cell>
          <table:table-cell office:value-type="float" office:value="1.522499" calcext:value-type="float">
            <text:p>1.522499</text:p>
          </table:table-cell>
          <table:table-cell office:value-type="float" office:value="1.07604" calcext:value-type="float">
            <text:p>1.07604</text:p>
          </table:table-cell>
          <table:table-cell office:value-type="float" office:value="-0.012091" calcext:value-type="float">
            <text:p>-0.012091</text:p>
          </table:table-cell>
          <table:table-cell office:value-type="float" office:value="0.099813" calcext:value-type="float">
            <text:p>0.09981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809256" calcext:value-type="float">
            <text:p>-2.80925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1.05541" calcext:value-type="float">
            <text:p>1.05541</text:p>
          </table:table-cell>
          <table:table-cell office:value-type="float" office:value="-0.090159" calcext:value-type="float">
            <text:p>-0.090159</text:p>
          </table:table-cell>
          <table:table-cell office:value-type="float" office:value="1.174834" calcext:value-type="float">
            <text:p>1.174834</text:p>
          </table:table-cell>
          <table:table-cell office:value-type="float" office:value="2.140085" calcext:value-type="float">
            <text:p>2.140085</text:p>
          </table:table-cell>
          <table:table-cell office:value-type="float" office:value="0.105695" calcext:value-type="float">
            <text:p>0.105695</text:p>
          </table:table-cell>
          <table:table-cell office:value-type="float" office:value="0.100146" calcext:value-type="float">
            <text:p>0.10014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8577" calcext:value-type="float">
            <text:p>-1.298577</text:p>
          </table:table-cell>
          <table:table-cell office:value-type="float" office:value="-3.94517" calcext:value-type="float">
            <text:p>-3.94517</text:p>
          </table:table-cell>
          <table:table-cell office:value-type="float" office:value="-0.623241" calcext:value-type="float">
            <text:p>-0.623241</text:p>
          </table:table-cell>
          <table:table-cell office:value-type="float" office:value="-0.45527" calcext:value-type="float">
            <text:p>-0.45527</text:p>
          </table:table-cell>
          <table:table-cell office:value-type="float" office:value="-0.22536" calcext:value-type="float">
            <text:p>-0.22536</text:p>
          </table:table-cell>
          <table:table-cell office:value-type="float" office:value="-1.510695" calcext:value-type="float">
            <text:p>-1.510695</text:p>
          </table:table-cell>
          <table:table-cell office:value-type="float" office:value="-2.191324" calcext:value-type="float">
            <text:p>-2.191324</text:p>
          </table:table-cell>
          <table:table-cell office:value-type="float" office:value="-0.045526" calcext:value-type="float">
            <text:p>-0.045526</text:p>
          </table:table-cell>
          <table:table-cell office:value-type="float" office:value="0.099999" calcext:value-type="float">
            <text:p>0.099999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442" calcext:value-type="float">
            <text:p>-0.056442</text:p>
          </table:table-cell>
          <table:table-cell office:value-type="float" office:value="-5.173718" calcext:value-type="float">
            <text:p>-5.173718</text:p>
          </table:table-cell>
          <table:table-cell office:value-type="float" office:value="-0.801462" calcext:value-type="float">
            <text:p>-0.801462</text:p>
          </table:table-cell>
          <table:table-cell office:value-type="float" office:value="-1.697404" calcext:value-type="float">
            <text:p>-1.697404</text:p>
          </table:table-cell>
          <table:table-cell office:value-type="float" office:value="-0.479787" calcext:value-type="float">
            <text:p>-0.479787</text:p>
          </table:table-cell>
          <table:table-cell office:value-type="float" office:value="-1.242681" calcext:value-type="float">
            <text:p>-1.242681</text:p>
          </table:table-cell>
          <table:table-cell office:value-type="float" office:value="-3.419872" calcext:value-type="float">
            <text:p>-3.419872</text:p>
          </table:table-cell>
          <table:table-cell office:value-type="float" office:value="-0.169666" calcext:value-type="float">
            <text:p>-0.169666</text:p>
          </table:table-cell>
          <table:table-cell office:value-type="float" office:value="0.099956" calcext:value-type="float">
            <text:p>0.09995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81" calcext:value-type="float">
            <text:p>-1.1281</text:p>
          </table:table-cell>
          <table:table-cell office:value-type="float" office:value="-1.771006" calcext:value-type="float">
            <text:p>-1.771006</text:p>
          </table:table-cell>
          <table:table-cell office:value-type="float" office:value="-0.307844" calcext:value-type="float">
            <text:p>-0.307844</text:p>
          </table:table-cell>
          <table:table-cell office:value-type="float" office:value="-0.625746" calcext:value-type="float">
            <text:p>-0.625746</text:p>
          </table:table-cell>
          <table:table-cell office:value-type="float" office:value="-0.462922" calcext:value-type="float">
            <text:p>-0.462922</text:p>
          </table:table-cell>
          <table:table-cell office:value-type="float" office:value="1.071508" calcext:value-type="float">
            <text:p>1.071508</text:p>
          </table:table-cell>
          <table:table-cell office:value-type="float" office:value="-0.01716" calcext:value-type="float">
            <text:p>-0.01716</text:p>
          </table:table-cell>
          <table:table-cell office:value-type="float" office:value="-0.062583" calcext:value-type="float">
            <text:p>-0.062583</text:p>
          </table:table-cell>
          <table:table-cell office:value-type="float" office:value="0.100014" calcext:value-type="float">
            <text:p>0.10001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931151" calcext:value-type="float">
            <text:p>-2.931151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1.177305" calcext:value-type="float">
            <text:p>1.177305</text:p>
          </table:table-cell>
          <table:table-cell office:value-type="float" office:value="-0.175057" calcext:value-type="float">
            <text:p>-0.175057</text:p>
          </table:table-cell>
          <table:table-cell office:value-type="float" office:value="1.801807" calcext:value-type="float">
            <text:p>1.801807</text:p>
          </table:table-cell>
          <table:table-cell office:value-type="float" office:value="2.804055" calcext:value-type="float">
            <text:p>2.804055</text:p>
          </table:table-cell>
          <table:table-cell office:value-type="float" office:value="0.117812" calcext:value-type="float">
            <text:p>0.117812</text:p>
          </table:table-cell>
          <table:table-cell office:value-type="float" office:value="0.100069" calcext:value-type="float">
            <text:p>0.10006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797907" calcext:value-type="float">
            <text:p>-1.797907</text:p>
          </table:table-cell>
          <table:table-cell office:value-type="float" office:value="-3.006569" calcext:value-type="float">
            <text:p>-3.006569</text:p>
          </table:table-cell>
          <table:table-cell office:value-type="float" office:value="-0.487082" calcext:value-type="float">
            <text:p>-0.487082</text:p>
          </table:table-cell>
          <table:table-cell office:value-type="float" office:value="0.04406" calcext:value-type="float">
            <text:p>0.04406</text:p>
          </table:table-cell>
          <table:table-cell office:value-type="float" office:value="-0.164409" calcext:value-type="float">
            <text:p>-0.164409</text:p>
          </table:table-cell>
          <table:table-cell office:value-type="float" office:value="-1.132374" calcext:value-type="float">
            <text:p>-1.132374</text:p>
          </table:table-cell>
          <table:table-cell office:value-type="float" office:value="-1.252722" calcext:value-type="float">
            <text:p>-1.252722</text:p>
          </table:table-cell>
          <table:table-cell office:value-type="float" office:value="0.004409" calcext:value-type="float">
            <text:p>0.004409</text:p>
          </table:table-cell>
          <table:table-cell office:value-type="float" office:value="0.100077" calcext:value-type="float">
            <text:p>0.100077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5451" calcext:value-type="float">
            <text:p>-0.225451</text:p>
          </table:table-cell>
          <table:table-cell office:value-type="float" office:value="-5.304191" calcext:value-type="float">
            <text:p>-5.304191</text:p>
          </table:table-cell>
          <table:table-cell office:value-type="float" office:value="-0.820389" calcext:value-type="float">
            <text:p>-0.820389</text:p>
          </table:table-cell>
          <table:table-cell office:value-type="float" office:value="-1.528396" calcext:value-type="float">
            <text:p>-1.528396</text:p>
          </table:table-cell>
          <table:table-cell office:value-type="float" office:value="-0.446927" calcext:value-type="float">
            <text:p>-0.446927</text:p>
          </table:table-cell>
          <table:table-cell office:value-type="float" office:value="-1.575022" calcext:value-type="float">
            <text:p>-1.575022</text:p>
          </table:table-cell>
          <table:table-cell office:value-type="float" office:value="-3.550345" calcext:value-type="float">
            <text:p>-3.550345</text:p>
          </table:table-cell>
          <table:table-cell office:value-type="float" office:value="-0.152591" calcext:value-type="float">
            <text:p>-0.152591</text:p>
          </table:table-cell>
          <table:table-cell office:value-type="float" office:value="0.099837" calcext:value-type="float">
            <text:p>0.099837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90344" calcext:value-type="float">
            <text:p>-0.790344</text:p>
          </table:table-cell>
          <table:table-cell office:value-type="float" office:value="-2.62785" calcext:value-type="float">
            <text:p>-2.62785</text:p>
          </table:table-cell>
          <table:table-cell office:value-type="float" office:value="-0.432143" calcext:value-type="float">
            <text:p>-0.432143</text:p>
          </table:table-cell>
          <table:table-cell office:value-type="float" office:value="-0.963503" calcext:value-type="float">
            <text:p>-0.963503</text:p>
          </table:table-cell>
          <table:table-cell office:value-type="float" office:value="-0.474932" calcext:value-type="float">
            <text:p>-0.474932</text:p>
          </table:table-cell>
          <table:table-cell office:value-type="float" office:value="0.564431" calcext:value-type="float">
            <text:p>0.564431</text:p>
          </table:table-cell>
          <table:table-cell office:value-type="float" office:value="-0.874004" calcext:value-type="float">
            <text:p>-0.874004</text:p>
          </table:table-cell>
          <table:table-cell office:value-type="float" office:value="-0.096429" calcext:value-type="float">
            <text:p>-0.096429</text:p>
          </table:table-cell>
          <table:table-cell office:value-type="float" office:value="0.100082" calcext:value-type="float">
            <text:p>0.10008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707983" calcext:value-type="float">
            <text:p>-2.707983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954137" calcext:value-type="float">
            <text:p>0.954137</text:p>
          </table:table-cell>
          <table:table-cell office:value-type="float" office:value="-0.215602" calcext:value-type="float">
            <text:p>-0.215602</text:p>
          </table:table-cell>
          <table:table-cell office:value-type="float" office:value="1.918561" calcext:value-type="float">
            <text:p>1.918561</text:p>
          </table:table-cell>
          <table:table-cell office:value-type="float" office:value="2.657096" calcext:value-type="float">
            <text:p>2.657096</text:p>
          </table:table-cell>
          <table:table-cell office:value-type="float" office:value="0.095368" calcext:value-type="float">
            <text:p>0.095368</text:p>
          </table:table-cell>
          <table:table-cell office:value-type="float" office:value="0.099952" calcext:value-type="float">
            <text:p>0.09995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084439" calcext:value-type="float">
            <text:p>-2.084439</text:p>
          </table:table-cell>
          <table:table-cell office:value-type="float" office:value="-2.216561" calcext:value-type="float">
            <text:p>-2.216561</text:p>
          </table:table-cell>
          <table:table-cell office:value-type="float" office:value="-0.372479" calcext:value-type="float">
            <text:p>-0.372479</text:p>
          </table:table-cell>
          <table:table-cell office:value-type="float" office:value="0.330592" calcext:value-type="float">
            <text:p>0.330592</text:p>
          </table:table-cell>
          <table:table-cell office:value-type="float" office:value="-0.170417" calcext:value-type="float">
            <text:p>-0.170417</text:p>
          </table:table-cell>
          <table:table-cell office:value-type="float" office:value="-0.622891" calcext:value-type="float">
            <text:p>-0.622891</text:p>
          </table:table-cell>
          <table:table-cell office:value-type="float" office:value="-0.462715" calcext:value-type="float">
            <text:p>-0.462715</text:p>
          </table:table-cell>
          <table:table-cell office:value-type="float" office:value="0.033094" calcext:value-type="float">
            <text:p>0.033094</text:p>
          </table:table-cell>
          <table:table-cell office:value-type="float" office:value="0.100105" calcext:value-type="float">
            <text:p>0.10010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37646" calcext:value-type="float">
            <text:p>-0.337646</text:p>
          </table:table-cell>
          <table:table-cell office:value-type="float" office:value="-5.336258" calcext:value-type="float">
            <text:p>-5.336258</text:p>
          </table:table-cell>
          <table:table-cell office:value-type="float" office:value="-0.825041" calcext:value-type="float">
            <text:p>-0.825041</text:p>
          </table:table-cell>
          <table:table-cell office:value-type="float" office:value="-1.4162" calcext:value-type="float">
            <text:p>-1.4162</text:p>
          </table:table-cell>
          <table:table-cell office:value-type="float" office:value="-0.417583" calcext:value-type="float">
            <text:p>-0.417583</text:p>
          </table:table-cell>
          <table:table-cell office:value-type="float" office:value="-1.748629" calcext:value-type="float">
            <text:p>-1.748629</text:p>
          </table:table-cell>
          <table:table-cell office:value-type="float" office:value="-3.582412" calcext:value-type="float">
            <text:p>-3.582412</text:p>
          </table:table-cell>
          <table:table-cell office:value-type="float" office:value="-0.141471" calcext:value-type="float">
            <text:p>-0.141471</text:p>
          </table:table-cell>
          <table:table-cell office:value-type="float" office:value="0.099895" calcext:value-type="float">
            <text:p>0.09989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8844" calcext:value-type="float">
            <text:p>-0.168844</text:p>
          </table:table-cell>
          <table:table-cell office:value-type="float" office:value="-4.038292" calcext:value-type="float">
            <text:p>-4.038292</text:p>
          </table:table-cell>
          <table:table-cell office:value-type="float" office:value="-0.63675" calcext:value-type="float">
            <text:p>-0.63675</text:p>
          </table:table-cell>
          <table:table-cell office:value-type="float" office:value="-1.585003" calcext:value-type="float">
            <text:p>-1.585003</text:p>
          </table:table-cell>
          <table:table-cell office:value-type="float" office:value="-0.529411" calcext:value-type="float">
            <text:p>-0.529411</text:p>
          </table:table-cell>
          <table:table-cell office:value-type="float" office:value="-0.170032" calcext:value-type="float">
            <text:p>-0.170032</text:p>
          </table:table-cell>
          <table:table-cell office:value-type="float" office:value="-2.284446" calcext:value-type="float">
            <text:p>-2.284446</text:p>
          </table:table-cell>
          <table:table-cell office:value-type="float" office:value="-0.157354" calcext:value-type="float">
            <text:p>-0.157354</text:p>
          </table:table-cell>
          <table:table-cell office:value-type="float" office:value="0.099277" calcext:value-type="float">
            <text:p>0.099277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79907" calcext:value-type="float">
            <text:p>-1.79907</text:p>
          </table:table-cell>
          <table:table-cell office:value-type="float" office:value="-0.436879" calcext:value-type="float">
            <text:p>-0.436879</text:p>
          </table:table-cell>
          <table:table-cell office:value-type="float" office:value="-0.114308" calcext:value-type="float">
            <text:p>-0.114308</text:p>
          </table:table-cell>
          <table:table-cell office:value-type="float" office:value="0.045224" calcext:value-type="float">
            <text:p>0.045224</text:p>
          </table:table-cell>
          <table:table-cell office:value-type="float" office:value="-0.355214" calcext:value-type="float">
            <text:p>-0.355214</text:p>
          </table:table-cell>
          <table:table-cell office:value-type="float" office:value="1.626958" calcext:value-type="float">
            <text:p>1.626958</text:p>
          </table:table-cell>
          <table:table-cell office:value-type="float" office:value="1.316968" calcext:value-type="float">
            <text:p>1.316968</text:p>
          </table:table-cell>
          <table:table-cell office:value-type="float" office:value="0.004531" calcext:value-type="float">
            <text:p>0.004531</text:p>
          </table:table-cell>
          <table:table-cell office:value-type="float" office:value="0.100201" calcext:value-type="float">
            <text:p>0.10020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487026" calcext:value-type="float">
            <text:p>-2.487026</text:p>
          </table:table-cell>
          <table:table-cell office:value-type="float" office:value="-0.554124" calcext:value-type="float">
            <text:p>-0.554124</text:p>
          </table:table-cell>
          <table:table-cell office:value-type="float" office:value="-0.131316" calcext:value-type="float">
            <text:p>-0.131316</text:p>
          </table:table-cell>
          <table:table-cell office:value-type="float" office:value="0.73318" calcext:value-type="float">
            <text:p>0.73318</text:p>
          </table:table-cell>
          <table:table-cell office:value-type="float" office:value="-0.219061" calcext:value-type="float">
            <text:p>-0.219061</text:p>
          </table:table-cell>
          <table:table-cell office:value-type="float" office:value="0.685604" calcext:value-type="float">
            <text:p>0.685604</text:p>
          </table:table-cell>
          <table:table-cell office:value-type="float" office:value="1.199723" calcext:value-type="float">
            <text:p>1.199723</text:p>
          </table:table-cell>
          <table:table-cell office:value-type="float" office:value="0.073569" calcext:value-type="float">
            <text:p>0.073569</text:p>
          </table:table-cell>
          <table:table-cell office:value-type="float" office:value="0.100343" calcext:value-type="float">
            <text:p>0.10034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63999" calcext:value-type="float">
            <text:p>-0.563999</text:p>
          </table:table-cell>
          <table:table-cell office:value-type="float" office:value="-5.320127" calcext:value-type="float">
            <text:p>-5.320127</text:p>
          </table:table-cell>
          <table:table-cell office:value-type="float" office:value="-0.822701" calcext:value-type="float">
            <text:p>-0.822701</text:p>
          </table:table-cell>
          <table:table-cell office:value-type="float" office:value="-1.189847" calcext:value-type="float">
            <text:p>-1.189847</text:p>
          </table:table-cell>
          <table:table-cell office:value-type="float" office:value="-0.45602" calcext:value-type="float">
            <text:p>-0.45602</text:p>
          </table:table-cell>
          <table:table-cell office:value-type="float" office:value="-1.920414" calcext:value-type="float">
            <text:p>-1.920414</text:p>
          </table:table-cell>
          <table:table-cell office:value-type="float" office:value="-3.566281" calcext:value-type="float">
            <text:p>-3.566281</text:p>
          </table:table-cell>
          <table:table-cell office:value-type="float" office:value="-0.119147" calcext:value-type="float">
            <text:p>-0.119147</text:p>
          </table:table-cell>
          <table:table-cell office:value-type="float" office:value="0.100136" calcext:value-type="float">
            <text:p>0.10013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44" calcext:value-type="float">
            <text:p>-0.05644</text:p>
          </table:table-cell>
          <table:table-cell office:value-type="float" office:value="-4.58865" calcext:value-type="float">
            <text:p>-4.58865</text:p>
          </table:table-cell>
          <table:table-cell office:value-type="float" office:value="-0.716588" calcext:value-type="float">
            <text:p>-0.716588</text:p>
          </table:table-cell>
          <table:table-cell office:value-type="float" office:value="-1.697406" calcext:value-type="float">
            <text:p>-1.697406</text:p>
          </table:table-cell>
          <table:table-cell office:value-type="float" office:value="-0.630336" calcext:value-type="float">
            <text:p>-0.630336</text:p>
          </table:table-cell>
          <table:table-cell office:value-type="float" office:value="-0.507061" calcext:value-type="float">
            <text:p>-0.507061</text:p>
          </table:table-cell>
          <table:table-cell office:value-type="float" office:value="-2.834804" calcext:value-type="float">
            <text:p>-2.834804</text:p>
          </table:table-cell>
          <table:table-cell office:value-type="float" office:value="-0.169907" calcext:value-type="float">
            <text:p>-0.169907</text:p>
          </table:table-cell>
          <table:table-cell office:value-type="float" office:value="0.100098" calcext:value-type="float">
            <text:p>0.10009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77496" calcext:value-type="float">
            <text:p>-1.577496</text:p>
          </table:table-cell>
          <table:table-cell office:value-type="float" office:value="-0.892565" calcext:value-type="float">
            <text:p>-0.892565</text:p>
          </table:table-cell>
          <table:table-cell office:value-type="float" office:value="-0.180412" calcext:value-type="float">
            <text:p>-0.180412</text:p>
          </table:table-cell>
          <table:table-cell office:value-type="float" office:value="-0.17635" calcext:value-type="float">
            <text:p>-0.17635</text:p>
          </table:table-cell>
          <table:table-cell office:value-type="float" office:value="-0.495245" calcext:value-type="float">
            <text:p>-0.495245</text:p>
          </table:table-cell>
          <table:table-cell office:value-type="float" office:value="1.532876" calcext:value-type="float">
            <text:p>1.532876</text:p>
          </table:table-cell>
          <table:table-cell office:value-type="float" office:value="0.861281" calcext:value-type="float">
            <text:p>0.861281</text:p>
          </table:table-cell>
          <table:table-cell office:value-type="float" office:value="-0.017499" calcext:value-type="float">
            <text:p>-0.017499</text:p>
          </table:table-cell>
          <table:table-cell office:value-type="float" office:value="0.099229" calcext:value-type="float">
            <text:p>0.09922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699793" calcext:value-type="float">
            <text:p>-2.699793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945947" calcext:value-type="float">
            <text:p>0.945947</text:p>
          </table:table-cell>
          <table:table-cell office:value-type="float" office:value="-0.303308" calcext:value-type="float">
            <text:p>-0.303308</text:p>
          </table:table-cell>
          <table:table-cell office:value-type="float" office:value="1.11157" calcext:value-type="float">
            <text:p>1.11157</text:p>
          </table:table-cell>
          <table:table-cell office:value-type="float" office:value="1.754209" calcext:value-type="float">
            <text:p>1.754209</text:p>
          </table:table-cell>
          <table:table-cell office:value-type="float" office:value="0.095508" calcext:value-type="float">
            <text:p>0.095508</text:p>
          </table:table-cell>
          <table:table-cell office:value-type="float" office:value="0.100965" calcext:value-type="float">
            <text:p>0.10096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3807" calcext:value-type="float">
            <text:p>-1.013807</text:p>
          </table:table-cell>
          <table:table-cell office:value-type="float" office:value="-4.656884" calcext:value-type="float">
            <text:p>-4.656884</text:p>
          </table:table-cell>
          <table:table-cell office:value-type="float" office:value="-0.726487" calcext:value-type="float">
            <text:p>-0.726487</text:p>
          </table:table-cell>
          <table:table-cell office:value-type="float" office:value="-0.740039" calcext:value-type="float">
            <text:p>-0.740039</text:p>
          </table:table-cell>
          <table:table-cell office:value-type="float" office:value="-0.472482" calcext:value-type="float">
            <text:p>-0.472482</text:p>
          </table:table-cell>
          <table:table-cell office:value-type="float" office:value="-1.690518" calcext:value-type="float">
            <text:p>-1.690518</text:p>
          </table:table-cell>
          <table:table-cell office:value-type="float" office:value="-2.903038" calcext:value-type="float">
            <text:p>-2.903038</text:p>
          </table:table-cell>
          <table:table-cell office:value-type="float" office:value="-0.073806" calcext:value-type="float">
            <text:p>-0.073806</text:p>
          </table:table-cell>
          <table:table-cell office:value-type="float" office:value="0.099732" calcext:value-type="float">
            <text:p>0.099732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631" calcext:value-type="float">
            <text:p>-0.112631</text:p>
          </table:table-cell>
          <table:table-cell office:value-type="float" office:value="-4.965081" calcext:value-type="float">
            <text:p>-4.965081</text:p>
          </table:table-cell>
          <table:table-cell office:value-type="float" office:value="-0.771196" calcext:value-type="float">
            <text:p>-0.771196</text:p>
          </table:table-cell>
          <table:table-cell office:value-type="float" office:value="-1.641215" calcext:value-type="float">
            <text:p>-1.641215</text:p>
          </table:table-cell>
          <table:table-cell office:value-type="float" office:value="-0.669888" calcext:value-type="float">
            <text:p>-0.669888</text:p>
          </table:table-cell>
          <table:table-cell office:value-type="float" office:value="-0.900132" calcext:value-type="float">
            <text:p>-0.900132</text:p>
          </table:table-cell>
          <table:table-cell office:value-type="float" office:value="-3.211235" calcext:value-type="float">
            <text:p>-3.211235</text:p>
          </table:table-cell>
          <table:table-cell office:value-type="float" office:value="-0.164312" calcext:value-type="float">
            <text:p>-0.164312</text:p>
          </table:table-cell>
          <table:table-cell office:value-type="float" office:value="0.100116" calcext:value-type="float">
            <text:p>0.100116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54697" calcext:value-type="float">
            <text:p>-1.354697</text:p>
          </table:table-cell>
          <table:table-cell office:value-type="float" office:value="-1.478737" calcext:value-type="float">
            <text:p>-1.478737</text:p>
          </table:table-cell>
          <table:table-cell office:value-type="float" office:value="-0.265446" calcext:value-type="float">
            <text:p>-0.265446</text:p>
          </table:table-cell>
          <table:table-cell office:value-type="float" office:value="-0.39915" calcext:value-type="float">
            <text:p>-0.39915</text:p>
          </table:table-cell>
          <table:table-cell office:value-type="float" office:value="-0.568315" calcext:value-type="float">
            <text:p>-0.568315</text:p>
          </table:table-cell>
          <table:table-cell office:value-type="float" office:value="1.242574" calcext:value-type="float">
            <text:p>1.242574</text:p>
          </table:table-cell>
          <table:table-cell office:value-type="float" office:value="0.275109" calcext:value-type="float">
            <text:p>0.275109</text:p>
          </table:table-cell>
          <table:table-cell office:value-type="float" office:value="-0.039899" calcext:value-type="float">
            <text:p>-0.039899</text:p>
          </table:table-cell>
          <table:table-cell office:value-type="float" office:value="0.099959" calcext:value-type="float">
            <text:p>0.09995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481329" calcext:value-type="float">
            <text:p>-2.481329</text:p>
          </table:table-cell>
          <table:table-cell office:value-type="float" office:value="-0.238733" calcext:value-type="float">
            <text:p>-0.238733</text:p>
          </table:table-cell>
          <table:table-cell office:value-type="float" office:value="-0.1" calcext:value-type="float">
            <text:p>-0.1</text:p>
          </table:table-cell>
          <table:table-cell office:value-type="float" office:value="0.727483" calcext:value-type="float">
            <text:p>0.727483</text:p>
          </table:table-cell>
          <table:table-cell office:value-type="float" office:value="-0.338158" calcext:value-type="float">
            <text:p>-0.338158</text:p>
          </table:table-cell>
          <table:table-cell office:value-type="float" office:value="1.125788" calcext:value-type="float">
            <text:p>1.125788</text:p>
          </table:table-cell>
          <table:table-cell office:value-type="float" office:value="1.515114" calcext:value-type="float">
            <text:p>1.515114</text:p>
          </table:table-cell>
          <table:table-cell office:value-type="float" office:value="0.072803" calcext:value-type="float">
            <text:p>0.072803</text:p>
          </table:table-cell>
          <table:table-cell office:value-type="float" office:value="0.100075" calcext:value-type="float">
            <text:p>0.10007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2068" calcext:value-type="float">
            <text:p>-1.182068</text:p>
          </table:table-cell>
          <table:table-cell office:value-type="float" office:value="-4.025536" calcext:value-type="float">
            <text:p>-4.025536</text:p>
          </table:table-cell>
          <table:table-cell office:value-type="float" office:value="-0.634899" calcext:value-type="float">
            <text:p>-0.634899</text:p>
          </table:table-cell>
          <table:table-cell office:value-type="float" office:value="-0.571778" calcext:value-type="float">
            <text:p>-0.571778</text:p>
          </table:table-cell>
          <table:table-cell office:value-type="float" office:value="-0.399831" calcext:value-type="float">
            <text:p>-0.399831</text:p>
          </table:table-cell>
          <table:table-cell office:value-type="float" office:value="-1.300081" calcext:value-type="float">
            <text:p>-1.300081</text:p>
          </table:table-cell>
          <table:table-cell office:value-type="float" office:value="-2.27169" calcext:value-type="float">
            <text:p>-2.27169</text:p>
          </table:table-cell>
          <table:table-cell office:value-type="float" office:value="-0.057142" calcext:value-type="float">
            <text:p>-0.057142</text:p>
          </table:table-cell>
          <table:table-cell office:value-type="float" office:value="0.099937" calcext:value-type="float">
            <text:p>0.099937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585" calcext:value-type="float">
            <text:p>-0.112585</text:p>
          </table:table-cell>
          <table:table-cell office:value-type="float" office:value="-5.103351" calcext:value-type="float">
            <text:p>-5.103351</text:p>
          </table:table-cell>
          <table:table-cell office:value-type="float" office:value="-0.791254" calcext:value-type="float">
            <text:p>-0.791254</text:p>
          </table:table-cell>
          <table:table-cell office:value-type="float" office:value="-1.641262" calcext:value-type="float">
            <text:p>-1.641262</text:p>
          </table:table-cell>
          <table:table-cell office:value-type="float" office:value="-0.637303" calcext:value-type="float">
            <text:p>-0.637303</text:p>
          </table:table-cell>
          <table:table-cell office:value-type="float" office:value="-1.07094" calcext:value-type="float">
            <text:p>-1.07094</text:p>
          </table:table-cell>
          <table:table-cell office:value-type="float" office:value="-3.349505" calcext:value-type="float">
            <text:p>-3.349505</text:p>
          </table:table-cell>
          <table:table-cell office:value-type="float" office:value="-0.163903" calcext:value-type="float">
            <text:p>-0.163903</text:p>
          </table:table-cell>
          <table:table-cell office:value-type="float" office:value="0.099864" calcext:value-type="float">
            <text:p>0.09986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2887" calcext:value-type="float">
            <text:p>-0.902887</text:p>
          </table:table-cell>
          <table:table-cell office:value-type="float" office:value="-2.418761" calcext:value-type="float">
            <text:p>-2.418761</text:p>
          </table:table-cell>
          <table:table-cell office:value-type="float" office:value="-0.401811" calcext:value-type="float">
            <text:p>-0.401811</text:p>
          </table:table-cell>
          <table:table-cell office:value-type="float" office:value="-0.850959" calcext:value-type="float">
            <text:p>-0.850959</text:p>
          </table:table-cell>
          <table:table-cell office:value-type="float" office:value="-0.60335" calcext:value-type="float">
            <text:p>-0.60335</text:p>
          </table:table-cell>
          <table:table-cell office:value-type="float" office:value="0.789395" calcext:value-type="float">
            <text:p>0.789395</text:p>
          </table:table-cell>
          <table:table-cell office:value-type="float" office:value="-0.664915" calcext:value-type="float">
            <text:p>-0.664915</text:p>
          </table:table-cell>
          <table:table-cell office:value-type="float" office:value="-0.085194" calcext:value-type="float">
            <text:p>-0.085194</text:p>
          </table:table-cell>
          <table:table-cell office:value-type="float" office:value="0.100115" calcext:value-type="float">
            <text:p>0.10011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078104" calcext:value-type="float">
            <text:p>-2.078104</text:p>
          </table:table-cell>
          <table:table-cell office:value-type="float" office:value="-0.656747" calcext:value-type="float">
            <text:p>-0.656747</text:p>
          </table:table-cell>
          <table:table-cell office:value-type="float" office:value="-0.146203" calcext:value-type="float">
            <text:p>-0.146203</text:p>
          </table:table-cell>
          <table:table-cell office:value-type="float" office:value="0.324257" calcext:value-type="float">
            <text:p>0.324257</text:p>
          </table:table-cell>
          <table:table-cell office:value-type="float" office:value="-0.400979" calcext:value-type="float">
            <text:p>-0.400979</text:p>
          </table:table-cell>
          <table:table-cell office:value-type="float" office:value="1.173821" calcext:value-type="float">
            <text:p>1.173821</text:p>
          </table:table-cell>
          <table:table-cell office:value-type="float" office:value="1.097099" calcext:value-type="float">
            <text:p>1.097099</text:p>
          </table:table-cell>
          <table:table-cell office:value-type="float" office:value="0.032464" calcext:value-type="float">
            <text:p>0.032464</text:p>
          </table:table-cell>
          <table:table-cell office:value-type="float" office:value="0.100119" calcext:value-type="float">
            <text:p>0.100119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6562" calcext:value-type="float">
            <text:p>-1.016562</text:p>
          </table:table-cell>
          <table:table-cell office:value-type="float" office:value="-4.012634" calcext:value-type="float">
            <text:p>-4.012634</text:p>
          </table:table-cell>
          <table:table-cell office:value-type="float" office:value="-0.633028" calcext:value-type="float">
            <text:p>-0.633028</text:p>
          </table:table-cell>
          <table:table-cell office:value-type="float" office:value="-0.737285" calcext:value-type="float">
            <text:p>-0.737285</text:p>
          </table:table-cell>
          <table:table-cell office:value-type="float" office:value="-0.457004" calcext:value-type="float">
            <text:p>-0.457004</text:p>
          </table:table-cell>
          <table:table-cell office:value-type="float" office:value="-1.0645" calcext:value-type="float">
            <text:p>-1.0645</text:p>
          </table:table-cell>
          <table:table-cell office:value-type="float" office:value="-2.258788" calcext:value-type="float">
            <text:p>-2.258788</text:p>
          </table:table-cell>
          <table:table-cell office:value-type="float" office:value="-0.073524" calcext:value-type="float">
            <text:p>-0.073524</text:p>
          </table:table-cell>
          <table:table-cell office:value-type="float" office:value="0.099722" calcext:value-type="float">
            <text:p>0.09972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552511" calcext:value-type="float">
            <text:p>-0.552511</text:p>
          </table:table-cell>
          <table:table-cell office:value-type="float" office:value="0.735565" calcext:value-type="float">
            <text:p>0.735565</text:p>
          </table:table-cell>
          <table:table-cell office:value-type="float" office:value="0.183054" calcext:value-type="float">
            <text:p>0.183054</text:p>
          </table:table-cell>
          <table:table-cell office:value-type="float" office:value="0" calcext:value-type="float">
            <text:p>0</text:p>
          </table:table-cell>
          <table:table-cell office:value-type="float" office:value="0.100234" calcext:value-type="float">
            <text:p>0.10023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1617" calcext:value-type="float">
            <text:p>0.731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1617" calcext:value-type="float">
            <text:p>-0.731617</text:p>
          </table:table-cell>
          <table:table-cell office:value-type="float" office:value="-0.551777" calcext:value-type="float">
            <text:p>-0.551777</text:p>
          </table:table-cell>
          <table:table-cell office:value-type="float" office:value="-0.732524" calcext:value-type="float">
            <text:p>-0.732524</text:p>
          </table:table-cell>
          <table:table-cell office:value-type="float" office:value="-2.015918" calcext:value-type="float">
            <text:p>-2.015918</text:p>
          </table:table-cell>
          <table:table-cell office:value-type="float" office:value="-0.073071" calcext:value-type="float">
            <text:p>-0.073071</text:p>
          </table:table-cell>
          <table:table-cell office:value-type="float" office:value="0.099876" calcext:value-type="float">
            <text:p>0.099876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4303" calcext:value-type="float">
            <text:p>0.394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4303" calcext:value-type="float">
            <text:p>-0.394303</text:p>
          </table:table-cell>
          <table:table-cell office:value-type="float" office:value="-0.426895" calcext:value-type="float">
            <text:p>-0.426895</text:p>
          </table:table-cell>
          <table:table-cell office:value-type="float" office:value="0.337315" calcext:value-type="float">
            <text:p>0.337315</text:p>
          </table:table-cell>
          <table:table-cell office:value-type="float" office:value="-0.483883" calcext:value-type="float">
            <text:p>-0.483883</text:p>
          </table:table-cell>
          <table:table-cell office:value-type="float" office:value="-0.03943" calcext:value-type="float">
            <text:p>-0.03943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5458" calcext:value-type="float">
            <text:p>0.845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45458" calcext:value-type="float">
            <text:p>-0.845458</text:p>
          </table:table-cell>
          <table:table-cell office:value-type="float" office:value="-0.471545" calcext:value-type="float">
            <text:p>-0.471545</text:p>
          </table:table-cell>
          <table:table-cell office:value-type="float" office:value="-0.451142" calcext:value-type="float">
            <text:p>-0.451142</text:p>
          </table:table-cell>
          <table:table-cell office:value-type="float" office:value="-1.768144" calcext:value-type="float">
            <text:p>-1.768144</text:p>
          </table:table-cell>
          <table:table-cell office:value-type="float" office:value="-0.084548" calcext:value-type="float">
            <text:p>-0.084548</text:p>
          </table:table-cell>
          <table:table-cell office:value-type="float" office:value="0.100003" calcext:value-type="float">
            <text:p>0.100003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424" calcext:value-type="float">
            <text:p>0.225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5424" calcext:value-type="float">
            <text:p>-0.225424</text:p>
          </table:table-cell>
          <table:table-cell office:value-type="float" office:value="-0.566886" calcext:value-type="float">
            <text:p>-0.566886</text:p>
          </table:table-cell>
          <table:table-cell office:value-type="float" office:value="0.62014" calcext:value-type="float">
            <text:p>0.62014</text:p>
          </table:table-cell>
          <table:table-cell office:value-type="float" office:value="-0.17217" calcext:value-type="float">
            <text:p>-0.17217</text:p>
          </table:table-cell>
          <table:table-cell office:value-type="float" office:value="-0.022539" calcext:value-type="float">
            <text:p>-0.022539</text:p>
          </table:table-cell>
          <table:table-cell office:value-type="float" office:value="0.099983" calcext:value-type="float">
            <text:p>0.09998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509744" calcext:value-type="float">
            <text:p>-0.509744</text:p>
          </table:table-cell>
          <table:table-cell office:value-type="float" office:value="0.225536" calcext:value-type="float">
            <text:p>0.225536</text:p>
          </table:table-cell>
          <table:table-cell office:value-type="float" office:value="-0.284208" calcext:value-type="float">
            <text:p>-0.284208</text:p>
          </table:table-cell>
          <table:table-cell office:value-type="float" office:value="0" calcext:value-type="float">
            <text:p>0</text:p>
          </table:table-cell>
          <table:table-cell office:value-type="float" office:value="0.09995" calcext:value-type="float">
            <text:p>0.09995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9.193204" calcext:value-type="float">
            <text:p>9.193204</text:p>
          </table:table-cell>
          <table:table-cell office:value-type="float" office:value="1" calcext:value-type="float">
            <text:p>1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-0.038214" calcext:value-type="float">
            <text:p>-0.038214</text:p>
          </table:table-cell>
          <table:table-cell office:value-type="float" office:value="3.077572" calcext:value-type="float">
            <text:p>3.077572</text:p>
          </table:table-cell>
          <table:table-cell office:value-type="float" office:value="6.116281" calcext:value-type="float">
            <text:p>6.116281</text:p>
          </table:table-cell>
          <table:table-cell office:value-type="float" office:value="0.307627" calcext:value-type="float">
            <text:p>0.307627</text:p>
          </table:table-cell>
          <table:table-cell office:value-type="float" office:value="0.099979" calcext:value-type="float">
            <text:p>0.099979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056352" calcext:value-type="float">
            <text:p>0.056352</text:p>
          </table:table-cell>
          <table:table-cell office:value-type="float" office:value="6.388261" calcext:value-type="float">
            <text:p>6.388261</text:p>
          </table:table-cell>
          <table:table-cell office:value-type="float" office:value="0.97765" calcext:value-type="float">
            <text:p>0.97765</text:p>
          </table:table-cell>
          <table:table-cell office:value-type="float" office:value="3.020571" calcext:value-type="float">
            <text:p>3.020571</text:p>
          </table:table-cell>
          <table:table-cell office:value-type="float" office:value="0.347421" calcext:value-type="float">
            <text:p>0.347421</text:p>
          </table:table-cell>
          <table:table-cell office:value-type="float" office:value="-0.056655" calcext:value-type="float">
            <text:p>-0.056655</text:p>
          </table:table-cell>
          <table:table-cell office:value-type="float" office:value="3.311337" calcext:value-type="float">
            <text:p>3.311337</text:p>
          </table:table-cell>
          <table:table-cell office:value-type="float" office:value="0.300441" calcext:value-type="float">
            <text:p>0.300441</text:p>
          </table:table-cell>
          <table:table-cell office:value-type="float" office:value="0.099465" calcext:value-type="float">
            <text:p>0.099465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38982" calcext:value-type="float">
            <text:p>3.438982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0.362059" calcext:value-type="float">
            <text:p>-0.362059</text:p>
          </table:table-cell>
          <table:table-cell office:value-type="float" office:value="0.278853" calcext:value-type="float">
            <text:p>0.278853</text:p>
          </table:table-cell>
          <table:table-cell office:value-type="float" office:value="-3.392161" calcext:value-type="float">
            <text:p>-3.392161</text:p>
          </table:table-cell>
          <table:table-cell office:value-type="float" office:value="-3.475367" calcext:value-type="float">
            <text:p>-3.475367</text:p>
          </table:table-cell>
          <table:table-cell office:value-type="float" office:value="-0.036104" calcext:value-type="float">
            <text:p>-0.036104</text:p>
          </table:table-cell>
          <table:table-cell office:value-type="float" office:value="0.099719" calcext:value-type="float">
            <text:p>0.09971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487614" calcext:value-type="float">
            <text:p>6.487614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410691" calcext:value-type="float">
            <text:p>-3.410691</text:p>
          </table:table-cell>
          <table:table-cell office:value-type="float" office:value="0.010977" calcext:value-type="float">
            <text:p>0.010977</text:p>
          </table:table-cell>
          <table:table-cell office:value-type="float" office:value="-3.045679" calcext:value-type="float">
            <text:p>-3.045679</text:p>
          </table:table-cell>
          <table:table-cell office:value-type="float" office:value="-6.445393" calcext:value-type="float">
            <text:p>-6.445393</text:p>
          </table:table-cell>
          <table:table-cell office:value-type="float" office:value="-0.3414" calcext:value-type="float">
            <text:p>-0.3414</text:p>
          </table:table-cell>
          <table:table-cell office:value-type="float" office:value="0.100097" calcext:value-type="float">
            <text:p>0.100097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821458" calcext:value-type="float">
            <text:p>6.821458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744535" calcext:value-type="float">
            <text:p>-3.744535</text:p>
          </table:table-cell>
          <table:table-cell office:value-type="float" office:value="-0.36348" calcext:value-type="float">
            <text:p>-0.36348</text:p>
          </table:table-cell>
          <table:table-cell office:value-type="float" office:value="-0.333841" calcext:value-type="float">
            <text:p>-0.333841</text:p>
          </table:table-cell>
          <table:table-cell office:value-type="float" office:value="-4.441855" calcext:value-type="float">
            <text:p>-4.441855</text:p>
          </table:table-cell>
          <table:table-cell office:value-type="float" office:value="-0.374457" calcext:value-type="float">
            <text:p>-0.374457</text:p>
          </table:table-cell>
          <table:table-cell office:value-type="float" office:value="0.100001" calcext:value-type="float">
            <text:p>0.100001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914834" calcext:value-type="float">
            <text:p>5.914834</text:p>
          </table:table-cell>
          <table:table-cell office:value-type="float" office:value="0.570959" calcext:value-type="float">
            <text:p>0.570959</text:p>
          </table:table-cell>
          <table:table-cell office:value-type="float" office:value="0.133758" calcext:value-type="float">
            <text:p>0.133758</text:p>
          </table:table-cell>
          <table:table-cell office:value-type="float" office:value="-2.83791" calcext:value-type="float">
            <text:p>-2.83791</text:p>
          </table:table-cell>
          <table:table-cell office:value-type="float" office:value="-0.574314" calcext:value-type="float">
            <text:p>-0.574314</text:p>
          </table:table-cell>
          <table:table-cell office:value-type="float" office:value="0.90626" calcext:value-type="float">
            <text:p>0.90626</text:p>
          </table:table-cell>
          <table:table-cell office:value-type="float" office:value="-2.505964" calcext:value-type="float">
            <text:p>-2.505964</text:p>
          </table:table-cell>
          <table:table-cell office:value-type="float" office:value="-0.283905" calcext:value-type="float">
            <text:p>-0.283905</text:p>
          </table:table-cell>
          <table:table-cell office:value-type="float" office:value="0.10004" calcext:value-type="float">
            <text:p>0.1000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129881" calcext:value-type="float">
            <text:p>5.129881</text:p>
          </table:table-cell>
          <table:table-cell office:value-type="float" office:value="1.069334" calcext:value-type="float">
            <text:p>1.069334</text:p>
          </table:table-cell>
          <table:table-cell office:value-type="float" office:value="0.206055" calcext:value-type="float">
            <text:p>0.206055</text:p>
          </table:table-cell>
          <table:table-cell office:value-type="float" office:value="-2.052958" calcext:value-type="float">
            <text:p>-2.052958</text:p>
          </table:table-cell>
          <table:table-cell office:value-type="float" office:value="-0.740056" calcext:value-type="float">
            <text:p>-0.740056</text:p>
          </table:table-cell>
          <table:table-cell office:value-type="float" office:value="0.785425" calcext:value-type="float">
            <text:p>0.785425</text:p>
          </table:table-cell>
          <table:table-cell office:value-type="float" office:value="-2.007589" calcext:value-type="float">
            <text:p>-2.007589</text:p>
          </table:table-cell>
          <table:table-cell office:value-type="float" office:value="-0.205172" calcext:value-type="float">
            <text:p>-0.205172</text:p>
          </table:table-cell>
          <table:table-cell office:value-type="float" office:value="0.09994" calcext:value-type="float">
            <text:p>0.09994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31746" calcext:value-type="float">
            <text:p>3.831746</text:p>
          </table:table-cell>
          <table:table-cell office:value-type="float" office:value="2.875949" calcext:value-type="float">
            <text:p>2.875949</text:p>
          </table:table-cell>
          <table:table-cell office:value-type="float" office:value="0.468134" calcext:value-type="float">
            <text:p>0.468134</text:p>
          </table:table-cell>
          <table:table-cell office:value-type="float" office:value="-0.754823" calcext:value-type="float">
            <text:p>-0.754823</text:p>
          </table:table-cell>
          <table:table-cell office:value-type="float" office:value="-0.731727" calcext:value-type="float">
            <text:p>-0.731727</text:p>
          </table:table-cell>
          <table:table-cell office:value-type="float" office:value="1.285576" calcext:value-type="float">
            <text:p>1.285576</text:p>
          </table:table-cell>
          <table:table-cell office:value-type="float" office:value="-0.200974" calcext:value-type="float">
            <text:p>-0.200974</text:p>
          </table:table-cell>
          <table:table-cell office:value-type="float" office:value="-0.07622" calcext:value-type="float">
            <text:p>-0.07622</text:p>
          </table:table-cell>
          <table:table-cell office:value-type="float" office:value="0.100977" calcext:value-type="float">
            <text:p>0.100977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81452" calcext:value-type="float">
            <text:p>3.381452</text:p>
          </table:table-cell>
          <table:table-cell office:value-type="float" office:value="2.48614" calcext:value-type="float">
            <text:p>2.48614</text:p>
          </table:table-cell>
          <table:table-cell office:value-type="float" office:value="0.411586" calcext:value-type="float">
            <text:p>0.411586</text:p>
          </table:table-cell>
          <table:table-cell office:value-type="float" office:value="-0.304529" calcext:value-type="float">
            <text:p>-0.304529</text:p>
          </table:table-cell>
          <table:table-cell office:value-type="float" office:value="-0.739447" calcext:value-type="float">
            <text:p>-0.739447</text:p>
          </table:table-cell>
          <table:table-cell office:value-type="float" office:value="0.453193" calcext:value-type="float">
            <text:p>0.453193</text:p>
          </table:table-cell>
          <table:table-cell office:value-type="float" office:value="-0.590783" calcext:value-type="float">
            <text:p>-0.590783</text:p>
          </table:table-cell>
          <table:table-cell office:value-type="float" office:value="-0.030258" calcext:value-type="float">
            <text:p>-0.030258</text:p>
          </table:table-cell>
          <table:table-cell office:value-type="float" office:value="0.09936" calcext:value-type="float">
            <text:p>0.09936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72806" calcext:value-type="float">
            <text:p>4.172806</text:p>
          </table:table-cell>
          <table:table-cell office:value-type="float" office:value="0.339085" calcext:value-type="float">
            <text:p>0.339085</text:p>
          </table:table-cell>
          <table:table-cell office:value-type="float" office:value="0.100121" calcext:value-type="float">
            <text:p>0.100121</text:p>
          </table:table-cell>
          <table:table-cell office:value-type="float" office:value="-1.095883" calcext:value-type="float">
            <text:p>-1.095883</text:p>
          </table:table-cell>
          <table:table-cell office:value-type="float" office:value="-0.848784" calcext:value-type="float">
            <text:p>-0.848784</text:p>
          </table:table-cell>
          <table:table-cell office:value-type="float" office:value="-0.793172" calcext:value-type="float">
            <text:p>-0.793172</text:p>
          </table:table-cell>
          <table:table-cell office:value-type="float" office:value="-2.737838" calcext:value-type="float">
            <text:p>-2.737838</text:p>
          </table:table-cell>
          <table:table-cell office:value-type="float" office:value="-0.109337" calcext:value-type="float">
            <text:p>-0.109337</text:p>
          </table:table-cell>
          <table:table-cell office:value-type="float" office:value="0.099771" calcext:value-type="float">
            <text:p>0.099771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68341" calcext:value-type="float">
            <text:p>4.168341</text:p>
          </table:table-cell>
          <table:table-cell office:value-type="float" office:value="0.724584" calcext:value-type="float">
            <text:p>0.724584</text:p>
          </table:table-cell>
          <table:table-cell office:value-type="float" office:value="0.156044" calcext:value-type="float">
            <text:p>0.156044</text:p>
          </table:table-cell>
          <table:table-cell office:value-type="float" office:value="-1.091418" calcext:value-type="float">
            <text:p>-1.091418</text:p>
          </table:table-cell>
          <table:table-cell office:value-type="float" office:value="-1.265393" calcext:value-type="float">
            <text:p>-1.265393</text:p>
          </table:table-cell>
          <table:table-cell office:value-type="float" office:value="0.004472" calcext:value-type="float">
            <text:p>0.004472</text:p>
          </table:table-cell>
          <table:table-cell office:value-type="float" office:value="-2.352339" calcext:value-type="float">
            <text:p>-2.352339</text:p>
          </table:table-cell>
          <table:table-cell office:value-type="float" office:value="-0.108981" calcext:value-type="float">
            <text:p>-0.108981</text:p>
          </table:table-cell>
          <table:table-cell office:value-type="float" office:value="0.099853" calcext:value-type="float">
            <text:p>0.09985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55586" calcext:value-type="float">
            <text:p>3.155586</text:p>
          </table:table-cell>
          <table:table-cell office:value-type="float" office:value="2.430521" calcext:value-type="float">
            <text:p>2.430521</text:p>
          </table:table-cell>
          <table:table-cell office:value-type="float" office:value="0.403517" calcext:value-type="float">
            <text:p>0.403517</text:p>
          </table:table-cell>
          <table:table-cell office:value-type="float" office:value="-0.078663" calcext:value-type="float">
            <text:p>-0.078663</text:p>
          </table:table-cell>
          <table:table-cell office:value-type="float" office:value="-1.573753" calcext:value-type="float">
            <text:p>-1.573753</text:p>
          </table:table-cell>
          <table:table-cell office:value-type="float" office:value="1.006014" calcext:value-type="float">
            <text:p>1.006014</text:p>
          </table:table-cell>
          <table:table-cell office:value-type="float" office:value="-0.646402" calcext:value-type="float">
            <text:p>-0.646402</text:p>
          </table:table-cell>
          <table:table-cell office:value-type="float" office:value="-0.007919" calcext:value-type="float">
            <text:p>-0.007919</text:p>
          </table:table-cell>
          <table:table-cell office:value-type="float" office:value="0.10067" calcext:value-type="float">
            <text:p>0.10067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66813" calcext:value-type="float">
            <text:p>3.266813</text:p>
          </table:table-cell>
          <table:table-cell office:value-type="float" office:value="1.218638" calcext:value-type="float">
            <text:p>1.218638</text:p>
          </table:table-cell>
          <table:table-cell office:value-type="float" office:value="0.227714" calcext:value-type="float">
            <text:p>0.227714</text:p>
          </table:table-cell>
          <table:table-cell office:value-type="float" office:value="-0.18989" calcext:value-type="float">
            <text:p>-0.18989</text:p>
          </table:table-cell>
          <table:table-cell office:value-type="float" office:value="-1.55653" calcext:value-type="float">
            <text:p>-1.55653</text:p>
          </table:table-cell>
          <table:table-cell office:value-type="float" office:value="-0.111865" calcext:value-type="float">
            <text:p>-0.111865</text:p>
          </table:table-cell>
          <table:table-cell office:value-type="float" office:value="-1.858285" calcext:value-type="float">
            <text:p>-1.858285</text:p>
          </table:table-cell>
          <table:table-cell office:value-type="float" office:value="-0.018881" calcext:value-type="float">
            <text:p>-0.018881</text:p>
          </table:table-cell>
          <table:table-cell office:value-type="float" office:value="0.09943" calcext:value-type="float">
            <text:p>0.0994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73304" calcext:value-type="float">
            <text:p>4.173304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1.096381" calcext:value-type="float">
            <text:p>-1.096381</text:p>
          </table:table-cell>
          <table:table-cell office:value-type="float" office:value="-1.325675" calcext:value-type="float">
            <text:p>-1.325675</text:p>
          </table:table-cell>
          <table:table-cell office:value-type="float" office:value="-0.899055" calcext:value-type="float">
            <text:p>-0.899055</text:p>
          </table:table-cell>
          <table:table-cell office:value-type="float" office:value="-3.321111" calcext:value-type="float">
            <text:p>-3.321111</text:p>
          </table:table-cell>
          <table:table-cell office:value-type="float" office:value="-0.110545" calcext:value-type="float">
            <text:p>-0.110545</text:p>
          </table:table-cell>
          <table:table-cell office:value-type="float" office:value="0.100827" calcext:value-type="float">
            <text:p>0.10082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93584" calcext:value-type="float">
            <text:p>3.493584</text:p>
          </table:table-cell>
          <table:table-cell office:value-type="float" office:value="2.352401" calcext:value-type="float">
            <text:p>2.352401</text:p>
          </table:table-cell>
          <table:table-cell office:value-type="float" office:value="0.392185" calcext:value-type="float">
            <text:p>0.392185</text:p>
          </table:table-cell>
          <table:table-cell office:value-type="float" office:value="-0.416661" calcext:value-type="float">
            <text:p>-0.416661</text:p>
          </table:table-cell>
          <table:table-cell office:value-type="float" office:value="-0.99258" calcext:value-type="float">
            <text:p>-0.99258</text:p>
          </table:table-cell>
          <table:table-cell office:value-type="float" office:value="0.684719" calcext:value-type="float">
            <text:p>0.684719</text:p>
          </table:table-cell>
          <table:table-cell office:value-type="float" office:value="-0.724522" calcext:value-type="float">
            <text:p>-0.724522</text:p>
          </table:table-cell>
          <table:table-cell office:value-type="float" office:value="-0.041362" calcext:value-type="float">
            <text:p>-0.041362</text:p>
          </table:table-cell>
          <table:table-cell office:value-type="float" office:value="0.09927" calcext:value-type="float">
            <text:p>0.09927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54823" calcext:value-type="float">
            <text:p>4.054823</text:p>
          </table:table-cell>
          <table:table-cell office:value-type="float" office:value="0.730595" calcext:value-type="float">
            <text:p>0.730595</text:p>
          </table:table-cell>
          <table:table-cell office:value-type="float" office:value="0.156916" calcext:value-type="float">
            <text:p>0.156916</text:p>
          </table:table-cell>
          <table:table-cell office:value-type="float" office:value="-0.9779" calcext:value-type="float">
            <text:p>-0.9779</text:p>
          </table:table-cell>
          <table:table-cell office:value-type="float" office:value="-0.806312" calcext:value-type="float">
            <text:p>-0.806312</text:p>
          </table:table-cell>
          <table:table-cell office:value-type="float" office:value="-0.562116" calcext:value-type="float">
            <text:p>-0.562116</text:p>
          </table:table-cell>
          <table:table-cell office:value-type="float" office:value="-2.346328" calcext:value-type="float">
            <text:p>-2.346328</text:p>
          </table:table-cell>
          <table:table-cell office:value-type="float" office:value="-0.097637" calcext:value-type="float">
            <text:p>-0.097637</text:p>
          </table:table-cell>
          <table:table-cell office:value-type="float" office:value="0.099844" calcext:value-type="float">
            <text:p>0.09984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57027" calcext:value-type="float">
            <text:p>4.057027</text:p>
          </table:table-cell>
          <table:table-cell office:value-type="float" office:value="1.395346" calcext:value-type="float">
            <text:p>1.395346</text:p>
          </table:table-cell>
          <table:table-cell office:value-type="float" office:value="0.253348" calcext:value-type="float">
            <text:p>0.253348</text:p>
          </table:table-cell>
          <table:table-cell office:value-type="float" office:value="-0.980104" calcext:value-type="float">
            <text:p>-0.980104</text:p>
          </table:table-cell>
          <table:table-cell office:value-type="float" office:value="-0.699272" calcext:value-type="float">
            <text:p>-0.699272</text:p>
          </table:table-cell>
          <table:table-cell office:value-type="float" office:value="-0.002201" calcext:value-type="float">
            <text:p>-0.002201</text:p>
          </table:table-cell>
          <table:table-cell office:value-type="float" office:value="-1.681577" calcext:value-type="float">
            <text:p>-1.681577</text:p>
          </table:table-cell>
          <table:table-cell office:value-type="float" office:value="-0.098132" calcext:value-type="float">
            <text:p>-0.098132</text:p>
          </table:table-cell>
          <table:table-cell office:value-type="float" office:value="0.100124" calcext:value-type="float">
            <text:p>0.10012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68379" calcext:value-type="float">
            <text:p>3.268379</text:p>
          </table:table-cell>
          <table:table-cell office:value-type="float" office:value="3.032937" calcext:value-type="float">
            <text:p>3.032937</text:p>
          </table:table-cell>
          <table:table-cell office:value-type="float" office:value="0.490907" calcext:value-type="float">
            <text:p>0.490907</text:p>
          </table:table-cell>
          <table:table-cell office:value-type="float" office:value="-0.191456" calcext:value-type="float">
            <text:p>-0.191456</text:p>
          </table:table-cell>
          <table:table-cell office:value-type="float" office:value="-0.642174" calcext:value-type="float">
            <text:p>-0.642174</text:p>
          </table:table-cell>
          <table:table-cell office:value-type="float" office:value="0.789643" calcext:value-type="float">
            <text:p>0.789643</text:p>
          </table:table-cell>
          <table:table-cell office:value-type="float" office:value="-0.043987" calcext:value-type="float">
            <text:p>-0.043987</text:p>
          </table:table-cell>
          <table:table-cell office:value-type="float" office:value="-0.019121" calcext:value-type="float">
            <text:p>-0.019121</text:p>
          </table:table-cell>
          <table:table-cell office:value-type="float" office:value="0.099874" calcext:value-type="float">
            <text:p>0.09987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97077" calcext:value-type="float">
            <text:p>3.497077</text:p>
          </table:table-cell>
          <table:table-cell office:value-type="float" office:value="1.774284" calcext:value-type="float">
            <text:p>1.774284</text:p>
          </table:table-cell>
          <table:table-cell office:value-type="float" office:value="0.308319" calcext:value-type="float">
            <text:p>0.308319</text:p>
          </table:table-cell>
          <table:table-cell office:value-type="float" office:value="-0.420154" calcext:value-type="float">
            <text:p>-0.420154</text:p>
          </table:table-cell>
          <table:table-cell office:value-type="float" office:value="-0.653964" calcext:value-type="float">
            <text:p>-0.653964</text:p>
          </table:table-cell>
          <table:table-cell office:value-type="float" office:value="-0.228521" calcext:value-type="float">
            <text:p>-0.228521</text:p>
          </table:table-cell>
          <table:table-cell office:value-type="float" office:value="-1.302639" calcext:value-type="float">
            <text:p>-1.302639</text:p>
          </table:table-cell>
          <table:table-cell office:value-type="float" office:value="-0.042048" calcext:value-type="float">
            <text:p>-0.042048</text:p>
          </table:table-cell>
          <table:table-cell office:value-type="float" office:value="0.100078" calcext:value-type="float">
            <text:p>0.100078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676092" calcext:value-type="float">
            <text:p>4.676092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1.599169" calcext:value-type="float">
            <text:p>-1.599169</text:p>
          </table:table-cell>
          <table:table-cell office:value-type="float" office:value="-0.70478" calcext:value-type="float">
            <text:p>-0.70478</text:p>
          </table:table-cell>
          <table:table-cell office:value-type="float" office:value="-1.177273" calcext:value-type="float">
            <text:p>-1.177273</text:p>
          </table:table-cell>
          <table:table-cell office:value-type="float" office:value="-3.481222" calcext:value-type="float">
            <text:p>-3.481222</text:p>
          </table:table-cell>
          <table:table-cell office:value-type="float" office:value="-0.160154" calcext:value-type="float">
            <text:p>-0.160154</text:p>
          </table:table-cell>
          <table:table-cell office:value-type="float" office:value="0.100148" calcext:value-type="float">
            <text:p>0.100148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4332" calcext:value-type="float">
            <text:p>4.04332</text:p>
          </table:table-cell>
          <table:table-cell office:value-type="float" office:value="2.046737" calcext:value-type="float">
            <text:p>2.046737</text:p>
          </table:table-cell>
          <table:table-cell office:value-type="float" office:value="0.347843" calcext:value-type="float">
            <text:p>0.347843</text:p>
          </table:table-cell>
          <table:table-cell office:value-type="float" office:value="-0.966397" calcext:value-type="float">
            <text:p>-0.966397</text:p>
          </table:table-cell>
          <table:table-cell office:value-type="float" office:value="-0.692988" calcext:value-type="float">
            <text:p>-0.692988</text:p>
          </table:table-cell>
          <table:table-cell office:value-type="float" office:value="0.629198" calcext:value-type="float">
            <text:p>0.629198</text:p>
          </table:table-cell>
          <table:table-cell office:value-type="float" office:value="-1.030186" calcext:value-type="float">
            <text:p>-1.030186</text:p>
          </table:table-cell>
          <table:table-cell office:value-type="float" office:value="-0.097189" calcext:value-type="float">
            <text:p>-0.097189</text:p>
          </table:table-cell>
          <table:table-cell office:value-type="float" office:value="0.100568" calcext:value-type="float">
            <text:p>0.100568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9741" calcext:value-type="float">
            <text:p>3.669741</text:p>
          </table:table-cell>
          <table:table-cell office:value-type="float" office:value="2.11562" calcext:value-type="float">
            <text:p>2.11562</text:p>
          </table:table-cell>
          <table:table-cell office:value-type="float" office:value="0.357836" calcext:value-type="float">
            <text:p>0.357836</text:p>
          </table:table-cell>
          <table:table-cell office:value-type="float" office:value="-0.592818" calcext:value-type="float">
            <text:p>-0.592818</text:p>
          </table:table-cell>
          <table:table-cell office:value-type="float" office:value="-0.744039" calcext:value-type="float">
            <text:p>-0.744039</text:p>
          </table:table-cell>
          <table:table-cell office:value-type="float" office:value="0.375554" calcext:value-type="float">
            <text:p>0.375554</text:p>
          </table:table-cell>
          <table:table-cell office:value-type="float" office:value="-0.961303" calcext:value-type="float">
            <text:p>-0.961303</text:p>
          </table:table-cell>
          <table:table-cell office:value-type="float" office:value="-0.05897" calcext:value-type="float">
            <text:p>-0.05897</text:p>
          </table:table-cell>
          <table:table-cell office:value-type="float" office:value="0.099474" calcext:value-type="float">
            <text:p>0.09947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40944" calcext:value-type="float">
            <text:p>3.440944</text:p>
          </table:table-cell>
          <table:table-cell office:value-type="float" office:value="2.180652" calcext:value-type="float">
            <text:p>2.180652</text:p>
          </table:table-cell>
          <table:table-cell office:value-type="float" office:value="0.36727" calcext:value-type="float">
            <text:p>0.36727</text:p>
          </table:table-cell>
          <table:table-cell office:value-type="float" office:value="-0.364021" calcext:value-type="float">
            <text:p>-0.364021</text:p>
          </table:table-cell>
          <table:table-cell office:value-type="float" office:value="-0.76149" calcext:value-type="float">
            <text:p>-0.76149</text:p>
          </table:table-cell>
          <table:table-cell office:value-type="float" office:value="0.22924" calcext:value-type="float">
            <text:p>0.22924</text:p>
          </table:table-cell>
          <table:table-cell office:value-type="float" office:value="-0.896271" calcext:value-type="float">
            <text:p>-0.896271</text:p>
          </table:table-cell>
          <table:table-cell office:value-type="float" office:value="-0.036332" calcext:value-type="float">
            <text:p>-0.036332</text:p>
          </table:table-cell>
          <table:table-cell office:value-type="float" office:value="0.099807" calcext:value-type="float">
            <text:p>0.099807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33739" calcext:value-type="float">
            <text:p>3.833739</text:p>
          </table:table-cell>
          <table:table-cell office:value-type="float" office:value="1.200424" calcext:value-type="float">
            <text:p>1.200424</text:p>
          </table:table-cell>
          <table:table-cell office:value-type="float" office:value="0.225072" calcext:value-type="float">
            <text:p>0.225072</text:p>
          </table:table-cell>
          <table:table-cell office:value-type="float" office:value="-0.756815" calcext:value-type="float">
            <text:p>-0.756815</text:p>
          </table:table-cell>
          <table:table-cell office:value-type="float" office:value="-0.726564" calcext:value-type="float">
            <text:p>-0.726564</text:p>
          </table:table-cell>
          <table:table-cell office:value-type="float" office:value="-0.39312" calcext:value-type="float">
            <text:p>-0.39312</text:p>
          </table:table-cell>
          <table:table-cell office:value-type="float" office:value="-1.876499" calcext:value-type="float">
            <text:p>-1.876499</text:p>
          </table:table-cell>
          <table:table-cell office:value-type="float" office:value="-0.075619" calcext:value-type="float">
            <text:p>-0.075619</text:p>
          </table:table-cell>
          <table:table-cell office:value-type="float" office:value="0.099917" calcext:value-type="float">
            <text:p>0.099917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43852" calcext:value-type="float">
            <text:p>3.943852</text:p>
          </table:table-cell>
          <table:table-cell office:value-type="float" office:value="1.327993" calcext:value-type="float">
            <text:p>1.327993</text:p>
          </table:table-cell>
          <table:table-cell office:value-type="float" office:value="0.243578" calcext:value-type="float">
            <text:p>0.243578</text:p>
          </table:table-cell>
          <table:table-cell office:value-type="float" office:value="-0.866929" calcext:value-type="float">
            <text:p>-0.866929</text:p>
          </table:table-cell>
          <table:table-cell office:value-type="float" office:value="-0.771923" calcext:value-type="float">
            <text:p>-0.771923</text:p>
          </table:table-cell>
          <table:table-cell office:value-type="float" office:value="-0.110078" calcext:value-type="float">
            <text:p>-0.110078</text:p>
          </table:table-cell>
          <table:table-cell office:value-type="float" office:value="-1.74893" calcext:value-type="float">
            <text:p>-1.74893</text:p>
          </table:table-cell>
          <table:table-cell office:value-type="float" office:value="-0.086721" calcext:value-type="float">
            <text:p>-0.086721</text:p>
          </table:table-cell>
          <table:table-cell office:value-type="float" office:value="0.100033" calcext:value-type="float">
            <text:p>0.10003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06035" calcext:value-type="float">
            <text:p>3.206035</text:p>
          </table:table-cell>
          <table:table-cell office:value-type="float" office:value="2.997517" calcext:value-type="float">
            <text:p>2.997517</text:p>
          </table:table-cell>
          <table:table-cell office:value-type="float" office:value="0.485769" calcext:value-type="float">
            <text:p>0.485769</text:p>
          </table:table-cell>
          <table:table-cell office:value-type="float" office:value="-0.129112" calcext:value-type="float">
            <text:p>-0.129112</text:p>
          </table:table-cell>
          <table:table-cell office:value-type="float" office:value="-0.687213" calcext:value-type="float">
            <text:p>-0.687213</text:p>
          </table:table-cell>
          <table:table-cell office:value-type="float" office:value="0.736919" calcext:value-type="float">
            <text:p>0.736919</text:p>
          </table:table-cell>
          <table:table-cell office:value-type="float" office:value="-0.079406" calcext:value-type="float">
            <text:p>-0.079406</text:p>
          </table:table-cell>
          <table:table-cell office:value-type="float" office:value="-0.012927" calcext:value-type="float">
            <text:p>-0.012927</text:p>
          </table:table-cell>
          <table:table-cell office:value-type="float" office:value="0.100122" calcext:value-type="float">
            <text:p>0.100122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58677" calcext:value-type="float">
            <text:p>3.658677</text:p>
          </table:table-cell>
          <table:table-cell office:value-type="float" office:value="1.394733" calcext:value-type="float">
            <text:p>1.394733</text:p>
          </table:table-cell>
          <table:table-cell office:value-type="float" office:value="0.25326" calcext:value-type="float">
            <text:p>0.25326</text:p>
          </table:table-cell>
          <table:table-cell office:value-type="float" office:value="-0.581754" calcext:value-type="float">
            <text:p>-0.581754</text:p>
          </table:table-cell>
          <table:table-cell office:value-type="float" office:value="-0.647177" calcext:value-type="float">
            <text:p>-0.647177</text:p>
          </table:table-cell>
          <table:table-cell office:value-type="float" office:value="-0.453259" calcext:value-type="float">
            <text:p>-0.453259</text:p>
          </table:table-cell>
          <table:table-cell office:value-type="float" office:value="-1.68219" calcext:value-type="float">
            <text:p>-1.68219</text:p>
          </table:table-cell>
          <table:table-cell office:value-type="float" office:value="-0.058096" calcext:value-type="float">
            <text:p>-0.058096</text:p>
          </table:table-cell>
          <table:table-cell office:value-type="float" office:value="0.099864" calcext:value-type="float">
            <text:p>0.09986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490283" calcext:value-type="float">
            <text:p>4.490283</text:p>
          </table:table-cell>
          <table:table-cell office:value-type="float" office:value="0.06175" calcext:value-type="float">
            <text:p>0.06175</text:p>
          </table:table-cell>
          <table:table-cell office:value-type="float" office:value="0.1" calcext:value-type="float">
            <text:p>0.1</text:p>
          </table:table-cell>
          <table:table-cell office:value-type="float" office:value="-1.41336" calcext:value-type="float">
            <text:p>-1.41336</text:p>
          </table:table-cell>
          <table:table-cell office:value-type="float" office:value="-0.769225" calcext:value-type="float">
            <text:p>-0.769225</text:p>
          </table:table-cell>
          <table:table-cell office:value-type="float" office:value="-0.832588" calcext:value-type="float">
            <text:p>-0.832588</text:p>
          </table:table-cell>
          <table:table-cell office:value-type="float" office:value="-3.015173" calcext:value-type="float">
            <text:p>-3.015173</text:p>
          </table:table-cell>
          <table:table-cell office:value-type="float" office:value="-0.141169" calcext:value-type="float">
            <text:p>-0.141169</text:p>
          </table:table-cell>
          <table:table-cell office:value-type="float" office:value="0.099882" calcext:value-type="float">
            <text:p>0.099882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41383" calcext:value-type="float">
            <text:p>3.741383</text:p>
          </table:table-cell>
          <table:table-cell office:value-type="float" office:value="2.358432" calcext:value-type="float">
            <text:p>2.358432</text:p>
          </table:table-cell>
          <table:table-cell office:value-type="float" office:value="0.393059" calcext:value-type="float">
            <text:p>0.393059</text:p>
          </table:table-cell>
          <table:table-cell office:value-type="float" office:value="-0.66446" calcext:value-type="float">
            <text:p>-0.66446</text:p>
          </table:table-cell>
          <table:table-cell office:value-type="float" office:value="-0.79439" calcext:value-type="float">
            <text:p>-0.79439</text:p>
          </table:table-cell>
          <table:table-cell office:value-type="float" office:value="0.740358" calcext:value-type="float">
            <text:p>0.740358</text:p>
          </table:table-cell>
          <table:table-cell office:value-type="float" office:value="-0.718491" calcext:value-type="float">
            <text:p>-0.718491</text:p>
          </table:table-cell>
          <table:table-cell office:value-type="float" office:value="-0.067213" calcext:value-type="float">
            <text:p>-0.067213</text:p>
          </table:table-cell>
          <table:table-cell office:value-type="float" office:value="0.101154" calcext:value-type="float">
            <text:p>0.101154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30215" calcext:value-type="float">
            <text:p>2.930215</text:p>
          </table:table-cell>
          <table:table-cell office:value-type="float" office:value="3.421778" calcext:value-type="float">
            <text:p>3.421778</text:p>
          </table:table-cell>
          <table:table-cell office:value-type="float" office:value="0.547315" calcext:value-type="float">
            <text:p>0.547315</text:p>
          </table:table-cell>
          <table:table-cell office:value-type="float" office:value="0.146708" calcext:value-type="float">
            <text:p>0.146708</text:p>
          </table:table-cell>
          <table:table-cell office:value-type="float" office:value="-0.619685" calcext:value-type="float">
            <text:p>-0.619685</text:p>
          </table:table-cell>
          <table:table-cell office:value-type="float" office:value="0.817832" calcext:value-type="float">
            <text:p>0.817832</text:p>
          </table:table-cell>
          <table:table-cell office:value-type="float" office:value="0.344855" calcext:value-type="float">
            <text:p>0.344855</text:p>
          </table:table-cell>
          <table:table-cell office:value-type="float" office:value="0.014551" calcext:value-type="float">
            <text:p>0.014551</text:p>
          </table:table-cell>
          <table:table-cell office:value-type="float" office:value="0.099185" calcext:value-type="float">
            <text:p>0.099185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09699" calcext:value-type="float">
            <text:p>3.709699</text:p>
          </table:table-cell>
          <table:table-cell office:value-type="float" office:value="1.0785" calcext:value-type="float">
            <text:p>1.0785</text:p>
          </table:table-cell>
          <table:table-cell office:value-type="float" office:value="0.207385" calcext:value-type="float">
            <text:p>0.207385</text:p>
          </table:table-cell>
          <table:table-cell office:value-type="float" office:value="-0.632776" calcext:value-type="float">
            <text:p>-0.632776</text:p>
          </table:table-cell>
          <table:table-cell office:value-type="float" office:value="-0.585739" calcext:value-type="float">
            <text:p>-0.585739</text:p>
          </table:table-cell>
          <table:table-cell office:value-type="float" office:value="-0.779908" calcext:value-type="float">
            <text:p>-0.779908</text:p>
          </table:table-cell>
          <table:table-cell office:value-type="float" office:value="-1.998423" calcext:value-type="float">
            <text:p>-1.998423</text:p>
          </table:table-cell>
          <table:table-cell office:value-type="float" office:value="-0.063243" calcext:value-type="float">
            <text:p>-0.063243</text:p>
          </table:table-cell>
          <table:table-cell office:value-type="float" office:value="0.099946" calcext:value-type="float">
            <text:p>0.099946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35268" calcext:value-type="float">
            <text:p>4.35268</text:p>
          </table:table-cell>
          <table:table-cell office:value-type="float" office:value="0.503211" calcext:value-type="float">
            <text:p>0.503211</text:p>
          </table:table-cell>
          <table:table-cell office:value-type="float" office:value="0.12393" calcext:value-type="float">
            <text:p>0.12393</text:p>
          </table:table-cell>
          <table:table-cell office:value-type="float" office:value="-1.275757" calcext:value-type="float">
            <text:p>-1.275757</text:p>
          </table:table-cell>
          <table:table-cell office:value-type="float" office:value="-0.65419" calcext:value-type="float">
            <text:p>-0.65419</text:p>
          </table:table-cell>
          <table:table-cell office:value-type="float" office:value="-0.643766" calcext:value-type="float">
            <text:p>-0.643766</text:p>
          </table:table-cell>
          <table:table-cell office:value-type="float" office:value="-2.573712" calcext:value-type="float">
            <text:p>-2.573712</text:p>
          </table:table-cell>
          <table:table-cell office:value-type="float" office:value="-0.12742" calcext:value-type="float">
            <text:p>-0.12742</text:p>
          </table:table-cell>
          <table:table-cell office:value-type="float" office:value="0.099878" calcext:value-type="float">
            <text:p>0.099878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90702" calcext:value-type="float">
            <text:p>3.890702</text:p>
          </table:table-cell>
          <table:table-cell office:value-type="float" office:value="2.026458" calcext:value-type="float">
            <text:p>2.026458</text:p>
          </table:table-cell>
          <table:table-cell office:value-type="float" office:value="0.344901" calcext:value-type="float">
            <text:p>0.344901</text:p>
          </table:table-cell>
          <table:table-cell office:value-type="float" office:value="-0.813779" calcext:value-type="float">
            <text:p>-0.813779</text:p>
          </table:table-cell>
          <table:table-cell office:value-type="float" office:value="-0.69915" calcext:value-type="float">
            <text:p>-0.69915</text:p>
          </table:table-cell>
          <table:table-cell office:value-type="float" office:value="0.462464" calcext:value-type="float">
            <text:p>0.462464</text:p>
          </table:table-cell>
          <table:table-cell office:value-type="float" office:value="-1.050465" calcext:value-type="float">
            <text:p>-1.050465</text:p>
          </table:table-cell>
          <table:table-cell office:value-type="float" office:value="-0.081292" calcext:value-type="float">
            <text:p>-0.081292</text:p>
          </table:table-cell>
          <table:table-cell office:value-type="float" office:value="0.099895" calcext:value-type="float">
            <text:p>0.09989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0316" calcext:value-type="float">
            <text:p>3.660316</text:p>
          </table:table-cell>
          <table:table-cell office:value-type="float" office:value="2.038851" calcext:value-type="float">
            <text:p>2.038851</text:p>
          </table:table-cell>
          <table:table-cell office:value-type="float" office:value="0.346699" calcext:value-type="float">
            <text:p>0.346699</text:p>
          </table:table-cell>
          <table:table-cell office:value-type="float" office:value="-0.583393" calcext:value-type="float">
            <text:p>-0.583393</text:p>
          </table:table-cell>
          <table:table-cell office:value-type="float" office:value="-0.682522" calcext:value-type="float">
            <text:p>-0.682522</text:p>
          </table:table-cell>
          <table:table-cell office:value-type="float" office:value="0.227843" calcext:value-type="float">
            <text:p>0.227843</text:p>
          </table:table-cell>
          <table:table-cell office:value-type="float" office:value="-1.038072" calcext:value-type="float">
            <text:p>-1.038072</text:p>
          </table:table-cell>
          <table:table-cell office:value-type="float" office:value="-0.05899" calcext:value-type="float">
            <text:p>-0.05899</text:p>
          </table:table-cell>
          <table:table-cell office:value-type="float" office:value="0.101116" calcext:value-type="float">
            <text:p>0.10111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47371" calcext:value-type="float">
            <text:p>3.947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47371" calcext:value-type="float">
            <text:p>-3.947371</text:p>
          </table:table-cell>
          <table:table-cell office:value-type="float" office:value="-0.989662" calcext:value-type="float">
            <text:p>-0.989662</text:p>
          </table:table-cell>
          <table:table-cell office:value-type="float" office:value="-3.371457" calcext:value-type="float">
            <text:p>-3.371457</text:p>
          </table:table-cell>
          <table:table-cell office:value-type="float" office:value="-8.30849" calcext:value-type="float">
            <text:p>-8.30849</text:p>
          </table:table-cell>
          <table:table-cell office:value-type="float" office:value="-0.393862" calcext:value-type="float">
            <text:p>-0.393862</text:p>
          </table:table-cell>
          <table:table-cell office:value-type="float" office:value="0.099778" calcext:value-type="float">
            <text:p>0.099778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37335" calcext:value-type="float">
            <text:p>3.437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37335" calcext:value-type="float">
            <text:p>-3.437335</text:p>
          </table:table-cell>
          <table:table-cell office:value-type="float" office:value="-1.318598" calcext:value-type="float">
            <text:p>-1.318598</text:p>
          </table:table-cell>
          <table:table-cell office:value-type="float" office:value="0.512827" calcext:value-type="float">
            <text:p>0.512827</text:p>
          </table:table-cell>
          <table:table-cell office:value-type="float" office:value="-4.243105" calcext:value-type="float">
            <text:p>-4.243105</text:p>
          </table:table-cell>
          <table:table-cell office:value-type="float" office:value="-0.341863" calcext:value-type="float">
            <text:p>-0.341863</text:p>
          </table:table-cell>
          <table:table-cell office:value-type="float" office:value="0.099456" calcext:value-type="float">
            <text:p>0.09945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70888" calcext:value-type="float">
            <text:p>2.470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70888" calcext:value-type="float">
            <text:p>-2.470888</text:p>
          </table:table-cell>
          <table:table-cell office:value-type="float" office:value="-1.508811" calcext:value-type="float">
            <text:p>-1.508811</text:p>
          </table:table-cell>
          <table:table-cell office:value-type="float" office:value="0.961694" calcext:value-type="float">
            <text:p>0.961694</text:p>
          </table:table-cell>
          <table:table-cell office:value-type="float" office:value="-3.018005" calcext:value-type="float">
            <text:p>-3.018005</text:p>
          </table:table-cell>
          <table:table-cell office:value-type="float" office:value="-0.24831" calcext:value-type="float">
            <text:p>-0.24831</text:p>
          </table:table-cell>
          <table:table-cell office:value-type="float" office:value="0.100494" calcext:value-type="float">
            <text:p>0.10049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34813" calcext:value-type="float">
            <text:p>1.634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4813" calcext:value-type="float">
            <text:p>-1.634813</text:p>
          </table:table-cell>
          <table:table-cell office:value-type="float" office:value="-1.531134" calcext:value-type="float">
            <text:p>-1.531134</text:p>
          </table:table-cell>
          <table:table-cell office:value-type="float" office:value="0.836018" calcext:value-type="float">
            <text:p>0.836018</text:p>
          </table:table-cell>
          <table:table-cell office:value-type="float" office:value="-2.329929" calcext:value-type="float">
            <text:p>-2.329929</text:p>
          </table:table-cell>
          <table:table-cell office:value-type="float" office:value="-0.163492" calcext:value-type="float">
            <text:p>-0.163492</text:p>
          </table:table-cell>
          <table:table-cell office:value-type="float" office:value="0.100007" calcext:value-type="float">
            <text:p>0.100007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9378" calcext:value-type="float">
            <text:p>0.789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9378" calcext:value-type="float">
            <text:p>-0.789378</text:p>
          </table:table-cell>
          <table:table-cell office:value-type="float" office:value="-1.542898" calcext:value-type="float">
            <text:p>-1.542898</text:p>
          </table:table-cell>
          <table:table-cell office:value-type="float" office:value="0.845021" calcext:value-type="float">
            <text:p>0.845021</text:p>
          </table:table-cell>
          <table:table-cell office:value-type="float" office:value="-1.487256" calcext:value-type="float">
            <text:p>-1.487256</text:p>
          </table:table-cell>
          <table:table-cell office:value-type="float" office:value="-0.078977" calcext:value-type="float">
            <text:p>-0.078977</text:p>
          </table:table-cell>
          <table:table-cell office:value-type="float" office:value="0.100049" calcext:value-type="float">
            <text:p>0.100049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2614" calcext:value-type="float">
            <text:p>0.112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2614" calcext:value-type="float">
            <text:p>-0.112614</text:p>
          </table:table-cell>
          <table:table-cell office:value-type="float" office:value="-1.568701" calcext:value-type="float">
            <text:p>-1.568701</text:p>
          </table:table-cell>
          <table:table-cell office:value-type="float" office:value="0.677333" calcext:value-type="float">
            <text:p>0.677333</text:p>
          </table:table-cell>
          <table:table-cell office:value-type="float" office:value="-1.003982" calcext:value-type="float">
            <text:p>-1.003982</text:p>
          </table:table-cell>
          <table:table-cell office:value-type="float" office:value="-0.011252" calcext:value-type="float">
            <text:p>-0.011252</text:p>
          </table:table-cell>
          <table:table-cell office:value-type="float" office:value="0.099916" calcext:value-type="float">
            <text:p>0.099916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505458" calcext:value-type="float">
            <text:p>-1.505458</text:p>
          </table:table-cell>
          <table:table-cell office:value-type="float" office:value="0.112221" calcext:value-type="float">
            <text:p>0.112221</text:p>
          </table:table-cell>
          <table:table-cell office:value-type="float" office:value="-1.393237" calcext:value-type="float">
            <text:p>-1.393237</text:p>
          </table:table-cell>
          <table:table-cell office:value-type="float" office:value="0" calcext:value-type="float">
            <text:p>0</text:p>
          </table:table-cell>
          <table:table-cell office:value-type="float" office:value="0.10035" calcext:value-type="float">
            <text:p>0.10035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378038" calcext:value-type="float">
            <text:p>-1.378038</text:p>
          </table:table-cell>
          <table:table-cell office:value-type="float" office:value="0" calcext:value-type="float">
            <text:p>0</text:p>
          </table:table-cell>
          <table:table-cell office:value-type="float" office:value="-1.378038" calcext:value-type="float">
            <text:p>-1.378038</text:p>
          </table:table-cell>
          <table:table-cell office:value-type="float" office:value="0" calcext:value-type="float">
            <text:p>0</text:p>
          </table:table-cell>
          <table:table-cell office:value-type="float" office:value="0.099627" calcext:value-type="float">
            <text:p>0.099627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296745" calcext:value-type="float">
            <text:p>-1.296745</text:p>
          </table:table-cell>
          <table:table-cell office:value-type="float" office:value="0" calcext:value-type="float">
            <text:p>0</text:p>
          </table:table-cell>
          <table:table-cell office:value-type="float" office:value="-1.296745" calcext:value-type="float">
            <text:p>-1.296745</text:p>
          </table:table-cell>
          <table:table-cell office:value-type="float" office:value="0" calcext:value-type="float">
            <text:p>0</text:p>
          </table:table-cell>
          <table:table-cell office:value-type="float" office:value="0.100154" calcext:value-type="float">
            <text:p>0.10015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237755" calcext:value-type="float">
            <text:p>-1.237755</text:p>
          </table:table-cell>
          <table:table-cell office:value-type="float" office:value="0" calcext:value-type="float">
            <text:p>0</text:p>
          </table:table-cell>
          <table:table-cell office:value-type="float" office:value="-1.237755" calcext:value-type="float">
            <text:p>-1.237755</text:p>
          </table:table-cell>
          <table:table-cell office:value-type="float" office:value="0" calcext:value-type="float">
            <text:p>0</text:p>
          </table:table-cell>
          <table:table-cell office:value-type="float" office:value="0.099784" calcext:value-type="float">
            <text:p>0.09978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843894" calcext:value-type="float">
            <text:p>-0.843894</text:p>
          </table:table-cell>
          <table:table-cell office:value-type="float" office:value="0" calcext:value-type="float">
            <text:p>0</text:p>
          </table:table-cell>
          <table:table-cell office:value-type="float" office:value="-0.843894" calcext:value-type="float">
            <text:p>-0.843894</text:p>
          </table:table-cell>
          <table:table-cell office:value-type="float" office:value="0" calcext:value-type="float">
            <text:p>0</text:p>
          </table:table-cell>
          <table:table-cell office:value-type="float" office:value="0.099977" calcext:value-type="float">
            <text:p>0.09997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502031" calcext:value-type="float">
            <text:p>-0.502031</text:p>
          </table:table-cell>
          <table:table-cell office:value-type="float" office:value="0" calcext:value-type="float">
            <text:p>0</text:p>
          </table:table-cell>
          <table:table-cell office:value-type="float" office:value="-0.502031" calcext:value-type="float">
            <text:p>-0.502031</text:p>
          </table:table-cell>
          <table:table-cell office:value-type="float" office:value="0" calcext:value-type="float">
            <text:p>0</text:p>
          </table:table-cell>
          <table:table-cell office:value-type="float" office:value="0.100005" calcext:value-type="float">
            <text:p>0.100005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53721" calcext:value-type="float">
            <text:p>-0.253721</text:p>
          </table:table-cell>
          <table:table-cell office:value-type="float" office:value="0" calcext:value-type="float">
            <text:p>0</text:p>
          </table:table-cell>
          <table:table-cell office:value-type="float" office:value="-0.253721" calcext:value-type="float">
            <text:p>-0.253721</text:p>
          </table:table-cell>
          <table:table-cell office:value-type="float" office:value="0" calcext:value-type="float">
            <text:p>0</text:p>
          </table:table-cell>
          <table:table-cell office:value-type="float" office:value="0.099964" calcext:value-type="float">
            <text:p>0.09996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90228" calcext:value-type="float">
            <text:p>-0.090228</text:p>
          </table:table-cell>
          <table:table-cell office:value-type="float" office:value="0" calcext:value-type="float">
            <text:p>0</text:p>
          </table:table-cell>
          <table:table-cell office:value-type="float" office:value="-0.090228" calcext:value-type="float">
            <text:p>-0.090228</text:p>
          </table:table-cell>
          <table:table-cell office:value-type="float" office:value="0" calcext:value-type="float">
            <text:p>0</text:p>
          </table:table-cell>
          <table:table-cell office:value-type="float" office:value="0.100385" calcext:value-type="float">
            <text:p>0.10038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11252" calcext:value-type="float">
            <text:p>-0.011252</text:p>
          </table:table-cell>
          <table:table-cell office:value-type="float" office:value="0" calcext:value-type="float">
            <text:p>0</text:p>
          </table:table-cell>
          <table:table-cell office:value-type="float" office:value="-0.011252" calcext:value-type="float">
            <text:p>-0.011252</text:p>
          </table:table-cell>
          <table:table-cell office:value-type="float" office:value="0" calcext:value-type="float">
            <text:p>0</text:p>
          </table:table-cell>
          <table:table-cell office:value-type="float" office:value="0.099899" calcext:value-type="float">
            <text:p>0.099899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896" calcext:value-type="float">
            <text:p>0.09989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31" calcext:value-type="float">
            <text:p>0.099931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number-columns-repeated="12"/>
        </table:table-row>
      </table:table>
      <table:table table:name="right_front_wheel_stats" table:style-name="ta1">
        <office:forms form:automatic-focus="false" form:apply-design-mode="false"/>
        <table:shapes>
          <draw:frame draw:z-index="0" draw:style-name="gr1" draw:text-style-name="P1" svg:width="1034.73pt" svg:height="193.66pt" svg:x="773.91pt" svg:y="60.58pt">
            <draw:object draw:notify-on-update-of-ranges="right_front_wheel_stats.A2:right_front_wheel_stats.A153 right_front_wheel_stats.D1:right_front_wheel_stats.D1 right_front_wheel_stats.D2:right_front_wheel_stats.D153 right_front_wheel_stats.E1:right_front_wheel_stats.E1 right_front_wheel_stats.E2:right_front_wheel_stats.E153 right_front_wheel_stats.F1:right_front_wheel_stats.F1 right_front_wheel_stats.F2:right_front_wheel_stats.F15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right_front_wheel_stats.A2:right_front_wheel_stats.A153 right_front_wheel_stats.G1:right_front_wheel_stats.G1 right_front_wheel_stats.G2:right_front_wheel_stats.G15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219" calcext:value-type="float">
            <text:p>0.1002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16" calcext:value-type="float">
            <text:p>0.0999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0" calcext:value-type="float">
            <text:p>0</text:p>
          </table:table-cell>
          <table:table-cell office:value-type="float" office:value="-5.436955" calcext:value-type="float">
            <text:p>-5.436955</text:p>
          </table:table-cell>
          <table:table-cell office:value-type="float" office:value="-0.839648" calcext:value-type="float">
            <text:p>-0.839648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75381" calcext:value-type="float">
            <text:p>-0.175381</text:p>
          </table:table-cell>
          <table:table-cell office:value-type="float" office:value="-1.753881" calcext:value-type="float">
            <text:p>-1.753881</text:p>
          </table:table-cell>
          <table:table-cell office:value-type="float" office:value="-3.683109" calcext:value-type="float">
            <text:p>-3.683109</text:p>
          </table:table-cell>
          <table:table-cell office:value-type="float" office:value="-0.175381" calcext:value-type="float">
            <text:p>-0.175381</text:p>
          </table:table-cell>
          <table:table-cell office:value-type="float" office:value="0.099998" calcext:value-type="float">
            <text:p>0.09999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0" calcext:value-type="float">
            <text:p>0</text:p>
          </table:table-cell>
          <table:table-cell office:value-type="float" office:value="-3.858348" calcext:value-type="float">
            <text:p>-3.858348</text:p>
          </table:table-cell>
          <table:table-cell office:value-type="float" office:value="-0.610646" calcext:value-type="float">
            <text:p>-0.61064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50656" calcext:value-type="float">
            <text:p>-0.350656</text:p>
          </table:table-cell>
          <table:table-cell office:value-type="float" office:value="0" calcext:value-type="float">
            <text:p>0</text:p>
          </table:table-cell>
          <table:table-cell office:value-type="float" office:value="-2.104502" calcext:value-type="float">
            <text:p>-2.104502</text:p>
          </table:table-cell>
          <table:table-cell office:value-type="float" office:value="-0.175274" calcext:value-type="float">
            <text:p>-0.175274</text:p>
          </table:table-cell>
          <table:table-cell office:value-type="float" office:value="0.099937" calcext:value-type="float">
            <text:p>0.09993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99003" calcext:value-type="float">
            <text:p>-2.99003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1.236183" calcext:value-type="float">
            <text:p>1.236183</text:p>
          </table:table-cell>
          <table:table-cell office:value-type="float" office:value="-0.22779" calcext:value-type="float">
            <text:p>-0.22779</text:p>
          </table:table-cell>
          <table:table-cell office:value-type="float" office:value="3.008351" calcext:value-type="float">
            <text:p>3.008351</text:p>
          </table:table-cell>
          <table:table-cell office:value-type="float" office:value="4.016744" calcext:value-type="float">
            <text:p>4.016744</text:p>
          </table:table-cell>
          <table:table-cell office:value-type="float" office:value="0.122865" calcext:value-type="float">
            <text:p>0.122865</text:p>
          </table:table-cell>
          <table:table-cell office:value-type="float" office:value="0.099391" calcext:value-type="float">
            <text:p>0.09939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644819" calcext:value-type="float">
            <text:p>-2.644819</text:p>
          </table:table-cell>
          <table:table-cell office:value-type="float" office:value="-1.343479" calcext:value-type="float">
            <text:p>-1.343479</text:p>
          </table:table-cell>
          <table:table-cell office:value-type="float" office:value="-0.245824" calcext:value-type="float">
            <text:p>-0.245824</text:p>
          </table:table-cell>
          <table:table-cell office:value-type="float" office:value="0.890972" calcext:value-type="float">
            <text:p>0.890972</text:p>
          </table:table-cell>
          <table:table-cell office:value-type="float" office:value="-0.138012" calcext:value-type="float">
            <text:p>-0.138012</text:p>
          </table:table-cell>
          <table:table-cell office:value-type="float" office:value="-0.342593" calcext:value-type="float">
            <text:p>-0.342593</text:p>
          </table:table-cell>
          <table:table-cell office:value-type="float" office:value="0.410367" calcext:value-type="float">
            <text:p>0.410367</text:p>
          </table:table-cell>
          <table:table-cell office:value-type="float" office:value="0.089778" calcext:value-type="float">
            <text:p>0.089778</text:p>
          </table:table-cell>
          <table:table-cell office:value-type="float" office:value="0.100764" calcext:value-type="float">
            <text:p>0.10076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4352" calcext:value-type="float">
            <text:p>-1.124352</text:p>
          </table:table-cell>
          <table:table-cell office:value-type="float" office:value="-4.105163" calcext:value-type="float">
            <text:p>-4.105163</text:p>
          </table:table-cell>
          <table:table-cell office:value-type="float" office:value="-0.646451" calcext:value-type="float">
            <text:p>-0.646451</text:p>
          </table:table-cell>
          <table:table-cell office:value-type="float" office:value="-0.629494" calcext:value-type="float">
            <text:p>-0.629494</text:p>
          </table:table-cell>
          <table:table-cell office:value-type="float" office:value="-0.200945" calcext:value-type="float">
            <text:p>-0.200945</text:p>
          </table:table-cell>
          <table:table-cell office:value-type="float" office:value="-1.520878" calcext:value-type="float">
            <text:p>-1.520878</text:p>
          </table:table-cell>
          <table:table-cell office:value-type="float" office:value="-2.351317" calcext:value-type="float">
            <text:p>-2.351317</text:p>
          </table:table-cell>
          <table:table-cell office:value-type="float" office:value="-0.062932" calcext:value-type="float">
            <text:p>-0.062932</text:p>
          </table:table-cell>
          <table:table-cell office:value-type="float" office:value="0.099973" calcext:value-type="float">
            <text:p>0.09997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494" calcext:value-type="float">
            <text:p>-0.056494</text:p>
          </table:table-cell>
          <table:table-cell office:value-type="float" office:value="-4.891012" calcext:value-type="float">
            <text:p>-4.891012</text:p>
          </table:table-cell>
          <table:table-cell office:value-type="float" office:value="-0.760451" calcext:value-type="float">
            <text:p>-0.760451</text:p>
          </table:table-cell>
          <table:table-cell office:value-type="float" office:value="-1.697352" calcext:value-type="float">
            <text:p>-1.697352</text:p>
          </table:table-cell>
          <table:table-cell office:value-type="float" office:value="-0.370439" calcext:value-type="float">
            <text:p>-0.370439</text:p>
          </table:table-cell>
          <table:table-cell office:value-type="float" office:value="-1.069375" calcext:value-type="float">
            <text:p>-1.069375</text:p>
          </table:table-cell>
          <table:table-cell office:value-type="float" office:value="-3.137166" calcext:value-type="float">
            <text:p>-3.137166</text:p>
          </table:table-cell>
          <table:table-cell office:value-type="float" office:value="-0.169494" calcext:value-type="float">
            <text:p>-0.169494</text:p>
          </table:table-cell>
          <table:table-cell office:value-type="float" office:value="0.099858" calcext:value-type="float">
            <text:p>0.09985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0812" calcext:value-type="float">
            <text:p>-0.900812</text:p>
          </table:table-cell>
          <table:table-cell office:value-type="float" office:value="-2.223216" calcext:value-type="float">
            <text:p>-2.223216</text:p>
          </table:table-cell>
          <table:table-cell office:value-type="float" office:value="-0.373444" calcext:value-type="float">
            <text:p>-0.373444</text:p>
          </table:table-cell>
          <table:table-cell office:value-type="float" office:value="-0.853034" calcext:value-type="float">
            <text:p>-0.853034</text:p>
          </table:table-cell>
          <table:table-cell office:value-type="float" office:value="-0.456195" calcext:value-type="float">
            <text:p>-0.456195</text:p>
          </table:table-cell>
          <table:table-cell office:value-type="float" office:value="0.839859" calcext:value-type="float">
            <text:p>0.839859</text:p>
          </table:table-cell>
          <table:table-cell office:value-type="float" office:value="-0.46937" calcext:value-type="float">
            <text:p>-0.46937</text:p>
          </table:table-cell>
          <table:table-cell office:value-type="float" office:value="-0.085756" calcext:value-type="float">
            <text:p>-0.085756</text:p>
          </table:table-cell>
          <table:table-cell office:value-type="float" office:value="0.100531" calcext:value-type="float">
            <text:p>0.10053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972735" calcext:value-type="float">
            <text:p>-1.972735</text:p>
          </table:table-cell>
          <table:table-cell office:value-type="float" office:value="-0.893452" calcext:value-type="float">
            <text:p>-0.893452</text:p>
          </table:table-cell>
          <table:table-cell office:value-type="float" office:value="-0.180541" calcext:value-type="float">
            <text:p>-0.180541</text:p>
          </table:table-cell>
          <table:table-cell office:value-type="float" office:value="0.218889" calcext:value-type="float">
            <text:p>0.218889</text:p>
          </table:table-cell>
          <table:table-cell office:value-type="float" office:value="-0.434387" calcext:value-type="float">
            <text:p>-0.434387</text:p>
          </table:table-cell>
          <table:table-cell office:value-type="float" office:value="1.075892" calcext:value-type="float">
            <text:p>1.075892</text:p>
          </table:table-cell>
          <table:table-cell office:value-type="float" office:value="0.860394" calcext:value-type="float">
            <text:p>0.860394</text:p>
          </table:table-cell>
          <table:table-cell office:value-type="float" office:value="0.021808" calcext:value-type="float">
            <text:p>0.021808</text:p>
          </table:table-cell>
          <table:table-cell office:value-type="float" office:value="0.099631" calcext:value-type="float">
            <text:p>0.09963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35289" calcext:value-type="float">
            <text:p>-1.635289</text:p>
          </table:table-cell>
          <table:table-cell office:value-type="float" office:value="-2.655744" calcext:value-type="float">
            <text:p>-2.655744</text:p>
          </table:table-cell>
          <table:table-cell office:value-type="float" office:value="-0.436189" calcext:value-type="float">
            <text:p>-0.436189</text:p>
          </table:table-cell>
          <table:table-cell office:value-type="float" office:value="-0.118557" calcext:value-type="float">
            <text:p>-0.118557</text:p>
          </table:table-cell>
          <table:table-cell office:value-type="float" office:value="-0.446255" calcext:value-type="float">
            <text:p>-0.446255</text:p>
          </table:table-cell>
          <table:table-cell office:value-type="float" office:value="-0.337086" calcext:value-type="float">
            <text:p>-0.337086</text:p>
          </table:table-cell>
          <table:table-cell office:value-type="float" office:value="-0.901898" calcext:value-type="float">
            <text:p>-0.901898</text:p>
          </table:table-cell>
          <table:table-cell office:value-type="float" office:value="-0.011868" calcext:value-type="float">
            <text:p>-0.011868</text:p>
          </table:table-cell>
          <table:table-cell office:value-type="float" office:value="0.100107" calcext:value-type="float">
            <text:p>0.10010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5349" calcext:value-type="float">
            <text:p>-0.225349</text:p>
          </table:table-cell>
          <table:table-cell office:value-type="float" office:value="-5.294729" calcext:value-type="float">
            <text:p>-5.294729</text:p>
          </table:table-cell>
          <table:table-cell office:value-type="float" office:value="-0.819016" calcext:value-type="float">
            <text:p>-0.819016</text:p>
          </table:table-cell>
          <table:table-cell office:value-type="float" office:value="-1.528497" calcext:value-type="float">
            <text:p>-1.528497</text:p>
          </table:table-cell>
          <table:table-cell office:value-type="float" office:value="-0.5987" calcext:value-type="float">
            <text:p>-0.5987</text:p>
          </table:table-cell>
          <table:table-cell office:value-type="float" office:value="-1.413686" calcext:value-type="float">
            <text:p>-1.413686</text:p>
          </table:table-cell>
          <table:table-cell office:value-type="float" office:value="-3.540883" calcext:value-type="float">
            <text:p>-3.540883</text:p>
          </table:table-cell>
          <table:table-cell office:value-type="float" office:value="-0.152445" calcext:value-type="float">
            <text:p>-0.152445</text:p>
          </table:table-cell>
          <table:table-cell office:value-type="float" office:value="0.099735" calcext:value-type="float">
            <text:p>0.09973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9083" calcext:value-type="float">
            <text:p>-0.169083</text:p>
          </table:table-cell>
          <table:table-cell office:value-type="float" office:value="-3.976837" calcext:value-type="float">
            <text:p>-3.976837</text:p>
          </table:table-cell>
          <table:table-cell office:value-type="float" office:value="-0.627835" calcext:value-type="float">
            <text:p>-0.627835</text:p>
          </table:table-cell>
          <table:table-cell office:value-type="float" office:value="-1.584763" calcext:value-type="float">
            <text:p>-1.584763</text:p>
          </table:table-cell>
          <table:table-cell office:value-type="float" office:value="-0.582053" calcext:value-type="float">
            <text:p>-0.582053</text:p>
          </table:table-cell>
          <table:table-cell office:value-type="float" office:value="-0.056174" calcext:value-type="float">
            <text:p>-0.056174</text:p>
          </table:table-cell>
          <table:table-cell office:value-type="float" office:value="-2.222991" calcext:value-type="float">
            <text:p>-2.222991</text:p>
          </table:table-cell>
          <table:table-cell office:value-type="float" office:value="-0.158735" calcext:value-type="float">
            <text:p>-0.158735</text:p>
          </table:table-cell>
          <table:table-cell office:value-type="float" office:value="0.100163" calcext:value-type="float">
            <text:p>0.10016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8149" calcext:value-type="float">
            <text:p>-1.468149</text:p>
          </table:table-cell>
          <table:table-cell office:value-type="float" office:value="-1.166442" calcext:value-type="float">
            <text:p>-1.166442</text:p>
          </table:table-cell>
          <table:table-cell office:value-type="float" office:value="-0.220142" calcext:value-type="float">
            <text:p>-0.220142</text:p>
          </table:table-cell>
          <table:table-cell office:value-type="float" office:value="-0.285697" calcext:value-type="float">
            <text:p>-0.285697</text:p>
          </table:table-cell>
          <table:table-cell office:value-type="float" office:value="-0.435148" calcext:value-type="float">
            <text:p>-0.435148</text:p>
          </table:table-cell>
          <table:table-cell office:value-type="float" office:value="1.30825" calcext:value-type="float">
            <text:p>1.30825</text:p>
          </table:table-cell>
          <table:table-cell office:value-type="float" office:value="0.587405" calcext:value-type="float">
            <text:p>0.587405</text:p>
          </table:table-cell>
          <table:table-cell office:value-type="float" office:value="-0.028369" calcext:value-type="float">
            <text:p>-0.028369</text:p>
          </table:table-cell>
          <table:table-cell office:value-type="float" office:value="0.099298" calcext:value-type="float">
            <text:p>0.09929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248907" calcext:value-type="float">
            <text:p>-2.248907</text:p>
          </table:table-cell>
          <table:table-cell office:value-type="float" office:value="-0.990612" calcext:value-type="float">
            <text:p>-0.990612</text:p>
          </table:table-cell>
          <table:table-cell office:value-type="float" office:value="-0.194635" calcext:value-type="float">
            <text:p>-0.194635</text:p>
          </table:table-cell>
          <table:table-cell office:value-type="float" office:value="0.495061" calcext:value-type="float">
            <text:p>0.495061</text:p>
          </table:table-cell>
          <table:table-cell office:value-type="float" office:value="-0.50823" calcext:value-type="float">
            <text:p>-0.50823</text:p>
          </table:table-cell>
          <table:table-cell office:value-type="float" office:value="0.776403" calcext:value-type="float">
            <text:p>0.776403</text:p>
          </table:table-cell>
          <table:table-cell office:value-type="float" office:value="0.763234" calcext:value-type="float">
            <text:p>0.763234</text:p>
          </table:table-cell>
          <table:table-cell office:value-type="float" office:value="0.049784" calcext:value-type="float">
            <text:p>0.049784</text:p>
          </table:table-cell>
          <table:table-cell office:value-type="float" office:value="0.100561" calcext:value-type="float">
            <text:p>0.10056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61271" calcext:value-type="float">
            <text:p>-0.961271</text:p>
          </table:table-cell>
          <table:table-cell office:value-type="float" office:value="-4.510958" calcext:value-type="float">
            <text:p>-4.510958</text:p>
          </table:table-cell>
          <table:table-cell office:value-type="float" office:value="-0.705318" calcext:value-type="float">
            <text:p>-0.705318</text:p>
          </table:table-cell>
          <table:table-cell office:value-type="float" office:value="-0.792575" calcext:value-type="float">
            <text:p>-0.792575</text:p>
          </table:table-cell>
          <table:table-cell office:value-type="float" office:value="-0.677289" calcext:value-type="float">
            <text:p>-0.677289</text:p>
          </table:table-cell>
          <table:table-cell office:value-type="float" office:value="-1.287247" calcext:value-type="float">
            <text:p>-1.287247</text:p>
          </table:table-cell>
          <table:table-cell office:value-type="float" office:value="-2.757112" calcext:value-type="float">
            <text:p>-2.757112</text:p>
          </table:table-cell>
          <table:table-cell office:value-type="float" office:value="-0.079281" calcext:value-type="float">
            <text:p>-0.079281</text:p>
          </table:table-cell>
          <table:table-cell office:value-type="float" office:value="0.10003" calcext:value-type="float">
            <text:p>0.1000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" calcext:value-type="float">
            <text:p>0</text:p>
          </table:table-cell>
          <table:table-cell office:value-type="float" office:value="-5.256076" calcext:value-type="float">
            <text:p>-5.256076</text:p>
          </table:table-cell>
          <table:table-cell office:value-type="float" office:value="-0.813409" calcext:value-type="float">
            <text:p>-0.813409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90331" calcext:value-type="float">
            <text:p>-0.790331</text:p>
          </table:table-cell>
          <table:table-cell office:value-type="float" office:value="-0.958054" calcext:value-type="float">
            <text:p>-0.958054</text:p>
          </table:table-cell>
          <table:table-cell office:value-type="float" office:value="-3.50223" calcext:value-type="float">
            <text:p>-3.50223</text:p>
          </table:table-cell>
          <table:table-cell office:value-type="float" office:value="-0.175974" calcext:value-type="float">
            <text:p>-0.175974</text:p>
          </table:table-cell>
          <table:table-cell office:value-type="float" office:value="0.100336" calcext:value-type="float">
            <text:p>0.1003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973" calcext:value-type="float">
            <text:p>-1.3973</text:p>
          </table:table-cell>
          <table:table-cell office:value-type="float" office:value="-1.358944" calcext:value-type="float">
            <text:p>-1.358944</text:p>
          </table:table-cell>
          <table:table-cell office:value-type="float" office:value="-0.248068" calcext:value-type="float">
            <text:p>-0.248068</text:p>
          </table:table-cell>
          <table:table-cell office:value-type="float" office:value="-0.356546" calcext:value-type="float">
            <text:p>-0.356546</text:p>
          </table:table-cell>
          <table:table-cell office:value-type="float" office:value="-0.656228" calcext:value-type="float">
            <text:p>-0.656228</text:p>
          </table:table-cell>
          <table:table-cell office:value-type="float" office:value="1.407676" calcext:value-type="float">
            <text:p>1.407676</text:p>
          </table:table-cell>
          <table:table-cell office:value-type="float" office:value="0.394902" calcext:value-type="float">
            <text:p>0.394902</text:p>
          </table:table-cell>
          <table:table-cell office:value-type="float" office:value="-0.035392" calcext:value-type="float">
            <text:p>-0.035392</text:p>
          </table:table-cell>
          <table:table-cell office:value-type="float" office:value="0.099263" calcext:value-type="float">
            <text:p>0.09926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620016" calcext:value-type="float">
            <text:p>-2.620016</text:p>
          </table:table-cell>
          <table:table-cell office:value-type="float" office:value="-0.153206" calcext:value-type="float">
            <text:p>-0.153206</text:p>
          </table:table-cell>
          <table:table-cell office:value-type="float" office:value="-0.1" calcext:value-type="float">
            <text:p>-0.1</text:p>
          </table:table-cell>
          <table:table-cell office:value-type="float" office:value="0.86617" calcext:value-type="float">
            <text:p>0.86617</text:p>
          </table:table-cell>
          <table:table-cell office:value-type="float" office:value="-0.483519" calcext:value-type="float">
            <text:p>-0.483519</text:p>
          </table:table-cell>
          <table:table-cell office:value-type="float" office:value="1.217989" calcext:value-type="float">
            <text:p>1.217989</text:p>
          </table:table-cell>
          <table:table-cell office:value-type="float" office:value="1.60064" calcext:value-type="float">
            <text:p>1.60064</text:p>
          </table:table-cell>
          <table:table-cell office:value-type="float" office:value="0.086953" calcext:value-type="float">
            <text:p>0.086953</text:p>
          </table:table-cell>
          <table:table-cell office:value-type="float" office:value="0.100388" calcext:value-type="float">
            <text:p>0.10038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39943" calcext:value-type="float">
            <text:p>-1.239943</text:p>
          </table:table-cell>
          <table:table-cell office:value-type="float" office:value="-4.205591" calcext:value-type="float">
            <text:p>-4.205591</text:p>
          </table:table-cell>
          <table:table-cell office:value-type="float" office:value="-0.661019" calcext:value-type="float">
            <text:p>-0.661019</text:p>
          </table:table-cell>
          <table:table-cell office:value-type="float" office:value="-0.513903" calcext:value-type="float">
            <text:p>-0.513903</text:p>
          </table:table-cell>
          <table:table-cell office:value-type="float" office:value="-0.556677" calcext:value-type="float">
            <text:p>-0.556677</text:p>
          </table:table-cell>
          <table:table-cell office:value-type="float" office:value="-1.381165" calcext:value-type="float">
            <text:p>-1.381165</text:p>
          </table:table-cell>
          <table:table-cell office:value-type="float" office:value="-2.451745" calcext:value-type="float">
            <text:p>-2.451745</text:p>
          </table:table-cell>
          <table:table-cell office:value-type="float" office:value="-0.05135" calcext:value-type="float">
            <text:p>-0.05135</text:p>
          </table:table-cell>
          <table:table-cell office:value-type="float" office:value="0.099921" calcext:value-type="float">
            <text:p>0.09992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8752" calcext:value-type="float">
            <text:p>-0.168752</text:p>
          </table:table-cell>
          <table:table-cell office:value-type="float" office:value="-5.111454" calcext:value-type="float">
            <text:p>-5.111454</text:p>
          </table:table-cell>
          <table:table-cell office:value-type="float" office:value="-0.792429" calcext:value-type="float">
            <text:p>-0.792429</text:p>
          </table:table-cell>
          <table:table-cell office:value-type="float" office:value="-1.585094" calcext:value-type="float">
            <text:p>-1.585094</text:p>
          </table:table-cell>
          <table:table-cell office:value-type="float" office:value="-0.703665" calcext:value-type="float">
            <text:p>-0.703665</text:p>
          </table:table-cell>
          <table:table-cell office:value-type="float" office:value="-1.068849" calcext:value-type="float">
            <text:p>-1.068849</text:p>
          </table:table-cell>
          <table:table-cell office:value-type="float" office:value="-3.357608" calcext:value-type="float">
            <text:p>-3.357608</text:p>
          </table:table-cell>
          <table:table-cell office:value-type="float" office:value="-0.158857" calcext:value-type="float">
            <text:p>-0.158857</text:p>
          </table:table-cell>
          <table:table-cell office:value-type="float" office:value="0.100219" calcext:value-type="float">
            <text:p>0.10021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47" calcext:value-type="float">
            <text:p>-1.1247</text:p>
          </table:table-cell>
          <table:table-cell office:value-type="float" office:value="-2.045828" calcext:value-type="float">
            <text:p>-2.045828</text:p>
          </table:table-cell>
          <table:table-cell office:value-type="float" office:value="-0.347711" calcext:value-type="float">
            <text:p>-0.347711</text:p>
          </table:table-cell>
          <table:table-cell office:value-type="float" office:value="-0.629147" calcext:value-type="float">
            <text:p>-0.629147</text:p>
          </table:table-cell>
          <table:table-cell office:value-type="float" office:value="-0.614423" calcext:value-type="float">
            <text:p>-0.614423</text:p>
          </table:table-cell>
          <table:table-cell office:value-type="float" office:value="0.951588" calcext:value-type="float">
            <text:p>0.951588</text:p>
          </table:table-cell>
          <table:table-cell office:value-type="float" office:value="-0.291982" calcext:value-type="float">
            <text:p>-0.291982</text:p>
          </table:table-cell>
          <table:table-cell office:value-type="float" office:value="-0.063203" calcext:value-type="float">
            <text:p>-0.063203</text:p>
          </table:table-cell>
          <table:table-cell office:value-type="float" office:value="0.100458" calcext:value-type="float">
            <text:p>0.10045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141229" calcext:value-type="float">
            <text:p>-2.141229</text:p>
          </table:table-cell>
          <table:table-cell office:value-type="float" office:value="-0.764225" calcext:value-type="float">
            <text:p>-0.764225</text:p>
          </table:table-cell>
          <table:table-cell office:value-type="float" office:value="-0.161794" calcext:value-type="float">
            <text:p>-0.161794</text:p>
          </table:table-cell>
          <table:table-cell office:value-type="float" office:value="0.387383" calcext:value-type="float">
            <text:p>0.387383</text:p>
          </table:table-cell>
          <table:table-cell office:value-type="float" office:value="-0.417055" calcext:value-type="float">
            <text:p>-0.417055</text:p>
          </table:table-cell>
          <table:table-cell office:value-type="float" office:value="1.019294" calcext:value-type="float">
            <text:p>1.019294</text:p>
          </table:table-cell>
          <table:table-cell office:value-type="float" office:value="0.989622" calcext:value-type="float">
            <text:p>0.989622</text:p>
          </table:table-cell>
          <table:table-cell office:value-type="float" office:value="0.038633" calcext:value-type="float">
            <text:p>0.038633</text:p>
          </table:table-cell>
          <table:table-cell office:value-type="float" office:value="0.099729" calcext:value-type="float">
            <text:p>0.09972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27123" calcext:value-type="float">
            <text:p>-1.527123</text:p>
          </table:table-cell>
          <table:table-cell office:value-type="float" office:value="-3.007939" calcext:value-type="float">
            <text:p>-3.007939</text:p>
          </table:table-cell>
          <table:table-cell office:value-type="float" office:value="-0.487281" calcext:value-type="float">
            <text:p>-0.487281</text:p>
          </table:table-cell>
          <table:table-cell office:value-type="float" office:value="-0.226723" calcext:value-type="float">
            <text:p>-0.226723</text:p>
          </table:table-cell>
          <table:table-cell office:value-type="float" office:value="-0.411285" calcext:value-type="float">
            <text:p>-0.411285</text:p>
          </table:table-cell>
          <table:table-cell office:value-type="float" office:value="-0.616084" calcext:value-type="float">
            <text:p>-0.616084</text:p>
          </table:table-cell>
          <table:table-cell office:value-type="float" office:value="-1.254093" calcext:value-type="float">
            <text:p>-1.254093</text:p>
          </table:table-cell>
          <table:table-cell office:value-type="float" office:value="-0.0226" calcext:value-type="float">
            <text:p>-0.0226</text:p>
          </table:table-cell>
          <table:table-cell office:value-type="float" office:value="0.099679" calcext:value-type="float">
            <text:p>0.09967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256" calcext:value-type="float">
            <text:p>-0.056256</text:p>
          </table:table-cell>
          <table:table-cell office:value-type="float" office:value="-5.553924" calcext:value-type="float">
            <text:p>-5.553924</text:p>
          </table:table-cell>
          <table:table-cell office:value-type="float" office:value="-0.856617" calcext:value-type="float">
            <text:p>-0.856617</text:p>
          </table:table-cell>
          <table:table-cell office:value-type="float" office:value="-1.69759" calcext:value-type="float">
            <text:p>-1.69759</text:p>
          </table:table-cell>
          <table:table-cell office:value-type="float" office:value="-0.630725" calcext:value-type="float">
            <text:p>-0.630725</text:p>
          </table:table-cell>
          <table:table-cell office:value-type="float" office:value="-1.471763" calcext:value-type="float">
            <text:p>-1.471763</text:p>
          </table:table-cell>
          <table:table-cell office:value-type="float" office:value="-3.800078" calcext:value-type="float">
            <text:p>-3.800078</text:p>
          </table:table-cell>
          <table:table-cell office:value-type="float" office:value="-0.169656" calcext:value-type="float">
            <text:p>-0.169656</text:p>
          </table:table-cell>
          <table:table-cell office:value-type="float" office:value="0.099939" calcext:value-type="float">
            <text:p>0.099939</text:p>
            <draw:frame table:end-cell-address="right_front_wheel_stats.AB32" table:end-x="29.37pt" table:end-y="12.22pt" draw:z-index="2" draw:style-name="gr1" draw:text-style-name="P1" svg:width="927.55pt" svg:height="88.81pt" svg:x="47.31pt" svg:y="0.26pt">
              <draw:object draw:notify-on-update-of-ranges="right_front_wheel_stats.A2:right_front_wheel_stats.A153 right_front_wheel_stats.H1:right_front_wheel_stats.H1 right_front_wheel_stats.H2:right_front_wheel_stats.H153 right_front_wheel_stats.I1:right_front_wheel_stats.I1 right_front_wheel_stats.I2:right_front_wheel_stats.I153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81926" calcext:value-type="float">
            <text:p>-0.281926</text:p>
          </table:table-cell>
          <table:table-cell office:value-type="float" office:value="-3.699814" calcext:value-type="float">
            <text:p>-3.699814</text:p>
          </table:table-cell>
          <table:table-cell office:value-type="float" office:value="-0.587648" calcext:value-type="float">
            <text:p>-0.587648</text:p>
          </table:table-cell>
          <table:table-cell office:value-type="float" office:value="-1.47192" calcext:value-type="float">
            <text:p>-1.47192</text:p>
          </table:table-cell>
          <table:table-cell office:value-type="float" office:value="-0.699064" calcext:value-type="float">
            <text:p>-0.699064</text:p>
          </table:table-cell>
          <table:table-cell office:value-type="float" office:value="0.225015" calcext:value-type="float">
            <text:p>0.225015</text:p>
          </table:table-cell>
          <table:table-cell office:value-type="float" office:value="-1.945968" calcext:value-type="float">
            <text:p>-1.945968</text:p>
          </table:table-cell>
          <table:table-cell office:value-type="float" office:value="-0.14762" calcext:value-type="float">
            <text:p>-0.14762</text:p>
          </table:table-cell>
          <table:table-cell office:value-type="float" office:value="0.100291" calcext:value-type="float">
            <text:p>0.10029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4594" calcext:value-type="float">
            <text:p>-1.464594</text:p>
          </table:table-cell>
          <table:table-cell office:value-type="float" office:value="-1.409032" calcext:value-type="float">
            <text:p>-1.409032</text:p>
          </table:table-cell>
          <table:table-cell office:value-type="float" office:value="-0.255334" calcext:value-type="float">
            <text:p>-0.255334</text:p>
          </table:table-cell>
          <table:table-cell office:value-type="float" office:value="-0.289252" calcext:value-type="float">
            <text:p>-0.289252</text:p>
          </table:table-cell>
          <table:table-cell office:value-type="float" office:value="-0.551934" calcext:value-type="float">
            <text:p>-0.551934</text:p>
          </table:table-cell>
          <table:table-cell office:value-type="float" office:value="1.186" calcext:value-type="float">
            <text:p>1.186</text:p>
          </table:table-cell>
          <table:table-cell office:value-type="float" office:value="0.344814" calcext:value-type="float">
            <text:p>0.344814</text:p>
          </table:table-cell>
          <table:table-cell office:value-type="float" office:value="-0.028844" calcext:value-type="float">
            <text:p>-0.028844</text:p>
          </table:table-cell>
          <table:table-cell office:value-type="float" office:value="0.099719" calcext:value-type="float">
            <text:p>0.09971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08496" calcext:value-type="float">
            <text:p>-2.08496</text:p>
          </table:table-cell>
          <table:table-cell office:value-type="float" office:value="-1.285684" calcext:value-type="float">
            <text:p>-1.285684</text:p>
          </table:table-cell>
          <table:table-cell office:value-type="float" office:value="-0.23744" calcext:value-type="float">
            <text:p>-0.23744</text:p>
          </table:table-cell>
          <table:table-cell office:value-type="float" office:value="0.331114" calcext:value-type="float">
            <text:p>0.331114</text:p>
          </table:table-cell>
          <table:table-cell office:value-type="float" office:value="-0.483437" calcext:value-type="float">
            <text:p>-0.483437</text:p>
          </table:table-cell>
          <table:table-cell office:value-type="float" office:value="0.620485" calcext:value-type="float">
            <text:p>0.620485</text:p>
          </table:table-cell>
          <table:table-cell office:value-type="float" office:value="0.468162" calcext:value-type="float">
            <text:p>0.468162</text:p>
          </table:table-cell>
          <table:table-cell office:value-type="float" office:value="0.033105" calcext:value-type="float">
            <text:p>0.033105</text:p>
          </table:table-cell>
          <table:table-cell office:value-type="float" office:value="0.099981" calcext:value-type="float">
            <text:p>0.09998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50114" calcext:value-type="float">
            <text:p>-0.450114</text:p>
          </table:table-cell>
          <table:table-cell office:value-type="float" office:value="-5.392418" calcext:value-type="float">
            <text:p>-5.392418</text:p>
          </table:table-cell>
          <table:table-cell office:value-type="float" office:value="-0.833188" calcext:value-type="float">
            <text:p>-0.833188</text:p>
          </table:table-cell>
          <table:table-cell office:value-type="float" office:value="-1.303732" calcext:value-type="float">
            <text:p>-1.303732</text:p>
          </table:table-cell>
          <table:table-cell office:value-type="float" office:value="-0.70083" calcext:value-type="float">
            <text:p>-0.70083</text:p>
          </table:table-cell>
          <table:table-cell office:value-type="float" office:value="-1.63401" calcext:value-type="float">
            <text:p>-1.63401</text:p>
          </table:table-cell>
          <table:table-cell office:value-type="float" office:value="-3.638572" calcext:value-type="float">
            <text:p>-3.638572</text:p>
          </table:table-cell>
          <table:table-cell office:value-type="float" office:value="-0.13044" calcext:value-type="float">
            <text:p>-0.13044</text:p>
          </table:table-cell>
          <table:table-cell office:value-type="float" office:value="0.100051" calcext:value-type="float">
            <text:p>0.10005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299" calcext:value-type="float">
            <text:p>-0.056299</text:p>
          </table:table-cell>
          <table:table-cell office:value-type="float" office:value="-4.665633" calcext:value-type="float">
            <text:p>-4.665633</text:p>
          </table:table-cell>
          <table:table-cell office:value-type="float" office:value="-0.727756" calcext:value-type="float">
            <text:p>-0.727756</text:p>
          </table:table-cell>
          <table:table-cell office:value-type="float" office:value="-1.697547" calcext:value-type="float">
            <text:p>-1.697547</text:p>
          </table:table-cell>
          <table:table-cell office:value-type="float" office:value="-0.818342" calcext:value-type="float">
            <text:p>-0.818342</text:p>
          </table:table-cell>
          <table:table-cell office:value-type="float" office:value="-0.395898" calcext:value-type="float">
            <text:p>-0.395898</text:p>
          </table:table-cell>
          <table:table-cell office:value-type="float" office:value="-2.911787" calcext:value-type="float">
            <text:p>-2.911787</text:p>
          </table:table-cell>
          <table:table-cell office:value-type="float" office:value="-0.168862" calcext:value-type="float">
            <text:p>-0.168862</text:p>
          </table:table-cell>
          <table:table-cell office:value-type="float" office:value="0.099474" calcext:value-type="float">
            <text:p>0.09947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21657" calcext:value-type="float">
            <text:p>-1.521657</text:p>
          </table:table-cell>
          <table:table-cell office:value-type="float" office:value="-1.200158" calcext:value-type="float">
            <text:p>-1.200158</text:p>
          </table:table-cell>
          <table:table-cell office:value-type="float" office:value="-0.225033" calcext:value-type="float">
            <text:p>-0.225033</text:p>
          </table:table-cell>
          <table:table-cell office:value-type="float" office:value="-0.232189" calcext:value-type="float">
            <text:p>-0.232189</text:p>
          </table:table-cell>
          <table:table-cell office:value-type="float" office:value="-0.682654" calcext:value-type="float">
            <text:p>-0.682654</text:p>
          </table:table-cell>
          <table:table-cell office:value-type="float" office:value="1.468532" calcext:value-type="float">
            <text:p>1.468532</text:p>
          </table:table-cell>
          <table:table-cell office:value-type="float" office:value="0.553688" calcext:value-type="float">
            <text:p>0.553688</text:p>
          </table:table-cell>
          <table:table-cell office:value-type="float" office:value="-0.023169" calcext:value-type="float">
            <text:p>-0.023169</text:p>
          </table:table-cell>
          <table:table-cell office:value-type="float" office:value="0.099784" calcext:value-type="float">
            <text:p>0.09978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432329" calcext:value-type="float">
            <text:p>-2.432329</text:p>
          </table:table-cell>
          <table:table-cell office:value-type="float" office:value="-0.722043" calcext:value-type="float">
            <text:p>-0.722043</text:p>
          </table:table-cell>
          <table:table-cell office:value-type="float" office:value="-0.155675" calcext:value-type="float">
            <text:p>-0.155675</text:p>
          </table:table-cell>
          <table:table-cell office:value-type="float" office:value="0.678483" calcext:value-type="float">
            <text:p>0.678483</text:p>
          </table:table-cell>
          <table:table-cell office:value-type="float" office:value="-0.551137" calcext:value-type="float">
            <text:p>-0.551137</text:p>
          </table:table-cell>
          <table:table-cell office:value-type="float" office:value="0.904458" calcext:value-type="float">
            <text:p>0.904458</text:p>
          </table:table-cell>
          <table:table-cell office:value-type="float" office:value="1.031804" calcext:value-type="float">
            <text:p>1.031804</text:p>
          </table:table-cell>
          <table:table-cell office:value-type="float" office:value="0.068314" calcext:value-type="float">
            <text:p>0.068314</text:p>
          </table:table-cell>
          <table:table-cell office:value-type="float" office:value="0.100687" calcext:value-type="float">
            <text:p>0.10068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6568" calcext:value-type="float">
            <text:p>-0.956568</text:p>
          </table:table-cell>
          <table:table-cell office:value-type="float" office:value="-4.695865" calcext:value-type="float">
            <text:p>-4.695865</text:p>
          </table:table-cell>
          <table:table-cell office:value-type="float" office:value="-0.732141" calcext:value-type="float">
            <text:p>-0.732141</text:p>
          </table:table-cell>
          <table:table-cell office:value-type="float" office:value="-0.797278" calcext:value-type="float">
            <text:p>-0.797278</text:p>
          </table:table-cell>
          <table:table-cell office:value-type="float" office:value="-0.669528" calcext:value-type="float">
            <text:p>-0.669528</text:p>
          </table:table-cell>
          <table:table-cell office:value-type="float" office:value="-1.475213" calcext:value-type="float">
            <text:p>-1.475213</text:p>
          </table:table-cell>
          <table:table-cell office:value-type="float" office:value="-2.942019" calcext:value-type="float">
            <text:p>-2.942019</text:p>
          </table:table-cell>
          <table:table-cell office:value-type="float" office:value="-0.079757" calcext:value-type="float">
            <text:p>-0.079757</text:p>
          </table:table-cell>
          <table:table-cell office:value-type="float" office:value="0.100037" calcext:value-type="float">
            <text:p>0.10003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256" calcext:value-type="float">
            <text:p>-0.056256</text:p>
          </table:table-cell>
          <table:table-cell office:value-type="float" office:value="-5.168048" calcext:value-type="float">
            <text:p>-5.168048</text:p>
          </table:table-cell>
          <table:table-cell office:value-type="float" office:value="-0.800639" calcext:value-type="float">
            <text:p>-0.800639</text:p>
          </table:table-cell>
          <table:table-cell office:value-type="float" office:value="-1.69759" calcext:value-type="float">
            <text:p>-1.69759</text:p>
          </table:table-cell>
          <table:table-cell office:value-type="float" office:value="-0.816777" calcext:value-type="float">
            <text:p>-0.816777</text:p>
          </table:table-cell>
          <table:table-cell office:value-type="float" office:value="-0.899835" calcext:value-type="float">
            <text:p>-0.899835</text:p>
          </table:table-cell>
          <table:table-cell office:value-type="float" office:value="-3.414202" calcext:value-type="float">
            <text:p>-3.414202</text:p>
          </table:table-cell>
          <table:table-cell office:value-type="float" office:value="-0.169849" calcext:value-type="float">
            <text:p>-0.169849</text:p>
          </table:table-cell>
          <table:table-cell office:value-type="float" office:value="0.100053" calcext:value-type="float">
            <text:p>0.10005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7575" calcext:value-type="float">
            <text:p>-1.297575</text:p>
          </table:table-cell>
          <table:table-cell office:value-type="float" office:value="-1.656104" calcext:value-type="float">
            <text:p>-1.656104</text:p>
          </table:table-cell>
          <table:table-cell office:value-type="float" office:value="-0.291176" calcext:value-type="float">
            <text:p>-0.291176</text:p>
          </table:table-cell>
          <table:table-cell office:value-type="float" office:value="-0.456271" calcext:value-type="float">
            <text:p>-0.456271</text:p>
          </table:table-cell>
          <table:table-cell office:value-type="float" office:value="-0.692557" calcext:value-type="float">
            <text:p>-0.692557</text:p>
          </table:table-cell>
          <table:table-cell office:value-type="float" office:value="1.246569" calcext:value-type="float">
            <text:p>1.246569</text:p>
          </table:table-cell>
          <table:table-cell office:value-type="float" office:value="0.097742" calcext:value-type="float">
            <text:p>0.097742</text:p>
          </table:table-cell>
          <table:table-cell office:value-type="float" office:value="-0.045435" calcext:value-type="float">
            <text:p>-0.045435</text:p>
          </table:table-cell>
          <table:table-cell office:value-type="float" office:value="0.099579" calcext:value-type="float">
            <text:p>0.09957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532297" calcext:value-type="float">
            <text:p>-2.532297</text:p>
          </table:table-cell>
          <table:table-cell office:value-type="float" office:value="-0.210591" calcext:value-type="float">
            <text:p>-0.210591</text:p>
          </table:table-cell>
          <table:table-cell office:value-type="float" office:value="-0.1" calcext:value-type="float">
            <text:p>-0.1</text:p>
          </table:table-cell>
          <table:table-cell office:value-type="float" office:value="0.778451" calcext:value-type="float">
            <text:p>0.778451</text:p>
          </table:table-cell>
          <table:table-cell office:value-type="float" office:value="-0.4669" calcext:value-type="float">
            <text:p>-0.4669</text:p>
          </table:table-cell>
          <table:table-cell office:value-type="float" office:value="1.231704" calcext:value-type="float">
            <text:p>1.231704</text:p>
          </table:table-cell>
          <table:table-cell office:value-type="float" office:value="1.543255" calcext:value-type="float">
            <text:p>1.543255</text:p>
          </table:table-cell>
          <table:table-cell office:value-type="float" office:value="0.078036" calcext:value-type="float">
            <text:p>0.078036</text:p>
          </table:table-cell>
          <table:table-cell office:value-type="float" office:value="0.100245" calcext:value-type="float">
            <text:p>0.10024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11453" calcext:value-type="float">
            <text:p>-1.411453</text:p>
          </table:table-cell>
          <table:table-cell office:value-type="float" office:value="-3.686519" calcext:value-type="float">
            <text:p>-3.686519</text:p>
          </table:table-cell>
          <table:table-cell office:value-type="float" office:value="-0.58572" calcext:value-type="float">
            <text:p>-0.58572</text:p>
          </table:table-cell>
          <table:table-cell office:value-type="float" office:value="-0.342394" calcext:value-type="float">
            <text:p>-0.342394</text:p>
          </table:table-cell>
          <table:table-cell office:value-type="float" office:value="-0.472386" calcext:value-type="float">
            <text:p>-0.472386</text:p>
          </table:table-cell>
          <table:table-cell office:value-type="float" office:value="-1.117893" calcext:value-type="float">
            <text:p>-1.117893</text:p>
          </table:table-cell>
          <table:table-cell office:value-type="float" office:value="-1.932673" calcext:value-type="float">
            <text:p>-1.932673</text:p>
          </table:table-cell>
          <table:table-cell office:value-type="float" office:value="-0.03433" calcext:value-type="float">
            <text:p>-0.03433</text:p>
          </table:table-cell>
          <table:table-cell office:value-type="float" office:value="0.100264" calcext:value-type="float">
            <text:p>0.10026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68" calcext:value-type="float">
            <text:p>-0.11268</text:p>
          </table:table-cell>
          <table:table-cell office:value-type="float" office:value="-5.364403" calcext:value-type="float">
            <text:p>-5.364403</text:p>
          </table:table-cell>
          <table:table-cell office:value-type="float" office:value="-0.829123" calcext:value-type="float">
            <text:p>-0.829123</text:p>
          </table:table-cell>
          <table:table-cell office:value-type="float" office:value="-1.641166" calcext:value-type="float">
            <text:p>-1.641166</text:p>
          </table:table-cell>
          <table:table-cell office:value-type="float" office:value="-0.669462" calcext:value-type="float">
            <text:p>-0.669462</text:p>
          </table:table-cell>
          <table:table-cell office:value-type="float" office:value="-1.299929" calcext:value-type="float">
            <text:p>-1.299929</text:p>
          </table:table-cell>
          <table:table-cell office:value-type="float" office:value="-3.610557" calcext:value-type="float">
            <text:p>-3.610557</text:p>
          </table:table-cell>
          <table:table-cell office:value-type="float" office:value="-0.16397" calcext:value-type="float">
            <text:p>-0.16397</text:p>
          </table:table-cell>
          <table:table-cell office:value-type="float" office:value="0.099911" calcext:value-type="float">
            <text:p>0.09991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0604" calcext:value-type="float">
            <text:p>-0.900604</text:p>
          </table:table-cell>
          <table:table-cell office:value-type="float" office:value="-2.448143" calcext:value-type="float">
            <text:p>-2.448143</text:p>
          </table:table-cell>
          <table:table-cell office:value-type="float" office:value="-0.406074" calcext:value-type="float">
            <text:p>-0.406074</text:p>
          </table:table-cell>
          <table:table-cell office:value-type="float" office:value="-0.853242" calcext:value-type="float">
            <text:p>-0.853242</text:p>
          </table:table-cell>
          <table:table-cell office:value-type="float" office:value="-0.624801" calcext:value-type="float">
            <text:p>-0.624801</text:p>
          </table:table-cell>
          <table:table-cell office:value-type="float" office:value="0.783746" calcext:value-type="float">
            <text:p>0.783746</text:p>
          </table:table-cell>
          <table:table-cell office:value-type="float" office:value="-0.694297" calcext:value-type="float">
            <text:p>-0.694297</text:p>
          </table:table-cell>
          <table:table-cell office:value-type="float" office:value="-0.085779" calcext:value-type="float">
            <text:p>-0.085779</text:p>
          </table:table-cell>
          <table:table-cell office:value-type="float" office:value="0.100533" calcext:value-type="float">
            <text:p>0.10053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257693" calcext:value-type="float">
            <text:p>-2.257693</text:p>
          </table:table-cell>
          <table:table-cell office:value-type="float" office:value="-0.295688" calcext:value-type="float">
            <text:p>-0.295688</text:p>
          </table:table-cell>
          <table:table-cell office:value-type="float" office:value="-0.1" calcext:value-type="float">
            <text:p>-0.1</text:p>
          </table:table-cell>
          <table:table-cell office:value-type="float" office:value="0.503847" calcext:value-type="float">
            <text:p>0.503847</text:p>
          </table:table-cell>
          <table:table-cell office:value-type="float" office:value="-0.405661" calcext:value-type="float">
            <text:p>-0.405661</text:p>
          </table:table-cell>
          <table:table-cell office:value-type="float" office:value="1.359973" calcext:value-type="float">
            <text:p>1.359973</text:p>
          </table:table-cell>
          <table:table-cell office:value-type="float" office:value="1.458159" calcext:value-type="float">
            <text:p>1.458159</text:p>
          </table:table-cell>
          <table:table-cell office:value-type="float" office:value="0.050278" calcext:value-type="float">
            <text:p>0.050278</text:p>
          </table:table-cell>
          <table:table-cell office:value-type="float" office:value="0.099788" calcext:value-type="float">
            <text:p>0.09978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90408" calcext:value-type="float">
            <text:p>-1.690408</text:p>
          </table:table-cell>
          <table:table-cell office:value-type="float" office:value="-2.773664" calcext:value-type="float">
            <text:p>-2.773664</text:p>
          </table:table-cell>
          <table:table-cell office:value-type="float" office:value="-0.453295" calcext:value-type="float">
            <text:p>-0.453295</text:p>
          </table:table-cell>
          <table:table-cell office:value-type="float" office:value="-0.063438" calcext:value-type="float">
            <text:p>-0.063438</text:p>
          </table:table-cell>
          <table:table-cell office:value-type="float" office:value="-0.388833" calcext:value-type="float">
            <text:p>-0.388833</text:p>
          </table:table-cell>
          <table:table-cell office:value-type="float" office:value="-0.567546" calcext:value-type="float">
            <text:p>-0.567546</text:p>
          </table:table-cell>
          <table:table-cell office:value-type="float" office:value="-1.019818" calcext:value-type="float">
            <text:p>-1.019818</text:p>
          </table:table-cell>
          <table:table-cell office:value-type="float" office:value="-0.006341" calcext:value-type="float">
            <text:p>-0.006341</text:p>
          </table:table-cell>
          <table:table-cell office:value-type="float" office:value="0.099954" calcext:value-type="float">
            <text:p>0.09995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439" calcext:value-type="float">
            <text:p>-0.112439</text:p>
          </table:table-cell>
          <table:table-cell office:value-type="float" office:value="-5.596525" calcext:value-type="float">
            <text:p>-5.596525</text:p>
          </table:table-cell>
          <table:table-cell office:value-type="float" office:value="-0.862796" calcext:value-type="float">
            <text:p>-0.862796</text:p>
          </table:table-cell>
          <table:table-cell office:value-type="float" office:value="-1.641407" calcext:value-type="float">
            <text:p>-1.641407</text:p>
          </table:table-cell>
          <table:table-cell office:value-type="float" office:value="-0.621055" calcext:value-type="float">
            <text:p>-0.621055</text:p>
          </table:table-cell>
          <table:table-cell office:value-type="float" office:value="-1.580216" calcext:value-type="float">
            <text:p>-1.580216</text:p>
          </table:table-cell>
          <table:table-cell office:value-type="float" office:value="-3.842679" calcext:value-type="float">
            <text:p>-3.842679</text:p>
          </table:table-cell>
          <table:table-cell office:value-type="float" office:value="-0.163907" calcext:value-type="float">
            <text:p>-0.163907</text:p>
          </table:table-cell>
          <table:table-cell office:value-type="float" office:value="0.099858" calcext:value-type="float">
            <text:p>0.09985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3842" calcext:value-type="float">
            <text:p>-0.33842</text:p>
          </table:table-cell>
          <table:table-cell office:value-type="float" office:value="-3.624232" calcext:value-type="float">
            <text:p>-3.624232</text:p>
          </table:table-cell>
          <table:table-cell office:value-type="float" office:value="-0.576684" calcext:value-type="float">
            <text:p>-0.576684</text:p>
          </table:table-cell>
          <table:table-cell office:value-type="float" office:value="-1.415426" calcext:value-type="float">
            <text:p>-1.415426</text:p>
          </table:table-cell>
          <table:table-cell office:value-type="float" office:value="-0.682112" calcext:value-type="float">
            <text:p>-0.682112</text:p>
          </table:table-cell>
          <table:table-cell office:value-type="float" office:value="0.227151" calcext:value-type="float">
            <text:p>0.227151</text:p>
          </table:table-cell>
          <table:table-cell office:value-type="float" office:value="-1.870386" calcext:value-type="float">
            <text:p>-1.870386</text:p>
          </table:table-cell>
          <table:table-cell office:value-type="float" office:value="-0.140814" calcext:value-type="float">
            <text:p>-0.140814</text:p>
          </table:table-cell>
          <table:table-cell office:value-type="float" office:value="0.099485" calcext:value-type="float">
            <text:p>0.09948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3334" calcext:value-type="float">
            <text:p>-1.63334</text:p>
          </table:table-cell>
          <table:table-cell office:value-type="float" office:value="-1.109703" calcext:value-type="float">
            <text:p>-1.109703</text:p>
          </table:table-cell>
          <table:table-cell office:value-type="float" office:value="-0.211911" calcext:value-type="float">
            <text:p>-0.211911</text:p>
          </table:table-cell>
          <table:table-cell office:value-type="float" office:value="-0.120506" calcext:value-type="float">
            <text:p>-0.120506</text:p>
          </table:table-cell>
          <table:table-cell office:value-type="float" office:value="-0.524368" calcext:value-type="float">
            <text:p>-0.524368</text:p>
          </table:table-cell>
          <table:table-cell office:value-type="float" office:value="1.289018" calcext:value-type="float">
            <text:p>1.289018</text:p>
          </table:table-cell>
          <table:table-cell office:value-type="float" office:value="0.644144" calcext:value-type="float">
            <text:p>0.644144</text:p>
          </table:table-cell>
          <table:table-cell office:value-type="float" office:value="-0.012106" calcext:value-type="float">
            <text:p>-0.012106</text:p>
          </table:table-cell>
          <table:table-cell office:value-type="float" office:value="0.100458" calcext:value-type="float">
            <text:p>0.10045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023169" calcext:value-type="float">
            <text:p>-2.023169</text:p>
          </table:table-cell>
          <table:table-cell office:value-type="float" office:value="-1.547282" calcext:value-type="float">
            <text:p>-1.547282</text:p>
          </table:table-cell>
          <table:table-cell office:value-type="float" office:value="-0.275389" calcext:value-type="float">
            <text:p>-0.275389</text:p>
          </table:table-cell>
          <table:table-cell office:value-type="float" office:value="0.269323" calcext:value-type="float">
            <text:p>0.269323</text:p>
          </table:table-cell>
          <table:table-cell office:value-type="float" office:value="-0.451957" calcext:value-type="float">
            <text:p>-0.451957</text:p>
          </table:table-cell>
          <table:table-cell office:value-type="float" office:value="0.389198" calcext:value-type="float">
            <text:p>0.389198</text:p>
          </table:table-cell>
          <table:table-cell office:value-type="float" office:value="0.206564" calcext:value-type="float">
            <text:p>0.206564</text:p>
          </table:table-cell>
          <table:table-cell office:value-type="float" office:value="0.026976" calcext:value-type="float">
            <text:p>0.026976</text:p>
          </table:table-cell>
          <table:table-cell office:value-type="float" office:value="0.100162" calcext:value-type="float">
            <text:p>0.10016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96092" calcext:value-type="float">
            <text:p>-0.396092</text:p>
          </table:table-cell>
          <table:table-cell office:value-type="float" office:value="-5.403268" calcext:value-type="float">
            <text:p>-5.403268</text:p>
          </table:table-cell>
          <table:table-cell office:value-type="float" office:value="-0.834761" calcext:value-type="float">
            <text:p>-0.834761</text:p>
          </table:table-cell>
          <table:table-cell office:value-type="float" office:value="-1.357754" calcext:value-type="float">
            <text:p>-1.357754</text:p>
          </table:table-cell>
          <table:table-cell office:value-type="float" office:value="-0.665876" calcext:value-type="float">
            <text:p>-0.665876</text:p>
          </table:table-cell>
          <table:table-cell office:value-type="float" office:value="-1.625792" calcext:value-type="float">
            <text:p>-1.625792</text:p>
          </table:table-cell>
          <table:table-cell office:value-type="float" office:value="-3.649422" calcext:value-type="float">
            <text:p>-3.649422</text:p>
          </table:table-cell>
          <table:table-cell office:value-type="float" office:value="-0.135883" calcext:value-type="float">
            <text:p>-0.135883</text:p>
          </table:table-cell>
          <table:table-cell office:value-type="float" office:value="0.100079" calcext:value-type="float">
            <text:p>0.10007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" calcext:value-type="float">
            <text:p>0</text:p>
          </table:table-cell>
          <table:table-cell office:value-type="float" office:value="-4.710819" calcext:value-type="float">
            <text:p>-4.710819</text:p>
          </table:table-cell>
          <table:table-cell office:value-type="float" office:value="-0.734311" calcext:value-type="float">
            <text:p>-0.734311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06848" calcext:value-type="float">
            <text:p>-0.806848</text:p>
          </table:table-cell>
          <table:table-cell office:value-type="float" office:value="-0.396279" calcext:value-type="float">
            <text:p>-0.396279</text:p>
          </table:table-cell>
          <table:table-cell office:value-type="float" office:value="-2.956973" calcext:value-type="float">
            <text:p>-2.956973</text:p>
          </table:table-cell>
          <table:table-cell office:value-type="float" office:value="-0.175302" calcext:value-type="float">
            <text:p>-0.175302</text:p>
          </table:table-cell>
          <table:table-cell office:value-type="float" office:value="0.099953" calcext:value-type="float">
            <text:p>0.09995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23499" calcext:value-type="float">
            <text:p>-1.523499</text:p>
          </table:table-cell>
          <table:table-cell office:value-type="float" office:value="-1.117587" calcext:value-type="float">
            <text:p>-1.117587</text:p>
          </table:table-cell>
          <table:table-cell office:value-type="float" office:value="-0.213055" calcext:value-type="float">
            <text:p>-0.213055</text:p>
          </table:table-cell>
          <table:table-cell office:value-type="float" office:value="-0.230347" calcext:value-type="float">
            <text:p>-0.230347</text:p>
          </table:table-cell>
          <table:table-cell office:value-type="float" office:value="-0.665779" calcext:value-type="float">
            <text:p>-0.665779</text:p>
          </table:table-cell>
          <table:table-cell office:value-type="float" office:value="1.532386" calcext:value-type="float">
            <text:p>1.532386</text:p>
          </table:table-cell>
          <table:table-cell office:value-type="float" office:value="0.636259" calcext:value-type="float">
            <text:p>0.636259</text:p>
          </table:table-cell>
          <table:table-cell office:value-type="float" office:value="-0.022901" calcext:value-type="float">
            <text:p>-0.022901</text:p>
          </table:table-cell>
          <table:table-cell office:value-type="float" office:value="0.09942" calcext:value-type="float">
            <text:p>0.0994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201298" calcext:value-type="float">
            <text:p>-2.201298</text:p>
          </table:table-cell>
          <table:table-cell office:value-type="float" office:value="-1.165516" calcext:value-type="float">
            <text:p>-1.165516</text:p>
          </table:table-cell>
          <table:table-cell office:value-type="float" office:value="-0.220008" calcext:value-type="float">
            <text:p>-0.220008</text:p>
          </table:table-cell>
          <table:table-cell office:value-type="float" office:value="0.447452" calcext:value-type="float">
            <text:p>0.447452</text:p>
          </table:table-cell>
          <table:table-cell office:value-type="float" office:value="-0.535137" calcext:value-type="float">
            <text:p>-0.535137</text:p>
          </table:table-cell>
          <table:table-cell office:value-type="float" office:value="0.676016" calcext:value-type="float">
            <text:p>0.676016</text:p>
          </table:table-cell>
          <table:table-cell office:value-type="float" office:value="0.588331" calcext:value-type="float">
            <text:p>0.588331</text:p>
          </table:table-cell>
          <table:table-cell office:value-type="float" office:value="0.044863" calcext:value-type="float">
            <text:p>0.044863</text:p>
          </table:table-cell>
          <table:table-cell office:value-type="float" office:value="0.100264" calcext:value-type="float">
            <text:p>0.10026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6237" calcext:value-type="float">
            <text:p>-0.676237</text:p>
          </table:table-cell>
          <table:table-cell office:value-type="float" office:value="-5.047581" calcext:value-type="float">
            <text:p>-5.047581</text:p>
          </table:table-cell>
          <table:table-cell office:value-type="float" office:value="-0.783163" calcext:value-type="float">
            <text:p>-0.783163</text:p>
          </table:table-cell>
          <table:table-cell office:value-type="float" office:value="-1.077609" calcext:value-type="float">
            <text:p>-1.077609</text:p>
          </table:table-cell>
          <table:table-cell office:value-type="float" office:value="-0.693336" calcext:value-type="float">
            <text:p>-0.693336</text:p>
          </table:table-cell>
          <table:table-cell office:value-type="float" office:value="-1.522789" calcext:value-type="float">
            <text:p>-1.522789</text:p>
          </table:table-cell>
          <table:table-cell office:value-type="float" office:value="-3.293735" calcext:value-type="float">
            <text:p>-3.293735</text:p>
          </table:table-cell>
          <table:table-cell office:value-type="float" office:value="-0.107922" calcext:value-type="float">
            <text:p>-0.107922</text:p>
          </table:table-cell>
          <table:table-cell office:value-type="float" office:value="0.100149" calcext:value-type="float">
            <text:p>0.10014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263" calcext:value-type="float">
            <text:p>-0.056263</text:p>
          </table:table-cell>
          <table:table-cell office:value-type="float" office:value="-4.928001" calcext:value-type="float">
            <text:p>-4.928001</text:p>
          </table:table-cell>
          <table:table-cell office:value-type="float" office:value="-0.765816" calcext:value-type="float">
            <text:p>-0.765816</text:p>
          </table:table-cell>
          <table:table-cell office:value-type="float" office:value="-1.697584" calcext:value-type="float">
            <text:p>-1.697584</text:p>
          </table:table-cell>
          <table:table-cell office:value-type="float" office:value="-0.856813" calcext:value-type="float">
            <text:p>-0.856813</text:p>
          </table:table-cell>
          <table:table-cell office:value-type="float" office:value="-0.619758" calcext:value-type="float">
            <text:p>-0.619758</text:p>
          </table:table-cell>
          <table:table-cell office:value-type="float" office:value="-3.174155" calcext:value-type="float">
            <text:p>-3.174155</text:p>
          </table:table-cell>
          <table:table-cell office:value-type="float" office:value="-0.169818" calcext:value-type="float">
            <text:p>-0.169818</text:p>
          </table:table-cell>
          <table:table-cell office:value-type="float" office:value="0.100035" calcext:value-type="float">
            <text:p>0.10003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168" calcext:value-type="float">
            <text:p>-1.5168</text:p>
          </table:table-cell>
          <table:table-cell office:value-type="float" office:value="-1.238906" calcext:value-type="float">
            <text:p>-1.238906</text:p>
          </table:table-cell>
          <table:table-cell office:value-type="float" office:value="-0.230654" calcext:value-type="float">
            <text:p>-0.230654</text:p>
          </table:table-cell>
          <table:table-cell office:value-type="float" office:value="-0.237046" calcext:value-type="float">
            <text:p>-0.237046</text:p>
          </table:table-cell>
          <table:table-cell office:value-type="float" office:value="-0.716482" calcext:value-type="float">
            <text:p>-0.716482</text:p>
          </table:table-cell>
          <table:table-cell office:value-type="float" office:value="1.468469" calcext:value-type="float">
            <text:p>1.468469</text:p>
          </table:table-cell>
          <table:table-cell office:value-type="float" office:value="0.51494" calcext:value-type="float">
            <text:p>0.51494</text:p>
          </table:table-cell>
          <table:table-cell office:value-type="float" office:value="-0.023577" calcext:value-type="float">
            <text:p>-0.023577</text:p>
          </table:table-cell>
          <table:table-cell office:value-type="float" office:value="0.09946" calcext:value-type="float">
            <text:p>0.0994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363432" calcext:value-type="float">
            <text:p>-2.363432</text:p>
          </table:table-cell>
          <table:table-cell office:value-type="float" office:value="-0.816004" calcext:value-type="float">
            <text:p>-0.816004</text:p>
          </table:table-cell>
          <table:table-cell office:value-type="float" office:value="-0.169306" calcext:value-type="float">
            <text:p>-0.169306</text:p>
          </table:table-cell>
          <table:table-cell office:value-type="float" office:value="0.609586" calcext:value-type="float">
            <text:p>0.609586</text:p>
          </table:table-cell>
          <table:table-cell office:value-type="float" office:value="-0.514424" calcext:value-type="float">
            <text:p>-0.514424</text:p>
          </table:table-cell>
          <table:table-cell office:value-type="float" office:value="0.842679" calcext:value-type="float">
            <text:p>0.842679</text:p>
          </table:table-cell>
          <table:table-cell office:value-type="float" office:value="0.937842" calcext:value-type="float">
            <text:p>0.937842</text:p>
          </table:table-cell>
          <table:table-cell office:value-type="float" office:value="0.061245" calcext:value-type="float">
            <text:p>0.061245</text:p>
          </table:table-cell>
          <table:table-cell office:value-type="float" office:value="0.100469" calcext:value-type="float">
            <text:p>0.100469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4127" calcext:value-type="float">
            <text:p>-0.904127</text:p>
          </table:table-cell>
          <table:table-cell office:value-type="float" office:value="-4.642104" calcext:value-type="float">
            <text:p>-4.642104</text:p>
          </table:table-cell>
          <table:table-cell office:value-type="float" office:value="-0.724342" calcext:value-type="float">
            <text:p>-0.724342</text:p>
          </table:table-cell>
          <table:table-cell office:value-type="float" office:value="-0.84972" calcext:value-type="float">
            <text:p>-0.84972</text:p>
          </table:table-cell>
          <table:table-cell office:value-type="float" office:value="-0.587791" calcext:value-type="float">
            <text:p>-0.587791</text:p>
          </table:table-cell>
          <table:table-cell office:value-type="float" office:value="-1.450747" calcext:value-type="float">
            <text:p>-1.450747</text:p>
          </table:table-cell>
          <table:table-cell office:value-type="float" office:value="-2.888258" calcext:value-type="float">
            <text:p>-2.888258</text:p>
          </table:table-cell>
          <table:table-cell office:value-type="float" office:value="-0.085473" calcext:value-type="float">
            <text:p>-0.085473</text:p>
          </table:table-cell>
          <table:table-cell office:value-type="float" office:value="0.10059" calcext:value-type="float">
            <text:p>0.1005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723" calcext:value-type="float">
            <text:p>-0.112723</text:p>
          </table:table-cell>
          <table:table-cell office:value-type="float" office:value="-4.968829" calcext:value-type="float">
            <text:p>-4.968829</text:p>
          </table:table-cell>
          <table:table-cell office:value-type="float" office:value="-0.771739" calcext:value-type="float">
            <text:p>-0.771739</text:p>
          </table:table-cell>
          <table:table-cell office:value-type="float" office:value="-1.641123" calcext:value-type="float">
            <text:p>-1.641123</text:p>
          </table:table-cell>
          <table:table-cell office:value-type="float" office:value="-0.777951" calcext:value-type="float">
            <text:p>-0.777951</text:p>
          </table:table-cell>
          <table:table-cell office:value-type="float" office:value="-0.795909" calcext:value-type="float">
            <text:p>-0.795909</text:p>
          </table:table-cell>
          <table:table-cell office:value-type="float" office:value="-3.214983" calcext:value-type="float">
            <text:p>-3.214983</text:p>
          </table:table-cell>
          <table:table-cell office:value-type="float" office:value="-0.163183" calcext:value-type="float">
            <text:p>-0.163183</text:p>
          </table:table-cell>
          <table:table-cell office:value-type="float" office:value="0.099434" calcext:value-type="float">
            <text:p>0.09943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75682" calcext:value-type="float">
            <text:p>-1.575682</text:p>
          </table:table-cell>
          <table:table-cell office:value-type="float" office:value="-1.130758" calcext:value-type="float">
            <text:p>-1.130758</text:p>
          </table:table-cell>
          <table:table-cell office:value-type="float" office:value="-0.214966" calcext:value-type="float">
            <text:p>-0.214966</text:p>
          </table:table-cell>
          <table:table-cell office:value-type="float" office:value="-0.178164" calcext:value-type="float">
            <text:p>-0.178164</text:p>
          </table:table-cell>
          <table:table-cell office:value-type="float" office:value="-0.659906" calcext:value-type="float">
            <text:p>-0.659906</text:p>
          </table:table-cell>
          <table:table-cell office:value-type="float" office:value="1.461159" calcext:value-type="float">
            <text:p>1.461159</text:p>
          </table:table-cell>
          <table:table-cell office:value-type="float" office:value="0.623088" calcext:value-type="float">
            <text:p>0.623088</text:p>
          </table:table-cell>
          <table:table-cell office:value-type="float" office:value="-0.017838" calcext:value-type="float">
            <text:p>-0.017838</text:p>
          </table:table-cell>
          <table:table-cell office:value-type="float" office:value="0.100123" calcext:value-type="float">
            <text:p>0.10012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823188" calcext:value-type="float">
            <text:p>-2.823188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1.069342" calcext:value-type="float">
            <text:p>1.069342</text:p>
          </table:table-cell>
          <table:table-cell office:value-type="float" office:value="-0.377809" calcext:value-type="float">
            <text:p>-0.377809</text:p>
          </table:table-cell>
          <table:table-cell office:value-type="float" office:value="1.249131" calcext:value-type="float">
            <text:p>1.249131</text:p>
          </table:table-cell>
          <table:table-cell office:value-type="float" office:value="1.940664" calcext:value-type="float">
            <text:p>1.940664</text:p>
          </table:table-cell>
          <table:table-cell office:value-type="float" office:value="0.106795" calcext:value-type="float">
            <text:p>0.106795</text:p>
          </table:table-cell>
          <table:table-cell office:value-type="float" office:value="0.09987" calcext:value-type="float">
            <text:p>0.0998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7091" calcext:value-type="float">
            <text:p>-1.467091</text:p>
          </table:table-cell>
          <table:table-cell office:value-type="float" office:value="-3.779898" calcext:value-type="float">
            <text:p>-3.779898</text:p>
          </table:table-cell>
          <table:table-cell office:value-type="float" office:value="-0.599266" calcext:value-type="float">
            <text:p>-0.599266</text:p>
          </table:table-cell>
          <table:table-cell office:value-type="float" office:value="-0.286756" calcext:value-type="float">
            <text:p>-0.286756</text:p>
          </table:table-cell>
          <table:table-cell office:value-type="float" office:value="-0.383592" calcext:value-type="float">
            <text:p>-0.383592</text:p>
          </table:table-cell>
          <table:table-cell office:value-type="float" office:value="-1.355705" calcext:value-type="float">
            <text:p>-1.355705</text:p>
          </table:table-cell>
          <table:table-cell office:value-type="float" office:value="-2.026052" calcext:value-type="float">
            <text:p>-2.026052</text:p>
          </table:table-cell>
          <table:table-cell office:value-type="float" office:value="-0.028684" calcext:value-type="float">
            <text:p>-0.028684</text:p>
          </table:table-cell>
          <table:table-cell office:value-type="float" office:value="0.100029" calcext:value-type="float">
            <text:p>0.10002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8636" calcext:value-type="float">
            <text:p>-0.168636</text:p>
          </table:table-cell>
          <table:table-cell office:value-type="float" office:value="-5.226864" calcext:value-type="float">
            <text:p>-5.226864</text:p>
          </table:table-cell>
          <table:table-cell office:value-type="float" office:value="-0.809171" calcext:value-type="float">
            <text:p>-0.809171</text:p>
          </table:table-cell>
          <table:table-cell office:value-type="float" office:value="-1.58521" calcext:value-type="float">
            <text:p>-1.58521</text:p>
          </table:table-cell>
          <table:table-cell office:value-type="float" office:value="-0.586646" calcext:value-type="float">
            <text:p>-0.586646</text:p>
          </table:table-cell>
          <table:table-cell office:value-type="float" office:value="-1.301161" calcext:value-type="float">
            <text:p>-1.301161</text:p>
          </table:table-cell>
          <table:table-cell office:value-type="float" office:value="-3.473018" calcext:value-type="float">
            <text:p>-3.473018</text:p>
          </table:table-cell>
          <table:table-cell office:value-type="float" office:value="-0.158191" calcext:value-type="float">
            <text:p>-0.158191</text:p>
          </table:table-cell>
          <table:table-cell office:value-type="float" office:value="0.099792" calcext:value-type="float">
            <text:p>0.09979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07118" calcext:value-type="float">
            <text:p>-0.507118</text:p>
          </table:table-cell>
          <table:table-cell office:value-type="float" office:value="-3.263083" calcext:value-type="float">
            <text:p>-3.263083</text:p>
          </table:table-cell>
          <table:table-cell office:value-type="float" office:value="-0.524293" calcext:value-type="float">
            <text:p>-0.524293</text:p>
          </table:table-cell>
          <table:table-cell office:value-type="float" office:value="-1.246729" calcext:value-type="float">
            <text:p>-1.246729</text:p>
          </table:table-cell>
          <table:table-cell office:value-type="float" office:value="-0.602752" calcext:value-type="float">
            <text:p>-0.602752</text:p>
          </table:table-cell>
          <table:table-cell office:value-type="float" office:value="0.340244" calcext:value-type="float">
            <text:p>0.340244</text:p>
          </table:table-cell>
          <table:table-cell office:value-type="float" office:value="-1.509237" calcext:value-type="float">
            <text:p>-1.509237</text:p>
          </table:table-cell>
          <table:table-cell office:value-type="float" office:value="-0.124027" calcext:value-type="float">
            <text:p>-0.124027</text:p>
          </table:table-cell>
          <table:table-cell office:value-type="float" office:value="0.099482" calcext:value-type="float">
            <text:p>0.09948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03463" calcext:value-type="float">
            <text:p>-1.803463</text:p>
          </table:table-cell>
          <table:table-cell office:value-type="float" office:value="-0.838099" calcext:value-type="float">
            <text:p>-0.838099</text:p>
          </table:table-cell>
          <table:table-cell office:value-type="float" office:value="-0.172511" calcext:value-type="float">
            <text:p>-0.172511</text:p>
          </table:table-cell>
          <table:table-cell office:value-type="float" office:value="0.049617" calcext:value-type="float">
            <text:p>0.049617</text:p>
          </table:table-cell>
          <table:table-cell office:value-type="float" office:value="-0.427964" calcext:value-type="float">
            <text:p>-0.427964</text:p>
          </table:table-cell>
          <table:table-cell office:value-type="float" office:value="1.294094" calcext:value-type="float">
            <text:p>1.294094</text:p>
          </table:table-cell>
          <table:table-cell office:value-type="float" office:value="0.915747" calcext:value-type="float">
            <text:p>0.915747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0.100174" calcext:value-type="float">
            <text:p>0.10017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920135" calcext:value-type="float">
            <text:p>-1.920135</text:p>
          </table:table-cell>
          <table:table-cell office:value-type="float" office:value="-1.858947" calcext:value-type="float">
            <text:p>-1.858947</text:p>
          </table:table-cell>
          <table:table-cell office:value-type="float" office:value="-0.320601" calcext:value-type="float">
            <text:p>-0.320601</text:p>
          </table:table-cell>
          <table:table-cell office:value-type="float" office:value="0.166289" calcext:value-type="float">
            <text:p>0.166289</text:p>
          </table:table-cell>
          <table:table-cell office:value-type="float" office:value="-0.387708" calcext:value-type="float">
            <text:p>-0.387708</text:p>
          </table:table-cell>
          <table:table-cell office:value-type="float" office:value="0.116317" calcext:value-type="float">
            <text:p>0.116317</text:p>
          </table:table-cell>
          <table:table-cell office:value-type="float" office:value="-0.105101" calcext:value-type="float">
            <text:p>-0.105101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100305" calcext:value-type="float">
            <text:p>0.1003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07833" calcext:value-type="float">
            <text:p>-0.507833</text:p>
          </table:table-cell>
          <table:table-cell office:value-type="float" office:value="-4.985563" calcext:value-type="float">
            <text:p>-4.985563</text:p>
          </table:table-cell>
          <table:table-cell office:value-type="float" office:value="-0.774167" calcext:value-type="float">
            <text:p>-0.774167</text:p>
          </table:table-cell>
          <table:table-cell office:value-type="float" office:value="-1.246013" calcext:value-type="float">
            <text:p>-1.246013</text:p>
          </table:table-cell>
          <table:table-cell office:value-type="float" office:value="-0.573568" calcext:value-type="float">
            <text:p>-0.573568</text:p>
          </table:table-cell>
          <table:table-cell office:value-type="float" office:value="-1.412135" calcext:value-type="float">
            <text:p>-1.412135</text:p>
          </table:table-cell>
          <table:table-cell office:value-type="float" office:value="-3.231716" calcext:value-type="float">
            <text:p>-3.231716</text:p>
          </table:table-cell>
          <table:table-cell office:value-type="float" office:value="-0.124616" calcext:value-type="float">
            <text:p>-0.124616</text:p>
          </table:table-cell>
          <table:table-cell office:value-type="float" office:value="0.100012" calcext:value-type="float">
            <text:p>0.10001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-4.560351" calcext:value-type="float">
            <text:p>-4.560351</text:p>
          </table:table-cell>
          <table:table-cell office:value-type="float" office:value="-0.712483" calcext:value-type="float">
            <text:p>-0.712483</text:p>
          </table:table-cell>
          <table:table-cell office:value-type="float" office:value="-1.697596" calcext:value-type="float">
            <text:p>-1.697596</text:p>
          </table:table-cell>
          <table:table-cell office:value-type="float" office:value="-0.658174" calcext:value-type="float">
            <text:p>-0.658174</text:p>
          </table:table-cell>
          <table:table-cell office:value-type="float" office:value="-0.450735" calcext:value-type="float">
            <text:p>-0.450735</text:p>
          </table:table-cell>
          <table:table-cell office:value-type="float" office:value="-2.806505" calcext:value-type="float">
            <text:p>-2.806505</text:p>
          </table:table-cell>
          <table:table-cell office:value-type="float" office:value="-0.170079" calcext:value-type="float">
            <text:p>-0.170079</text:p>
          </table:table-cell>
          <table:table-cell office:value-type="float" office:value="0.100188" calcext:value-type="float">
            <text:p>0.10018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5562" calcext:value-type="float">
            <text:p>-1.465562</text:p>
          </table:table-cell>
          <table:table-cell office:value-type="float" office:value="-1.14825" calcext:value-type="float">
            <text:p>-1.14825</text:p>
          </table:table-cell>
          <table:table-cell office:value-type="float" office:value="-0.217503" calcext:value-type="float">
            <text:p>-0.217503</text:p>
          </table:table-cell>
          <table:table-cell office:value-type="float" office:value="-0.288285" calcext:value-type="float">
            <text:p>-0.288285</text:p>
          </table:table-cell>
          <table:table-cell office:value-type="float" office:value="-0.523652" calcext:value-type="float">
            <text:p>-0.523652</text:p>
          </table:table-cell>
          <table:table-cell office:value-type="float" office:value="1.417532" calcext:value-type="float">
            <text:p>1.417532</text:p>
          </table:table-cell>
          <table:table-cell office:value-type="float" office:value="0.605596" calcext:value-type="float">
            <text:p>0.605596</text:p>
          </table:table-cell>
          <table:table-cell office:value-type="float" office:value="-0.028661" calcext:value-type="float">
            <text:p>-0.028661</text:p>
          </table:table-cell>
          <table:table-cell office:value-type="float" office:value="0.09942" calcext:value-type="float">
            <text:p>0.0994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308952" calcext:value-type="float">
            <text:p>-2.308952</text:p>
          </table:table-cell>
          <table:table-cell office:value-type="float" office:value="-0.812343" calcext:value-type="float">
            <text:p>-0.812343</text:p>
          </table:table-cell>
          <table:table-cell office:value-type="float" office:value="-0.168775" calcext:value-type="float">
            <text:p>-0.168775</text:p>
          </table:table-cell>
          <table:table-cell office:value-type="float" office:value="0.555106" calcext:value-type="float">
            <text:p>0.555106</text:p>
          </table:table-cell>
          <table:table-cell office:value-type="float" office:value="-0.449827" calcext:value-type="float">
            <text:p>-0.449827</text:p>
          </table:table-cell>
          <table:table-cell office:value-type="float" office:value="0.836224" calcext:value-type="float">
            <text:p>0.836224</text:p>
          </table:table-cell>
          <table:table-cell office:value-type="float" office:value="0.941503" calcext:value-type="float">
            <text:p>0.941503</text:p>
          </table:table-cell>
          <table:table-cell office:value-type="float" office:value="0.055986" calcext:value-type="float">
            <text:p>0.055986</text:p>
          </table:table-cell>
          <table:table-cell office:value-type="float" office:value="0.100857" calcext:value-type="float">
            <text:p>0.100857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5997" calcext:value-type="float">
            <text:p>-0.955997</text:p>
          </table:table-cell>
          <table:table-cell office:value-type="float" office:value="-4.543367" calcext:value-type="float">
            <text:p>-4.543367</text:p>
          </table:table-cell>
          <table:table-cell office:value-type="float" office:value="-0.710019" calcext:value-type="float">
            <text:p>-0.710019</text:p>
          </table:table-cell>
          <table:table-cell office:value-type="float" office:value="-0.797849" calcext:value-type="float">
            <text:p>-0.797849</text:p>
          </table:table-cell>
          <table:table-cell office:value-type="float" office:value="-0.636263" calcext:value-type="float">
            <text:p>-0.636263</text:p>
          </table:table-cell>
          <table:table-cell office:value-type="float" office:value="-1.355409" calcext:value-type="float">
            <text:p>-1.355409</text:p>
          </table:table-cell>
          <table:table-cell office:value-type="float" office:value="-2.789521" calcext:value-type="float">
            <text:p>-2.789521</text:p>
          </table:table-cell>
          <table:table-cell office:value-type="float" office:value="-0.07964" calcext:value-type="float">
            <text:p>-0.07964</text:p>
          </table:table-cell>
          <table:table-cell office:value-type="float" office:value="0.099819" calcext:value-type="float">
            <text:p>0.09981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" calcext:value-type="float">
            <text:p>0</text:p>
          </table:table-cell>
          <table:table-cell office:value-type="float" office:value="-5.247138" calcext:value-type="float">
            <text:p>-5.247138</text:p>
          </table:table-cell>
          <table:table-cell office:value-type="float" office:value="-0.812112" calcext:value-type="float">
            <text:p>-0.812112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2854" calcext:value-type="float">
            <text:p>-0.782854</text:p>
          </table:table-cell>
          <table:table-cell office:value-type="float" office:value="-0.956591" calcext:value-type="float">
            <text:p>-0.956591</text:p>
          </table:table-cell>
          <table:table-cell office:value-type="float" office:value="-3.493291" calcext:value-type="float">
            <text:p>-3.493291</text:p>
          </table:table-cell>
          <table:table-cell office:value-type="float" office:value="-0.175276" calcext:value-type="float">
            <text:p>-0.175276</text:p>
          </table:table-cell>
          <table:table-cell office:value-type="float" office:value="0.099938" calcext:value-type="float">
            <text:p>0.09993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4905" calcext:value-type="float">
            <text:p>-1.294905</text:p>
          </table:table-cell>
          <table:table-cell office:value-type="float" office:value="-1.585995" calcext:value-type="float">
            <text:p>-1.585995</text:p>
          </table:table-cell>
          <table:table-cell office:value-type="float" office:value="-0.281005" calcext:value-type="float">
            <text:p>-0.281005</text:p>
          </table:table-cell>
          <table:table-cell office:value-type="float" office:value="-0.458941" calcext:value-type="float">
            <text:p>-0.458941</text:p>
          </table:table-cell>
          <table:table-cell office:value-type="float" office:value="-0.670474" calcext:value-type="float">
            <text:p>-0.670474</text:p>
          </table:table-cell>
          <table:table-cell office:value-type="float" office:value="1.297266" calcext:value-type="float">
            <text:p>1.297266</text:p>
          </table:table-cell>
          <table:table-cell office:value-type="float" office:value="0.167851" calcext:value-type="float">
            <text:p>0.167851</text:p>
          </table:table-cell>
          <table:table-cell office:value-type="float" office:value="-0.045811" calcext:value-type="float">
            <text:p>-0.045811</text:p>
          </table:table-cell>
          <table:table-cell office:value-type="float" office:value="0.099818" calcext:value-type="float">
            <text:p>0.09981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472145" calcext:value-type="float">
            <text:p>-2.472145</text:p>
          </table:table-cell>
          <table:table-cell office:value-type="float" office:value="-0.331896" calcext:value-type="float">
            <text:p>-0.331896</text:p>
          </table:table-cell>
          <table:table-cell office:value-type="float" office:value="-0.1" calcext:value-type="float">
            <text:p>-0.1</text:p>
          </table:table-cell>
          <table:table-cell office:value-type="float" office:value="0.718299" calcext:value-type="float">
            <text:p>0.718299</text:p>
          </table:table-cell>
          <table:table-cell office:value-type="float" office:value="-0.474683" calcext:value-type="float">
            <text:p>-0.474683</text:p>
          </table:table-cell>
          <table:table-cell office:value-type="float" office:value="1.178334" calcext:value-type="float">
            <text:p>1.178334</text:p>
          </table:table-cell>
          <table:table-cell office:value-type="float" office:value="1.42195" calcext:value-type="float">
            <text:p>1.42195</text:p>
          </table:table-cell>
          <table:table-cell office:value-type="float" office:value="0.071763" calcext:value-type="float">
            <text:p>0.071763</text:p>
          </table:table-cell>
          <table:table-cell office:value-type="float" office:value="0.099907" calcext:value-type="float">
            <text:p>0.099907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9197" calcext:value-type="float">
            <text:p>-1.129197</text:p>
          </table:table-cell>
          <table:table-cell office:value-type="float" office:value="-4.260484" calcext:value-type="float">
            <text:p>-4.260484</text:p>
          </table:table-cell>
          <table:table-cell office:value-type="float" office:value="-0.668983" calcext:value-type="float">
            <text:p>-0.668983</text:p>
          </table:table-cell>
          <table:table-cell office:value-type="float" office:value="-0.624649" calcext:value-type="float">
            <text:p>-0.624649</text:p>
          </table:table-cell>
          <table:table-cell office:value-type="float" office:value="-0.542269" calcext:value-type="float">
            <text:p>-0.542269</text:p>
          </table:table-cell>
          <table:table-cell office:value-type="float" office:value="-1.33972" calcext:value-type="float">
            <text:p>-1.33972</text:p>
          </table:table-cell>
          <table:table-cell office:value-type="float" office:value="-2.506638" calcext:value-type="float">
            <text:p>-2.506638</text:p>
          </table:table-cell>
          <table:table-cell office:value-type="float" office:value="-0.062615" calcext:value-type="float">
            <text:p>-0.062615</text:p>
          </table:table-cell>
          <table:table-cell office:value-type="float" office:value="0.100241" calcext:value-type="float">
            <text:p>0.10024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9327" calcext:value-type="float">
            <text:p>-0.169327</text:p>
          </table:table-cell>
          <table:table-cell office:value-type="float" office:value="-5.016551" calcext:value-type="float">
            <text:p>-5.016551</text:p>
          </table:table-cell>
          <table:table-cell office:value-type="float" office:value="-0.778662" calcext:value-type="float">
            <text:p>-0.778662</text:p>
          </table:table-cell>
          <table:table-cell office:value-type="float" office:value="-1.584519" calcext:value-type="float">
            <text:p>-1.584519</text:p>
          </table:table-cell>
          <table:table-cell office:value-type="float" office:value="-0.71722" calcext:value-type="float">
            <text:p>-0.71722</text:p>
          </table:table-cell>
          <table:table-cell office:value-type="float" office:value="-0.960966" calcext:value-type="float">
            <text:p>-0.960966</text:p>
          </table:table-cell>
          <table:table-cell office:value-type="float" office:value="-3.262705" calcext:value-type="float">
            <text:p>-3.262705</text:p>
          </table:table-cell>
          <table:table-cell office:value-type="float" office:value="-0.158271" calcext:value-type="float">
            <text:p>-0.158271</text:p>
          </table:table-cell>
          <table:table-cell office:value-type="float" office:value="0.099886" calcext:value-type="float">
            <text:p>0.09988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8885" calcext:value-type="float">
            <text:p>-0.958885</text:p>
          </table:table-cell>
          <table:table-cell office:value-type="float" office:value="-2.431176" calcext:value-type="float">
            <text:p>-2.431176</text:p>
          </table:table-cell>
          <table:table-cell office:value-type="float" office:value="-0.403612" calcext:value-type="float">
            <text:p>-0.403612</text:p>
          </table:table-cell>
          <table:table-cell office:value-type="float" office:value="-0.794961" calcext:value-type="float">
            <text:p>-0.794961</text:p>
          </table:table-cell>
          <table:table-cell office:value-type="float" office:value="-0.672084" calcext:value-type="float">
            <text:p>-0.672084</text:p>
          </table:table-cell>
          <table:table-cell office:value-type="float" office:value="0.789715" calcext:value-type="float">
            <text:p>0.789715</text:p>
          </table:table-cell>
          <table:table-cell office:value-type="float" office:value="-0.67733" calcext:value-type="float">
            <text:p>-0.67733</text:p>
          </table:table-cell>
          <table:table-cell office:value-type="float" office:value="-0.07948" calcext:value-type="float">
            <text:p>-0.07948</text:p>
          </table:table-cell>
          <table:table-cell office:value-type="float" office:value="0.09998" calcext:value-type="float">
            <text:p>0.0999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198363" calcext:value-type="float">
            <text:p>-2.198363</text:p>
          </table:table-cell>
          <table:table-cell office:value-type="float" office:value="-0.529099" calcext:value-type="float">
            <text:p>-0.529099</text:p>
          </table:table-cell>
          <table:table-cell office:value-type="float" office:value="-0.127686" calcext:value-type="float">
            <text:p>-0.127686</text:p>
          </table:table-cell>
          <table:table-cell office:value-type="float" office:value="0.444517" calcext:value-type="float">
            <text:p>0.444517</text:p>
          </table:table-cell>
          <table:table-cell office:value-type="float" office:value="-0.457491" calcext:value-type="float">
            <text:p>-0.457491</text:p>
          </table:table-cell>
          <table:table-cell office:value-type="float" office:value="1.23772" calcext:value-type="float">
            <text:p>1.23772</text:p>
          </table:table-cell>
          <table:table-cell office:value-type="float" office:value="1.224747" calcext:value-type="float">
            <text:p>1.224747</text:p>
          </table:table-cell>
          <table:table-cell office:value-type="float" office:value="0.044515" calcext:value-type="float">
            <text:p>0.044515</text:p>
          </table:table-cell>
          <table:table-cell office:value-type="float" office:value="0.100142" calcext:value-type="float">
            <text:p>0.10014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04615" calcext:value-type="float">
            <text:p>-1.404615</text:p>
          </table:table-cell>
          <table:table-cell office:value-type="float" office:value="-3.359858" calcext:value-type="float">
            <text:p>-3.359858</text:p>
          </table:table-cell>
          <table:table-cell office:value-type="float" office:value="-0.538332" calcext:value-type="float">
            <text:p>-0.538332</text:p>
          </table:table-cell>
          <table:table-cell office:value-type="float" office:value="-0.349232" calcext:value-type="float">
            <text:p>-0.349232</text:p>
          </table:table-cell>
          <table:table-cell office:value-type="float" office:value="-0.463786" calcext:value-type="float">
            <text:p>-0.463786</text:p>
          </table:table-cell>
          <table:table-cell office:value-type="float" office:value="-0.792995" calcext:value-type="float">
            <text:p>-0.792995</text:p>
          </table:table-cell>
          <table:table-cell office:value-type="float" office:value="-1.606012" calcext:value-type="float">
            <text:p>-1.606012</text:p>
          </table:table-cell>
          <table:table-cell office:value-type="float" office:value="-0.034956" calcext:value-type="float">
            <text:p>-0.034956</text:p>
          </table:table-cell>
          <table:table-cell office:value-type="float" office:value="0.100095" calcext:value-type="float">
            <text:p>0.10009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725" calcext:value-type="float">
            <text:p>-0.112725</text:p>
          </table:table-cell>
          <table:table-cell office:value-type="float" office:value="-5.373275" calcext:value-type="float">
            <text:p>-5.373275</text:p>
          </table:table-cell>
          <table:table-cell office:value-type="float" office:value="-0.830411" calcext:value-type="float">
            <text:p>-0.830411</text:p>
          </table:table-cell>
          <table:table-cell office:value-type="float" office:value="-1.641121" calcext:value-type="float">
            <text:p>-1.641121</text:p>
          </table:table-cell>
          <table:table-cell office:value-type="float" office:value="-0.683516" calcext:value-type="float">
            <text:p>-0.683516</text:p>
          </table:table-cell>
          <table:table-cell office:value-type="float" office:value="-1.294792" calcext:value-type="float">
            <text:p>-1.294792</text:p>
          </table:table-cell>
          <table:table-cell office:value-type="float" office:value="-3.619429" calcext:value-type="float">
            <text:p>-3.619429</text:p>
          </table:table-cell>
          <table:table-cell office:value-type="float" office:value="-0.163744" calcext:value-type="float">
            <text:p>-0.163744</text:p>
          </table:table-cell>
          <table:table-cell office:value-type="float" office:value="0.099776" calcext:value-type="float">
            <text:p>0.099776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7437" calcext:value-type="float">
            <text:p>-0.677437</text:p>
          </table:table-cell>
          <table:table-cell office:value-type="float" office:value="-2.977872" calcext:value-type="float">
            <text:p>-2.977872</text:p>
          </table:table-cell>
          <table:table-cell office:value-type="float" office:value="-0.482919" calcext:value-type="float">
            <text:p>-0.482919</text:p>
          </table:table-cell>
          <table:table-cell office:value-type="float" office:value="-1.076409" calcext:value-type="float">
            <text:p>-1.076409</text:p>
          </table:table-cell>
          <table:table-cell office:value-type="float" office:value="-0.711647" calcext:value-type="float">
            <text:p>-0.711647</text:p>
          </table:table-cell>
          <table:table-cell office:value-type="float" office:value="0.564029" calcext:value-type="float">
            <text:p>0.564029</text:p>
          </table:table-cell>
          <table:table-cell office:value-type="float" office:value="-1.224026" calcext:value-type="float">
            <text:p>-1.224026</text:p>
          </table:table-cell>
          <table:table-cell office:value-type="float" office:value="-0.107771" calcext:value-type="float">
            <text:p>-0.107771</text:p>
          </table:table-cell>
          <table:table-cell office:value-type="float" office:value="0.100121" calcext:value-type="float">
            <text:p>0.10012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14382" calcext:value-type="float">
            <text:p>-2.14382</text:p>
          </table:table-cell>
          <table:table-cell office:value-type="float" office:value="-0.393393" calcext:value-type="float">
            <text:p>-0.393393</text:p>
          </table:table-cell>
          <table:table-cell office:value-type="float" office:value="-0.107999" calcext:value-type="float">
            <text:p>-0.107999</text:p>
          </table:table-cell>
          <table:table-cell office:value-type="float" office:value="0.389974" calcext:value-type="float">
            <text:p>0.389974</text:p>
          </table:table-cell>
          <table:table-cell office:value-type="float" office:value="-0.497414" calcext:value-type="float">
            <text:p>-0.497414</text:p>
          </table:table-cell>
          <table:table-cell office:value-type="float" office:value="1.467893" calcext:value-type="float">
            <text:p>1.467893</text:p>
          </table:table-cell>
          <table:table-cell office:value-type="float" office:value="1.360453" calcext:value-type="float">
            <text:p>1.360453</text:p>
          </table:table-cell>
          <table:table-cell office:value-type="float" office:value="0.038957" calcext:value-type="float">
            <text:p>0.038957</text:p>
          </table:table-cell>
          <table:table-cell office:value-type="float" office:value="0.099897" calcext:value-type="float">
            <text:p>0.09989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02758" calcext:value-type="float">
            <text:p>-1.802758</text:p>
          </table:table-cell>
          <table:table-cell office:value-type="float" office:value="-2.492205" calcext:value-type="float">
            <text:p>-2.492205</text:p>
          </table:table-cell>
          <table:table-cell office:value-type="float" office:value="-0.412465" calcext:value-type="float">
            <text:p>-0.412465</text:p>
          </table:table-cell>
          <table:table-cell office:value-type="float" office:value="0.048912" calcext:value-type="float">
            <text:p>0.048912</text:p>
          </table:table-cell>
          <table:table-cell office:value-type="float" office:value="-0.446705" calcext:value-type="float">
            <text:p>-0.446705</text:p>
          </table:table-cell>
          <table:table-cell office:value-type="float" office:value="-0.340565" calcext:value-type="float">
            <text:p>-0.340565</text:p>
          </table:table-cell>
          <table:table-cell office:value-type="float" office:value="-0.738358" calcext:value-type="float">
            <text:p>-0.738358</text:p>
          </table:table-cell>
          <table:table-cell office:value-type="float" office:value="0.004898" calcext:value-type="float">
            <text:p>0.004898</text:p>
          </table:table-cell>
          <table:table-cell office:value-type="float" office:value="0.100146" calcext:value-type="float">
            <text:p>0.10014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5097" calcext:value-type="float">
            <text:p>-0.225097</text:p>
          </table:table-cell>
          <table:table-cell office:value-type="float" office:value="-5.533198" calcext:value-type="float">
            <text:p>-5.533198</text:p>
          </table:table-cell>
          <table:table-cell office:value-type="float" office:value="-0.85361" calcext:value-type="float">
            <text:p>-0.85361</text:p>
          </table:table-cell>
          <table:table-cell office:value-type="float" office:value="-1.528749" calcext:value-type="float">
            <text:p>-1.528749</text:p>
          </table:table-cell>
          <table:table-cell office:value-type="float" office:value="-0.671171" calcext:value-type="float">
            <text:p>-0.671171</text:p>
          </table:table-cell>
          <table:table-cell office:value-type="float" office:value="-1.579432" calcext:value-type="float">
            <text:p>-1.579432</text:p>
          </table:table-cell>
          <table:table-cell office:value-type="float" office:value="-3.779352" calcext:value-type="float">
            <text:p>-3.779352</text:p>
          </table:table-cell>
          <table:table-cell office:value-type="float" office:value="-0.152703" calcext:value-type="float">
            <text:p>-0.152703</text:p>
          </table:table-cell>
          <table:table-cell office:value-type="float" office:value="0.099888" calcext:value-type="float">
            <text:p>0.09988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562" calcext:value-type="float">
            <text:p>-0.112562</text:p>
          </table:table-cell>
          <table:table-cell office:value-type="float" office:value="-4.280054" calcext:value-type="float">
            <text:p>-4.280054</text:p>
          </table:table-cell>
          <table:table-cell office:value-type="float" office:value="-0.671821" calcext:value-type="float">
            <text:p>-0.671821</text:p>
          </table:table-cell>
          <table:table-cell office:value-type="float" office:value="-1.641284" calcext:value-type="float">
            <text:p>-1.641284</text:p>
          </table:table-cell>
          <table:table-cell office:value-type="float" office:value="-0.771733" calcext:value-type="float">
            <text:p>-0.771733</text:p>
          </table:table-cell>
          <table:table-cell office:value-type="float" office:value="-0.113191" calcext:value-type="float">
            <text:p>-0.113191</text:p>
          </table:table-cell>
          <table:table-cell office:value-type="float" office:value="-2.526208" calcext:value-type="float">
            <text:p>-2.526208</text:p>
          </table:table-cell>
          <table:table-cell office:value-type="float" office:value="-0.163177" calcext:value-type="float">
            <text:p>-0.163177</text:p>
          </table:table-cell>
          <table:table-cell office:value-type="float" office:value="0.09942" calcext:value-type="float">
            <text:p>0.0994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74186" calcext:value-type="float">
            <text:p>-1.574186</text:p>
          </table:table-cell>
          <table:table-cell office:value-type="float" office:value="-1.105348" calcext:value-type="float">
            <text:p>-1.105348</text:p>
          </table:table-cell>
          <table:table-cell office:value-type="float" office:value="-0.21128" calcext:value-type="float">
            <text:p>-0.21128</text:p>
          </table:table-cell>
          <table:table-cell office:value-type="float" office:value="-0.17966" calcext:value-type="float">
            <text:p>-0.17966</text:p>
          </table:table-cell>
          <table:table-cell office:value-type="float" office:value="-0.631452" calcext:value-type="float">
            <text:p>-0.631452</text:p>
          </table:table-cell>
          <table:table-cell office:value-type="float" office:value="1.45961" calcext:value-type="float">
            <text:p>1.45961</text:p>
          </table:table-cell>
          <table:table-cell office:value-type="float" office:value="0.648498" calcext:value-type="float">
            <text:p>0.648498</text:p>
          </table:table-cell>
          <table:table-cell office:value-type="float" office:value="-0.017991" calcext:value-type="float">
            <text:p>-0.017991</text:p>
          </table:table-cell>
          <table:table-cell office:value-type="float" office:value="0.100138" calcext:value-type="float">
            <text:p>0.100138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091362" calcext:value-type="float">
            <text:p>-2.091362</text:p>
          </table:table-cell>
          <table:table-cell office:value-type="float" office:value="-1.418685" calcext:value-type="float">
            <text:p>-1.418685</text:p>
          </table:table-cell>
          <table:table-cell office:value-type="float" office:value="-0.256734" calcext:value-type="float">
            <text:p>-0.256734</text:p>
          </table:table-cell>
          <table:table-cell office:value-type="float" office:value="0.337516" calcext:value-type="float">
            <text:p>0.337516</text:p>
          </table:table-cell>
          <table:table-cell office:value-type="float" office:value="-0.518129" calcext:value-type="float">
            <text:p>-0.518129</text:p>
          </table:table-cell>
          <table:table-cell office:value-type="float" office:value="0.515774" calcext:value-type="float">
            <text:p>0.515774</text:p>
          </table:table-cell>
          <table:table-cell office:value-type="float" office:value="0.335161" calcext:value-type="float">
            <text:p>0.335161</text:p>
          </table:table-cell>
          <table:table-cell office:value-type="float" office:value="0.033843" calcext:value-type="float">
            <text:p>0.033843</text:p>
          </table:table-cell>
          <table:table-cell office:value-type="float" office:value="0.100272" calcext:value-type="float">
            <text:p>0.10027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94799" calcext:value-type="float">
            <text:p>-0.394799</text:p>
          </table:table-cell>
          <table:table-cell office:value-type="float" office:value="-5.505914" calcext:value-type="float">
            <text:p>-5.505914</text:p>
          </table:table-cell>
          <table:table-cell office:value-type="float" office:value="-0.849652" calcext:value-type="float">
            <text:p>-0.849652</text:p>
          </table:table-cell>
          <table:table-cell office:value-type="float" office:value="-1.359047" calcext:value-type="float">
            <text:p>-1.359047</text:p>
          </table:table-cell>
          <table:table-cell office:value-type="float" office:value="-0.69873" calcext:value-type="float">
            <text:p>-0.69873</text:p>
          </table:table-cell>
          <table:table-cell office:value-type="float" office:value="-1.694291" calcext:value-type="float">
            <text:p>-1.694291</text:p>
          </table:table-cell>
          <table:table-cell office:value-type="float" office:value="-3.752068" calcext:value-type="float">
            <text:p>-3.752068</text:p>
          </table:table-cell>
          <table:table-cell office:value-type="float" office:value="-0.136087" calcext:value-type="float">
            <text:p>-0.136087</text:p>
          </table:table-cell>
          <table:table-cell office:value-type="float" office:value="0.100134" calcext:value-type="float">
            <text:p>0.10013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" calcext:value-type="float">
            <text:p>0</text:p>
          </table:table-cell>
          <table:table-cell office:value-type="float" office:value="-4.741409" calcext:value-type="float">
            <text:p>-4.741409</text:p>
          </table:table-cell>
          <table:table-cell office:value-type="float" office:value="-0.738748" calcext:value-type="float">
            <text:p>-0.738748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39352" calcext:value-type="float">
            <text:p>-0.839352</text:p>
          </table:table-cell>
          <table:table-cell office:value-type="float" office:value="-0.394365" calcext:value-type="float">
            <text:p>-0.394365</text:p>
          </table:table-cell>
          <table:table-cell office:value-type="float" office:value="-2.987563" calcext:value-type="float">
            <text:p>-2.987563</text:p>
          </table:table-cell>
          <table:table-cell office:value-type="float" office:value="-0.175578" calcext:value-type="float">
            <text:p>-0.175578</text:p>
          </table:table-cell>
          <table:table-cell office:value-type="float" office:value="0.10011" calcext:value-type="float">
            <text:p>0.1001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08478" calcext:value-type="float">
            <text:p>-1.408478</text:p>
          </table:table-cell>
          <table:table-cell office:value-type="float" office:value="-1.391642" calcext:value-type="float">
            <text:p>-1.391642</text:p>
          </table:table-cell>
          <table:table-cell office:value-type="float" office:value="-0.252811" calcext:value-type="float">
            <text:p>-0.252811</text:p>
          </table:table-cell>
          <table:table-cell office:value-type="float" office:value="-0.345368" calcext:value-type="float">
            <text:p>-0.345368</text:p>
          </table:table-cell>
          <table:table-cell office:value-type="float" office:value="-0.709925" calcext:value-type="float">
            <text:p>-0.709925</text:p>
          </table:table-cell>
          <table:table-cell office:value-type="float" office:value="1.417496" calcext:value-type="float">
            <text:p>1.417496</text:p>
          </table:table-cell>
          <table:table-cell office:value-type="float" office:value="0.362204" calcext:value-type="float">
            <text:p>0.362204</text:p>
          </table:table-cell>
          <table:table-cell office:value-type="float" office:value="-0.034317" calcext:value-type="float">
            <text:p>-0.034317</text:p>
          </table:table-cell>
          <table:table-cell office:value-type="float" office:value="0.099364" calcext:value-type="float">
            <text:p>0.09936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193582" calcext:value-type="float">
            <text:p>-2.193582</text:p>
          </table:table-cell>
          <table:table-cell office:value-type="float" office:value="-1.093219" calcext:value-type="float">
            <text:p>-1.093219</text:p>
          </table:table-cell>
          <table:table-cell office:value-type="float" office:value="-0.20952" calcext:value-type="float">
            <text:p>-0.20952</text:p>
          </table:table-cell>
          <table:table-cell office:value-type="float" office:value="0.439736" calcext:value-type="float">
            <text:p>0.439736</text:p>
          </table:table-cell>
          <table:table-cell office:value-type="float" office:value="-0.557819" calcext:value-type="float">
            <text:p>-0.557819</text:p>
          </table:table-cell>
          <table:table-cell office:value-type="float" office:value="0.77871" calcext:value-type="float">
            <text:p>0.77871</text:p>
          </table:table-cell>
          <table:table-cell office:value-type="float" office:value="0.660627" calcext:value-type="float">
            <text:p>0.660627</text:p>
          </table:table-cell>
          <table:table-cell office:value-type="float" office:value="0.044335" calcext:value-type="float">
            <text:p>0.044335</text:p>
          </table:table-cell>
          <table:table-cell office:value-type="float" office:value="0.100821" calcext:value-type="float">
            <text:p>0.10082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3807" calcext:value-type="float">
            <text:p>-1.013807</text:p>
          </table:table-cell>
          <table:table-cell office:value-type="float" office:value="-4.347535" calcext:value-type="float">
            <text:p>-4.347535</text:p>
          </table:table-cell>
          <table:table-cell office:value-type="float" office:value="-0.681611" calcext:value-type="float">
            <text:p>-0.681611</text:p>
          </table:table-cell>
          <table:table-cell office:value-type="float" office:value="-0.740039" calcext:value-type="float">
            <text:p>-0.740039</text:p>
          </table:table-cell>
          <table:table-cell office:value-type="float" office:value="-0.670574" calcext:value-type="float">
            <text:p>-0.670574</text:p>
          </table:table-cell>
          <table:table-cell office:value-type="float" office:value="-1.183076" calcext:value-type="float">
            <text:p>-1.183076</text:p>
          </table:table-cell>
          <table:table-cell office:value-type="float" office:value="-2.593688" calcext:value-type="float">
            <text:p>-2.593688</text:p>
          </table:table-cell>
          <table:table-cell office:value-type="float" office:value="-0.073797" calcext:value-type="float">
            <text:p>-0.073797</text:p>
          </table:table-cell>
          <table:table-cell office:value-type="float" office:value="0.099721" calcext:value-type="float">
            <text:p>0.09972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315" calcext:value-type="float">
            <text:p>-0.056315</text:p>
          </table:table-cell>
          <table:table-cell office:value-type="float" office:value="-5.25296" calcext:value-type="float">
            <text:p>-5.25296</text:p>
          </table:table-cell>
          <table:table-cell office:value-type="float" office:value="-0.812957" calcext:value-type="float">
            <text:p>-0.812957</text:p>
          </table:table-cell>
          <table:table-cell office:value-type="float" office:value="-1.697531" calcext:value-type="float">
            <text:p>-1.697531</text:p>
          </table:table-cell>
          <table:table-cell office:value-type="float" office:value="-0.84547" calcext:value-type="float">
            <text:p>-0.84547</text:p>
          </table:table-cell>
          <table:table-cell office:value-type="float" office:value="-0.956114" calcext:value-type="float">
            <text:p>-0.956114</text:p>
          </table:table-cell>
          <table:table-cell office:value-type="float" office:value="-3.499114" calcext:value-type="float">
            <text:p>-3.499114</text:p>
          </table:table-cell>
          <table:table-cell office:value-type="float" office:value="-0.169998" calcext:value-type="float">
            <text:p>-0.169998</text:p>
          </table:table-cell>
          <table:table-cell office:value-type="float" office:value="0.100144" calcext:value-type="float">
            <text:p>0.10014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8914" calcext:value-type="float">
            <text:p>-1.128914</text:p>
          </table:table-cell>
          <table:table-cell office:value-type="float" office:value="-2.06094" calcext:value-type="float">
            <text:p>-2.06094</text:p>
          </table:table-cell>
          <table:table-cell office:value-type="float" office:value="-0.349904" calcext:value-type="float">
            <text:p>-0.349904</text:p>
          </table:table-cell>
          <table:table-cell office:value-type="float" office:value="-0.624932" calcext:value-type="float">
            <text:p>-0.624932</text:p>
          </table:table-cell>
          <table:table-cell office:value-type="float" office:value="-0.755232" calcext:value-type="float">
            <text:p>-0.755232</text:p>
          </table:table-cell>
          <table:table-cell office:value-type="float" office:value="1.07307" calcext:value-type="float">
            <text:p>1.07307</text:p>
          </table:table-cell>
          <table:table-cell office:value-type="float" office:value="-0.307094" calcext:value-type="float">
            <text:p>-0.307094</text:p>
          </table:table-cell>
          <table:table-cell office:value-type="float" office:value="-0.062466" calcext:value-type="float">
            <text:p>-0.062466</text:p>
          </table:table-cell>
          <table:table-cell office:value-type="float" office:value="0.099956" calcext:value-type="float">
            <text:p>0.09995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424935" calcext:value-type="float">
            <text:p>-2.424935</text:p>
          </table:table-cell>
          <table:table-cell office:value-type="float" office:value="-0.312588" calcext:value-type="float">
            <text:p>-0.312588</text:p>
          </table:table-cell>
          <table:table-cell office:value-type="float" office:value="-0.1" calcext:value-type="float">
            <text:p>-0.1</text:p>
          </table:table-cell>
          <table:table-cell office:value-type="float" office:value="0.671089" calcext:value-type="float">
            <text:p>0.671089</text:p>
          </table:table-cell>
          <table:table-cell office:value-type="float" office:value="-0.524897" calcext:value-type="float">
            <text:p>-0.524897</text:p>
          </table:table-cell>
          <table:table-cell office:value-type="float" office:value="1.295066" calcext:value-type="float">
            <text:p>1.295066</text:p>
          </table:table-cell>
          <table:table-cell office:value-type="float" office:value="1.441258" calcext:value-type="float">
            <text:p>1.441258</text:p>
          </table:table-cell>
          <table:table-cell office:value-type="float" office:value="0.067158" calcext:value-type="float">
            <text:p>0.067158</text:p>
          </table:table-cell>
          <table:table-cell office:value-type="float" office:value="0.100074" calcext:value-type="float">
            <text:p>0.100074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5779" calcext:value-type="float">
            <text:p>-1.125779</text:p>
          </table:table-cell>
          <table:table-cell office:value-type="float" office:value="-4.25109" calcext:value-type="float">
            <text:p>-4.25109</text:p>
          </table:table-cell>
          <table:table-cell office:value-type="float" office:value="-0.66762" calcext:value-type="float">
            <text:p>-0.66762</text:p>
          </table:table-cell>
          <table:table-cell office:value-type="float" office:value="-0.628067" calcext:value-type="float">
            <text:p>-0.628067</text:p>
          </table:table-cell>
          <table:table-cell office:value-type="float" office:value="-0.569697" calcext:value-type="float">
            <text:p>-0.569697</text:p>
          </table:table-cell>
          <table:table-cell office:value-type="float" office:value="-1.29948" calcext:value-type="float">
            <text:p>-1.29948</text:p>
          </table:table-cell>
          <table:table-cell office:value-type="float" office:value="-2.497244" calcext:value-type="float">
            <text:p>-2.497244</text:p>
          </table:table-cell>
          <table:table-cell office:value-type="float" office:value="-0.062791" calcext:value-type="float">
            <text:p>-0.062791</text:p>
          </table:table-cell>
          <table:table-cell office:value-type="float" office:value="0.099975" calcext:value-type="float">
            <text:p>0.09997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94046" calcext:value-type="float">
            <text:p>-0.394046</text:p>
          </table:table-cell>
          <table:table-cell office:value-type="float" office:value="-4.586131" calcext:value-type="float">
            <text:p>-4.586131</text:p>
          </table:table-cell>
          <table:table-cell office:value-type="float" office:value="-0.716223" calcext:value-type="float">
            <text:p>-0.716223</text:p>
          </table:table-cell>
          <table:table-cell office:value-type="float" office:value="-1.3598" calcext:value-type="float">
            <text:p>-1.3598</text:p>
          </table:table-cell>
          <table:table-cell office:value-type="float" office:value="-0.73924" calcext:value-type="float">
            <text:p>-0.73924</text:p>
          </table:table-cell>
          <table:table-cell office:value-type="float" office:value="-0.733244" calcext:value-type="float">
            <text:p>-0.733244</text:p>
          </table:table-cell>
          <table:table-cell office:value-type="float" office:value="-2.832284" calcext:value-type="float">
            <text:p>-2.832284</text:p>
          </table:table-cell>
          <table:table-cell office:value-type="float" office:value="-0.1357" calcext:value-type="float">
            <text:p>-0.1357</text:p>
          </table:table-cell>
          <table:table-cell office:value-type="float" office:value="0.099794" calcext:value-type="float">
            <text:p>0.09979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2179" calcext:value-type="float">
            <text:p>-1.072179</text:p>
          </table:table-cell>
          <table:table-cell office:value-type="float" office:value="-2.429953" calcext:value-type="float">
            <text:p>-2.429953</text:p>
          </table:table-cell>
          <table:table-cell office:value-type="float" office:value="-0.403435" calcext:value-type="float">
            <text:p>-0.403435</text:p>
          </table:table-cell>
          <table:table-cell office:value-type="float" office:value="-0.681667" calcext:value-type="float">
            <text:p>-0.681667</text:p>
          </table:table-cell>
          <table:table-cell office:value-type="float" office:value="-0.671435" calcext:value-type="float">
            <text:p>-0.671435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-0.676107" calcext:value-type="float">
            <text:p>-0.676107</text:p>
          </table:table-cell>
          <table:table-cell office:value-type="float" office:value="-0.068281" calcext:value-type="float">
            <text:p>-0.068281</text:p>
          </table:table-cell>
          <table:table-cell office:value-type="float" office:value="0.100168" calcext:value-type="float">
            <text:p>0.10016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53444" calcext:value-type="float">
            <text:p>-1.853444</text:p>
          </table:table-cell>
          <table:table-cell office:value-type="float" office:value="-1.359806" calcext:value-type="float">
            <text:p>-1.359806</text:p>
          </table:table-cell>
          <table:table-cell office:value-type="float" office:value="-0.248193" calcext:value-type="float">
            <text:p>-0.248193</text:p>
          </table:table-cell>
          <table:table-cell office:value-type="float" office:value="0.099597" calcext:value-type="float">
            <text:p>0.099597</text:p>
          </table:table-cell>
          <table:table-cell office:value-type="float" office:value="-0.485885" calcext:value-type="float">
            <text:p>-0.485885</text:p>
          </table:table-cell>
          <table:table-cell office:value-type="float" office:value="0.780328" calcext:value-type="float">
            <text:p>0.780328</text:p>
          </table:table-cell>
          <table:table-cell office:value-type="float" office:value="0.39404" calcext:value-type="float">
            <text:p>0.39404</text:p>
          </table:table-cell>
          <table:table-cell office:value-type="float" office:value="0.009972" calcext:value-type="float">
            <text:p>0.009972</text:p>
          </table:table-cell>
          <table:table-cell office:value-type="float" office:value="0.10012" calcext:value-type="float">
            <text:p>0.1001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5988" calcext:value-type="float">
            <text:p>-1.185988</text:p>
          </table:table-cell>
          <table:table-cell office:value-type="float" office:value="-3.499467" calcext:value-type="float">
            <text:p>-3.499467</text:p>
          </table:table-cell>
          <table:table-cell office:value-type="float" office:value="-0.558585" calcext:value-type="float">
            <text:p>-0.558585</text:p>
          </table:table-cell>
          <table:table-cell office:value-type="float" office:value="-0.567858" calcext:value-type="float">
            <text:p>-0.567858</text:p>
          </table:table-cell>
          <table:table-cell office:value-type="float" office:value="-0.508173" calcext:value-type="float">
            <text:p>-0.508173</text:p>
          </table:table-cell>
          <table:table-cell office:value-type="float" office:value="-0.66959" calcext:value-type="float">
            <text:p>-0.66959</text:p>
          </table:table-cell>
          <table:table-cell office:value-type="float" office:value="-1.745621" calcext:value-type="float">
            <text:p>-1.745621</text:p>
          </table:table-cell>
          <table:table-cell office:value-type="float" office:value="-0.056605" calcext:value-type="float">
            <text:p>-0.056605</text:p>
          </table:table-cell>
          <table:table-cell office:value-type="float" office:value="0.099681" calcext:value-type="float">
            <text:p>0.09968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6393" calcext:value-type="float">
            <text:p>-0.05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393" calcext:value-type="float">
            <text:p>0.056393</text:p>
          </table:table-cell>
          <table:table-cell office:value-type="float" office:value="-0.546854" calcext:value-type="float">
            <text:p>-0.546854</text:p>
          </table:table-cell>
          <table:table-cell office:value-type="float" office:value="0.622676" calcext:value-type="float">
            <text:p>0.622676</text:p>
          </table:table-cell>
          <table:table-cell office:value-type="float" office:value="0.132216" calcext:value-type="float">
            <text:p>0.132216</text:p>
          </table:table-cell>
          <table:table-cell office:value-type="float" office:value="0.005654" calcext:value-type="float">
            <text:p>0.005654</text:p>
          </table:table-cell>
          <table:table-cell office:value-type="float" office:value="0.100253" calcext:value-type="float">
            <text:p>0.100253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9061" calcext:value-type="float">
            <text:p>0.619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9061" calcext:value-type="float">
            <text:p>-0.619061</text:p>
          </table:table-cell>
          <table:table-cell office:value-type="float" office:value="-0.534816" calcext:value-type="float">
            <text:p>-0.534816</text:p>
          </table:table-cell>
          <table:table-cell office:value-type="float" office:value="-0.677059" calcext:value-type="float">
            <text:p>-0.677059</text:p>
          </table:table-cell>
          <table:table-cell office:value-type="float" office:value="-1.830935" calcext:value-type="float">
            <text:p>-1.830935</text:p>
          </table:table-cell>
          <table:table-cell office:value-type="float" office:value="-0.061759" calcext:value-type="float">
            <text:p>-0.061759</text:p>
          </table:table-cell>
          <table:table-cell office:value-type="float" office:value="0.099763" calcext:value-type="float">
            <text:p>0.09976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3289" calcext:value-type="float">
            <text:p>0.563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3289" calcext:value-type="float">
            <text:p>-0.563289</text:p>
          </table:table-cell>
          <table:table-cell office:value-type="float" office:value="-0.421173" calcext:value-type="float">
            <text:p>-0.421173</text:p>
          </table:table-cell>
          <table:table-cell office:value-type="float" office:value="0.055746" calcext:value-type="float">
            <text:p>0.055746</text:p>
          </table:table-cell>
          <table:table-cell office:value-type="float" office:value="-0.928717" calcext:value-type="float">
            <text:p>-0.928717</text:p>
          </table:table-cell>
          <table:table-cell office:value-type="float" office:value="-0.056355" calcext:value-type="float">
            <text:p>-0.056355</text:p>
          </table:table-cell>
          <table:table-cell office:value-type="float" office:value="0.100046" calcext:value-type="float">
            <text:p>0.10004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273" calcext:value-type="float">
            <text:p>0.73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273" calcext:value-type="float">
            <text:p>-0.73273</text:p>
          </table:table-cell>
          <table:table-cell office:value-type="float" office:value="-0.432002" calcext:value-type="float">
            <text:p>-0.432002</text:p>
          </table:table-cell>
          <table:table-cell office:value-type="float" office:value="-0.16939" calcext:value-type="float">
            <text:p>-0.16939</text:p>
          </table:table-cell>
          <table:table-cell office:value-type="float" office:value="-1.334122" calcext:value-type="float">
            <text:p>-1.334122</text:p>
          </table:table-cell>
          <table:table-cell office:value-type="float" office:value="-0.073295" calcext:value-type="float">
            <text:p>-0.073295</text:p>
          </table:table-cell>
          <table:table-cell office:value-type="float" office:value="0.10003" calcext:value-type="float">
            <text:p>0.10003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424" calcext:value-type="float">
            <text:p>0.225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5424" calcext:value-type="float">
            <text:p>-0.225424</text:p>
          </table:table-cell>
          <table:table-cell office:value-type="float" office:value="-0.521702" calcext:value-type="float">
            <text:p>-0.521702</text:p>
          </table:table-cell>
          <table:table-cell office:value-type="float" office:value="0.507321" calcext:value-type="float">
            <text:p>0.507321</text:p>
          </table:table-cell>
          <table:table-cell office:value-type="float" office:value="-0.239805" calcext:value-type="float">
            <text:p>-0.239805</text:p>
          </table:table-cell>
          <table:table-cell office:value-type="float" office:value="-0.022542" calcext:value-type="float">
            <text:p>-0.022542</text:p>
          </table:table-cell>
          <table:table-cell office:value-type="float" office:value="0.099997" calcext:value-type="float">
            <text:p>0.099997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58911" calcext:value-type="float">
            <text:p>-0.458911</text:p>
          </table:table-cell>
          <table:table-cell office:value-type="float" office:value="0.225507" calcext:value-type="float">
            <text:p>0.225507</text:p>
          </table:table-cell>
          <table:table-cell office:value-type="float" office:value="-0.233404" calcext:value-type="float">
            <text:p>-0.233404</text:p>
          </table:table-cell>
          <table:table-cell office:value-type="float" office:value="0" calcext:value-type="float">
            <text:p>0</text:p>
          </table:table-cell>
          <table:table-cell office:value-type="float" office:value="0.099963" calcext:value-type="float">
            <text:p>0.099963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9.216052" calcext:value-type="float">
            <text:p>9.216052</text:p>
          </table:table-cell>
          <table:table-cell office:value-type="float" office:value="1" calcext:value-type="float">
            <text:p>1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-0.015608" calcext:value-type="float">
            <text:p>-0.015608</text:p>
          </table:table-cell>
          <table:table-cell office:value-type="float" office:value="3.077814" calcext:value-type="float">
            <text:p>3.077814</text:p>
          </table:table-cell>
          <table:table-cell office:value-type="float" office:value="6.139129" calcext:value-type="float">
            <text:p>6.139129</text:p>
          </table:table-cell>
          <table:table-cell office:value-type="float" office:value="0.307603" calcext:value-type="float">
            <text:p>0.307603</text:p>
          </table:table-cell>
          <table:table-cell office:value-type="float" office:value="0.099971" calcext:value-type="float">
            <text:p>0.099971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6.512922" calcext:value-type="float">
            <text:p>6.512922</text:p>
          </table:table-cell>
          <table:table-cell office:value-type="float" office:value="0.995735" calcext:value-type="float">
            <text:p>0.995735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359076" calcext:value-type="float">
            <text:p>0.359076</text:p>
          </table:table-cell>
          <table:table-cell office:value-type="float" office:value="0" calcext:value-type="float">
            <text:p>0</text:p>
          </table:table-cell>
          <table:table-cell office:value-type="float" office:value="3.435999" calcext:value-type="float">
            <text:p>3.435999</text:p>
          </table:table-cell>
          <table:table-cell office:value-type="float" office:value="0.306403" calcext:value-type="float">
            <text:p>0.306403</text:p>
          </table:table-cell>
          <table:table-cell office:value-type="float" office:value="0.099581" calcext:value-type="float">
            <text:p>0.099581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622894" calcext:value-type="float">
            <text:p>4.622894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1.545971" calcext:value-type="float">
            <text:p>-1.545971</text:p>
          </table:table-cell>
          <table:table-cell office:value-type="float" office:value="0.1949" calcext:value-type="float">
            <text:p>0.1949</text:p>
          </table:table-cell>
          <table:table-cell office:value-type="float" office:value="-4.634667" calcext:value-type="float">
            <text:p>-4.634667</text:p>
          </table:table-cell>
          <table:table-cell office:value-type="float" office:value="-5.985738" calcext:value-type="float">
            <text:p>-5.985738</text:p>
          </table:table-cell>
          <table:table-cell office:value-type="float" office:value="-0.154204" calcext:value-type="float">
            <text:p>-0.154204</text:p>
          </table:table-cell>
          <table:table-cell office:value-type="float" office:value="0.099746" calcext:value-type="float">
            <text:p>0.099746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374786" calcext:value-type="float">
            <text:p>6.374786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297863" calcext:value-type="float">
            <text:p>-3.297863</text:p>
          </table:table-cell>
          <table:table-cell office:value-type="float" office:value="-0.078562" calcext:value-type="float">
            <text:p>-0.078562</text:p>
          </table:table-cell>
          <table:table-cell office:value-type="float" office:value="-1.750403" calcext:value-type="float">
            <text:p>-1.750403</text:p>
          </table:table-cell>
          <table:table-cell office:value-type="float" office:value="-5.126828" calcext:value-type="float">
            <text:p>-5.126828</text:p>
          </table:table-cell>
          <table:table-cell office:value-type="float" office:value="-0.330067" calcext:value-type="float">
            <text:p>-0.330067</text:p>
          </table:table-cell>
          <table:table-cell office:value-type="float" office:value="0.100085" calcext:value-type="float">
            <text:p>0.100085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708706" calcext:value-type="float">
            <text:p>6.708706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631783" calcext:value-type="float">
            <text:p>-3.631783</text:p>
          </table:table-cell>
          <table:table-cell office:value-type="float" office:value="-0.447415" calcext:value-type="float">
            <text:p>-0.447415</text:p>
          </table:table-cell>
          <table:table-cell office:value-type="float" office:value="-0.333901" calcext:value-type="float">
            <text:p>-0.333901</text:p>
          </table:table-cell>
          <table:table-cell office:value-type="float" office:value="-4.413099" calcext:value-type="float">
            <text:p>-4.413099</text:p>
          </table:table-cell>
          <table:table-cell office:value-type="float" office:value="-0.3632" calcext:value-type="float">
            <text:p>-0.3632</text:p>
          </table:table-cell>
          <table:table-cell office:value-type="float" office:value="0.100006" calcext:value-type="float">
            <text:p>0.100006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80217" calcext:value-type="float">
            <text:p>5.80217</text:p>
          </table:table-cell>
          <table:table-cell office:value-type="float" office:value="0.600195" calcext:value-type="float">
            <text:p>0.600195</text:p>
          </table:table-cell>
          <table:table-cell office:value-type="float" office:value="0.137999" calcext:value-type="float">
            <text:p>0.137999</text:p>
          </table:table-cell>
          <table:table-cell office:value-type="float" office:value="-2.725247" calcext:value-type="float">
            <text:p>-2.725247</text:p>
          </table:table-cell>
          <table:table-cell office:value-type="float" office:value="-0.658143" calcext:value-type="float">
            <text:p>-0.658143</text:p>
          </table:table-cell>
          <table:table-cell office:value-type="float" office:value="0.906662" calcext:value-type="float">
            <text:p>0.906662</text:p>
          </table:table-cell>
          <table:table-cell office:value-type="float" office:value="-2.476728" calcext:value-type="float">
            <text:p>-2.476728</text:p>
          </table:table-cell>
          <table:table-cell office:value-type="float" office:value="-0.272487" calcext:value-type="float">
            <text:p>-0.272487</text:p>
          </table:table-cell>
          <table:table-cell office:value-type="float" office:value="0.099986" calcext:value-type="float">
            <text:p>0.099986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129881" calcext:value-type="float">
            <text:p>5.129881</text:p>
          </table:table-cell>
          <table:table-cell office:value-type="float" office:value="0.88916" calcext:value-type="float">
            <text:p>0.88916</text:p>
          </table:table-cell>
          <table:table-cell office:value-type="float" office:value="0.179918" calcext:value-type="float">
            <text:p>0.179918</text:p>
          </table:table-cell>
          <table:table-cell office:value-type="float" office:value="-2.052958" calcext:value-type="float">
            <text:p>-2.052958</text:p>
          </table:table-cell>
          <table:table-cell office:value-type="float" office:value="-0.807086" calcext:value-type="float">
            <text:p>-0.807086</text:p>
          </table:table-cell>
          <table:table-cell office:value-type="float" office:value="0.672282" calcext:value-type="float">
            <text:p>0.672282</text:p>
          </table:table-cell>
          <table:table-cell office:value-type="float" office:value="-2.187763" calcext:value-type="float">
            <text:p>-2.187763</text:p>
          </table:table-cell>
          <table:table-cell office:value-type="float" office:value="-0.205298" calcext:value-type="float">
            <text:p>-0.205298</text:p>
          </table:table-cell>
          <table:table-cell office:value-type="float" office:value="0.100001" calcext:value-type="float">
            <text:p>0.10000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44444" calcext:value-type="float">
            <text:p>3.944444</text:p>
          </table:table-cell>
          <table:table-cell office:value-type="float" office:value="2.566228" calcext:value-type="float">
            <text:p>2.566228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-0.867521" calcext:value-type="float">
            <text:p>-0.867521</text:p>
          </table:table-cell>
          <table:table-cell office:value-type="float" office:value="-0.821096" calcext:value-type="float">
            <text:p>-0.821096</text:p>
          </table:table-cell>
          <table:table-cell office:value-type="float" office:value="1.177923" calcext:value-type="float">
            <text:p>1.177923</text:p>
          </table:table-cell>
          <table:table-cell office:value-type="float" office:value="-0.510695" calcext:value-type="float">
            <text:p>-0.510695</text:p>
          </table:table-cell>
          <table:table-cell office:value-type="float" office:value="-0.087306" calcext:value-type="float">
            <text:p>-0.087306</text:p>
          </table:table-cell>
          <table:table-cell office:value-type="float" office:value="0.100638" calcext:value-type="float">
            <text:p>0.100638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81452" calcext:value-type="float">
            <text:p>3.381452</text:p>
          </table:table-cell>
          <table:table-cell office:value-type="float" office:value="2.508229" calcext:value-type="float">
            <text:p>2.508229</text:p>
          </table:table-cell>
          <table:table-cell office:value-type="float" office:value="0.41479" calcext:value-type="float">
            <text:p>0.41479</text:p>
          </table:table-cell>
          <table:table-cell office:value-type="float" office:value="-0.304529" calcext:value-type="float">
            <text:p>-0.304529</text:p>
          </table:table-cell>
          <table:table-cell office:value-type="float" office:value="-0.828913" calcext:value-type="float">
            <text:p>-0.828913</text:p>
          </table:table-cell>
          <table:table-cell office:value-type="float" office:value="0.564748" calcext:value-type="float">
            <text:p>0.564748</text:p>
          </table:table-cell>
          <table:table-cell office:value-type="float" office:value="-0.568694" calcext:value-type="float">
            <text:p>-0.568694</text:p>
          </table:table-cell>
          <table:table-cell office:value-type="float" office:value="-0.030358" calcext:value-type="float">
            <text:p>-0.030358</text:p>
          </table:table-cell>
          <table:table-cell office:value-type="float" office:value="0.099689" calcext:value-type="float">
            <text:p>0.099689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229195" calcext:value-type="float">
            <text:p>4.229195</text:p>
          </table:table-cell>
          <table:table-cell office:value-type="float" office:value="0.130895" calcext:value-type="float">
            <text:p>0.130895</text:p>
          </table:table-cell>
          <table:table-cell office:value-type="float" office:value="0.1" calcext:value-type="float">
            <text:p>0.1</text:p>
          </table:table-cell>
          <table:table-cell office:value-type="float" office:value="-1.152272" calcext:value-type="float">
            <text:p>-1.152272</text:p>
          </table:table-cell>
          <table:table-cell office:value-type="float" office:value="-0.943846" calcext:value-type="float">
            <text:p>-0.943846</text:p>
          </table:table-cell>
          <table:table-cell office:value-type="float" office:value="-0.84991" calcext:value-type="float">
            <text:p>-0.84991</text:p>
          </table:table-cell>
          <table:table-cell office:value-type="float" office:value="-2.946028" calcext:value-type="float">
            <text:p>-2.946028</text:p>
          </table:table-cell>
          <table:table-cell office:value-type="float" office:value="-0.114933" calcext:value-type="float">
            <text:p>-0.114933</text:p>
          </table:table-cell>
          <table:table-cell office:value-type="float" office:value="0.099745" calcext:value-type="float">
            <text:p>0.09974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280999" calcext:value-type="float">
            <text:p>4.280999</text:p>
          </table:table-cell>
          <table:table-cell office:value-type="float" office:value="0.449271" calcext:value-type="float">
            <text:p>0.449271</text:p>
          </table:table-cell>
          <table:table-cell office:value-type="float" office:value="0.116105" calcext:value-type="float">
            <text:p>0.116105</text:p>
          </table:table-cell>
          <table:table-cell office:value-type="float" office:value="-1.204076" calcext:value-type="float">
            <text:p>-1.204076</text:p>
          </table:table-cell>
          <table:table-cell office:value-type="float" office:value="-1.371709" calcext:value-type="float">
            <text:p>-1.371709</text:p>
          </table:table-cell>
          <table:table-cell office:value-type="float" office:value="-0.051867" calcext:value-type="float">
            <text:p>-0.051867</text:p>
          </table:table-cell>
          <table:table-cell office:value-type="float" office:value="-2.627652" calcext:value-type="float">
            <text:p>-2.627652</text:p>
          </table:table-cell>
          <table:table-cell office:value-type="float" office:value="-0.120259" calcext:value-type="float">
            <text:p>-0.120259</text:p>
          </table:table-cell>
          <table:table-cell office:value-type="float" office:value="0.099877" calcext:value-type="float">
            <text:p>0.099877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99236" calcext:value-type="float">
            <text:p>3.099236</text:p>
          </table:table-cell>
          <table:table-cell office:value-type="float" office:value="2.549774" calcext:value-type="float">
            <text:p>2.549774</text:p>
          </table:table-cell>
          <table:table-cell office:value-type="float" office:value="0.420817" calcext:value-type="float">
            <text:p>0.420817</text:p>
          </table:table-cell>
          <table:table-cell office:value-type="float" office:value="-0.022313" calcext:value-type="float">
            <text:p>-0.022313</text:p>
          </table:table-cell>
          <table:table-cell office:value-type="float" office:value="-1.680355" calcext:value-type="float">
            <text:p>-1.680355</text:p>
          </table:table-cell>
          <table:table-cell office:value-type="float" office:value="1.175519" calcext:value-type="float">
            <text:p>1.175519</text:p>
          </table:table-cell>
          <table:table-cell office:value-type="float" office:value="-0.527149" calcext:value-type="float">
            <text:p>-0.527149</text:p>
          </table:table-cell>
          <table:table-cell office:value-type="float" office:value="-0.002243" calcext:value-type="float">
            <text:p>-0.002243</text:p>
          </table:table-cell>
          <table:table-cell office:value-type="float" office:value="0.100531" calcext:value-type="float">
            <text:p>0.10053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72543" calcext:value-type="float">
            <text:p>2.872543</text:p>
          </table:table-cell>
          <table:table-cell office:value-type="float" office:value="2.003128" calcext:value-type="float">
            <text:p>2.003128</text:p>
          </table:table-cell>
          <table:table-cell office:value-type="float" office:value="0.341517" calcext:value-type="float">
            <text:p>0.341517</text:p>
          </table:table-cell>
          <table:table-cell office:value-type="float" office:value="0.20438" calcext:value-type="float">
            <text:p>0.20438</text:p>
          </table:table-cell>
          <table:table-cell office:value-type="float" office:value="-1.505796" calcext:value-type="float">
            <text:p>-1.505796</text:p>
          </table:table-cell>
          <table:table-cell office:value-type="float" office:value="0.22762" calcext:value-type="float">
            <text:p>0.22762</text:p>
          </table:table-cell>
          <table:table-cell office:value-type="float" office:value="-1.073796" calcext:value-type="float">
            <text:p>-1.073796</text:p>
          </table:table-cell>
          <table:table-cell office:value-type="float" office:value="0.020355" calcext:value-type="float">
            <text:p>0.020355</text:p>
          </table:table-cell>
          <table:table-cell office:value-type="float" office:value="0.099593" calcext:value-type="float">
            <text:p>0.09959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398888" calcext:value-type="float">
            <text:p>4.398888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1.321965" calcext:value-type="float">
            <text:p>-1.321965</text:p>
          </table:table-cell>
          <table:table-cell office:value-type="float" office:value="-1.308814" calcext:value-type="float">
            <text:p>-1.308814</text:p>
          </table:table-cell>
          <table:table-cell office:value-type="float" office:value="-1.516156" calcext:value-type="float">
            <text:p>-1.516156</text:p>
          </table:table-cell>
          <table:table-cell office:value-type="float" office:value="-4.146935" calcext:value-type="float">
            <text:p>-4.146935</text:p>
          </table:table-cell>
          <table:table-cell office:value-type="float" office:value="-0.133085" calcext:value-type="float">
            <text:p>-0.133085</text:p>
          </table:table-cell>
          <table:table-cell office:value-type="float" office:value="0.100672" calcext:value-type="float">
            <text:p>0.100672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69762" calcext:value-type="float">
            <text:p>4.169762</text:p>
          </table:table-cell>
          <table:table-cell office:value-type="float" office:value="1.160671" calcext:value-type="float">
            <text:p>1.160671</text:p>
          </table:table-cell>
          <table:table-cell office:value-type="float" office:value="0.219305" calcext:value-type="float">
            <text:p>0.219305</text:p>
          </table:table-cell>
          <table:table-cell office:value-type="float" office:value="-1.092839" calcext:value-type="float">
            <text:p>-1.092839</text:p>
          </table:table-cell>
          <table:table-cell office:value-type="float" office:value="-1.05414" calcext:value-type="float">
            <text:p>-1.05414</text:p>
          </table:table-cell>
          <table:table-cell office:value-type="float" office:value="0.230727" calcext:value-type="float">
            <text:p>0.230727</text:p>
          </table:table-cell>
          <table:table-cell office:value-type="float" office:value="-1.916252" calcext:value-type="float">
            <text:p>-1.916252</text:p>
          </table:table-cell>
          <table:table-cell office:value-type="float" office:value="-0.108526" calcext:value-type="float">
            <text:p>-0.108526</text:p>
          </table:table-cell>
          <table:table-cell office:value-type="float" office:value="0.099306" calcext:value-type="float">
            <text:p>0.09930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280091" calcext:value-type="float">
            <text:p>4.280091</text:p>
          </table:table-cell>
          <table:table-cell office:value-type="float" office:value="0.861462" calcext:value-type="float">
            <text:p>0.861462</text:p>
          </table:table-cell>
          <table:table-cell office:value-type="float" office:value="0.1759" calcext:value-type="float">
            <text:p>0.1759</text:p>
          </table:table-cell>
          <table:table-cell office:value-type="float" office:value="-1.203168" calcext:value-type="float">
            <text:p>-1.203168</text:p>
          </table:table-cell>
          <table:table-cell office:value-type="float" office:value="-0.901894" calcext:value-type="float">
            <text:p>-0.901894</text:p>
          </table:table-cell>
          <table:table-cell office:value-type="float" office:value="-0.110399" calcext:value-type="float">
            <text:p>-0.110399</text:p>
          </table:table-cell>
          <table:table-cell office:value-type="float" office:value="-2.215461" calcext:value-type="float">
            <text:p>-2.215461</text:p>
          </table:table-cell>
          <table:table-cell office:value-type="float" office:value="-0.120241" calcext:value-type="float">
            <text:p>-0.120241</text:p>
          </table:table-cell>
          <table:table-cell office:value-type="float" office:value="0.099937" calcext:value-type="float">
            <text:p>0.099937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49899" calcext:value-type="float">
            <text:p>3.549899</text:p>
          </table:table-cell>
          <table:table-cell office:value-type="float" office:value="2.589423" calcext:value-type="float">
            <text:p>2.589423</text:p>
          </table:table-cell>
          <table:table-cell office:value-type="float" office:value="0.426568" calcext:value-type="float">
            <text:p>0.426568</text:p>
          </table:table-cell>
          <table:table-cell office:value-type="float" office:value="-0.472976" calcext:value-type="float">
            <text:p>-0.472976</text:p>
          </table:table-cell>
          <table:table-cell office:value-type="float" office:value="-0.743944" calcext:value-type="float">
            <text:p>-0.743944</text:p>
          </table:table-cell>
          <table:table-cell office:value-type="float" office:value="0.729419" calcext:value-type="float">
            <text:p>0.729419</text:p>
          </table:table-cell>
          <table:table-cell office:value-type="float" office:value="-0.4875" calcext:value-type="float">
            <text:p>-0.4875</text:p>
          </table:table-cell>
          <table:table-cell office:value-type="float" office:value="-0.047348" calcext:value-type="float">
            <text:p>-0.047348</text:p>
          </table:table-cell>
          <table:table-cell office:value-type="float" office:value="0.100106" calcext:value-type="float">
            <text:p>0.100106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37433" calcext:value-type="float">
            <text:p>3.437433</text:p>
          </table:table-cell>
          <table:table-cell office:value-type="float" office:value="2.136371" calcext:value-type="float">
            <text:p>2.136371</text:p>
          </table:table-cell>
          <table:table-cell office:value-type="float" office:value="0.360846" calcext:value-type="float">
            <text:p>0.360846</text:p>
          </table:table-cell>
          <table:table-cell office:value-type="float" office:value="-0.36051" calcext:value-type="float">
            <text:p>-0.36051</text:p>
          </table:table-cell>
          <table:table-cell office:value-type="float" office:value="-0.692645" calcext:value-type="float">
            <text:p>-0.692645</text:p>
          </table:table-cell>
          <table:table-cell office:value-type="float" office:value="0.112603" calcext:value-type="float">
            <text:p>0.112603</text:p>
          </table:table-cell>
          <table:table-cell office:value-type="float" office:value="-0.940552" calcext:value-type="float">
            <text:p>-0.940552</text:p>
          </table:table-cell>
          <table:table-cell office:value-type="float" office:value="-0.036007" calcext:value-type="float">
            <text:p>-0.036007</text:p>
          </table:table-cell>
          <table:table-cell office:value-type="float" office:value="0.099878" calcext:value-type="float">
            <text:p>0.099878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343144" calcext:value-type="float">
            <text:p>4.343144</text:p>
          </table:table-cell>
          <table:table-cell office:value-type="float" office:value="0.116765" calcext:value-type="float">
            <text:p>0.116765</text:p>
          </table:table-cell>
          <table:table-cell office:value-type="float" office:value="0.1" calcext:value-type="float">
            <text:p>0.1</text:p>
          </table:table-cell>
          <table:table-cell office:value-type="float" office:value="-1.266221" calcext:value-type="float">
            <text:p>-1.266221</text:p>
          </table:table-cell>
          <table:table-cell office:value-type="float" office:value="-0.78902" calcext:value-type="float">
            <text:p>-0.78902</text:p>
          </table:table-cell>
          <table:table-cell office:value-type="float" office:value="-0.904916" calcext:value-type="float">
            <text:p>-0.904916</text:p>
          </table:table-cell>
          <table:table-cell office:value-type="float" office:value="-2.960158" calcext:value-type="float">
            <text:p>-2.960158</text:p>
          </table:table-cell>
          <table:table-cell office:value-type="float" office:value="-0.126733" calcext:value-type="float">
            <text:p>-0.126733</text:p>
          </table:table-cell>
          <table:table-cell office:value-type="float" office:value="0.100088" calcext:value-type="float">
            <text:p>0.100088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00031" calcext:value-type="float">
            <text:p>4.000031</text:p>
          </table:table-cell>
          <table:table-cell office:value-type="float" office:value="1.729931" calcext:value-type="float">
            <text:p>1.729931</text:p>
          </table:table-cell>
          <table:table-cell office:value-type="float" office:value="0.301885" calcext:value-type="float">
            <text:p>0.301885</text:p>
          </table:table-cell>
          <table:table-cell office:value-type="float" office:value="-0.923108" calcext:value-type="float">
            <text:p>-0.923108</text:p>
          </table:table-cell>
          <table:table-cell office:value-type="float" office:value="-0.766525" calcext:value-type="float">
            <text:p>-0.766525</text:p>
          </table:table-cell>
          <table:table-cell office:value-type="float" office:value="0.342641" calcext:value-type="float">
            <text:p>0.342641</text:p>
          </table:table-cell>
          <table:table-cell office:value-type="float" office:value="-1.346992" calcext:value-type="float">
            <text:p>-1.346992</text:p>
          </table:table-cell>
          <table:table-cell office:value-type="float" office:value="-0.092438" calcext:value-type="float">
            <text:p>-0.092438</text:p>
          </table:table-cell>
          <table:table-cell office:value-type="float" office:value="0.100138" calcext:value-type="float">
            <text:p>0.100138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81748" calcext:value-type="float">
            <text:p>3.481748</text:p>
          </table:table-cell>
          <table:table-cell office:value-type="float" office:value="2.501235" calcext:value-type="float">
            <text:p>2.501235</text:p>
          </table:table-cell>
          <table:table-cell office:value-type="float" office:value="0.413775" calcext:value-type="float">
            <text:p>0.413775</text:p>
          </table:table-cell>
          <table:table-cell office:value-type="float" office:value="-0.404825" calcext:value-type="float">
            <text:p>-0.404825</text:p>
          </table:table-cell>
          <table:table-cell office:value-type="float" office:value="-0.686923" calcext:value-type="float">
            <text:p>-0.686923</text:p>
          </table:table-cell>
          <table:table-cell office:value-type="float" office:value="0.516059" calcext:value-type="float">
            <text:p>0.516059</text:p>
          </table:table-cell>
          <table:table-cell office:value-type="float" office:value="-0.575688" calcext:value-type="float">
            <text:p>-0.575688</text:p>
          </table:table-cell>
          <table:table-cell office:value-type="float" office:value="-0.040657" calcext:value-type="float">
            <text:p>-0.040657</text:p>
          </table:table-cell>
          <table:table-cell office:value-type="float" office:value="0.100431" calcext:value-type="float">
            <text:p>0.10043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39114" calcext:value-type="float">
            <text:p>3.839114</text:p>
          </table:table-cell>
          <table:table-cell office:value-type="float" office:value="1.195106" calcext:value-type="float">
            <text:p>1.195106</text:p>
          </table:table-cell>
          <table:table-cell office:value-type="float" office:value="0.224301" calcext:value-type="float">
            <text:p>0.224301</text:p>
          </table:table-cell>
          <table:table-cell office:value-type="float" office:value="-0.762191" calcext:value-type="float">
            <text:p>-0.762191</text:p>
          </table:table-cell>
          <table:table-cell office:value-type="float" office:value="-0.760532" calcext:value-type="float">
            <text:p>-0.760532</text:p>
          </table:table-cell>
          <table:table-cell office:value-type="float" office:value="-0.359094" calcext:value-type="float">
            <text:p>-0.359094</text:p>
          </table:table-cell>
          <table:table-cell office:value-type="float" office:value="-1.881817" calcext:value-type="float">
            <text:p>-1.881817</text:p>
          </table:table-cell>
          <table:table-cell office:value-type="float" office:value="-0.075853" calcext:value-type="float">
            <text:p>-0.075853</text:p>
          </table:table-cell>
          <table:table-cell office:value-type="float" office:value="0.099519" calcext:value-type="float">
            <text:p>0.099519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230669" calcext:value-type="float">
            <text:p>4.230669</text:p>
          </table:table-cell>
          <table:table-cell office:value-type="float" office:value="0.635128" calcext:value-type="float">
            <text:p>0.635128</text:p>
          </table:table-cell>
          <table:table-cell office:value-type="float" office:value="0.143067" calcext:value-type="float">
            <text:p>0.143067</text:p>
          </table:table-cell>
          <table:table-cell office:value-type="float" office:value="-1.153746" calcext:value-type="float">
            <text:p>-1.153746</text:p>
          </table:table-cell>
          <table:table-cell office:value-type="float" office:value="-0.896165" calcext:value-type="float">
            <text:p>-0.896165</text:p>
          </table:table-cell>
          <table:table-cell office:value-type="float" office:value="-0.391884" calcext:value-type="float">
            <text:p>-0.391884</text:p>
          </table:table-cell>
          <table:table-cell office:value-type="float" office:value="-2.441795" calcext:value-type="float">
            <text:p>-2.441795</text:p>
          </table:table-cell>
          <table:table-cell office:value-type="float" office:value="-0.115278" calcext:value-type="float">
            <text:p>-0.115278</text:p>
          </table:table-cell>
          <table:table-cell office:value-type="float" office:value="0.099916" calcext:value-type="float">
            <text:p>0.099916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8271" calcext:value-type="float">
            <text:p>3.38271</text:p>
          </table:table-cell>
          <table:table-cell office:value-type="float" office:value="2.826095" calcext:value-type="float">
            <text:p>2.826095</text:p>
          </table:table-cell>
          <table:table-cell office:value-type="float" office:value="0.460901" calcext:value-type="float">
            <text:p>0.460901</text:p>
          </table:table-cell>
          <table:table-cell office:value-type="float" office:value="-0.305787" calcext:value-type="float">
            <text:p>-0.305787</text:p>
          </table:table-cell>
          <table:table-cell office:value-type="float" office:value="-0.793636" calcext:value-type="float">
            <text:p>-0.793636</text:p>
          </table:table-cell>
          <table:table-cell office:value-type="float" office:value="0.848595" calcext:value-type="float">
            <text:p>0.848595</text:p>
          </table:table-cell>
          <table:table-cell office:value-type="float" office:value="-0.250828" calcext:value-type="float">
            <text:p>-0.250828</text:p>
          </table:table-cell>
          <table:table-cell office:value-type="float" office:value="-0.030556" calcext:value-type="float">
            <text:p>-0.030556</text:p>
          </table:table-cell>
          <table:table-cell office:value-type="float" office:value="0.099925" calcext:value-type="float">
            <text:p>0.099925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24104" calcext:value-type="float">
            <text:p>3.324104</text:p>
          </table:table-cell>
          <table:table-cell office:value-type="float" office:value="2.178506" calcext:value-type="float">
            <text:p>2.178506</text:p>
          </table:table-cell>
          <table:table-cell office:value-type="float" office:value="0.366958" calcext:value-type="float">
            <text:p>0.366958</text:p>
          </table:table-cell>
          <table:table-cell office:value-type="float" office:value="-0.247181" calcext:value-type="float">
            <text:p>-0.247181</text:p>
          </table:table-cell>
          <table:table-cell office:value-type="float" office:value="-0.709832" calcext:value-type="float">
            <text:p>-0.709832</text:p>
          </table:table-cell>
          <table:table-cell office:value-type="float" office:value="0.058596" calcext:value-type="float">
            <text:p>0.058596</text:p>
          </table:table-cell>
          <table:table-cell office:value-type="float" office:value="-0.898417" calcext:value-type="float">
            <text:p>-0.898417</text:p>
          </table:table-cell>
          <table:table-cell office:value-type="float" office:value="-0.024722" calcext:value-type="float">
            <text:p>-0.024722</text:p>
          </table:table-cell>
          <table:table-cell office:value-type="float" office:value="0.100017" calcext:value-type="float">
            <text:p>0.10001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443451" calcext:value-type="float">
            <text:p>4.443451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1.366528" calcext:value-type="float">
            <text:p>-1.366528</text:p>
          </table:table-cell>
          <table:table-cell office:value-type="float" office:value="-0.726426" calcext:value-type="float">
            <text:p>-0.726426</text:p>
          </table:table-cell>
          <table:table-cell office:value-type="float" office:value="-1.117861" calcext:value-type="float">
            <text:p>-1.117861</text:p>
          </table:table-cell>
          <table:table-cell office:value-type="float" office:value="-3.210816" calcext:value-type="float">
            <text:p>-3.210816</text:p>
          </table:table-cell>
          <table:table-cell office:value-type="float" office:value="-0.136835" calcext:value-type="float">
            <text:p>-0.136835</text:p>
          </table:table-cell>
          <table:table-cell office:value-type="float" office:value="0.100133" calcext:value-type="float">
            <text:p>0.10013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14965" calcext:value-type="float">
            <text:p>3.714965</text:p>
          </table:table-cell>
          <table:table-cell office:value-type="float" office:value="2.425572" calcext:value-type="float">
            <text:p>2.425572</text:p>
          </table:table-cell>
          <table:table-cell office:value-type="float" office:value="0.402799" calcext:value-type="float">
            <text:p>0.402799</text:p>
          </table:table-cell>
          <table:table-cell office:value-type="float" office:value="-0.638042" calcext:value-type="float">
            <text:p>-0.638042</text:p>
          </table:table-cell>
          <table:table-cell office:value-type="float" office:value="-0.742795" calcext:value-type="float">
            <text:p>-0.742795</text:p>
          </table:table-cell>
          <table:table-cell office:value-type="float" office:value="0.729486" calcext:value-type="float">
            <text:p>0.729486</text:p>
          </table:table-cell>
          <table:table-cell office:value-type="float" office:value="-0.651351" calcext:value-type="float">
            <text:p>-0.651351</text:p>
          </table:table-cell>
          <table:table-cell office:value-type="float" office:value="-0.063717" calcext:value-type="float">
            <text:p>-0.063717</text:p>
          </table:table-cell>
          <table:table-cell office:value-type="float" office:value="0.099863" calcext:value-type="float">
            <text:p>0.099863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53512" calcext:value-type="float">
            <text:p>4.153512</text:p>
          </table:table-cell>
          <table:table-cell office:value-type="float" office:value="0.747034" calcext:value-type="float">
            <text:p>0.747034</text:p>
          </table:table-cell>
          <table:table-cell office:value-type="float" office:value="0.159301" calcext:value-type="float">
            <text:p>0.159301</text:p>
          </table:table-cell>
          <table:table-cell office:value-type="float" office:value="-1.076589" calcext:value-type="float">
            <text:p>-1.076589</text:p>
          </table:table-cell>
          <table:table-cell office:value-type="float" office:value="-0.814348" calcext:value-type="float">
            <text:p>-0.814348</text:p>
          </table:table-cell>
          <table:table-cell office:value-type="float" office:value="-0.438951" calcext:value-type="float">
            <text:p>-0.438951</text:p>
          </table:table-cell>
          <table:table-cell office:value-type="float" office:value="-2.329889" calcext:value-type="float">
            <text:p>-2.329889</text:p>
          </table:table-cell>
          <table:table-cell office:value-type="float" office:value="-0.10756" calcext:value-type="float">
            <text:p>-0.10756</text:p>
          </table:table-cell>
          <table:table-cell office:value-type="float" office:value="0.099908" calcext:value-type="float">
            <text:p>0.099908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81509" calcext:value-type="float">
            <text:p>4.081509</text:p>
          </table:table-cell>
          <table:table-cell office:value-type="float" office:value="1.354504" calcext:value-type="float">
            <text:p>1.354504</text:p>
          </table:table-cell>
          <table:table-cell office:value-type="float" office:value="0.247424" calcext:value-type="float">
            <text:p>0.247424</text:p>
          </table:table-cell>
          <table:table-cell office:value-type="float" office:value="-1.004586" calcext:value-type="float">
            <text:p>-1.004586</text:p>
          </table:table-cell>
          <table:table-cell office:value-type="float" office:value="-0.789105" calcext:value-type="float">
            <text:p>-0.789105</text:p>
          </table:table-cell>
          <table:table-cell office:value-type="float" office:value="0.071272" calcext:value-type="float">
            <text:p>0.071272</text:p>
          </table:table-cell>
          <table:table-cell office:value-type="float" office:value="-1.722419" calcext:value-type="float">
            <text:p>-1.722419</text:p>
          </table:table-cell>
          <table:table-cell office:value-type="float" office:value="-0.10149" calcext:value-type="float">
            <text:p>-0.10149</text:p>
          </table:table-cell>
          <table:table-cell office:value-type="float" office:value="0.101027" calcext:value-type="float">
            <text:p>0.101027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99266" calcext:value-type="float">
            <text:p>3.099266</text:p>
          </table:table-cell>
          <table:table-cell office:value-type="float" office:value="3.344982" calcext:value-type="float">
            <text:p>3.344982</text:p>
          </table:table-cell>
          <table:table-cell office:value-type="float" office:value="0.536174" calcext:value-type="float">
            <text:p>0.536174</text:p>
          </table:table-cell>
          <table:table-cell office:value-type="float" office:value="-0.022342" calcext:value-type="float">
            <text:p>-0.022342</text:p>
          </table:table-cell>
          <table:table-cell office:value-type="float" office:value="-0.698885" calcext:value-type="float">
            <text:p>-0.698885</text:p>
          </table:table-cell>
          <table:table-cell office:value-type="float" office:value="0.989287" calcext:value-type="float">
            <text:p>0.989287</text:p>
          </table:table-cell>
          <table:table-cell office:value-type="float" office:value="0.268059" calcext:value-type="float">
            <text:p>0.268059</text:p>
          </table:table-cell>
          <table:table-cell office:value-type="float" office:value="-0.002218" calcext:value-type="float">
            <text:p>-0.002218</text:p>
          </table:table-cell>
          <table:table-cell office:value-type="float" office:value="0.099288" calcext:value-type="float">
            <text:p>0.099288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91416" calcext:value-type="float">
            <text:p>3.091416</text:p>
          </table:table-cell>
          <table:table-cell office:value-type="float" office:value="2.410609" calcext:value-type="float">
            <text:p>2.410609</text:p>
          </table:table-cell>
          <table:table-cell office:value-type="float" office:value="0.400629" calcext:value-type="float">
            <text:p>0.400629</text:p>
          </table:table-cell>
          <table:table-cell office:value-type="float" office:value="-0.014493" calcext:value-type="float">
            <text:p>-0.014493</text:p>
          </table:table-cell>
          <table:table-cell office:value-type="float" office:value="-0.659676" calcext:value-type="float">
            <text:p>-0.659676</text:p>
          </table:table-cell>
          <table:table-cell office:value-type="float" office:value="0.007855" calcext:value-type="float">
            <text:p>0.007855</text:p>
          </table:table-cell>
          <table:table-cell office:value-type="float" office:value="-0.666314" calcext:value-type="float">
            <text:p>-0.666314</text:p>
          </table:table-cell>
          <table:table-cell office:value-type="float" office:value="-0.001448" calcext:value-type="float">
            <text:p>-0.001448</text:p>
          </table:table-cell>
          <table:table-cell office:value-type="float" office:value="0.099928" calcext:value-type="float">
            <text:p>0.099928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917964" calcext:value-type="float">
            <text:p>4.917964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1.84104" calcext:value-type="float">
            <text:p>-1.84104</text:p>
          </table:table-cell>
          <table:table-cell office:value-type="float" office:value="-0.767735" calcext:value-type="float">
            <text:p>-0.767735</text:p>
          </table:table-cell>
          <table:table-cell office:value-type="float" office:value="-1.828467" calcext:value-type="float">
            <text:p>-1.828467</text:p>
          </table:table-cell>
          <table:table-cell office:value-type="float" office:value="-4.437242" calcext:value-type="float">
            <text:p>-4.437242</text:p>
          </table:table-cell>
          <table:table-cell office:value-type="float" office:value="-0.183911" calcext:value-type="float">
            <text:p>-0.183911</text:p>
          </table:table-cell>
          <table:table-cell office:value-type="float" office:value="0.099895" calcext:value-type="float">
            <text:p>0.09989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567346" calcext:value-type="float">
            <text:p>4.567346</text:p>
          </table:table-cell>
          <table:table-cell office:value-type="float" office:value="1.136039" calcext:value-type="float">
            <text:p>1.136039</text:p>
          </table:table-cell>
          <table:table-cell office:value-type="float" office:value="0.215732" calcext:value-type="float">
            <text:p>0.215732</text:p>
          </table:table-cell>
          <table:table-cell office:value-type="float" office:value="-1.490423" calcext:value-type="float">
            <text:p>-1.490423</text:p>
          </table:table-cell>
          <table:table-cell office:value-type="float" office:value="-0.801374" calcext:value-type="float">
            <text:p>-0.801374</text:p>
          </table:table-cell>
          <table:table-cell office:value-type="float" office:value="0.350913" calcext:value-type="float">
            <text:p>0.350913</text:p>
          </table:table-cell>
          <table:table-cell office:value-type="float" office:value="-1.940884" calcext:value-type="float">
            <text:p>-1.940884</text:p>
          </table:table-cell>
          <table:table-cell office:value-type="float" office:value="-0.148917" calcext:value-type="float">
            <text:p>-0.148917</text:p>
          </table:table-cell>
          <table:table-cell office:value-type="float" office:value="0.099916" calcext:value-type="float">
            <text:p>0.099916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41879" calcext:value-type="float">
            <text:p>3.941879</text:p>
          </table:table-cell>
          <table:table-cell office:value-type="float" office:value="1.973587" calcext:value-type="float">
            <text:p>1.973587</text:p>
          </table:table-cell>
          <table:table-cell office:value-type="float" office:value="0.337232" calcext:value-type="float">
            <text:p>0.337232</text:p>
          </table:table-cell>
          <table:table-cell office:value-type="float" office:value="-0.864956" calcext:value-type="float">
            <text:p>-0.864956</text:p>
          </table:table-cell>
          <table:table-cell office:value-type="float" office:value="-0.858114" calcext:value-type="float">
            <text:p>-0.858114</text:p>
          </table:table-cell>
          <table:table-cell office:value-type="float" office:value="0.619734" calcext:value-type="float">
            <text:p>0.619734</text:p>
          </table:table-cell>
          <table:table-cell office:value-type="float" office:value="-1.103336" calcext:value-type="float">
            <text:p>-1.103336</text:p>
          </table:table-cell>
          <table:table-cell office:value-type="float" office:value="-0.087296" calcext:value-type="float">
            <text:p>-0.087296</text:p>
          </table:table-cell>
          <table:table-cell office:value-type="float" office:value="0.100925" calcext:value-type="float">
            <text:p>0.100925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01506" calcext:value-type="float">
            <text:p>3.101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01506" calcext:value-type="float">
            <text:p>-3.101506</text:p>
          </table:table-cell>
          <table:table-cell office:value-type="float" office:value="-1.143108" calcext:value-type="float">
            <text:p>-1.143108</text:p>
          </table:table-cell>
          <table:table-cell office:value-type="float" office:value="-2.239687" calcext:value-type="float">
            <text:p>-2.239687</text:p>
          </table:table-cell>
          <table:table-cell office:value-type="float" office:value="-6.4843" calcext:value-type="float">
            <text:p>-6.4843</text:p>
          </table:table-cell>
          <table:table-cell office:value-type="float" office:value="-0.309716" calcext:value-type="float">
            <text:p>-0.309716</text:p>
          </table:table-cell>
          <table:table-cell office:value-type="float" office:value="0.09986" calcext:value-type="float">
            <text:p>0.09986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44482" calcext:value-type="float">
            <text:p>3.944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44482" calcext:value-type="float">
            <text:p>-3.944482</text:p>
          </table:table-cell>
          <table:table-cell office:value-type="float" office:value="-1.398907" calcext:value-type="float">
            <text:p>-1.398907</text:p>
          </table:table-cell>
          <table:table-cell office:value-type="float" office:value="-0.846872" calcext:value-type="float">
            <text:p>-0.846872</text:p>
          </table:table-cell>
          <table:table-cell office:value-type="float" office:value="-6.190261" calcext:value-type="float">
            <text:p>-6.190261</text:p>
          </table:table-cell>
          <table:table-cell office:value-type="float" office:value="-0.392634" calcext:value-type="float">
            <text:p>-0.392634</text:p>
          </table:table-cell>
          <table:table-cell office:value-type="float" office:value="0.09954" calcext:value-type="float">
            <text:p>0.09954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2418" calcext:value-type="float">
            <text:p>2.302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02418" calcext:value-type="float">
            <text:p>-2.302418</text:p>
          </table:table-cell>
          <table:table-cell office:value-type="float" office:value="-1.566185" calcext:value-type="float">
            <text:p>-1.566185</text:p>
          </table:table-cell>
          <table:table-cell office:value-type="float" office:value="1.636711" calcext:value-type="float">
            <text:p>1.636711</text:p>
          </table:table-cell>
          <table:table-cell office:value-type="float" office:value="-2.231892" calcext:value-type="float">
            <text:p>-2.231892</text:p>
          </table:table-cell>
          <table:table-cell office:value-type="float" office:value="-0.230995" calcext:value-type="float">
            <text:p>-0.230995</text:p>
          </table:table-cell>
          <table:table-cell office:value-type="float" office:value="0.100327" calcext:value-type="float">
            <text:p>0.10032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09322" calcext:value-type="float">
            <text:p>1.409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09322" calcext:value-type="float">
            <text:p>-1.409322</text:p>
          </table:table-cell>
          <table:table-cell office:value-type="float" office:value="-1.599618" calcext:value-type="float">
            <text:p>-1.599618</text:p>
          </table:table-cell>
          <table:table-cell office:value-type="float" office:value="0.892713" calcext:value-type="float">
            <text:p>0.892713</text:p>
          </table:table-cell>
          <table:table-cell office:value-type="float" office:value="-2.116227" calcext:value-type="float">
            <text:p>-2.116227</text:p>
          </table:table-cell>
          <table:table-cell office:value-type="float" office:value="-0.140993" calcext:value-type="float">
            <text:p>-0.140993</text:p>
          </table:table-cell>
          <table:table-cell office:value-type="float" office:value="0.100043" calcext:value-type="float">
            <text:p>0.10004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9378" calcext:value-type="float">
            <text:p>0.789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9378" calcext:value-type="float">
            <text:p>-0.789378</text:p>
          </table:table-cell>
          <table:table-cell office:value-type="float" office:value="-1.576986" calcext:value-type="float">
            <text:p>-1.576986</text:p>
          </table:table-cell>
          <table:table-cell office:value-type="float" office:value="0.620564" calcext:value-type="float">
            <text:p>0.620564</text:p>
          </table:table-cell>
          <table:table-cell office:value-type="float" office:value="-1.745801" calcext:value-type="float">
            <text:p>-1.745801</text:p>
          </table:table-cell>
          <table:table-cell office:value-type="float" office:value="-0.078859" calcext:value-type="float">
            <text:p>-0.078859</text:p>
          </table:table-cell>
          <table:table-cell office:value-type="float" office:value="0.0999" calcext:value-type="float">
            <text:p>0.0999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2614" calcext:value-type="float">
            <text:p>0.112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2614" calcext:value-type="float">
            <text:p>-0.112614</text:p>
          </table:table-cell>
          <table:table-cell office:value-type="float" office:value="-1.586035" calcext:value-type="float">
            <text:p>-1.586035</text:p>
          </table:table-cell>
          <table:table-cell office:value-type="float" office:value="0.676454" calcext:value-type="float">
            <text:p>0.676454</text:p>
          </table:table-cell>
          <table:table-cell office:value-type="float" office:value="-1.022195" calcext:value-type="float">
            <text:p>-1.022195</text:p>
          </table:table-cell>
          <table:table-cell office:value-type="float" office:value="-0.011267" calcext:value-type="float">
            <text:p>-0.011267</text:p>
          </table:table-cell>
          <table:table-cell office:value-type="float" office:value="0.100046" calcext:value-type="float">
            <text:p>0.100046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584586" calcext:value-type="float">
            <text:p>-1.584586</text:p>
          </table:table-cell>
          <table:table-cell office:value-type="float" office:value="0.112134" calcext:value-type="float">
            <text:p>0.112134</text:p>
          </table:table-cell>
          <table:table-cell office:value-type="float" office:value="-1.472453" calcext:value-type="float">
            <text:p>-1.472453</text:p>
          </table:table-cell>
          <table:table-cell office:value-type="float" office:value="0" calcext:value-type="float">
            <text:p>0</text:p>
          </table:table-cell>
          <table:table-cell office:value-type="float" office:value="0.100428" calcext:value-type="float">
            <text:p>0.100428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400676" calcext:value-type="float">
            <text:p>-1.400676</text:p>
          </table:table-cell>
          <table:table-cell office:value-type="float" office:value="0" calcext:value-type="float">
            <text:p>0</text:p>
          </table:table-cell>
          <table:table-cell office:value-type="float" office:value="-1.400676" calcext:value-type="float">
            <text:p>-1.400676</text:p>
          </table:table-cell>
          <table:table-cell office:value-type="float" office:value="0" calcext:value-type="float">
            <text:p>0</text:p>
          </table:table-cell>
          <table:table-cell office:value-type="float" office:value="0.099573" calcext:value-type="float">
            <text:p>0.09957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251759" calcext:value-type="float">
            <text:p>-1.251759</text:p>
          </table:table-cell>
          <table:table-cell office:value-type="float" office:value="0" calcext:value-type="float">
            <text:p>0</text:p>
          </table:table-cell>
          <table:table-cell office:value-type="float" office:value="-1.251759" calcext:value-type="float">
            <text:p>-1.251759</text:p>
          </table:table-cell>
          <table:table-cell office:value-type="float" office:value="0" calcext:value-type="float">
            <text:p>0</text:p>
          </table:table-cell>
          <table:table-cell office:value-type="float" office:value="0.100174" calcext:value-type="float">
            <text:p>0.10017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164463" calcext:value-type="float">
            <text:p>-1.164463</text:p>
          </table:table-cell>
          <table:table-cell office:value-type="float" office:value="0" calcext:value-type="float">
            <text:p>0</text:p>
          </table:table-cell>
          <table:table-cell office:value-type="float" office:value="-1.164463" calcext:value-type="float">
            <text:p>-1.164463</text:p>
          </table:table-cell>
          <table:table-cell office:value-type="float" office:value="0" calcext:value-type="float">
            <text:p>0</text:p>
          </table:table-cell>
          <table:table-cell office:value-type="float" office:value="0.099756" calcext:value-type="float">
            <text:p>0.099756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854747" calcext:value-type="float">
            <text:p>-0.854747</text:p>
          </table:table-cell>
          <table:table-cell office:value-type="float" office:value="0" calcext:value-type="float">
            <text:p>0</text:p>
          </table:table-cell>
          <table:table-cell office:value-type="float" office:value="-0.854747" calcext:value-type="float">
            <text:p>-0.854747</text:p>
          </table:table-cell>
          <table:table-cell office:value-type="float" office:value="0" calcext:value-type="float">
            <text:p>0</text:p>
          </table:table-cell>
          <table:table-cell office:value-type="float" office:value="0.099978" calcext:value-type="float">
            <text:p>0.099978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62113" calcext:value-type="float">
            <text:p>-0.462113</text:p>
          </table:table-cell>
          <table:table-cell office:value-type="float" office:value="0" calcext:value-type="float">
            <text:p>0</text:p>
          </table:table-cell>
          <table:table-cell office:value-type="float" office:value="-0.462113" calcext:value-type="float">
            <text:p>-0.462113</text:p>
          </table:table-cell>
          <table:table-cell office:value-type="float" office:value="0" calcext:value-type="float">
            <text:p>0</text:p>
          </table:table-cell>
          <table:table-cell office:value-type="float" office:value="0.100012" calcext:value-type="float">
            <text:p>0.10001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31118" calcext:value-type="float">
            <text:p>-0.231118</text:p>
          </table:table-cell>
          <table:table-cell office:value-type="float" office:value="0" calcext:value-type="float">
            <text:p>0</text:p>
          </table:table-cell>
          <table:table-cell office:value-type="float" office:value="-0.231118" calcext:value-type="float">
            <text:p>-0.231118</text:p>
          </table:table-cell>
          <table:table-cell office:value-type="float" office:value="0" calcext:value-type="float">
            <text:p>0</text:p>
          </table:table-cell>
          <table:table-cell office:value-type="float" office:value="0.099979" calcext:value-type="float">
            <text:p>0.09997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90125" calcext:value-type="float">
            <text:p>-0.090125</text:p>
          </table:table-cell>
          <table:table-cell office:value-type="float" office:value="0" calcext:value-type="float">
            <text:p>0</text:p>
          </table:table-cell>
          <table:table-cell office:value-type="float" office:value="-0.090125" calcext:value-type="float">
            <text:p>-0.090125</text:p>
          </table:table-cell>
          <table:table-cell office:value-type="float" office:value="0" calcext:value-type="float">
            <text:p>0</text:p>
          </table:table-cell>
          <table:table-cell office:value-type="float" office:value="0.100355" calcext:value-type="float">
            <text:p>0.10035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11267" calcext:value-type="float">
            <text:p>-0.011267</text:p>
          </table:table-cell>
          <table:table-cell office:value-type="float" office:value="0" calcext:value-type="float">
            <text:p>0</text:p>
          </table:table-cell>
          <table:table-cell office:value-type="float" office:value="-0.011267" calcext:value-type="float">
            <text:p>-0.011267</text:p>
          </table:table-cell>
          <table:table-cell office:value-type="float" office:value="0" calcext:value-type="float">
            <text:p>0</text:p>
          </table:table-cell>
          <table:table-cell office:value-type="float" office:value="0.099929" calcext:value-type="float">
            <text:p>0.099929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826" calcext:value-type="float">
            <text:p>0.099826</text:p>
          </table:table-cell>
        </table:table-row>
        <table:table-row table:style-name="ro2"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099999" calcext:value-type="float">
            <text:p>0.0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7:39:53.103084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30T17:42:39.954742487</dc:date>
    <meta:editing-duration>PT1H9M</meta:editing-duration>
    <meta:editing-cycles>21</meta:editing-cycles>
    <meta:document-statistic meta:table-count="4" meta:cell-count="799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89cm" style:legend-expansion="high" chart:style-name="ch2"/>
        <chart:plot-area chart:style-name="ch3" table:cell-range-address="left_back_wheel_stats.A2:left_back_wheel_stats.A153 left_back_wheel_stats.D1:left_back_wheel_stats.E153" chart:data-source-has-labels="both" svg:x="0.73cm" svg:y="0.136cm" svg:width="27.604cm" svg:height="6.561cm">
          <chartooo:coordinate-region svg:x="1.18cm" svg:y="0.261cm" svg:width="27.154cm" svg:height="5.435cm"/>
          <chart:axis chart:dimension="x" chart:name="primary-x" chart:style-name="ch4" chartooo:axis-type="auto">
            <chartooo:date-scale/>
            <chart:categories table:cell-range-address="left_back_wheel_stats.A2:left_back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back_wheel_stats.D2:left_back_wheel_stats.D153" chart:label-cell-address="left_back_wheel_stats.D1:left_back_wheel_stats.D1" chart:class="chart:line">
            <chart:data-point chart:repeated="152"/>
          </chart:series>
          <chart:series chart:style-name="ch7" chart:values-cell-range-address="left_back_wheel_stats.E2:left_back_wheel_stats.E153" chart:label-cell-address="left_back_wheel_stats.E1:left_back_wheel_stats.E1" chart:class="chart:line">
            <chart:data-point chart:repeated="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left_back_wheel_stats.D1:left_back_wheel_stats.D1</svg:desc>
                </draw:g>
              </table:table-cell>
              <table:table-cell office:value-type="string">
                <text:p>angular_vel_encoder_left_back_wheel</text:p>
                <draw:g>
                  <svg:desc>left_back_wheel_stats.E1:left_back_wheel_stats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back_wheel_stats.A2:left_back_wheel_stats.A153</svg:desc>
                </draw:g>
              </table:table-cell>
              <table:table-cell office:value-type="float" office:value="0">
                <text:p>0</text:p>
                <draw:g>
                  <svg:desc>left_back_wheel_stats.D2:left_back_wheel_stats.D153</svg:desc>
                </draw:g>
              </table:table-cell>
              <table:table-cell office:value-type="float" office:value="0">
                <text:p>0</text:p>
                <draw:g>
                  <svg:desc>left_back_wheel_stats.E2:left_back_wheel_stats.E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53846">
                <text:p>1.753846</text:p>
              </table:table-cell>
              <table:table-cell office:value-type="float" office:value="0.05635">
                <text:p>0.05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753846">
                <text:p>1.753846</text:p>
              </table:table-cell>
              <table:table-cell office:value-type="float" office:value="2.933614">
                <text:p>2.9336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53846">
                <text:p>1.753846</text:p>
              </table:table-cell>
              <table:table-cell office:value-type="float" office:value="3.263819">
                <text:p>3.2638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753846">
                <text:p>1.753846</text:p>
              </table:table-cell>
              <table:table-cell office:value-type="float" office:value="1.461657">
                <text:p>1.4616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53846">
                <text:p>1.753846</text:p>
              </table:table-cell>
              <table:table-cell office:value-type="float" office:value="0.056494">
                <text:p>0.0564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753846">
                <text:p>1.753846</text:p>
              </table:table-cell>
              <table:table-cell office:value-type="float" office:value="0.788211">
                <text:p>0.7882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3846">
                <text:p>1.753846</text:p>
              </table:table-cell>
              <table:table-cell office:value-type="float" office:value="2.423646">
                <text:p>2.4236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753846">
                <text:p>1.753846</text:p>
              </table:table-cell>
              <table:table-cell office:value-type="float" office:value="1.860846">
                <text:p>1.8608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753846">
                <text:p>1.753846</text:p>
              </table:table-cell>
              <table:table-cell office:value-type="float" office:value="0.225349">
                <text:p>0.2253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753846">
                <text:p>1.753846</text:p>
              </table:table-cell>
              <table:table-cell office:value-type="float" office:value="0.169083">
                <text:p>0.16908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753846">
                <text:p>1.753846</text:p>
              </table:table-cell>
              <table:table-cell office:value-type="float" office:value="1.524616">
                <text:p>1.5246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753846">
                <text:p>1.753846</text:p>
              </table:table-cell>
              <table:table-cell office:value-type="float" office:value="2.417575">
                <text:p>2.4175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753846">
                <text:p>1.753846</text:p>
              </table:table-cell>
              <table:table-cell office:value-type="float" office:value="0.678544">
                <text:p>0.6785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753846">
                <text:p>1.753846</text:p>
              </table:table-cell>
              <table:table-cell office:value-type="float" office:value="1.676761">
                <text:p>1.67676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753846">
                <text:p>1.753846</text:p>
              </table:table-cell>
              <table:table-cell office:value-type="float" office:value="3.132628">
                <text:p>3.1326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53846">
                <text:p>1.753846</text:p>
              </table:table-cell>
              <table:table-cell office:value-type="float" office:value="1.578109">
                <text:p>1.57810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753846">
                <text:p>1.753846</text:p>
              </table:table-cell>
              <table:table-cell office:value-type="float" office:value="0.168752">
                <text:p>0.16875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753846">
                <text:p>1.753846</text:p>
              </table:table-cell>
              <table:table-cell office:value-type="float" office:value="0.89976">
                <text:p>0.8997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753846">
                <text:p>1.753846</text:p>
              </table:table-cell>
              <table:table-cell office:value-type="float" office:value="2.366621">
                <text:p>2.3666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753846">
                <text:p>1.753846</text:p>
              </table:table-cell>
              <table:table-cell office:value-type="float" office:value="1.866483">
                <text:p>1.86648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753846">
                <text:p>1.753846</text:p>
              </table:table-cell>
              <table:table-cell office:value-type="float" office:value="0.225023">
                <text:p>0.22502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753846">
                <text:p>1.753846</text:p>
              </table:table-cell>
              <table:table-cell office:value-type="float" office:value="0.056385">
                <text:p>0.05638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753846">
                <text:p>1.753846</text:p>
              </table:table-cell>
              <table:table-cell office:value-type="float" office:value="1.408264">
                <text:p>1.4082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753846">
                <text:p>1.753846</text:p>
              </table:table-cell>
              <table:table-cell office:value-type="float" office:value="2.141311">
                <text:p>2.14131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753846">
                <text:p>1.753846</text:p>
              </table:table-cell>
              <table:table-cell office:value-type="float" office:value="0.562643">
                <text:p>0.5626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753846">
                <text:p>1.753846</text:p>
              </table:table-cell>
              <table:table-cell office:value-type="float" office:value="1.352584">
                <text:p>1.35258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753846">
                <text:p>1.753846</text:p>
              </table:table-cell>
              <table:table-cell office:value-type="float" office:value="2.488895">
                <text:p>2.48889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753846">
                <text:p>1.753846</text:p>
              </table:table-cell>
              <table:table-cell office:value-type="float" office:value="0.956568">
                <text:p>0.95656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753846">
                <text:p>1.753846</text:p>
              </table:table-cell>
              <table:table-cell office:value-type="float" office:value="1.128327">
                <text:p>1.12832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753846">
                <text:p>1.753846</text:p>
              </table:table-cell>
              <table:table-cell office:value-type="float" office:value="2.588571">
                <text:p>2.58857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753846">
                <text:p>1.753846</text:p>
              </table:table-cell>
              <table:table-cell office:value-type="float" office:value="1.806659">
                <text:p>1.80665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753846">
                <text:p>1.753846</text:p>
              </table:table-cell>
              <table:table-cell office:value-type="float" office:value="0.169021">
                <text:p>0.16902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753846">
                <text:p>1.753846</text:p>
              </table:table-cell>
              <table:table-cell office:value-type="float" office:value="0.168863">
                <text:p>0.1688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753846">
                <text:p>1.753846</text:p>
              </table:table-cell>
              <table:table-cell office:value-type="float" office:value="1.580385">
                <text:p>1.58038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753846">
                <text:p>1.753846</text:p>
              </table:table-cell>
              <table:table-cell office:value-type="float" office:value="2.141183">
                <text:p>2.14118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753846">
                <text:p>1.753846</text:p>
              </table:table-cell>
              <table:table-cell office:value-type="float" office:value="0.337316">
                <text:p>0.33731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753846">
                <text:p>1.753846</text:p>
              </table:table-cell>
              <table:table-cell office:value-type="float" office:value="1.577018">
                <text:p>1.57701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753846">
                <text:p>1.753846</text:p>
              </table:table-cell>
              <table:table-cell office:value-type="float" office:value="2.472762">
                <text:p>2.47276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753846">
                <text:p>1.753846</text:p>
              </table:table-cell>
              <table:table-cell office:value-type="float" office:value="1.131692">
                <text:p>1.13169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753846">
                <text:p>1.753846</text:p>
              </table:table-cell>
              <table:table-cell office:value-type="float" office:value="1.072092">
                <text:p>1.07209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753846">
                <text:p>1.753846</text:p>
              </table:table-cell>
              <table:table-cell office:value-type="float" office:value="2.539959">
                <text:p>2.5399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53846">
                <text:p>1.753846</text:p>
              </table:table-cell>
              <table:table-cell office:value-type="float" office:value="1.916005">
                <text:p>1.91600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753846">
                <text:p>1.753846</text:p>
              </table:table-cell>
              <table:table-cell office:value-type="float" office:value="0.337575">
                <text:p>0.3375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753846">
                <text:p>1.753846</text:p>
              </table:table-cell>
              <table:table-cell office:value-type="float" office:value="0.337067">
                <text:p>0.33706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753846">
                <text:p>1.753846</text:p>
              </table:table-cell>
              <table:table-cell office:value-type="float" office:value="2.082072">
                <text:p>2.08207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753846">
                <text:p>1.753846</text:p>
              </table:table-cell>
              <table:table-cell office:value-type="float" office:value="2.034285">
                <text:p>2.03428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753846">
                <text:p>1.753846</text:p>
              </table:table-cell>
              <table:table-cell office:value-type="float" office:value="0.112723">
                <text:p>0.11272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753846">
                <text:p>1.753846</text:p>
              </table:table-cell>
              <table:table-cell office:value-type="float" office:value="0.056274">
                <text:p>0.05627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753846">
                <text:p>1.753846</text:p>
              </table:table-cell>
              <table:table-cell office:value-type="float" office:value="1.863304">
                <text:p>1.86330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753846">
                <text:p>1.753846</text:p>
              </table:table-cell>
              <table:table-cell office:value-type="float" office:value="2.257062">
                <text:p>2.25706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753846">
                <text:p>1.753846</text:p>
              </table:table-cell>
              <table:table-cell office:value-type="float" office:value="0.618332">
                <text:p>0.6183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53846">
                <text:p>1.753846</text:p>
              </table:table-cell>
              <table:table-cell office:value-type="float" office:value="0.112693">
                <text:p>0.11269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753846">
                <text:p>1.753846</text:p>
              </table:table-cell>
              <table:table-cell office:value-type="float" office:value="1.634388">
                <text:p>1.63438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753846">
                <text:p>1.753846</text:p>
              </table:table-cell>
              <table:table-cell office:value-type="float" office:value="2.823728">
                <text:p>2.82372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753846">
                <text:p>1.753846</text:p>
              </table:table-cell>
              <table:table-cell office:value-type="float" office:value="1.354221">
                <text:p>1.35422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753846">
                <text:p>1.753846</text:p>
              </table:table-cell>
              <table:table-cell office:value-type="float" office:value="0.168751">
                <text:p>0.16875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753846">
                <text:p>1.753846</text:p>
              </table:table-cell>
              <table:table-cell office:value-type="float" office:value="0.901884">
                <text:p>0.90188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753846">
                <text:p>1.753846</text:p>
              </table:table-cell>
              <table:table-cell office:value-type="float" office:value="2.252636">
                <text:p>2.25263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753846">
                <text:p>1.753846</text:p>
              </table:table-cell>
              <table:table-cell office:value-type="float" office:value="1.462113">
                <text:p>1.46211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753846">
                <text:p>1.753846</text:p>
              </table:table-cell>
              <table:table-cell office:value-type="float" office:value="0.169582">
                <text:p>0.16958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753846">
                <text:p>1.753846</text:p>
              </table:table-cell>
              <table:table-cell office:value-type="float" office:value="0.337801">
                <text:p>0.3378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753846">
                <text:p>1.753846</text:p>
              </table:table-cell>
              <table:table-cell office:value-type="float" office:value="1.797924">
                <text:p>1.79792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753846">
                <text:p>1.753846</text:p>
              </table:table-cell>
              <table:table-cell office:value-type="float" office:value="1.806715">
                <text:p>1.80671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753846">
                <text:p>1.753846</text:p>
              </table:table-cell>
              <table:table-cell office:value-type="float" office:value="0.338654">
                <text:p>0.33865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753846">
                <text:p>1.753846</text:p>
              </table:table-cell>
              <table:table-cell office:value-type="float" office:value="0.169215">
                <text:p>0.16921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753846">
                <text:p>1.753846</text:p>
              </table:table-cell>
              <table:table-cell office:value-type="float" office:value="1.803785">
                <text:p>1.80378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753846">
                <text:p>1.753846</text:p>
              </table:table-cell>
              <table:table-cell office:value-type="float" office:value="2.865414">
                <text:p>2.86541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753846">
                <text:p>1.753846</text:p>
              </table:table-cell>
              <table:table-cell office:value-type="float" office:value="0.84544">
                <text:p>0.8454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.753846">
                <text:p>1.753846</text:p>
              </table:table-cell>
              <table:table-cell office:value-type="float" office:value="1.636073">
                <text:p>1.63607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753846">
                <text:p>1.753846</text:p>
              </table:table-cell>
              <table:table-cell office:value-type="float" office:value="2.478792">
                <text:p>2.4787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753846">
                <text:p>1.753846</text:p>
              </table:table-cell>
              <table:table-cell office:value-type="float" office:value="0.675292">
                <text:p>0.67529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753846">
                <text:p>1.753846</text:p>
              </table:table-cell>
              <table:table-cell office:value-type="float" office:value="0.056281">
                <text:p>0.05628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.753846">
                <text:p>1.753846</text:p>
              </table:table-cell>
              <table:table-cell office:value-type="float" office:value="1.349302">
                <text:p>1.34930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753846">
                <text:p>1.753846</text:p>
              </table:table-cell>
              <table:table-cell office:value-type="float" office:value="2.317456">
                <text:p>2.31745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753846">
                <text:p>1.753846</text:p>
              </table:table-cell>
              <table:table-cell office:value-type="float" office:value="0.733199">
                <text:p>0.73319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753846">
                <text:p>1.753846</text:p>
              </table:table-cell>
              <table:table-cell office:value-type="float" office:value="0.05644">
                <text:p>0.0564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753846">
                <text:p>1.753846</text:p>
              </table:table-cell>
              <table:table-cell office:value-type="float" office:value="1.014104">
                <text:p>1.01410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753846">
                <text:p>1.753846</text:p>
              </table:table-cell>
              <table:table-cell office:value-type="float" office:value="2.418565">
                <text:p>2.41856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753846">
                <text:p>1.753846</text:p>
              </table:table-cell>
              <table:table-cell office:value-type="float" office:value="1.351743">
                <text:p>1.35174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753846">
                <text:p>1.753846</text:p>
              </table:table-cell>
              <table:table-cell office:value-type="float" office:value="0.564457">
                <text:p>0.56445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.753846">
                <text:p>1.753846</text:p>
              </table:table-cell>
              <table:table-cell office:value-type="float" office:value="1.804603">
                <text:p>1.80460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.753846">
                <text:p>1.753846</text:p>
              </table:table-cell>
              <table:table-cell office:value-type="float" office:value="1.63238">
                <text:p>1.6323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753846">
                <text:p>1.753846</text:p>
              </table:table-cell>
              <table:table-cell office:value-type="float" office:value="0.225169">
                <text:p>0.22516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.753846">
                <text:p>1.753846</text:p>
              </table:table-cell>
              <table:table-cell office:value-type="float" office:value="0.169291">
                <text:p>0.16929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753846">
                <text:p>1.753846</text:p>
              </table:table-cell>
              <table:table-cell office:value-type="float" office:value="1.516454">
                <text:p>1.51645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753846">
                <text:p>1.753846</text:p>
              </table:table-cell>
              <table:table-cell office:value-type="float" office:value="2.089599">
                <text:p>2.08959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451145">
                <text:p>0.45114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675947">
                <text:p>0.67594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73273">
                <text:p>0.7327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56356">
                <text:p>0.05635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.076923">
                <text:p>3.076923</text:p>
              </table:table-cell>
              <table:table-cell office:value-type="float" office:value="3.157099">
                <text:p>3.15709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.076923">
                <text:p>3.076923</text:p>
              </table:table-cell>
              <table:table-cell office:value-type="float" office:value="6.205544">
                <text:p>6.20554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.076923">
                <text:p>3.076923</text:p>
              </table:table-cell>
              <table:table-cell office:value-type="float" office:value="5.242939">
                <text:p>5.24293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.076923">
                <text:p>3.076923</text:p>
              </table:table-cell>
              <table:table-cell office:value-type="float" office:value="5.295185">
                <text:p>5.29518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3.076923">
                <text:p>3.076923</text:p>
              </table:table-cell>
              <table:table-cell office:value-type="float" office:value="4.84802">
                <text:p>4.848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.076923">
                <text:p>3.076923</text:p>
              </table:table-cell>
              <table:table-cell office:value-type="float" office:value="4.057143">
                <text:p>4.05714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.076923">
                <text:p>3.076923</text:p>
              </table:table-cell>
              <table:table-cell office:value-type="float" office:value="3.88867">
                <text:p>3.8886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.076923">
                <text:p>3.076923</text:p>
              </table:table-cell>
              <table:table-cell office:value-type="float" office:value="3.326967">
                <text:p>3.32696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3.076923">
                <text:p>3.076923</text:p>
              </table:table-cell>
              <table:table-cell office:value-type="float" office:value="3.66138">
                <text:p>3.6613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.076923">
                <text:p>3.076923</text:p>
              </table:table-cell>
              <table:table-cell office:value-type="float" office:value="5.184176">
                <text:p>5.18417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.076923">
                <text:p>3.076923</text:p>
              </table:table-cell>
              <table:table-cell office:value-type="float" office:value="3.773732">
                <text:p>3.77373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.076923">
                <text:p>3.076923</text:p>
              </table:table-cell>
              <table:table-cell office:value-type="float" office:value="3.834928">
                <text:p>3.83492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.076923">
                <text:p>3.076923</text:p>
              </table:table-cell>
              <table:table-cell office:value-type="float" office:value="2.986451">
                <text:p>2.98645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.076923">
                <text:p>3.076923</text:p>
              </table:table-cell>
              <table:table-cell office:value-type="float" office:value="3.097434">
                <text:p>3.09743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.076923">
                <text:p>3.076923</text:p>
              </table:table-cell>
              <table:table-cell office:value-type="float" office:value="4.902241">
                <text:p>4.90224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076923">
                <text:p>3.076923</text:p>
              </table:table-cell>
              <table:table-cell office:value-type="float" office:value="4.000947">
                <text:p>4.00094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.076923">
                <text:p>3.076923</text:p>
              </table:table-cell>
              <table:table-cell office:value-type="float" office:value="4.455954">
                <text:p>4.45595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.076923">
                <text:p>3.076923</text:p>
              </table:table-cell>
              <table:table-cell office:value-type="float" office:value="4.056369">
                <text:p>4.05636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.076923">
                <text:p>3.076923</text:p>
              </table:table-cell>
              <table:table-cell office:value-type="float" office:value="3.200961">
                <text:p>3.20096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.076923">
                <text:p>3.076923</text:p>
              </table:table-cell>
              <table:table-cell office:value-type="float" office:value="3.443911">
                <text:p>3.44391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076923">
                <text:p>3.076923</text:p>
              </table:table-cell>
              <table:table-cell office:value-type="float" office:value="3.892215">
                <text:p>3.89221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.076923">
                <text:p>3.076923</text:p>
              </table:table-cell>
              <table:table-cell office:value-type="float" office:value="3.608225">
                <text:p>3.60822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.076923">
                <text:p>3.076923</text:p>
              </table:table-cell>
              <table:table-cell office:value-type="float" office:value="3.605808">
                <text:p>3.60580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.076923">
                <text:p>3.076923</text:p>
              </table:table-cell>
              <table:table-cell office:value-type="float" office:value="3.768497">
                <text:p>3.76849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.076923">
                <text:p>3.076923</text:p>
              </table:table-cell>
              <table:table-cell office:value-type="float" office:value="3.883827">
                <text:p>3.88382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076923">
                <text:p>3.076923</text:p>
              </table:table-cell>
              <table:table-cell office:value-type="float" office:value="3.648355">
                <text:p>3.64835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.076923">
                <text:p>3.076923</text:p>
              </table:table-cell>
              <table:table-cell office:value-type="float" office:value="3.457945">
                <text:p>3.45794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.076923">
                <text:p>3.076923</text:p>
              </table:table-cell>
              <table:table-cell office:value-type="float" office:value="3.831819">
                <text:p>3.83181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.076923">
                <text:p>3.076923</text:p>
              </table:table-cell>
              <table:table-cell office:value-type="float" office:value="4.103152">
                <text:p>4.10315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.076923">
                <text:p>3.076923</text:p>
              </table:table-cell>
              <table:table-cell office:value-type="float" office:value="3.504755">
                <text:p>3.50475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.076923">
                <text:p>3.076923</text:p>
              </table:table-cell>
              <table:table-cell office:value-type="float" office:value="3.947089">
                <text:p>3.94708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.076923">
                <text:p>3.076923</text:p>
              </table:table-cell>
              <table:table-cell office:value-type="float" office:value="4.336067">
                <text:p>4.33606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3.270679">
                <text:p>3.27067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.986537">
                <text:p>2.98653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.695514">
                <text:p>2.69551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.747559">
                <text:p>1.74755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563842">
                <text:p>0.56384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652cm" style:legend-expansion="high" chart:style-name="ch2"/>
        <chart:plot-area chart:style-name="ch3" table:cell-range-address="right_front_wheel_stats.A2:right_front_wheel_stats.A153 right_front_wheel_stats.D1:right_front_wheel_stats.F153" chart:data-source-has-labels="both" svg:x="0.73cm" svg:y="0.136cm" svg:width="27.604cm" svg:height="6.561cm">
          <chartooo:coordinate-region svg:x="1.379cm" svg:y="0.324cm" svg:width="26.955cm" svg:height="6.185cm"/>
          <chart:axis chart:dimension="x" chart:name="primary-x" chart:style-name="ch4" chartooo:axis-type="auto">
            <chartooo:date-scale/>
            <chart:categories table:cell-range-address="right_front_wheel_stats.A2:righ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front_wheel_stats.D2:right_front_wheel_stats.D153" chart:label-cell-address="right_front_wheel_stats.D1:right_front_wheel_stats.D1" chart:class="chart:line">
            <chart:data-point chart:repeated="152"/>
          </chart:series>
          <chart:series chart:style-name="ch7" chart:values-cell-range-address="right_front_wheel_stats.E2:right_front_wheel_stats.E153" chart:label-cell-address="right_front_wheel_stats.E1:right_front_wheel_stats.E1" chart:class="chart:line">
            <chart:data-point chart:repeated="152"/>
          </chart:series>
          <chart:series chart:style-name="ch8" chart:values-cell-range-address="right_front_wheel_stats.F2:right_front_wheel_stats.F153" chart:label-cell-address="right_front_wheel_stats.F1:right_front_wheel_stats.F1" chart:class="chart:line">
            <chart:data-point chart:repeated="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right_front_wheel_stats.D1:right_front_wheel_stats.D1</svg:desc>
                </draw:g>
              </table:table-cell>
              <table:table-cell office:value-type="string">
                <text:p>angular_vel_encoder_left_back_wheel</text:p>
                <draw:g>
                  <svg:desc>right_front_wheel_stats.E1:right_front_wheel_stats.E1</svg:desc>
                </draw:g>
              </table:table-cell>
              <table:table-cell office:value-type="string">
                <text:p>angular_vel_control_left_back_wheel</text:p>
                <draw:g>
                  <svg:desc>right_front_wheel_stats.F1:right_front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front_wheel_stats.A2:right_front_wheel_stats.A153</svg:desc>
                </draw:g>
              </table:table-cell>
              <table:table-cell office:value-type="float" office:value="0">
                <text:p>0</text:p>
                <draw:g>
                  <svg:desc>right_front_wheel_stats.D2:right_front_wheel_stats.D153</svg:desc>
                </draw:g>
              </table:table-cell>
              <table:table-cell office:value-type="float" office:value="0">
                <text:p>0</text:p>
                <draw:g>
                  <svg:desc>right_front_wheel_stats.E2:right_front_wheel_stats.E153</svg:desc>
                </draw:g>
              </table:table-cell>
              <table:table-cell office:value-type="float" office:value="0">
                <text:p>0</text:p>
                <draw:g>
                  <svg:desc>right_front_wheel_stats.F2:right_front_wheel_stats.F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753846">
                <text:p>-1.753846</text:p>
              </table:table-cell>
              <table:table-cell office:value-type="float" office:value="0">
                <text:p>0</text:p>
              </table:table-cell>
              <table:table-cell office:value-type="float" office:value="-5.436955">
                <text:p>-5.4369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753846">
                <text:p>-1.753846</text:p>
              </table:table-cell>
              <table:table-cell office:value-type="float" office:value="0">
                <text:p>0</text:p>
              </table:table-cell>
              <table:table-cell office:value-type="float" office:value="-3.858348">
                <text:p>-3.8583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99003">
                <text:p>-2.99003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644819">
                <text:p>-2.644819</text:p>
              </table:table-cell>
              <table:table-cell office:value-type="float" office:value="-1.343479">
                <text:p>-1.3434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4352">
                <text:p>-1.124352</text:p>
              </table:table-cell>
              <table:table-cell office:value-type="float" office:value="-4.105163">
                <text:p>-4.1051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494">
                <text:p>-0.056494</text:p>
              </table:table-cell>
              <table:table-cell office:value-type="float" office:value="-4.891012">
                <text:p>-4.8910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0812">
                <text:p>-0.900812</text:p>
              </table:table-cell>
              <table:table-cell office:value-type="float" office:value="-2.223216">
                <text:p>-2.2232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972735">
                <text:p>-1.972735</text:p>
              </table:table-cell>
              <table:table-cell office:value-type="float" office:value="-0.893452">
                <text:p>-0.8934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35289">
                <text:p>-1.635289</text:p>
              </table:table-cell>
              <table:table-cell office:value-type="float" office:value="-2.655744">
                <text:p>-2.6557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5349">
                <text:p>-0.225349</text:p>
              </table:table-cell>
              <table:table-cell office:value-type="float" office:value="-5.294729">
                <text:p>-5.2947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9083">
                <text:p>-0.169083</text:p>
              </table:table-cell>
              <table:table-cell office:value-type="float" office:value="-3.976837">
                <text:p>-3.9768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8149">
                <text:p>-1.468149</text:p>
              </table:table-cell>
              <table:table-cell office:value-type="float" office:value="-1.166442">
                <text:p>-1.16644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248907">
                <text:p>-2.248907</text:p>
              </table:table-cell>
              <table:table-cell office:value-type="float" office:value="-0.990612">
                <text:p>-0.9906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61271">
                <text:p>-0.961271</text:p>
              </table:table-cell>
              <table:table-cell office:value-type="float" office:value="-4.510958">
                <text:p>-4.5109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">
                <text:p>-0</text:p>
              </table:table-cell>
              <table:table-cell office:value-type="float" office:value="-5.256076">
                <text:p>-5.2560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973">
                <text:p>-1.3973</text:p>
              </table:table-cell>
              <table:table-cell office:value-type="float" office:value="-1.358944">
                <text:p>-1.35894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620016">
                <text:p>-2.620016</text:p>
              </table:table-cell>
              <table:table-cell office:value-type="float" office:value="-0.153206">
                <text:p>-0.1532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39943">
                <text:p>-1.239943</text:p>
              </table:table-cell>
              <table:table-cell office:value-type="float" office:value="-4.205591">
                <text:p>-4.20559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8752">
                <text:p>-0.168752</text:p>
              </table:table-cell>
              <table:table-cell office:value-type="float" office:value="-5.111454">
                <text:p>-5.11145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47">
                <text:p>-1.1247</text:p>
              </table:table-cell>
              <table:table-cell office:value-type="float" office:value="-2.045828">
                <text:p>-2.0458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141229">
                <text:p>-2.141229</text:p>
              </table:table-cell>
              <table:table-cell office:value-type="float" office:value="-0.764225">
                <text:p>-0.7642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27123">
                <text:p>-1.527123</text:p>
              </table:table-cell>
              <table:table-cell office:value-type="float" office:value="-3.007939">
                <text:p>-3.00793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256">
                <text:p>-0.056256</text:p>
              </table:table-cell>
              <table:table-cell office:value-type="float" office:value="-5.553924">
                <text:p>-5.55392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81926">
                <text:p>-0.281926</text:p>
              </table:table-cell>
              <table:table-cell office:value-type="float" office:value="-3.699814">
                <text:p>-3.69981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4594">
                <text:p>-1.464594</text:p>
              </table:table-cell>
              <table:table-cell office:value-type="float" office:value="-1.409032">
                <text:p>-1.40903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08496">
                <text:p>-2.08496</text:p>
              </table:table-cell>
              <table:table-cell office:value-type="float" office:value="-1.285684">
                <text:p>-1.28568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50114">
                <text:p>-0.450114</text:p>
              </table:table-cell>
              <table:table-cell office:value-type="float" office:value="-5.392418">
                <text:p>-5.3924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299">
                <text:p>-0.056299</text:p>
              </table:table-cell>
              <table:table-cell office:value-type="float" office:value="-4.665633">
                <text:p>-4.66563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21657">
                <text:p>-1.521657</text:p>
              </table:table-cell>
              <table:table-cell office:value-type="float" office:value="-1.200158">
                <text:p>-1.2001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432329">
                <text:p>-2.432329</text:p>
              </table:table-cell>
              <table:table-cell office:value-type="float" office:value="-0.722043">
                <text:p>-0.72204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6568">
                <text:p>-0.956568</text:p>
              </table:table-cell>
              <table:table-cell office:value-type="float" office:value="-4.695865">
                <text:p>-4.69586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256">
                <text:p>-0.056256</text:p>
              </table:table-cell>
              <table:table-cell office:value-type="float" office:value="-5.168048">
                <text:p>-5.16804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7575">
                <text:p>-1.297575</text:p>
              </table:table-cell>
              <table:table-cell office:value-type="float" office:value="-1.656104">
                <text:p>-1.65610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532297">
                <text:p>-2.532297</text:p>
              </table:table-cell>
              <table:table-cell office:value-type="float" office:value="-0.210591">
                <text:p>-0.21059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11453">
                <text:p>-1.411453</text:p>
              </table:table-cell>
              <table:table-cell office:value-type="float" office:value="-3.686519">
                <text:p>-3.68651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68">
                <text:p>-0.11268</text:p>
              </table:table-cell>
              <table:table-cell office:value-type="float" office:value="-5.364403">
                <text:p>-5.36440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0604">
                <text:p>-0.900604</text:p>
              </table:table-cell>
              <table:table-cell office:value-type="float" office:value="-2.448143">
                <text:p>-2.4481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257693">
                <text:p>-2.257693</text:p>
              </table:table-cell>
              <table:table-cell office:value-type="float" office:value="-0.295688">
                <text:p>-0.29568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90408">
                <text:p>-1.690408</text:p>
              </table:table-cell>
              <table:table-cell office:value-type="float" office:value="-2.773664">
                <text:p>-2.77366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439">
                <text:p>-0.112439</text:p>
              </table:table-cell>
              <table:table-cell office:value-type="float" office:value="-5.596525">
                <text:p>-5.59652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3842">
                <text:p>-0.33842</text:p>
              </table:table-cell>
              <table:table-cell office:value-type="float" office:value="-3.624232">
                <text:p>-3.62423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3334">
                <text:p>-1.63334</text:p>
              </table:table-cell>
              <table:table-cell office:value-type="float" office:value="-1.109703">
                <text:p>-1.10970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023169">
                <text:p>-2.023169</text:p>
              </table:table-cell>
              <table:table-cell office:value-type="float" office:value="-1.547282">
                <text:p>-1.54728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96092">
                <text:p>-0.396092</text:p>
              </table:table-cell>
              <table:table-cell office:value-type="float" office:value="-5.403268">
                <text:p>-5.40326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">
                <text:p>-0</text:p>
              </table:table-cell>
              <table:table-cell office:value-type="float" office:value="-4.710819">
                <text:p>-4.71081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23499">
                <text:p>-1.523499</text:p>
              </table:table-cell>
              <table:table-cell office:value-type="float" office:value="-1.117587">
                <text:p>-1.11758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201298">
                <text:p>-2.201298</text:p>
              </table:table-cell>
              <table:table-cell office:value-type="float" office:value="-1.165516">
                <text:p>-1.1655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6237">
                <text:p>-0.676237</text:p>
              </table:table-cell>
              <table:table-cell office:value-type="float" office:value="-5.047581">
                <text:p>-5.04758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263">
                <text:p>-0.056263</text:p>
              </table:table-cell>
              <table:table-cell office:value-type="float" office:value="-4.928001">
                <text:p>-4.92800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168">
                <text:p>-1.5168</text:p>
              </table:table-cell>
              <table:table-cell office:value-type="float" office:value="-1.238906">
                <text:p>-1.23890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363432">
                <text:p>-2.363432</text:p>
              </table:table-cell>
              <table:table-cell office:value-type="float" office:value="-0.816004">
                <text:p>-0.81600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4127">
                <text:p>-0.904127</text:p>
              </table:table-cell>
              <table:table-cell office:value-type="float" office:value="-4.642104">
                <text:p>-4.64210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723">
                <text:p>-0.112723</text:p>
              </table:table-cell>
              <table:table-cell office:value-type="float" office:value="-4.968829">
                <text:p>-4.96882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75682">
                <text:p>-1.575682</text:p>
              </table:table-cell>
              <table:table-cell office:value-type="float" office:value="-1.130758">
                <text:p>-1.13075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823188">
                <text:p>-2.823188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7091">
                <text:p>-1.467091</text:p>
              </table:table-cell>
              <table:table-cell office:value-type="float" office:value="-3.779898">
                <text:p>-3.77989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8636">
                <text:p>-0.168636</text:p>
              </table:table-cell>
              <table:table-cell office:value-type="float" office:value="-5.226864">
                <text:p>-5.22686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07118">
                <text:p>-0.507118</text:p>
              </table:table-cell>
              <table:table-cell office:value-type="float" office:value="-3.263083">
                <text:p>-3.26308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03463">
                <text:p>-1.803463</text:p>
              </table:table-cell>
              <table:table-cell office:value-type="float" office:value="-0.838099">
                <text:p>-0.8380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920135">
                <text:p>-1.920135</text:p>
              </table:table-cell>
              <table:table-cell office:value-type="float" office:value="-1.858947">
                <text:p>-1.85894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07833">
                <text:p>-0.507833</text:p>
              </table:table-cell>
              <table:table-cell office:value-type="float" office:value="-4.985563">
                <text:p>-4.98556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25">
                <text:p>-0.05625</text:p>
              </table:table-cell>
              <table:table-cell office:value-type="float" office:value="-4.560351">
                <text:p>-4.56035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5562">
                <text:p>-1.465562</text:p>
              </table:table-cell>
              <table:table-cell office:value-type="float" office:value="-1.14825">
                <text:p>-1.148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308952">
                <text:p>-2.308952</text:p>
              </table:table-cell>
              <table:table-cell office:value-type="float" office:value="-0.812343">
                <text:p>-0.81234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5997">
                <text:p>-0.955997</text:p>
              </table:table-cell>
              <table:table-cell office:value-type="float" office:value="-4.543367">
                <text:p>-4.54336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">
                <text:p>-0</text:p>
              </table:table-cell>
              <table:table-cell office:value-type="float" office:value="-5.247138">
                <text:p>-5.24713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4905">
                <text:p>-1.294905</text:p>
              </table:table-cell>
              <table:table-cell office:value-type="float" office:value="-1.585995">
                <text:p>-1.5859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472145">
                <text:p>-2.472145</text:p>
              </table:table-cell>
              <table:table-cell office:value-type="float" office:value="-0.331896">
                <text:p>-0.33189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9197">
                <text:p>-1.129197</text:p>
              </table:table-cell>
              <table:table-cell office:value-type="float" office:value="-4.260484">
                <text:p>-4.26048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9327">
                <text:p>-0.169327</text:p>
              </table:table-cell>
              <table:table-cell office:value-type="float" office:value="-5.016551">
                <text:p>-5.01655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8885">
                <text:p>-0.958885</text:p>
              </table:table-cell>
              <table:table-cell office:value-type="float" office:value="-2.431176">
                <text:p>-2.43117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198363">
                <text:p>-2.198363</text:p>
              </table:table-cell>
              <table:table-cell office:value-type="float" office:value="-0.529099">
                <text:p>-0.5290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04615">
                <text:p>-1.404615</text:p>
              </table:table-cell>
              <table:table-cell office:value-type="float" office:value="-3.359858">
                <text:p>-3.35985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725">
                <text:p>-0.112725</text:p>
              </table:table-cell>
              <table:table-cell office:value-type="float" office:value="-5.373275">
                <text:p>-5.37327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7437">
                <text:p>-0.677437</text:p>
              </table:table-cell>
              <table:table-cell office:value-type="float" office:value="-2.977872">
                <text:p>-2.97787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14382">
                <text:p>-2.14382</text:p>
              </table:table-cell>
              <table:table-cell office:value-type="float" office:value="-0.393393">
                <text:p>-0.39339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02758">
                <text:p>-1.802758</text:p>
              </table:table-cell>
              <table:table-cell office:value-type="float" office:value="-2.492205">
                <text:p>-2.4922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5097">
                <text:p>-0.225097</text:p>
              </table:table-cell>
              <table:table-cell office:value-type="float" office:value="-5.533198">
                <text:p>-5.53319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562">
                <text:p>-0.112562</text:p>
              </table:table-cell>
              <table:table-cell office:value-type="float" office:value="-4.280054">
                <text:p>-4.28005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74186">
                <text:p>-1.574186</text:p>
              </table:table-cell>
              <table:table-cell office:value-type="float" office:value="-1.105348">
                <text:p>-1.10534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091362">
                <text:p>-2.091362</text:p>
              </table:table-cell>
              <table:table-cell office:value-type="float" office:value="-1.418685">
                <text:p>-1.41868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94799">
                <text:p>-0.394799</text:p>
              </table:table-cell>
              <table:table-cell office:value-type="float" office:value="-5.505914">
                <text:p>-5.50591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">
                <text:p>-0</text:p>
              </table:table-cell>
              <table:table-cell office:value-type="float" office:value="-4.741409">
                <text:p>-4.74140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08478">
                <text:p>-1.408478</text:p>
              </table:table-cell>
              <table:table-cell office:value-type="float" office:value="-1.391642">
                <text:p>-1.39164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193582">
                <text:p>-2.193582</text:p>
              </table:table-cell>
              <table:table-cell office:value-type="float" office:value="-1.093219">
                <text:p>-1.09321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3807">
                <text:p>-1.013807</text:p>
              </table:table-cell>
              <table:table-cell office:value-type="float" office:value="-4.347535">
                <text:p>-4.34753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315">
                <text:p>-0.056315</text:p>
              </table:table-cell>
              <table:table-cell office:value-type="float" office:value="-5.25296">
                <text:p>-5.2529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8914">
                <text:p>-1.128914</text:p>
              </table:table-cell>
              <table:table-cell office:value-type="float" office:value="-2.06094">
                <text:p>-2.0609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424935">
                <text:p>-2.424935</text:p>
              </table:table-cell>
              <table:table-cell office:value-type="float" office:value="-0.312588">
                <text:p>-0.31258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5779">
                <text:p>-1.125779</text:p>
              </table:table-cell>
              <table:table-cell office:value-type="float" office:value="-4.25109">
                <text:p>-4.2510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94046">
                <text:p>-0.394046</text:p>
              </table:table-cell>
              <table:table-cell office:value-type="float" office:value="-4.586131">
                <text:p>-4.58613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2179">
                <text:p>-1.072179</text:p>
              </table:table-cell>
              <table:table-cell office:value-type="float" office:value="-2.429953">
                <text:p>-2.42995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53444">
                <text:p>-1.853444</text:p>
              </table:table-cell>
              <table:table-cell office:value-type="float" office:value="-1.359806">
                <text:p>-1.35980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5988">
                <text:p>-1.185988</text:p>
              </table:table-cell>
              <table:table-cell office:value-type="float" office:value="-3.499467">
                <text:p>-3.49946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-0.056393">
                <text:p>-0.056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619061">
                <text:p>0.619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563289">
                <text:p>0.56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73273">
                <text:p>0.73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225424">
                <text:p>0.225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9.216052">
                <text:p>9.21605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6.512922">
                <text:p>6.51292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.076923">
                <text:p>3.076923</text:p>
              </table:table-cell>
              <table:table-cell office:value-type="float" office:value="4.622894">
                <text:p>4.622894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.076923">
                <text:p>3.076923</text:p>
              </table:table-cell>
              <table:table-cell office:value-type="float" office:value="6.374786">
                <text:p>6.374786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.076923">
                <text:p>3.076923</text:p>
              </table:table-cell>
              <table:table-cell office:value-type="float" office:value="6.708706">
                <text:p>6.708706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.076923">
                <text:p>3.076923</text:p>
              </table:table-cell>
              <table:table-cell office:value-type="float" office:value="5.80217">
                <text:p>5.80217</text:p>
              </table:table-cell>
              <table:table-cell office:value-type="float" office:value="0.600195">
                <text:p>0.60019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3.076923">
                <text:p>3.076923</text:p>
              </table:table-cell>
              <table:table-cell office:value-type="float" office:value="5.129881">
                <text:p>5.129881</text:p>
              </table:table-cell>
              <table:table-cell office:value-type="float" office:value="0.88916">
                <text:p>0.8891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.076923">
                <text:p>3.076923</text:p>
              </table:table-cell>
              <table:table-cell office:value-type="float" office:value="3.944444">
                <text:p>3.944444</text:p>
              </table:table-cell>
              <table:table-cell office:value-type="float" office:value="2.566228">
                <text:p>2.56622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.076923">
                <text:p>3.076923</text:p>
              </table:table-cell>
              <table:table-cell office:value-type="float" office:value="3.381452">
                <text:p>3.381452</text:p>
              </table:table-cell>
              <table:table-cell office:value-type="float" office:value="2.508229">
                <text:p>2.50822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.076923">
                <text:p>3.076923</text:p>
              </table:table-cell>
              <table:table-cell office:value-type="float" office:value="4.229195">
                <text:p>4.229195</text:p>
              </table:table-cell>
              <table:table-cell office:value-type="float" office:value="0.130895">
                <text:p>0.13089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3.076923">
                <text:p>3.076923</text:p>
              </table:table-cell>
              <table:table-cell office:value-type="float" office:value="4.280999">
                <text:p>4.280999</text:p>
              </table:table-cell>
              <table:table-cell office:value-type="float" office:value="0.449271">
                <text:p>0.44927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.076923">
                <text:p>3.076923</text:p>
              </table:table-cell>
              <table:table-cell office:value-type="float" office:value="3.099236">
                <text:p>3.099236</text:p>
              </table:table-cell>
              <table:table-cell office:value-type="float" office:value="2.549774">
                <text:p>2.54977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.076923">
                <text:p>3.076923</text:p>
              </table:table-cell>
              <table:table-cell office:value-type="float" office:value="2.872543">
                <text:p>2.872543</text:p>
              </table:table-cell>
              <table:table-cell office:value-type="float" office:value="2.003128">
                <text:p>2.00312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.076923">
                <text:p>3.076923</text:p>
              </table:table-cell>
              <table:table-cell office:value-type="float" office:value="4.398888">
                <text:p>4.398888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.076923">
                <text:p>3.076923</text:p>
              </table:table-cell>
              <table:table-cell office:value-type="float" office:value="4.169762">
                <text:p>4.169762</text:p>
              </table:table-cell>
              <table:table-cell office:value-type="float" office:value="1.160671">
                <text:p>1.16067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.076923">
                <text:p>3.076923</text:p>
              </table:table-cell>
              <table:table-cell office:value-type="float" office:value="4.280091">
                <text:p>4.280091</text:p>
              </table:table-cell>
              <table:table-cell office:value-type="float" office:value="0.861462">
                <text:p>0.86146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.076923">
                <text:p>3.076923</text:p>
              </table:table-cell>
              <table:table-cell office:value-type="float" office:value="3.549899">
                <text:p>3.549899</text:p>
              </table:table-cell>
              <table:table-cell office:value-type="float" office:value="2.589423">
                <text:p>2.5894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076923">
                <text:p>3.076923</text:p>
              </table:table-cell>
              <table:table-cell office:value-type="float" office:value="3.437433">
                <text:p>3.437433</text:p>
              </table:table-cell>
              <table:table-cell office:value-type="float" office:value="2.136371">
                <text:p>2.13637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.076923">
                <text:p>3.076923</text:p>
              </table:table-cell>
              <table:table-cell office:value-type="float" office:value="4.343144">
                <text:p>4.343144</text:p>
              </table:table-cell>
              <table:table-cell office:value-type="float" office:value="0.116765">
                <text:p>0.11676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.076923">
                <text:p>3.076923</text:p>
              </table:table-cell>
              <table:table-cell office:value-type="float" office:value="4.000031">
                <text:p>4.000031</text:p>
              </table:table-cell>
              <table:table-cell office:value-type="float" office:value="1.729931">
                <text:p>1.72993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.076923">
                <text:p>3.076923</text:p>
              </table:table-cell>
              <table:table-cell office:value-type="float" office:value="3.481748">
                <text:p>3.481748</text:p>
              </table:table-cell>
              <table:table-cell office:value-type="float" office:value="2.501235">
                <text:p>2.50123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.076923">
                <text:p>3.076923</text:p>
              </table:table-cell>
              <table:table-cell office:value-type="float" office:value="3.839114">
                <text:p>3.839114</text:p>
              </table:table-cell>
              <table:table-cell office:value-type="float" office:value="1.195106">
                <text:p>1.19510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076923">
                <text:p>3.076923</text:p>
              </table:table-cell>
              <table:table-cell office:value-type="float" office:value="4.230669">
                <text:p>4.230669</text:p>
              </table:table-cell>
              <table:table-cell office:value-type="float" office:value="0.635128">
                <text:p>0.63512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.076923">
                <text:p>3.076923</text:p>
              </table:table-cell>
              <table:table-cell office:value-type="float" office:value="3.38271">
                <text:p>3.38271</text:p>
              </table:table-cell>
              <table:table-cell office:value-type="float" office:value="2.826095">
                <text:p>2.82609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.076923">
                <text:p>3.076923</text:p>
              </table:table-cell>
              <table:table-cell office:value-type="float" office:value="3.324104">
                <text:p>3.324104</text:p>
              </table:table-cell>
              <table:table-cell office:value-type="float" office:value="2.178506">
                <text:p>2.17850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.076923">
                <text:p>3.076923</text:p>
              </table:table-cell>
              <table:table-cell office:value-type="float" office:value="4.443451">
                <text:p>4.443451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.076923">
                <text:p>3.076923</text:p>
              </table:table-cell>
              <table:table-cell office:value-type="float" office:value="3.714965">
                <text:p>3.714965</text:p>
              </table:table-cell>
              <table:table-cell office:value-type="float" office:value="2.425572">
                <text:p>2.4255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076923">
                <text:p>3.076923</text:p>
              </table:table-cell>
              <table:table-cell office:value-type="float" office:value="4.153512">
                <text:p>4.153512</text:p>
              </table:table-cell>
              <table:table-cell office:value-type="float" office:value="0.747034">
                <text:p>0.74703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.076923">
                <text:p>3.076923</text:p>
              </table:table-cell>
              <table:table-cell office:value-type="float" office:value="4.081509">
                <text:p>4.081509</text:p>
              </table:table-cell>
              <table:table-cell office:value-type="float" office:value="1.354504">
                <text:p>1.35450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.076923">
                <text:p>3.076923</text:p>
              </table:table-cell>
              <table:table-cell office:value-type="float" office:value="3.099266">
                <text:p>3.099266</text:p>
              </table:table-cell>
              <table:table-cell office:value-type="float" office:value="3.344982">
                <text:p>3.34498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.076923">
                <text:p>3.076923</text:p>
              </table:table-cell>
              <table:table-cell office:value-type="float" office:value="3.091416">
                <text:p>3.091416</text:p>
              </table:table-cell>
              <table:table-cell office:value-type="float" office:value="2.410609">
                <text:p>2.41060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.076923">
                <text:p>3.076923</text:p>
              </table:table-cell>
              <table:table-cell office:value-type="float" office:value="4.917964">
                <text:p>4.917964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.076923">
                <text:p>3.076923</text:p>
              </table:table-cell>
              <table:table-cell office:value-type="float" office:value="4.567346">
                <text:p>4.567346</text:p>
              </table:table-cell>
              <table:table-cell office:value-type="float" office:value="1.136039">
                <text:p>1.13603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.076923">
                <text:p>3.076923</text:p>
              </table:table-cell>
              <table:table-cell office:value-type="float" office:value="3.941879">
                <text:p>3.941879</text:p>
              </table:table-cell>
              <table:table-cell office:value-type="float" office:value="1.973587">
                <text:p>1.97358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3.101506">
                <text:p>3.10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3.944482">
                <text:p>3.944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.302418">
                <text:p>2.30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.409322">
                <text:p>1.409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789378">
                <text:p>0.789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112614">
                <text:p>0.112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right_front_wheel_stats.A2:right_front_wheel_stats.A153 right_front_wheel_stats.G1:right_front_wheel_stats.G153" chart:data-source-has-labels="both" svg:x="0.674cm" svg:y="0.062cm" svg:width="27.894cm" svg:height="3.008cm">
          <chartooo:coordinate-region svg:x="1.521cm" svg:y="0.25cm" svg:width="27.047cm" svg:height="2.632cm"/>
          <chart:axis chart:dimension="x" chart:name="primary-x" chart:style-name="ch4" chartooo:axis-type="auto">
            <chartooo:date-scale/>
            <chart:categories table:cell-range-address="right_front_wheel_stats.A2:righ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front_wheel_stats.G2:right_front_wheel_stats.G153" chart:label-cell-address="right_front_wheel_stats.G1:right_front_wheel_stats.G1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right_front_wheel_stats.G1:right_front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front_wheel_stats.A2:right_front_wheel_stats.A153</svg:desc>
                </draw:g>
              </table:table-cell>
              <table:table-cell office:value-type="float" office:value="0">
                <text:p>0</text:p>
                <draw:g>
                  <svg:desc>right_front_wheel_stats.G2:right_front_wheel_stats.G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839648">
                <text:p>-0.8396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610646">
                <text:p>-0.6106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245824">
                <text:p>-0.2458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646451">
                <text:p>-0.6464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760451">
                <text:p>-0.7604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373444">
                <text:p>-0.3734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180541">
                <text:p>-0.1805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36189">
                <text:p>-0.4361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819016">
                <text:p>-0.81901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627835">
                <text:p>-0.62783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220142">
                <text:p>-0.22014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194635">
                <text:p>-0.1946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705318">
                <text:p>-0.70531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813409">
                <text:p>-0.81340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248068">
                <text:p>-0.24806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661019">
                <text:p>-0.6610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792429">
                <text:p>-0.79242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347711">
                <text:p>-0.34771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161794">
                <text:p>-0.1617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487281">
                <text:p>-0.48728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856617">
                <text:p>-0.8566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587648">
                <text:p>-0.58764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255334">
                <text:p>-0.25533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23744">
                <text:p>-0.2374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833188">
                <text:p>-0.8331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727756">
                <text:p>-0.72775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225033">
                <text:p>-0.2250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155675">
                <text:p>-0.15567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732141">
                <text:p>-0.73214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800639">
                <text:p>-0.80063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291176">
                <text:p>-0.29117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58572">
                <text:p>-0.5857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829123">
                <text:p>-0.82912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406074">
                <text:p>-0.40607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453295">
                <text:p>-0.45329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862796">
                <text:p>-0.86279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576684">
                <text:p>-0.57668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211911">
                <text:p>-0.2119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275389">
                <text:p>-0.27538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834761">
                <text:p>-0.83476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734311">
                <text:p>-0.73431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213055">
                <text:p>-0.21305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220008">
                <text:p>-0.2200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783163">
                <text:p>-0.78316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765816">
                <text:p>-0.76581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230654">
                <text:p>-0.23065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169306">
                <text:p>-0.16930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724342">
                <text:p>-0.72434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771739">
                <text:p>-0.77173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214966">
                <text:p>-0.21496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599266">
                <text:p>-0.59926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809171">
                <text:p>-0.80917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524293">
                <text:p>-0.52429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172511">
                <text:p>-0.17251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320601">
                <text:p>-0.32060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774167">
                <text:p>-0.7741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712483">
                <text:p>-0.71248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217503">
                <text:p>-0.21750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168775">
                <text:p>-0.16877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710019">
                <text:p>-0.71001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812112">
                <text:p>-0.81211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281005">
                <text:p>-0.28100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668983">
                <text:p>-0.66898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778662">
                <text:p>-0.77866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403612">
                <text:p>-0.40361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127686">
                <text:p>-0.12768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538332">
                <text:p>-0.53833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830411">
                <text:p>-0.83041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482919">
                <text:p>-0.48291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107999">
                <text:p>-0.10799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412465">
                <text:p>-0.41246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85361">
                <text:p>-0.8536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0.671821">
                <text:p>-0.67182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21128">
                <text:p>-0.2112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256734">
                <text:p>-0.25673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0.849652">
                <text:p>-0.84965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0.738748">
                <text:p>-0.73874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0.252811">
                <text:p>-0.25281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0.20952">
                <text:p>-0.2095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681611">
                <text:p>-0.68161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0.812957">
                <text:p>-0.81295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349904">
                <text:p>-0.34990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0.66762">
                <text:p>-0.6676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716223">
                <text:p>-0.71622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403435">
                <text:p>-0.40343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248193">
                <text:p>-0.24819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558585">
                <text:p>-0.55858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995735">
                <text:p>0.99573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137999">
                <text:p>0.13799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179918">
                <text:p>0.17991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23204">
                <text:p>0.42320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41479">
                <text:p>0.4147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16105">
                <text:p>0.11610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420817">
                <text:p>0.42081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341517">
                <text:p>0.34151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19305">
                <text:p>0.21930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1759">
                <text:p>0.175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426568">
                <text:p>0.42656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60846">
                <text:p>0.36084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301885">
                <text:p>0.30188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413775">
                <text:p>0.41377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24301">
                <text:p>0.22430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143067">
                <text:p>0.14306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460901">
                <text:p>0.46090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366958">
                <text:p>0.36695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402799">
                <text:p>0.4027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59301">
                <text:p>0.15930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47424">
                <text:p>0.24742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536174">
                <text:p>0.53617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400629">
                <text:p>0.40062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15732">
                <text:p>0.21573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37232">
                <text:p>0.33723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23cm" svg:height="3.132cm" xlink:href=".." xlink:type="simple" chart:class="chart:line" chart:style-name="ch1">
        <chart:legend chart:legend-position="end" svg:x="29.281cm" svg:y="1.04cm" style:legend-expansion="high" chart:style-name="ch2"/>
        <chart:plot-area chart:style-name="ch3" table:cell-range-address="right_front_wheel_stats.A2:right_front_wheel_stats.A153 right_front_wheel_stats.H1:right_front_wheel_stats.I153" chart:data-source-has-labels="both" svg:x="0.654cm" svg:y="0.062cm" svg:width="27.973cm" svg:height="3.008cm">
          <chartooo:coordinate-region svg:x="1.214cm" svg:y="0.25cm" svg:width="27.413cm" svg:height="2.632cm"/>
          <chart:axis chart:dimension="x" chart:name="primary-x" chart:style-name="ch4" chartooo:axis-type="auto">
            <chartooo:date-scale/>
            <chart:categories table:cell-range-address="right_front_wheel_stats.A2:righ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front_wheel_stats.H2:right_front_wheel_stats.H153" chart:label-cell-address="right_front_wheel_stats.H1:right_front_wheel_stats.H1" chart:class="chart:line">
            <chart:data-point chart:repeated="152"/>
          </chart:series>
          <chart:series chart:style-name="ch7" chart:values-cell-range-address="right_front_wheel_stats.I2:right_front_wheel_stats.I153" chart:label-cell-address="right_front_wheel_stats.I1:right_front_wheel_stats.I1" chart:class="chart:line">
            <chart:data-point chart:repeated="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right_front_wheel_stats.H1:right_front_wheel_stats.H1</svg:desc>
                </draw:g>
              </table:table-cell>
              <table:table-cell office:value-type="string">
                <text:p>Ki*integral</text:p>
                <draw:g>
                  <svg:desc>right_front_wheel_stats.I1:right_front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front_wheel_stats.A2:right_front_wheel_stats.A153</svg:desc>
                </draw:g>
              </table:table-cell>
              <table:table-cell office:value-type="float" office:value="0">
                <text:p>0</text:p>
                <draw:g>
                  <svg:desc>right_front_wheel_stats.H2:right_front_wheel_stats.H153</svg:desc>
                </draw:g>
              </table:table-cell>
              <table:table-cell office:value-type="float" office:value="0">
                <text:p>0</text:p>
                <draw:g>
                  <svg:desc>right_front_wheel_stats.I2:right_front_wheel_stats.I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75381">
                <text:p>-0.1753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50656">
                <text:p>-0.3506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36183">
                <text:p>1.236183</text:p>
              </table:table-cell>
              <table:table-cell office:value-type="float" office:value="-0.22779">
                <text:p>-0.227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90972">
                <text:p>0.890972</text:p>
              </table:table-cell>
              <table:table-cell office:value-type="float" office:value="-0.138012">
                <text:p>-0.1380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629494">
                <text:p>-0.629494</text:p>
              </table:table-cell>
              <table:table-cell office:value-type="float" office:value="-0.200945">
                <text:p>-0.2009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697352">
                <text:p>-1.697352</text:p>
              </table:table-cell>
              <table:table-cell office:value-type="float" office:value="-0.370439">
                <text:p>-0.3704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853034">
                <text:p>-0.853034</text:p>
              </table:table-cell>
              <table:table-cell office:value-type="float" office:value="-0.456195">
                <text:p>-0.4561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18889">
                <text:p>0.218889</text:p>
              </table:table-cell>
              <table:table-cell office:value-type="float" office:value="-0.434387">
                <text:p>-0.4343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118557">
                <text:p>-0.118557</text:p>
              </table:table-cell>
              <table:table-cell office:value-type="float" office:value="-0.446255">
                <text:p>-0.4462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.528497">
                <text:p>-1.528497</text:p>
              </table:table-cell>
              <table:table-cell office:value-type="float" office:value="-0.5987">
                <text:p>-0.59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.584763">
                <text:p>-1.584763</text:p>
              </table:table-cell>
              <table:table-cell office:value-type="float" office:value="-0.582053">
                <text:p>-0.58205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285697">
                <text:p>-0.285697</text:p>
              </table:table-cell>
              <table:table-cell office:value-type="float" office:value="-0.435148">
                <text:p>-0.4351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95061">
                <text:p>0.495061</text:p>
              </table:table-cell>
              <table:table-cell office:value-type="float" office:value="-0.50823">
                <text:p>-0.5082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792575">
                <text:p>-0.792575</text:p>
              </table:table-cell>
              <table:table-cell office:value-type="float" office:value="-0.677289">
                <text:p>-0.6772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90331">
                <text:p>-0.79033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356546">
                <text:p>-0.356546</text:p>
              </table:table-cell>
              <table:table-cell office:value-type="float" office:value="-0.656228">
                <text:p>-0.65622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6617">
                <text:p>0.86617</text:p>
              </table:table-cell>
              <table:table-cell office:value-type="float" office:value="-0.483519">
                <text:p>-0.4835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513903">
                <text:p>-0.513903</text:p>
              </table:table-cell>
              <table:table-cell office:value-type="float" office:value="-0.556677">
                <text:p>-0.55667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.585094">
                <text:p>-1.585094</text:p>
              </table:table-cell>
              <table:table-cell office:value-type="float" office:value="-0.703665">
                <text:p>-0.7036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629147">
                <text:p>-0.629147</text:p>
              </table:table-cell>
              <table:table-cell office:value-type="float" office:value="-0.614423">
                <text:p>-0.61442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87383">
                <text:p>0.387383</text:p>
              </table:table-cell>
              <table:table-cell office:value-type="float" office:value="-0.417055">
                <text:p>-0.4170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226723">
                <text:p>-0.226723</text:p>
              </table:table-cell>
              <table:table-cell office:value-type="float" office:value="-0.411285">
                <text:p>-0.41128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1.69759">
                <text:p>-1.69759</text:p>
              </table:table-cell>
              <table:table-cell office:value-type="float" office:value="-0.630725">
                <text:p>-0.6307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1.47192">
                <text:p>-1.47192</text:p>
              </table:table-cell>
              <table:table-cell office:value-type="float" office:value="-0.699064">
                <text:p>-0.69906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289252">
                <text:p>-0.289252</text:p>
              </table:table-cell>
              <table:table-cell office:value-type="float" office:value="-0.551934">
                <text:p>-0.55193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31114">
                <text:p>0.331114</text:p>
              </table:table-cell>
              <table:table-cell office:value-type="float" office:value="-0.483437">
                <text:p>-0.48343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1.303732">
                <text:p>-1.303732</text:p>
              </table:table-cell>
              <table:table-cell office:value-type="float" office:value="-0.70083">
                <text:p>-0.700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.697547">
                <text:p>-1.697547</text:p>
              </table:table-cell>
              <table:table-cell office:value-type="float" office:value="-0.818342">
                <text:p>-0.81834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232189">
                <text:p>-0.232189</text:p>
              </table:table-cell>
              <table:table-cell office:value-type="float" office:value="-0.682654">
                <text:p>-0.68265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78483">
                <text:p>0.678483</text:p>
              </table:table-cell>
              <table:table-cell office:value-type="float" office:value="-0.551137">
                <text:p>-0.55113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797278">
                <text:p>-0.797278</text:p>
              </table:table-cell>
              <table:table-cell office:value-type="float" office:value="-0.669528">
                <text:p>-0.66952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1.69759">
                <text:p>-1.69759</text:p>
              </table:table-cell>
              <table:table-cell office:value-type="float" office:value="-0.816777">
                <text:p>-0.81677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456271">
                <text:p>-0.456271</text:p>
              </table:table-cell>
              <table:table-cell office:value-type="float" office:value="-0.692557">
                <text:p>-0.69255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778451">
                <text:p>0.778451</text:p>
              </table:table-cell>
              <table:table-cell office:value-type="float" office:value="-0.4669">
                <text:p>-0.466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342394">
                <text:p>-0.342394</text:p>
              </table:table-cell>
              <table:table-cell office:value-type="float" office:value="-0.472386">
                <text:p>-0.47238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1.641166">
                <text:p>-1.641166</text:p>
              </table:table-cell>
              <table:table-cell office:value-type="float" office:value="-0.669462">
                <text:p>-0.66946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853242">
                <text:p>-0.853242</text:p>
              </table:table-cell>
              <table:table-cell office:value-type="float" office:value="-0.624801">
                <text:p>-0.6248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03847">
                <text:p>0.503847</text:p>
              </table:table-cell>
              <table:table-cell office:value-type="float" office:value="-0.405661">
                <text:p>-0.40566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063438">
                <text:p>-0.063438</text:p>
              </table:table-cell>
              <table:table-cell office:value-type="float" office:value="-0.388833">
                <text:p>-0.38883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1.641407">
                <text:p>-1.641407</text:p>
              </table:table-cell>
              <table:table-cell office:value-type="float" office:value="-0.621055">
                <text:p>-0.62105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1.415426">
                <text:p>-1.415426</text:p>
              </table:table-cell>
              <table:table-cell office:value-type="float" office:value="-0.682112">
                <text:p>-0.68211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120506">
                <text:p>-0.120506</text:p>
              </table:table-cell>
              <table:table-cell office:value-type="float" office:value="-0.524368">
                <text:p>-0.52436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69323">
                <text:p>0.269323</text:p>
              </table:table-cell>
              <table:table-cell office:value-type="float" office:value="-0.451957">
                <text:p>-0.45195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1.357754">
                <text:p>-1.357754</text:p>
              </table:table-cell>
              <table:table-cell office:value-type="float" office:value="-0.665876">
                <text:p>-0.66587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06848">
                <text:p>-0.80684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230347">
                <text:p>-0.230347</text:p>
              </table:table-cell>
              <table:table-cell office:value-type="float" office:value="-0.665779">
                <text:p>-0.66577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447452">
                <text:p>0.447452</text:p>
              </table:table-cell>
              <table:table-cell office:value-type="float" office:value="-0.535137">
                <text:p>-0.5351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1.077609">
                <text:p>-1.077609</text:p>
              </table:table-cell>
              <table:table-cell office:value-type="float" office:value="-0.693336">
                <text:p>-0.69333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1.697584">
                <text:p>-1.697584</text:p>
              </table:table-cell>
              <table:table-cell office:value-type="float" office:value="-0.856813">
                <text:p>-0.85681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237046">
                <text:p>-0.237046</text:p>
              </table:table-cell>
              <table:table-cell office:value-type="float" office:value="-0.716482">
                <text:p>-0.71648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09586">
                <text:p>0.609586</text:p>
              </table:table-cell>
              <table:table-cell office:value-type="float" office:value="-0.514424">
                <text:p>-0.51442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84972">
                <text:p>-0.84972</text:p>
              </table:table-cell>
              <table:table-cell office:value-type="float" office:value="-0.587791">
                <text:p>-0.58779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1.641123">
                <text:p>-1.641123</text:p>
              </table:table-cell>
              <table:table-cell office:value-type="float" office:value="-0.777951">
                <text:p>-0.77795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178164">
                <text:p>-0.178164</text:p>
              </table:table-cell>
              <table:table-cell office:value-type="float" office:value="-0.659906">
                <text:p>-0.65990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069342">
                <text:p>1.069342</text:p>
              </table:table-cell>
              <table:table-cell office:value-type="float" office:value="-0.377809">
                <text:p>-0.37780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286756">
                <text:p>-0.286756</text:p>
              </table:table-cell>
              <table:table-cell office:value-type="float" office:value="-0.383592">
                <text:p>-0.38359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1.58521">
                <text:p>-1.58521</text:p>
              </table:table-cell>
              <table:table-cell office:value-type="float" office:value="-0.586646">
                <text:p>-0.5866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.246729">
                <text:p>-1.246729</text:p>
              </table:table-cell>
              <table:table-cell office:value-type="float" office:value="-0.602752">
                <text:p>-0.60275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49617">
                <text:p>0.049617</text:p>
              </table:table-cell>
              <table:table-cell office:value-type="float" office:value="-0.427964">
                <text:p>-0.42796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66289">
                <text:p>0.166289</text:p>
              </table:table-cell>
              <table:table-cell office:value-type="float" office:value="-0.387708">
                <text:p>-0.38770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1.246013">
                <text:p>-1.246013</text:p>
              </table:table-cell>
              <table:table-cell office:value-type="float" office:value="-0.573568">
                <text:p>-0.5735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1.697596">
                <text:p>-1.697596</text:p>
              </table:table-cell>
              <table:table-cell office:value-type="float" office:value="-0.658174">
                <text:p>-0.65817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288285">
                <text:p>-0.288285</text:p>
              </table:table-cell>
              <table:table-cell office:value-type="float" office:value="-0.523652">
                <text:p>-0.52365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55106">
                <text:p>0.555106</text:p>
              </table:table-cell>
              <table:table-cell office:value-type="float" office:value="-0.449827">
                <text:p>-0.44982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797849">
                <text:p>-0.797849</text:p>
              </table:table-cell>
              <table:table-cell office:value-type="float" office:value="-0.636263">
                <text:p>-0.63626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2854">
                <text:p>-0.78285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458941">
                <text:p>-0.458941</text:p>
              </table:table-cell>
              <table:table-cell office:value-type="float" office:value="-0.670474">
                <text:p>-0.6704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18299">
                <text:p>0.718299</text:p>
              </table:table-cell>
              <table:table-cell office:value-type="float" office:value="-0.474683">
                <text:p>-0.47468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624649">
                <text:p>-0.624649</text:p>
              </table:table-cell>
              <table:table-cell office:value-type="float" office:value="-0.542269">
                <text:p>-0.54226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1.584519">
                <text:p>-1.584519</text:p>
              </table:table-cell>
              <table:table-cell office:value-type="float" office:value="-0.71722">
                <text:p>-0.7172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794961">
                <text:p>-0.794961</text:p>
              </table:table-cell>
              <table:table-cell office:value-type="float" office:value="-0.672084">
                <text:p>-0.67208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44517">
                <text:p>0.444517</text:p>
              </table:table-cell>
              <table:table-cell office:value-type="float" office:value="-0.457491">
                <text:p>-0.45749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349232">
                <text:p>-0.349232</text:p>
              </table:table-cell>
              <table:table-cell office:value-type="float" office:value="-0.463786">
                <text:p>-0.46378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1.641121">
                <text:p>-1.641121</text:p>
              </table:table-cell>
              <table:table-cell office:value-type="float" office:value="-0.683516">
                <text:p>-0.68351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1.076409">
                <text:p>-1.076409</text:p>
              </table:table-cell>
              <table:table-cell office:value-type="float" office:value="-0.711647">
                <text:p>-0.71164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389974">
                <text:p>0.389974</text:p>
              </table:table-cell>
              <table:table-cell office:value-type="float" office:value="-0.497414">
                <text:p>-0.49741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48912">
                <text:p>0.048912</text:p>
              </table:table-cell>
              <table:table-cell office:value-type="float" office:value="-0.446705">
                <text:p>-0.4467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1.528749">
                <text:p>-1.528749</text:p>
              </table:table-cell>
              <table:table-cell office:value-type="float" office:value="-0.671171">
                <text:p>-0.67117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1.641284">
                <text:p>-1.641284</text:p>
              </table:table-cell>
              <table:table-cell office:value-type="float" office:value="-0.771733">
                <text:p>-0.7717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17966">
                <text:p>-0.17966</text:p>
              </table:table-cell>
              <table:table-cell office:value-type="float" office:value="-0.631452">
                <text:p>-0.63145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337516">
                <text:p>0.337516</text:p>
              </table:table-cell>
              <table:table-cell office:value-type="float" office:value="-0.518129">
                <text:p>-0.51812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1.359047">
                <text:p>-1.359047</text:p>
              </table:table-cell>
              <table:table-cell office:value-type="float" office:value="-0.69873">
                <text:p>-0.6987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39352">
                <text:p>-0.83935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0.345368">
                <text:p>-0.345368</text:p>
              </table:table-cell>
              <table:table-cell office:value-type="float" office:value="-0.709925">
                <text:p>-0.70992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439736">
                <text:p>0.439736</text:p>
              </table:table-cell>
              <table:table-cell office:value-type="float" office:value="-0.557819">
                <text:p>-0.55781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740039">
                <text:p>-0.740039</text:p>
              </table:table-cell>
              <table:table-cell office:value-type="float" office:value="-0.670574">
                <text:p>-0.67057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1.697531">
                <text:p>-1.697531</text:p>
              </table:table-cell>
              <table:table-cell office:value-type="float" office:value="-0.84547">
                <text:p>-0.8454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624932">
                <text:p>-0.624932</text:p>
              </table:table-cell>
              <table:table-cell office:value-type="float" office:value="-0.755232">
                <text:p>-0.75523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71089">
                <text:p>0.671089</text:p>
              </table:table-cell>
              <table:table-cell office:value-type="float" office:value="-0.524897">
                <text:p>-0.52489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0.628067">
                <text:p>-0.628067</text:p>
              </table:table-cell>
              <table:table-cell office:value-type="float" office:value="-0.569697">
                <text:p>-0.56969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1.3598">
                <text:p>-1.3598</text:p>
              </table:table-cell>
              <table:table-cell office:value-type="float" office:value="-0.73924">
                <text:p>-0.7392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681667">
                <text:p>-0.681667</text:p>
              </table:table-cell>
              <table:table-cell office:value-type="float" office:value="-0.671435">
                <text:p>-0.67143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99597">
                <text:p>0.099597</text:p>
              </table:table-cell>
              <table:table-cell office:value-type="float" office:value="-0.485885">
                <text:p>-0.48588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567858">
                <text:p>-0.567858</text:p>
              </table:table-cell>
              <table:table-cell office:value-type="float" office:value="-0.508173">
                <text:p>-0.50817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56393">
                <text:p>0.056393</text:p>
              </table:table-cell>
              <table:table-cell office:value-type="float" office:value="-0.546854">
                <text:p>-0.54685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619061">
                <text:p>-0.619061</text:p>
              </table:table-cell>
              <table:table-cell office:value-type="float" office:value="-0.534816">
                <text:p>-0.53481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563289">
                <text:p>-0.563289</text:p>
              </table:table-cell>
              <table:table-cell office:value-type="float" office:value="-0.421173">
                <text:p>-0.4211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73273">
                <text:p>-0.73273</text:p>
              </table:table-cell>
              <table:table-cell office:value-type="float" office:value="-0.432002">
                <text:p>-0.43200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225424">
                <text:p>-0.225424</text:p>
              </table:table-cell>
              <table:table-cell office:value-type="float" office:value="-0.521702">
                <text:p>-0.52170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-0.458911">
                <text:p>-0.45891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.076923">
                <text:p>3.076923</text:p>
              </table:table-cell>
              <table:table-cell office:value-type="float" office:value="-0.015608">
                <text:p>-0.01560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.076923">
                <text:p>3.076923</text:p>
              </table:table-cell>
              <table:table-cell office:value-type="float" office:value="0.359076">
                <text:p>0.35907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1.545971">
                <text:p>-1.545971</text:p>
              </table:table-cell>
              <table:table-cell office:value-type="float" office:value="0.1949">
                <text:p>0.194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3.297863">
                <text:p>-3.297863</text:p>
              </table:table-cell>
              <table:table-cell office:value-type="float" office:value="-0.078562">
                <text:p>-0.07856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3.631783">
                <text:p>-3.631783</text:p>
              </table:table-cell>
              <table:table-cell office:value-type="float" office:value="-0.447415">
                <text:p>-0.44741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2.725247">
                <text:p>-2.725247</text:p>
              </table:table-cell>
              <table:table-cell office:value-type="float" office:value="-0.658143">
                <text:p>-0.65814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2.052958">
                <text:p>-2.052958</text:p>
              </table:table-cell>
              <table:table-cell office:value-type="float" office:value="-0.807086">
                <text:p>-0.80708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867521">
                <text:p>-0.867521</text:p>
              </table:table-cell>
              <table:table-cell office:value-type="float" office:value="-0.821096">
                <text:p>-0.82109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304529">
                <text:p>-0.304529</text:p>
              </table:table-cell>
              <table:table-cell office:value-type="float" office:value="-0.828913">
                <text:p>-0.82891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1.152272">
                <text:p>-1.152272</text:p>
              </table:table-cell>
              <table:table-cell office:value-type="float" office:value="-0.943846">
                <text:p>-0.94384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1.204076">
                <text:p>-1.204076</text:p>
              </table:table-cell>
              <table:table-cell office:value-type="float" office:value="-1.371709">
                <text:p>-1.37170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022313">
                <text:p>-0.022313</text:p>
              </table:table-cell>
              <table:table-cell office:value-type="float" office:value="-1.680355">
                <text:p>-1.68035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0438">
                <text:p>0.20438</text:p>
              </table:table-cell>
              <table:table-cell office:value-type="float" office:value="-1.505796">
                <text:p>-1.50579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1.321965">
                <text:p>-1.321965</text:p>
              </table:table-cell>
              <table:table-cell office:value-type="float" office:value="-1.308814">
                <text:p>-1.30881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1.092839">
                <text:p>-1.092839</text:p>
              </table:table-cell>
              <table:table-cell office:value-type="float" office:value="-1.05414">
                <text:p>-1.0541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1.203168">
                <text:p>-1.203168</text:p>
              </table:table-cell>
              <table:table-cell office:value-type="float" office:value="-0.901894">
                <text:p>-0.90189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472976">
                <text:p>-0.472976</text:p>
              </table:table-cell>
              <table:table-cell office:value-type="float" office:value="-0.743944">
                <text:p>-0.74394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36051">
                <text:p>-0.36051</text:p>
              </table:table-cell>
              <table:table-cell office:value-type="float" office:value="-0.692645">
                <text:p>-0.69264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1.266221">
                <text:p>-1.266221</text:p>
              </table:table-cell>
              <table:table-cell office:value-type="float" office:value="-0.78902">
                <text:p>-0.7890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0.923108">
                <text:p>-0.923108</text:p>
              </table:table-cell>
              <table:table-cell office:value-type="float" office:value="-0.766525">
                <text:p>-0.76652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404825">
                <text:p>-0.404825</text:p>
              </table:table-cell>
              <table:table-cell office:value-type="float" office:value="-0.686923">
                <text:p>-0.68692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762191">
                <text:p>-0.762191</text:p>
              </table:table-cell>
              <table:table-cell office:value-type="float" office:value="-0.760532">
                <text:p>-0.76053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1.153746">
                <text:p>-1.153746</text:p>
              </table:table-cell>
              <table:table-cell office:value-type="float" office:value="-0.896165">
                <text:p>-0.89616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305787">
                <text:p>-0.305787</text:p>
              </table:table-cell>
              <table:table-cell office:value-type="float" office:value="-0.793636">
                <text:p>-0.79363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247181">
                <text:p>-0.247181</text:p>
              </table:table-cell>
              <table:table-cell office:value-type="float" office:value="-0.709832">
                <text:p>-0.70983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1.366528">
                <text:p>-1.366528</text:p>
              </table:table-cell>
              <table:table-cell office:value-type="float" office:value="-0.726426">
                <text:p>-0.72642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0.638042">
                <text:p>-0.638042</text:p>
              </table:table-cell>
              <table:table-cell office:value-type="float" office:value="-0.742795">
                <text:p>-0.74279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1.076589">
                <text:p>-1.076589</text:p>
              </table:table-cell>
              <table:table-cell office:value-type="float" office:value="-0.814348">
                <text:p>-0.81434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1.004586">
                <text:p>-1.004586</text:p>
              </table:table-cell>
              <table:table-cell office:value-type="float" office:value="-0.789105">
                <text:p>-0.78910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022342">
                <text:p>-0.022342</text:p>
              </table:table-cell>
              <table:table-cell office:value-type="float" office:value="-0.698885">
                <text:p>-0.69888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014493">
                <text:p>-0.014493</text:p>
              </table:table-cell>
              <table:table-cell office:value-type="float" office:value="-0.659676">
                <text:p>-0.65967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1.84104">
                <text:p>-1.84104</text:p>
              </table:table-cell>
              <table:table-cell office:value-type="float" office:value="-0.767735">
                <text:p>-0.76773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1.490423">
                <text:p>-1.490423</text:p>
              </table:table-cell>
              <table:table-cell office:value-type="float" office:value="-0.801374">
                <text:p>-0.80137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864956">
                <text:p>-0.864956</text:p>
              </table:table-cell>
              <table:table-cell office:value-type="float" office:value="-0.858114">
                <text:p>-0.85811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3.101506">
                <text:p>-3.101506</text:p>
              </table:table-cell>
              <table:table-cell office:value-type="float" office:value="-1.143108">
                <text:p>-1.14310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3.944482">
                <text:p>-3.944482</text:p>
              </table:table-cell>
              <table:table-cell office:value-type="float" office:value="-1.398907">
                <text:p>-1.39890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2.302418">
                <text:p>-2.302418</text:p>
              </table:table-cell>
              <table:table-cell office:value-type="float" office:value="-1.566185">
                <text:p>-1.56618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1.409322">
                <text:p>-1.409322</text:p>
              </table:table-cell>
              <table:table-cell office:value-type="float" office:value="-1.599618">
                <text:p>-1.59961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789378">
                <text:p>-0.789378</text:p>
              </table:table-cell>
              <table:table-cell office:value-type="float" office:value="-1.576986">
                <text:p>-1.57698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112614">
                <text:p>-0.112614</text:p>
              </table:table-cell>
              <table:table-cell office:value-type="float" office:value="-1.586035">
                <text:p>-1.58603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-1.584586">
                <text:p>-1.58458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-1.400676">
                <text:p>-1.40067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-1.251759">
                <text:p>-1.25175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-1.164463">
                <text:p>-1.16446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-0.854747">
                <text:p>-0.85474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-0.462113">
                <text:p>-0.46211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-0.231118">
                <text:p>-0.23111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-0.090125">
                <text:p>-0.09012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-0.011267">
                <text:p>-0.01126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left_back_wheel_stats.A2:left_back_wheel_stats.A153 left_back_wheel_stats.G1:left_back_wheel_stats.G153" chart:data-source-has-labels="both" svg:x="0.674cm" svg:y="0.062cm" svg:width="27.894cm" svg:height="3.008cm">
          <chartooo:coordinate-region svg:x="1.411cm" svg:y="0.186cm" svg:width="27.157cm" svg:height="1.883cm"/>
          <chart:axis chart:dimension="x" chart:name="primary-x" chart:style-name="ch4" chartooo:axis-type="auto">
            <chartooo:date-scale/>
            <chart:categories table:cell-range-address="left_back_wheel_stats.A2:left_back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back_wheel_stats.G2:left_back_wheel_stats.G153" chart:label-cell-address="left_back_wheel_stats.G1:left_back_wheel_stats.G1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left_back_wheel_stats.G1:left_back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back_wheel_stats.A2:left_back_wheel_stats.A153</svg:desc>
                </draw:g>
              </table:table-cell>
              <table:table-cell office:value-type="float" office:value="0">
                <text:p>0</text:p>
                <draw:g>
                  <svg:desc>left_back_wheel_stats.G2:left_back_wheel_stats.G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39949">
                <text:p>0.8399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3223">
                <text:p>0.5932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24438">
                <text:p>0.6244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93651">
                <text:p>0.7936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92188">
                <text:p>0.3921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13738">
                <text:p>0.4137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28741">
                <text:p>0.8287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05468">
                <text:p>0.6054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79117">
                <text:p>0.17911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29545">
                <text:p>0.1295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99311">
                <text:p>0.7993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64713">
                <text:p>0.7647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51751">
                <text:p>0.15175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17919">
                <text:p>0.6179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26207">
                <text:p>0.82620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00357">
                <text:p>0.40035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01849">
                <text:p>0.4018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37795">
                <text:p>0.83779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56754">
                <text:p>0.65675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219807">
                <text:p>0.21980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95922">
                <text:p>0.1959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79793">
                <text:p>0.797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5612">
                <text:p>0.7561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62784">
                <text:p>0.26278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09669">
                <text:p>0.10966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737485">
                <text:p>0.7374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818633">
                <text:p>0.81863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37725">
                <text:p>0.33772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75557">
                <text:p>0.47555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865867">
                <text:p>0.86586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34344">
                <text:p>0.6343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03253">
                <text:p>0.20325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232644">
                <text:p>0.23264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868889">
                <text:p>0.86888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719559">
                <text:p>0.71955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9385">
                <text:p>0.1938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38339">
                <text:p>0.13833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79905">
                <text:p>0.67990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837972">
                <text:p>0.83797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47918">
                <text:p>0.34791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35171">
                <text:p>0.43517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827144">
                <text:p>0.82714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99586">
                <text:p>0.59958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23705">
                <text:p>0.32370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61662">
                <text:p>0.66166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101516">
                <text:p>0.10151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232789">
                <text:p>0.23278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794119">
                <text:p>0.7941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28976">
                <text:p>0.72897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194833">
                <text:p>0.1948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42958">
                <text:p>0.64295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01691">
                <text:p>0.80169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03698">
                <text:p>0.40369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18914">
                <text:p>0.51891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80895">
                <text:p>0.8089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7685">
                <text:p>0.576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56034">
                <text:p>0.15603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60521">
                <text:p>0.36052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824589">
                <text:p>0.82458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77195">
                <text:p>0.67719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154686">
                <text:p>0.15468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81515">
                <text:p>0.8151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789482">
                <text:p>0.78948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7085">
                <text:p>0.1708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33051">
                <text:p>0.13305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95397">
                <text:p>0.79539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739165">
                <text:p>0.73916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258204">
                <text:p>0.25820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135768">
                <text:p>0.13576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750191">
                <text:p>0.75019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56355">
                <text:p>0.75635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376059">
                <text:p>0.37605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91698">
                <text:p>0.59169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864362">
                <text:p>0.86436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06528">
                <text:p>0.50652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204181">
                <text:p>0.20418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2962">
                <text:p>0.4296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842519">
                <text:p>0.84251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63622">
                <text:p>0.66362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43127">
                <text:p>0.24312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57428">
                <text:p>0.25742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312238">
                <text:p>0.31223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125391">
                <text:p>0.12539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246779">
                <text:p>0.24677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0603">
                <text:p>0.4060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331277">
                <text:p>0.33127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465826">
                <text:p>0.46582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234217">
                <text:p>0.23421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390721">
                <text:p>0.39072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198956">
                <text:p>0.19895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488726">
                <text:p>0.48872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36318">
                <text:p>0.3631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79069">
                <text:p>0.37906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108016">
                <text:p>0.10801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7941">
                <text:p>0.2794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474296">
                <text:p>0.47429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306905">
                <text:p>0.30690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10863">
                <text:p>0.21086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361681">
                <text:p>0.36168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312211">
                <text:p>0.31221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54907">
                <text:p>0.25490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59885">
                <text:p>0.25988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50089">
                <text:p>0.35008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38509">
                <text:p>0.3850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52241">
                <text:p>0.25224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15149">
                <text:p>0.21514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427421">
                <text:p>0.42742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11412">
                <text:p>0.21141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152807">
                <text:p>0.15280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393cm" svg:height="3.134cm" xlink:href=".." xlink:type="simple" chart:class="chart:line" chart:style-name="ch1">
        <chart:legend chart:legend-position="end" svg:x="28.951cm" svg:y="0.803cm" style:legend-expansion="high" chart:style-name="ch2"/>
        <chart:plot-area chart:style-name="ch3" table:cell-range-address="left_back_wheel_stats.A2:left_back_wheel_stats.A153 left_back_wheel_stats.H1:left_back_wheel_stats.J153" chart:data-source-has-labels="both" svg:x="0.647cm" svg:y="0.062cm" svg:width="27.657cm" svg:height="3.01cm">
          <chartooo:coordinate-region svg:x="1.207cm" svg:y="0.25cm" svg:width="27.097cm" svg:height="2.634cm"/>
          <chart:axis chart:dimension="x" chart:name="primary-x" chart:style-name="ch4" chartooo:axis-type="auto">
            <chartooo:date-scale/>
            <chart:categories table:cell-range-address="left_back_wheel_stats.A2:left_back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back_wheel_stats.H2:left_back_wheel_stats.H153" chart:label-cell-address="left_back_wheel_stats.H1:left_back_wheel_stats.H1" chart:class="chart:line">
            <chart:data-point chart:repeated="152"/>
          </chart:series>
          <chart:series chart:style-name="ch7" chart:values-cell-range-address="left_back_wheel_stats.I2:left_back_wheel_stats.I153" chart:label-cell-address="left_back_wheel_stats.I1:left_back_wheel_stats.I1" chart:class="chart:line">
            <chart:data-point chart:repeated="152"/>
          </chart:series>
          <chart:series chart:style-name="ch8" chart:values-cell-range-address="left_back_wheel_stats.J2:left_back_wheel_stats.J153" chart:label-cell-address="left_back_wheel_stats.J1:left_back_wheel_stats.J1" chart:class="chart:line">
            <chart:data-point chart:repeated="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left_back_wheel_stats.H1:left_back_wheel_stats.H1</svg:desc>
                </draw:g>
              </table:table-cell>
              <table:table-cell office:value-type="string">
                <text:p>Ki*integral</text:p>
                <draw:g>
                  <svg:desc>left_back_wheel_stats.I1:left_back_wheel_stats.I1</svg:desc>
                </draw:g>
              </table:table-cell>
              <table:table-cell office:value-type="string">
                <text:p>Kd*derivative</text:p>
                <draw:g>
                  <svg:desc>left_back_wheel_stats.J1:left_back_wheel_stats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back_wheel_stats.A2:left_back_wheel_stats.A153</svg:desc>
                </draw:g>
              </table:table-cell>
              <table:table-cell office:value-type="float" office:value="0">
                <text:p>0</text:p>
                <draw:g>
                  <svg:desc>left_back_wheel_stats.H2:left_back_wheel_stats.H153</svg:desc>
                </draw:g>
              </table:table-cell>
              <table:table-cell office:value-type="float" office:value="0">
                <text:p>0</text:p>
                <draw:g>
                  <svg:desc>left_back_wheel_stats.I2:left_back_wheel_stats.I153</svg:desc>
                </draw:g>
              </table:table-cell>
              <table:table-cell office:value-type="float" office:value="0">
                <text:p>0</text:p>
                <draw:g>
                  <svg:desc>left_back_wheel_stats.J2:left_back_wheel_stats.J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53846">
                <text:p>1.753846</text:p>
              </table:table-cell>
              <table:table-cell office:value-type="float" office:value="0.175151">
                <text:p>0.175151</text:p>
              </table:table-cell>
              <table:table-cell office:value-type="float" office:value="1.756184">
                <text:p>1.7561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97496">
                <text:p>1.697496</text:p>
              </table:table-cell>
              <table:table-cell office:value-type="float" office:value="0.343663">
                <text:p>0.343663</text:p>
              </table:table-cell>
              <table:table-cell office:value-type="float" office:value="-0.056764">
                <text:p>-0.0567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.179768">
                <text:p>-1.179768</text:p>
              </table:table-cell>
              <table:table-cell office:value-type="float" office:value="0.226497">
                <text:p>0.226497</text:p>
              </table:table-cell>
              <table:table-cell office:value-type="float" office:value="-2.897166">
                <text:p>-2.8971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.509973">
                <text:p>-1.509973</text:p>
              </table:table-cell>
              <table:table-cell office:value-type="float" office:value="0.073428">
                <text:p>0.073428</text:p>
              </table:table-cell>
              <table:table-cell office:value-type="float" office:value="-0.325736">
                <text:p>-0.3257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92189">
                <text:p>0.292189</text:p>
              </table:table-cell>
              <table:table-cell office:value-type="float" office:value="0.102605">
                <text:p>0.102605</text:p>
              </table:table-cell>
              <table:table-cell office:value-type="float" office:value="1.804779">
                <text:p>1.8047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97352">
                <text:p>1.697352</text:p>
              </table:table-cell>
              <table:table-cell office:value-type="float" office:value="0.273562">
                <text:p>0.273562</text:p>
              </table:table-cell>
              <table:table-cell office:value-type="float" office:value="1.395119">
                <text:p>1.3951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65636">
                <text:p>0.965636</text:p>
              </table:table-cell>
              <table:table-cell office:value-type="float" office:value="0.369492">
                <text:p>0.369492</text:p>
              </table:table-cell>
              <table:table-cell office:value-type="float" office:value="-0.736548">
                <text:p>-0.7365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6698">
                <text:p>-0.6698</text:p>
              </table:table-cell>
              <table:table-cell office:value-type="float" office:value="0.302169">
                <text:p>0.302169</text:p>
              </table:table-cell>
              <table:table-cell office:value-type="float" office:value="-1.627104">
                <text:p>-1.6271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107">
                <text:p>-0.107</text:p>
              </table:table-cell>
              <table:table-cell office:value-type="float" office:value="0.291466">
                <text:p>0.291466</text:p>
              </table:table-cell>
              <table:table-cell office:value-type="float" office:value="0.562665">
                <text:p>0.5626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528497">
                <text:p>1.528497</text:p>
              </table:table-cell>
              <table:table-cell office:value-type="float" office:value="0.444356">
                <text:p>0.444356</text:p>
              </table:table-cell>
              <table:table-cell office:value-type="float" office:value="1.63507">
                <text:p>1.635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584763">
                <text:p>1.584763</text:p>
              </table:table-cell>
              <table:table-cell office:value-type="float" office:value="0.427828">
                <text:p>0.427828</text:p>
              </table:table-cell>
              <table:table-cell office:value-type="float" office:value="0.056214">
                <text:p>0.0562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2923">
                <text:p>0.22923</text:p>
              </table:table-cell>
              <table:table-cell office:value-type="float" office:value="0.281812">
                <text:p>0.281812</text:p>
              </table:table-cell>
              <table:table-cell office:value-type="float" office:value="-1.381251">
                <text:p>-1.38125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663729">
                <text:p>-0.663729</text:p>
              </table:table-cell>
              <table:table-cell office:value-type="float" office:value="0.331614">
                <text:p>0.331614</text:p>
              </table:table-cell>
              <table:table-cell office:value-type="float" office:value="-0.879816">
                <text:p>-0.8798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75302">
                <text:p>1.075302</text:p>
              </table:table-cell>
              <table:table-cell office:value-type="float" office:value="0.592313">
                <text:p>0.592313</text:p>
              </table:table-cell>
              <table:table-cell office:value-type="float" office:value="1.737429">
                <text:p>1.7374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753846">
                <text:p>1.753846</text:p>
              </table:table-cell>
              <table:table-cell office:value-type="float" office:value="0.740061">
                <text:p>0.740061</text:p>
              </table:table-cell>
              <table:table-cell office:value-type="float" office:value="0.672639">
                <text:p>0.6726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77085">
                <text:p>0.077085</text:p>
              </table:table-cell>
              <table:table-cell office:value-type="float" office:value="0.576651">
                <text:p>0.576651</text:p>
              </table:table-cell>
              <table:table-cell office:value-type="float" office:value="-1.712588">
                <text:p>-1.71258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.378782">
                <text:p>-1.378782</text:p>
              </table:table-cell>
              <table:table-cell office:value-type="float" office:value="0.341063">
                <text:p>0.341063</text:p>
              </table:table-cell>
              <table:table-cell office:value-type="float" office:value="-1.437312">
                <text:p>-1.4373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75737">
                <text:p>0.175737</text:p>
              </table:table-cell>
              <table:table-cell office:value-type="float" office:value="0.425977">
                <text:p>0.425977</text:p>
              </table:table-cell>
              <table:table-cell office:value-type="float" office:value="1.552921">
                <text:p>1.55292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585094">
                <text:p>1.585094</text:p>
              </table:table-cell>
              <table:table-cell office:value-type="float" office:value="0.595086">
                <text:p>0.595086</text:p>
              </table:table-cell>
              <table:table-cell office:value-type="float" office:value="1.410272">
                <text:p>1.4102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54086">
                <text:p>0.854086</text:p>
              </table:table-cell>
              <table:table-cell office:value-type="float" office:value="0.528048">
                <text:p>0.528048</text:p>
              </table:table-cell>
              <table:table-cell office:value-type="float" office:value="-0.72724">
                <text:p>-0.7272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612775">
                <text:p>-0.612775</text:p>
              </table:table-cell>
              <table:table-cell office:value-type="float" office:value="0.30811">
                <text:p>0.30811</text:p>
              </table:table-cell>
              <table:table-cell office:value-type="float" office:value="-1.465982">
                <text:p>-1.4659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112637">
                <text:p>-0.112637</text:p>
              </table:table-cell>
              <table:table-cell office:value-type="float" office:value="0.274423">
                <text:p>0.274423</text:p>
              </table:table-cell>
              <table:table-cell office:value-type="float" office:value="0.50339">
                <text:p>0.5033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528823">
                <text:p>1.528823</text:p>
              </table:table-cell>
              <table:table-cell office:value-type="float" office:value="0.494119">
                <text:p>0.494119</text:p>
              </table:table-cell>
              <table:table-cell office:value-type="float" office:value="1.647392">
                <text:p>1.64739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697461">
                <text:p>1.697461</text:p>
              </table:table-cell>
              <table:table-cell office:value-type="float" office:value="0.556801">
                <text:p>0.556801</text:p>
              </table:table-cell>
              <table:table-cell office:value-type="float" office:value="0.168078">
                <text:p>0.16807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45583">
                <text:p>0.345583</text:p>
              </table:table-cell>
              <table:table-cell office:value-type="float" office:value="0.414488">
                <text:p>0.414488</text:p>
              </table:table-cell>
              <table:table-cell office:value-type="float" office:value="-1.349788">
                <text:p>-1.34978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387465">
                <text:p>-0.387465</text:p>
              </table:table-cell>
              <table:table-cell office:value-type="float" office:value="0.368309">
                <text:p>0.368309</text:p>
              </table:table-cell>
              <table:table-cell office:value-type="float" office:value="-0.735209">
                <text:p>-0.73520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191203">
                <text:p>1.191203</text:p>
              </table:table-cell>
              <table:table-cell office:value-type="float" office:value="0.627204">
                <text:p>0.627204</text:p>
              </table:table-cell>
              <table:table-cell office:value-type="float" office:value="1.57712">
                <text:p>1.577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53846">
                <text:p>1.753846</text:p>
              </table:table-cell>
              <table:table-cell office:value-type="float" office:value="0.782413">
                <text:p>0.782413</text:p>
              </table:table-cell>
              <table:table-cell office:value-type="float" office:value="0.571055">
                <text:p>0.57105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01262">
                <text:p>0.401262</text:p>
              </table:table-cell>
              <table:table-cell office:value-type="float" office:value="0.663953">
                <text:p>0.663953</text:p>
              </table:table-cell>
              <table:table-cell office:value-type="float" office:value="-1.358672">
                <text:p>-1.3586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735049">
                <text:p>-0.735049</text:p>
              </table:table-cell>
              <table:table-cell office:value-type="float" office:value="0.503343">
                <text:p>0.503343</text:p>
              </table:table-cell>
              <table:table-cell office:value-type="float" office:value="-1.11724">
                <text:p>-1.117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797278">
                <text:p>0.797278</text:p>
              </table:table-cell>
              <table:table-cell office:value-type="float" office:value="0.644119">
                <text:p>0.644119</text:p>
              </table:table-cell>
              <table:table-cell office:value-type="float" office:value="1.53746">
                <text:p>1.5374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753846">
                <text:p>1.753846</text:p>
              </table:table-cell>
              <table:table-cell office:value-type="float" office:value="0.831341">
                <text:p>0.831341</text:p>
              </table:table-cell>
              <table:table-cell office:value-type="float" office:value="0.953052">
                <text:p>0.95305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2552">
                <text:p>0.62552</text:p>
              </table:table-cell>
              <table:table-cell office:value-type="float" office:value="0.740751">
                <text:p>0.740751</text:p>
              </table:table-cell>
              <table:table-cell office:value-type="float" office:value="-1.143129">
                <text:p>-1.14312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834724">
                <text:p>-0.834724</text:p>
              </table:table-cell>
              <table:table-cell office:value-type="float" office:value="0.48596">
                <text:p>0.48596</text:p>
              </table:table-cell>
              <table:table-cell office:value-type="float" office:value="-1.442829">
                <text:p>-1.44282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052813">
                <text:p>-0.052813</text:p>
              </table:table-cell>
              <table:table-cell office:value-type="float" office:value="0.446054">
                <text:p>0.446054</text:p>
              </table:table-cell>
              <table:table-cell office:value-type="float" office:value="0.780032">
                <text:p>0.78003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584826">
                <text:p>1.584826</text:p>
              </table:table-cell>
              <table:table-cell office:value-type="float" office:value="0.643361">
                <text:p>0.643361</text:p>
              </table:table-cell>
              <table:table-cell office:value-type="float" office:value="1.635659">
                <text:p>1.63565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584983">
                <text:p>1.584983</text:p>
              </table:table-cell>
              <table:table-cell office:value-type="float" office:value="0.682717">
                <text:p>0.682717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73461">
                <text:p>0.173461</text:p>
              </table:table-cell>
              <table:table-cell office:value-type="float" office:value="0.527347">
                <text:p>0.527347</text:p>
              </table:table-cell>
              <table:table-cell office:value-type="float" office:value="-1.404638">
                <text:p>-1.40463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387337">
                <text:p>-0.387337</text:p>
              </table:table-cell>
              <table:table-cell office:value-type="float" office:value="0.448797">
                <text:p>0.448797</text:p>
              </table:table-cell>
              <table:table-cell office:value-type="float" office:value="-0.562683">
                <text:p>-0.56268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41653">
                <text:p>1.41653</text:p>
              </table:table-cell>
              <table:table-cell office:value-type="float" office:value="0.665288">
                <text:p>0.665288</text:p>
              </table:table-cell>
              <table:table-cell office:value-type="float" office:value="1.802859">
                <text:p>1.80285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753846">
                <text:p>1.753846</text:p>
              </table:table-cell>
              <table:table-cell office:value-type="float" office:value="0.758171">
                <text:p>0.758171</text:p>
              </table:table-cell>
              <table:table-cell office:value-type="float" office:value="0.343268">
                <text:p>0.34326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76828">
                <text:p>0.176828</text:p>
              </table:table-cell>
              <table:table-cell office:value-type="float" office:value="0.60018">
                <text:p>0.60018</text:p>
              </table:table-cell>
              <table:table-cell office:value-type="float" office:value="-1.545659">
                <text:p>-1.54565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718916">
                <text:p>-0.718916</text:p>
              </table:table-cell>
              <table:table-cell office:value-type="float" office:value="0.466824">
                <text:p>0.466824</text:p>
              </table:table-cell>
              <table:table-cell office:value-type="float" office:value="-0.899214">
                <text:p>-0.89921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22154">
                <text:p>0.622154</text:p>
              </table:table-cell>
              <table:table-cell office:value-type="float" office:value="0.613268">
                <text:p>0.613268</text:p>
              </table:table-cell>
              <table:table-cell office:value-type="float" office:value="1.34651">
                <text:p>1.3465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753846">
                <text:p>1.753846</text:p>
              </table:table-cell>
              <table:table-cell office:value-type="float" office:value="0.795416">
                <text:p>0.795416</text:p>
              </table:table-cell>
              <table:table-cell office:value-type="float" office:value="1.122288">
                <text:p>1.12228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81754">
                <text:p>0.681754</text:p>
              </table:table-cell>
              <table:table-cell office:value-type="float" office:value="0.703673">
                <text:p>0.703673</text:p>
              </table:table-cell>
              <table:table-cell office:value-type="float" office:value="-1.092021">
                <text:p>-1.09202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786113">
                <text:p>-0.786113</text:p>
              </table:table-cell>
              <table:table-cell office:value-type="float" office:value="0.465692">
                <text:p>0.465692</text:p>
              </table:table-cell>
              <table:table-cell office:value-type="float" office:value="-1.453508">
                <text:p>-1.4535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162159">
                <text:p>-0.162159</text:p>
              </table:table-cell>
              <table:table-cell office:value-type="float" office:value="0.432071">
                <text:p>0.432071</text:p>
              </table:table-cell>
              <table:table-cell office:value-type="float" office:value="0.624966">
                <text:p>0.62496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416271">
                <text:p>1.416271</text:p>
              </table:table-cell>
              <table:table-cell office:value-type="float" office:value="0.613305">
                <text:p>0.613305</text:p>
              </table:table-cell>
              <table:table-cell office:value-type="float" office:value="1.567333">
                <text:p>1.56733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41678">
                <text:p>1.41678</text:p>
              </table:table-cell>
              <table:table-cell office:value-type="float" office:value="0.610964">
                <text:p>0.610964</text:p>
              </table:table-cell>
              <table:table-cell office:value-type="float" office:value="0.000517">
                <text:p>0.00051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328225">
                <text:p>-0.328225</text:p>
              </table:table-cell>
              <table:table-cell office:value-type="float" office:value="0.405288">
                <text:p>0.405288</text:p>
              </table:table-cell>
              <table:table-cell office:value-type="float" office:value="-1.718336">
                <text:p>-1.7183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280438">
                <text:p>-0.280438</text:p>
              </table:table-cell>
              <table:table-cell office:value-type="float" office:value="0.359183">
                <text:p>0.359183</text:p>
              </table:table-cell>
              <table:table-cell office:value-type="float" office:value="0.047753">
                <text:p>0.04775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641123">
                <text:p>1.641123</text:p>
              </table:table-cell>
              <table:table-cell office:value-type="float" office:value="0.594517">
                <text:p>0.594517</text:p>
              </table:table-cell>
              <table:table-cell office:value-type="float" office:value="1.926165">
                <text:p>1.92616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697572">
                <text:p>1.697572</text:p>
              </table:table-cell>
              <table:table-cell office:value-type="float" office:value="0.702074">
                <text:p>0.702074</text:p>
              </table:table-cell>
              <table:table-cell office:value-type="float" office:value="0.056527">
                <text:p>0.05652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109458">
                <text:p>-0.109458</text:p>
              </table:table-cell>
              <table:table-cell office:value-type="float" office:value="0.514292">
                <text:p>0.514292</text:p>
              </table:table-cell>
              <table:table-cell office:value-type="float" office:value="-1.809979">
                <text:p>-1.80997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503216">
                <text:p>-0.503216</text:p>
              </table:table-cell>
              <table:table-cell office:value-type="float" office:value="0.397082">
                <text:p>0.397082</text:p>
              </table:table-cell>
              <table:table-cell office:value-type="float" office:value="-0.394093">
                <text:p>-0.39409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135514">
                <text:p>1.135514</text:p>
              </table:table-cell>
              <table:table-cell office:value-type="float" office:value="0.589651">
                <text:p>0.589651</text:p>
              </table:table-cell>
              <table:table-cell office:value-type="float" office:value="1.644091">
                <text:p>1.64409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641153">
                <text:p>1.641153</text:p>
              </table:table-cell>
              <table:table-cell office:value-type="float" office:value="0.768322">
                <text:p>0.768322</text:p>
              </table:table-cell>
              <table:table-cell office:value-type="float" office:value="0.510726">
                <text:p>0.51072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119458">
                <text:p>0.119458</text:p>
              </table:table-cell>
              <table:table-cell office:value-type="float" office:value="0.637659">
                <text:p>0.637659</text:p>
              </table:table-cell>
              <table:table-cell office:value-type="float" office:value="-1.518991">
                <text:p>-1.51899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1.069882">
                <text:p>-1.069882</text:p>
              </table:table-cell>
              <table:table-cell office:value-type="float" office:value="0.390367">
                <text:p>0.390367</text:p>
              </table:table-cell>
              <table:table-cell office:value-type="float" office:value="-1.179281">
                <text:p>-1.17928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399625">
                <text:p>0.399625</text:p>
              </table:table-cell>
              <table:table-cell office:value-type="float" office:value="0.463817">
                <text:p>0.463817</text:p>
              </table:table-cell>
              <table:table-cell office:value-type="float" office:value="1.463798">
                <text:p>1.46379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585095">
                <text:p>1.585095</text:p>
              </table:table-cell>
              <table:table-cell office:value-type="float" office:value="0.650314">
                <text:p>0.650314</text:p>
              </table:table-cell>
              <table:table-cell office:value-type="float" office:value="1.18604">
                <text:p>1.1860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851962">
                <text:p>0.851962</text:p>
              </table:table-cell>
              <table:table-cell office:value-type="float" office:value="0.570487">
                <text:p>0.570487</text:p>
              </table:table-cell>
              <table:table-cell office:value-type="float" office:value="-0.744525">
                <text:p>-0.7445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49879">
                <text:p>-0.49879</text:p>
              </table:table-cell>
              <table:table-cell office:value-type="float" office:value="0.350288">
                <text:p>0.350288</text:p>
              </table:table-cell>
              <table:table-cell office:value-type="float" office:value="-1.329454">
                <text:p>-1.32945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91733">
                <text:p>0.291733</text:p>
              </table:table-cell>
              <table:table-cell office:value-type="float" office:value="0.390408">
                <text:p>0.390408</text:p>
              </table:table-cell>
              <table:table-cell office:value-type="float" office:value="0.79001">
                <text:p>0.7900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584264">
                <text:p>1.584264</text:p>
              </table:table-cell>
              <table:table-cell office:value-type="float" office:value="0.599733">
                <text:p>0.599733</text:p>
              </table:table-cell>
              <table:table-cell office:value-type="float" office:value="1.287498">
                <text:p>1.28749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416045">
                <text:p>1.416045</text:p>
              </table:table-cell>
              <table:table-cell office:value-type="float" office:value="0.626138">
                <text:p>0.626138</text:p>
              </table:table-cell>
              <table:table-cell office:value-type="float" office:value="-0.170651">
                <text:p>-0.17065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044078">
                <text:p>-0.044078</text:p>
              </table:table-cell>
              <table:table-cell office:value-type="float" office:value="0.459202">
                <text:p>0.459202</text:p>
              </table:table-cell>
              <table:table-cell office:value-type="float" office:value="-1.444451">
                <text:p>-1.44445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052869">
                <text:p>-0.052869</text:p>
              </table:table-cell>
              <table:table-cell office:value-type="float" office:value="0.441953">
                <text:p>0.441953</text:p>
              </table:table-cell>
              <table:table-cell office:value-type="float" office:value="-0.008799">
                <text:p>-0.0087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415192">
                <text:p>1.415192</text:p>
              </table:table-cell>
              <table:table-cell office:value-type="float" office:value="0.690876">
                <text:p>0.690876</text:p>
              </table:table-cell>
              <table:table-cell office:value-type="float" office:value="1.473233">
                <text:p>1.47323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584631">
                <text:p>1.584631</text:p>
              </table:table-cell>
              <table:table-cell office:value-type="float" office:value="0.809883">
                <text:p>0.809883</text:p>
              </table:table-cell>
              <table:table-cell office:value-type="float" office:value="0.168733">
                <text:p>0.16873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049939">
                <text:p>-0.049939</text:p>
              </table:table-cell>
              <table:table-cell office:value-type="float" office:value="0.646457">
                <text:p>0.646457</text:p>
              </table:table-cell>
              <table:table-cell office:value-type="float" office:value="-1.635141">
                <text:p>-1.63514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1.111568">
                <text:p>-1.111568</text:p>
              </table:table-cell>
              <table:table-cell office:value-type="float" office:value="0.45169">
                <text:p>0.45169</text:p>
              </table:table-cell>
              <table:table-cell office:value-type="float" office:value="-1.064332">
                <text:p>-1.06433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908406">
                <text:p>0.908406</text:p>
              </table:table-cell>
              <table:table-cell office:value-type="float" office:value="0.593557">
                <text:p>0.593557</text:p>
              </table:table-cell>
              <table:table-cell office:value-type="float" office:value="2.012266">
                <text:p>2.01226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.753846">
                <text:p>1.753846</text:p>
              </table:table-cell>
              <table:table-cell office:value-type="float" office:value="0.740207">
                <text:p>0.740207</text:p>
              </table:table-cell>
              <table:table-cell office:value-type="float" office:value="0.843239">
                <text:p>0.84323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17773">
                <text:p>0.117773</text:p>
              </table:table-cell>
              <table:table-cell office:value-type="float" office:value="0.592926">
                <text:p>0.592926</text:p>
              </table:table-cell>
              <table:table-cell office:value-type="float" office:value="-1.637895">
                <text:p>-1.63789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724946">
                <text:p>-0.724946</text:p>
              </table:table-cell>
              <table:table-cell office:value-type="float" office:value="0.380933">
                <text:p>0.380933</text:p>
              </table:table-cell>
              <table:table-cell office:value-type="float" office:value="-0.843747">
                <text:p>-0.84374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078554">
                <text:p>1.078554</text:p>
              </table:table-cell>
              <table:table-cell office:value-type="float" office:value="0.493068">
                <text:p>0.493068</text:p>
              </table:table-cell>
              <table:table-cell office:value-type="float" office:value="1.806443">
                <text:p>1.80644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697565">
                <text:p>1.697565</text:p>
              </table:table-cell>
              <table:table-cell office:value-type="float" office:value="0.665969">
                <text:p>0.665969</text:p>
              </table:table-cell>
              <table:table-cell office:value-type="float" office:value="0.626903">
                <text:p>0.62690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04544">
                <text:p>0.404544</text:p>
              </table:table-cell>
              <table:table-cell office:value-type="float" office:value="0.565342">
                <text:p>0.565342</text:p>
              </table:table-cell>
              <table:table-cell office:value-type="float" office:value="-1.294912">
                <text:p>-1.29491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56361">
                <text:p>-0.56361</text:p>
              </table:table-cell>
              <table:table-cell office:value-type="float" office:value="0.349048">
                <text:p>0.349048</text:p>
              </table:table-cell>
              <table:table-cell office:value-type="float" office:value="-0.954466">
                <text:p>-0.95446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020647">
                <text:p>1.020647</text:p>
              </table:table-cell>
              <table:table-cell office:value-type="float" office:value="0.455732">
                <text:p>0.455732</text:p>
              </table:table-cell>
              <table:table-cell office:value-type="float" office:value="1.590063">
                <text:p>1.59006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697406">
                <text:p>1.697406</text:p>
              </table:table-cell>
              <table:table-cell office:value-type="float" office:value="0.736876">
                <text:p>0.736876</text:p>
              </table:table-cell>
              <table:table-cell office:value-type="float" office:value="0.674654">
                <text:p>0.67465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739742">
                <text:p>0.739742</text:p>
              </table:table-cell>
              <table:table-cell office:value-type="float" office:value="0.718646">
                <text:p>0.718646</text:p>
              </table:table-cell>
              <table:table-cell office:value-type="float" office:value="-0.970995">
                <text:p>-0.97099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0.664718">
                <text:p>-0.664718</text:p>
              </table:table-cell>
              <table:table-cell office:value-type="float" office:value="0.475371">
                <text:p>0.475371</text:p>
              </table:table-cell>
              <table:table-cell office:value-type="float" office:value="-1.384442">
                <text:p>-1.38444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02103">
                <text:p>0.402103</text:p>
              </table:table-cell>
              <table:table-cell office:value-type="float" office:value="0.503773">
                <text:p>0.503773</text:p>
              </table:table-cell>
              <table:table-cell office:value-type="float" office:value="1.068007">
                <text:p>1.06800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753846">
                <text:p>1.753846</text:p>
              </table:table-cell>
              <table:table-cell office:value-type="float" office:value="0.752114">
                <text:p>0.752114</text:p>
              </table:table-cell>
              <table:table-cell office:value-type="float" office:value="1.347513">
                <text:p>1.3475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189389">
                <text:p>1.189389</text:p>
              </table:table-cell>
              <table:table-cell office:value-type="float" office:value="0.763107">
                <text:p>0.763107</text:p>
              </table:table-cell>
              <table:table-cell office:value-type="float" office:value="-0.565724">
                <text:p>-0.56572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0.050757">
                <text:p>-0.050757</text:p>
              </table:table-cell>
              <table:table-cell office:value-type="float" office:value="0.590399">
                <text:p>0.590399</text:p>
              </table:table-cell>
              <table:table-cell office:value-type="float" office:value="-1.237077">
                <text:p>-1.23707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121467">
                <text:p>0.121467</text:p>
              </table:table-cell>
              <table:table-cell office:value-type="float" office:value="0.562092">
                <text:p>0.562092</text:p>
              </table:table-cell>
              <table:table-cell office:value-type="float" office:value="0.173057">
                <text:p>0.17305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528677">
                <text:p>1.528677</text:p>
              </table:table-cell>
              <table:table-cell office:value-type="float" office:value="0.772756">
                <text:p>0.772756</text:p>
              </table:table-cell>
              <table:table-cell office:value-type="float" office:value="1.401465">
                <text:p>1.40146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.584555">
                <text:p>1.584555</text:p>
              </table:table-cell>
              <table:table-cell office:value-type="float" office:value="0.82911">
                <text:p>0.82911</text:p>
              </table:table-cell>
              <table:table-cell office:value-type="float" office:value="0.056022">
                <text:p>0.05602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37392">
                <text:p>0.237392</text:p>
              </table:table-cell>
              <table:table-cell office:value-type="float" office:value="0.682548">
                <text:p>0.682548</text:p>
              </table:table-cell>
              <table:table-cell office:value-type="float" office:value="-1.348904">
                <text:p>-1.34890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335753">
                <text:p>-0.335753</text:p>
              </table:table-cell>
              <table:table-cell office:value-type="float" office:value="0.575858">
                <text:p>0.575858</text:p>
              </table:table-cell>
              <table:table-cell office:value-type="float" office:value="-0.570481">
                <text:p>-0.57048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0.451145">
                <text:p>-0.451145</text:p>
              </table:table-cell>
              <table:table-cell office:value-type="float" office:value="0.598275">
                <text:p>0.598275</text:p>
              </table:table-cell>
              <table:table-cell office:value-type="float" office:value="-0.115646">
                <text:p>-0.11564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558109">
                <text:p>0.558109</text:p>
              </table:table-cell>
              <table:table-cell office:value-type="float" office:value="0.450442">
                <text:p>0.45044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675947">
                <text:p>-0.675947</text:p>
              </table:table-cell>
              <table:table-cell office:value-type="float" office:value="0.314984">
                <text:p>0.314984</text:p>
              </table:table-cell>
              <table:table-cell office:value-type="float" office:value="-0.68002">
                <text:p>-0.680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73273">
                <text:p>-0.73273</text:p>
              </table:table-cell>
              <table:table-cell office:value-type="float" office:value="0.122978">
                <text:p>0.122978</text:p>
              </table:table-cell>
              <table:table-cell office:value-type="float" office:value="-0.056736">
                <text:p>-0.05673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056356">
                <text:p>-0.056356</text:p>
              </table:table-cell>
              <table:table-cell office:value-type="float" office:value="0.12243">
                <text:p>0.12243</text:p>
              </table:table-cell>
              <table:table-cell office:value-type="float" office:value="0.676246">
                <text:p>0.67624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.110341">
                <text:p>0.110341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.076923">
                <text:p>3.076923</text:p>
              </table:table-cell>
              <table:table-cell office:value-type="float" office:value="0.264438">
                <text:p>0.264438</text:p>
              </table:table-cell>
              <table:table-cell office:value-type="float" office:value="3.077939">
                <text:p>3.07793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.076923">
                <text:p>3.076923</text:p>
              </table:table-cell>
              <table:table-cell office:value-type="float" office:value="0.410563">
                <text:p>0.410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080175">
                <text:p>-0.080175</text:p>
              </table:table-cell>
              <table:table-cell office:value-type="float" office:value="0.378812">
                <text:p>0.378812</text:p>
              </table:table-cell>
              <table:table-cell office:value-type="float" office:value="-3.147279">
                <text:p>-3.14727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3.128621">
                <text:p>-3.128621</text:p>
              </table:table-cell>
              <table:table-cell office:value-type="float" office:value="0.100581">
                <text:p>0.100581</text:p>
              </table:table-cell>
              <table:table-cell office:value-type="float" office:value="-3.057224">
                <text:p>-3.05722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2.166015">
                <text:p>-2.166015</text:p>
              </table:table-cell>
              <table:table-cell office:value-type="float" office:value="-0.071229">
                <text:p>-0.071229</text:p>
              </table:table-cell>
              <table:table-cell office:value-type="float" office:value="0.961614">
                <text:p>0.96161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2.218262">
                <text:p>-2.218262</text:p>
              </table:table-cell>
              <table:table-cell office:value-type="float" office:value="-0.293159">
                <text:p>-0.293159</text:p>
              </table:table-cell>
              <table:table-cell office:value-type="float" office:value="-0.052222">
                <text:p>-0.05222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1.771097">
                <text:p>-1.771097</text:p>
              </table:table-cell>
              <table:table-cell office:value-type="float" office:value="-0.403038">
                <text:p>-0.403038</text:p>
              </table:table-cell>
              <table:table-cell office:value-type="float" office:value="0.447268">
                <text:p>0.4472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98022">
                <text:p>-0.98022</text:p>
              </table:table-cell>
              <table:table-cell office:value-type="float" office:value="-0.429067">
                <text:p>-0.429067</text:p>
              </table:table-cell>
              <table:table-cell office:value-type="float" office:value="0.780204">
                <text:p>0.78020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811747">
                <text:p>-0.811747</text:p>
              </table:table-cell>
              <table:table-cell office:value-type="float" office:value="-0.503478">
                <text:p>-0.503478</text:p>
              </table:table-cell>
              <table:table-cell office:value-type="float" office:value="0.170844">
                <text:p>0.17084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250044">
                <text:p>-0.250044</text:p>
              </table:table-cell>
              <table:table-cell office:value-type="float" office:value="-0.528485">
                <text:p>-0.528485</text:p>
              </table:table-cell>
              <table:table-cell office:value-type="float" office:value="0.561647">
                <text:p>0.56164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584457">
                <text:p>-0.584457</text:p>
              </table:table-cell>
              <table:table-cell office:value-type="float" office:value="-0.894507">
                <text:p>-0.894507</text:p>
              </table:table-cell>
              <table:table-cell office:value-type="float" office:value="-0.334497">
                <text:p>-0.33449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2.107253">
                <text:p>-2.107253</text:p>
              </table:table-cell>
              <table:table-cell office:value-type="float" office:value="-1.412776">
                <text:p>-1.412776</text:p>
              </table:table-cell>
              <table:table-cell office:value-type="float" office:value="-1.498816">
                <text:p>-1.49881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696809">
                <text:p>-0.696809</text:p>
              </table:table-cell>
              <table:table-cell office:value-type="float" office:value="-1.473203">
                <text:p>-1.473203</text:p>
              </table:table-cell>
              <table:table-cell office:value-type="float" office:value="1.435404">
                <text:p>1.43540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758005">
                <text:p>-0.758005</text:p>
              </table:table-cell>
              <table:table-cell office:value-type="float" office:value="-1.238414">
                <text:p>-1.238414</text:p>
              </table:table-cell>
              <table:table-cell office:value-type="float" office:value="-0.060106">
                <text:p>-0.06010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90472">
                <text:p>0.090472</text:p>
              </table:table-cell>
              <table:table-cell office:value-type="float" office:value="-1.012696">
                <text:p>-1.012696</text:p>
              </table:table-cell>
              <table:table-cell office:value-type="float" office:value="0.863203">
                <text:p>0.86320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020511">
                <text:p>-0.020511</text:p>
              </table:table-cell>
              <table:table-cell office:value-type="float" office:value="-0.792814">
                <text:p>-0.792814</text:p>
              </table:table-cell>
              <table:table-cell office:value-type="float" office:value="-0.111137">
                <text:p>-0.11113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1.825318">
                <text:p>-1.825318</text:p>
              </table:table-cell>
              <table:table-cell office:value-type="float" office:value="-0.798466">
                <text:p>-0.798466</text:p>
              </table:table-cell>
              <table:table-cell office:value-type="float" office:value="-1.802934">
                <text:p>-1.80293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924023">
                <text:p>-0.924023</text:p>
              </table:table-cell>
              <table:table-cell office:value-type="float" office:value="-0.791571">
                <text:p>-0.791571</text:p>
              </table:table-cell>
              <table:table-cell office:value-type="float" office:value="0.900664">
                <text:p>0.90066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1.379031">
                <text:p>-1.379031</text:p>
              </table:table-cell>
              <table:table-cell office:value-type="float" office:value="-0.849446">
                <text:p>-0.849446</text:p>
              </table:table-cell>
              <table:table-cell office:value-type="float" office:value="-0.454938">
                <text:p>-0.45493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0.979446">
                <text:p>-0.979446</text:p>
              </table:table-cell>
              <table:table-cell office:value-type="float" office:value="-0.922322">
                <text:p>-0.922322</text:p>
              </table:table-cell>
              <table:table-cell office:value-type="float" office:value="0.39984">
                <text:p>0.3998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124038">
                <text:p>-0.124038</text:p>
              </table:table-cell>
              <table:table-cell office:value-type="float" office:value="-0.876491">
                <text:p>-0.876491</text:p>
              </table:table-cell>
              <table:table-cell office:value-type="float" office:value="0.842036">
                <text:p>0.84203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366988">
                <text:p>-0.366988</text:p>
              </table:table-cell>
              <table:table-cell office:value-type="float" office:value="-0.698507">
                <text:p>-0.698507</text:p>
              </table:table-cell>
              <table:table-cell office:value-type="float" office:value="-0.246896">
                <text:p>-0.24689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815292">
                <text:p>-0.815292</text:p>
              </table:table-cell>
              <table:table-cell office:value-type="float" office:value="-0.711726">
                <text:p>-0.711726</text:p>
              </table:table-cell>
              <table:table-cell office:value-type="float" office:value="-0.447431">
                <text:p>-0.44743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531302">
                <text:p>-0.531302</text:p>
              </table:table-cell>
              <table:table-cell office:value-type="float" office:value="-0.687651">
                <text:p>-0.687651</text:p>
              </table:table-cell>
              <table:table-cell office:value-type="float" office:value="0.284153">
                <text:p>0.28415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528885">
                <text:p>-0.528885</text:p>
              </table:table-cell>
              <table:table-cell office:value-type="float" office:value="-0.74935">
                <text:p>-0.74935</text:p>
              </table:table-cell>
              <table:table-cell office:value-type="float" office:value="0.002421">
                <text:p>0.00242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691574">
                <text:p>-0.691574</text:p>
              </table:table-cell>
              <table:table-cell office:value-type="float" office:value="-0.816374">
                <text:p>-0.816374</text:p>
              </table:table-cell>
              <table:table-cell office:value-type="float" office:value="-0.162889">
                <text:p>-0.16288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0.806904">
                <text:p>-0.806904</text:p>
              </table:table-cell>
              <table:table-cell office:value-type="float" office:value="-0.714474">
                <text:p>-0.714474</text:p>
              </table:table-cell>
              <table:table-cell office:value-type="float" office:value="-0.115142">
                <text:p>-0.11514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571432">
                <text:p>-0.571432</text:p>
              </table:table-cell>
              <table:table-cell office:value-type="float" office:value="-0.679071">
                <text:p>-0.679071</text:p>
              </table:table-cell>
              <table:table-cell office:value-type="float" office:value="0.235801">
                <text:p>0.23580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381022">
                <text:p>-0.381022</text:p>
              </table:table-cell>
              <table:table-cell office:value-type="float" office:value="-0.579851">
                <text:p>-0.579851</text:p>
              </table:table-cell>
              <table:table-cell office:value-type="float" office:value="0.187447">
                <text:p>0.18744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754896">
                <text:p>-0.754896</text:p>
              </table:table-cell>
              <table:table-cell office:value-type="float" office:value="-0.556713">
                <text:p>-0.556713</text:p>
              </table:table-cell>
              <table:table-cell office:value-type="float" office:value="-0.377606">
                <text:p>-0.37760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1.026229">
                <text:p>-1.026229</text:p>
              </table:table-cell>
              <table:table-cell office:value-type="float" office:value="-0.64637">
                <text:p>-0.64637</text:p>
              </table:table-cell>
              <table:table-cell office:value-type="float" office:value="-0.272303">
                <text:p>-0.27230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427832">
                <text:p>-0.427832</text:p>
              </table:table-cell>
              <table:table-cell office:value-type="float" office:value="-0.652984">
                <text:p>-0.652984</text:p>
              </table:table-cell>
              <table:table-cell office:value-type="float" office:value="0.599193">
                <text:p>0.59919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870166">
                <text:p>-0.870166</text:p>
              </table:table-cell>
              <table:table-cell office:value-type="float" office:value="-0.658348">
                <text:p>-0.658348</text:p>
              </table:table-cell>
              <table:table-cell office:value-type="float" office:value="-0.442152">
                <text:p>-0.44215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1.259144">
                <text:p>-1.259144</text:p>
              </table:table-cell>
              <table:table-cell office:value-type="float" office:value="-0.73344">
                <text:p>-0.73344</text:p>
              </table:table-cell>
              <table:table-cell office:value-type="float" office:value="-0.382066">
                <text:p>-0.38206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3.270679">
                <text:p>-3.270679</text:p>
              </table:table-cell>
              <table:table-cell office:value-type="float" office:value="-1.00747">
                <text:p>-1.00747</text:p>
              </table:table-cell>
              <table:table-cell office:value-type="float" office:value="-2.012963">
                <text:p>-2.01296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2.986537">
                <text:p>-2.986537</text:p>
              </table:table-cell>
              <table:table-cell office:value-type="float" office:value="-1.2316">
                <text:p>-1.2316</text:p>
              </table:table-cell>
              <table:table-cell office:value-type="float" office:value="0.289425">
                <text:p>0.28942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2.695514">
                <text:p>-2.695514</text:p>
              </table:table-cell>
              <table:table-cell office:value-type="float" office:value="-1.424198">
                <text:p>-1.424198</text:p>
              </table:table-cell>
              <table:table-cell office:value-type="float" office:value="0.286904">
                <text:p>0.28690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1.747559">
                <text:p>-1.747559</text:p>
              </table:table-cell>
              <table:table-cell office:value-type="float" office:value="-1.542251">
                <text:p>-1.542251</text:p>
              </table:table-cell>
              <table:table-cell office:value-type="float" office:value="0.946008">
                <text:p>0.94600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563842">
                <text:p>-0.563842</text:p>
              </table:table-cell>
              <table:table-cell office:value-type="float" office:value="-1.560031">
                <text:p>-1.560031</text:p>
              </table:table-cell>
              <table:table-cell office:value-type="float" office:value="1.181614">
                <text:p>1.18161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-1.485287">
                <text:p>-1.485287</text:p>
              </table:table-cell>
              <table:table-cell office:value-type="float" office:value="0.565498">
                <text:p>0.56549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-1.38303">
                <text:p>-1.38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-1.340303">
                <text:p>-1.34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-1.253251">
                <text:p>-1.253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-1.125059">
                <text:p>-1.125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-0.798223">
                <text:p>-0.798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-0.50502">
                <text:p>-0.5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-0.2316">
                <text:p>-0.2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-0.056485">
                <text:p>-0.056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652cm" style:legend-expansion="high" chart:style-name="ch2"/>
        <chart:plot-area chart:style-name="ch3" table:cell-range-address="left_front_wheel_stats.A2:left_front_wheel_stats.A153 left_front_wheel_stats.D1:left_front_wheel_stats.F153" chart:data-source-has-labels="both" svg:x="0.73cm" svg:y="0.136cm" svg:width="27.604cm" svg:height="6.561cm">
          <chartooo:coordinate-region svg:x="1.379cm" svg:y="0.26cm" svg:width="26.955cm" svg:height="5.436cm"/>
          <chart:axis chart:dimension="x" chart:name="primary-x" chart:style-name="ch4" chartooo:axis-type="auto">
            <chartooo:date-scale/>
            <chart:categories table:cell-range-address="left_front_wheel_stats.A2:lef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front_wheel_stats.D2:left_front_wheel_stats.D153" chart:label-cell-address="left_front_wheel_stats.D1:left_front_wheel_stats.D1" chart:class="chart:line">
            <chart:data-point chart:repeated="152"/>
          </chart:series>
          <chart:series chart:style-name="ch7" chart:values-cell-range-address="left_front_wheel_stats.E2:left_front_wheel_stats.E153" chart:label-cell-address="left_front_wheel_stats.E1:left_front_wheel_stats.E1" chart:class="chart:line">
            <chart:data-point chart:repeated="152"/>
          </chart:series>
          <chart:series chart:style-name="ch8" chart:values-cell-range-address="left_front_wheel_stats.F2:left_front_wheel_stats.F153" chart:label-cell-address="left_front_wheel_stats.F1:left_front_wheel_stats.F1" chart:class="chart:line">
            <chart:data-point chart:repeated="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left_front_wheel_stats.D1:left_front_wheel_stats.D1</svg:desc>
                </draw:g>
              </table:table-cell>
              <table:table-cell office:value-type="string">
                <text:p>angular_vel_encoder_left_back_wheel</text:p>
                <draw:g>
                  <svg:desc>left_front_wheel_stats.E1:left_front_wheel_stats.E1</svg:desc>
                </draw:g>
              </table:table-cell>
              <table:table-cell office:value-type="string">
                <text:p>angular_vel_control_left_back_wheel</text:p>
                <draw:g>
                  <svg:desc>left_front_wheel_stats.F1:left_front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front_wheel_stats.A2:left_front_wheel_stats.A153</svg:desc>
                </draw:g>
              </table:table-cell>
              <table:table-cell office:value-type="float" office:value="0">
                <text:p>0</text:p>
                <draw:g>
                  <svg:desc>left_front_wheel_stats.D2:left_front_wheel_stats.D153</svg:desc>
                </draw:g>
              </table:table-cell>
              <table:table-cell office:value-type="float" office:value="0">
                <text:p>0</text:p>
                <draw:g>
                  <svg:desc>left_front_wheel_stats.E2:left_front_wheel_stats.E153</svg:desc>
                </draw:g>
              </table:table-cell>
              <table:table-cell office:value-type="float" office:value="0">
                <text:p>0</text:p>
                <draw:g>
                  <svg:desc>left_front_wheel_stats.F2:left_front_wheel_stats.F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  <table:table-cell office:value-type="float" office:value="5.438548">
                <text:p>5.4385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  <table:table-cell office:value-type="float" office:value="3.85709">
                <text:p>3.857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753846">
                <text:p>1.753846</text:p>
              </table:table-cell>
              <table:table-cell office:value-type="float" office:value="2.369457">
                <text:p>2.369457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53846">
                <text:p>1.753846</text:p>
              </table:table-cell>
              <table:table-cell office:value-type="float" office:value="2.532273">
                <text:p>2.532273</text:p>
              </table:table-cell>
              <table:table-cell office:value-type="float" office:value="1.024097">
                <text:p>1.02409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753846">
                <text:p>1.753846</text:p>
              </table:table-cell>
              <table:table-cell office:value-type="float" office:value="1.068134">
                <text:p>1.068134</text:p>
              </table:table-cell>
              <table:table-cell office:value-type="float" office:value="4.183577">
                <text:p>4.1835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  <table:table-cell office:value-type="float" office:value="5.023043">
                <text:p>5.0230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753846">
                <text:p>1.753846</text:p>
              </table:table-cell>
              <table:table-cell office:value-type="float" office:value="0.844511">
                <text:p>0.844511</text:p>
              </table:table-cell>
              <table:table-cell office:value-type="float" office:value="2.358363">
                <text:p>2.3583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3846">
                <text:p>1.753846</text:p>
              </table:table-cell>
              <table:table-cell office:value-type="float" office:value="1.634552">
                <text:p>1.634552</text:p>
              </table:table-cell>
              <table:table-cell office:value-type="float" office:value="1.643512">
                <text:p>1.6435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753846">
                <text:p>1.753846</text:p>
              </table:table-cell>
              <table:table-cell office:value-type="float" office:value="1.353343">
                <text:p>1.353343</text:p>
              </table:table-cell>
              <table:table-cell office:value-type="float" office:value="3.032336">
                <text:p>3.0323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753846">
                <text:p>1.753846</text:p>
              </table:table-cell>
              <table:table-cell office:value-type="float" office:value="0.169012">
                <text:p>0.169012</text:p>
              </table:table-cell>
              <table:table-cell office:value-type="float" office:value="5.278196">
                <text:p>5.2781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753846">
                <text:p>1.753846</text:p>
              </table:table-cell>
              <table:table-cell office:value-type="float" office:value="0.169083">
                <text:p>0.169083</text:p>
              </table:table-cell>
              <table:table-cell office:value-type="float" office:value="4.077446">
                <text:p>4.0774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753846">
                <text:p>1.753846</text:p>
              </table:table-cell>
              <table:table-cell office:value-type="float" office:value="1.298747">
                <text:p>1.298747</text:p>
              </table:table-cell>
              <table:table-cell office:value-type="float" office:value="1.666944">
                <text:p>1.6669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753846">
                <text:p>1.753846</text:p>
              </table:table-cell>
              <table:table-cell office:value-type="float" office:value="1.855348">
                <text:p>1.855348</text:p>
              </table:table-cell>
              <table:table-cell office:value-type="float" office:value="1.763989">
                <text:p>1.7639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753846">
                <text:p>1.753846</text:p>
              </table:table-cell>
              <table:table-cell office:value-type="float" office:value="0.621999">
                <text:p>0.621999</text:p>
              </table:table-cell>
              <table:table-cell office:value-type="float" office:value="4.970443">
                <text:p>4.9704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  <table:table-cell office:value-type="float" office:value="5.085605">
                <text:p>5.08560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753846">
                <text:p>1.753846</text:p>
              </table:table-cell>
              <table:table-cell office:value-type="float" office:value="1.229625">
                <text:p>1.229625</text:p>
              </table:table-cell>
              <table:table-cell office:value-type="float" office:value="1.859317">
                <text:p>1.8593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753846">
                <text:p>1.753846</text:p>
              </table:table-cell>
              <table:table-cell office:value-type="float" office:value="2.449145">
                <text:p>2.449145</text:p>
              </table:table-cell>
              <table:table-cell office:value-type="float" office:value="0.529009">
                <text:p>0.5290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53846">
                <text:p>1.753846</text:p>
              </table:table-cell>
              <table:table-cell office:value-type="float" office:value="1.578109">
                <text:p>1.578109</text:p>
              </table:table-cell>
              <table:table-cell office:value-type="float" office:value="3.479786">
                <text:p>3.47978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753846">
                <text:p>1.753846</text:p>
              </table:table-cell>
              <table:table-cell office:value-type="float" office:value="0.056251">
                <text:p>0.056251</text:p>
              </table:table-cell>
              <table:table-cell office:value-type="float" office:value="5.784619">
                <text:p>5.7846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753846">
                <text:p>1.753846</text:p>
              </table:table-cell>
              <table:table-cell office:value-type="float" office:value="0.618585">
                <text:p>0.618585</text:p>
              </table:table-cell>
              <table:table-cell office:value-type="float" office:value="3.09504">
                <text:p>3.095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753846">
                <text:p>1.753846</text:p>
              </table:table-cell>
              <table:table-cell office:value-type="float" office:value="2.028533">
                <text:p>2.028533</text:p>
              </table:table-cell>
              <table:table-cell office:value-type="float" office:value="0.649298">
                <text:p>0.64929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753846">
                <text:p>1.753846</text:p>
              </table:table-cell>
              <table:table-cell office:value-type="float" office:value="1.583683">
                <text:p>1.583683</text:p>
              </table:table-cell>
              <table:table-cell office:value-type="float" office:value="2.923148">
                <text:p>2.92314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753846">
                <text:p>1.753846</text:p>
              </table:table-cell>
              <table:table-cell office:value-type="float" office:value="0.112512">
                <text:p>0.112512</text:p>
              </table:table-cell>
              <table:table-cell office:value-type="float" office:value="5.596605">
                <text:p>5.59660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753846">
                <text:p>1.753846</text:p>
              </table:table-cell>
              <table:table-cell office:value-type="float" office:value="0.11277">
                <text:p>0.11277</text:p>
              </table:table-cell>
              <table:table-cell office:value-type="float" office:value="4.171412">
                <text:p>4.17141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753846">
                <text:p>1.753846</text:p>
              </table:table-cell>
              <table:table-cell office:value-type="float" office:value="1.295602">
                <text:p>1.295602</text:p>
              </table:table-cell>
              <table:table-cell office:value-type="float" office:value="1.676561">
                <text:p>1.67656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753846">
                <text:p>1.753846</text:p>
              </table:table-cell>
              <table:table-cell office:value-type="float" office:value="1.690508">
                <text:p>1.690508</text:p>
              </table:table-cell>
              <table:table-cell office:value-type="float" office:value="2.021809">
                <text:p>2.02180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753846">
                <text:p>1.753846</text:p>
              </table:table-cell>
              <table:table-cell office:value-type="float" office:value="0.562643">
                <text:p>0.562643</text:p>
              </table:table-cell>
              <table:table-cell office:value-type="float" office:value="4.862372">
                <text:p>4.8623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  <table:table-cell office:value-type="float" office:value="5.024066">
                <text:p>5.02406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753846">
                <text:p>1.753846</text:p>
              </table:table-cell>
              <table:table-cell office:value-type="float" office:value="1.014438">
                <text:p>1.014438</text:p>
              </table:table-cell>
              <table:table-cell office:value-type="float" office:value="2.324067">
                <text:p>2.3240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753846">
                <text:p>1.753846</text:p>
              </table:table-cell>
              <table:table-cell office:value-type="float" office:value="2.262632">
                <text:p>2.262632</text:p>
              </table:table-cell>
              <table:table-cell office:value-type="float" office:value="0.701044">
                <text:p>0.70104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753846">
                <text:p>1.753846</text:p>
              </table:table-cell>
              <table:table-cell office:value-type="float" office:value="1.125374">
                <text:p>1.125374</text:p>
              </table:table-cell>
              <table:table-cell office:value-type="float" office:value="4.297234">
                <text:p>4.29723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753846">
                <text:p>1.753846</text:p>
              </table:table-cell>
              <table:table-cell office:value-type="float" office:value="0.056256">
                <text:p>0.056256</text:p>
              </table:table-cell>
              <table:table-cell office:value-type="float" office:value="5.44445">
                <text:p>5.4444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753846">
                <text:p>1.753846</text:p>
              </table:table-cell>
              <table:table-cell office:value-type="float" office:value="0.846245">
                <text:p>0.846245</text:p>
              </table:table-cell>
              <table:table-cell office:value-type="float" office:value="2.7153">
                <text:p>2.715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753846">
                <text:p>1.753846</text:p>
              </table:table-cell>
              <table:table-cell office:value-type="float" office:value="2.363477">
                <text:p>2.363477</text:p>
              </table:table-cell>
              <table:table-cell office:value-type="float" office:value="0.271016">
                <text:p>0.27101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753846">
                <text:p>1.753846</text:p>
              </table:table-cell>
              <table:table-cell office:value-type="float" office:value="1.806659">
                <text:p>1.806659</text:p>
              </table:table-cell>
              <table:table-cell office:value-type="float" office:value="2.832593">
                <text:p>2.83259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753846">
                <text:p>1.753846</text:p>
              </table:table-cell>
              <table:table-cell office:value-type="float" office:value="0.11268">
                <text:p>0.11268</text:p>
              </table:table-cell>
              <table:table-cell office:value-type="float" office:value="5.820972">
                <text:p>5.82097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753846">
                <text:p>1.753846</text:p>
              </table:table-cell>
              <table:table-cell office:value-type="float" office:value="0.168863">
                <text:p>0.168863</text:p>
              </table:table-cell>
              <table:table-cell office:value-type="float" office:value="4.056137">
                <text:p>4.0561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753846">
                <text:p>1.753846</text:p>
              </table:table-cell>
              <table:table-cell office:value-type="float" office:value="1.411058">
                <text:p>1.411058</text:p>
              </table:table-cell>
              <table:table-cell office:value-type="float" office:value="1.493412">
                <text:p>1.4934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753846">
                <text:p>1.753846</text:p>
              </table:table-cell>
              <table:table-cell office:value-type="float" office:value="1.972142">
                <text:p>1.972142</text:p>
              </table:table-cell>
              <table:table-cell office:value-type="float" office:value="1.512937">
                <text:p>1.51293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753846">
                <text:p>1.753846</text:p>
              </table:table-cell>
              <table:table-cell office:value-type="float" office:value="0.449755">
                <text:p>0.449755</text:p>
              </table:table-cell>
              <table:table-cell office:value-type="float" office:value="5.301377">
                <text:p>5.30137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  <table:table-cell office:value-type="float" office:value="4.796451">
                <text:p>4.79645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753846">
                <text:p>1.753846</text:p>
              </table:table-cell>
              <table:table-cell office:value-type="float" office:value="1.182764">
                <text:p>1.182764</text:p>
              </table:table-cell>
              <table:table-cell office:value-type="float" office:value="1.877225">
                <text:p>1.87722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753846">
                <text:p>1.753846</text:p>
              </table:table-cell>
              <table:table-cell office:value-type="float" office:value="2.247966">
                <text:p>2.247966</text:p>
              </table:table-cell>
              <table:table-cell office:value-type="float" office:value="0.776663">
                <text:p>0.77666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753846">
                <text:p>1.753846</text:p>
              </table:table-cell>
              <table:table-cell office:value-type="float" office:value="1.075108">
                <text:p>1.075108</text:p>
              </table:table-cell>
              <table:table-cell office:value-type="float" office:value="4.319049">
                <text:p>4.31904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  <table:table-cell office:value-type="float" office:value="5.465699">
                <text:p>5.4656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753846">
                <text:p>1.753846</text:p>
              </table:table-cell>
              <table:table-cell office:value-type="float" office:value="0.789962">
                <text:p>0.789962</text:p>
              </table:table-cell>
              <table:table-cell office:value-type="float" office:value="2.735334">
                <text:p>2.73533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753846">
                <text:p>1.753846</text:p>
              </table:table-cell>
              <table:table-cell office:value-type="float" office:value="2.257741">
                <text:p>2.257741</text:p>
              </table:table-cell>
              <table:table-cell office:value-type="float" office:value="0.408007">
                <text:p>0.4080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53846">
                <text:p>1.753846</text:p>
              </table:table-cell>
              <table:table-cell office:value-type="float" office:value="1.577887">
                <text:p>1.577887</text:p>
              </table:table-cell>
              <table:table-cell office:value-type="float" office:value="3.205934">
                <text:p>3.20593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753846">
                <text:p>1.753846</text:p>
              </table:table-cell>
              <table:table-cell office:value-type="float" office:value="0.056263">
                <text:p>0.056263</text:p>
              </table:table-cell>
              <table:table-cell office:value-type="float" office:value="5.750931">
                <text:p>5.75093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753846">
                <text:p>1.753846</text:p>
              </table:table-cell>
              <table:table-cell office:value-type="float" office:value="0.393244">
                <text:p>0.393244</text:p>
              </table:table-cell>
              <table:table-cell office:value-type="float" office:value="3.563672">
                <text:p>3.56367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753846">
                <text:p>1.753846</text:p>
              </table:table-cell>
              <table:table-cell office:value-type="float" office:value="1.631894">
                <text:p>1.631894</text:p>
              </table:table-cell>
              <table:table-cell office:value-type="float" office:value="1.286731">
                <text:p>1.2867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753846">
                <text:p>1.753846</text:p>
              </table:table-cell>
              <table:table-cell office:value-type="float" office:value="1.864761">
                <text:p>1.864761</text:p>
              </table:table-cell>
              <table:table-cell office:value-type="float" office:value="1.972678">
                <text:p>1.97267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753846">
                <text:p>1.753846</text:p>
              </table:table-cell>
              <table:table-cell office:value-type="float" office:value="0.281808">
                <text:p>0.281808</text:p>
              </table:table-cell>
              <table:table-cell office:value-type="float" office:value="5.57204">
                <text:p>5.5720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  <table:table-cell office:value-type="float" office:value="4.656092">
                <text:p>4.65609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753846">
                <text:p>1.753846</text:p>
              </table:table-cell>
              <table:table-cell office:value-type="float" office:value="1.072811">
                <text:p>1.072811</text:p>
              </table:table-cell>
              <table:table-cell office:value-type="float" office:value="2.117838">
                <text:p>2.11783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753846">
                <text:p>1.753846</text:p>
              </table:table-cell>
              <table:table-cell office:value-type="float" office:value="2.200636">
                <text:p>2.200636</text:p>
              </table:table-cell>
              <table:table-cell office:value-type="float" office:value="0.796766">
                <text:p>0.79676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753846">
                <text:p>1.753846</text:p>
              </table:table-cell>
              <table:table-cell office:value-type="float" office:value="0.730756">
                <text:p>0.730756</text:p>
              </table:table-cell>
              <table:table-cell office:value-type="float" office:value="5.022375">
                <text:p>5.0223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53846">
                <text:p>1.753846</text:p>
              </table:table-cell>
              <table:table-cell office:value-type="float" office:value="0.056346">
                <text:p>0.056346</text:p>
              </table:table-cell>
              <table:table-cell office:value-type="float" office:value="5.053772">
                <text:p>5.05377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753846">
                <text:p>1.753846</text:p>
              </table:table-cell>
              <table:table-cell office:value-type="float" office:value="1.239881">
                <text:p>1.239881</text:p>
              </table:table-cell>
              <table:table-cell office:value-type="float" office:value="1.888405">
                <text:p>1.88840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753846">
                <text:p>1.753846</text:p>
              </table:table-cell>
              <table:table-cell office:value-type="float" office:value="2.541355">
                <text:p>2.541355</text:p>
              </table:table-cell>
              <table:table-cell office:value-type="float" office:value="0.263839">
                <text:p>0.26383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753846">
                <text:p>1.753846</text:p>
              </table:table-cell>
              <table:table-cell office:value-type="float" office:value="1.184944">
                <text:p>1.184944</text:p>
              </table:table-cell>
              <table:table-cell office:value-type="float" office:value="4.307607">
                <text:p>4.30760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  <table:table-cell office:value-type="float" office:value="5.51328">
                <text:p>5.5132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753846">
                <text:p>1.753846</text:p>
              </table:table-cell>
              <table:table-cell office:value-type="float" office:value="0.901884">
                <text:p>0.901884</text:p>
              </table:table-cell>
              <table:table-cell office:value-type="float" office:value="2.447951">
                <text:p>2.44795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753846">
                <text:p>1.753846</text:p>
              </table:table-cell>
              <table:table-cell office:value-type="float" office:value="2.252636">
                <text:p>2.252636</text:p>
              </table:table-cell>
              <table:table-cell office:value-type="float" office:value="0.455673">
                <text:p>0.45567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753846">
                <text:p>1.753846</text:p>
              </table:table-cell>
              <table:table-cell office:value-type="float" office:value="1.405878">
                <text:p>1.405878</text:p>
              </table:table-cell>
              <table:table-cell office:value-type="float" office:value="3.447125">
                <text:p>3.44712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753846">
                <text:p>1.753846</text:p>
              </table:table-cell>
              <table:table-cell office:value-type="float" office:value="0.056527">
                <text:p>0.056527</text:p>
              </table:table-cell>
              <table:table-cell office:value-type="float" office:value="5.507361">
                <text:p>5.50736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753846">
                <text:p>1.753846</text:p>
              </table:table-cell>
              <table:table-cell office:value-type="float" office:value="0.225201">
                <text:p>0.225201</text:p>
              </table:table-cell>
              <table:table-cell office:value-type="float" office:value="3.873528">
                <text:p>3.87352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753846">
                <text:p>1.753846</text:p>
              </table:table-cell>
              <table:table-cell office:value-type="float" office:value="1.573183">
                <text:p>1.573183</text:p>
              </table:table-cell>
              <table:table-cell office:value-type="float" office:value="1.212476">
                <text:p>1.21247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753846">
                <text:p>1.753846</text:p>
              </table:table-cell>
              <table:table-cell office:value-type="float" office:value="1.919635">
                <text:p>1.919635</text:p>
              </table:table-cell>
              <table:table-cell office:value-type="float" office:value="1.785554">
                <text:p>1.78555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753846">
                <text:p>1.753846</text:p>
              </table:table-cell>
              <table:table-cell office:value-type="float" office:value="0.395096">
                <text:p>0.395096</text:p>
              </table:table-cell>
              <table:table-cell office:value-type="float" office:value="5.400954">
                <text:p>5.40095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  <table:table-cell office:value-type="float" office:value="4.778998">
                <text:p>4.77899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753846">
                <text:p>1.753846</text:p>
              </table:table-cell>
              <table:table-cell office:value-type="float" office:value="1.578312">
                <text:p>1.578312</text:p>
              </table:table-cell>
              <table:table-cell office:value-type="float" office:value="1.069585">
                <text:p>1.06958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753846">
                <text:p>1.753846</text:p>
              </table:table-cell>
              <table:table-cell office:value-type="float" office:value="2.528306">
                <text:p>2.528306</text:p>
              </table:table-cell>
              <table:table-cell office:value-type="float" office:value="0.586316">
                <text:p>0.58631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753846">
                <text:p>1.753846</text:p>
              </table:table-cell>
              <table:table-cell office:value-type="float" office:value="0.563626">
                <text:p>0.563626</text:p>
              </table:table-cell>
              <table:table-cell office:value-type="float" office:value="5.631276">
                <text:p>5.63127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.753846">
                <text:p>1.753846</text:p>
              </table:table-cell>
              <table:table-cell office:value-type="float" office:value="0.056453">
                <text:p>0.056453</text:p>
              </table:table-cell>
              <table:table-cell office:value-type="float" office:value="4.821534">
                <text:p>4.82153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.753846">
                <text:p>1.753846</text:p>
              </table:table-cell>
              <table:table-cell office:value-type="float" office:value="1.353992">
                <text:p>1.353992</text:p>
              </table:table-cell>
              <table:table-cell office:value-type="float" office:value="1.588365">
                <text:p>1.58836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753846">
                <text:p>1.753846</text:p>
              </table:table-cell>
              <table:table-cell office:value-type="float" office:value="2.309783">
                <text:p>2.309783</text:p>
              </table:table-cell>
              <table:table-cell office:value-type="float" office:value="0.766683">
                <text:p>0.76668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753846">
                <text:p>1.753846</text:p>
              </table:table-cell>
              <table:table-cell office:value-type="float" office:value="0.731566">
                <text:p>0.731566</text:p>
              </table:table-cell>
              <table:table-cell office:value-type="float" office:value="4.965087">
                <text:p>4.96508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  <table:table-cell office:value-type="float" office:value="5.050643">
                <text:p>5.05064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.753846">
                <text:p>1.753846</text:p>
              </table:table-cell>
              <table:table-cell office:value-type="float" office:value="1.068198">
                <text:p>1.068198</text:p>
              </table:table-cell>
              <table:table-cell office:value-type="float" office:value="2.106266">
                <text:p>2.10626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753846">
                <text:p>1.753846</text:p>
              </table:table-cell>
              <table:table-cell office:value-type="float" office:value="2.034839">
                <text:p>2.034839</text:p>
              </table:table-cell>
              <table:table-cell office:value-type="float" office:value="1.048957">
                <text:p>1.04895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753846">
                <text:p>1.753846</text:p>
              </table:table-cell>
              <table:table-cell office:value-type="float" office:value="0.733199">
                <text:p>0.733199</text:p>
              </table:table-cell>
              <table:table-cell office:value-type="float" office:value="4.6947">
                <text:p>4.694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753846">
                <text:p>1.753846</text:p>
              </table:table-cell>
              <table:table-cell office:value-type="float" office:value="0.11288">
                <text:p>0.11288</text:p>
              </table:table-cell>
              <table:table-cell office:value-type="float" office:value="4.869228">
                <text:p>4.86922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753846">
                <text:p>1.753846</text:p>
              </table:table-cell>
              <table:table-cell office:value-type="float" office:value="0.901426">
                <text:p>0.901426</text:p>
              </table:table-cell>
              <table:table-cell office:value-type="float" office:value="2.62755">
                <text:p>2.6275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753846">
                <text:p>1.753846</text:p>
              </table:table-cell>
              <table:table-cell office:value-type="float" office:value="1.631125">
                <text:p>1.631125</text:p>
              </table:table-cell>
              <table:table-cell office:value-type="float" office:value="1.819961">
                <text:p>1.81996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753846">
                <text:p>1.753846</text:p>
              </table:table-cell>
              <table:table-cell office:value-type="float" office:value="1.182775">
                <text:p>1.182775</text:p>
              </table:table-cell>
              <table:table-cell office:value-type="float" office:value="3.453725">
                <text:p>3.45372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753846">
                <text:p>1.753846</text:p>
              </table:table-cell>
              <table:table-cell office:value-type="float" office:value="0.056315">
                <text:p>0.056315</text:p>
              </table:table-cell>
              <table:table-cell office:value-type="float" office:value="5.480021">
                <text:p>5.48002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753846">
                <text:p>1.753846</text:p>
              </table:table-cell>
              <table:table-cell office:value-type="float" office:value="0.112891">
                <text:p>0.112891</text:p>
              </table:table-cell>
              <table:table-cell office:value-type="float" office:value="4.304688">
                <text:p>4.30468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.753846">
                <text:p>1.753846</text:p>
              </table:table-cell>
              <table:table-cell office:value-type="float" office:value="1.353452">
                <text:p>1.353452</text:p>
              </table:table-cell>
              <table:table-cell office:value-type="float" office:value="1.753039">
                <text:p>1.75303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.753846">
                <text:p>1.753846</text:p>
              </table:table-cell>
              <table:table-cell office:value-type="float" office:value="1.576091">
                <text:p>1.576091</text:p>
              </table:table-cell>
              <table:table-cell office:value-type="float" office:value="2.49087">
                <text:p>2.4908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753846">
                <text:p>1.753846</text:p>
              </table:table-cell>
              <table:table-cell office:value-type="float" office:value="0.112585">
                <text:p>0.112585</text:p>
              </table:table-cell>
              <table:table-cell office:value-type="float" office:value="5.829249">
                <text:p>5.82924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.753846">
                <text:p>1.753846</text:p>
              </table:table-cell>
              <table:table-cell office:value-type="float" office:value="0.112861">
                <text:p>0.112861</text:p>
              </table:table-cell>
              <table:table-cell office:value-type="float" office:value="4.432785">
                <text:p>4.43278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753846">
                <text:p>1.753846</text:p>
              </table:table-cell>
              <table:table-cell office:value-type="float" office:value="1.010969">
                <text:p>1.010969</text:p>
              </table:table-cell>
              <table:table-cell office:value-type="float" office:value="2.545443">
                <text:p>2.54544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753846">
                <text:p>1.753846</text:p>
              </table:table-cell>
              <table:table-cell office:value-type="float" office:value="1.637793">
                <text:p>1.637793</text:p>
              </table:table-cell>
              <table:table-cell office:value-type="float" office:value="2.11888">
                <text:p>2.1188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507539">
                <text:p>0.507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056278">
                <text:p>0.056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732276">
                <text:p>0.73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73273">
                <text:p>0.73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169068">
                <text:p>0.169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9.569338">
                <text:p>9.56933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6.632223">
                <text:p>6.63222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.076923">
                <text:p>3.076923</text:p>
              </table:table-cell>
              <table:table-cell office:value-type="float" office:value="3.213475">
                <text:p>3.213475</text:p>
              </table:table-cell>
              <table:table-cell office:value-type="float" office:value="0.125775">
                <text:p>0.12577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.076923">
                <text:p>3.076923</text:p>
              </table:table-cell>
              <table:table-cell office:value-type="float" office:value="6.092716">
                <text:p>6.092716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.076923">
                <text:p>3.076923</text:p>
              </table:table-cell>
              <table:table-cell office:value-type="float" office:value="5.130188">
                <text:p>5.130188</text:p>
              </table:table-cell>
              <table:table-cell office:value-type="float" office:value="1.908727">
                <text:p>1.90872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.076923">
                <text:p>3.076923</text:p>
              </table:table-cell>
              <table:table-cell office:value-type="float" office:value="5.576843">
                <text:p>5.576843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3.076923">
                <text:p>3.076923</text:p>
              </table:table-cell>
              <table:table-cell office:value-type="float" office:value="4.904392">
                <text:p>4.904392</text:p>
              </table:table-cell>
              <table:table-cell office:value-type="float" office:value="1.491075">
                <text:p>1.4910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.076923">
                <text:p>3.076923</text:p>
              </table:table-cell>
              <table:table-cell office:value-type="float" office:value="5.071429">
                <text:p>5.071429</text:p>
              </table:table-cell>
              <table:table-cell office:value-type="float" office:value="0.357727">
                <text:p>0.35772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.076923">
                <text:p>3.076923</text:p>
              </table:table-cell>
              <table:table-cell office:value-type="float" office:value="3.325095">
                <text:p>3.325095</text:p>
              </table:table-cell>
              <table:table-cell office:value-type="float" office:value="4.03059">
                <text:p>4.0305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.076923">
                <text:p>3.076923</text:p>
              </table:table-cell>
              <table:table-cell office:value-type="float" office:value="2.932242">
                <text:p>2.932242</text:p>
              </table:table-cell>
              <table:table-cell office:value-type="float" office:value="3.061567">
                <text:p>3.06156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3.076923">
                <text:p>3.076923</text:p>
              </table:table-cell>
              <table:table-cell office:value-type="float" office:value="4.675301">
                <text:p>4.675301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.076923">
                <text:p>3.076923</text:p>
              </table:table-cell>
              <table:table-cell office:value-type="float" office:value="4.39528">
                <text:p>4.39528</text:p>
              </table:table-cell>
              <table:table-cell office:value-type="float" office:value="0.575882">
                <text:p>0.57588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.076923">
                <text:p>3.076923</text:p>
              </table:table-cell>
              <table:table-cell office:value-type="float" office:value="4.336976">
                <text:p>4.336976</text:p>
              </table:table-cell>
              <table:table-cell office:value-type="float" office:value="0.307415">
                <text:p>0.30741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.076923">
                <text:p>3.076923</text:p>
              </table:table-cell>
              <table:table-cell office:value-type="float" office:value="2.8198">
                <text:p>2.8198</text:p>
              </table:table-cell>
              <table:table-cell office:value-type="float" office:value="3.583607">
                <text:p>3.58360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.076923">
                <text:p>3.076923</text:p>
              </table:table-cell>
              <table:table-cell office:value-type="float" office:value="3.042799">
                <text:p>3.042799</text:p>
              </table:table-cell>
              <table:table-cell office:value-type="float" office:value="1.851465">
                <text:p>1.85146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.076923">
                <text:p>3.076923</text:p>
              </table:table-cell>
              <table:table-cell office:value-type="float" office:value="4.617993">
                <text:p>4.617993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.076923">
                <text:p>3.076923</text:p>
              </table:table-cell>
              <table:table-cell office:value-type="float" office:value="3.662594">
                <text:p>3.662594</text:p>
              </table:table-cell>
              <table:table-cell office:value-type="float" office:value="2.633179">
                <text:p>2.63317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076923">
                <text:p>3.076923</text:p>
              </table:table-cell>
              <table:table-cell office:value-type="float" office:value="4.95892">
                <text:p>4.95892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.076923">
                <text:p>3.076923</text:p>
              </table:table-cell>
              <table:table-cell office:value-type="float" office:value="4.004718">
                <text:p>4.004718</text:p>
              </table:table-cell>
              <table:table-cell office:value-type="float" office:value="2.235897">
                <text:p>2.23589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.076923">
                <text:p>3.076923</text:p>
              </table:table-cell>
              <table:table-cell office:value-type="float" office:value="4.169046">
                <text:p>4.169046</text:p>
              </table:table-cell>
              <table:table-cell office:value-type="float" office:value="0.829562">
                <text:p>0.82956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.076923">
                <text:p>3.076923</text:p>
              </table:table-cell>
              <table:table-cell office:value-type="float" office:value="3.874848">
                <text:p>3.874848</text:p>
              </table:table-cell>
              <table:table-cell office:value-type="float" office:value="1.65679">
                <text:p>1.6567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.076923">
                <text:p>3.076923</text:p>
              </table:table-cell>
              <table:table-cell office:value-type="float" office:value="3.048708">
                <text:p>3.048708</text:p>
              </table:table-cell>
              <table:table-cell office:value-type="float" office:value="3.168663">
                <text:p>3.16866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076923">
                <text:p>3.076923</text:p>
              </table:table-cell>
              <table:table-cell office:value-type="float" office:value="3.553762">
                <text:p>3.553762</text:p>
              </table:table-cell>
              <table:table-cell office:value-type="float" office:value="1.396761">
                <text:p>1.39676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.076923">
                <text:p>3.076923</text:p>
              </table:table-cell>
              <table:table-cell office:value-type="float" office:value="4.453902">
                <text:p>4.453902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.076923">
                <text:p>3.076923</text:p>
              </table:table-cell>
              <table:table-cell office:value-type="float" office:value="3.493126">
                <text:p>3.493126</text:p>
              </table:table-cell>
              <table:table-cell office:value-type="float" office:value="2.714949">
                <text:p>2.71494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.076923">
                <text:p>3.076923</text:p>
              </table:table-cell>
              <table:table-cell office:value-type="float" office:value="3.824743">
                <text:p>3.824743</text:p>
              </table:table-cell>
              <table:table-cell office:value-type="float" office:value="1.168358">
                <text:p>1.16835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.076923">
                <text:p>3.076923</text:p>
              </table:table-cell>
              <table:table-cell office:value-type="float" office:value="4.108976">
                <text:p>4.108976</text:p>
              </table:table-cell>
              <table:table-cell office:value-type="float" office:value="0.887571">
                <text:p>0.8875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076923">
                <text:p>3.076923</text:p>
              </table:table-cell>
              <table:table-cell office:value-type="float" office:value="3.255456">
                <text:p>3.255456</text:p>
              </table:table-cell>
              <table:table-cell office:value-type="float" office:value="3.050212">
                <text:p>3.05021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.076923">
                <text:p>3.076923</text:p>
              </table:table-cell>
              <table:table-cell office:value-type="float" office:value="3.231194">
                <text:p>3.231194</text:p>
              </table:table-cell>
              <table:table-cell office:value-type="float" office:value="2.320691">
                <text:p>2.32069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.076923">
                <text:p>3.076923</text:p>
              </table:table-cell>
              <table:table-cell office:value-type="float" office:value="4.508023">
                <text:p>4.508023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.076923">
                <text:p>3.076923</text:p>
              </table:table-cell>
              <table:table-cell office:value-type="float" office:value="3.878322">
                <text:p>3.878322</text:p>
              </table:table-cell>
              <table:table-cell office:value-type="float" office:value="2.248673">
                <text:p>2.24867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.076923">
                <text:p>3.076923</text:p>
              </table:table-cell>
              <table:table-cell office:value-type="float" office:value="4.126567">
                <text:p>4.126567</text:p>
              </table:table-cell>
              <table:table-cell office:value-type="float" office:value="1.01387">
                <text:p>1.0138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.076923">
                <text:p>3.076923</text:p>
              </table:table-cell>
              <table:table-cell office:value-type="float" office:value="4.11625">
                <text:p>4.11625</text:p>
              </table:table-cell>
              <table:table-cell office:value-type="float" office:value="1.226912">
                <text:p>1.22691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.076923">
                <text:p>3.076923</text:p>
              </table:table-cell>
              <table:table-cell office:value-type="float" office:value="3.716629">
                <text:p>3.716629</text:p>
              </table:table-cell>
              <table:table-cell office:value-type="float" office:value="2.081589">
                <text:p>2.08158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3.609025">
                <text:p>3.609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3.437335">
                <text:p>3.437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.246262">
                <text:p>2.246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.57844">
                <text:p>1.5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902147">
                <text:p>0.90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112614">
                <text:p>0.112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left_front_wheel_stats.A2:left_front_wheel_stats.A153 left_front_wheel_stats.G1:left_front_wheel_stats.G153" chart:data-source-has-labels="both" svg:x="0.674cm" svg:y="0.062cm" svg:width="27.894cm" svg:height="3.008cm">
          <chartooo:coordinate-region svg:x="1.411cm" svg:y="0.186cm" svg:width="27.157cm" svg:height="1.883cm"/>
          <chart:axis chart:dimension="x" chart:name="primary-x" chart:style-name="ch4" chartooo:axis-type="auto">
            <chartooo:date-scale/>
            <chart:categories table:cell-range-address="left_front_wheel_stats.A2:lef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front_wheel_stats.G2:left_front_wheel_stats.G153" chart:label-cell-address="left_front_wheel_stats.G1:left_front_wheel_stats.G1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left_front_wheel_stats.G1:left_front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front_wheel_stats.A2:left_front_wheel_stats.A153</svg:desc>
                </draw:g>
              </table:table-cell>
              <table:table-cell office:value-type="float" office:value="0">
                <text:p>0</text:p>
                <draw:g>
                  <svg:desc>left_front_wheel_stats.G2:left_front_wheel_stats.G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39879">
                <text:p>0.8398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10464">
                <text:p>0.6104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99493">
                <text:p>0.1994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57826">
                <text:p>0.6578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79604">
                <text:p>0.7796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9305">
                <text:p>0.393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9349">
                <text:p>0.2893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9082">
                <text:p>0.490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16618">
                <text:p>0.8166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4243">
                <text:p>0.642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92748">
                <text:p>0.2927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06826">
                <text:p>0.3068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71973">
                <text:p>0.77197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88679">
                <text:p>0.78867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20655">
                <text:p>0.3206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27673">
                <text:p>0.1276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573">
                <text:p>0.5557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90083">
                <text:p>0.8900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99916">
                <text:p>0.49991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45122">
                <text:p>0.14512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74981">
                <text:p>0.47498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62808">
                <text:p>0.86280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56061">
                <text:p>0.65606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294143">
                <text:p>0.2941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44227">
                <text:p>0.34422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756296">
                <text:p>0.7562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79752">
                <text:p>0.77975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88074">
                <text:p>0.38807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52629">
                <text:p>0.15262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74314">
                <text:p>0.67431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840736">
                <text:p>0.84073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44829">
                <text:p>0.44482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61844">
                <text:p>0.4618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895356">
                <text:p>0.8953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39339">
                <text:p>0.6393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67575">
                <text:p>0.26757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270407">
                <text:p>0.27040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819981">
                <text:p>0.81998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746733">
                <text:p>0.74673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23253">
                <text:p>0.32325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63599">
                <text:p>0.1635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77478">
                <text:p>0.67747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843818">
                <text:p>0.84381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47735">
                <text:p>0.44773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10119">
                <text:p>0.11011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16003">
                <text:p>0.51600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885195">
                <text:p>0.88519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67899">
                <text:p>0.5678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237592">
                <text:p>0.23759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371">
                <text:p>0.337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859245">
                <text:p>0.85924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726372">
                <text:p>0.72637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358158">
                <text:p>0.35815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66515">
                <text:p>0.16651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779507">
                <text:p>0.77950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84062">
                <text:p>0.78406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24875">
                <text:p>0.32487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75818">
                <text:p>0.67581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5072">
                <text:p>0.8507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06046">
                <text:p>0.40604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117034">
                <text:p>0.11703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50992">
                <text:p>0.55099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849862">
                <text:p>0.84986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12848">
                <text:p>0.6128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2682">
                <text:p>0.2268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09954">
                <text:p>0.30995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834426">
                <text:p>0.83442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744201">
                <text:p>0.74420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206092">
                <text:p>0.20609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35986">
                <text:p>0.13598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867838">
                <text:p>0.86783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750372">
                <text:p>0.75037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281349">
                <text:p>0.28134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62151">
                <text:p>0.16215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71196">
                <text:p>0.77119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783608">
                <text:p>0.78360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356479">
                <text:p>0.35647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203099">
                <text:p>0.20309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731972">
                <text:p>0.73197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57291">
                <text:p>0.75729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32099">
                <text:p>0.43209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314946">
                <text:p>0.31494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51949">
                <text:p>0.55194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845896">
                <text:p>0.84589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75395">
                <text:p>0.67539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305238">
                <text:p>0.30523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12272">
                <text:p>0.41227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896557">
                <text:p>0.89655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93977">
                <text:p>0.69397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20188">
                <text:p>0.42018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358309">
                <text:p>0.35830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327823">
                <text:p>0.32782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267235">
                <text:p>0.26723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02825">
                <text:p>0.10282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35633">
                <text:p>0.63563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49506">
                <text:p>0.4950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34472">
                <text:p>0.13447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70791">
                <text:p>0.57079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319516">
                <text:p>0.31951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432916">
                <text:p>0.4329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375284">
                <text:p>0.37528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171272">
                <text:p>0.17127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91275">
                <text:p>0.29127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10596">
                <text:p>0.51059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53554">
                <text:p>0.25355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444778">
                <text:p>0.44477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2042">
                <text:p>0.2204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179688">
                <text:p>0.17968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493413">
                <text:p>0.49341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387585">
                <text:p>0.38758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377137">
                <text:p>0.37713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198009">
                <text:p>0.19800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28914">
                <text:p>0.22891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52899">
                <text:p>0.3528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393cm" svg:height="3.132cm" xlink:href=".." xlink:type="simple" chart:class="chart:line" chart:style-name="ch1">
        <chart:legend chart:legend-position="end" svg:x="28.951cm" svg:y="1.04cm" style:legend-expansion="high" chart:style-name="ch2"/>
        <chart:plot-area chart:style-name="ch3" table:cell-range-address="left_front_wheel_stats.A2:left_front_wheel_stats.A153 left_front_wheel_stats.H1:left_front_wheel_stats.I153" chart:data-source-has-labels="both" svg:x="0.647cm" svg:y="0.062cm" svg:width="27.657cm" svg:height="3.008cm">
          <chartooo:coordinate-region svg:x="1.207cm" svg:y="0.251cm" svg:width="27.097cm" svg:height="2.631cm"/>
          <chart:axis chart:dimension="x" chart:name="primary-x" chart:style-name="ch4" chartooo:axis-type="auto">
            <chartooo:date-scale/>
            <chart:categories table:cell-range-address="left_front_wheel_stats.A2:lef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front_wheel_stats.H2:left_front_wheel_stats.H153" chart:label-cell-address="left_front_wheel_stats.H1:left_front_wheel_stats.H1" chart:class="chart:line">
            <chart:data-point chart:repeated="152"/>
          </chart:series>
          <chart:series chart:style-name="ch7" chart:values-cell-range-address="left_front_wheel_stats.I2:left_front_wheel_stats.I153" chart:label-cell-address="left_front_wheel_stats.I1:left_front_wheel_stats.I1" chart:class="chart:line">
            <chart:data-point chart:repeated="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left_front_wheel_stats.H1:left_front_wheel_stats.H1</svg:desc>
                </draw:g>
              </table:table-cell>
              <table:table-cell office:value-type="string">
                <text:p>Ki*integral</text:p>
                <draw:g>
                  <svg:desc>left_front_wheel_stats.I1:left_front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front_wheel_stats.A2:left_front_wheel_stats.A153</svg:desc>
                </draw:g>
              </table:table-cell>
              <table:table-cell office:value-type="float" office:value="0">
                <text:p>0</text:p>
                <draw:g>
                  <svg:desc>left_front_wheel_stats.H2:left_front_wheel_stats.H153</svg:desc>
                </draw:g>
              </table:table-cell>
              <table:table-cell office:value-type="float" office:value="0">
                <text:p>0</text:p>
                <draw:g>
                  <svg:desc>left_front_wheel_stats.I2:left_front_wheel_stats.I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53846">
                <text:p>1.753846</text:p>
              </table:table-cell>
              <table:table-cell office:value-type="float" office:value="0.175204">
                <text:p>0.1752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53846">
                <text:p>1.753846</text:p>
              </table:table-cell>
              <table:table-cell office:value-type="float" office:value="0.349398">
                <text:p>0.3493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615611">
                <text:p>-0.615611</text:p>
              </table:table-cell>
              <table:table-cell office:value-type="float" office:value="0.288245">
                <text:p>0.2882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778427">
                <text:p>-0.778427</text:p>
              </table:table-cell>
              <table:table-cell office:value-type="float" office:value="0.209378">
                <text:p>0.2093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85712">
                <text:p>0.685712</text:p>
              </table:table-cell>
              <table:table-cell office:value-type="float" office:value="0.277855">
                <text:p>0.2778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53846">
                <text:p>1.753846</text:p>
              </table:table-cell>
              <table:table-cell office:value-type="float" office:value="0.454432">
                <text:p>0.4544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09335">
                <text:p>0.909335</text:p>
              </table:table-cell>
              <table:table-cell office:value-type="float" office:value="0.544817">
                <text:p>0.5448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9294">
                <text:p>0.119294</text:p>
              </table:table-cell>
              <table:table-cell office:value-type="float" office:value="0.556801">
                <text:p>0.5568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00504">
                <text:p>0.400504</text:p>
              </table:table-cell>
              <table:table-cell office:value-type="float" office:value="0.596864">
                <text:p>0.59686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584834">
                <text:p>1.584834</text:p>
              </table:table-cell>
              <table:table-cell office:value-type="float" office:value="0.755373">
                <text:p>0.75537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584763">
                <text:p>1.584763</text:p>
              </table:table-cell>
              <table:table-cell office:value-type="float" office:value="0.738908">
                <text:p>0.7389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55099">
                <text:p>0.455099</text:p>
              </table:table-cell>
              <table:table-cell office:value-type="float" office:value="0.609367">
                <text:p>0.6093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101502">
                <text:p>-0.101502</text:p>
              </table:table-cell>
              <table:table-cell office:value-type="float" office:value="0.66022">
                <text:p>0.660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31847">
                <text:p>1.131847</text:p>
              </table:table-cell>
              <table:table-cell office:value-type="float" office:value="0.85236">
                <text:p>0.8523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753846">
                <text:p>1.753846</text:p>
              </table:table-cell>
              <table:table-cell office:value-type="float" office:value="0.9606">
                <text:p>0.96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24222">
                <text:p>0.524222</text:p>
              </table:table-cell>
              <table:table-cell office:value-type="float" office:value="0.835418">
                <text:p>0.8354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695299">
                <text:p>-0.695299</text:p>
              </table:table-cell>
              <table:table-cell office:value-type="float" office:value="0.674616">
                <text:p>0.6746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75737">
                <text:p>0.175737</text:p>
              </table:table-cell>
              <table:table-cell office:value-type="float" office:value="0.680227">
                <text:p>0.68022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697595">
                <text:p>1.697595</text:p>
              </table:table-cell>
              <table:table-cell office:value-type="float" office:value="0.809749">
                <text:p>0.80974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135261">
                <text:p>1.135261</text:p>
              </table:table-cell>
              <table:table-cell office:value-type="float" office:value="0.765357">
                <text:p>0.76535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274687">
                <text:p>-0.274687</text:p>
              </table:table-cell>
              <table:table-cell office:value-type="float" office:value="0.57913">
                <text:p>0.5791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70163">
                <text:p>0.170163</text:p>
              </table:table-cell>
              <table:table-cell office:value-type="float" office:value="0.551384">
                <text:p>0.55138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641334">
                <text:p>1.641334</text:p>
              </table:table-cell>
              <table:table-cell office:value-type="float" office:value="0.725261">
                <text:p>0.72526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641076">
                <text:p>1.641076</text:p>
              </table:table-cell>
              <table:table-cell office:value-type="float" office:value="0.776747">
                <text:p>0.77674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58244">
                <text:p>0.458244</text:p>
              </table:table-cell>
              <table:table-cell office:value-type="float" office:value="0.64591">
                <text:p>0.6459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63338">
                <text:p>0.063338</text:p>
              </table:table-cell>
              <table:table-cell office:value-type="float" office:value="0.600827">
                <text:p>0.60082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191203">
                <text:p>1.191203</text:p>
              </table:table-cell>
              <table:table-cell office:value-type="float" office:value="0.790472">
                <text:p>0.7904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53846">
                <text:p>1.753846</text:p>
              </table:table-cell>
              <table:table-cell office:value-type="float" office:value="0.945834">
                <text:p>0.94583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739408">
                <text:p>0.739408</text:p>
              </table:table-cell>
              <table:table-cell office:value-type="float" office:value="0.849856">
                <text:p>0.8498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508786">
                <text:p>-0.508786</text:p>
              </table:table-cell>
              <table:table-cell office:value-type="float" office:value="0.684026">
                <text:p>0.68402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28472">
                <text:p>0.628472</text:p>
              </table:table-cell>
              <table:table-cell office:value-type="float" office:value="0.774168">
                <text:p>0.77416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69759">
                <text:p>1.69759</text:p>
              </table:table-cell>
              <table:table-cell office:value-type="float" office:value="0.927613">
                <text:p>0.92761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07601">
                <text:p>0.907601</text:p>
              </table:table-cell>
              <table:table-cell office:value-type="float" office:value="0.853679">
                <text:p>0.85367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609631">
                <text:p>-0.609631</text:p>
              </table:table-cell>
              <table:table-cell office:value-type="float" office:value="0.627276">
                <text:p>0.62727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052813">
                <text:p>-0.052813</text:p>
              </table:table-cell>
              <table:table-cell office:value-type="float" office:value="0.576103">
                <text:p>0.57610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641166">
                <text:p>1.641166</text:p>
              </table:table-cell>
              <table:table-cell office:value-type="float" office:value="0.734113">
                <text:p>0.73411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584983">
                <text:p>1.584983</text:p>
              </table:table-cell>
              <table:table-cell office:value-type="float" office:value="0.773463">
                <text:p>0.7734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2788">
                <text:p>0.342788</text:p>
              </table:table-cell>
              <table:table-cell office:value-type="float" office:value="0.634898">
                <text:p>0.63489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218296">
                <text:p>-0.218296</text:p>
              </table:table-cell>
              <table:table-cell office:value-type="float" office:value="0.539501">
                <text:p>0.5395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304091">
                <text:p>1.304091</text:p>
              </table:table-cell>
              <table:table-cell office:value-type="float" office:value="0.721678">
                <text:p>0.72167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753846">
                <text:p>1.753846</text:p>
              </table:table-cell>
              <table:table-cell office:value-type="float" office:value="0.831547">
                <text:p>0.83154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71082">
                <text:p>0.571082</text:p>
              </table:table-cell>
              <table:table-cell office:value-type="float" office:value="0.719085">
                <text:p>0.71908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49412">
                <text:p>-0.49412</text:p>
              </table:table-cell>
              <table:table-cell office:value-type="float" office:value="0.579927">
                <text:p>0.57992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78738">
                <text:p>0.678738</text:p>
              </table:table-cell>
              <table:table-cell office:value-type="float" office:value="0.70919">
                <text:p>0.7091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753846">
                <text:p>1.753846</text:p>
              </table:table-cell>
              <table:table-cell office:value-type="float" office:value="0.89124">
                <text:p>0.8912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63884">
                <text:p>0.963884</text:p>
              </table:table-cell>
              <table:table-cell office:value-type="float" office:value="0.82162">
                <text:p>0.8216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503895">
                <text:p>-0.503895</text:p>
              </table:table-cell>
              <table:table-cell office:value-type="float" office:value="0.61218">
                <text:p>0.612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75959">
                <text:p>0.175959</text:p>
              </table:table-cell>
              <table:table-cell office:value-type="float" office:value="0.595361">
                <text:p>0.59536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697584">
                <text:p>1.697584</text:p>
              </table:table-cell>
              <table:table-cell office:value-type="float" office:value="0.788052">
                <text:p>0.78805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360602">
                <text:p>1.360602</text:p>
              </table:table-cell>
              <table:table-cell office:value-type="float" office:value="0.791532">
                <text:p>0.79153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121952">
                <text:p>0.121952</text:p>
              </table:table-cell>
              <table:table-cell office:value-type="float" office:value="0.631385">
                <text:p>0.63138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110915">
                <text:p>-0.110915</text:p>
              </table:table-cell>
              <table:table-cell office:value-type="float" office:value="0.562393">
                <text:p>0.56239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472038">
                <text:p>1.472038</text:p>
              </table:table-cell>
              <table:table-cell office:value-type="float" office:value="0.758693">
                <text:p>0.75869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753846">
                <text:p>1.753846</text:p>
              </table:table-cell>
              <table:table-cell office:value-type="float" office:value="0.866239">
                <text:p>0.86623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81035">
                <text:p>0.681035</text:p>
              </table:table-cell>
              <table:table-cell office:value-type="float" office:value="0.757479">
                <text:p>0.75747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44679">
                <text:p>-0.44679</text:p>
              </table:table-cell>
              <table:table-cell office:value-type="float" office:value="0.618119">
                <text:p>0.61811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02309">
                <text:p>1.02309</text:p>
              </table:table-cell>
              <table:table-cell office:value-type="float" office:value="0.770973">
                <text:p>0.77097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6975">
                <text:p>1.6975</text:p>
              </table:table-cell>
              <table:table-cell office:value-type="float" office:value="0.921534">
                <text:p>0.92153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513966">
                <text:p>0.513966</text:p>
              </table:table-cell>
              <table:table-cell office:value-type="float" office:value="0.802117">
                <text:p>0.80211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787509">
                <text:p>-0.787509</text:p>
              </table:table-cell>
              <table:table-cell office:value-type="float" office:value="0.588803">
                <text:p>0.58880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68902">
                <text:p>0.568902</text:p>
              </table:table-cell>
              <table:table-cell office:value-type="float" office:value="0.63353">
                <text:p>0.6335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753846">
                <text:p>1.753846</text:p>
              </table:table-cell>
              <table:table-cell office:value-type="float" office:value="0.819908">
                <text:p>0.81990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851962">
                <text:p>0.851962</text:p>
              </table:table-cell>
              <table:table-cell office:value-type="float" office:value="0.757101">
                <text:p>0.75710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49879">
                <text:p>-0.49879</text:p>
              </table:table-cell>
              <table:table-cell office:value-type="float" office:value="0.531304">
                <text:p>0.53130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347968">
                <text:p>0.347968</text:p>
              </table:table-cell>
              <table:table-cell office:value-type="float" office:value="0.498087">
                <text:p>0.49808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697319">
                <text:p>1.697319</text:p>
              </table:table-cell>
              <table:table-cell office:value-type="float" office:value="0.713289">
                <text:p>0.71328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528645">
                <text:p>1.528645</text:p>
              </table:table-cell>
              <table:table-cell office:value-type="float" office:value="0.762061">
                <text:p>0.76206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80663">
                <text:p>0.180663</text:p>
              </table:table-cell>
              <table:table-cell office:value-type="float" office:value="0.61218">
                <text:p>0.6121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165789">
                <text:p>-0.165789</text:p>
              </table:table-cell>
              <table:table-cell office:value-type="float" office:value="0.544126">
                <text:p>0.54412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35875">
                <text:p>1.35875</text:p>
              </table:table-cell>
              <table:table-cell office:value-type="float" office:value="0.758938">
                <text:p>0.75893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753846">
                <text:p>1.753846</text:p>
              </table:table-cell>
              <table:table-cell office:value-type="float" office:value="0.878031">
                <text:p>0.87803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175534">
                <text:p>0.175534</text:p>
              </table:table-cell>
              <table:table-cell office:value-type="float" office:value="0.720289">
                <text:p>0.72028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77446">
                <text:p>-0.77446</text:p>
              </table:table-cell>
              <table:table-cell office:value-type="float" office:value="0.559036">
                <text:p>0.55903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19022">
                <text:p>1.19022</text:p>
              </table:table-cell>
              <table:table-cell office:value-type="float" office:value="0.729088">
                <text:p>0.72908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.697393">
                <text:p>1.697393</text:p>
              </table:table-cell>
              <table:table-cell office:value-type="float" office:value="0.864518">
                <text:p>0.86451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399854">
                <text:p>0.399854</text:p>
              </table:table-cell>
              <table:table-cell office:value-type="float" office:value="0.733904">
                <text:p>0.73390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555937">
                <text:p>-0.555937</text:p>
              </table:table-cell>
              <table:table-cell office:value-type="float" office:value="0.527731">
                <text:p>0.52773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02228">
                <text:p>1.02228</text:p>
              </table:table-cell>
              <table:table-cell office:value-type="float" office:value="0.611773">
                <text:p>0.61177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753846">
                <text:p>1.753846</text:p>
              </table:table-cell>
              <table:table-cell office:value-type="float" office:value="0.801357">
                <text:p>0.80135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85648">
                <text:p>0.685648</text:p>
              </table:table-cell>
              <table:table-cell office:value-type="float" office:value="0.73451">
                <text:p>0.7345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280993">
                <text:p>-0.280993</text:p>
              </table:table-cell>
              <table:table-cell office:value-type="float" office:value="0.529833">
                <text:p>0.52983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020647">
                <text:p>1.020647</text:p>
              </table:table-cell>
              <table:table-cell office:value-type="float" office:value="0.614008">
                <text:p>0.61400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640966">
                <text:p>1.640966</text:p>
              </table:table-cell>
              <table:table-cell office:value-type="float" office:value="0.855841">
                <text:p>0.85584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85242">
                <text:p>0.85242</text:p>
              </table:table-cell>
              <table:table-cell office:value-type="float" office:value="0.820522">
                <text:p>0.82052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22721">
                <text:p>0.122721</text:p>
              </table:table-cell>
              <table:table-cell office:value-type="float" office:value="0.662763">
                <text:p>0.66276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71071">
                <text:p>0.571071</text:p>
              </table:table-cell>
              <table:table-cell office:value-type="float" office:value="0.679861">
                <text:p>0.67986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697531">
                <text:p>1.697531</text:p>
              </table:table-cell>
              <table:table-cell office:value-type="float" office:value="0.90553">
                <text:p>0.9055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640955">
                <text:p>1.640955</text:p>
              </table:table-cell>
              <table:table-cell office:value-type="float" office:value="0.966686">
                <text:p>0.96668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00394">
                <text:p>0.400394</text:p>
              </table:table-cell>
              <table:table-cell office:value-type="float" office:value="0.83389">
                <text:p>0.8338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177755">
                <text:p>0.177755</text:p>
              </table:table-cell>
              <table:table-cell office:value-type="float" office:value="0.782985">
                <text:p>0.78298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641262">
                <text:p>1.641262</text:p>
              </table:table-cell>
              <table:table-cell office:value-type="float" office:value="0.97622">
                <text:p>0.9762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.640985">
                <text:p>1.640985</text:p>
              </table:table-cell>
              <table:table-cell office:value-type="float" office:value="1.038231">
                <text:p>1.03823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742877">
                <text:p>0.742877</text:p>
              </table:table-cell>
              <table:table-cell office:value-type="float" office:value="0.947873">
                <text:p>0.94787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116053">
                <text:p>0.116053</text:p>
              </table:table-cell>
              <table:table-cell office:value-type="float" office:value="0.875384">
                <text:p>0.87538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0.507539">
                <text:p>-0.507539</text:p>
              </table:table-cell>
              <table:table-cell office:value-type="float" office:value="0.812106">
                <text:p>0.81210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056278">
                <text:p>-0.056278</text:p>
              </table:table-cell>
              <table:table-cell office:value-type="float" office:value="0.749438">
                <text:p>0.74943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732276">
                <text:p>-0.732276</text:p>
              </table:table-cell>
              <table:table-cell office:value-type="float" office:value="0.506373">
                <text:p>0.5063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73273">
                <text:p>-0.73273</text:p>
              </table:table-cell>
              <table:table-cell office:value-type="float" office:value="0.269664">
                <text:p>0.26966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169068">
                <text:p>-0.169068</text:p>
              </table:table-cell>
              <table:table-cell office:value-type="float" office:value="0.212519">
                <text:p>0.21251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.194829">
                <text:p>0.19482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.076923">
                <text:p>3.076923</text:p>
              </table:table-cell>
              <table:table-cell office:value-type="float" office:value="0.337678">
                <text:p>0.33767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.076923">
                <text:p>3.076923</text:p>
              </table:table-cell>
              <table:table-cell office:value-type="float" office:value="0.478377">
                <text:p>0.47837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136552">
                <text:p>-0.136552</text:p>
              </table:table-cell>
              <table:table-cell office:value-type="float" office:value="0.390485">
                <text:p>0.39048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3.015793">
                <text:p>-3.015793</text:p>
              </table:table-cell>
              <table:table-cell office:value-type="float" office:value="0.078061">
                <text:p>0.07806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2.053264">
                <text:p>-2.053264</text:p>
              </table:table-cell>
              <table:table-cell office:value-type="float" office:value="-0.076615">
                <text:p>-0.07661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2.49992">
                <text:p>-2.49992</text:p>
              </table:table-cell>
              <table:table-cell office:value-type="float" office:value="-0.321128">
                <text:p>-0.32112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1.827469">
                <text:p>-1.827469</text:p>
              </table:table-cell>
              <table:table-cell office:value-type="float" office:value="-0.431018">
                <text:p>-0.43101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1.994506">
                <text:p>-1.994506</text:p>
              </table:table-cell>
              <table:table-cell office:value-type="float" office:value="-0.55977">
                <text:p>-0.5597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248172">
                <text:p>-0.248172</text:p>
              </table:table-cell>
              <table:table-cell office:value-type="float" office:value="-0.567338">
                <text:p>-0.56733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44681">
                <text:p>0.144681</text:p>
              </table:table-cell>
              <table:table-cell office:value-type="float" office:value="-0.552869">
                <text:p>-0.55286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1.598378">
                <text:p>-1.598378</text:p>
              </table:table-cell>
              <table:table-cell office:value-type="float" office:value="-1.020235">
                <text:p>-1.02023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1.318357">
                <text:p>-1.318357</text:p>
              </table:table-cell>
              <table:table-cell office:value-type="float" office:value="-1.4585">
                <text:p>-1.458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1.260053">
                <text:p>-1.260053</text:p>
              </table:table-cell>
              <table:table-cell office:value-type="float" office:value="-1.568736">
                <text:p>-1.56873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57123">
                <text:p>0.257123</text:p>
              </table:table-cell>
              <table:table-cell office:value-type="float" office:value="-1.241768">
                <text:p>-1.24176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34124">
                <text:p>0.034124</text:p>
              </table:table-cell>
              <table:table-cell office:value-type="float" office:value="-1.032904">
                <text:p>-1.03290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1.54107">
                <text:p>-1.54107</text:p>
              </table:table-cell>
              <table:table-cell office:value-type="float" office:value="-0.936648">
                <text:p>-0.93664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585671">
                <text:p>-0.585671</text:p>
              </table:table-cell>
              <table:table-cell office:value-type="float" office:value="-0.812575">
                <text:p>-0.8125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1.881996">
                <text:p>-1.881996</text:p>
              </table:table-cell>
              <table:table-cell office:value-type="float" office:value="-0.798889">
                <text:p>-0.79888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927795">
                <text:p>-0.927795</text:p>
              </table:table-cell>
              <table:table-cell office:value-type="float" office:value="-0.867195">
                <text:p>-0.86719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1.092123">
                <text:p>-1.092123</text:p>
              </table:table-cell>
              <table:table-cell office:value-type="float" office:value="-0.990809">
                <text:p>-0.99080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797925">
                <text:p>-0.797925</text:p>
              </table:table-cell>
              <table:table-cell office:value-type="float" office:value="-0.912041">
                <text:p>-0.91204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28215">
                <text:p>0.028215</text:p>
              </table:table-cell>
              <table:table-cell office:value-type="float" office:value="-0.775417">
                <text:p>-0.77541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476839">
                <text:p>-0.476839</text:p>
              </table:table-cell>
              <table:table-cell office:value-type="float" office:value="-0.699268">
                <text:p>-0.69926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1.376979">
                <text:p>-1.376979</text:p>
              </table:table-cell>
              <table:table-cell office:value-type="float" office:value="-0.863035">
                <text:p>-0.86303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416203">
                <text:p>-0.416203</text:p>
              </table:table-cell>
              <table:table-cell office:value-type="float" office:value="-0.907952">
                <text:p>-0.90795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74782">
                <text:p>-0.74782</text:p>
              </table:table-cell>
              <table:table-cell office:value-type="float" office:value="-0.828756">
                <text:p>-0.82875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1.032053">
                <text:p>-1.032053</text:p>
              </table:table-cell>
              <table:table-cell office:value-type="float" office:value="-0.873495">
                <text:p>-0.87349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178533">
                <text:p>-0.178533</text:p>
              </table:table-cell>
              <table:table-cell office:value-type="float" office:value="-0.702997">
                <text:p>-0.70299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154271">
                <text:p>-0.154271</text:p>
              </table:table-cell>
              <table:table-cell office:value-type="float" office:value="-0.625858">
                <text:p>-0.62585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1.4311">
                <text:p>-1.4311</text:p>
              </table:table-cell>
              <table:table-cell office:value-type="float" office:value="-0.658159">
                <text:p>-0.65815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801399">
                <text:p>-0.801399</text:p>
              </table:table-cell>
              <table:table-cell office:value-type="float" office:value="-0.65722">
                <text:p>-0.6572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1.049644">
                <text:p>-1.049644</text:p>
              </table:table-cell>
              <table:table-cell office:value-type="float" office:value="-0.764814">
                <text:p>-0.76481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1.039326">
                <text:p>-1.039326</text:p>
              </table:table-cell>
              <table:table-cell office:value-type="float" office:value="-0.820999">
                <text:p>-0.82099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639706">
                <text:p>-0.639706</text:p>
              </table:table-cell>
              <table:table-cell office:value-type="float" office:value="-0.748464">
                <text:p>-0.74846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3.609025">
                <text:p>-3.609025</text:p>
              </table:table-cell>
              <table:table-cell office:value-type="float" office:value="-1.067475">
                <text:p>-1.06747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3.437335">
                <text:p>-3.437335</text:p>
              </table:table-cell>
              <table:table-cell office:value-type="float" office:value="-1.330595">
                <text:p>-1.33059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2.246262">
                <text:p>-2.246262</text:p>
              </table:table-cell>
              <table:table-cell office:value-type="float" office:value="-1.454937">
                <text:p>-1.4549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1.57844">
                <text:p>-1.57844</text:p>
              </table:table-cell>
              <table:table-cell office:value-type="float" office:value="-1.595228">
                <text:p>-1.59522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902147">
                <text:p>-0.902147</text:p>
              </table:table-cell>
              <table:table-cell office:value-type="float" office:value="-1.669978">
                <text:p>-1.66997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112614">
                <text:p>-0.112614</text:p>
              </table:table-cell>
              <table:table-cell office:value-type="float" office:value="-1.539757">
                <text:p>-1.53975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-1.459702">
                <text:p>-1.45970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-1.354886">
                <text:p>-1.35488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-1.250923">
                <text:p>-1.25092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-1.185848">
                <text:p>-1.18584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-0.825277">
                <text:p>-0.82527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-0.48746">
                <text:p>-0.4874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-0.259756">
                <text:p>-0.25975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-0.101639">
                <text:p>-0.10163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-0.011227">
                <text:p>-0.01122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652cm" style:legend-expansion="high" chart:style-name="ch2"/>
        <chart:plot-area chart:style-name="ch3" table:cell-range-address="right_back_wheel_stats.A2:right_back_wheel_stats.A155 right_back_wheel_stats.D1:right_back_wheel_stats.F155" chart:data-source-has-labels="both" svg:x="0.73cm" svg:y="0.136cm" svg:width="27.604cm" svg:height="6.561cm">
          <chartooo:coordinate-region svg:x="1.379cm" svg:y="0.324cm" svg:width="26.955cm" svg:height="6.185cm"/>
          <chart:axis chart:dimension="x" chart:name="primary-x" chart:style-name="ch4" chartooo:axis-type="auto">
            <chartooo:date-scale/>
            <chart:categories table:cell-range-address="right_back_wheel_stats.A2:right_back_wheel_stats.A1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back_wheel_stats.D2:right_back_wheel_stats.D155" chart:label-cell-address="right_back_wheel_stats.D1:right_back_wheel_stats.D1" chart:class="chart:line">
            <chart:data-point chart:repeated="154"/>
          </chart:series>
          <chart:series chart:style-name="ch7" chart:values-cell-range-address="right_back_wheel_stats.E2:right_back_wheel_stats.E155" chart:label-cell-address="right_back_wheel_stats.E1:right_back_wheel_stats.E1" chart:class="chart:line">
            <chart:data-point chart:repeated="154"/>
          </chart:series>
          <chart:series chart:style-name="ch8" chart:values-cell-range-address="right_back_wheel_stats.F2:right_back_wheel_stats.F155" chart:label-cell-address="right_back_wheel_stats.F1:right_back_wheel_stats.F1" chart:class="chart:line"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right_back_wheel_stats.D1:right_back_wheel_stats.D1</svg:desc>
                </draw:g>
              </table:table-cell>
              <table:table-cell office:value-type="string">
                <text:p>angular_vel_encoder_left_back_wheel</text:p>
                <draw:g>
                  <svg:desc>right_back_wheel_stats.E1:right_back_wheel_stats.E1</svg:desc>
                </draw:g>
              </table:table-cell>
              <table:table-cell office:value-type="string">
                <text:p>angular_vel_control_left_back_wheel</text:p>
                <draw:g>
                  <svg:desc>right_back_wheel_stats.F1:right_back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back_wheel_stats.A2:right_back_wheel_stats.A155</svg:desc>
                </draw:g>
              </table:table-cell>
              <table:table-cell office:value-type="float" office:value="0">
                <text:p>0</text:p>
                <draw:g>
                  <svg:desc>right_back_wheel_stats.D2:right_back_wheel_stats.D155</svg:desc>
                </draw:g>
              </table:table-cell>
              <table:table-cell office:value-type="float" office:value="0">
                <text:p>0</text:p>
                <draw:g>
                  <svg:desc>right_back_wheel_stats.E2:right_back_wheel_stats.E155</svg:desc>
                </draw:g>
              </table:table-cell>
              <table:table-cell office:value-type="float" office:value="0">
                <text:p>0</text:p>
                <draw:g>
                  <svg:desc>right_back_wheel_stats.F2:right_back_wheel_stats.F15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753846">
                <text:p>-1.753846</text:p>
              </table:table-cell>
              <table:table-cell office:value-type="float" office:value="0">
                <text:p>0</text:p>
              </table:table-cell>
              <table:table-cell office:value-type="float" office:value="-5.437207">
                <text:p>-5.4372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35">
                <text:p>-0.05635</text:p>
              </table:table-cell>
              <table:table-cell office:value-type="float" office:value="-3.739816">
                <text:p>-3.7398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99003">
                <text:p>-2.99003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.753846">
                <text:p>-1.753846</text:p>
              </table:table-cell>
              <table:table-cell office:value-type="float" office:value="-3.151273">
                <text:p>-3.151273</text:p>
              </table:table-cell>
              <table:table-cell office:value-type="float" office:value="-0.277716">
                <text:p>-0.2777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49222">
                <text:p>-1.349222</text:p>
              </table:table-cell>
              <table:table-cell office:value-type="float" office:value="-4.082869">
                <text:p>-4.0828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989">
                <text:p>-0.112989</text:p>
              </table:table-cell>
              <table:table-cell office:value-type="float" office:value="-4.917344">
                <text:p>-4.9173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7113">
                <text:p>-0.957113</text:p>
              </table:table-cell>
              <table:table-cell office:value-type="float" office:value="-2.075442">
                <text:p>-2.0754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19819">
                <text:p>-2.19819</text:p>
              </table:table-cell>
              <table:table-cell office:value-type="float" office:value="-0.386058">
                <text:p>-0.3860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917235">
                <text:p>-1.917235</text:p>
              </table:table-cell>
              <table:table-cell office:value-type="float" office:value="-2.176056">
                <text:p>-2.1760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81686">
                <text:p>-0.281686</text:p>
              </table:table-cell>
              <table:table-cell office:value-type="float" office:value="-5.31596">
                <text:p>-5.315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9083">
                <text:p>-0.169083</text:p>
              </table:table-cell>
              <table:table-cell office:value-type="float" office:value="-3.886337">
                <text:p>-3.8863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919887">
                <text:p>-1.919887</text:p>
              </table:table-cell>
              <table:table-cell office:value-type="float" office:value="-0.070768">
                <text:p>-0.07076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979802">
                <text:p>-2.979802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7816">
                <text:p>-1.017816</text:p>
              </table:table-cell>
              <table:table-cell office:value-type="float" office:value="-4.91511">
                <text:p>-4.915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434">
                <text:p>-0.112434</text:p>
              </table:table-cell>
              <table:table-cell office:value-type="float" office:value="-4.884999">
                <text:p>-4.8849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76761">
                <text:p>-1.676761</text:p>
              </table:table-cell>
              <table:table-cell office:value-type="float" office:value="-0.683916">
                <text:p>-0.6839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.753846">
                <text:p>-1.753846</text:p>
              </table:table-cell>
              <table:table-cell office:value-type="float" office:value="-3.474369">
                <text:p>-3.474369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21748">
                <text:p>-1.521748</text:p>
              </table:table-cell>
              <table:table-cell office:value-type="float" office:value="-4.186144">
                <text:p>-4.18614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5003">
                <text:p>-0.225003</text:p>
              </table:table-cell>
              <table:table-cell office:value-type="float" office:value="-4.992227">
                <text:p>-4.99222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68465">
                <text:p>-1.068465</text:p>
              </table:table-cell>
              <table:table-cell office:value-type="float" office:value="-1.936587">
                <text:p>-1.93658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761059">
                <text:p>-2.761059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923043">
                <text:p>-1.923043</text:p>
              </table:table-cell>
              <table:table-cell office:value-type="float" office:value="-2.502433">
                <text:p>-2.5024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5023">
                <text:p>-0.225023</text:p>
              </table:table-cell>
              <table:table-cell office:value-type="float" office:value="-5.335225">
                <text:p>-5.3352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9156">
                <text:p>-0.169156</text:p>
              </table:table-cell>
              <table:table-cell office:value-type="float" office:value="-3.833181">
                <text:p>-3.83318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915238">
                <text:p>-1.915238</text:p>
              </table:table-cell>
              <table:table-cell office:value-type="float" office:value="-0.100886">
                <text:p>-0.1008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535763">
                <text:p>-2.535763</text:p>
              </table:table-cell>
              <table:table-cell office:value-type="float" office:value="-0.523297">
                <text:p>-0.52329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06379">
                <text:p>-0.506379</text:p>
              </table:table-cell>
              <table:table-cell office:value-type="float" office:value="-5.499895">
                <text:p>-5.4998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299">
                <text:p>-0.056299</text:p>
              </table:table-cell>
              <table:table-cell office:value-type="float" office:value="-4.520172">
                <text:p>-4.52017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972519">
                <text:p>-1.972519</text:p>
              </table:table-cell>
              <table:table-cell office:value-type="float" office:value="-0.054767">
                <text:p>-0.0547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1.753846">
                <text:p>-1.753846</text:p>
              </table:table-cell>
              <table:table-cell office:value-type="float" office:value="-3.280816">
                <text:p>-3.280816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37912">
                <text:p>-1.237912</text:p>
              </table:table-cell>
              <table:table-cell office:value-type="float" office:value="-4.68193">
                <text:p>-4.6819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256">
                <text:p>-0.056256</text:p>
              </table:table-cell>
              <table:table-cell office:value-type="float" office:value="-5.188828">
                <text:p>-5.18882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23241">
                <text:p>-1.523241</text:p>
              </table:table-cell>
              <table:table-cell office:value-type="float" office:value="-0.935798">
                <text:p>-0.93579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1.753846">
                <text:p>-1.753846</text:p>
              </table:table-cell>
              <table:table-cell office:value-type="float" office:value="-3.43267">
                <text:p>-3.43267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24369">
                <text:p>-1.524369</text:p>
              </table:table-cell>
              <table:table-cell office:value-type="float" office:value="-4.026076">
                <text:p>-4.02607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68">
                <text:p>-0.11268</text:p>
              </table:table-cell>
              <table:table-cell office:value-type="float" office:value="-5.187678">
                <text:p>-5.18767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0604">
                <text:p>-0.900604</text:p>
              </table:table-cell>
              <table:table-cell office:value-type="float" office:value="-2.164384">
                <text:p>-2.1643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314135">
                <text:p>-2.314135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03102">
                <text:p>-1.803102</text:p>
              </table:table-cell>
              <table:table-cell office:value-type="float" office:value="-2.349683">
                <text:p>-2.34968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439">
                <text:p>-0.112439</text:p>
              </table:table-cell>
              <table:table-cell office:value-type="float" office:value="-5.540422">
                <text:p>-5.5404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5614">
                <text:p>-0.225614</text:p>
              </table:table-cell>
              <table:table-cell office:value-type="float" office:value="-3.720392">
                <text:p>-3.72039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027595">
                <text:p>-2.027595</text:p>
              </table:table-cell>
              <table:table-cell office:value-type="float" office:value="-0.042667">
                <text:p>-0.04266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697559">
                <text:p>-2.697559</text:p>
              </table:table-cell>
              <table:table-cell office:value-type="float" office:value="-0.37834">
                <text:p>-0.3783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92185">
                <text:p>-0.792185</text:p>
              </table:table-cell>
              <table:table-cell office:value-type="float" office:value="-5.122374">
                <text:p>-5.12237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302">
                <text:p>-0.056302</text:p>
              </table:table-cell>
              <table:table-cell office:value-type="float" office:value="-4.835673">
                <text:p>-4.83567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91848">
                <text:p>-1.91848</text:p>
              </table:table-cell>
              <table:table-cell office:value-type="float" office:value="-0.181287">
                <text:p>-0.18128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1.753846">
                <text:p>-1.753846</text:p>
              </table:table-cell>
              <table:table-cell office:value-type="float" office:value="-3.047951">
                <text:p>-3.047951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8003">
                <text:p>-0.958003</text:p>
              </table:table-cell>
              <table:table-cell office:value-type="float" office:value="-5.027815">
                <text:p>-5.02781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263">
                <text:p>-0.056263</text:p>
              </table:table-cell>
              <table:table-cell office:value-type="float" office:value="-4.915289">
                <text:p>-4.91528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797689">
                <text:p>-1.797689</text:p>
              </table:table-cell>
              <table:table-cell office:value-type="float" office:value="-0.351308">
                <text:p>-0.35130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926154">
                <text:p>-2.926154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4127">
                <text:p>-0.904127</text:p>
              </table:table-cell>
              <table:table-cell office:value-type="float" office:value="-4.852431">
                <text:p>-4.85243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362">
                <text:p>-0.056362</text:p>
              </table:table-cell>
              <table:table-cell office:value-type="float" office:value="-4.804848">
                <text:p>-4.80484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082151">
                <text:p>-2.082151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1.753846">
                <text:p>-1.753846</text:p>
              </table:table-cell>
              <table:table-cell office:value-type="float" office:value="-3.218435">
                <text:p>-3.218435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200636">
                <text:p>-2.200636</text:p>
              </table:table-cell>
              <table:table-cell office:value-type="float" office:value="-2.352454">
                <text:p>-2.35245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8636">
                <text:p>-0.168636</text:p>
              </table:table-cell>
              <table:table-cell office:value-type="float" office:value="-5.690469">
                <text:p>-5.69046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50771">
                <text:p>-0.450771</text:p>
              </table:table-cell>
              <table:table-cell office:value-type="float" office:value="-3.138784">
                <text:p>-3.13878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648836">
                <text:p>-2.648836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59783">
                <text:p>-2.59783</text:p>
              </table:table-cell>
              <table:table-cell office:value-type="float" office:value="-0.986475">
                <text:p>-0.98647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924">
                <text:p>-0.95924</text:p>
              </table:table-cell>
              <table:table-cell office:value-type="float" office:value="-4.410459">
                <text:p>-4.41045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25">
                <text:p>-0.05625</text:p>
              </table:table-cell>
              <table:table-cell office:value-type="float" office:value="-4.660658">
                <text:p>-4.66065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91033">
                <text:p>-1.691033</text:p>
              </table:table-cell>
              <table:table-cell office:value-type="float" office:value="-0.315792">
                <text:p>-0.31579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1.753846">
                <text:p>-1.753846</text:p>
              </table:table-cell>
              <table:table-cell office:value-type="float" office:value="-3.041059">
                <text:p>-3.041059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68467">
                <text:p>-1.068467</text:p>
              </table:table-cell>
              <table:table-cell office:value-type="float" office:value="-4.677917">
                <text:p>-4.67791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3054">
                <text:p>-0.113054</text:p>
              </table:table-cell>
              <table:table-cell office:value-type="float" office:value="-4.822217">
                <text:p>-4.8222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32706">
                <text:p>-1.632706</text:p>
              </table:table-cell>
              <table:table-cell office:value-type="float" office:value="-0.677806">
                <text:p>-0.67780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809256">
                <text:p>-2.809256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8577">
                <text:p>-1.298577</text:p>
              </table:table-cell>
              <table:table-cell office:value-type="float" office:value="-3.94517">
                <text:p>-3.9451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442">
                <text:p>-0.056442</text:p>
              </table:table-cell>
              <table:table-cell office:value-type="float" office:value="-5.173718">
                <text:p>-5.17371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81">
                <text:p>-1.1281</text:p>
              </table:table-cell>
              <table:table-cell office:value-type="float" office:value="-1.771006">
                <text:p>-1.77100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931151">
                <text:p>-2.931151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797907">
                <text:p>-1.797907</text:p>
              </table:table-cell>
              <table:table-cell office:value-type="float" office:value="-3.006569">
                <text:p>-3.00656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5451">
                <text:p>-0.225451</text:p>
              </table:table-cell>
              <table:table-cell office:value-type="float" office:value="-5.304191">
                <text:p>-5.30419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90344">
                <text:p>-0.790344</text:p>
              </table:table-cell>
              <table:table-cell office:value-type="float" office:value="-2.62785">
                <text:p>-2.6278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707983">
                <text:p>-2.707983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084439">
                <text:p>-2.084439</text:p>
              </table:table-cell>
              <table:table-cell office:value-type="float" office:value="-2.216561">
                <text:p>-2.21656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37646">
                <text:p>-0.337646</text:p>
              </table:table-cell>
              <table:table-cell office:value-type="float" office:value="-5.336258">
                <text:p>-5.33625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8844">
                <text:p>-0.168844</text:p>
              </table:table-cell>
              <table:table-cell office:value-type="float" office:value="-4.038292">
                <text:p>-4.03829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79907">
                <text:p>-1.79907</text:p>
              </table:table-cell>
              <table:table-cell office:value-type="float" office:value="-0.436879">
                <text:p>-0.43687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487026">
                <text:p>-2.487026</text:p>
              </table:table-cell>
              <table:table-cell office:value-type="float" office:value="-0.554124">
                <text:p>-0.55412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63999">
                <text:p>-0.563999</text:p>
              </table:table-cell>
              <table:table-cell office:value-type="float" office:value="-5.320127">
                <text:p>-5.32012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44">
                <text:p>-0.05644</text:p>
              </table:table-cell>
              <table:table-cell office:value-type="float" office:value="-4.58865">
                <text:p>-4.5886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77496">
                <text:p>-1.577496</text:p>
              </table:table-cell>
              <table:table-cell office:value-type="float" office:value="-0.892565">
                <text:p>-0.89256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699793">
                <text:p>-2.699793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3807">
                <text:p>-1.013807</text:p>
              </table:table-cell>
              <table:table-cell office:value-type="float" office:value="-4.656884">
                <text:p>-4.6568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631">
                <text:p>-0.112631</text:p>
              </table:table-cell>
              <table:table-cell office:value-type="float" office:value="-4.965081">
                <text:p>-4.96508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54697">
                <text:p>-1.354697</text:p>
              </table:table-cell>
              <table:table-cell office:value-type="float" office:value="-1.478737">
                <text:p>-1.47873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481329">
                <text:p>-2.481329</text:p>
              </table:table-cell>
              <table:table-cell office:value-type="float" office:value="-0.238733">
                <text:p>-0.2387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2068">
                <text:p>-1.182068</text:p>
              </table:table-cell>
              <table:table-cell office:value-type="float" office:value="-4.025536">
                <text:p>-4.02553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585">
                <text:p>-0.112585</text:p>
              </table:table-cell>
              <table:table-cell office:value-type="float" office:value="-5.103351">
                <text:p>-5.10335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2887">
                <text:p>-0.902887</text:p>
              </table:table-cell>
              <table:table-cell office:value-type="float" office:value="-2.418761">
                <text:p>-2.41876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078104">
                <text:p>-2.078104</text:p>
              </table:table-cell>
              <table:table-cell office:value-type="float" office:value="-0.656747">
                <text:p>-0.65674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6562">
                <text:p>-1.016562</text:p>
              </table:table-cell>
              <table:table-cell office:value-type="float" office:value="-4.012634">
                <text:p>-4.01263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731617">
                <text:p>0.73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394303">
                <text:p>0.394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845458">
                <text:p>0.845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225424">
                <text:p>0.225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9.193204">
                <text:p>9.19320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.076923">
                <text:p>3.076923</text:p>
              </table:table-cell>
              <table:table-cell office:value-type="float" office:value="0.056352">
                <text:p>0.056352</text:p>
              </table:table-cell>
              <table:table-cell office:value-type="float" office:value="6.388261">
                <text:p>6.38826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.076923">
                <text:p>3.076923</text:p>
              </table:table-cell>
              <table:table-cell office:value-type="float" office:value="3.438982">
                <text:p>3.438982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.076923">
                <text:p>3.076923</text:p>
              </table:table-cell>
              <table:table-cell office:value-type="float" office:value="6.487614">
                <text:p>6.487614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.076923">
                <text:p>3.076923</text:p>
              </table:table-cell>
              <table:table-cell office:value-type="float" office:value="6.821458">
                <text:p>6.821458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.076923">
                <text:p>3.076923</text:p>
              </table:table-cell>
              <table:table-cell office:value-type="float" office:value="5.914834">
                <text:p>5.914834</text:p>
              </table:table-cell>
              <table:table-cell office:value-type="float" office:value="0.570959">
                <text:p>0.57095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3.076923">
                <text:p>3.076923</text:p>
              </table:table-cell>
              <table:table-cell office:value-type="float" office:value="5.129881">
                <text:p>5.129881</text:p>
              </table:table-cell>
              <table:table-cell office:value-type="float" office:value="1.069334">
                <text:p>1.06933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.076923">
                <text:p>3.076923</text:p>
              </table:table-cell>
              <table:table-cell office:value-type="float" office:value="3.831746">
                <text:p>3.831746</text:p>
              </table:table-cell>
              <table:table-cell office:value-type="float" office:value="2.875949">
                <text:p>2.87594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.076923">
                <text:p>3.076923</text:p>
              </table:table-cell>
              <table:table-cell office:value-type="float" office:value="3.381452">
                <text:p>3.381452</text:p>
              </table:table-cell>
              <table:table-cell office:value-type="float" office:value="2.48614">
                <text:p>2.4861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.076923">
                <text:p>3.076923</text:p>
              </table:table-cell>
              <table:table-cell office:value-type="float" office:value="4.172806">
                <text:p>4.172806</text:p>
              </table:table-cell>
              <table:table-cell office:value-type="float" office:value="0.339085">
                <text:p>0.33908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3.076923">
                <text:p>3.076923</text:p>
              </table:table-cell>
              <table:table-cell office:value-type="float" office:value="4.168341">
                <text:p>4.168341</text:p>
              </table:table-cell>
              <table:table-cell office:value-type="float" office:value="0.724584">
                <text:p>0.72458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.076923">
                <text:p>3.076923</text:p>
              </table:table-cell>
              <table:table-cell office:value-type="float" office:value="3.155586">
                <text:p>3.155586</text:p>
              </table:table-cell>
              <table:table-cell office:value-type="float" office:value="2.430521">
                <text:p>2.43052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.076923">
                <text:p>3.076923</text:p>
              </table:table-cell>
              <table:table-cell office:value-type="float" office:value="3.266813">
                <text:p>3.266813</text:p>
              </table:table-cell>
              <table:table-cell office:value-type="float" office:value="1.218638">
                <text:p>1.21863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.076923">
                <text:p>3.076923</text:p>
              </table:table-cell>
              <table:table-cell office:value-type="float" office:value="4.173304">
                <text:p>4.173304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.076923">
                <text:p>3.076923</text:p>
              </table:table-cell>
              <table:table-cell office:value-type="float" office:value="3.493584">
                <text:p>3.493584</text:p>
              </table:table-cell>
              <table:table-cell office:value-type="float" office:value="2.352401">
                <text:p>2.35240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.076923">
                <text:p>3.076923</text:p>
              </table:table-cell>
              <table:table-cell office:value-type="float" office:value="4.054823">
                <text:p>4.054823</text:p>
              </table:table-cell>
              <table:table-cell office:value-type="float" office:value="0.730595">
                <text:p>0.73059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.076923">
                <text:p>3.076923</text:p>
              </table:table-cell>
              <table:table-cell office:value-type="float" office:value="4.057027">
                <text:p>4.057027</text:p>
              </table:table-cell>
              <table:table-cell office:value-type="float" office:value="1.395346">
                <text:p>1.39534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076923">
                <text:p>3.076923</text:p>
              </table:table-cell>
              <table:table-cell office:value-type="float" office:value="3.268379">
                <text:p>3.268379</text:p>
              </table:table-cell>
              <table:table-cell office:value-type="float" office:value="3.032937">
                <text:p>3.03293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.076923">
                <text:p>3.076923</text:p>
              </table:table-cell>
              <table:table-cell office:value-type="float" office:value="3.497077">
                <text:p>3.497077</text:p>
              </table:table-cell>
              <table:table-cell office:value-type="float" office:value="1.774284">
                <text:p>1.77428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.076923">
                <text:p>3.076923</text:p>
              </table:table-cell>
              <table:table-cell office:value-type="float" office:value="4.676092">
                <text:p>4.676092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.076923">
                <text:p>3.076923</text:p>
              </table:table-cell>
              <table:table-cell office:value-type="float" office:value="4.04332">
                <text:p>4.04332</text:p>
              </table:table-cell>
              <table:table-cell office:value-type="float" office:value="2.046737">
                <text:p>2.04673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.076923">
                <text:p>3.076923</text:p>
              </table:table-cell>
              <table:table-cell office:value-type="float" office:value="3.669741">
                <text:p>3.669741</text:p>
              </table:table-cell>
              <table:table-cell office:value-type="float" office:value="2.11562">
                <text:p>2.1156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076923">
                <text:p>3.076923</text:p>
              </table:table-cell>
              <table:table-cell office:value-type="float" office:value="3.440944">
                <text:p>3.440944</text:p>
              </table:table-cell>
              <table:table-cell office:value-type="float" office:value="2.180652">
                <text:p>2.18065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.076923">
                <text:p>3.076923</text:p>
              </table:table-cell>
              <table:table-cell office:value-type="float" office:value="3.833739">
                <text:p>3.833739</text:p>
              </table:table-cell>
              <table:table-cell office:value-type="float" office:value="1.200424">
                <text:p>1.20042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.076923">
                <text:p>3.076923</text:p>
              </table:table-cell>
              <table:table-cell office:value-type="float" office:value="3.943852">
                <text:p>3.943852</text:p>
              </table:table-cell>
              <table:table-cell office:value-type="float" office:value="1.327993">
                <text:p>1.32799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.076923">
                <text:p>3.076923</text:p>
              </table:table-cell>
              <table:table-cell office:value-type="float" office:value="3.206035">
                <text:p>3.206035</text:p>
              </table:table-cell>
              <table:table-cell office:value-type="float" office:value="2.997517">
                <text:p>2.99751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.076923">
                <text:p>3.076923</text:p>
              </table:table-cell>
              <table:table-cell office:value-type="float" office:value="3.658677">
                <text:p>3.658677</text:p>
              </table:table-cell>
              <table:table-cell office:value-type="float" office:value="1.394733">
                <text:p>1.39473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076923">
                <text:p>3.076923</text:p>
              </table:table-cell>
              <table:table-cell office:value-type="float" office:value="4.490283">
                <text:p>4.490283</text:p>
              </table:table-cell>
              <table:table-cell office:value-type="float" office:value="0.06175">
                <text:p>0.0617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.076923">
                <text:p>3.076923</text:p>
              </table:table-cell>
              <table:table-cell office:value-type="float" office:value="3.741383">
                <text:p>3.741383</text:p>
              </table:table-cell>
              <table:table-cell office:value-type="float" office:value="2.358432">
                <text:p>2.35843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.076923">
                <text:p>3.076923</text:p>
              </table:table-cell>
              <table:table-cell office:value-type="float" office:value="2.930215">
                <text:p>2.930215</text:p>
              </table:table-cell>
              <table:table-cell office:value-type="float" office:value="3.421778">
                <text:p>3.42177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.076923">
                <text:p>3.076923</text:p>
              </table:table-cell>
              <table:table-cell office:value-type="float" office:value="3.709699">
                <text:p>3.709699</text:p>
              </table:table-cell>
              <table:table-cell office:value-type="float" office:value="1.0785">
                <text:p>1.078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.076923">
                <text:p>3.076923</text:p>
              </table:table-cell>
              <table:table-cell office:value-type="float" office:value="4.35268">
                <text:p>4.35268</text:p>
              </table:table-cell>
              <table:table-cell office:value-type="float" office:value="0.503211">
                <text:p>0.50321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.076923">
                <text:p>3.076923</text:p>
              </table:table-cell>
              <table:table-cell office:value-type="float" office:value="3.890702">
                <text:p>3.890702</text:p>
              </table:table-cell>
              <table:table-cell office:value-type="float" office:value="2.026458">
                <text:p>2.02645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.076923">
                <text:p>3.076923</text:p>
              </table:table-cell>
              <table:table-cell office:value-type="float" office:value="3.660316">
                <text:p>3.660316</text:p>
              </table:table-cell>
              <table:table-cell office:value-type="float" office:value="2.038851">
                <text:p>2.03885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3.947371">
                <text:p>3.947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3.437335">
                <text:p>3.437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.470888">
                <text:p>2.47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.634813">
                <text:p>1.634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789378">
                <text:p>0.789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112614">
                <text:p>0.112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right_back_wheel_stats.A2:right_back_wheel_stats.A155 right_back_wheel_stats.G1:right_back_wheel_stats.G155" chart:data-source-has-labels="both" svg:x="0.674cm" svg:y="0.062cm" svg:width="27.894cm" svg:height="3.008cm">
          <chartooo:coordinate-region svg:x="1.521cm" svg:y="0.25cm" svg:width="27.047cm" svg:height="2.632cm"/>
          <chart:axis chart:dimension="x" chart:name="primary-x" chart:style-name="ch4" chartooo:axis-type="auto">
            <chartooo:date-scale/>
            <chart:categories table:cell-range-address="right_back_wheel_stats.A2:right_back_wheel_stats.A1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back_wheel_stats.G2:right_back_wheel_stats.G155" chart:label-cell-address="right_back_wheel_stats.G1:right_back_wheel_stats.G1" chart:class="chart:line">
            <chart:data-point chart:repeated="1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right_back_wheel_stats.G1:right_back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back_wheel_stats.A2:right_back_wheel_stats.A155</svg:desc>
                </draw:g>
              </table:table-cell>
              <table:table-cell office:value-type="float" office:value="0">
                <text:p>0</text:p>
                <draw:g>
                  <svg:desc>right_back_wheel_stats.G2:right_back_wheel_stats.G15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839685">
                <text:p>-0.8396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593451">
                <text:p>-0.5934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643217">
                <text:p>-0.6432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76427">
                <text:p>-0.764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352007">
                <text:p>-0.3520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106935">
                <text:p>-0.1069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366603">
                <text:p>-0.3666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822096">
                <text:p>-0.8220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614706">
                <text:p>-0.614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763946">
                <text:p>-0.76394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759578">
                <text:p>-0.7595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150144">
                <text:p>-0.15014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658198">
                <text:p>-0.6581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775133">
                <text:p>-0.77513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331864">
                <text:p>-0.33186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413949">
                <text:p>-0.4139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824891">
                <text:p>-0.82489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606995">
                <text:p>-0.60699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126844">
                <text:p>-0.12684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848779">
                <text:p>-0.8487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706654">
                <text:p>-0.70665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73012">
                <text:p>-0.7301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803654">
                <text:p>-0.80365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186684">
                <text:p>-0.18668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634978">
                <text:p>-0.63497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803487">
                <text:p>-0.80348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36491">
                <text:p>-0.364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39179">
                <text:p>-0.3917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854658">
                <text:p>-0.85465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590633">
                <text:p>-0.59063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105816">
                <text:p>-0.10581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794013">
                <text:p>-0.7940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752423">
                <text:p>-0.75242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780296">
                <text:p>-0.78029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763972">
                <text:p>-0.7639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101894">
                <text:p>-0.10189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754854">
                <text:p>-0.75485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747951">
                <text:p>-0.74795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392192">
                <text:p>-0.39219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876425">
                <text:p>-0.8764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506262">
                <text:p>-0.50626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194035">
                <text:p>-0.19403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690739">
                <text:p>-0.69073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727034">
                <text:p>-0.72703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729538">
                <text:p>-0.72953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750471">
                <text:p>-0.75047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149258">
                <text:p>-0.14925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623241">
                <text:p>-0.62324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801462">
                <text:p>-0.80146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307844">
                <text:p>-0.30784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487082">
                <text:p>-0.48708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820389">
                <text:p>-0.82038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432143">
                <text:p>-0.43214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372479">
                <text:p>-0.3724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825041">
                <text:p>-0.8250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0.63675">
                <text:p>-0.63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114308">
                <text:p>-0.11430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131316">
                <text:p>-0.1313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0.822701">
                <text:p>-0.82270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0.716588">
                <text:p>-0.71658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0.180412">
                <text:p>-0.18041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726487">
                <text:p>-0.72648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0.771196">
                <text:p>-0.77119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265446">
                <text:p>-0.26544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0.634899">
                <text:p>-0.63489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791254">
                <text:p>-0.79125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401811">
                <text:p>-0.40181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146203">
                <text:p>-0.14620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633028">
                <text:p>-0.63302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97765">
                <text:p>0.9776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133758">
                <text:p>0.13375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206055">
                <text:p>0.20605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68134">
                <text:p>0.46813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411586">
                <text:p>0.41158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00121">
                <text:p>0.10012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56044">
                <text:p>0.15604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403517">
                <text:p>0.40351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27714">
                <text:p>0.22771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392185">
                <text:p>0.39218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156916">
                <text:p>0.15691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53348">
                <text:p>0.25334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90907">
                <text:p>0.49090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308319">
                <text:p>0.30831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347843">
                <text:p>0.34784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357836">
                <text:p>0.35783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36727">
                <text:p>0.3672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25072">
                <text:p>0.22507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43578">
                <text:p>0.24357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85769">
                <text:p>0.48576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5326">
                <text:p>0.2532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393059">
                <text:p>0.39305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547315">
                <text:p>0.54731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07385">
                <text:p>0.20738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12393">
                <text:p>0.1239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344901">
                <text:p>0.34490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46699">
                <text:p>0.3466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23cm" svg:height="3.132cm" xlink:href=".." xlink:type="simple" chart:class="chart:line" chart:style-name="ch1">
        <chart:legend chart:legend-position="end" svg:x="29.281cm" svg:y="1.04cm" style:legend-expansion="high" chart:style-name="ch2"/>
        <chart:plot-area chart:style-name="ch3" table:cell-range-address="right_back_wheel_stats.A2:right_back_wheel_stats.A155 right_back_wheel_stats.H1:right_back_wheel_stats.I155" chart:data-source-has-labels="both" svg:x="0.654cm" svg:y="0.062cm" svg:width="27.973cm" svg:height="3.008cm">
          <chartooo:coordinate-region svg:x="1.214cm" svg:y="0.25cm" svg:width="27.281cm" svg:height="2.632cm"/>
          <chart:axis chart:dimension="x" chart:name="primary-x" chart:style-name="ch4" chartooo:axis-type="auto">
            <chartooo:date-scale/>
            <chart:categories table:cell-range-address="right_back_wheel_stats.A2:right_back_wheel_stats.A1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back_wheel_stats.H2:right_back_wheel_stats.H155" chart:label-cell-address="right_back_wheel_stats.H1:right_back_wheel_stats.H1" chart:class="chart:line">
            <chart:data-point chart:repeated="154"/>
          </chart:series>
          <chart:series chart:style-name="ch7" chart:values-cell-range-address="right_back_wheel_stats.I2:right_back_wheel_stats.I155" chart:label-cell-address="right_back_wheel_stats.I1:right_back_wheel_stats.I1" chart:class="chart:line">
            <chart:data-point chart:repeated="1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right_back_wheel_stats.H1:right_back_wheel_stats.H1</svg:desc>
                </draw:g>
              </table:table-cell>
              <table:table-cell office:value-type="string">
                <text:p>Ki*integral</text:p>
                <draw:g>
                  <svg:desc>right_back_wheel_stats.I1:right_back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back_wheel_stats.A2:right_back_wheel_stats.A155</svg:desc>
                </draw:g>
              </table:table-cell>
              <table:table-cell office:value-type="float" office:value="0">
                <text:p>0</text:p>
                <draw:g>
                  <svg:desc>right_back_wheel_stats.H2:right_back_wheel_stats.H155</svg:desc>
                </draw:g>
              </table:table-cell>
              <table:table-cell office:value-type="float" office:value="0">
                <text:p>0</text:p>
                <draw:g>
                  <svg:desc>right_back_wheel_stats.I2:right_back_wheel_stats.I15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75353">
                <text:p>-0.1753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697496">
                <text:p>-1.697496</text:p>
              </table:table-cell>
              <table:table-cell office:value-type="float" office:value="-0.344894">
                <text:p>-0.3448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36183">
                <text:p>1.236183</text:p>
              </table:table-cell>
              <table:table-cell office:value-type="float" office:value="-0.222111">
                <text:p>-0.2221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397427">
                <text:p>1.397427</text:p>
              </table:table-cell>
              <table:table-cell office:value-type="float" office:value="-0.081178">
                <text:p>-0.0811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404624">
                <text:p>-0.404624</text:p>
              </table:table-cell>
              <table:table-cell office:value-type="float" office:value="-0.121624">
                <text:p>-0.1216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640857">
                <text:p>-1.640857</text:p>
              </table:table-cell>
              <table:table-cell office:value-type="float" office:value="-0.285603">
                <text:p>-0.2856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796733">
                <text:p>-0.796733</text:p>
              </table:table-cell>
              <table:table-cell office:value-type="float" office:value="-0.365598">
                <text:p>-0.3655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44344">
                <text:p>0.444344</text:p>
              </table:table-cell>
              <table:table-cell office:value-type="float" office:value="-0.321294">
                <text:p>-0.3212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63389">
                <text:p>0.163389</text:p>
              </table:table-cell>
              <table:table-cell office:value-type="float" office:value="-0.304938">
                <text:p>-0.3049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.47216">
                <text:p>-1.47216</text:p>
              </table:table-cell>
              <table:table-cell office:value-type="float" office:value="-0.451932">
                <text:p>-0.45193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.584763">
                <text:p>-1.584763</text:p>
              </table:table-cell>
              <table:table-cell office:value-type="float" office:value="-0.435294">
                <text:p>-0.4352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66041">
                <text:p>0.166041</text:p>
              </table:table-cell>
              <table:table-cell office:value-type="float" office:value="-0.249295">
                <text:p>-0.24929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225956">
                <text:p>1.225956</text:p>
              </table:table-cell>
              <table:table-cell office:value-type="float" office:value="-0.248639">
                <text:p>-0.2486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73603">
                <text:p>-0.73603</text:p>
              </table:table-cell>
              <table:table-cell office:value-type="float" office:value="-0.463172">
                <text:p>-0.46317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.641412">
                <text:p>-1.641412</text:p>
              </table:table-cell>
              <table:table-cell office:value-type="float" office:value="-0.587425">
                <text:p>-0.5874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77085">
                <text:p>-0.077085</text:p>
              </table:table-cell>
              <table:table-cell office:value-type="float" office:value="-0.431087">
                <text:p>-0.4310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720523">
                <text:p>1.720523</text:p>
              </table:table-cell>
              <table:table-cell office:value-type="float" office:value="-0.178074">
                <text:p>-0.1780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232098">
                <text:p>-0.232098</text:p>
              </table:table-cell>
              <table:table-cell office:value-type="float" office:value="-0.245563">
                <text:p>-0.24556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.528843">
                <text:p>-1.528843</text:p>
              </table:table-cell>
              <table:table-cell office:value-type="float" office:value="-0.415073">
                <text:p>-0.41507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685382">
                <text:p>-0.685382</text:p>
              </table:table-cell>
              <table:table-cell office:value-type="float" office:value="-0.336935">
                <text:p>-0.33693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007212">
                <text:p>1.007212</text:p>
              </table:table-cell>
              <table:table-cell office:value-type="float" office:value="-0.077779">
                <text:p>-0.0777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69197">
                <text:p>0.169197</text:p>
              </table:table-cell>
              <table:table-cell office:value-type="float" office:value="-0.077365">
                <text:p>-0.07736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1.528823">
                <text:p>-1.528823</text:p>
              </table:table-cell>
              <table:table-cell office:value-type="float" office:value="-0.353603">
                <text:p>-0.35360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1.58469">
                <text:p>-1.58469</text:p>
              </table:table-cell>
              <table:table-cell office:value-type="float" office:value="-0.438942">
                <text:p>-0.43894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61392">
                <text:p>0.161392</text:p>
              </table:table-cell>
              <table:table-cell office:value-type="float" office:value="-0.258137">
                <text:p>-0.2581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781917">
                <text:p>0.781917</text:p>
              </table:table-cell>
              <table:table-cell office:value-type="float" office:value="-0.172364">
                <text:p>-0.17236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1.247468">
                <text:p>-1.247468</text:p>
              </table:table-cell>
              <table:table-cell office:value-type="float" office:value="-0.470191">
                <text:p>-0.4701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.697547">
                <text:p>-1.697547</text:p>
              </table:table-cell>
              <table:table-cell office:value-type="float" office:value="-0.615599">
                <text:p>-0.6155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18672">
                <text:p>0.218672</text:p>
              </table:table-cell>
              <table:table-cell office:value-type="float" office:value="-0.440633">
                <text:p>-0.4406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52697">
                <text:p>1.52697</text:p>
              </table:table-cell>
              <table:table-cell office:value-type="float" office:value="-0.217765">
                <text:p>-0.2177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515934">
                <text:p>-0.515934</text:p>
              </table:table-cell>
              <table:table-cell office:value-type="float" office:value="-0.369813">
                <text:p>-0.36981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1.69759">
                <text:p>-1.69759</text:p>
              </table:table-cell>
              <table:table-cell office:value-type="float" office:value="-0.556563">
                <text:p>-0.55656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230605">
                <text:p>-0.230605</text:p>
              </table:table-cell>
              <table:table-cell office:value-type="float" office:value="-0.426694">
                <text:p>-0.42669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678823">
                <text:p>1.678823</text:p>
              </table:table-cell>
              <table:table-cell office:value-type="float" office:value="-0.099217">
                <text:p>-0.09921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229478">
                <text:p>-0.229478</text:p>
              </table:table-cell>
              <table:table-cell office:value-type="float" office:value="-0.138318">
                <text:p>-0.13831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1.641166">
                <text:p>-1.641166</text:p>
              </table:table-cell>
              <table:table-cell office:value-type="float" office:value="-0.380512">
                <text:p>-0.38051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853242">
                <text:p>-0.853242</text:p>
              </table:table-cell>
              <table:table-cell office:value-type="float" office:value="-0.34144">
                <text:p>-0.341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60289">
                <text:p>0.560289</text:p>
              </table:table-cell>
              <table:table-cell office:value-type="float" office:value="-0.116924">
                <text:p>-0.11692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49255">
                <text:p>0.049255</text:p>
              </table:table-cell>
              <table:table-cell office:value-type="float" office:value="-0.133813">
                <text:p>-0.13381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1.641407">
                <text:p>-1.641407</text:p>
              </table:table-cell>
              <table:table-cell office:value-type="float" office:value="-0.451693">
                <text:p>-0.45169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1.528233">
                <text:p>-1.528233</text:p>
              </table:table-cell>
              <table:table-cell office:value-type="float" office:value="-0.552094">
                <text:p>-0.55209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73749">
                <text:p>0.273749</text:p>
              </table:table-cell>
              <table:table-cell office:value-type="float" office:value="-0.354691">
                <text:p>-0.35469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43713">
                <text:p>0.943713</text:p>
              </table:table-cell>
              <table:table-cell office:value-type="float" office:value="-0.237262">
                <text:p>-0.23726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961662">
                <text:p>-0.961662</text:p>
              </table:table-cell>
              <table:table-cell office:value-type="float" office:value="-0.50199">
                <text:p>-0.501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.697544">
                <text:p>-1.697544</text:p>
              </table:table-cell>
              <table:table-cell office:value-type="float" office:value="-0.648855">
                <text:p>-0.64885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64634">
                <text:p>0.164634</text:p>
              </table:table-cell>
              <table:table-cell office:value-type="float" office:value="-0.468454">
                <text:p>-0.46845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294105">
                <text:p>1.294105</text:p>
              </table:table-cell>
              <table:table-cell office:value-type="float" office:value="-0.252649">
                <text:p>-0.2526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795843">
                <text:p>-0.795843</text:p>
              </table:table-cell>
              <table:table-cell office:value-type="float" office:value="-0.388155">
                <text:p>-0.38815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1.697584">
                <text:p>-1.697584</text:p>
              </table:table-cell>
              <table:table-cell office:value-type="float" office:value="-0.563003">
                <text:p>-0.56300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43843">
                <text:p>0.043843</text:p>
              </table:table-cell>
              <table:table-cell office:value-type="float" office:value="-0.394781">
                <text:p>-0.39478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172308">
                <text:p>1.172308</text:p>
              </table:table-cell>
              <table:table-cell office:value-type="float" office:value="-0.124877">
                <text:p>-0.12487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84972">
                <text:p>-0.84972</text:p>
              </table:table-cell>
              <table:table-cell office:value-type="float" office:value="-0.237839">
                <text:p>-0.23783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1.697485">
                <text:p>-1.697485</text:p>
              </table:table-cell>
              <table:table-cell office:value-type="float" office:value="-0.501175">
                <text:p>-0.5011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28305">
                <text:p>0.328305</text:p>
              </table:table-cell>
              <table:table-cell office:value-type="float" office:value="-0.372115">
                <text:p>-0.37211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464588">
                <text:p>1.464588</text:p>
              </table:table-cell>
              <table:table-cell office:value-type="float" office:value="-0.055972">
                <text:p>-0.05597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44679">
                <text:p>0.44679</text:p>
              </table:table-cell>
              <table:table-cell office:value-type="float" office:value="-0.02763">
                <text:p>-0.0276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1.58521">
                <text:p>-1.58521</text:p>
              </table:table-cell>
              <table:table-cell office:value-type="float" office:value="-0.31595">
                <text:p>-0.315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.303075">
                <text:p>-1.303075</text:p>
              </table:table-cell>
              <table:table-cell office:value-type="float" office:value="-0.365833">
                <text:p>-0.36583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89499">
                <text:p>0.89499</text:p>
              </table:table-cell>
              <table:table-cell office:value-type="float" office:value="-0.106233">
                <text:p>-0.1062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843983">
                <text:p>0.843983</text:p>
              </table:table-cell>
              <table:table-cell office:value-type="float" office:value="-0.025825">
                <text:p>-0.02582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794606">
                <text:p>-0.794606</text:p>
              </table:table-cell>
              <table:table-cell office:value-type="float" office:value="-0.22317">
                <text:p>-0.2231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1.697596">
                <text:p>-1.697596</text:p>
              </table:table-cell>
              <table:table-cell office:value-type="float" office:value="-0.307786">
                <text:p>-0.30778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062814">
                <text:p>-0.062814</text:p>
              </table:table-cell>
              <table:table-cell office:value-type="float" office:value="-0.145187">
                <text:p>-0.14518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287213">
                <text:p>1.287213</text:p>
              </table:table-cell>
              <table:table-cell office:value-type="float" office:value="-0.048129">
                <text:p>-0.04812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685379">
                <text:p>-0.685379</text:p>
              </table:table-cell>
              <table:table-cell office:value-type="float" office:value="-0.262838">
                <text:p>-0.26283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1.640792">
                <text:p>-1.640792</text:p>
              </table:table-cell>
              <table:table-cell office:value-type="float" office:value="-0.47148">
                <text:p>-0.4714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12114">
                <text:p>-0.12114</text:p>
              </table:table-cell>
              <table:table-cell office:value-type="float" office:value="-0.325319">
                <text:p>-0.3253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05541">
                <text:p>1.05541</text:p>
              </table:table-cell>
              <table:table-cell office:value-type="float" office:value="-0.090159">
                <text:p>-0.09015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45527">
                <text:p>-0.45527</text:p>
              </table:table-cell>
              <table:table-cell office:value-type="float" office:value="-0.22536">
                <text:p>-0.2253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1.697404">
                <text:p>-1.697404</text:p>
              </table:table-cell>
              <table:table-cell office:value-type="float" office:value="-0.479787">
                <text:p>-0.47978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625746">
                <text:p>-0.625746</text:p>
              </table:table-cell>
              <table:table-cell office:value-type="float" office:value="-0.462922">
                <text:p>-0.46292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177305">
                <text:p>1.177305</text:p>
              </table:table-cell>
              <table:table-cell office:value-type="float" office:value="-0.175057">
                <text:p>-0.17505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4406">
                <text:p>0.04406</text:p>
              </table:table-cell>
              <table:table-cell office:value-type="float" office:value="-0.164409">
                <text:p>-0.16440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1.528396">
                <text:p>-1.528396</text:p>
              </table:table-cell>
              <table:table-cell office:value-type="float" office:value="-0.446927">
                <text:p>-0.44692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963503">
                <text:p>-0.963503</text:p>
              </table:table-cell>
              <table:table-cell office:value-type="float" office:value="-0.474932">
                <text:p>-0.47493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954137">
                <text:p>0.954137</text:p>
              </table:table-cell>
              <table:table-cell office:value-type="float" office:value="-0.215602">
                <text:p>-0.21560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330592">
                <text:p>0.330592</text:p>
              </table:table-cell>
              <table:table-cell office:value-type="float" office:value="-0.170417">
                <text:p>-0.17041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1.4162">
                <text:p>-1.4162</text:p>
              </table:table-cell>
              <table:table-cell office:value-type="float" office:value="-0.417583">
                <text:p>-0.41758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1.585003">
                <text:p>-1.585003</text:p>
              </table:table-cell>
              <table:table-cell office:value-type="float" office:value="-0.529411">
                <text:p>-0.5294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45224">
                <text:p>0.045224</text:p>
              </table:table-cell>
              <table:table-cell office:value-type="float" office:value="-0.355214">
                <text:p>-0.35521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73318">
                <text:p>0.73318</text:p>
              </table:table-cell>
              <table:table-cell office:value-type="float" office:value="-0.219061">
                <text:p>-0.21906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1.189847">
                <text:p>-1.189847</text:p>
              </table:table-cell>
              <table:table-cell office:value-type="float" office:value="-0.45602">
                <text:p>-0.4560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1.697406">
                <text:p>-1.697406</text:p>
              </table:table-cell>
              <table:table-cell office:value-type="float" office:value="-0.630336">
                <text:p>-0.63033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0.17635">
                <text:p>-0.17635</text:p>
              </table:table-cell>
              <table:table-cell office:value-type="float" office:value="-0.495245">
                <text:p>-0.49524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945947">
                <text:p>0.945947</text:p>
              </table:table-cell>
              <table:table-cell office:value-type="float" office:value="-0.303308">
                <text:p>-0.30330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740039">
                <text:p>-0.740039</text:p>
              </table:table-cell>
              <table:table-cell office:value-type="float" office:value="-0.472482">
                <text:p>-0.47248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1.641215">
                <text:p>-1.641215</text:p>
              </table:table-cell>
              <table:table-cell office:value-type="float" office:value="-0.669888">
                <text:p>-0.6698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39915">
                <text:p>-0.39915</text:p>
              </table:table-cell>
              <table:table-cell office:value-type="float" office:value="-0.568315">
                <text:p>-0.56831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727483">
                <text:p>0.727483</text:p>
              </table:table-cell>
              <table:table-cell office:value-type="float" office:value="-0.338158">
                <text:p>-0.33815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0.571778">
                <text:p>-0.571778</text:p>
              </table:table-cell>
              <table:table-cell office:value-type="float" office:value="-0.399831">
                <text:p>-0.39983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1.641262">
                <text:p>-1.641262</text:p>
              </table:table-cell>
              <table:table-cell office:value-type="float" office:value="-0.637303">
                <text:p>-0.63730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850959">
                <text:p>-0.850959</text:p>
              </table:table-cell>
              <table:table-cell office:value-type="float" office:value="-0.60335">
                <text:p>-0.6033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24257">
                <text:p>0.324257</text:p>
              </table:table-cell>
              <table:table-cell office:value-type="float" office:value="-0.400979">
                <text:p>-0.40097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737285">
                <text:p>-0.737285</text:p>
              </table:table-cell>
              <table:table-cell office:value-type="float" office:value="-0.457004">
                <text:p>-0.45700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-0.552511">
                <text:p>-0.55251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731617">
                <text:p>-0.731617</text:p>
              </table:table-cell>
              <table:table-cell office:value-type="float" office:value="-0.551777">
                <text:p>-0.55177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394303">
                <text:p>-0.394303</text:p>
              </table:table-cell>
              <table:table-cell office:value-type="float" office:value="-0.426895">
                <text:p>-0.4268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845458">
                <text:p>-0.845458</text:p>
              </table:table-cell>
              <table:table-cell office:value-type="float" office:value="-0.471545">
                <text:p>-0.47154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225424">
                <text:p>-0.225424</text:p>
              </table:table-cell>
              <table:table-cell office:value-type="float" office:value="-0.566886">
                <text:p>-0.56688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-0.509744">
                <text:p>-0.50974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.076923">
                <text:p>3.076923</text:p>
              </table:table-cell>
              <table:table-cell office:value-type="float" office:value="-0.038214">
                <text:p>-0.03821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.020571">
                <text:p>3.020571</text:p>
              </table:table-cell>
              <table:table-cell office:value-type="float" office:value="0.347421">
                <text:p>0.34742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362059">
                <text:p>-0.362059</text:p>
              </table:table-cell>
              <table:table-cell office:value-type="float" office:value="0.278853">
                <text:p>0.27885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3.410691">
                <text:p>-3.410691</text:p>
              </table:table-cell>
              <table:table-cell office:value-type="float" office:value="0.010977">
                <text:p>0.01097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3.744535">
                <text:p>-3.744535</text:p>
              </table:table-cell>
              <table:table-cell office:value-type="float" office:value="-0.36348">
                <text:p>-0.3634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2.83791">
                <text:p>-2.83791</text:p>
              </table:table-cell>
              <table:table-cell office:value-type="float" office:value="-0.574314">
                <text:p>-0.57431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2.052958">
                <text:p>-2.052958</text:p>
              </table:table-cell>
              <table:table-cell office:value-type="float" office:value="-0.740056">
                <text:p>-0.74005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754823">
                <text:p>-0.754823</text:p>
              </table:table-cell>
              <table:table-cell office:value-type="float" office:value="-0.731727">
                <text:p>-0.73172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304529">
                <text:p>-0.304529</text:p>
              </table:table-cell>
              <table:table-cell office:value-type="float" office:value="-0.739447">
                <text:p>-0.73944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1.095883">
                <text:p>-1.095883</text:p>
              </table:table-cell>
              <table:table-cell office:value-type="float" office:value="-0.848784">
                <text:p>-0.84878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1.091418">
                <text:p>-1.091418</text:p>
              </table:table-cell>
              <table:table-cell office:value-type="float" office:value="-1.265393">
                <text:p>-1.26539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078663">
                <text:p>-0.078663</text:p>
              </table:table-cell>
              <table:table-cell office:value-type="float" office:value="-1.573753">
                <text:p>-1.57375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18989">
                <text:p>-0.18989</text:p>
              </table:table-cell>
              <table:table-cell office:value-type="float" office:value="-1.55653">
                <text:p>-1.5565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1.096381">
                <text:p>-1.096381</text:p>
              </table:table-cell>
              <table:table-cell office:value-type="float" office:value="-1.325675">
                <text:p>-1.32567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416661">
                <text:p>-0.416661</text:p>
              </table:table-cell>
              <table:table-cell office:value-type="float" office:value="-0.99258">
                <text:p>-0.9925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9779">
                <text:p>-0.9779</text:p>
              </table:table-cell>
              <table:table-cell office:value-type="float" office:value="-0.806312">
                <text:p>-0.80631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980104">
                <text:p>-0.980104</text:p>
              </table:table-cell>
              <table:table-cell office:value-type="float" office:value="-0.699272">
                <text:p>-0.69927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191456">
                <text:p>-0.191456</text:p>
              </table:table-cell>
              <table:table-cell office:value-type="float" office:value="-0.642174">
                <text:p>-0.64217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420154">
                <text:p>-0.420154</text:p>
              </table:table-cell>
              <table:table-cell office:value-type="float" office:value="-0.653964">
                <text:p>-0.65396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1.599169">
                <text:p>-1.599169</text:p>
              </table:table-cell>
              <table:table-cell office:value-type="float" office:value="-0.70478">
                <text:p>-0.7047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966397">
                <text:p>-0.966397</text:p>
              </table:table-cell>
              <table:table-cell office:value-type="float" office:value="-0.692988">
                <text:p>-0.69298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592818">
                <text:p>-0.592818</text:p>
              </table:table-cell>
              <table:table-cell office:value-type="float" office:value="-0.744039">
                <text:p>-0.74403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364021">
                <text:p>-0.364021</text:p>
              </table:table-cell>
              <table:table-cell office:value-type="float" office:value="-0.76149">
                <text:p>-0.7614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756815">
                <text:p>-0.756815</text:p>
              </table:table-cell>
              <table:table-cell office:value-type="float" office:value="-0.726564">
                <text:p>-0.72656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866929">
                <text:p>-0.866929</text:p>
              </table:table-cell>
              <table:table-cell office:value-type="float" office:value="-0.771923">
                <text:p>-0.77192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129112">
                <text:p>-0.129112</text:p>
              </table:table-cell>
              <table:table-cell office:value-type="float" office:value="-0.687213">
                <text:p>-0.68721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0.581754">
                <text:p>-0.581754</text:p>
              </table:table-cell>
              <table:table-cell office:value-type="float" office:value="-0.647177">
                <text:p>-0.64717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1.41336">
                <text:p>-1.41336</text:p>
              </table:table-cell>
              <table:table-cell office:value-type="float" office:value="-0.769225">
                <text:p>-0.76922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66446">
                <text:p>-0.66446</text:p>
              </table:table-cell>
              <table:table-cell office:value-type="float" office:value="-0.79439">
                <text:p>-0.7943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146708">
                <text:p>0.146708</text:p>
              </table:table-cell>
              <table:table-cell office:value-type="float" office:value="-0.619685">
                <text:p>-0.61968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632776">
                <text:p>-0.632776</text:p>
              </table:table-cell>
              <table:table-cell office:value-type="float" office:value="-0.585739">
                <text:p>-0.58573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1.275757">
                <text:p>-1.275757</text:p>
              </table:table-cell>
              <table:table-cell office:value-type="float" office:value="-0.65419">
                <text:p>-0.6541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813779">
                <text:p>-0.813779</text:p>
              </table:table-cell>
              <table:table-cell office:value-type="float" office:value="-0.69915">
                <text:p>-0.6991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583393">
                <text:p>-0.583393</text:p>
              </table:table-cell>
              <table:table-cell office:value-type="float" office:value="-0.682522">
                <text:p>-0.68252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3.947371">
                <text:p>-3.947371</text:p>
              </table:table-cell>
              <table:table-cell office:value-type="float" office:value="-0.989662">
                <text:p>-0.98966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3.437335">
                <text:p>-3.437335</text:p>
              </table:table-cell>
              <table:table-cell office:value-type="float" office:value="-1.318598">
                <text:p>-1.31859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2.470888">
                <text:p>-2.470888</text:p>
              </table:table-cell>
              <table:table-cell office:value-type="float" office:value="-1.508811">
                <text:p>-1.50881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1.634813">
                <text:p>-1.634813</text:p>
              </table:table-cell>
              <table:table-cell office:value-type="float" office:value="-1.531134">
                <text:p>-1.53113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789378">
                <text:p>-0.789378</text:p>
              </table:table-cell>
              <table:table-cell office:value-type="float" office:value="-1.542898">
                <text:p>-1.54289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112614">
                <text:p>-0.112614</text:p>
              </table:table-cell>
              <table:table-cell office:value-type="float" office:value="-1.568701">
                <text:p>-1.56870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-1.505458">
                <text:p>-1.50545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-1.378038">
                <text:p>-1.37803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-1.296745">
                <text:p>-1.29674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-1.237755">
                <text:p>-1.23775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-0.843894">
                <text:p>-0.84389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-0.502031">
                <text:p>-0.50203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-0.253721">
                <text:p>-0.25372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-0.090228">
                <text:p>-0.09022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-0.011252">
                <text:p>-0.01125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